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99ffff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ff33ff"/>
    </style:style>
    <style:style style:name="ce8" style:family="table-cell" style:parent-style-name="Default">
      <style:table-cell-properties fo:background-color="#00cc33"/>
    </style:style>
    <style:style style:name="ce9" style:family="table-cell" style:parent-style-name="Default">
      <style:table-cell-properties fo:background-color="#b4c7dc"/>
    </style:style>
    <style:style style:name="ce11" style:family="table-cell" style:parent-style-name="Default" style:data-style-name="N4"/>
    <style:style style:name="ce10" style:family="table-cell" style:parent-style-name="Default" style:data-style-name="N81"/>
    <style:style style:name="gr1" style:family="graphic" style:parent-style-name="Note">
      <style:graphic-properties draw:marker-start="Arrowhead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_642v" table:style-name="ta1">
        <table:table-column table:style-name="co1" table:number-columns-repeated="27" table:default-cell-style-name="Default"/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m(W/m^3)</text:p>
          </table:table-cell>
          <table:table-cell table:style-name="ce3" office:value-type="float" office:value="1.076" calcext:value-type="float">
            <text:p>1,07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office:value-type="float" office:value="0.25" calcext:value-type="float">
            <text:p>0,2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table:style-name="ce3" office:value-type="float" office:value="1.558" calcext:value-type="float">
            <text:p>1,55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office:value-type="float" office:value="1.6" calcext:value-type="float">
            <text:p>1,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beta</text:p>
          </table:table-cell>
          <table:table-cell table:style-name="ce3" office:value-type="float" office:value="3.114" calcext:value-type="float">
            <text:p>3,114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office:value-type="float" office:value="2.5" calcext:value-type="float">
            <text:p>2,5</text:p>
          </table:table-cell>
          <table:table-cell office:value-type="string" calcext:value-type="string">
            <text:p>usado no exemplo do paper: ferrite core is ETD49, material(grade) 3F3 Ferroxcube</text:p>
          </table:table-cell>
          <table:table-cell table:number-columns-repeated="23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office:value-type="string" calcext:value-type="string">
            <text:p>Rth (ºC/W)</text:p>
          </table:table-cell>
          <table:table-cell office:value-type="float" office:value="8" calcext:value-type="float">
            <text:p>8</text:p>
          </table:table-cell>
          <table:table-cell table:formula="of:=23*[.C50]^(-0.37)" office:value-type="float" office:value="0.398447876982157" calcext:value-type="float">
            <text:p>0,398447876982157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ro <text:s/>cm</text:p>
          </table:table-cell>
          <table:table-cell office:value-type="float" office:value="5.05" calcext:value-type="float">
            <text:p>5,05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e m2</text:p>
          </table:table-cell>
          <table:table-cell office:value-type="float" office:value="0.000211" calcext:value-type="float">
            <text:p>0,000211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Ve <text:s/>m3</text:p>
          </table:table-cell>
          <table:table-cell office:value-type="float" office:value="0.000024" calcext:value-type="float">
            <text:p>0,000024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l H</text:p>
          </table:table-cell>
          <table:table-cell table:style-name="ce2" table:formula="of:=3900*10^-9" office:value-type="float" office:value="0.0000039" calcext:value-type="float">
            <text:p>0,0000039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1]" office:value-type="float" office:value="0.0000039" calcext:value-type="float">
            <text:p>0,0000039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2]" office:value-type="float" office:value="0.0000039" calcext:value-type="float">
            <text:p>0,0000039</text:p>
          </table:table-cell>
          <table:table-cell table:formula="of:=10^-9*2500" office:value-type="float" office:value="0.0000025" calcext:value-type="float">
            <text:p>0,0000025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10^-9*5600" office:value-type="float" office:value="0.0000056" calcext:value-type="float">
            <text:p>0,0000056</text:p>
          </table:table-cell>
          <table:table-cell table:formula="of:=10^-9*2200" office:value-type="float" office:value="0.0000022" calcext:value-type="float">
            <text:p>0,0000022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2800*10^-9" office:value-type="float" office:value="0.0000028" calcext:value-type="float">
            <text:p>0,000002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630*10^-9" office:value-type="float" office:value="0.00000063" calcext:value-type="float">
            <text:p>0,00000063</text:p>
          </table:table-cell>
          <table:table-cell office:value-type="string" calcext:value-type="string">
            <text:p>E65/32/27-3f3-E63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10^-9*3500" office:value-type="float" office:value="0.0000035" calcext:value-type="float">
            <text:p>0,000003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10^-9*2800" office:value-type="float" office:value="0.0000028" calcext:value-type="float">
            <text:p>0,0000028</text:p>
          </table:table-cell>
          <table:table-cell table:formula="of:=10^-9*4600" office:value-type="float" office:value="0.0000046" calcext:value-type="float">
            <text:p>0,0000046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formula="of:=49.8" office:value-type="float" office:value="49.8" calcext:value-type="float">
            <text:p>49,8</text:p>
          </table:table-cell>
          <table:table-cell table:number-columns-repeated="2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6.7" calcext:value-type="float">
            <text:p>16,7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I()*R^2</text:p>
          </table:table-cell>
          <table:table-cell/>
          <table:table-cell table:formula="of:=16.7*16.7*PI()" office:value-type="float" office:value="876.158775159657" calcext:value-type="float">
            <text:p>876,158775159657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36.1" calcext:value-type="float">
            <text:p>36,1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16.7" calcext:value-type="float">
            <text:p>16,7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PI()*[.C35]/2*[.C35]/2" office:value-type="float" office:value="219.039693789914" calcext:value-type="float">
            <text:p>219,039693789914</text:p>
          </table:table-cell>
          <table:table-cell office:value-type="string" calcext:value-type="string">
            <text:p>isto seria num caso ideal</text:p>
          </table:table-cell>
          <table:table-cell table:number-columns-repeated="23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"/>
          <table:table-cell table:formula="of:=[.C32]*[.C29]" office:value-type="float" office:value="831.66" calcext:value-type="float">
            <text:p>831,66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23*([.C40]*[.C38])^(-0.37)" office:value-type="string" office:string-value="" calcext:value-type="error">
            <text:p>#NUM!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38]*[.C17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[.C29]-[.C34]" office:value-type="float" office:value="13.7" calcext:value-type="float">
            <text:p>13,7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45]*[.C32]" office:value-type="float" office:value="228.79" calcext:value-type="float">
            <text:p>228,79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([.C46]+[.C37])*[.C38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e*Aw</text:p>
          </table:table-cell>
          <table:table-cell office:value-type="float" office:value="57600" calcext:value-type="float">
            <text:p>57600</text:p>
          </table:table-cell>
          <table:table-cell table:formula="of:=[.C58]*[.C17]" office:value-type="float" office:value="0.057603" calcext:value-type="float">
            <text:p>0,057603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23*[.C50]^(-0.37)" office:value-type="float" office:value="0.398447876982157" calcext:value-type="float">
            <text:p>0,398447876982157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gm</text:p>
          </table:table-cell>
          <table:table-cell table:style-name="ce6" table:formula="of:=[.C17]*[.C17]/[.C15]*(1/[.C19]/[.C13])^(2/[.C8])" office:value-type="float" office:value="0.00000214962795904936" calcext:value-type="float">
            <text:p>2,14962795904936E-06</text:p>
          </table:table-cell>
          <table:table-cell table:formula="of:=[.C17]*[.C17]/[.C15]*(1/[.C19]/[.C13])" office:value-type="float" office:value="0.0000459168729372937" calcext:value-type="float">
            <text:p>4,59168729372937E-05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6"/>
          <table:table-cell table:number-columns-repeated="24"/>
        </table:table-row>
        <table:table-row table:style-name="ro1">
          <table:table-cell/>
          <table:table-cell office:value-type="string" calcext:value-type="string">
            <text:p>kgw</text:p>
          </table:table-cell>
          <table:table-cell table:formula="of:=[.C50]/[.C17]*[.C50]/[.C17]*[.C15]*[.C50]^(-0.48)" office:value-type="float" office:value="1.95239929573391E+015" calcext:value-type="float">
            <text:p>1,95239929573391E+015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w</text:p>
          </table:table-cell>
          <table:table-cell office:value-type="float" office:value="273" calcext:value-type="float">
            <text:p>273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50]/[.C17]" office:value-type="float" office:value="272985781.990521" calcext:value-type="float">
            <text:p>272985781,990521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u0</text:p>
          </table:table-cell>
          <table:table-cell table:formula="of:=4*PI()*10^(-7)" office:value-type="float" office:value="0.00000125663706143592" calcext:value-type="float">
            <text:p>1,25663706143592E-06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Vo</text:p>
          </table:table-cell>
          <table:table-cell table:style-name="ce7" table:formula="of:=200/6.735" office:value-type="float" office:value="29.6956198960653" calcext:value-type="float">
            <text:p>29,695619896065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nt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fres</text:p>
          </table:table-cell>
          <table:table-cell office:value-type="string" calcext:value-type="string">
            <text:p>Kcu</text:p>
          </table:table-cell>
          <table:table-cell office:value-type="string" calcext:value-type="string">
            <text:p>Delta T max</text:p>
          </table:table-cell>
          <table:table-cell office:value-type="string" calcext:value-type="string">
            <text:p>I_p_rms (prim rms</text:p>
          </table:table-cell>
          <table:table-cell/>
          <table:table-cell office:value-type="string" calcext:value-type="string">
            <text:p>Kut Litz wire</text:p>
          </table:table-cell>
          <table:table-cell office:value-type="string" calcext:value-type="string">
            <text:p>J30 <text:span text:style-name="T2">A/</text:span>m^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.335" calcext:value-type="float">
            <text:p>5,335</text:p>
          </table:table-cell>
          <table:table-cell/>
          <table:table-cell table:formula="of:=SQRT([.F67]/([.F67]+[.G67]))" office:value-type="float" office:value="0.942193429997273" calcext:value-type="float">
            <text:p>0,942193429997273</text:p>
          </table:table-cell>
          <table:table-cell table:style-name="ce2" table:formula="of:=680*10^(-6)" office:value-type="float" office:value="0.00068" calcext:value-type="float">
            <text:p>0,00068</text:p>
          </table:table-cell>
          <table:table-cell table:style-name="ce2" table:formula="of:=86*10^(-6)" office:value-type="float" office:value="0.000086" calcext:value-type="float">
            <text:p>0,000086</text:p>
          </table:table-cell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4200000" calcext:value-type="float">
            <text:p>420000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.335" calcext:value-type="float">
            <text:p>5,335</text:p>
          </table:table-cell>
          <table:table-cell/>
          <table:table-cell table:style-name="ce8" table:formula="of:=SQRT([.F68]/([.F68]+[.G68]))" office:value-type="float" office:value="0.919171010345946" calcext:value-type="float">
            <text:p>0,919171010345946</text:p>
          </table:table-cell>
          <table:table-cell table:style-name="ce2" office:value-type="float" office:value="0.000305" calcext:value-type="float">
            <text:p>0,000305</text:p>
          </table:table-cell>
          <table:table-cell table:style-name="ce2" table:formula="of:=56*10^(-6)" office:value-type="float" office:value="0.000056" calcext:value-type="float">
            <text:p>0,000056</text:p>
          </table:table-cell>
          <table:table-cell table:number-columns-repeated="2"/>
          <table:table-cell table:style-name="ce2" office:value-type="float" office:value="40" calcext:value-type="float">
            <text:p>4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24-311</text:p>
          </table:table-cell>
          <table:table-cell table:style-name="ce8" table:formula="of:=SQRT([.F69]/([.F69]+[.G69]))" office:value-type="float" office:value="0.535047902797977" calcext:value-type="float">
            <text:p>0,535047902797977</text:p>
          </table:table-cell>
          <table:table-cell table:style-name="ce2" table:formula="of:=[.F154]" office:value-type="float" office:value="0.000000681873966982594" calcext:value-type="float">
            <text:p>6,81873966982594E-07</text:p>
          </table:table-cell>
          <table:table-cell table:style-name="ce2" table:formula="of:=[.G195]" office:value-type="float" office:value="0.0000017" calcext:value-type="float">
            <text:p>0,0000017</text:p>
          </table:table-cell>
          <table:table-cell table:number-columns-repeated="2"/>
          <table:table-cell table:style-name="ce2"/>
          <table:table-cell table:number-columns-repeated="17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formula="of:=[.E69]" office:value-type="float" office:value="0.535047902797977" calcext:value-type="float">
            <text:p>0,535047902797977</text:p>
          </table:table-cell>
          <table:table-cell table:style-name="ce2" table:formula="of:=[.F69]" office:value-type="float" office:value="0.000000681873966982594" calcext:value-type="float">
            <text:p>6,81873966982594E-07</text:p>
          </table:table-cell>
          <table:table-cell table:style-name="ce2" table:formula="of:=[.G69]" office:value-type="float" office:value="0.0000017" calcext:value-type="float">
            <text:p>0,0000017</text:p>
          </table:table-cell>
          <table:table-cell table:number-columns-repeated="2"/>
          <table:table-cell table:style-name="ce2"/>
          <table:table-cell table:number-columns-repeated="17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formula="of:=[.E70]" office:value-type="float" office:value="0.535047902797977" calcext:value-type="float">
            <text:p>0,535047902797977</text:p>
          </table:table-cell>
          <table:table-cell table:formula="of:=[.F70]" office:value-type="float" office:value="0.000000681873966982594" calcext:value-type="float">
            <text:p>6,81873966982594E-07</text:p>
          </table:table-cell>
          <table:table-cell table:formula="of:=[.G70]" office:value-type="float" office:value="0.0000017" calcext:value-type="float">
            <text:p>0,0000017</text:p>
          </table:table-cell>
          <table:table-cell table:number-columns-repeated="20"/>
        </table:table-row>
        <table:table-row table:style-name="ro1">
          <table:table-cell table:number-columns-repeated="2"/>
          <table:table-cell table:formula="of:=1/5" office:value-type="float" office:value="0.2" calcext:value-type="float">
            <text:p>0,2</text:p>
          </table:table-cell>
          <table:table-cell/>
          <table:table-cell table:formula="of:=[.E71]" office:value-type="float" office:value="0.535047902797977" calcext:value-type="float">
            <text:p>0,535047902797977</text:p>
          </table:table-cell>
          <table:table-cell table:formula="of:=[.F71]" office:value-type="float" office:value="0.000000681873966982594" calcext:value-type="float">
            <text:p>6,81873966982594E-07</text:p>
          </table:table-cell>
          <table:table-cell table:formula="of:=[.G71]" office:value-type="float" office:value="0.0000017" calcext:value-type="float">
            <text:p>0,00000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gm &gt;=</text:p>
          </table:table-cell>
          <table:table-cell table:formula="of:=[.C61]*([.C66]*[.C63]/4/[.E67]/[.H67])^2*[.G68]/(1-[.E67])*([.C2]*[.H67]^[.C5]/(1-[.I67])/[.J67]*(8/PI()/PI())^([.C5]-1))^(2/[.C8])" office:value-type="float" office:value="0.00000000400672034132305" calcext:value-type="float">
            <text:p>4,00672034132305E-09</text:p>
          </table:table-cell>
          <table:table-cell table:formula="of:=[.C61]*([.C66]*[.C63]/4/[.E67]/[.H67])^2*[.G68]/(1-[.E67])*([.C2]*[.H67]^[.C5]/(1-[.I67])/[.J67]*(8/PI()/PI())^([.C5]-1))" office:value-type="float" office:value="0.0000000159380946130404" calcext:value-type="float">
            <text:p>1,59380946130404E-08</text:p>
          </table:table-cell>
          <table:table-cell table:formula="of:=[.D61]*([.D66]*[.D63]/4/[.F67]/[.I67])^2*[.H68]/(1-[.F67])*([.D2]*[.I67]^[.D5]/(1-[.J67])/[.K67]*(8/PI()/PI())^([.D5]-1))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Cr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Io</text:p>
          </table:table-cell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Kgw &gt;=</text:p>
          </table:table-cell>
          <table:table-cell table:formula="of:=([.K67]/[.M67]/[.N67])^2*(1+[.E67])/[.I67]*30/[.J67]" office:value-type="float" office:value="0.0000000000104046076606997" calcext:value-type="float">
            <text:p>1,04046076606997E-11</text:p>
          </table:table-cell>
          <table:table-cell table:number-columns-repeated="4"/>
          <table:table-cell table:style-name="ce2" table:formula="of:=33*10^(-9)" office:value-type="float" office:value="0.000000033" calcext:value-type="float">
            <text:p>0,000000033</text:p>
          </table:table-cell>
          <table:table-cell table:style-name="ce2" office:value-type="float" office:value="4.5" calcext:value-type="float">
            <text:p>4,5</text:p>
          </table:table-cell>
          <table:table-cell table:style-name="ce7" table:formula="of:=[.C63]/[.H76]" office:value-type="float" office:value="6.59902664357007" calcext:value-type="float">
            <text:p>6,59902664357007</text:p>
          </table:table-cell>
          <table:table-cell table:number-columns-repeated="18"/>
        </table:table-row>
        <table:table-row table:style-name="ro1">
          <table:table-cell table:number-columns-repeated="6"/>
          <table:table-cell table:formula="of:=31*10^(-9)" office:value-type="float" office:value="0.000000031" calcext:value-type="float">
            <text:p>0,000000031</text:p>
          </table:table-cell>
          <table:table-cell table:number-columns-repeated="20"/>
        </table:table-row>
        <table:table-row table:style-name="ro1">
          <table:table-cell table:number-columns-repeated="6"/>
          <table:table-cell table:formula="of:=[.M154]" office:value-type="float" office:value="0.000021343327365597" calcext:value-type="float">
            <text:p>2,1343327365597E-05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N2</text:p>
          </table:table-cell>
          <table:table-cell table:number-columns-repeated="2"/>
          <table:table-cell table:formula="of:=[.G78]" office:value-type="float" office:value="0.000021343327365597" calcext:value-type="float">
            <text:p>2,1343327365597E-0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N1</text:p>
          </table:table-cell>
          <table:table-cell table:formula="of:=SQRT([.G67]/[.C86]*1/(1+[.E67]))" office:value-type="float" office:value="23.8275807110758" calcext:value-type="float">
            <text:p>23,8275807110758</text:p>
          </table:table-cell>
          <table:table-cell table:formula="of:=[.C80]/[.C67]" office:value-type="float" office:value="4.46627567217916" calcext:value-type="float">
            <text:p>4,46627567217916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8" table:formula="of:=SQRT([.G68]/[.C87]*1/(1+[.E68]))" office:value-type="float" office:value="19.5630168239436" calcext:value-type="float">
            <text:p>19,5630168239436</text:p>
          </table:table-cell>
          <table:table-cell table:style-name="ce8" table:formula="of:=[.C81]/[.C68]" office:value-type="float" office:value="3.66691974207002" calcext:value-type="float">
            <text:p>3,66691974207002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8" table:formula="of:=SQRT([.G69]/[.C88]*1/(1+[.E69]))" office:value-type="float" office:value="3.81120357085475" calcext:value-type="float">
            <text:p>3,81120357085475</text:p>
          </table:table-cell>
          <table:table-cell table:style-name="ce8" table:formula="of:=[.C82]/[.$C$72]" office:value-type="float" office:value="19.0560178542737" calcext:value-type="float">
            <text:p>19,0560178542737</text:p>
          </table:table-cell>
          <table:table-cell office:value-type="string" calcext:value-type="string">
            <text:p>etd49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8" table:formula="of:=SQRT([.G70]/[.C89]*1/(1+[.E70]))" office:value-type="float" office:value="4.30708850229846" calcext:value-type="float">
            <text:p>4,30708850229846</text:p>
          </table:table-cell>
          <table:table-cell table:style-name="ce8" table:formula="of:=[.C83]/[.$C$72]" office:value-type="float" office:value="21.5354425114923" calcext:value-type="float">
            <text:p>21,5354425114923</text:p>
          </table:table-cell>
          <table:table-cell office:value-type="string" calcext:value-type="string">
            <text:p>Etd 3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--&gt;</text:p>
          </table:table-cell>
          <table:table-cell table:style-name="ce8" table:formula="of:=SQRT([.G71]/[.C90]*1/(1+[.E71]))" office:value-type="float" office:value="3.22417717524275" calcext:value-type="float">
            <text:p>3,22417717524275</text:p>
          </table:table-cell>
          <table:table-cell table:style-name="ce8" table:formula="of:=[.C84]/[.$C$72]" office:value-type="float" office:value="16.1208858762138" calcext:value-type="float">
            <text:p>16,1208858762138</text:p>
          </table:table-cell>
          <table:table-cell office:value-type="string" calcext:value-type="string">
            <text:p>etd59</text:p>
          </table:table-cell>
          <table:table-cell/>
          <table:table-cell table:formula="of:=2.65*2.5" office:value-type="float" office:value="6.625" calcext:value-type="float">
            <text:p>6,625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8" table:formula="of:=SQRT([.G72]/[.C91]*1/(1+[.E72]))" office:value-type="float" office:value="3.44698991010424" calcext:value-type="float">
            <text:p>3,44698991010424</text:p>
          </table:table-cell>
          <table:table-cell table:style-name="ce8" table:formula="of:=[.C85]/[.$C$72]" office:value-type="float" office:value="17.2349495505212" calcext:value-type="float">
            <text:p>17,2349495505212</text:p>
          </table:table-cell>
          <table:table-cell office:value-type="string" calcext:value-type="string">
            <text:p>E65-63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Aa_ro</text:p>
          </table:table-cell>
          <table:table-cell table:formula="of:=[.$C$61]/6*[.C92]*([.B99]+2*[.B106])/[.B113]" office:value-type="float" office:value="0.000000077991284289118" calcext:value-type="float">
            <text:p>7,7991284289118E-08</text:p>
          </table:table-cell>
          <table:table-cell table:number-columns-repeated="3"/>
          <table:table-cell office:value-type="string" calcext:value-type="string">
            <text:p>Lr</text:p>
          </table:table-cell>
          <table:table-cell table:number-columns-repeated="20"/>
        </table:table-row>
        <table:table-row table:style-name="ro1">
          <table:table-cell table:number-columns-repeated="2"/>
          <table:table-cell table:formula="of:=[.$C$61]/6*[.C93]*([.B100]+2*[.B107])/[.B114]" office:value-type="float" office:value="0.0000000762434773003519" calcext:value-type="float">
            <text:p>7,62434773003519E-0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4]*([.B101]+2*[.B108])/[.B115]" office:value-type="float" office:value="0.0000000762434773003519" calcext:value-type="float">
            <text:p>7,62434773003519E-0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5]*([.B102]+2*[.B109])/[.B116]" office:value-type="float" office:value="0.0000000596979471540558" calcext:value-type="float">
            <text:p>5,96979471540558E-0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6]*([.B103]+2*[.B110])/[.B117]" office:value-type="float" office:value="0.000000106534234690593" calcext:value-type="float">
            <text:p>1,06534234690593E-07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7]*([.B104]+2*[.B111])/[.B118]" office:value-type="float" office:value="0.00000009320666403924" calcext:value-type="float">
            <text:p>9,320666403924E-08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lw</text:p>
          </table:table-cell>
          <table:table-cell table:style-name="ce2" table:formula="of:=10^-3*85" office:value-type="float" office:value="0.085" calcext:value-type="float">
            <text:p>0,085</text:p>
          </table:table-cell>
          <table:table-cell table:number-columns-repeated="3"/>
          <table:table-cell table:formula="of:=[.C87]*(1+[.E68])*[.C81]*[.C81]" office:value-type="float" office:value="0.0000560000000000002" calcext:value-type="float">
            <text:p>0,000056000000000000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2" table:formula="of:=PI()*((0.0359/2)^2-(0.017/2)^2)/[.B114]" office:value-type="float" office:value="0.08309512568745" calcext:value-type="float">
            <text:p>0,0830951256874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2" table:formula="of:=PI()*((0.0359/2)^2-(0.017/2)^2)/[.B115]" office:value-type="float" office:value="0.08309512568745" calcext:value-type="float">
            <text:p>0,0830951256874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2" table:formula="of:=PI()*((0.0291/2)^2-(0.0131/2)^2)/[.B116]" office:value-type="float" office:value="0.0662876049907446" calcext:value-type="float">
            <text:p>0,0662876049907446</text:p>
          </table:table-cell>
          <table:table-cell office:value-type="float" office:value="39" calcext:value-type="float">
            <text:p>39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2" table:formula="of:=PI()*((0.043/2)^2-(0.0224/2)^2)/[.B117]" office:value-type="float" office:value="0.102730079772386" calcext:value-type="float">
            <text:p>0,10273007977238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2" table:formula="of:=PI()*((0.044/2)^2-(0.023/2)^2)/[.B118]" office:value-type="float" office:value="0.105243353895258" calcext:value-type="float">
            <text:p>0,105243353895258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dw</text:p>
          </table:table-cell>
          <table:table-cell/>
          <table:table-cell table:formula="of:=(35.9-17)*19.2" office:value-type="float" office:value="362.88" calcext:value-type="float">
            <text:p>362,88</text:p>
          </table:table-cell>
          <table:table-cell table:number-columns-repeated="23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14.2*2*10^-3" office:value-type="float" office:value="0.0284" calcext:value-type="float">
            <text:p>0,028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22.5*2*10^-3" office:value-type="float" office:value="0.045" calcext:value-type="float">
            <text:p>0,0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22.2*2*10^-3" office:value-type="float" office:value="0.0444" calcext:value-type="float">
            <text:p>0,0444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ds mm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/>
          <table:table-cell table:number-columns-repeated="25"/>
        </table:table-row>
        <table:table-row table:style-name="ro1">
          <table:table-cell/>
          <table:table-cell office:value-type="string" calcext:value-type="string">
            <text:p>dh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29.1-13.1)/2*10^-3" office:value-type="float" office:value="0.008" calcext:value-type="float">
            <text:p>0,008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43-22.4)/2*10^-3" office:value-type="float" office:value="0.0103" calcext:value-type="float">
            <text:p>0,0103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44-23)/2*10^-3" office:value-type="float" office:value="0.0105" calcext:value-type="float">
            <text:p>0,010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1"/>
          <table:table-cell table:formula="of:=[.C63]*[.C63]/[.H76]" office:value-type="float" office:value="195.962186891464" calcext:value-type="float">
            <text:p>195,962186891464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r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Ir_peak</text:p>
          </table:table-cell>
          <table:table-cell office:value-type="string" calcext:value-type="string">
            <text:p>Ilm_peak</text:p>
          </table:table-cell>
          <table:table-cell office:value-type="string" calcext:value-type="string">
            <text:p>Ir_rms</text:p>
          </table:table-cell>
          <table:table-cell office:value-type="string" calcext:value-type="string">
            <text:p>Bsat T at H=250A/m f= 25khz T=100ºc</text:p>
          </table:table-cell>
          <table:table-cell/>
          <table:table-cell table:formula="of:=[.J122]*[.C66]" office:value-type="float" office:value="7.6940709658769" calcext:value-type="float">
            <text:p>7,6940709658769</text:p>
          </table:table-cell>
          <table:table-cell table:number-columns-repeated="14"/>
        </table:table-row>
        <table:table-row table:style-name="ro1">
          <table:table-cell/>
          <table:table-cell table:style-name="ce3" table:formula="of:=1/(2*PI()*SQRT([.G67]*[.G76]))" office:value-type="float" office:value="94474.3551128574" calcext:value-type="float">
            <text:p>94474,3551128574</text:p>
          </table:table-cell>
          <table:table-cell table:formula="of:=1/(2*PI()*SQRT(([.G68]+[.F67])*[.G76]))" office:value-type="float" office:value="32294.1794746218" calcext:value-type="float">
            <text:p>32294,1794746218</text:p>
          </table:table-cell>
          <table:table-cell table:formula="of:=[.F67]/[.G68]" office:value-type="float" office:value="12.1428571428571" calcext:value-type="float">
            <text:p>12,1428571428571</text:p>
          </table:table-cell>
          <table:table-cell table:formula="of:=PI()*PI()/8/[.C66]/[.C66]*[.H76]*SQRT([.G68]/[.G76])" office:value-type="float" office:value="3.57338114694871" calcext:value-type="float">
            <text:p>3,57338114694871</text:p>
          </table:table-cell>
          <table:table-cell table:formula="of:=[.G122]/[.B122]" office:value-type="float" office:value="0.952639474410676" calcext:value-type="float">
            <text:p>0,952639474410676</text:p>
          </table:table-cell>
          <table:table-cell table:style-name="ce2" office:value-type="float" office:value="90000" calcext:value-type="float">
            <text:p>90000</text:p>
          </table:table-cell>
          <table:table-cell table:formula="of:=SQRT((PI()*[.I76]/2/[.C66]/[.F122])^2+([.C66]*[.C63]/4/[.B122]/[.F67])^2)" office:value-type="float" office:value="1.64457638338213" calcext:value-type="float">
            <text:p>1,64457638338213</text:p>
          </table:table-cell>
          <table:table-cell table:formula="of:=[.C66]*[.C63]/4/[.F67]/[.B122]" office:value-type="float" office:value="0.924484304904799" calcext:value-type="float">
            <text:p>0,924484304904799</text:p>
          </table:table-cell>
          <table:table-cell table:formula="of:=SQRT([.C66]*[.C66]*[.C63]*[.C63]/[.B122]/[.B122]*(2*1/[.G122]-1/[.B122])/(32*[.F67]*[.F67]*[.G122])+PI()*PI()*[.C63]*[.C63]/[.H76]/[.H76]/[.G122]/[.G122]/8/[.C66]/[.C66]*[.B122]*[.B122])" office:value-type="float" office:value="0.961758870734612" calcext:value-type="float">
            <text:p>0,961758870734612</text:p>
          </table:table-cell>
          <table:table-cell table:style-name="ce3" office:value-type="float" office:value="0.32" calcext:value-type="float">
            <text:p>0,32</text:p>
          </table:table-cell>
          <table:table-cell table:number-columns-repeated="16"/>
        </table:table-row>
        <table:table-row table:style-name="ro1">
          <table:table-cell/>
          <table:table-cell table:style-name="ce3" table:formula="of:=1/(2*PI()*SQRT([.G68]*[.G77]))" office:value-type="float" office:value="120793.974519802" calcext:value-type="float">
            <text:p>120793,974519802</text:p>
          </table:table-cell>
          <table:table-cell table:formula="of:=1/(2*PI()*SQRT(([.G69]+[.F68])*[.G77]))" office:value-type="float" office:value="51615.7683643456" calcext:value-type="float">
            <text:p>51615,7683643456</text:p>
          </table:table-cell>
          <table:table-cell/>
          <table:table-cell table:formula="of:=PI()*PI()/8/[.C67]/[.C67]*[.H77]*SQRT([.G69]/[.G77])" office:value-type="float" office:value="0" calcext:value-type="float">
            <text:p>0</text:p>
          </table:table-cell>
          <table:table-cell/>
          <table:table-cell table:style-name="ce2" table:formula="of:=[.G122]" office:value-type="float" office:value="90000" calcext:value-type="float">
            <text:p>90000</text:p>
          </table:table-cell>
          <table:table-cell/>
          <table:table-cell table:formula="of:=1/[.C72]*[.C65]/4/[.F69]/[.K155]" office:value-type="float" office:value="9694.12209821784" calcext:value-type="float">
            <text:p>9694,12209821784</text:p>
          </table:table-cell>
          <table:table-cell table:formula="of:=SQRT([.C72]*[.C72]*[.C64]*[.C64]/[.B124]/[.B124]*(2*1/[.G123]-1/[.B124])/(32*[.F68]*[.F68]*[.G124])+PI()*PI()*[.C64]*[.C64]/[.C154]/[.C154]/[.G124]/[.G124]/8/[.C72]/[.C72]*[.B124]*[.B124])" office:value-type="float" office:value="4.14072525710127" calcext:value-type="float">
            <text:p>4,14072525710127</text:p>
          </table:table-cell>
          <table:table-cell table:number-columns-repeated="17"/>
        </table:table-row>
        <table:table-row table:style-name="ro1">
          <table:table-cell/>
          <table:table-cell table:style-name="ce3" table:formula="of:=1/(2*PI()*SQRT([.G69]*[.G78]))" office:value-type="float" office:value="26421.9342874461" calcext:value-type="float">
            <text:p>26421,9342874461</text:p>
          </table:table-cell>
          <table:table-cell table:formula="of:=1/(2*PI()*SQRT(([.G69]+[.F69])*[.G78]))" office:value-type="float" office:value="22321.8240193573" calcext:value-type="float">
            <text:p>22321,8240193573</text:p>
          </table:table-cell>
          <table:table-cell table:number-columns-repeated="3"/>
          <table:table-cell table:style-name="ce2" table:formula="of:=[.G123]" office:value-type="float" office:value="90000" calcext:value-type="float">
            <text:p>90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SQRT([.C68]*[.C68]*[.C65]*[.C65]/[.B124]/[.B124]*(2*1/[.G124]-1/[.B124])/(32*[.F69]*[.F69]*[.G124])+PI()*PI()*[.C65]*[.C65]/[.H78]/[.H78]/[.G124]/[.G124]/8/[.C68]/[.C68]*[.B124]*[.B124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s_rm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QRT([.C69]*[.C69]*[.C66]*[.C66]/[.B125]/[.B125]*(2*1/[.G125]-1/[.B125])/(32*[.F70]*[.F70]*[.G125])+PI()*PI()*[.C66]*[.C66]/[.H79]/[.H79]/[.G125]/[.G125]/8/[.C69]/[.C69]*[.B125]*[.B125])" office:value-type="string" office:string-value="" calcext:value-type="error">
            <text:p>#VALOR!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SQRT([.C70]*[.C70]*[.C67]*[.C67]/[.B126]/[.B126]*(2*1/[.G126]-1/[.B126])/(32*[.F71]*[.F71]*[.G126])+PI()*PI()*[.C67]*[.C67]/[.H80]/[.H80]/[.G126]/[.G126]/8/[.C70]/[.C70]*[.B126]*[.B126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Wr</text:p>
          </table:table-cell>
          <table:table-cell office:value-type="string" calcext:value-type="string">
            <text:p>phi</text:p>
          </table:table-cell>
          <table:table-cell table:number-columns-repeated="6"/>
          <table:table-cell office:value-type="string" calcext:value-type="string">
            <text:p>sóma</text:p>
          </table:table-cell>
          <table:table-cell office:value-type="string" calcext:value-type="string">
            <text:p>Is_rms</text:p>
          </table:table-cell>
          <table:table-cell table:number-columns-repeated="15"/>
        </table:table-row>
        <table:table-row table:style-name="ro1">
          <table:table-cell table:number-columns-repeated="2"/>
          <table:table-cell table:formula="of:=2*PI()*[.B122]" office:value-type="float" office:value="593599.879950372" calcext:value-type="float">
            <text:p>593599,879950372</text:p>
          </table:table-cell>
          <table:table-cell table:formula="of:=ATAN(-[.C66]^2*[.H76]*[.G122]/[.C129]/[.F67]/[.B122])" office:value-type="float" office:value="0.596972637016945" calcext:value-type="float">
            <text:p>0,596972637016945</text:p>
          </table:table-cell>
          <table:table-cell table:formula="of:=[.C66]^2*[.H122]^2*(1/[.G122]/4+1/[.C129]/4*(-SIN(2*[.C129]/2/[.G122]+2*[.D129])+SIN(2*[.D129])))" office:value-type="float" office:value="0.000475859265851075" calcext:value-type="float">
            <text:p>0,000475859265851075</text:p>
          </table:table-cell>
          <table:table-cell table:formula="of:=+[.C66]^3*[.H122]/[.C129]*(-1*COS([.C129]/[.G122]/2+[.D129])+COS([.D129]))*[.C63]/2/[.F67]/[.B122]" office:value-type="float" office:value="0.000510316547226444" calcext:value-type="float">
            <text:p>0,000510316547226444</text:p>
          </table:table-cell>
          <table:table-cell table:formula="of:=-[.C66]^3*[.H122]/[.F67]*[.C63]*2/[.C129]/[.C129]*(-1*COS([.C129]/2/[.G122]+[.D129])*([.C129]/2/[.G122]+[.D129])+[.D129]*COS([.D129])+[.D129]*COS([.C129]/2/[.G122]+[.D129])-[.D129]*COS([.D129])+SIN([.C129]/2/[.G122]+[.D129])-SIN([.D129]))" office:value-type="float" office:value="-0.000242055387126622" calcext:value-type="float">
            <text:p>-0,000242055387126622</text:p>
          </table:table-cell>
          <table:table-cell table:formula="of:=+[.C66]^4*[.C63]^2/16/[.F67]^2/[.B122]^2/[.G122]/2" office:value-type="float" office:value="0.000303883104005443" calcext:value-type="float">
            <text:p>0,000303883104005443</text:p>
          </table:table-cell>
          <table:table-cell table:formula="of:=-[.C66]^4*[.C63]^2/4/[.F67]^2/[.B122]/[.G122]/[.G122]/4" office:value-type="float" office:value="0.000637981339569058" calcext:value-type="float">
            <text:p>0,000637981339569058</text:p>
          </table:table-cell>
          <table:table-cell table:formula="of:=+[.C66]^4*[.C63]^2/[.F67]/[.F67]/3/8/[.G122]/[.G122]/[.G122]" office:value-type="float" office:value="0.000446465745406101" calcext:value-type="float">
            <text:p>0,000446465745406101</text:p>
          </table:table-cell>
          <table:table-cell table:formula="of:=([.E129]+[.F129]+[.G129]+[.H129]+[.I129]+[.J129])" office:value-type="float" office:value="0.0021324506149315" calcext:value-type="float">
            <text:p>0,0021324506149315</text:p>
          </table:table-cell>
          <table:table-cell table:formula="of:=SQRT(([.K129]*[.G122])*2)" office:value-type="float" office:value="19.5918633796704" calcext:value-type="float">
            <text:p>19,5918633796704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6.735" calcext:value-type="float">
            <text:p>6,735</text:p>
          </table:table-cell>
          <table:table-cell table:formula="of:=[.L130]*2" office:value-type="float" office:value="13.47" calcext:value-type="float">
            <text:p>13,47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ueff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string" calcext:value-type="string">
            <text:p>Le m</text:p>
          </table:table-cell>
          <table:table-cell office:value-type="string" calcext:value-type="string">
            <office:annotation draw:style-name="gr1" draw:text-style-name="P2" svg:width="2.899cm" svg:height="1.799cm" svg:x="18.662cm" svg:y="57.653cm" draw:caption-point-x="-0.61cm" draw:caption-point-y="1.511cm">
              <dc:date>2022-09-17T00:00:00</dc:date>
              <text:p text:style-name="P1"><text:span text:style-name="T1">Is assumed to be 6 and will be checked later</text:span></text:p>
            </office:annotation>
            <text:p>lamd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J0 (A/cm^2)</text:p>
          </table:table-cell>
          <table:table-cell office:value-type="string" calcext:value-type="string">
            <text:p>P_cu_p</text:p>
          </table:table-cell>
          <table:table-cell office:value-type="string" calcext:value-type="string">
            <text:p>resist. Cu at 100ºc ohm.m</text:p>
          </table:table-cell>
          <table:table-cell/>
          <table:table-cell office:value-type="string" calcext:value-type="string">
            <text:p>A_cu mm^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 office:value-type="float" office:value="7.55" calcext:value-type="float">
            <text:p>7,55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style-name="ce4" office:value-type="float" office:value="6" calcext:value-type="float">
            <text:p>6</text:p>
          </table:table-cell>
          <table:table-cell table:formula="of:=(SQRT([.$M$67]*(1+[.$H$133]))*[.F72]*[.I123]*[.J123]/[.C158]/48200/[.B148]/SQRT([.J67]))^(8/7)" office:value-type="float" office:value="0.00000108041145676332" calcext:value-type="float">
            <text:p>1,08041145676332E-06</text:p>
          </table:table-cell>
          <table:table-cell table:formula="of:=48200*SQRT([.J67]/[.M67]/(1+[.H133]))*[.I133]^(-1/8)" office:value-type="float" office:value="1898162.51554493" calcext:value-type="float">
            <text:p>1898162,51554493</text:p>
          </table:table-cell>
          <table:table-cell table:style-name="ce4" table:formula="of:=[.L133]*[.D133]*[.C92]*0.001/[.N133]/0.000001*[.J122]*[.J122]" office:value-type="float" office:value="0.0000351347919521354" calcext:value-type="float">
            <text:p>3,51347919521354E-05</text:p>
          </table:table-cell>
          <table:table-cell table:formula="of:=2.2*10^(-8)" office:value-type="float" office:value="0.000000022" calcext:value-type="float">
            <text:p>0,000000022</text:p>
          </table:table-cell>
          <table:table-cell/>
          <table:table-cell office:value-type="float" office:value="0.64" calcext:value-type="float">
            <text:p>0,6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number-columns-repeated="2"/>
          <table:table-cell office:value-type="string" calcext:value-type="string">
            <text:p>?????????????????????????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number-columns-repeated="20"/>
        </table:table-row>
        <table:table-row table:style-name="ro1">
          <table:table-cell/>
          <table:table-cell table:formula="of:=[.B135]" office:value-type="float" office:value="1680" calcext:value-type="float">
            <text:p>1680</text:p>
          </table:table-cell>
          <table:table-cell/>
          <table:table-cell table:style-name="ce4" table:formula="of:=[.D135]" office:value-type="float" office:value="13" calcext:value-type="float">
            <text:p>13</text:p>
          </table:table-cell>
          <table:table-cell table:number-columns-repeated="2"/>
          <table:table-cell table:formula="of:=[.G135]" office:value-type="float" office:value="0.114" calcext:value-type="float">
            <text:p>0,11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/>
          <table:table-cell table:style-name="ce4"/>
          <table:table-cell table:number-columns-repeated="2"/>
          <table:table-cell office:value-type="float" office:value="0.139" calcext:value-type="float">
            <text:p>0,139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max</text:p>
          </table:table-cell>
          <table:table-cell office:value-type="string" calcext:value-type="string">
            <text:p>u_opt</text:p>
          </table:table-cell>
          <table:table-cell office:value-type="string" calcext:value-type="string">
            <text:p>Lm calculated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Np calc2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3]*[.D133]*[.I122]/[.G133]" office:value-type="float" office:value="0.22256516392334" calcext:value-type="float">
            <text:p>0,22256516392334</text:p>
          </table:table-cell>
          <table:table-cell table:style-name="ce4" table:formula="of:=[.B139]*[.G133]*[.J122]/[.C61]/SQRT([.K133]*[.B148]*[.C58]/[.L133]/[.C92])" office:value-type="float" office:value="133.264782503796" calcext:value-type="float">
            <text:p>133,264782503796</text:p>
          </table:table-cell>
          <table:table-cell table:formula="of:=[.C61]*[.B133]*[.D133]*[.D133]*[.C17]/[.G133]" office:value-type="float" office:value="0.000660364098560429" calcext:value-type="float">
            <text:p>0,000660364098560429</text:p>
          </table:table-cell>
          <table:table-cell table:style-name="ce5" office:value-type="float" office:value="2000" calcext:value-type="float">
            <text:p>2000</text:p>
          </table:table-cell>
          <table:table-cell table:style-name="ce7" table:formula="of:=SQRT([.F67]/[.C21])" office:value-type="float" office:value="13.2045058354705" calcext:value-type="float">
            <text:p>13,2045058354705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4]*[.D134]*[.I123]/[.G134]" office:value-type="float" office:value="2333.81341623199" calcext:value-type="float">
            <text:p>2333,81341623199</text:p>
          </table:table-cell>
          <table:table-cell table:number-columns-repeated="3"/>
          <table:table-cell table:style-name="ce7" table:formula="of:=SQRT([.F68]/[.C24])" office:value-type="float" office:value="7.37999225706137" calcext:value-type="float">
            <text:p>7,37999225706137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5]*[.D135]*[.I123]/[.G135]" office:value-type="float" office:value="2333.81341623199" calcext:value-type="float">
            <text:p>2333,81341623199</text:p>
          </table:table-cell>
          <table:table-cell table:number-columns-repeated="3"/>
          <table:table-cell table:style-name="ce7" table:formula="of:=SQRT([.F69]/[.D23])" office:value-type="float" office:value="0.522254331521566" calcext:value-type="float">
            <text:p>0,522254331521566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6]*[.$C$158]*[.I123]/[.G136]" office:value-type="float" office:value="578.817534453115" calcext:value-type="float">
            <text:p>578,817534453115</text:p>
          </table:table-cell>
          <table:table-cell table:number-columns-repeated="3"/>
          <table:table-cell table:style-name="ce7" table:formula="of:=SQRT([.F70]/[.C25])" office:value-type="float" office:value="0.493483957975837" calcext:value-type="float">
            <text:p>0,493483957975837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6]*[.$C$158]*[.I123]/[.G137]" office:value-type="float" office:value="474.713661350037" calcext:value-type="float">
            <text:p>474,713661350037</text:p>
          </table:table-cell>
          <table:table-cell table:number-columns-repeated="3"/>
          <table:table-cell table:style-name="ce7" table:formula="of:=SQRT([.F71]/[.C26])" office:value-type="float" office:value="1.04035553063897" calcext:value-type="float">
            <text:p>1,04035553063897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8]*[.D138]*[.I128]/[.G138]" office:value-type="string" office:string-value="" calcext:value-type="error">
            <text:p>#VALOR!</text:p>
          </table:table-cell>
          <table:table-cell table:number-columns-repeated="3"/>
          <table:table-cell table:style-name="ce7" table:formula="of:=SQRT([.F72]/[.C27])" office:value-type="float" office:value="0.441385470335849" calcext:value-type="float">
            <text:p>0,44138547033584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up</text:p>
          </table:table-cell>
          <table:table-cell table:number-columns-repeated="25"/>
        </table:table-row>
        <table:table-row table:style-name="ro1">
          <table:table-cell/>
          <table:table-cell table:formula="of:=[.$M$67]/(1+(2*[.L129]/[.C72]/[.J123]))" office:value-type="float" office:value="0.00413949667407225" calcext:value-type="float">
            <text:p>0,00413949667407225</text:p>
          </table:table-cell>
          <table:table-cell table:number-columns-repeated="25"/>
        </table:table-row>
        <table:table-row table:style-name="ro1">
          <table:table-cell table:number-columns-repeated="17"/>
          <table:table-cell office:value-type="float" office:value="0.08" calcext:value-type="float">
            <text:p>0,0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float" office:value="0.08" calcext:value-type="float">
            <text:p>0,08</text:p>
          </table:table-cell>
          <table:table-cell office:value-type="float" office:value="50" calcext:value-type="float">
            <text:p>5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2"/>
          <table:table-cell office:value-type="float" office:value="0.009" calcext:value-type="float">
            <text:p>0,0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corrente de saida</text:p>
          </table:table-cell>
          <table:table-cell office:value-type="string" calcext:value-type="string">
            <text:p>R said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r</text:p>
          </table:table-cell>
          <table:table-cell table:number-columns-repeated="14"/>
        </table:table-row>
        <table:table-row table:style-name="ro1">
          <table:table-cell table:formula="of:=[.B155]/48" office:value-type="float" office:value="145.833333333333" calcext:value-type="float">
            <text:p>145,833333333333</text:p>
          </table:table-cell>
          <table:table-cell table:formula="of:=[.B155]/315" office:value-type="float" office:value="22.2222222222222" calcext:value-type="float">
            <text:p>22,2222222222222</text:p>
          </table:table-cell>
          <table:table-cell table:formula="of:=315/[.B154]" office:value-type="float" office:value="14.175" calcext:value-type="float">
            <text:p>14,175</text:p>
          </table:table-cell>
          <table:table-cell table:style-name="ce1" office:value-type="float" office:value="0.275" calcext:value-type="float">
            <text:p>0,275</text:p>
          </table:table-cell>
          <table:table-cell table:style-name="ce1" office:value-type="float" office:value="3" calcext:value-type="float">
            <text:p>3</text:p>
          </table:table-cell>
          <table:table-cell table:formula="of:=([.E154]-1)*[.G155]" office:value-type="float" office:value="0.000000681873966982594" calcext:value-type="float">
            <text:p>6,81873966982594E-07</text:p>
          </table:table-cell>
          <table:table-cell table:formula="of:=[.G155]" office:value-type="float" office:value="0.000000340936983491297" calcext:value-type="float">
            <text:p>3,40936983491297E-07</text:p>
          </table:table-cell>
          <table:table-cell table:formula="of:=10^-6*74" office:value-type="float" office:value="0.000074" calcext:value-type="float">
            <text:p>0,000074</text:p>
          </table:table-cell>
          <table:table-cell table:formula="of:=10^-6*60" office:value-type="float" office:value="0.00006" calcext:value-type="float">
            <text:p>0,0000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formula="of:=1/2/PI()/[.K155]/[.D154]/[.G158]" office:value-type="float" office:value="0.000021343327365597" calcext:value-type="float">
            <text:p>2,1343327365597E-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t saida→</text:p>
          </table:table-cell>
          <table:table-cell table:style-name="ce5" office:value-type="float" office:value="7000" calcext:value-type="float">
            <text:p>7000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154]*[.G158]/[.K155]/2/PI()" office:value-type="float" office:value="0.000000340936983491297" calcext:value-type="float">
            <text:p>3,40936983491297E-07</text:p>
          </table:table-cell>
          <table:table-cell table:number-columns-repeated="3"/>
          <table:table-cell table:style-name="ce5" office:value-type="float" office:value="59000" calcext:value-type="float">
            <text:p>59000</text:p>
          </table:table-cell>
          <table:table-cell table:style-name="ce2" table:formula="of:=[.L156]*[.K155]" office:value-type="float" office:value="34810" calcext:value-type="float">
            <text:p>3481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67" calcext:value-type="float">
            <text:p>0,67</text:p>
          </table:table-cell>
          <table:table-cell office:value-type="float" office:value="1.5" calcext:value-type="float">
            <text:p>1,5</text:p>
          </table:table-cell>
          <table:table-cell table:number-columns-repeated="5"/>
          <table:table-cell office:value-type="float" office:value="140000" calcext:value-type="float">
            <text:p>140000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*0,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ensao said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wx</text:p>
          </table:table-cell>
          <table:table-cell office:value-type="float" office:value="0.92" calcext:value-type="float">
            <text:p>0,92</text:p>
          </table:table-cell>
          <table:table-cell table:number-columns-repeated="15"/>
        </table:table-row>
        <table:table-row table:style-name="ro1">
          <table:table-cell/>
          <table:table-cell table:formula="of:=48*[.E160]/[.C158]*[.C160]" office:value-type="float" office:value="52.8411445080529" calcext:value-type="float">
            <text:p>52,8411445080529</text:p>
          </table:table-cell>
          <table:table-cell table:formula="of:=[.C84]/[.E161]" office:value-type="float" office:value="3.22417717524275" calcext:value-type="float">
            <text:p>3,22417717524275</text:p>
          </table:table-cell>
          <table:table-cell table:formula="of:=[.F69]/[.G69]+1" office:value-type="float" office:value="1.40110233351917" calcext:value-type="float">
            <text:p>1,40110233351917</text:p>
          </table:table-cell>
          <table:table-cell table:formula="of:=2*PI()*[.K155]*[.G154]/[.G158]" office:value-type="float" office:value="0.275" calcext:value-type="float">
            <text:p>0,275</text:p>
          </table:table-cell>
          <table:table-cell table:formula="of:=1/2/PI()/[.M154]/[.G158]/[.K155]" office:value-type="float" office:value="0.275" calcext:value-type="float">
            <text:p>0,275</text:p>
          </table:table-cell>
          <table:table-cell table:formula="of:=8/PI()/PI()*[.C72]^2*[.C154]" office:value-type="float" office:value="0.459592889001644" calcext:value-type="float">
            <text:p>0,459592889001644</text:p>
          </table:table-cell>
          <table:table-cell table:number-columns-repeated="3"/>
          <table:table-cell table:formula="of:=[.L155]/[.K155]" office:value-type="float" office:value="0.59" calcext:value-type="float">
            <text:p>0,59</text:p>
          </table:table-cell>
          <table:table-cell table:number-columns-repeated="4"/>
          <table:table-cell table:formula="of:=1/[.L155]" office:value-type="float" office:value="0.0000287273771904625" calcext:value-type="float">
            <text:p>2,87273771904625E-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Ns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8/PI()/PI()*[.K158]*[.K158]*([.D158]-1)/SQRT(([.D158]*[.K158]*[.K158]-1)^2+[.E158]*[.E158]*[.K158]*[.K158]*([.K158]*[.K158]-1)^2*([.D158]-1)^2)" office:value-type="float" office:value="0.22017143545022" calcext:value-type="float">
            <text:p>0,22017143545022</text:p>
          </table:table-cell>
          <table:table-cell/>
          <table:table-cell table:formula="of:=[.D84]/[.E161]" office:value-type="float" office:value="16.1208858762138" calcext:value-type="float">
            <text:p>16,1208858762138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está com 10*+ de cr e 10*- de Lm e Lr</text:p>
          </table:table-cell>
          <table:table-cell table:number-columns-repeated="7"/>
          <table:table-cell office:value-type="string" calcext:value-type="string">
            <text:p>C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formula="of:=0.005*10^-6" office:value-type="float" office:value="0.000000005" calcext:value-type="float">
            <text:p>0,000000005</text:p>
          </table:table-cell>
          <table:table-cell office:value-type="float" office:value="1000" calcext:value-type="float">
            <text:p>1000</text:p>
          </table:table-cell>
          <table:table-cell table:formula="of:=1.16*[.L164]" office:value-type="float" office:value="1160" calcext:value-type="float">
            <text:p>1160</text:p>
          </table:table-cell>
          <table:table-cell table:formula="of:=[.L166]/[.O164]" office:value-type="float" office:value="2866.56879854974" calcext:value-type="float">
            <text:p>2866,56879854974</text:p>
          </table:table-cell>
          <table:table-cell table:formula="of:=[.L155]" office:value-type="float" office:value="34810" calcext:value-type="float">
            <text:p>34810</text:p>
          </table:table-cell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corrente com 3 voltas</text:p>
          </table:table-cell>
          <table:table-cell table:number-columns-repeated="9"/>
          <table:table-cell table:formula="of:=1/([.K164]*2*LN((2*[.L164]+[.M164])/[.M164]))" office:value-type="float" office:value="99785259.8775163" calcext:value-type="float">
            <text:p>99785259,877516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io fio</text:p>
          </table:table-cell>
          <table:table-cell office:value-type="float" office:value="3.5" calcext:value-type="float">
            <text:p>3,5</text:p>
          </table:table-cell>
          <table:table-cell table:formula="of:=22.5/3/2" office:value-type="float" office:value="3.75" calcext:value-type="float">
            <text:p>3,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m2</text:p>
          </table:table-cell>
          <table:table-cell table:formula="of:=PI()*[.B167]^2" office:value-type="float" office:value="38.484510006475" calcext:value-type="float">
            <text:p>38,484510006475</text:p>
          </table:table-cell>
          <table:table-cell table:formula="of:=PI()*[.C167]^2" office:value-type="float" office:value="44.1786466911065" calcext:value-type="float">
            <text:p>44,1786466911065</text:p>
          </table:table-cell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mp max</text:p>
          </table:table-cell>
          <table:table-cell table:formula="of:=4.5*[.B168]" office:value-type="float" office:value="173.180295029137" calcext:value-type="float">
            <text:p>173,180295029137</text:p>
          </table:table-cell>
          <table:table-cell table:formula="of:=4.5*[.C168]" office:value-type="float" office:value="198.803910109979" calcext:value-type="float">
            <text:p>198,80391010997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formula="of:=48*[.M169]/([.M169]+[.L169])" office:value-type="float" office:value="43.6363636363636" calcext:value-type="float">
            <text:p>43,6363636363636</text:p>
          </table:table-cell>
          <table:table-cell table:number-columns-repeated="15"/>
        </table:table-row>
        <table:table-row table:style-name="ro1">
          <table:table-cell/>
          <table:table-cell table:formula="of:=550/[.B169]" office:value-type="float" office:value="3.17588095058657" calcext:value-type="float">
            <text:p>3,17588095058657</text:p>
          </table:table-cell>
          <table:table-cell table:number-columns-repeated="25"/>
        </table:table-row>
        <table:table-row table:style-name="ro1">
          <table:table-cell/>
          <table:table-cell table:formula="of:=6*[.B169]" office:value-type="float" office:value="1039.08177017482" calcext:value-type="float">
            <text:p>1039,08177017482</text:p>
          </table:table-cell>
          <table:table-cell table:number-columns-repeated="11"/>
          <table:table-cell table:formula="of:=1/(2*[.N164]*0.05*10^-6*LN((2*[.L164]+[.M164])/[.M164]))" office:value-type="float" office:value="3481" calcext:value-type="float">
            <text:p>3481</text:p>
          </table:table-cell>
          <table:table-cell table:number-columns-repeated="13"/>
        </table:table-row>
        <table:table-row table:style-name="ro1" table:number-rows-repeated="6">
          <table:table-cell table:number-columns-repeated="27"/>
        </table:table-row>
        <table:table-row table:style-name="ro1">
          <table:table-cell table:number-columns-repeated="12"/>
          <table:table-cell table:formula="of:=32/10" office:value-type="float" office:value="3.2" calcext:value-type="float">
            <text:p>3,2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formula="of:=10*[.M179]*[.M179]" office:value-type="float" office:value="102.4" calcext:value-type="float">
            <text:p>102,4</text:p>
          </table:table-cell>
          <table:table-cell table:number-columns-repeated="14"/>
        </table:table-row>
        <table:table-row table:style-name="ro1" table:number-rows-repeated="4">
          <table:table-cell table:number-columns-repeated="27"/>
        </table:table-row>
        <table:table-row table:style-name="ro1">
          <table:table-cell table:number-columns-repeated="11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formula="of:=48*[.M186]/([.M186]+[.L186])" office:value-type="float" office:value="26.6666666666667" calcext:value-type="float">
            <text:p>26,6666666666667</text:p>
          </table:table-cell>
          <table:table-cell table:number-columns-repeated="15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50" calcext:value-type="float">
            <text:p>5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2"/>
          <table:table-cell office:value-type="float" office:value="0.009" calcext:value-type="float">
            <text:p>0,0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corrente de saida</text:p>
          </table:table-cell>
          <table:table-cell office:value-type="string" calcext:value-type="string">
            <text:p>R said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r</text:p>
          </table:table-cell>
          <table:table-cell table:number-columns-repeated="8"/>
          <table:table-cell office:value-type="string" calcext:value-type="string">
            <text:p>vgs</text:p>
          </table:table-cell>
          <table:table-cell table:number-columns-repeated="5"/>
        </table:table-row>
        <table:table-row table:style-name="ro1">
          <table:table-cell table:formula="of:=[.B196]/[.A192]" office:value-type="float" office:value="191.508086571357" calcext:value-type="float">
            <text:p>191,508086571357</text:p>
          </table:table-cell>
          <table:table-cell table:formula="of:=[.B196]/[.B192]" office:value-type="float" office:value="28.1975096792182" calcext:value-type="float">
            <text:p>28,1975096792182</text:p>
          </table:table-cell>
          <table:table-cell table:formula="of:=[.B192]/[.B195]" office:value-type="float" office:value="11.5613046580587" calcext:value-type="float">
            <text:p>11,5613046580587</text:p>
          </table:table-cell>
          <table:table-cell table:style-name="ce1" office:value-type="float" office:value="0.275" calcext:value-type="float">
            <text:p>0,275</text:p>
          </table:table-cell>
          <table:table-cell table:style-name="ce1" office:value-type="float" office:value="3" calcext:value-type="float">
            <text:p>3</text:p>
          </table:table-cell>
          <table:table-cell table:formula="of:=[.F154]" office:value-type="float" office:value="0.000000681873966982594" calcext:value-type="float">
            <text:p>6,81873966982594E-07</text:p>
          </table:table-cell>
          <table:table-cell table:formula="of:=1.7*10^-6" office:value-type="float" office:value="0.0000017" calcext:value-type="float">
            <text:p>0,0000017</text:p>
          </table:table-cell>
          <table:table-cell table:formula="of:=10^-6*74" office:value-type="float" office:value="0.000074" calcext:value-type="float">
            <text:p>0,000074</text:p>
          </table:table-cell>
          <table:table-cell table:formula="of:=10^-6*60" office:value-type="float" office:value="0.00006" calcext:value-type="float">
            <text:p>0,0000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formula="of:=1*20*10^-6" office:value-type="float" office:value="0.00002" calcext:value-type="float">
            <text:p>0,00002</text:p>
          </table:table-cell>
          <table:table-cell table:number-columns-repeated="6"/>
          <table:table-cell office:value-type="float" office:value="19.46" calcext:value-type="float">
            <text:p>19,46</text:p>
          </table:table-cell>
          <table:table-cell office:value-type="string" calcext:value-type="string">
            <text:p>us</text:p>
          </table:table-cell>
          <table:table-cell office:value-type="float" office:value="2.815" calcext:value-type="float">
            <text:p>2,815</text:p>
          </table:table-cell>
          <table:table-cell office:value-type="float" office:value="2.805" calcext:value-type="float">
            <text:p>2,805</text:p>
          </table:table-cell>
          <table:table-cell office:value-type="float" office:value="2.775" calcext:value-type="float">
            <text:p>2,775</text:p>
          </table:table-cell>
          <table:table-cell office:value-type="float" office:value="2.785" calcext:value-type="float">
            <text:p>2,785</text:p>
          </table:table-cell>
          <table:table-cell table:formula="of:=(2.751+2.798)/2" office:value-type="float" office:value="2.7745" calcext:value-type="float">
            <text:p>2,7745</text:p>
          </table:table-cell>
          <table:table-cell table:formula="of:=(2.744+2.789)/2" office:value-type="float" office:value="2.7665" calcext:value-type="float">
            <text:p>2,7665</text:p>
          </table:table-cell>
        </table:table-row>
        <table:table-row table:style-name="ro1">
          <table:table-cell office:value-type="string" calcext:value-type="string">
            <text:p>pot saida→</text:p>
          </table:table-cell>
          <table:table-cell table:style-name="ce5" table:formula="of:=6500*SQRT(2)" office:value-type="float" office:value="9192.38815542512" calcext:value-type="float">
            <text:p>9192,38815542512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195]*[.G199]/[.K196]/2/PI()" office:value-type="float" office:value="0.000000601075783137856" calcext:value-type="float">
            <text:p>6,01075783137856E-07</text:p>
          </table:table-cell>
          <table:table-cell table:number-columns-repeated="3"/>
          <table:table-cell table:style-name="ce5" table:formula="of:=[.J200]" office:value-type="float" office:value="27294.8475586966" calcext:value-type="float">
            <text:p>27294,8475586966</text:p>
          </table:table-cell>
          <table:table-cell table:style-name="ce2" table:formula="of:=[.L197]*[.K196]" office:value-type="float" office:value="17332.2281997723" calcext:value-type="float">
            <text:p>17332,2281997723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/>
          <table:table-cell table:formula="of:=1/[.T195]/10^-6" office:value-type="float" office:value="51387.4614594039" calcext:value-type="float">
            <text:p>51387,4614594039</text:p>
          </table:table-cell>
          <table:table-cell office:value-type="string" calcext:value-type="string">
            <text:p>f_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67" calcext:value-type="float">
            <text:p>0,67</text:p>
          </table:table-cell>
          <table:table-cell office:value-type="float" office:value="1.5" calcext:value-type="float">
            <text:p>1,5</text:p>
          </table:table-cell>
          <table:table-cell table:number-columns-repeated="5"/>
          <table:table-cell office:value-type="float" office:value="140000" calcext:value-type="float">
            <text:p>140000</text:p>
          </table:table-cell>
          <table:table-cell table:formula="of:=0.635" office:value-type="float" office:value="0.635" calcext:value-type="float">
            <text:p>0,635</text:p>
          </table:table-cell>
          <table:table-cell office:value-type="string" calcext:value-type="string">
            <text:p>*0,1</text:p>
          </table:table-cell>
          <table:table-cell table:number-columns-repeated="3"/>
          <table:table-cell office:value-type="float" office:value="0.59" calcext:value-type="float">
            <text:p>0,59</text:p>
          </table:table-cell>
          <table:table-cell office:value-type="float" office:value="65" calcext:value-type="float">
            <text:p>65</text:p>
          </table:table-cell>
          <table:table-cell/>
          <table:table-cell table:formula="of:=1/SQRT([.G195]*[.M195])/2/PI()" office:value-type="float" office:value="27294.8475586966" calcext:value-type="float">
            <text:p>27294,8475586966</text:p>
          </table:table-cell>
          <table:table-cell office:value-type="string" calcext:value-type="string">
            <text:p>f_r</text:p>
          </table:table-cell>
          <table:table-cell table:formula="of:=1/SQRT(0.0000017*0.000004)/2/PI()" office:value-type="float" office:value="61033.1345767397" calcext:value-type="float">
            <text:p>61033,1345767397</text:p>
          </table:table-cell>
          <table:table-cell office:value-type="string" calcext:value-type="string">
            <text:p>os valores d lr e cr k estava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nsao said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wx</text:p>
          </table:table-cell>
          <table:table-cell office:value-type="float" office:value="0.46" calcext:value-type="float">
            <text:p>0,46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float" office:value="0.65" calcext:value-type="float">
            <text:p>0,65</text:p>
          </table:table-cell>
          <table:table-cell table:number-columns-repeated="2"/>
          <table:table-cell table:formula="of:=[.T196]/[.T197]" office:value-type="float" office:value="1.88267992150889" calcext:value-type="float">
            <text:p>1,88267992150889</text:p>
          </table:table-cell>
          <table:table-cell office:value-type="string" calcext:value-type="string">
            <text:p>w_x</text:p>
          </table:table-cell>
          <table:table-cell table:number-columns-repeated="6"/>
        </table:table-row>
        <table:table-row table:style-name="ro1">
          <table:table-cell/>
          <table:table-cell table:formula="of:=[.A192]*[.$E$201]/[.$C$199]*[.C201]" office:value-type="float" office:value="34.8958282971715" calcext:value-type="float">
            <text:p>34,8958282971715</text:p>
          </table:table-cell>
          <table:table-cell office:value-type="float" office:value="3" calcext:value-type="float">
            <text:p>3</text:p>
          </table:table-cell>
          <table:table-cell table:formula="of:=[.F195]/[.G195]+1" office:value-type="float" office:value="1.40110233351917" calcext:value-type="float">
            <text:p>1,40110233351917</text:p>
          </table:table-cell>
          <table:table-cell table:formula="of:=2*PI()*[.K196]*[.G195]/[.G199]" office:value-type="float" office:value="0.777772143072315" calcext:value-type="float">
            <text:p>0,777772143072315</text:p>
          </table:table-cell>
          <table:table-cell table:formula="of:=1/2/PI()/[.M195]/[.G199]/[.K196]" office:value-type="float" office:value="0.777772143072313" calcext:value-type="float">
            <text:p>0,777772143072313</text:p>
          </table:table-cell>
          <table:table-cell table:formula="of:=8/PI()/PI()*[.C72]^2*[.C195]" office:value-type="float" office:value="0.374849623169338" calcext:value-type="float">
            <text:p>0,374849623169338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table:formula="of:=[.L196]/[.K196]" office:value-type="float" office:value="0.634999999999999" calcext:value-type="float">
            <text:p>0,634999999999999</text:p>
          </table:table-cell>
          <table:table-cell/>
          <table:table-cell table:formula="of:=[.T197]*[.L197]" office:value-type="float" office:value="17332.2281997723" calcext:value-type="float">
            <text:p>17332,2281997723</text:p>
          </table:table-cell>
          <table:table-cell office:value-type="string" calcext:value-type="string">
            <text:p>fs</text:p>
          </table:table-cell>
          <table:table-cell/>
          <table:table-cell table:formula="of:=1/[.L196]" office:value-type="float" office:value="0.0000576959862560047" calcext:value-type="float">
            <text:p>5,76959862560047E-05</text:p>
          </table:table-cell>
          <table:table-cell table:number-columns-repeated="11"/>
        </table:table-row>
        <table:table-row table:style-name="ro1">
          <table:table-cell/>
          <table:table-cell table:formula="of:=[.A192]*[.$E$201]/[.$C$199]*[.C202]" office:value-type="float" office:value="43.0510025676778" calcext:value-type="float">
            <text:p>43,0510025676778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Ns</text:p>
          </table:table-cell>
          <table:table-cell table:number-columns-repeated="4"/>
          <table:table-cell table:formula="of:=1/SQRT([.G195]*[.M195])/2/PI()" office:value-type="float" office:value="27294.8475586966" calcext:value-type="float">
            <text:p>27294,8475586966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8/PI()/PI()*[.K199]*[.K199]*([.D199]-1)/SQRT(([.D199]*[.K199]*[.K199]-1)^2+[.E199]*[.E199]*[.K199]*[.K199]*([.K199]*[.K199]-1)^2*([.D199]-1)^2)" office:value-type="float" office:value="0.290798569143096" calcext:value-type="float">
            <text:p>0,290798569143096</text:p>
          </table:table-cell>
          <table:table-cell/>
          <table:table-cell office:value-type="float" office:value="7.5" calcext:value-type="float">
            <text:p>7,5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1/SQRT((1+1/([.D199]-1)*(1-1/[.K199]/[.K199]))^2+[.G207]*[.G207]*([.K199]-1/[.K199])^2)" office:value-type="float" office:value="0.358758354730648" calcext:value-type="float">
            <text:p>0,358758354730648</text:p>
          </table:table-cell>
          <table:table-cell/>
          <table:table-cell office:value-type="float" office:value="1.1" calcext:value-type="float">
            <text:p>1,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1/(1/[.L202]*[.K202])" office:value-type="float" office:value="4.5" calcext:value-type="float">
            <text:p>4,5</text:p>
          </table:table-cell>
          <table:table-cell table:formula="of:=1/(1/4+1/8)" office:value-type="float" office:value="2.66666666666667" calcext:value-type="float">
            <text:p>2,66666666666667</text:p>
          </table:table-cell>
          <table:table-cell table:formula="of:=1/(1/3.3+1/3.3)" office:value-type="float" office:value="1.65" calcext:value-type="float">
            <text:p>1,65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6.8/4" office:value-type="float" office:value="1.7" calcext:value-type="float">
            <text:p>1,7</text:p>
          </table:table-cell>
          <table:table-cell table:number-columns-repeated="20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está com 10*+ de cr e 10*- de Lm e Lr</text:p>
          </table:table-cell>
          <table:table-cell table:number-columns-repeated="3"/>
          <table:table-cell office:value-type="string" calcext:value-type="string">
            <text:p>Q2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1/[.G199]*SQRT([.G195]/[.M195])" office:value-type="float" office:value="0.777772143072314" calcext:value-type="float">
            <text:p>0,777772143072314</text:p>
          </table:table-cell>
          <table:table-cell table:number-columns-repeated="3"/>
          <table:table-cell table:formula="of:=0.005*10^-6" office:value-type="float" office:value="0.000000005" calcext:value-type="float">
            <text:p>0,000000005</text:p>
          </table:table-cell>
          <table:table-cell office:value-type="float" office:value="1000" calcext:value-type="float">
            <text:p>1000</text:p>
          </table:table-cell>
          <table:table-cell table:formula="of:=1.16*[.L207]" office:value-type="float" office:value="1160" calcext:value-type="float">
            <text:p>1160</text:p>
          </table:table-cell>
          <table:table-cell table:formula="of:=[.L209]/[.O207]" office:value-type="float" office:value="5757.20898244504" calcext:value-type="float">
            <text:p>5757,20898244504</text:p>
          </table:table-cell>
          <table:table-cell table:formula="of:=[.L196]" office:value-type="float" office:value="17332.2281997723" calcext:value-type="float">
            <text:p>17332,2281997723</text:p>
          </table:table-cell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corrente com 3 voltas</text:p>
          </table:table-cell>
          <table:table-cell table:number-columns-repeated="9"/>
          <table:table-cell table:formula="of:=1/([.K207]*2*LN((2*[.L207]+[.M207])/[.M207]))" office:value-type="float" office:value="99785259.8775163" calcext:value-type="float">
            <text:p>99785259,877516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io fio</text:p>
          </table:table-cell>
          <table:table-cell table:formula="of:=14/3/2" office:value-type="float" office:value="2.33333333333333" calcext:value-type="float">
            <text:p>2,33333333333333</text:p>
          </table:table-cell>
          <table:table-cell table:formula="of:=22.5/3/2" office:value-type="float" office:value="3.75" calcext:value-type="float">
            <text:p>3,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m2</text:p>
          </table:table-cell>
          <table:table-cell table:formula="of:=PI()*[.B210]^2" office:value-type="float" office:value="17.1042266695444" calcext:value-type="float">
            <text:p>17,1042266695444</text:p>
          </table:table-cell>
          <table:table-cell table:formula="of:=PI()*[.C210]^2" office:value-type="float" office:value="44.1786466911065" calcext:value-type="float">
            <text:p>44,1786466911065</text:p>
          </table:table-cell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mp max</text:p>
          </table:table-cell>
          <table:table-cell table:formula="of:=4.5*[.B211]" office:value-type="float" office:value="76.9690200129499" calcext:value-type="float">
            <text:p>76,9690200129499</text:p>
          </table:table-cell>
          <table:table-cell table:formula="of:=4.5*[.C211]" office:value-type="float" office:value="198.803910109979" calcext:value-type="float">
            <text:p>198,80391010997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formula="of:=48*[.M212]/([.M212]+[.L212])" office:value-type="float" office:value="43.6363636363636" calcext:value-type="float">
            <text:p>43,6363636363636</text:p>
          </table:table-cell>
          <table:table-cell table:number-columns-repeated="15"/>
        </table:table-row>
        <table:table-row table:style-name="ro1">
          <table:table-cell table:number-columns-repeated="18"/>
          <table:table-cell office:value-type="string" calcext:value-type="string">
            <text:p>capacitors</text:p>
          </table:table-cell>
          <table:table-cell table:number-columns-repeated="8"/>
        </table:table-row>
        <table:table-row table:style-name="ro1">
          <table:table-cell table:number-columns-repeated="13"/>
          <table:table-cell table:formula="of:=1/(2*[.N207]*0.05*10^-6*LN((2*[.L207]+[.M207])/[.M207]))" office:value-type="float" office:value="1733.22281997723" calcext:value-type="float">
            <text:p>1733,2228199772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S215]/4"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table:formula="of:=[.U215]*[.T215]" office:value-type="float" office:value="0.5" calcext:value-type="float">
            <text:p>0,5</text:p>
          </table:table-cell>
          <table:table-cell table:formula="of:=[.U215]*20.4" office:value-type="float" office:value="40.8" calcext:value-type="float">
            <text:p>40,8</text:p>
          </table:table-cell>
          <table:table-cell table:number-columns-repeated="4"/>
        </table:table-row>
        <table:table-row table:style-name="ro1">
          <table:table-cell table:number-columns-repeated="18"/>
          <table:table-cell office:value-type="float" office:value="1" calcext:value-type="float">
            <text:p>1</text:p>
          </table:table-cell>
          <table:table-cell table:formula="of:=[.S216]/3" office:value-type="float" office:value="0.333333333333333" calcext:value-type="float">
            <text:p>0,333333333333333</text:p>
          </table:table-cell>
          <table:table-cell office:value-type="float" office:value="0" calcext:value-type="float">
            <text:p>0</text:p>
          </table:table-cell>
          <table:table-cell table:formula="of:=[.U216]*[.T216]" office:value-type="float" office:value="0" calcext:value-type="float">
            <text:p>0</text:p>
          </table:table-cell>
          <table:table-cell table:formula="of:=[.U216]*20.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5"/>
          <table:table-cell table:formula="of:=67*6.11" office:value-type="float" office:value="409.37" calcext:value-type="float">
            <text:p>409,37</text:p>
          </table:table-cell>
          <table:table-cell table:number-columns-repeated="2"/>
          <table:table-cell office:value-type="float" office:value="3.3" calcext:value-type="float">
            <text:p>3,3</text:p>
          </table:table-cell>
          <table:table-cell table:formula="of:=[.S217]/3"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table:formula="of:=[.U217]*[.T217]" office:value-type="float" office:value="0" calcext:value-type="float">
            <text:p>0</text:p>
          </table:table-cell>
          <table:table-cell table:formula="of:=[.U217]*35.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8"/>
          <table:table-cell office:value-type="float" office:value="1" calcext:value-type="float">
            <text:p>1</text:p>
          </table:table-cell>
          <table:table-cell table:formula="of:=[.S218]/2" office:value-type="float" office:value="0.5" calcext:value-type="float">
            <text:p>0,5</text:p>
          </table:table-cell>
          <table:table-cell office:value-type="float" office:value="18" calcext:value-type="float">
            <text:p>18</text:p>
          </table:table-cell>
          <table:table-cell table:formula="of:=[.U218]*[.T218]" office:value-type="float" office:value="9" calcext:value-type="float">
            <text:p>9</text:p>
          </table:table-cell>
          <table:table-cell table:formula="of:=[.U218]*20.4" office:value-type="float" office:value="367.2" calcext:value-type="float">
            <text:p>367,2</text:p>
          </table:table-cell>
          <table:table-cell table:number-columns-repeated="4"/>
        </table:table-row>
        <table:table-row table:style-name="ro1">
          <table:table-cell table:number-columns-repeated="21"/>
          <table:table-cell table:formula="of:=SUM([.V215:.V218])" office:value-type="float" office:value="9.5" calcext:value-type="float">
            <text:p>9,5</text:p>
          </table:table-cell>
          <table:table-cell table:formula="of:=SUM([.W215:.W218])"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1"/>
          <table:table-cell table:formula="of:=[.V219]*0.93" office:value-type="float" office:value="8.835" calcext:value-type="float">
            <text:p>8,83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gs</text:p>
          </table:table-cell>
          <table:table-cell office:value-type="float" office:value="3" calcext:value-type="float">
            <text:p>3</text:p>
          </table:table-cell>
          <table:table-cell table:number-columns-repeated="18"/>
          <table:table-cell table:formula="of:=[.V219]*1.07" office:value-type="float" office:value="10.165" calcext:value-type="float">
            <text:p>10,16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formula="of:=888" office:value-type="float" office:value="888" calcext:value-type="float">
            <text:p>888</text:p>
          </table:table-cell>
          <table:table-cell/>
          <table:table-cell table:formula="of:=1/0.0005" office:value-type="float" office:value="2000" calcext:value-type="float">
            <text:p>2000</text:p>
          </table:table-cell>
          <table:table-cell table:formula="of:=2.5/1.3" office:value-type="float" office:value="1.92307692307692" calcext:value-type="float">
            <text:p>1,9230769230769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2.5" calcext:value-type="float">
            <text:p>2,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0.0013" calcext:value-type="float">
            <text:p>0,0013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24]/[.C225]" office:value-type="float" office:value="1923.07692307692" calcext:value-type="float">
            <text:p>1923,07692307692</text:p>
          </table:table-cell>
          <table:table-cell table:number-columns-repeated="11"/>
          <table:table-cell table:formula="of:=1/(1/0.0000068*4+1/0.0000008)" office:value-type="float" office:value="0.000000544" calcext:value-type="float">
            <text:p>0,000000544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formula="of:=321*321/7200/SQRT(2)" office:value-type="float" office:value="10.119581922256" calcext:value-type="float">
            <text:p>10,11958192225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gs</text:p>
          </table:table-cell>
          <table:table-cell office:value-type="float" office:value="3.1" calcext:value-type="float">
            <text:p>3,1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900" calcext:value-type="float">
            <text:p>900</text:p>
          </table:table-cell>
          <table:table-cell table:number-columns-repeated="15"/>
          <table:table-cell table:formula="of:=0.333333/0.5" office:value-type="float" office:value="0.666666" calcext:value-type="float">
            <text:p>0,66666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formula="of:=0.0065" office:value-type="float" office:value="0.0065" calcext:value-type="float">
            <text:p>0,0065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C230]/[.C231]" office:value-type="float" office:value="769.230769230769" calcext:value-type="float">
            <text:p>769,230769230769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vgs</text:p>
          </table:table-cell>
          <table:table-cell office:value-type="float" office:value="2.9" calcext:value-type="float">
            <text:p>2,9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3000" calcext:value-type="float">
            <text:p>3000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formula="of:=0.0013" office:value-type="float" office:value="0.0013" calcext:value-type="float">
            <text:p>0,0013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36]/[.C237]" office:value-type="float" office:value="3846.15384615385" calcext:value-type="float">
            <text:p>3846,15384615385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deveria ser em relacao a fs e não tempo</text:p>
          </table:table-cell>
          <table:table-cell table:number-columns-repeated="4"/>
          <table:table-cell office:value-type="string" calcext:value-type="string">
            <text:p>no sense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0-0-0.0001)/(3.66-3.66+0.00001)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0.26/(24)" office:value-type="float" office:value="0.0108333333333333" calcext:value-type="float">
            <text:p>0,0108333333333333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G240]" office:value-type="float" office:value="3.65714285714286" calcext:value-type="float">
            <text:p>3,65714285714286</text:p>
          </table:table-cell>
          <table:table-cell table:formula="of:=[.B240]+([.C240]*[.D240]+[.E240])*[.F240]" office:value-type="float" office:value="0.53" calcext:value-type="float">
            <text:p>0,53</text:p>
          </table:table-cell>
          <table:table-cell table:formula="of:=[.B240]+(-[.C240]+[.E240])*[.F240]" office:value-type="float" office:value="2.87" calcext:value-type="float">
            <text:p>2,87</text:p>
          </table:table-cell>
          <table:table-cell table:formula="of:=(-[.C240]+[.E240])" office:value-type="float" office:value="-24" calcext:value-type="float">
            <text:p>-2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12-12-0.0001)/(3.66-3.66+0.00001)" office:value-type="float" office:value="-10" calcext:value-type="float">
            <text:p>-10</text:p>
          </table:table-cell>
          <table:table-cell office:value-type="float" office:value="12" calcext:value-type="float">
            <text:p>12</text:p>
          </table:table-cell>
          <table:table-cell table:formula="of:=0.26/(24)" office:value-type="float" office:value="0.0108333333333333" calcext:value-type="float">
            <text:p>0,0108333333333333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G241]" office:value-type="float" office:value="3.65714285714286" calcext:value-type="float">
            <text:p>3,65714285714286</text:p>
          </table:table-cell>
          <table:table-cell table:formula="of:=[.B241]+([.C241]*[.D241]+[.E241])*[.F241]" office:value-type="float" office:value="0.66" calcext:value-type="float">
            <text:p>0,66</text:p>
          </table:table-cell>
          <table:table-cell table:formula="of:=[.B241]+(-[.C241]+[.E241])*[.F241]" office:value-type="float" office:value="3" calcext:value-type="float">
            <text:p>3</text:p>
          </table:table-cell>
          <table:table-cell table:formula="of:=(-[.C241]+[.E241])" office:value-type="float" office:value="-12" calcext:value-type="float">
            <text:p>-1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24-24-0.0000001)/(3.66-3.66+1E-015)" office:value-type="float" office:value="-100000000" calcext:value-type="float">
            <text:p>-100000000</text:p>
          </table:table-cell>
          <table:table-cell office:value-type="float" office:value="24" calcext:value-type="float">
            <text:p>24</text:p>
          </table:table-cell>
          <table:table-cell table:formula="of:=0.26/(24)" office:value-type="float" office:value="0.0108333333333333" calcext:value-type="float">
            <text:p>0,0108333333333333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G242]" office:value-type="float" office:value="3.65714285714286" calcext:value-type="float">
            <text:p>3,65714285714286</text:p>
          </table:table-cell>
          <table:table-cell table:formula="of:=[.B242]+([.C242]*[.D242]+[.E242])*[.F242]" office:value-type="float" office:value="-25999996.61" calcext:value-type="float">
            <text:p>-25999996,61</text:p>
          </table:table-cell>
          <table:table-cell table:formula="of:=[.B242]+(-[.C242]+[.E242])*[.F242]" office:value-type="float" office:value="3.13" calcext:value-type="float">
            <text:p>3,13</text:p>
          </table:table-cell>
          <table:table-cell table:formula="of:=(-[.C242]+[.E242])" office:value-type="float" office:value="0" calcext:value-type="float">
            <text:p>0</text:p>
          </table:table-cell>
          <table:table-cell table:number-columns-repeated="16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office:value-type="float" office:value="1.2" calcext:value-type="float">
            <text:p>1,2</text:p>
          </table:table-cell>
          <table:table-cell office:value-type="float" office:value="0.85" calcext:value-type="float">
            <text:p>0,85</text:p>
          </table:table-cell>
          <table:table-cell office:value-type="float" office:value="8.8" calcext:value-type="float">
            <text:p>8,8</text:p>
          </table:table-cell>
          <table:table-cell office:value-type="float" office:value="1.12" calcext:value-type="float">
            <text:p>1,12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28" calcext:value-type="float">
            <text:p>0,0028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46]/[.C247]" office:value-type="float" office:value="1200" calcext:value-type="float">
            <text:p>1200</text:p>
          </table:table-cell>
          <table:table-cell table:formula="of:=[.D246]/[.D247]" office:value-type="float" office:value="170" calcext:value-type="float">
            <text:p>170</text:p>
          </table:table-cell>
          <table:table-cell table:formula="of:=[.E246]/[.E247]" office:value-type="float" office:value="3142.85714285714" calcext:value-type="float">
            <text:p>3142,85714285714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51]*[.D251]/([.E251]+[.D251])" office:value-type="float" office:value="24" calcext:value-type="float">
            <text:p>24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number-columns-repeated="2" office:value-type="float" office:value="315" calcext:value-type="float">
            <text:p>315</text:p>
          </table:table-cell>
          <table:table-cell office:value-type="float" office:value="230" calcext:value-type="float">
            <text:p>230</text:p>
          </table:table-cell>
          <table:table-cell office:value-type="float" office:value="6000" calcext:value-type="float">
            <text:p>6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54]*[.D254]/([.E254]+[.D254])" office:value-type="float" office:value="11.6292134831461" calcext:value-type="float">
            <text:p>11,6292134831461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float" office:value="437" calcext:value-type="float">
            <text:p>437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70" calcext:value-type="float">
            <text:p>470</text:p>
          </table:table-cell>
          <table:table-cell office:value-type="float" office:value="6000" calcext:value-type="float">
            <text:p>6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57]*[.D257]/([.E257]+[.D257])" office:value-type="float" office:value="3.48686244204019" calcext:value-type="float">
            <text:p>3,48686244204019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Rf</text:p>
          </table:table-cell>
          <table:table-cell office:value-type="string" calcext:value-type="string">
            <text:p>R1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F240]" office:value-type="float" office:value="0.0108333333333333" calcext:value-type="float">
            <text:p>0,0108333333333333</text:p>
          </table:table-cell>
          <table:table-cell table:formula="of:=[.C261]*[.E261]" office:value-type="float" office:value="108.333333333333" calcext:value-type="float">
            <text:p>108,333333333333</text:p>
          </table:table-cell>
          <table:table-cell office:value-type="float" office:value="10000" calcext:value-type="float">
            <text:p>10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D261]/[.E261]" office:value-type="float" office:value="0.0108333333333333" calcext:value-type="float">
            <text:p>0,0108333333333333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Rf</text:p>
          </table:table-cell>
          <table:table-cell office:value-type="string" calcext:value-type="string">
            <text:p>R1</text:p>
          </table:table-cell>
          <table:table-cell/>
          <table:table-cell table:number-columns-repeated="2" office:value-type="float" office:value="315" calcext:value-type="float">
            <text:p>315</text:p>
          </table:table-cell>
          <table:table-cell office:value-type="float" office:value="400" calcext:value-type="float">
            <text:p>400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15" calcext:value-type="float">
            <text:p>0,015</text:p>
          </table:table-cell>
          <table:table-cell office:value-type="float" office:value="70" calcext:value-type="float">
            <text:p>7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[.H264]*[.I264]/([.J264]+[.I264])" office:value-type="float" office:value="19.6875" calcext:value-type="float">
            <text:p>19,6875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[.D265]/[.E265]" office:value-type="float" office:value="0.007" calcext:value-type="float">
            <text:p>0,007</text:p>
          </table:table-cell>
          <table:table-cell table:number-columns-repeated="2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float" office:value="100000000" calcext:value-type="float">
            <text:p>100000000</text:p>
          </table:table-cell>
          <table:table-cell office:value-type="float" office:value="0.000001" calcext:value-type="float">
            <text:p>0,000001</text:p>
          </table:table-cell>
          <table:table-cell table:number-columns-repeated="21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1/[.E271]/[.F271]*50*0.0001" office:value-type="float" office:value="0.00005" calcext:value-type="float">
            <text:p>0,00005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0-0-0.0001)/(3.66-3.66+0.00001)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0.007" calcext:value-type="float">
            <text:p>0,007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H275]" office:value-type="float" office:value="3.65714285714286" calcext:value-type="float">
            <text:p>3,65714285714286</text:p>
          </table:table-cell>
          <table:table-cell table:formula="of:=[.C275]+([.D275]*[.E275]+[.F275])*[.G275]" office:value-type="float" office:value="1.45" calcext:value-type="float">
            <text:p>1,45</text:p>
          </table:table-cell>
          <table:table-cell table:formula="of:=[.C275]+(-[.D275]+[.F275])*[.G275]" office:value-type="float" office:value="2.962" calcext:value-type="float">
            <text:p>2,962</text:p>
          </table:table-cell>
          <table:table-cell table:formula="of:=(-[.D275]+[.F275])" office:value-type="float" office:value="-24" calcext:value-type="float">
            <text:p>-24</text:p>
          </table:table-cell>
          <table:table-cell table:number-columns-repeated="15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p</text:p>
          </table:table-cell>
          <table:table-cell office:value-type="float" office:value="0.008" calcext:value-type="float">
            <text:p>0,008</text:p>
          </table:table-cell>
          <table:table-cell table:formula="of:=[.B279]*[.D279]" office:value-type="float" office:value="2000" calcext:value-type="float">
            <text:p>2000</text:p>
          </table:table-cell>
          <table:table-cell table:formula="of:=0.25*[.E279]" office:value-type="float" office:value="250000" calcext:value-type="float">
            <text:p>250000</text:p>
          </table:table-cell>
          <table:table-cell table:formula="of:=10^6" office:value-type="float" office:value="1000000" calcext:value-type="float">
            <text:p>1000000</text:p>
          </table:table-cell>
          <table:table-cell office:value-type="float" office:value="12" calcext:value-type="float">
            <text:p>12</text:p>
          </table:table-cell>
          <table:table-cell table:formula="of:=[.F279]*[.B279]" office:value-type="float" office:value="0.096" calcext:value-type="float">
            <text:p>0,096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ki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F281]*[.B281]" office:value-type="float" office:value="1.2" calcext:value-type="float">
            <text:p>1,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formula="of:=1/[.B281]/[.D279]" office:value-type="float" office:value="0.00004" calcext:value-type="float">
            <text:p>0,00004</text:p>
          </table:table-cell>
          <table:table-cell table:number-columns-repeated="2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C1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table:formula="of:=35.7*10^3" office:value-type="float" office:value="35700" calcext:value-type="float">
            <text:p>35700</text:p>
          </table:table-cell>
          <table:table-cell table:formula="of:=22*10^-6" office:value-type="float" office:value="0.000022" calcext:value-type="float">
            <text:p>0,000022</text:p>
          </table:table-cell>
          <table:table-cell table:number-columns-repeated="22"/>
        </table:table-row>
        <table:table-row table:style-name="ro1">
          <table:table-cell/>
          <table:table-cell table:formula="of:=-[.C288]/[.D288]" office:value-type="float" office:value="-0.0209059233449477" calcext:value-type="float">
            <text:p>-0,0209059233449477</text:p>
          </table:table-cell>
          <table:table-cell office:value-type="float" office:value="600" calcext:value-type="float">
            <text:p>600</text:p>
          </table:table-cell>
          <table:table-cell office:value-type="float" office:value="28700" calcext:value-type="float">
            <text:p>28700</text:p>
          </table:table-cell>
          <table:table-cell table:formula="of:=22*10^-6" office:value-type="float" office:value="0.000022" calcext:value-type="float">
            <text:p>0,000022</text:p>
          </table:table-cell>
          <table:table-cell table:number-columns-repeated="22"/>
        </table:table-row>
        <table:table-row table:style-name="ro1">
          <table:table-cell/>
          <table:table-cell table:formula="of:=-[.C289]/[.D289]" office:value-type="float" office:value="-0.0156794425087108" calcext:value-type="float">
            <text:p>-0,0156794425087108</text:p>
          </table:table-cell>
          <table:table-cell office:value-type="float" office:value="450" calcext:value-type="float">
            <text:p>450</text:p>
          </table:table-cell>
          <table:table-cell office:value-type="float" office:value="28700" calcext:value-type="float">
            <text:p>28700</text:p>
          </table:table-cell>
          <table:table-cell table:formula="of:=22*10^-6" office:value-type="float" office:value="0.000022" calcext:value-type="float">
            <text:p>0,000022</text:p>
          </table:table-cell>
          <table:table-cell table:number-columns-repeated="22"/>
        </table:table-row>
        <table:table-row table:style-name="ro1">
          <table:table-cell/>
          <table:table-cell table:formula="of:=-[.C290]/[.D290]" office:value-type="float" office:value="-0.0191570881226054" calcext:value-type="float">
            <text:p>-0,0191570881226054</text:p>
          </table:table-cell>
          <table:table-cell office:value-type="float" office:value="500" calcext:value-type="float">
            <text:p>500</text:p>
          </table:table-cell>
          <table:table-cell office:value-type="float" office:value="26100" calcext:value-type="float">
            <text:p>26100</text:p>
          </table:table-cell>
          <table:table-cell office:value-type="float" office:value="0.000018" calcext:value-type="float">
            <text:p>0,000018</text:p>
          </table:table-cell>
          <table:table-cell table:formula="of:=[.E290]*(1+[.C312])" office:value-type="float" office:value="0.0000185161290322581" calcext:value-type="float">
            <text:p>1,85161290322581E-05</text:p>
          </table:table-cell>
          <table:table-cell table:formula="of:=[.B290]*-12+[.H290]*[.B290]" office:value-type="float" office:value="0.0383141762452107" calcext:value-type="float">
            <text:p>0,0383141762452107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90]*(1+[.C313])" office:value-type="float" office:value="27042.238267148" calcext:value-type="float">
            <text:p>27042,238267148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formula="of:=[.D291]*(1+[.C313])" office:value-type="float" office:value="28018.4923562147" calcext:value-type="float">
            <text:p>28018,4923562147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32400" calcext:value-type="float">
            <text:p>32400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287]/[.D287]" office:value-type="float" office:value="-0.0210084033613445" calcext:value-type="float">
            <text:p>-0,021008403361344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288]/[.D288]" office:value-type="float" office:value="-0.0209059233449477" calcext:value-type="float">
            <text:p>-0,0209059233449477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289]/[.D289]" office:value-type="float" office:value="-0.0156794425087108" calcext:value-type="float">
            <text:p>-0,0156794425087108</text:p>
          </table:table-cell>
          <table:table-cell table:formula="of:=12-3.5" office:value-type="float" office:value="8.5" calcext:value-type="float">
            <text:p>8,5</text:p>
          </table:table-cell>
          <table:table-cell table:formula="of:=[.D297]*[.C297]" office:value-type="float" office:value="-0.133275261324042" calcext:value-type="float">
            <text:p>-0,133275261324042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290]/[.D290]" office:value-type="float" office:value="-0.0191570881226054" calcext:value-type="float">
            <text:p>-0,0191570881226054</text:p>
          </table:table-cell>
          <table:table-cell/>
          <table:table-cell table:formula="of:=[.D298]*[.C298]" office:value-type="float" office:value="-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291]/[.D291]" office:value-type="float" office:value="-0" calcext:value-type="float">
            <text:p>0</text:p>
          </table:table-cell>
          <table:table-cell/>
          <table:table-cell table:formula="of:=[.D299]*[.C299]" office:value-type="float" office:value="-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292]/[.D292]" office:value-type="float" office:value="-0.0178453570464542" calcext:value-type="float">
            <text:p>-0,0178453570464542</text:p>
          </table:table-cell>
          <table:table-cell office:value-type="float" office:value="2.1" calcext:value-type="float">
            <text:p>2,1</text:p>
          </table:table-cell>
          <table:table-cell table:formula="of:=[.D300]*[.C300]" office:value-type="float" office:value="-0.0374752497975538" calcext:value-type="float">
            <text:p>-0,0374752497975538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293]/[.D293]" office:value-type="float" office:value="-0.0216049382716049" calcext:value-type="float">
            <text:p>-0,0216049382716049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287]/[.E287]" office:value-type="float" office:value="-1.27323656735421" calcext:value-type="float">
            <text:p>-1,27323656735421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288]/[.E288]" office:value-type="float" office:value="-1.58378207158695" calcext:value-type="float">
            <text:p>-1,5837820715869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289]/[.E289]" office:value-type="float" office:value="-1.58378207158695" calcext:value-type="float">
            <text:p>-1,58378207158695</text:p>
          </table:table-cell>
          <table:table-cell table:number-columns-repeated="24"/>
        </table:table-row>
        <table:table-row table:style-name="ro1">
          <table:table-cell/>
          <table:table-cell table:formula="of:=6/9" office:value-type="float" office:value="0.666666666666667" calcext:value-type="float">
            <text:p>0,666666666666667</text:p>
          </table:table-cell>
          <table:table-cell table:formula="of:=-1/[.D293]/[.E290]" office:value-type="float" office:value="-1.71467764060357" calcext:value-type="float">
            <text:p>-1,71467764060357</text:p>
          </table:table-cell>
          <table:table-cell table:number-columns-repeated="2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formula="of:=230/6000" office:value-type="float" office:value="0.0383333333333333" calcext:value-type="float">
            <text:p>0,038333333333333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8/279" office:value-type="float" office:value="0.028673835125448" calcext:value-type="float">
            <text:p>0,02867383512544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10/277" office:value-type="float" office:value="0.036101083032491" calcext:value-type="float">
            <text:p>0,036101083032491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F316]/[.E316]*12/3" office:value-type="float" office:value="0.0903614457831325" calcext:value-type="float">
            <text:p>0,0903614457831325</text:p>
          </table:table-cell>
          <table:table-cell office:value-type="float" office:value="33200" calcext:value-type="float">
            <text:p>33200</text:p>
          </table:table-cell>
          <table:table-cell office:value-type="float" office:value="750" calcext:value-type="float">
            <text:p>750</text:p>
          </table:table-cell>
          <table:table-cell table:formula="of:=1/[.E316]/[.E290]" office:value-type="float" office:value="1.67336010709505" calcext:value-type="float">
            <text:p>1,67336010709505</text:p>
          </table:table-cell>
          <table:table-cell table:number-columns-repeated="20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9" office:value-type="float" office:value="100000" calcext:value-type="float">
            <text:p>100000</text:p>
          </table:table-cell>
          <table:table-cell table:style-name="ce9" office:value-type="float" office:value="0.00001" calcext:value-type="float">
            <text:p>0,0000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table:formula="of:=1/[.C321]/[.D321]*[.E321]*[.F321]" office:value-type="float" office:value="0.42" calcext:value-type="float">
            <text:p>0,42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24]/[.C321]" office:value-type="float" office:value="0.00787" calcext:value-type="float">
            <text:p>0,00787</text:p>
          </table:table-cell>
          <table:table-cell table:formula="of:=12" office:value-type="float" office:value="12" calcext:value-type="float">
            <text:p>12</text:p>
          </table:table-cell>
          <table:table-cell table:formula="of:=[.D324]*[.E324]" office:value-type="float" office:value="0.09444" calcext:value-type="float">
            <text:p>0,09444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24]-[.G321]" office:value-type="float" office:value="2.58556" calcext:value-type="float">
            <text:p>2,58556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0,0000047</text:p>
          </table:table-cell>
          <table:table-cell table:formula="of:=12/3+(12-12/3)/2" office:value-type="float" office:value="8" calcext:value-type="float">
            <text:p>8</text:p>
          </table:table-cell>
          <table:table-cell office:value-type="float" office:value="0.000363" calcext:value-type="float">
            <text:p>0,000363</text:p>
          </table:table-cell>
          <table:table-cell table:formula="of:=1/[.C328]/[.D328]*[.E328]*[.F328]" office:value-type="float" office:value="0.0195529221653649" calcext:value-type="float">
            <text:p>0,0195529221653649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31]/[.C328]" office:value-type="float" office:value="0.0249050632911392" calcext:value-type="float">
            <text:p>0,0249050632911392</text:p>
          </table:table-cell>
          <table:table-cell table:formula="of:=12/3" office:value-type="float" office:value="4" calcext:value-type="float">
            <text:p>4</text:p>
          </table:table-cell>
          <table:table-cell table:formula="of:=[.D331]*[.E331]" office:value-type="float" office:value="0.099620253164557" calcext:value-type="float">
            <text:p>0,099620253164557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31]-[.G328]" office:value-type="float" office:value="2.98082682467008" calcext:value-type="float">
            <text:p>2,98082682467008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0,0000047</text:p>
          </table:table-cell>
          <table:table-cell table:formula="of:=12/2+(12-12/2)/2" office:value-type="float" office:value="9" calcext:value-type="float">
            <text:p>9</text:p>
          </table:table-cell>
          <table:table-cell office:value-type="float" office:value="0.006" calcext:value-type="float">
            <text:p>0,006</text:p>
          </table:table-cell>
          <table:table-cell table:formula="of:=1/[.C335]/[.D335]*[.E335]*[.F335]" office:value-type="float" office:value="0.363587395636951" calcext:value-type="float">
            <text:p>0,363587395636951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38]/[.C335]" office:value-type="float" office:value="0.0249050632911392" calcext:value-type="float">
            <text:p>0,0249050632911392</text:p>
          </table:table-cell>
          <table:table-cell office:value-type="float" office:value="1" calcext:value-type="float">
            <text:p>1</text:p>
          </table:table-cell>
          <table:table-cell table:formula="of:=[.D338]*[.E338]" office:value-type="float" office:value="0.0249050632911392" calcext:value-type="float">
            <text:p>0,0249050632911392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38]-[.G335]" office:value-type="float" office:value="2.71150754107191" calcext:value-type="float">
            <text:p>2,71150754107191</text:p>
          </table:table-cell>
          <table:table-cell table:number-columns-repeated="20"/>
        </table:table-row>
        <table:table-row table:style-name="ro1">
          <table:table-cell table:number-columns-repeated="9"/>
          <table:table-cell table:formula="of:=1/0.3" office:value-type="float" office:value="3.33333333333333" calcext:value-type="float">
            <text:p>3,33333333333333</text:p>
          </table:table-cell>
          <table:table-cell table:formula="of:=31600/[.J340]" office:value-type="float" office:value="9480" calcext:value-type="float">
            <text:p>9480</text:p>
          </table:table-cell>
          <table:table-cell table:formula="of:=3.1*[.J340]" office:value-type="float" office:value="10.3333333333333" calcext:value-type="float">
            <text:p>10,3333333333333</text:p>
          </table:table-cell>
          <table:table-cell table:formula="of:=10000/[.J340]" office:value-type="float" office:value="3000" calcext:value-type="float">
            <text:p>3000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0,0000047</text:p>
          </table:table-cell>
          <table:table-cell table:formula="of:=12/3.3*2" office:value-type="float" office:value="7.27272727272727" calcext:value-type="float">
            <text:p>7,27272727272727</text:p>
          </table:table-cell>
          <table:table-cell office:value-type="float" office:value="0" calcext:value-type="float">
            <text:p>0</text:p>
          </table:table-cell>
          <table:table-cell table:formula="of:=1/[.C343]/[.D343]*[.E343]*[.F343]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46]/[.C343]" office:value-type="float" office:value="0.0249050632911392" calcext:value-type="float">
            <text:p>0,0249050632911392</text:p>
          </table:table-cell>
          <table:table-cell table:formula="of:=12" office:value-type="float" office:value="12" calcext:value-type="float">
            <text:p>12</text:p>
          </table:table-cell>
          <table:table-cell table:formula="of:=[.D346]*[.E346]" office:value-type="float" office:value="0.298860759493671" calcext:value-type="float">
            <text:p>0,298860759493671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46]-[.G343]" office:value-type="float" office:value="2.80113924050633" calcext:value-type="float">
            <text:p>2,80113924050633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0,0000047</text:p>
          </table:table-cell>
          <table:table-cell table:formula="of:=12/3+(12-12/3)/2" office:value-type="float" office:value="8" calcext:value-type="float">
            <text:p>8</text:p>
          </table:table-cell>
          <table:table-cell office:value-type="float" office:value="0.000363" calcext:value-type="float">
            <text:p>0,000363</text:p>
          </table:table-cell>
          <table:table-cell table:formula="of:=1/[.C350]/[.D350]*[.E350]*[.F350]" office:value-type="float" office:value="0.0195529221653649" calcext:value-type="float">
            <text:p>0,0195529221653649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53]/[.C350]" office:value-type="float" office:value="0.0249050632911392" calcext:value-type="float">
            <text:p>0,0249050632911392</text:p>
          </table:table-cell>
          <table:table-cell table:formula="of:=12/3" office:value-type="float" office:value="4" calcext:value-type="float">
            <text:p>4</text:p>
          </table:table-cell>
          <table:table-cell table:formula="of:=[.D353]*[.E353]" office:value-type="float" office:value="0.099620253164557" calcext:value-type="float">
            <text:p>0,099620253164557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53]-[.G350]" office:value-type="float" office:value="2.98082682467008" calcext:value-type="float">
            <text:p>2,98082682467008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8450" calcext:value-type="float">
            <text:p>8450</text:p>
          </table:table-cell>
          <table:table-cell office:value-type="float" office:value="0.0000047" calcext:value-type="float">
            <text:p>0,0000047</text:p>
          </table:table-cell>
          <table:table-cell table:formula="of:=12/2+(12-12/2)/2" office:value-type="float" office:value="9" calcext:value-type="float">
            <text:p>9</text:p>
          </table:table-cell>
          <table:table-cell office:value-type="float" office:value="0.003" calcext:value-type="float">
            <text:p>0,003</text:p>
          </table:table-cell>
          <table:table-cell table:formula="of:=1/[.C357]/[.D357]*[.E357]*[.F357]" office:value-type="float" office:value="0.679843887699862" calcext:value-type="float">
            <text:p>0,679843887699862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60]/[.C357]" office:value-type="float" office:value="0.0931360946745562" calcext:value-type="float">
            <text:p>0,0931360946745562</text:p>
          </table:table-cell>
          <table:table-cell office:value-type="float" office:value="1" calcext:value-type="float">
            <text:p>1</text:p>
          </table:table-cell>
          <table:table-cell table:formula="of:=[.D360]*[.E360]" office:value-type="float" office:value="0.0931360946745562" calcext:value-type="float">
            <text:p>0,0931360946745562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60]-[.G357]" office:value-type="float" office:value="2.32702001762558" calcext:value-type="float">
            <text:p>2,32702001762558</text:p>
          </table:table-cell>
          <table:table-cell table:number-columns-repeated="2"/>
          <table:table-cell table:formula="of:=SQRT(90/10)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v</text:p>
          </table:table-cell>
          <table:table-cell table:number-columns-repeated="22"/>
        </table:table-row>
        <table:table-row table:style-name="ro1">
          <table:table-cell table:formula="of:=315/6000*315" office:value-type="float" office:value="16.5375" calcext:value-type="float">
            <text:p>16,5375</text:p>
          </table:table-cell>
          <table:table-cell/>
          <table:table-cell table:style-name="ce9" office:value-type="float" office:value="8450" calcext:value-type="float">
            <text:p>8450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table:formula="of:=12-377*230/(230+6000)" office:value-type="float" office:value="-1.91813804173355" calcext:value-type="float">
            <text:p>-1,91813804173355</text:p>
          </table:table-cell>
          <table:table-cell table:style-name="ce9"/>
          <table:table-cell table:style-name="ce9" table:formula="of:=[.C364]/[.D364]*[.E364]" office:value-type="float" office:value="-0.162082664526485" calcext:value-type="float">
            <text:p>-0,162082664526485</text:p>
          </table:table-cell>
          <table:table-cell table:number-columns-repeated="2"/>
          <table:table-cell table:formula="of:=10.33-0.9" office:value-type="float" office:value="9.43" calcext:value-type="float">
            <text:p>9,43</text:p>
          </table:table-cell>
          <table:table-cell table:formula="of:=5110*2.8/2.7" office:value-type="float" office:value="5299.25925925926" calcext:value-type="float">
            <text:p>5299,2592592592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31" calcext:value-type="float">
            <text:p>931</text:p>
          </table:table-cell>
          <table:table-cell office:value-type="float" office:value="8450" calcext:value-type="float">
            <text:p>8450</text:p>
          </table:table-cell>
          <table:table-cell table:formula="of:=12-377*230/(230+6000)" office:value-type="float" office:value="-1.91813804173355" calcext:value-type="float">
            <text:p>-1,91813804173355</text:p>
          </table:table-cell>
          <table:table-cell/>
          <table:table-cell table:formula="of:=[.C365]/[.D365]*[.E365]" office:value-type="float" office:value="-0.211335682467921" calcext:value-type="float">
            <text:p>-0,211335682467921</text:p>
          </table:table-cell>
          <table:table-cell table:number-columns-repeated="2"/>
          <table:table-cell table:formula="of:=2.8*10000/9.43" office:value-type="float" office:value="2969.24708377519" calcext:value-type="float">
            <text:p>2969,2470837751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366]/[.D366]*[.E366]" office:value-type="float" office:value="1.2" calcext:value-type="float">
            <text:p>1,2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table:formula="of:=0.16-0.19" office:value-type="float" office:value="-0.03" calcext:value-type="float">
            <text:p>-0,03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2.83" calcext:value-type="float">
            <text:p>2,83</text:p>
          </table:table-cell>
          <table:table-cell table:number-columns-repeated="16"/>
        </table:table-row>
        <table:table-row table:style-name="ro1">
          <table:table-cell table:number-columns-repeated="9"/>
          <table:table-cell office:value-type="float" office:value="300" calcext:value-type="float">
            <text:p>30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10000" calcext:value-type="float">
            <text:p>10000</text:p>
          </table:table-cell>
          <table:table-cell office:value-type="float" office:value="9.33" calcext:value-type="float">
            <text:p>9,33</text:p>
          </table:table-cell>
          <table:table-cell/>
          <table:table-cell table:formula="of:=[.C370]/[.D370]*[.E370]" office:value-type="float" office:value="4.76763" calcext:value-type="float">
            <text:p>4,76763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string" calcext:value-type="string">
            <text:p>330v e depois erros d siulacao e outras cousas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.3" calcext:value-type="float">
            <text:p>10,3</text:p>
          </table:table-cell>
          <table:table-cell/>
          <table:table-cell table:formula="of:=[.C371]/[.D371]*[.E371]" office:value-type="float" office:value="5.2633" calcext:value-type="float">
            <text:p>5,2633</text:p>
          </table:table-cell>
          <table:table-cell table:number-columns-repeated="2"/>
          <table:table-cell office:value-type="float" office:value="374" calcext:value-type="float">
            <text:p>374</text:p>
          </table:table-cell>
          <table:table-cell office:value-type="string" calcext:value-type="string">
            <text:p>não deu bons resultados 2,78</text:p>
          </table:table-cell>
          <table:table-cell table:number-columns-repeated="16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9"/>
          <table:table-cell table:formula="of:=0.808*3+0.315" office:value-type="float" office:value="2.739" calcext:value-type="float">
            <text:p>2,739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R2</text:p>
          </table:table-cell>
          <table:table-cell office:value-type="string" calcext:value-type="string">
            <text:p>4.99</text:p>
          </table:table-cell>
          <table:table-cell office:value-type="float" office:value="2.8" calcext:value-type="float">
            <text:p>2,8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845k paralelo de condensador à saida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9"/>
          <table:table-cell office:value-type="float" office:value="5.9" calcext:value-type="float">
            <text:p>5,9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.49" calcext:value-type="float">
            <text:p>5,49</text:p>
          </table:table-cell>
          <table:table-cell office:value-type="float" office:value="2.9" calcext:value-type="float">
            <text:p>2,9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0,120u <text:s/>^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8"/>
          <table:table-cell office:value-type="string" calcext:value-type="string">
            <text:p>1,2u: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5,62k</text:p>
          </table:table-cell>
          <table:table-cell office:value-type="string" calcext:value-type="string">
            <text:p>1,2u</text:p>
          </table:table-cell>
          <table:table-cell office:value-type="float" office:value="2.89" calcext:value-type="float">
            <text:p>2,89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experimentar agora só mexendo em r2 e esperar 20ms, se estabiliza 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1u: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850k </text:p>
          </table:table-cell>
          <table:table-cell office:value-type="string" calcext:value-type="string">
            <text:p>5,36k</text:p>
          </table:table-cell>
          <table:table-cell office:value-type="float" office:value="2.825" calcext:value-type="float">
            <text:p>2,825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499k</text:p>
          </table:table-cell>
          <table:table-cell table:number-columns-repeated="2" office:value-type="string" calcext:value-type="string">
            <text:p>“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“</text:p>
          </table:table-cell>
          <table:table-cell office:value-type="string" calcext:value-type="string">
            <text:p>5,23k</text:p>
          </table:table-cell>
          <table:table-cell office:value-type="string" calcext:value-type="string">
            <text:p>291v</text:p>
          </table:table-cell>
          <table:table-cell office:value-type="float" office:value="2.825" calcext:value-type="float">
            <text:p>2,825</text:p>
          </table:table-cell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1,2u: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442k</text:p>
          </table:table-cell>
          <table:table-cell office:value-type="string" calcext:value-type="string">
            <text:p>5,23k</text:p>
          </table:table-cell>
          <table:table-cell office:value-type="string" calcext:value-type="string">
            <text:p>315v e depois diminuiu</text:p>
          </table:table-cell>
          <table:table-cell/>
          <table:table-cell office:value-type="float" office:value="2.85" calcext:value-type="float">
            <text:p>2,85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diminuir r2??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.11" calcext:value-type="float">
            <text:p>5,11</text:p>
          </table:table-cell>
          <table:table-cell office:value-type="string" calcext:value-type="string">
            <text:p>377v</text:p>
          </table:table-cell>
          <table:table-cell/>
          <table:table-cell office:value-type="float" office:value="2.819" calcext:value-type="float">
            <text:p>2,819</text:p>
          </table:table-cell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8"/>
          <table:table-cell table:formula="of:=2.8/5.11" office:value-type="float" office:value="0.547945205479452" calcext:value-type="float">
            <text:p>0,547945205479452</text:p>
          </table:table-cell>
          <table:table-cell table:formula="of:=5/[.I394]" office:value-type="float" office:value="9.125" calcext:value-type="float">
            <text:p>9,125</text:p>
          </table:table-cell>
          <table:table-cell table:number-columns-repeated="17"/>
        </table:table-row>
        <table:table-row table:style-name="ro1">
          <table:table-cell table:number-columns-repeated="9"/>
          <table:table-cell table:formula="of:=2.8*3.3" office:value-type="float" office:value="9.24" calcext:value-type="float">
            <text:p>9,24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K2 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8,45K</text:p>
          </table:table-cell>
          <table:table-cell office:value-type="float" office:value="0.76" calcext:value-type="float">
            <text:p>0,76</text:p>
          </table:table-cell>
          <table:table-cell table:number-columns-repeated="16"/>
        </table:table-row>
        <table:table-row table:style-name="ro1">
          <table:table-cell table:number-columns-repeated="6"/>
          <table:table-cell table:formula="of:=931/8450" office:value-type="float" office:value="0.110177514792899" calcext:value-type="float">
            <text:p>0,110177514792899</text:p>
          </table:table-cell>
          <table:table-cell table:number-columns-repeated="2"/>
          <table:table-cell office:value-type="string" calcext:value-type="string">
            <text:p>10K</text:p>
          </table:table-cell>
          <table:table-cell table:number-columns-repeated="17"/>
        </table:table-row>
        <table:table-row table:style-name="ro1">
          <table:table-cell table:number-columns-repeated="6"/>
          <table:table-cell table:formula="of:=8450/100000" office:value-type="float" office:value="0.0845" calcext:value-type="float">
            <text:p>0,0845</text:p>
          </table:table-cell>
          <table:table-cell table:number-columns-repeated="20"/>
        </table:table-row>
        <table:table-row table:style-name="ro1"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7"/>
        </table:table-row>
        <table:table-row table:style-name="ro1">
          <table:table-cell table:number-columns-repeated="6"/>
          <table:table-cell table:formula="of:=2.8*3.33" office:value-type="float" office:value="9.324" calcext:value-type="float">
            <text:p>9,324</text:p>
          </table:table-cell>
          <table:table-cell/>
          <table:table-cell office:value-type="string" calcext:value-type="string">
            <text:p>100k</text:p>
          </table:table-cell>
          <table:table-cell office:value-type="string" calcext:value-type="string">
            <text:p>10k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391v</text:p>
          </table:table-cell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200k</text:p>
          </table:table-cell>
          <table:table-cell office:value-type="string" calcext:value-type="string">
            <text:p>20k</text:p>
          </table:table-cell>
          <table:table-cell table:number-columns-repeated="17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table:formula="of:=1.44/([.E407]+2*[.F407])/0.0000000056" office:value-type="float" office:value="64285.7142857143" calcext:value-type="float">
            <text:p>64285,7142857143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1.44/([.E408]+2*[.F408])/0.0000000056" office:value-type="float" office:value="107142.857142857" calcext:value-type="float">
            <text:p>107142,857142857</text:p>
          </table:table-cell>
          <table:table-cell/>
          <table:table-cell office:value-type="string" calcext:value-type="string">
            <text:p>R2 ultimo amp op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70k</text:p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11" office:value-type="string" calcext:value-type="string">
            <text:p>7,15k</text:p>
          </table:table-cell>
          <table:table-cell office:value-type="string" calcext:value-type="string">
            <text:p>valor de <text:s/>talvez muito incrementado??</text:p>
          </table:table-cell>
          <table:table-cell table:number-columns-repeated="17"/>
        </table:table-row>
        <table:table-row table:style-name="ro1">
          <table:table-cell table:number-columns-repeated="8"/>
          <table:table-cell table:style-name="ce11"/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6040" calcext:value-type="float">
            <text:p>6040</text:p>
          </table:table-cell>
          <table:table-cell office:value-type="float" office:value="249" calcext:value-type="float">
            <text:p>249</text:p>
          </table:table-cell>
          <table:table-cell table:formula="of:=---(15-[.B415]/([.C415]+[.D415])*[.D415])" office:value-type="float" office:value="-1.5384003816187" calcext:value-type="float">
            <text:p>-1,5384003816187</text:p>
          </table:table-cell>
          <table:table-cell table:formula="of:=11.836+12" office:value-type="float" office:value="23.836" calcext:value-type="float">
            <text:p>23,836</text:p>
          </table:table-cell>
          <table:table-cell table:number-columns-repeated="21"/>
        </table:table-row>
        <table:table-row table:style-name="ro1">
          <table:table-cell table:number-columns-repeated="4"/>
          <table:table-cell table:formula="of:=53*53" office:value-type="float" office:value="2809" calcext:value-type="float">
            <text:p>2809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(12-8)/20000*10000+8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12*1000000/1000000"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-4/(6040+249)*249+4" office:value-type="float" office:value="3.84162823978375" calcext:value-type="float">
            <text:p>3,8416282397837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(311-4)/(6040+249)*249+4" office:value-type="float" office:value="16.1550325965972" calcext:value-type="float">
            <text:p>16,1550325965972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--8.36" office:value-type="float" office:value="8.36" calcext:value-type="float">
            <text:p>8,36</text:p>
          </table:table-cell>
          <table:table-cell table:number-columns-repeated="22"/>
        </table:table-row>
      </table:table>
      <table:table table:name="Sheet__321_2" table:style-name="ta1">
        <table:table-column table:style-name="co1" table:number-columns-repeated="27" table:default-cell-style-name="Default"/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m(W/m^3)</text:p>
          </table:table-cell>
          <table:table-cell table:style-name="ce3" office:value-type="float" office:value="1.076" calcext:value-type="float">
            <text:p>1,07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office:value-type="float" office:value="0.25" calcext:value-type="float">
            <text:p>0,2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table:style-name="ce3" office:value-type="float" office:value="1.558" calcext:value-type="float">
            <text:p>1,55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office:value-type="float" office:value="1.6" calcext:value-type="float">
            <text:p>1,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beta</text:p>
          </table:table-cell>
          <table:table-cell table:style-name="ce3" office:value-type="float" office:value="3.114" calcext:value-type="float">
            <text:p>3,114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office:value-type="float" office:value="2.5" calcext:value-type="float">
            <text:p>2,5</text:p>
          </table:table-cell>
          <table:table-cell office:value-type="string" calcext:value-type="string">
            <text:p>usado no exemplo do paper: ferrite core is ETD49, material(grade) 3F3 Ferroxcube</text:p>
          </table:table-cell>
          <table:table-cell table:number-columns-repeated="23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office:value-type="string" calcext:value-type="string">
            <text:p>Rth (ºC/W)</text:p>
          </table:table-cell>
          <table:table-cell office:value-type="float" office:value="8" calcext:value-type="float">
            <text:p>8</text:p>
          </table:table-cell>
          <table:table-cell table:formula="of:=23*[.C50]^(-0.37)" office:value-type="float" office:value="0.398447876982157" calcext:value-type="float">
            <text:p>0,398447876982157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ro <text:s/>cm</text:p>
          </table:table-cell>
          <table:table-cell office:value-type="float" office:value="5.05" calcext:value-type="float">
            <text:p>5,05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e m2</text:p>
          </table:table-cell>
          <table:table-cell office:value-type="float" office:value="0.000211" calcext:value-type="float">
            <text:p>0,000211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Ve <text:s/>m3</text:p>
          </table:table-cell>
          <table:table-cell office:value-type="float" office:value="0.000024" calcext:value-type="float">
            <text:p>0,000024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l H</text:p>
          </table:table-cell>
          <table:table-cell table:style-name="ce2" table:formula="of:=3900*10^-9" office:value-type="float" office:value="0.0000039" calcext:value-type="float">
            <text:p>0,0000039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1]" office:value-type="float" office:value="0.0000039" calcext:value-type="float">
            <text:p>0,0000039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2]" office:value-type="float" office:value="0.0000039" calcext:value-type="float">
            <text:p>0,0000039</text:p>
          </table:table-cell>
          <table:table-cell table:formula="of:=10^-9*2500" office:value-type="float" office:value="0.0000025" calcext:value-type="float">
            <text:p>0,0000025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10^-9*5600" office:value-type="float" office:value="0.0000056" calcext:value-type="float">
            <text:p>0,0000056</text:p>
          </table:table-cell>
          <table:table-cell table:formula="of:=10^-9*2200" office:value-type="float" office:value="0.0000022" calcext:value-type="float">
            <text:p>0,0000022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2800*10^-9" office:value-type="float" office:value="0.0000028" calcext:value-type="float">
            <text:p>0,000002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630*10^-9" office:value-type="float" office:value="0.00000063" calcext:value-type="float">
            <text:p>0,00000063</text:p>
          </table:table-cell>
          <table:table-cell office:value-type="string" calcext:value-type="string">
            <text:p>E65/32/27-3f3-E63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10^-9*3500" office:value-type="float" office:value="0.0000035" calcext:value-type="float">
            <text:p>0,000003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10^-9*2800" office:value-type="float" office:value="0.0000028" calcext:value-type="float">
            <text:p>0,0000028</text:p>
          </table:table-cell>
          <table:table-cell table:formula="of:=10^-9*4600" office:value-type="float" office:value="0.0000046" calcext:value-type="float">
            <text:p>0,0000046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formula="of:=49.8" office:value-type="float" office:value="49.8" calcext:value-type="float">
            <text:p>49,8</text:p>
          </table:table-cell>
          <table:table-cell table:number-columns-repeated="2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6.7" calcext:value-type="float">
            <text:p>16,7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I()*R^2</text:p>
          </table:table-cell>
          <table:table-cell/>
          <table:table-cell table:formula="of:=16.7*16.7*PI()" office:value-type="float" office:value="876.158775159657" calcext:value-type="float">
            <text:p>876,158775159657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36.1" calcext:value-type="float">
            <text:p>36,1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16.7" calcext:value-type="float">
            <text:p>16,7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PI()*[.C35]/2*[.C35]/2" office:value-type="float" office:value="219.039693789914" calcext:value-type="float">
            <text:p>219,039693789914</text:p>
          </table:table-cell>
          <table:table-cell office:value-type="string" calcext:value-type="string">
            <text:p>isto seria num caso ideal</text:p>
          </table:table-cell>
          <table:table-cell table:number-columns-repeated="23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"/>
          <table:table-cell table:formula="of:=[.C32]*[.C29]" office:value-type="float" office:value="831.66" calcext:value-type="float">
            <text:p>831,66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23*([.C40]*[.C38])^(-0.37)" office:value-type="string" office:string-value="" calcext:value-type="error">
            <text:p>#NUM!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38]*[.C17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[.C29]-[.C34]" office:value-type="float" office:value="13.7" calcext:value-type="float">
            <text:p>13,7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45]*[.C32]" office:value-type="float" office:value="228.79" calcext:value-type="float">
            <text:p>228,79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([.C46]+[.C37])*[.C38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e*Aw</text:p>
          </table:table-cell>
          <table:table-cell office:value-type="float" office:value="57600" calcext:value-type="float">
            <text:p>57600</text:p>
          </table:table-cell>
          <table:table-cell table:formula="of:=[.C58]*[.C17]" office:value-type="float" office:value="0.057603" calcext:value-type="float">
            <text:p>0,057603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23*[.C50]^(-0.37)" office:value-type="float" office:value="0.398447876982157" calcext:value-type="float">
            <text:p>0,398447876982157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gm</text:p>
          </table:table-cell>
          <table:table-cell table:style-name="ce6" table:formula="of:=[.C17]*[.C17]/[.C15]*(1/[.C19]/[.C13])^(2/[.C8])" office:value-type="float" office:value="0.00000214962795904936" calcext:value-type="float">
            <text:p>2,14962795904936E-06</text:p>
          </table:table-cell>
          <table:table-cell table:formula="of:=[.C17]*[.C17]/[.C15]*(1/[.C19]/[.C13])" office:value-type="float" office:value="0.0000459168729372937" calcext:value-type="float">
            <text:p>4,59168729372937E-05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6"/>
          <table:table-cell table:number-columns-repeated="24"/>
        </table:table-row>
        <table:table-row table:style-name="ro1">
          <table:table-cell/>
          <table:table-cell office:value-type="string" calcext:value-type="string">
            <text:p>kgw</text:p>
          </table:table-cell>
          <table:table-cell table:formula="of:=[.C50]/[.C17]*[.C50]/[.C17]*[.C15]*[.C50]^(-0.48)" office:value-type="float" office:value="1.95239929573391E+015" calcext:value-type="float">
            <text:p>1,95239929573391E+015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w</text:p>
          </table:table-cell>
          <table:table-cell office:value-type="float" office:value="273" calcext:value-type="float">
            <text:p>273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50]/[.C17]" office:value-type="float" office:value="272985781.990521" calcext:value-type="float">
            <text:p>272985781,990521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u0</text:p>
          </table:table-cell>
          <table:table-cell table:formula="of:=4*PI()*10^(-7)" office:value-type="float" office:value="0.00000125663706143592" calcext:value-type="float">
            <text:p>1,25663706143592E-06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Vo</text:p>
          </table:table-cell>
          <table:table-cell table:style-name="ce7" table:formula="of:=200/6.735" office:value-type="float" office:value="29.6956198960653" calcext:value-type="float">
            <text:p>29,695619896065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nt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fres</text:p>
          </table:table-cell>
          <table:table-cell office:value-type="string" calcext:value-type="string">
            <text:p>Kcu</text:p>
          </table:table-cell>
          <table:table-cell office:value-type="string" calcext:value-type="string">
            <text:p>Delta T max</text:p>
          </table:table-cell>
          <table:table-cell office:value-type="string" calcext:value-type="string">
            <text:p>I_p_rms (prim rms</text:p>
          </table:table-cell>
          <table:table-cell/>
          <table:table-cell office:value-type="string" calcext:value-type="string">
            <text:p>Kut Litz wire</text:p>
          </table:table-cell>
          <table:table-cell office:value-type="string" calcext:value-type="string">
            <text:p>J30 <text:span text:style-name="T2">A/</text:span>m^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.335" calcext:value-type="float">
            <text:p>5,335</text:p>
          </table:table-cell>
          <table:table-cell/>
          <table:table-cell table:formula="of:=SQRT([.F67]/([.F67]+[.G67]))" office:value-type="float" office:value="0.942193429997273" calcext:value-type="float">
            <text:p>0,942193429997273</text:p>
          </table:table-cell>
          <table:table-cell table:style-name="ce2" table:formula="of:=680*10^(-6)" office:value-type="float" office:value="0.00068" calcext:value-type="float">
            <text:p>0,00068</text:p>
          </table:table-cell>
          <table:table-cell table:style-name="ce2" table:formula="of:=86*10^(-6)" office:value-type="float" office:value="0.000086" calcext:value-type="float">
            <text:p>0,000086</text:p>
          </table:table-cell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4200000" calcext:value-type="float">
            <text:p>420000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.335" calcext:value-type="float">
            <text:p>5,335</text:p>
          </table:table-cell>
          <table:table-cell/>
          <table:table-cell table:style-name="ce8" table:formula="of:=SQRT([.F68]/([.F68]+[.G68]))" office:value-type="float" office:value="0.919171010345946" calcext:value-type="float">
            <text:p>0,919171010345946</text:p>
          </table:table-cell>
          <table:table-cell table:style-name="ce2" office:value-type="float" office:value="0.000305" calcext:value-type="float">
            <text:p>0,000305</text:p>
          </table:table-cell>
          <table:table-cell table:style-name="ce2" table:formula="of:=56*10^(-6)" office:value-type="float" office:value="0.000056" calcext:value-type="float">
            <text:p>0,000056</text:p>
          </table:table-cell>
          <table:table-cell table:number-columns-repeated="2"/>
          <table:table-cell table:style-name="ce2" office:value-type="float" office:value="40" calcext:value-type="float">
            <text:p>4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24-311</text:p>
          </table:table-cell>
          <table:table-cell table:style-name="ce8" table:formula="of:=SQRT([.F69]/([.F69]+[.G69]))" office:value-type="float" office:value="0.805052738094391" calcext:value-type="float">
            <text:p>0,805052738094391</text:p>
          </table:table-cell>
          <table:table-cell table:style-name="ce2" table:formula="of:=[.F154]" office:value-type="float" office:value="0.00000313105393896798" calcext:value-type="float">
            <text:p>3,13105393896798E-06</text:p>
          </table:table-cell>
          <table:table-cell table:style-name="ce2" table:formula="of:=[.G195]" office:value-type="float" office:value="0.0000017" calcext:value-type="float">
            <text:p>0,0000017</text:p>
          </table:table-cell>
          <table:table-cell table:number-columns-repeated="2"/>
          <table:table-cell table:style-name="ce2"/>
          <table:table-cell table:number-columns-repeated="17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formula="of:=[.E69]" office:value-type="float" office:value="0.805052738094391" calcext:value-type="float">
            <text:p>0,805052738094391</text:p>
          </table:table-cell>
          <table:table-cell table:style-name="ce2" table:formula="of:=[.F69]" office:value-type="float" office:value="0.00000313105393896798" calcext:value-type="float">
            <text:p>3,13105393896798E-06</text:p>
          </table:table-cell>
          <table:table-cell table:style-name="ce2" table:formula="of:=[.G69]" office:value-type="float" office:value="0.0000017" calcext:value-type="float">
            <text:p>0,0000017</text:p>
          </table:table-cell>
          <table:table-cell table:number-columns-repeated="2"/>
          <table:table-cell table:style-name="ce2"/>
          <table:table-cell table:number-columns-repeated="17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formula="of:=[.E70]" office:value-type="float" office:value="0.805052738094391" calcext:value-type="float">
            <text:p>0,805052738094391</text:p>
          </table:table-cell>
          <table:table-cell table:formula="of:=[.F70]" office:value-type="float" office:value="0.00000313105393896798" calcext:value-type="float">
            <text:p>3,13105393896798E-06</text:p>
          </table:table-cell>
          <table:table-cell table:formula="of:=[.G70]" office:value-type="float" office:value="0.0000017" calcext:value-type="float">
            <text:p>0,0000017</text:p>
          </table:table-cell>
          <table:table-cell table:number-columns-repeated="20"/>
        </table:table-row>
        <table:table-row table:style-name="ro1">
          <table:table-cell table:number-columns-repeated="2"/>
          <table:table-cell table:formula="of:=1/2.33333333" office:value-type="float" office:value="0.428571429183673" calcext:value-type="float">
            <text:p>0,428571429183673</text:p>
          </table:table-cell>
          <table:table-cell/>
          <table:table-cell table:formula="of:=[.E71]" office:value-type="float" office:value="0.805052738094391" calcext:value-type="float">
            <text:p>0,805052738094391</text:p>
          </table:table-cell>
          <table:table-cell table:formula="of:=[.F71]" office:value-type="float" office:value="0.00000313105393896798" calcext:value-type="float">
            <text:p>3,13105393896798E-06</text:p>
          </table:table-cell>
          <table:table-cell table:formula="of:=[.G71]" office:value-type="float" office:value="0.0000017" calcext:value-type="float">
            <text:p>0,00000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gm &gt;=</text:p>
          </table:table-cell>
          <table:table-cell table:formula="of:=[.C61]*([.C66]*[.C63]/4/[.E67]/[.H67])^2*[.G68]/(1-[.E67])*([.C2]*[.H67]^[.C5]/(1-[.I67])/[.J67]*(8/PI()/PI())^([.C5]-1))^(2/[.C8])" office:value-type="float" office:value="0.00000000400672034132305" calcext:value-type="float">
            <text:p>4,00672034132305E-09</text:p>
          </table:table-cell>
          <table:table-cell table:formula="of:=[.C61]*([.C66]*[.C63]/4/[.E67]/[.H67])^2*[.G68]/(1-[.E67])*([.C2]*[.H67]^[.C5]/(1-[.I67])/[.J67]*(8/PI()/PI())^([.C5]-1))" office:value-type="float" office:value="0.0000000159380946130404" calcext:value-type="float">
            <text:p>1,59380946130404E-08</text:p>
          </table:table-cell>
          <table:table-cell table:formula="of:=[.D61]*([.D66]*[.D63]/4/[.F67]/[.I67])^2*[.H68]/(1-[.F67])*([.D2]*[.I67]^[.D5]/(1-[.J67])/[.K67]*(8/PI()/PI())^([.D5]-1))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Cr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Io</text:p>
          </table:table-cell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Kgw &gt;=</text:p>
          </table:table-cell>
          <table:table-cell table:formula="of:=([.K67]/[.M67]/[.N67])^2*(1+[.E67])/[.I67]*30/[.J67]" office:value-type="float" office:value="0.0000000000104046076606997" calcext:value-type="float">
            <text:p>1,04046076606997E-11</text:p>
          </table:table-cell>
          <table:table-cell table:number-columns-repeated="4"/>
          <table:table-cell table:style-name="ce2" table:formula="of:=33*10^(-9)" office:value-type="float" office:value="0.000000033" calcext:value-type="float">
            <text:p>0,000000033</text:p>
          </table:table-cell>
          <table:table-cell table:style-name="ce2" office:value-type="float" office:value="4.5" calcext:value-type="float">
            <text:p>4,5</text:p>
          </table:table-cell>
          <table:table-cell table:style-name="ce7" table:formula="of:=[.C63]/[.H76]" office:value-type="float" office:value="6.59902664357007" calcext:value-type="float">
            <text:p>6,59902664357007</text:p>
          </table:table-cell>
          <table:table-cell table:number-columns-repeated="18"/>
        </table:table-row>
        <table:table-row table:style-name="ro1">
          <table:table-cell table:number-columns-repeated="6"/>
          <table:table-cell table:formula="of:=31*10^(-9)" office:value-type="float" office:value="0.000000031" calcext:value-type="float">
            <text:p>0,000000031</text:p>
          </table:table-cell>
          <table:table-cell table:number-columns-repeated="20"/>
        </table:table-row>
        <table:table-row table:style-name="ro1">
          <table:table-cell table:number-columns-repeated="6"/>
          <table:table-cell table:formula="of:=[.M154]" office:value-type="float" office:value="0.00000464810239078306" calcext:value-type="float">
            <text:p>4,64810239078306E-06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N2</text:p>
          </table:table-cell>
          <table:table-cell table:number-columns-repeated="2"/>
          <table:table-cell table:formula="of:=[.G78]" office:value-type="float" office:value="0.00000464810239078306" calcext:value-type="float">
            <text:p>4,64810239078306E-0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N1</text:p>
          </table:table-cell>
          <table:table-cell table:formula="of:=SQRT([.G67]/[.C86]*1/(1+[.E67]))" office:value-type="float" office:value="23.8275807110758" calcext:value-type="float">
            <text:p>23,8275807110758</text:p>
          </table:table-cell>
          <table:table-cell table:formula="of:=[.C80]/[.C67]" office:value-type="float" office:value="4.46627567217916" calcext:value-type="float">
            <text:p>4,46627567217916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8" table:formula="of:=SQRT([.G68]/[.C87]*1/(1+[.E68]))" office:value-type="float" office:value="19.5630168239436" calcext:value-type="float">
            <text:p>19,5630168239436</text:p>
          </table:table-cell>
          <table:table-cell table:style-name="ce8" table:formula="of:=[.C81]/[.C68]" office:value-type="float" office:value="3.66691974207002" calcext:value-type="float">
            <text:p>3,66691974207002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8" table:formula="of:=SQRT([.G69]/[.C88]*1/(1+[.E69]))" office:value-type="float" office:value="3.51461829551184" calcext:value-type="float">
            <text:p>3,51461829551184</text:p>
          </table:table-cell>
          <table:table-cell table:style-name="ce8" table:formula="of:=[.C82]/[.$C$72]" office:value-type="float" office:value="8.20077601114557" calcext:value-type="float">
            <text:p>8,20077601114557</text:p>
          </table:table-cell>
          <table:table-cell office:value-type="string" calcext:value-type="string">
            <text:p>etd49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8" table:formula="of:=SQRT([.G70]/[.C89]*1/(1+[.E70]))" office:value-type="float" office:value="3.97191379813172" calcext:value-type="float">
            <text:p>3,97191379813172</text:p>
          </table:table-cell>
          <table:table-cell table:style-name="ce8" table:formula="of:=[.C83]/[.$C$72]" office:value-type="float" office:value="9.26779884906764" calcext:value-type="float">
            <text:p>9,26779884906764</text:p>
          </table:table-cell>
          <table:table-cell office:value-type="string" calcext:value-type="string">
            <text:p>Etd 3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--&gt;</text:p>
          </table:table-cell>
          <table:table-cell table:style-name="ce8" table:formula="of:=SQRT([.G71]/[.C90]*1/(1+[.E71]))" office:value-type="float" office:value="2.97327389561048" calcext:value-type="float">
            <text:p>2,97327389561048</text:p>
          </table:table-cell>
          <table:table-cell table:style-name="ce8" table:formula="of:=[.C84]/[.$C$72]" office:value-type="float" office:value="6.93763907984688" calcext:value-type="float">
            <text:p>6,93763907984688</text:p>
          </table:table-cell>
          <table:table-cell office:value-type="string" calcext:value-type="string">
            <text:p>etd59</text:p>
          </table:table-cell>
          <table:table-cell/>
          <table:table-cell table:formula="of:=2.65*2.5" office:value-type="float" office:value="6.625" calcext:value-type="float">
            <text:p>6,625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8" table:formula="of:=SQRT([.G72]/[.C91]*1/(1+[.E72]))" office:value-type="float" office:value="3.17874749466086" calcext:value-type="float">
            <text:p>3,17874749466086</text:p>
          </table:table-cell>
          <table:table-cell table:style-name="ce8" table:formula="of:=[.C85]/[.$C$72]" office:value-type="float" office:value="7.41707747694619" calcext:value-type="float">
            <text:p>7,41707747694619</text:p>
          </table:table-cell>
          <table:table-cell office:value-type="string" calcext:value-type="string">
            <text:p>E65-63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Aa_ro</text:p>
          </table:table-cell>
          <table:table-cell table:formula="of:=[.$C$61]/6*[.C92]*([.B99]+2*[.B106])/[.B113]" office:value-type="float" office:value="0.000000077991284289118" calcext:value-type="float">
            <text:p>7,7991284289118E-08</text:p>
          </table:table-cell>
          <table:table-cell table:number-columns-repeated="3"/>
          <table:table-cell office:value-type="string" calcext:value-type="string">
            <text:p>Lr</text:p>
          </table:table-cell>
          <table:table-cell table:number-columns-repeated="20"/>
        </table:table-row>
        <table:table-row table:style-name="ro1">
          <table:table-cell table:number-columns-repeated="2"/>
          <table:table-cell table:formula="of:=[.$C$61]/6*[.C93]*([.B100]+2*[.B107])/[.B114]" office:value-type="float" office:value="0.0000000762434773003519" calcext:value-type="float">
            <text:p>7,62434773003519E-0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4]*([.B101]+2*[.B108])/[.B115]" office:value-type="float" office:value="0.0000000762434773003519" calcext:value-type="float">
            <text:p>7,62434773003519E-0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5]*([.B102]+2*[.B109])/[.B116]" office:value-type="float" office:value="0.0000000596979471540558" calcext:value-type="float">
            <text:p>5,96979471540558E-0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6]*([.B103]+2*[.B110])/[.B117]" office:value-type="float" office:value="0.000000106534234690593" calcext:value-type="float">
            <text:p>1,06534234690593E-07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7]*([.B104]+2*[.B111])/[.B118]" office:value-type="float" office:value="0.00000009320666403924" calcext:value-type="float">
            <text:p>9,320666403924E-08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lw</text:p>
          </table:table-cell>
          <table:table-cell table:style-name="ce2" table:formula="of:=10^-3*85" office:value-type="float" office:value="0.085" calcext:value-type="float">
            <text:p>0,085</text:p>
          </table:table-cell>
          <table:table-cell table:number-columns-repeated="3"/>
          <table:table-cell table:formula="of:=[.C87]*(1+[.E68])*[.C81]*[.C81]" office:value-type="float" office:value="0.0000560000000000002" calcext:value-type="float">
            <text:p>0,000056000000000000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2" table:formula="of:=PI()*((0.0359/2)^2-(0.017/2)^2)/[.B114]" office:value-type="float" office:value="0.08309512568745" calcext:value-type="float">
            <text:p>0,08309512568745</text:p>
          </table:table-cell>
          <table:table-cell office:value-type="string" calcext:value-type="string">
            <text:p>comprim medio volta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2" table:formula="of:=PI()*((0.0359/2)^2-(0.017/2)^2)/[.B115]" office:value-type="float" office:value="0.08309512568745" calcext:value-type="float">
            <text:p>0,0830951256874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2" table:formula="of:=PI()*((0.0291/2)^2-(0.0131/2)^2)/[.B116]" office:value-type="float" office:value="0.0662876049907446" calcext:value-type="float">
            <text:p>0,0662876049907446</text:p>
          </table:table-cell>
          <table:table-cell office:value-type="float" office:value="39" calcext:value-type="float">
            <text:p>39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2" table:formula="of:=PI()*((0.043/2)^2-(0.0224/2)^2)/[.B117]" office:value-type="float" office:value="0.102730079772386" calcext:value-type="float">
            <text:p>0,10273007977238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2" table:formula="of:=PI()*((0.044/2)^2-(0.023/2)^2)/[.B118]" office:value-type="float" office:value="0.105243353895258" calcext:value-type="float">
            <text:p>0,105243353895258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dw</text:p>
          </table:table-cell>
          <table:table-cell/>
          <table:table-cell table:formula="of:=(35.9-17)*19.2" office:value-type="float" office:value="362.88" calcext:value-type="float">
            <text:p>362,88</text:p>
          </table:table-cell>
          <table:table-cell table:number-columns-repeated="23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office:value-type="string" calcext:value-type="string">
            <text:p>comp. ferrites ( interior</text:p>
          </table:table-cell>
          <table:table-cell table:number-columns-repeated="24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14.2*2*10^-3" office:value-type="float" office:value="0.0284" calcext:value-type="float">
            <text:p>0,028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22.5*2*10^-3" office:value-type="float" office:value="0.045" calcext:value-type="float">
            <text:p>0,0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22.2*2*10^-3" office:value-type="float" office:value="0.0444" calcext:value-type="float">
            <text:p>0,0444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ds mm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office:value-type="string" calcext:value-type="string">
            <text:p>separador central das bob. Prim e sec sendo estas distr por metade do comp</text:p>
          </table:table-cell>
          <table:table-cell table:number-columns-repeated="24"/>
        </table:table-row>
        <table:table-row table:style-name="ro1">
          <table:table-cell/>
          <table:table-cell table:style-name="ce2" table:formula="of:=[.B106]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[.B107]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[.B108]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[.B109]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/>
          <table:table-cell table:number-columns-repeated="25"/>
        </table:table-row>
        <table:table-row table:style-name="ro1">
          <table:table-cell/>
          <table:table-cell office:value-type="string" calcext:value-type="string">
            <text:p>dh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office:value-type="string" calcext:value-type="string">
            <text:p>espessura das bob. </text:p>
          </table:table-cell>
          <table:table-cell table:number-columns-repeated="24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29.1-13.1)/2*10^-3" office:value-type="float" office:value="0.008" calcext:value-type="float">
            <text:p>0,008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43-22.4)/2*10^-3" office:value-type="float" office:value="0.0103" calcext:value-type="float">
            <text:p>0,0103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44-23)/2*10^-3" office:value-type="float" office:value="0.0105" calcext:value-type="float">
            <text:p>0,010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1"/>
          <table:table-cell table:formula="of:=[.C63]*[.C63]/[.H76]" office:value-type="float" office:value="195.962186891464" calcext:value-type="float">
            <text:p>195,962186891464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r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Ir_peak</text:p>
          </table:table-cell>
          <table:table-cell office:value-type="string" calcext:value-type="string">
            <text:p>Ilm_peak</text:p>
          </table:table-cell>
          <table:table-cell office:value-type="string" calcext:value-type="string">
            <text:p>Ir_rms</text:p>
          </table:table-cell>
          <table:table-cell office:value-type="string" calcext:value-type="string">
            <text:p>Bsat T at H=250A/m f= 25khz T=100ºc</text:p>
          </table:table-cell>
          <table:table-cell/>
          <table:table-cell table:formula="of:=[.J122]*[.C66]" office:value-type="float" office:value="7.6940709658769" calcext:value-type="float">
            <text:p>7,6940709658769</text:p>
          </table:table-cell>
          <table:table-cell table:number-columns-repeated="14"/>
        </table:table-row>
        <table:table-row table:style-name="ro1">
          <table:table-cell table:style-name="ce3"/>
          <table:table-cell table:style-name="ce3" table:formula="of:=1/(2*PI()*SQRT([.G67]*[.G76]))" office:value-type="float" office:value="94474.3551128574" calcext:value-type="float">
            <text:p>94474,3551128574</text:p>
          </table:table-cell>
          <table:table-cell table:formula="of:=1/(2*PI()*SQRT(([.G68]+[.F67])*[.G76]))" office:value-type="float" office:value="32294.1794746218" calcext:value-type="float">
            <text:p>32294,1794746218</text:p>
          </table:table-cell>
          <table:table-cell table:formula="of:=[.F67]/[.G68]" office:value-type="float" office:value="12.1428571428571" calcext:value-type="float">
            <text:p>12,1428571428571</text:p>
          </table:table-cell>
          <table:table-cell table:formula="of:=PI()*PI()/8/[.C66]/[.C66]*[.H76]*SQRT([.G68]/[.G76])" office:value-type="float" office:value="3.57338114694871" calcext:value-type="float">
            <text:p>3,57338114694871</text:p>
          </table:table-cell>
          <table:table-cell table:formula="of:=[.G122]/[.B122]" office:value-type="float" office:value="0.952639474410676" calcext:value-type="float">
            <text:p>0,952639474410676</text:p>
          </table:table-cell>
          <table:table-cell table:style-name="ce2" office:value-type="float" office:value="90000" calcext:value-type="float">
            <text:p>90000</text:p>
          </table:table-cell>
          <table:table-cell table:formula="of:=SQRT((PI()*[.I76]/2/[.C66]/[.F122])^2+([.C66]*[.C63]/4/[.B122]/[.F67])^2)" office:value-type="float" office:value="1.64457638338213" calcext:value-type="float">
            <text:p>1,64457638338213</text:p>
          </table:table-cell>
          <table:table-cell table:formula="of:=[.C66]*[.C63]/4/[.F67]/[.B122]" office:value-type="float" office:value="0.924484304904799" calcext:value-type="float">
            <text:p>0,924484304904799</text:p>
          </table:table-cell>
          <table:table-cell table:formula="of:=SQRT([.C66]*[.C66]*[.C63]*[.C63]/[.B122]/[.B122]*(2*1/[.G122]-1/[.B122])/(32*[.F67]*[.F67]*[.G122])+PI()*PI()*[.C63]*[.C63]/[.H76]/[.H76]/[.G122]/[.G122]/8/[.C66]/[.C66]*[.B122]*[.B122])" office:value-type="float" office:value="0.961758870734612" calcext:value-type="float">
            <text:p>0,961758870734612</text:p>
          </table:table-cell>
          <table:table-cell table:style-name="ce3" office:value-type="float" office:value="0.32" calcext:value-type="float">
            <text:p>0,32</text:p>
          </table:table-cell>
          <table:table-cell table:number-columns-repeated="16"/>
        </table:table-row>
        <table:table-row table:style-name="ro1">
          <table:table-cell/>
          <table:table-cell table:style-name="ce3" table:formula="of:=1/(2*PI()*SQRT([.G68]*[.G77]))" office:value-type="float" office:value="120793.974519802" calcext:value-type="float">
            <text:p>120793,974519802</text:p>
          </table:table-cell>
          <table:table-cell table:formula="of:=1/(2*PI()*SQRT(([.G69]+[.F68])*[.G77]))" office:value-type="float" office:value="51615.7683643456" calcext:value-type="float">
            <text:p>51615,7683643456</text:p>
          </table:table-cell>
          <table:table-cell/>
          <table:table-cell table:formula="of:=PI()*PI()/8/[.C67]/[.C67]*[.H77]*SQRT([.G69]/[.G77])" office:value-type="float" office:value="0" calcext:value-type="float">
            <text:p>0</text:p>
          </table:table-cell>
          <table:table-cell/>
          <table:table-cell table:style-name="ce2" table:formula="of:=[.G122]" office:value-type="float" office:value="90000" calcext:value-type="float">
            <text:p>90000</text:p>
          </table:table-cell>
          <table:table-cell/>
          <table:table-cell table:formula="of:=1/[.C72]*[.C65]/4/[.F69]/[.K155]" office:value-type="float" office:value="985.210034203959" calcext:value-type="float">
            <text:p>985,210034203959</text:p>
          </table:table-cell>
          <table:table-cell table:formula="of:=SQRT([.C72]*[.C72]*[.C64]*[.C64]/[.B124]/[.B124]*(2*1/[.G123]-1/[.B124])/(32*[.F68]*[.F68]*[.G124])+PI()*PI()*[.C64]*[.C64]/[.C154]/[.C154]/[.G124]/[.G124]/8/[.C72]/[.C72]*[.B124]*[.B124])" office:value-type="float" office:value="4.14072525710195" calcext:value-type="float">
            <text:p>4,14072525710195</text:p>
          </table:table-cell>
          <table:table-cell table:number-columns-repeated="17"/>
        </table:table-row>
        <table:table-row table:style-name="ro1">
          <table:table-cell/>
          <table:table-cell table:style-name="ce3" table:formula="of:=1/(2*PI()*SQRT([.G69]*[.G78]))" office:value-type="float" office:value="56618.4306968394" calcext:value-type="float">
            <text:p>56618,4306968394</text:p>
          </table:table-cell>
          <table:table-cell table:formula="of:=1/(2*PI()*SQRT(([.G69]+[.F69])*[.G78]))" office:value-type="float" office:value="33586.2367688412" calcext:value-type="float">
            <text:p>33586,2367688412</text:p>
          </table:table-cell>
          <table:table-cell table:number-columns-repeated="3"/>
          <table:table-cell table:style-name="ce2" table:formula="of:=[.G123]" office:value-type="float" office:value="90000" calcext:value-type="float">
            <text:p>90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SQRT([.C68]*[.C68]*[.C65]*[.C65]/[.B124]/[.B124]*(2*1/[.G124]-1/[.B124])/(32*[.F69]*[.F69]*[.G124])+PI()*PI()*[.C65]*[.C65]/[.H78]/[.H78]/[.G124]/[.G124]/8/[.C68]/[.C68]*[.B124]*[.B124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s_rm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QRT([.C69]*[.C69]*[.C66]*[.C66]/[.B125]/[.B125]*(2*1/[.G125]-1/[.B125])/(32*[.F70]*[.F70]*[.G125])+PI()*PI()*[.C66]*[.C66]/[.H79]/[.H79]/[.G125]/[.G125]/8/[.C69]/[.C69]*[.B125]*[.B125])" office:value-type="string" office:string-value="" calcext:value-type="error">
            <text:p>#VALOR!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SQRT([.C70]*[.C70]*[.C67]*[.C67]/[.B126]/[.B126]*(2*1/[.G126]-1/[.B126])/(32*[.F71]*[.F71]*[.G126])+PI()*PI()*[.C67]*[.C67]/[.H80]/[.H80]/[.G126]/[.G126]/8/[.C70]/[.C70]*[.B126]*[.B126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Wr</text:p>
          </table:table-cell>
          <table:table-cell office:value-type="string" calcext:value-type="string">
            <text:p>phi</text:p>
          </table:table-cell>
          <table:table-cell table:number-columns-repeated="6"/>
          <table:table-cell office:value-type="string" calcext:value-type="string">
            <text:p>sóma</text:p>
          </table:table-cell>
          <table:table-cell office:value-type="string" calcext:value-type="string">
            <text:p>Is_rms</text:p>
          </table:table-cell>
          <table:table-cell table:number-columns-repeated="15"/>
        </table:table-row>
        <table:table-row table:style-name="ro1">
          <table:table-cell table:number-columns-repeated="2"/>
          <table:table-cell table:formula="of:=2*PI()*[.B122]" office:value-type="float" office:value="593599.879950372" calcext:value-type="float">
            <text:p>593599,879950372</text:p>
          </table:table-cell>
          <table:table-cell table:formula="of:=ATAN(-[.C66]^2*[.H76]*[.G122]/[.C129]/[.F67]/[.B122])" office:value-type="float" office:value="0.596972637016945" calcext:value-type="float">
            <text:p>0,596972637016945</text:p>
          </table:table-cell>
          <table:table-cell table:formula="of:=[.C66]^2*[.H122]^2*(1/[.G122]/4+1/[.C129]/4*(-SIN(2*[.C129]/2/[.G122]+2*[.D129])+SIN(2*[.D129])))" office:value-type="float" office:value="0.000475859265851075" calcext:value-type="float">
            <text:p>0,000475859265851075</text:p>
          </table:table-cell>
          <table:table-cell table:formula="of:=+[.C66]^3*[.H122]/[.C129]*(-1*COS([.C129]/[.G122]/2+[.D129])+COS([.D129]))*[.C63]/2/[.F67]/[.B122]" office:value-type="float" office:value="0.000510316547226444" calcext:value-type="float">
            <text:p>0,000510316547226444</text:p>
          </table:table-cell>
          <table:table-cell table:formula="of:=-[.C66]^3*[.H122]/[.F67]*[.C63]*2/[.C129]/[.C129]*(-1*COS([.C129]/2/[.G122]+[.D129])*([.C129]/2/[.G122]+[.D129])+[.D129]*COS([.D129])+[.D129]*COS([.C129]/2/[.G122]+[.D129])-[.D129]*COS([.D129])+SIN([.C129]/2/[.G122]+[.D129])-SIN([.D129]))" office:value-type="float" office:value="-0.000242055387126622" calcext:value-type="float">
            <text:p>-0,000242055387126622</text:p>
          </table:table-cell>
          <table:table-cell table:formula="of:=+[.C66]^4*[.C63]^2/16/[.F67]^2/[.B122]^2/[.G122]/2" office:value-type="float" office:value="0.000303883104005443" calcext:value-type="float">
            <text:p>0,000303883104005443</text:p>
          </table:table-cell>
          <table:table-cell table:formula="of:=-[.C66]^4*[.C63]^2/4/[.F67]^2/[.B122]/[.G122]/[.G122]/4" office:value-type="float" office:value="0.000637981339569058" calcext:value-type="float">
            <text:p>0,000637981339569058</text:p>
          </table:table-cell>
          <table:table-cell table:formula="of:=+[.C66]^4*[.C63]^2/[.F67]/[.F67]/3/8/[.G122]/[.G122]/[.G122]" office:value-type="float" office:value="0.000446465745406101" calcext:value-type="float">
            <text:p>0,000446465745406101</text:p>
          </table:table-cell>
          <table:table-cell table:formula="of:=([.E129]+[.F129]+[.G129]+[.H129]+[.I129]+[.J129])" office:value-type="float" office:value="0.0021324506149315" calcext:value-type="float">
            <text:p>0,0021324506149315</text:p>
          </table:table-cell>
          <table:table-cell table:formula="of:=SQRT(([.K129]*[.G122])*2)" office:value-type="float" office:value="19.5918633796704" calcext:value-type="float">
            <text:p>19,5918633796704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6.735" calcext:value-type="float">
            <text:p>6,735</text:p>
          </table:table-cell>
          <table:table-cell table:formula="of:=[.L130]*2" office:value-type="float" office:value="13.47" calcext:value-type="float">
            <text:p>13,47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ueff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string" calcext:value-type="string">
            <text:p>Le m</text:p>
          </table:table-cell>
          <table:table-cell office:value-type="string" calcext:value-type="string">
            <office:annotation draw:style-name="gr1" draw:text-style-name="P2" svg:width="2.899cm" svg:height="1.799cm" svg:x="18.662cm" svg:y="57.653cm" draw:caption-point-x="-0.61cm" draw:caption-point-y="1.511cm">
              <dc:date>2022-09-17T00:00:00</dc:date>
              <text:p text:style-name="P1"><text:span text:style-name="T1">Is assumed to be 6 and will be checked later</text:span></text:p>
            </office:annotation>
            <text:p>lamd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J0 (A/cm^2)</text:p>
          </table:table-cell>
          <table:table-cell office:value-type="string" calcext:value-type="string">
            <text:p>P_cu_p</text:p>
          </table:table-cell>
          <table:table-cell office:value-type="string" calcext:value-type="string">
            <text:p>resist. Cu at 100ºc ohm.m</text:p>
          </table:table-cell>
          <table:table-cell/>
          <table:table-cell office:value-type="string" calcext:value-type="string">
            <text:p>A_cu mm^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 office:value-type="float" office:value="7.55" calcext:value-type="float">
            <text:p>7,55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style-name="ce4" office:value-type="float" office:value="6" calcext:value-type="float">
            <text:p>6</text:p>
          </table:table-cell>
          <table:table-cell table:formula="of:=(SQRT([.$M$67]*(1+[.$H$133]))*[.F72]*[.I123]*[.J123]/[.C158]/48200/[.B148]/SQRT([.J67]))^(8/7)" office:value-type="float" office:value="0.000000213229499263289" calcext:value-type="float">
            <text:p>2,13229499263289E-07</text:p>
          </table:table-cell>
          <table:table-cell table:formula="of:=48200*SQRT([.J67]/[.M67]/(1+[.H133]))*[.I133]^(-1/8)" office:value-type="float" office:value="2325016.9830086" calcext:value-type="float">
            <text:p>2325016,9830086</text:p>
          </table:table-cell>
          <table:table-cell table:style-name="ce4" table:formula="of:=[.L133]*[.D133]*[.C92]*0.001/[.N133]/0.000001*[.J122]*[.J122]" office:value-type="float" office:value="0.0000351347919521354" calcext:value-type="float">
            <text:p>3,51347919521354E-05</text:p>
          </table:table-cell>
          <table:table-cell table:formula="of:=2.2*10^(-8)" office:value-type="float" office:value="0.000000022" calcext:value-type="float">
            <text:p>0,000000022</text:p>
          </table:table-cell>
          <table:table-cell/>
          <table:table-cell office:value-type="float" office:value="0.64" calcext:value-type="float">
            <text:p>0,6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number-columns-repeated="2"/>
          <table:table-cell office:value-type="string" calcext:value-type="string">
            <text:p>?????????????????????????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number-columns-repeated="20"/>
        </table:table-row>
        <table:table-row table:style-name="ro1">
          <table:table-cell/>
          <table:table-cell table:formula="of:=[.B135]" office:value-type="float" office:value="1680" calcext:value-type="float">
            <text:p>1680</text:p>
          </table:table-cell>
          <table:table-cell/>
          <table:table-cell table:style-name="ce4" table:formula="of:=[.D135]" office:value-type="float" office:value="13" calcext:value-type="float">
            <text:p>13</text:p>
          </table:table-cell>
          <table:table-cell table:number-columns-repeated="2"/>
          <table:table-cell table:formula="of:=[.G135]" office:value-type="float" office:value="0.114" calcext:value-type="float">
            <text:p>0,11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/>
          <table:table-cell table:style-name="ce4"/>
          <table:table-cell table:number-columns-repeated="2"/>
          <table:table-cell office:value-type="float" office:value="0.139" calcext:value-type="float">
            <text:p>0,139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max</text:p>
          </table:table-cell>
          <table:table-cell office:value-type="string" calcext:value-type="string">
            <text:p>u_opt</text:p>
          </table:table-cell>
          <table:table-cell office:value-type="string" calcext:value-type="string">
            <text:p>Lm calculated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Np calc2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3]*[.D133]*[.I122]/[.G133]" office:value-type="float" office:value="0.22256516392334" calcext:value-type="float">
            <text:p>0,22256516392334</text:p>
          </table:table-cell>
          <table:table-cell table:style-name="ce4" table:formula="of:=[.B139]*[.G133]*[.J122]/[.C61]/SQRT([.K133]*[.B148]*[.C58]/[.L133]/[.C92])" office:value-type="float" office:value="92.1075934753806" calcext:value-type="float">
            <text:p>92,1075934753806</text:p>
          </table:table-cell>
          <table:table-cell table:formula="of:=[.C61]*[.B133]*[.D133]*[.D133]*[.C17]/[.G133]" office:value-type="float" office:value="0.000660364098560429" calcext:value-type="float">
            <text:p>0,000660364098560429</text:p>
          </table:table-cell>
          <table:table-cell table:style-name="ce5" office:value-type="float" office:value="2000" calcext:value-type="float">
            <text:p>2000</text:p>
          </table:table-cell>
          <table:table-cell table:style-name="ce7" table:formula="of:=SQRT([.F67]/[.C21])" office:value-type="float" office:value="13.2045058354705" calcext:value-type="float">
            <text:p>13,2045058354705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4]*[.D134]*[.I123]/[.G134]" office:value-type="float" office:value="237.184592099813" calcext:value-type="float">
            <text:p>237,184592099813</text:p>
          </table:table-cell>
          <table:table-cell table:number-columns-repeated="3"/>
          <table:table-cell table:style-name="ce7" table:formula="of:=SQRT([.F68]/[.C24])" office:value-type="float" office:value="7.37999225706137" calcext:value-type="float">
            <text:p>7,37999225706137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5]*[.D135]*[.I123]/[.G135]" office:value-type="float" office:value="237.184592099813" calcext:value-type="float">
            <text:p>237,184592099813</text:p>
          </table:table-cell>
          <table:table-cell table:number-columns-repeated="3"/>
          <table:table-cell table:style-name="ce7" table:formula="of:=SQRT([.F69]/[.D23])" office:value-type="float" office:value="1.11911642628781" calcext:value-type="float">
            <text:p>1,11911642628781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6]*[.$C$158]*[.I123]/[.G136]" office:value-type="float" office:value="54.247288933184" calcext:value-type="float">
            <text:p>54,247288933184</text:p>
          </table:table-cell>
          <table:table-cell table:number-columns-repeated="3"/>
          <table:table-cell table:style-name="ce7" table:formula="of:=SQRT([.F70]/[.C25])" office:value-type="float" office:value="1.0574656257446" calcext:value-type="float">
            <text:p>1,0574656257446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6]*[.$C$158]*[.I123]/[.G137]" office:value-type="float" office:value="44.490582290525" calcext:value-type="float">
            <text:p>44,490582290525</text:p>
          </table:table-cell>
          <table:table-cell table:number-columns-repeated="3"/>
          <table:table-cell table:style-name="ce7" table:formula="of:=SQRT([.F71]/[.C26])" office:value-type="float" office:value="2.22933328312542" calcext:value-type="float">
            <text:p>2,22933328312542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8]*[.D138]*[.I128]/[.G138]" office:value-type="string" office:string-value="" calcext:value-type="error">
            <text:p>#VALOR!</text:p>
          </table:table-cell>
          <table:table-cell table:number-columns-repeated="3"/>
          <table:table-cell table:style-name="ce7" table:formula="of:=SQRT([.F72]/[.C27])" office:value-type="float" office:value="0.945826009213713" calcext:value-type="float">
            <text:p>0,94582600921371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up</text:p>
          </table:table-cell>
          <table:table-cell table:number-columns-repeated="25"/>
        </table:table-row>
        <table:table-row table:style-name="ro1">
          <table:table-cell/>
          <table:table-cell table:formula="of:=[.$M$67]/(1+(2*[.L129]/[.C72]/[.J123]))" office:value-type="float" office:value="0.00866537689185948" calcext:value-type="float">
            <text:p>0,00866537689185948</text:p>
          </table:table-cell>
          <table:table-cell table:number-columns-repeated="25"/>
        </table:table-row>
        <table:table-row table:style-name="ro1">
          <table:table-cell table:number-columns-repeated="17"/>
          <table:table-cell office:value-type="float" office:value="0.08" calcext:value-type="float">
            <text:p>0,0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float" office:value="0.08" calcext:value-type="float">
            <text:p>0,08</text:p>
          </table:table-cell>
          <table:table-cell office:value-type="float" office:value="50" calcext:value-type="float">
            <text:p>5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2"/>
          <table:table-cell office:value-type="float" office:value="0.009" calcext:value-type="float">
            <text:p>0,009</text:p>
          </table:table-cell>
          <table:table-cell table:number-columns-repeated="6"/>
          <table:table-cell table:style-name="ce3" table:formula="of:=1/(2*PI()*SQRT([.G154]*[.M154]))" office:value-type="float" office:value="59000" calcext:value-type="float">
            <text:p>59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corrente de saida</text:p>
          </table:table-cell>
          <table:table-cell office:value-type="string" calcext:value-type="string">
            <text:p>R said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r</text:p>
          </table:table-cell>
          <table:table-cell table:number-columns-repeated="14"/>
        </table:table-row>
        <table:table-row table:style-name="ro1">
          <table:table-cell table:formula="of:=[.B155]/48" office:value-type="float" office:value="145.833333333333" calcext:value-type="float">
            <text:p>145,833333333333</text:p>
          </table:table-cell>
          <table:table-cell table:formula="of:=[.B155]/315" office:value-type="float" office:value="22.2222222222222" calcext:value-type="float">
            <text:p>22,2222222222222</text:p>
          </table:table-cell>
          <table:table-cell table:formula="of:=315/[.B154]" office:value-type="float" office:value="14.175" calcext:value-type="float">
            <text:p>14,175</text:p>
          </table:table-cell>
          <table:table-cell table:style-name="ce1" office:value-type="float" office:value="0.275" calcext:value-type="float">
            <text:p>0,275</text:p>
          </table:table-cell>
          <table:table-cell table:style-name="ce1" office:value-type="float" office:value="3" calcext:value-type="float">
            <text:p>3</text:p>
          </table:table-cell>
          <table:table-cell table:formula="of:=([.E154]-1)*[.G155]" office:value-type="float" office:value="0.00000313105393896798" calcext:value-type="float">
            <text:p>3,13105393896798E-06</text:p>
          </table:table-cell>
          <table:table-cell table:formula="of:=[.G155]" office:value-type="float" office:value="0.00000156552696948399" calcext:value-type="float">
            <text:p>1,56552696948399E-06</text:p>
          </table:table-cell>
          <table:table-cell table:formula="of:=10^-6*74" office:value-type="float" office:value="0.000074" calcext:value-type="float">
            <text:p>0,000074</text:p>
          </table:table-cell>
          <table:table-cell table:formula="of:=10^-6*60" office:value-type="float" office:value="0.00006" calcext:value-type="float">
            <text:p>0,0000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formula="of:=1/2/PI()/[.K155]/[.D154]/[.G158]" office:value-type="float" office:value="0.00000464810239078306" calcext:value-type="float">
            <text:p>4,64810239078306E-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t saida→</text:p>
          </table:table-cell>
          <table:table-cell table:style-name="ce5" office:value-type="float" office:value="7000" calcext:value-type="float">
            <text:p>7000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154]*[.G158]/[.K155]/2/PI()" office:value-type="float" office:value="0.00000156552696948399" calcext:value-type="float">
            <text:p>1,56552696948399E-06</text:p>
          </table:table-cell>
          <table:table-cell table:number-columns-repeated="3"/>
          <table:table-cell table:style-name="ce5" office:value-type="float" office:value="59000" calcext:value-type="float">
            <text:p>59000</text:p>
          </table:table-cell>
          <table:table-cell table:style-name="ce2" table:formula="of:=[.L156]*[.K155]" office:value-type="float" office:value="34810" calcext:value-type="float">
            <text:p>3481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67" calcext:value-type="float">
            <text:p>0,67</text:p>
          </table:table-cell>
          <table:table-cell office:value-type="float" office:value="1.5" calcext:value-type="float">
            <text:p>1,5</text:p>
          </table:table-cell>
          <table:table-cell table:number-columns-repeated="5"/>
          <table:table-cell office:value-type="float" office:value="140000" calcext:value-type="float">
            <text:p>140000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*0,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ensao said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wx</text:p>
          </table:table-cell>
          <table:table-cell office:value-type="float" office:value="0.92" calcext:value-type="float">
            <text:p>0,92</text:p>
          </table:table-cell>
          <table:table-cell table:number-columns-repeated="15"/>
        </table:table-row>
        <table:table-row table:style-name="ro1">
          <table:table-cell/>
          <table:table-cell table:formula="of:=48*[.E160]/[.C158]*[.C160]" office:value-type="float" office:value="298.32100437273" calcext:value-type="float">
            <text:p>298,32100437273</text:p>
          </table:table-cell>
          <table:table-cell table:formula="of:=[.C84]/[.E161]" office:value-type="float" office:value="2.97327389561048" calcext:value-type="float">
            <text:p>2,97327389561048</text:p>
          </table:table-cell>
          <table:table-cell table:formula="of:=[.F69]/[.G69]+1" office:value-type="float" office:value="2.84179643468705" calcext:value-type="float">
            <text:p>2,84179643468705</text:p>
          </table:table-cell>
          <table:table-cell table:formula="of:=2*PI()*[.K155]*[.G154]/[.G158]" office:value-type="float" office:value="0.275" calcext:value-type="float">
            <text:p>0,275</text:p>
          </table:table-cell>
          <table:table-cell table:formula="of:=1/2/PI()/[.M154]/[.G158]/[.K155]" office:value-type="float" office:value="0.275" calcext:value-type="float">
            <text:p>0,275</text:p>
          </table:table-cell>
          <table:table-cell table:formula="of:=8/PI()/PI()*[.C72]^2*[.C154]" office:value-type="float" office:value="2.11037551675148" calcext:value-type="float">
            <text:p>2,11037551675148</text:p>
          </table:table-cell>
          <table:table-cell table:number-columns-repeated="3"/>
          <table:table-cell table:formula="of:=[.L155]/[.K155]" office:value-type="float" office:value="0.59" calcext:value-type="float">
            <text:p>0,59</text:p>
          </table:table-cell>
          <table:table-cell table:number-columns-repeated="4"/>
          <table:table-cell table:formula="of:=1/[.L155]" office:value-type="float" office:value="0.0000287273771904625" calcext:value-type="float">
            <text:p>2,87273771904625E-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Ns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8/PI()/PI()*[.K158]*[.K158]*([.D158]-1)/SQRT(([.D158]*[.K158]*[.K158]-1)^2+[.E158]*[.E158]*[.K158]*[.K158]*([.K158]*[.K158]-1)^2*([.D158]-1)^2)" office:value-type="float" office:value="2.6635803999902" calcext:value-type="float">
            <text:p>2,6635803999902</text:p>
          </table:table-cell>
          <table:table-cell/>
          <table:table-cell table:formula="of:=[.D84]/[.E161]" office:value-type="float" office:value="6.93763907984688" calcext:value-type="float">
            <text:p>6,93763907984688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está com 10*+ de cr e 10*- de Lm e Lr</text:p>
          </table:table-cell>
          <table:table-cell table:number-columns-repeated="7"/>
          <table:table-cell office:value-type="string" calcext:value-type="string">
            <text:p>C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formula="of:=0.005*10^-6" office:value-type="float" office:value="0.000000005" calcext:value-type="float">
            <text:p>0,000000005</text:p>
          </table:table-cell>
          <table:table-cell office:value-type="float" office:value="1000" calcext:value-type="float">
            <text:p>1000</text:p>
          </table:table-cell>
          <table:table-cell table:formula="of:=1.16*[.L164]" office:value-type="float" office:value="1160" calcext:value-type="float">
            <text:p>1160</text:p>
          </table:table-cell>
          <table:table-cell table:formula="of:=[.L166]/[.O164]" office:value-type="float" office:value="2866.56879854974" calcext:value-type="float">
            <text:p>2866,56879854974</text:p>
          </table:table-cell>
          <table:table-cell table:formula="of:=[.L155]" office:value-type="float" office:value="34810" calcext:value-type="float">
            <text:p>34810</text:p>
          </table:table-cell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corrente com 3 voltas</text:p>
          </table:table-cell>
          <table:table-cell table:number-columns-repeated="9"/>
          <table:table-cell table:formula="of:=1/([.K164]*2*LN((2*[.L164]+[.M164])/[.M164]))" office:value-type="float" office:value="99785259.8775163" calcext:value-type="float">
            <text:p>99785259,877516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io fio</text:p>
          </table:table-cell>
          <table:table-cell office:value-type="float" office:value="3.5" calcext:value-type="float">
            <text:p>3,5</text:p>
          </table:table-cell>
          <table:table-cell table:formula="of:=22.5/3/2" office:value-type="float" office:value="3.75" calcext:value-type="float">
            <text:p>3,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m2</text:p>
          </table:table-cell>
          <table:table-cell table:formula="of:=PI()*[.B167]^2" office:value-type="float" office:value="38.484510006475" calcext:value-type="float">
            <text:p>38,484510006475</text:p>
          </table:table-cell>
          <table:table-cell table:formula="of:=PI()*[.C167]^2" office:value-type="float" office:value="44.1786466911065" calcext:value-type="float">
            <text:p>44,1786466911065</text:p>
          </table:table-cell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mp max</text:p>
          </table:table-cell>
          <table:table-cell table:formula="of:=4.5*[.B168]" office:value-type="float" office:value="173.180295029137" calcext:value-type="float">
            <text:p>173,180295029137</text:p>
          </table:table-cell>
          <table:table-cell table:formula="of:=4.5*[.C168]" office:value-type="float" office:value="198.803910109979" calcext:value-type="float">
            <text:p>198,80391010997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formula="of:=48*[.M169]/([.M169]+[.L169])" office:value-type="float" office:value="43.6363636363636" calcext:value-type="float">
            <text:p>43,6363636363636</text:p>
          </table:table-cell>
          <table:table-cell table:number-columns-repeated="15"/>
        </table:table-row>
        <table:table-row table:style-name="ro1">
          <table:table-cell/>
          <table:table-cell table:formula="of:=550/[.B169]" office:value-type="float" office:value="3.17588095058657" calcext:value-type="float">
            <text:p>3,17588095058657</text:p>
          </table:table-cell>
          <table:table-cell table:number-columns-repeated="25"/>
        </table:table-row>
        <table:table-row table:style-name="ro1">
          <table:table-cell/>
          <table:table-cell table:formula="of:=6*[.B169]" office:value-type="float" office:value="1039.08177017482" calcext:value-type="float">
            <text:p>1039,08177017482</text:p>
          </table:table-cell>
          <table:table-cell table:number-columns-repeated="11"/>
          <table:table-cell table:formula="of:=1/(2*[.N164]*0.05*10^-6*LN((2*[.L164]+[.M164])/[.M164]))" office:value-type="float" office:value="3481" calcext:value-type="float">
            <text:p>3481</text:p>
          </table:table-cell>
          <table:table-cell table:number-columns-repeated="13"/>
        </table:table-row>
        <table:table-row table:style-name="ro1" table:number-rows-repeated="6">
          <table:table-cell table:number-columns-repeated="27"/>
        </table:table-row>
        <table:table-row table:style-name="ro1">
          <table:table-cell table:number-columns-repeated="12"/>
          <table:table-cell table:formula="of:=32/10" office:value-type="float" office:value="3.2" calcext:value-type="float">
            <text:p>3,2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formula="of:=10*[.M179]*[.M179]" office:value-type="float" office:value="102.4" calcext:value-type="float">
            <text:p>102,4</text:p>
          </table:table-cell>
          <table:table-cell table:number-columns-repeated="14"/>
        </table:table-row>
        <table:table-row table:style-name="ro1" table:number-rows-repeated="4">
          <table:table-cell table:number-columns-repeated="27"/>
        </table:table-row>
        <table:table-row table:style-name="ro1">
          <table:table-cell table:number-columns-repeated="11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formula="of:=48*[.M186]/([.M186]+[.L186])" office:value-type="float" office:value="26.6666666666667" calcext:value-type="float">
            <text:p>26,6666666666667</text:p>
          </table:table-cell>
          <table:table-cell table:number-columns-repeated="15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</text:p>
          </table:table-cell>
          <table:table-cell table:number-columns-repeated="26"/>
        </table:table-row>
        <table:table-row table:style-name="ro1">
          <table:table-cell table:number-columns-repeated="12"/>
          <table:table-cell table:style-name="ce6" table:formula="of:=1*13*10^-6" office:value-type="float" office:value="0.000013" calcext:value-type="float">
            <text:p>0,000013</text:p>
          </table:table-cell>
          <table:table-cell table:formula="of:=300/23" office:value-type="float" office:value="13.0434782608696" calcext:value-type="float">
            <text:p>13,0434782608696</text:p>
          </table:table-cell>
          <table:table-cell table:formula="of:=13" office:value-type="float" office:value="13" calcext:value-type="float">
            <text:p>13</text:p>
          </table:table-cell>
          <table:table-cell table:formula="of:=6.5*[.O191]" office:value-type="float" office:value="84.5" calcext:value-type="float">
            <text:p>84,5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6" table:formula="of:=1.5*13*10^-6" office:value-type="float" office:value="0.0000195" calcext:value-type="float">
            <text:p>0,0000195</text:p>
          </table:table-cell>
          <table:table-cell table:formula="of:=400/30" office:value-type="float" office:value="13.3333333333333" calcext:value-type="float">
            <text:p>13,3333333333333</text:p>
          </table:table-cell>
          <table:table-cell table:formula="of:=13" office:value-type="float" office:value="13" calcext:value-type="float">
            <text:p>13</text:p>
          </table:table-cell>
          <table:table-cell table:formula="of:=8.85*[.O192]" office:value-type="float" office:value="115.05" calcext:value-type="float">
            <text:p>115,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2"/>
          <table:table-cell office:value-type="float" office:value="0.009" calcext:value-type="float">
            <text:p>0,009</text:p>
          </table:table-cell>
          <table:table-cell/>
          <table:table-cell office:value-type="string" calcext:value-type="string">
            <text:p>f154</text:p>
          </table:table-cell>
          <table:table-cell table:number-columns-repeated="4"/>
          <table:table-cell table:style-name="ce3" table:formula="of:=1/(2*PI()*SQRT([.G195]*[.M195]))" office:value-type="float" office:value="40586.516942641" calcext:value-type="float">
            <text:p>40586,51694264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corrente de saida</text:p>
          </table:table-cell>
          <table:table-cell office:value-type="string" calcext:value-type="string">
            <text:p>R said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r</text:p>
          </table:table-cell>
          <table:table-cell table:number-columns-repeated="8"/>
          <table:table-cell office:value-type="string" calcext:value-type="string">
            <text:p>vgs</text:p>
          </table:table-cell>
          <table:table-cell table:number-columns-repeated="5"/>
        </table:table-row>
        <table:table-row table:style-name="ro1">
          <table:table-cell table:formula="of:=[.B196]/[.A192]" office:value-type="float" office:value="212.1" calcext:value-type="float">
            <text:p>212,1</text:p>
          </table:table-cell>
          <table:table-cell table:formula="of:=[.B196]/[.B192]" office:value-type="float" office:value="7.04651162790698" calcext:value-type="float">
            <text:p>7,04651162790698</text:p>
          </table:table-cell>
          <table:table-cell table:formula="of:=[.B192]/[.B195]" office:value-type="float" office:value="42.7161716171617" calcext:value-type="float">
            <text:p>42,7161716171617</text:p>
          </table:table-cell>
          <table:table-cell table:style-name="ce1" office:value-type="float" office:value="0.275" calcext:value-type="float">
            <text:p>0,275</text:p>
          </table:table-cell>
          <table:table-cell table:style-name="ce1" office:value-type="float" office:value="3" calcext:value-type="float">
            <text:p>3</text:p>
          </table:table-cell>
          <table:table-cell table:formula="of:=[.F154]" office:value-type="float" office:value="0.00000313105393896798" calcext:value-type="float">
            <text:p>3,13105393896798E-06</text:p>
          </table:table-cell>
          <table:table-cell table:formula="of:=6.8*10^-6/4" office:value-type="float" office:value="0.0000017" calcext:value-type="float">
            <text:p>0,0000017</text:p>
          </table:table-cell>
          <table:table-cell table:formula="of:=10^-6*74" office:value-type="float" office:value="0.000074" calcext:value-type="float">
            <text:p>0,000074</text:p>
          </table:table-cell>
          <table:table-cell table:formula="of:=10^-6*60" office:value-type="float" office:value="0.00006" calcext:value-type="float">
            <text:p>0,0000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style-name="ce6" table:formula="of:=0.71*13*0.98*10^-6" office:value-type="float" office:value="0.0000090454" calcext:value-type="float">
            <text:p>0,0000090454</text:p>
          </table:table-cell>
          <table:table-cell table:number-columns-repeated="6"/>
          <table:table-cell office:value-type="float" office:value="19.46" calcext:value-type="float">
            <text:p>19,46</text:p>
          </table:table-cell>
          <table:table-cell office:value-type="string" calcext:value-type="string">
            <text:p>us</text:p>
          </table:table-cell>
          <table:table-cell office:value-type="float" office:value="2.815" calcext:value-type="float">
            <text:p>2,815</text:p>
          </table:table-cell>
          <table:table-cell office:value-type="float" office:value="2.805" calcext:value-type="float">
            <text:p>2,805</text:p>
          </table:table-cell>
          <table:table-cell office:value-type="float" office:value="2.775" calcext:value-type="float">
            <text:p>2,775</text:p>
          </table:table-cell>
          <table:table-cell office:value-type="float" office:value="2.785" calcext:value-type="float">
            <text:p>2,785</text:p>
          </table:table-cell>
          <table:table-cell table:formula="of:=(2.751+2.798)/2" office:value-type="float" office:value="2.7745" calcext:value-type="float">
            <text:p>2,7745</text:p>
          </table:table-cell>
          <table:table-cell table:formula="of:=(2.744+2.789)/2" office:value-type="float" office:value="2.7665" calcext:value-type="float">
            <text:p>2,7665</text:p>
          </table:table-cell>
        </table:table-row>
        <table:table-row table:style-name="ro1">
          <table:table-cell office:value-type="string" calcext:value-type="string">
            <text:p>pot saida→</text:p>
          </table:table-cell>
          <table:table-cell table:style-name="ce5" office:value-type="float" office:value="2121" calcext:value-type="float">
            <text:p>2121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195]*[.G199]/[.K196]/2/PI()" office:value-type="float" office:value="0.00000685804037844726" calcext:value-type="float">
            <text:p>6,85804037844726E-06</text:p>
          </table:table-cell>
          <table:table-cell table:number-columns-repeated="3"/>
          <table:table-cell table:style-name="ce5" table:formula="of:=[.J200]" office:value-type="float" office:value="40586.516942641" calcext:value-type="float">
            <text:p>40586,516942641</text:p>
          </table:table-cell>
          <table:table-cell table:style-name="ce2" table:formula="of:=[.L197]*[.K196]" office:value-type="float" office:value="11495.8305837777" calcext:value-type="float">
            <text:p>11495,8305837777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/>
          <table:table-cell table:formula="of:=1/[.T195]/10^-6" office:value-type="float" office:value="51387.4614594039" calcext:value-type="float">
            <text:p>51387,4614594039</text:p>
          </table:table-cell>
          <table:table-cell office:value-type="string" calcext:value-type="string">
            <text:p>f_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67" calcext:value-type="float">
            <text:p>0,67</text:p>
          </table:table-cell>
          <table:table-cell office:value-type="float" office:value="1.5" calcext:value-type="float">
            <text:p>1,5</text:p>
          </table:table-cell>
          <table:table-cell table:number-columns-repeated="5"/>
          <table:table-cell office:value-type="float" office:value="140000" calcext:value-type="float">
            <text:p>140000</text:p>
          </table:table-cell>
          <table:table-cell table:formula="of:=0.5938*[.L198]" office:value-type="float" office:value="0.2832426" calcext:value-type="float">
            <text:p>0,2832426</text:p>
          </table:table-cell>
          <table:table-cell office:value-type="string" calcext:value-type="string">
            <text:p>*0,1</text:p>
          </table:table-cell>
          <table:table-cell table:number-columns-repeated="3"/>
          <table:table-cell office:value-type="float" office:value="0.59" calcext:value-type="float">
            <text:p>0,59</text:p>
          </table:table-cell>
          <table:table-cell office:value-type="float" office:value="65" calcext:value-type="float">
            <text:p>65</text:p>
          </table:table-cell>
          <table:table-cell/>
          <table:table-cell table:formula="of:=1/SQRT([.G195]*[.M195])/2/PI()" office:value-type="float" office:value="40586.516942641" calcext:value-type="float">
            <text:p>40586,516942641</text:p>
          </table:table-cell>
          <table:table-cell office:value-type="string" calcext:value-type="string">
            <text:p>f_r</text:p>
          </table:table-cell>
          <table:table-cell table:formula="of:=1/SQRT(0.0000017*0.000004)/2/PI()" office:value-type="float" office:value="61033.1345767397" calcext:value-type="float">
            <text:p>61033,1345767397</text:p>
          </table:table-cell>
          <table:table-cell office:value-type="string" calcext:value-type="string">
            <text:p>os valores d lr e cr k estava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nsao said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wx</text:p>
          </table:table-cell>
          <table:table-cell office:value-type="float" office:value="0.477" calcext:value-type="float">
            <text:p>0,477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float" office:value="0.65" calcext:value-type="float">
            <text:p>0,65</text:p>
          </table:table-cell>
          <table:table-cell table:number-columns-repeated="2"/>
          <table:table-cell table:formula="of:=[.T196]/[.T197]" office:value-type="float" office:value="1.26612149379626" calcext:value-type="float">
            <text:p>1,26612149379626</text:p>
          </table:table-cell>
          <table:table-cell office:value-type="string" calcext:value-type="string">
            <text:p>w_x</text:p>
          </table:table-cell>
          <table:table-cell table:number-columns-repeated="6"/>
        </table:table-row>
        <table:table-row table:style-name="ro1">
          <table:table-cell/>
          <table:table-cell table:formula="of:=[.A192]*[.$E$201]/[.$C$199]*[.C201]" office:value-type="float" office:value="3.61669389493316" calcext:value-type="float">
            <text:p>3,61669389493316</text:p>
          </table:table-cell>
          <table:table-cell office:value-type="float" office:value="3" calcext:value-type="float">
            <text:p>3</text:p>
          </table:table-cell>
          <table:table-cell table:formula="of:=[.F195]/[.G195]+1" office:value-type="float" office:value="2.84179643468705" calcext:value-type="float">
            <text:p>2,84179643468705</text:p>
          </table:table-cell>
          <table:table-cell table:formula="of:=2*PI()*[.K196]*[.G195]/[.G199]" office:value-type="float" office:value="0.068168160903399" calcext:value-type="float">
            <text:p>0,068168160903399</text:p>
          </table:table-cell>
          <table:table-cell table:formula="of:=1/2/PI()/[.M195]/[.G199]/[.K196]" office:value-type="float" office:value="0.068168160903399" calcext:value-type="float">
            <text:p>0,068168160903399</text:p>
          </table:table-cell>
          <table:table-cell table:formula="of:=8/PI()/PI()*[.C72]^2*[.C195]" office:value-type="float" office:value="6.3595882010732" calcext:value-type="float">
            <text:p>6,3595882010732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table:formula="of:=[.L196]/[.K196]" office:value-type="float" office:value="0.2832426" calcext:value-type="float">
            <text:p>0,2832426</text:p>
          </table:table-cell>
          <table:table-cell/>
          <table:table-cell table:formula="of:=[.T197]*[.L197]" office:value-type="float" office:value="11495.8305837777" calcext:value-type="float">
            <text:p>11495,8305837777</text:p>
          </table:table-cell>
          <table:table-cell office:value-type="string" calcext:value-type="string">
            <text:p>fs</text:p>
          </table:table-cell>
          <table:table-cell/>
          <table:table-cell table:formula="of:=1/[.L196]" office:value-type="float" office:value="0.0000869880599502872" calcext:value-type="float">
            <text:p>8,69880599502872E-05</text:p>
          </table:table-cell>
          <table:table-cell table:number-columns-repeated="11"/>
        </table:table-row>
        <table:table-row table:style-name="ro1">
          <table:table-cell/>
          <table:table-cell table:formula="of:=[.A192]*[.$E$201]/[.$C$199]*[.C202]" office:value-type="float" office:value="4.46191724785317" calcext:value-type="float">
            <text:p>4,46191724785317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Ns</text:p>
          </table:table-cell>
          <table:table-cell table:number-columns-repeated="4"/>
          <table:table-cell table:formula="of:=1/SQRT([.G195]*[.M195])/2/PI()" office:value-type="float" office:value="40586.516942641" calcext:value-type="float">
            <text:p>40586,51694264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8/PI()/PI()*[.K199]*[.K199]*([.D199]-1)/SQRT(([.D199]*[.K199]*[.K199]-1)^2+[.E199]*[.E199]*[.K199]*[.K199]*([.K199]*[.K199]-1)^2*([.D199]-1)^2)" office:value-type="float" office:value="0.155001166925707" calcext:value-type="float">
            <text:p>0,15500116692570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1/SQRT((1+1/([.D199]-1)*(1-1/[.K199]/[.K199]))^2+[.G207]*[.G207]*([.K199]-1/[.K199])^2)" office:value-type="float" office:value="0.191225024907993" calcext:value-type="float">
            <text:p>0,191225024907993</text:p>
          </table:table-cell>
          <table:table-cell/>
          <table:table-cell office:value-type="float" office:value="1.1" calcext:value-type="float">
            <text:p>1,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1/(1/[.L202]*[.K202])" office:value-type="float" office:value="4.5" calcext:value-type="float">
            <text:p>4,5</text:p>
          </table:table-cell>
          <table:table-cell table:formula="of:=1/(1/4+1/8)" office:value-type="float" office:value="2.66666666666667" calcext:value-type="float">
            <text:p>2,66666666666667</text:p>
          </table:table-cell>
          <table:table-cell table:formula="of:=1/(1/3.3+1/3.3)" office:value-type="float" office:value="1.65" calcext:value-type="float">
            <text:p>1,65</text:p>
          </table:table-cell>
          <table:table-cell table:number-columns-repeated="12"/>
        </table:table-row>
        <table:table-row table:style-name="ro1">
          <table:table-cell table:number-columns-repeated="19"/>
          <table:table-cell table:formula="of:=321*321/SQRT(2)/1700" office:value-type="float" office:value="42.8594057883783" calcext:value-type="float">
            <text:p>42,8594057883783</text:p>
          </table:table-cell>
          <table:table-cell table:number-columns-repeated="7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está com 10*+ de cr e 10*- de Lm e Lr</text:p>
          </table:table-cell>
          <table:table-cell table:number-columns-repeated="3"/>
          <table:table-cell office:value-type="string" calcext:value-type="string">
            <text:p>Q2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1/[.G199]*SQRT([.G195]/[.M195])" office:value-type="float" office:value="0.068168160903399" calcext:value-type="float">
            <text:p>0,068168160903399</text:p>
          </table:table-cell>
          <table:table-cell table:number-columns-repeated="3"/>
          <table:table-cell table:formula="of:=0.0051*10^-6" office:value-type="float" office:value="0.0000000051" calcext:value-type="float">
            <text:p>0,0000000051</text:p>
          </table:table-cell>
          <table:table-cell office:value-type="float" office:value="1000" calcext:value-type="float">
            <text:p>1000</text:p>
          </table:table-cell>
          <table:table-cell office:value-type="float" office:value="1150" calcext:value-type="float">
            <text:p>1150</text:p>
          </table:table-cell>
          <table:table-cell table:formula="of:=[.L209]/[.O207]" office:value-type="float" office:value="8463.57513721176" calcext:value-type="float">
            <text:p>8463,57513721176</text:p>
          </table:table-cell>
          <table:table-cell table:formula="of:=[.L196]" office:value-type="float" office:value="11495.8305837777" calcext:value-type="float">
            <text:p>11495,8305837777</text:p>
          </table:table-cell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corrente com 3 voltas</text:p>
          </table:table-cell>
          <table:table-cell table:number-columns-repeated="9"/>
          <table:table-cell table:formula="of:=1/([.K207]*2*LN((2*[.L207]+[.M207])/[.M207]))" office:value-type="float" office:value="97295825.9104594" calcext:value-type="float">
            <text:p>97295825,910459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io fio</text:p>
          </table:table-cell>
          <table:table-cell table:formula="of:=14/3/2" office:value-type="float" office:value="2.33333333333333" calcext:value-type="float">
            <text:p>2,33333333333333</text:p>
          </table:table-cell>
          <table:table-cell table:formula="of:=22.5/3/2" office:value-type="float" office:value="3.75" calcext:value-type="float">
            <text:p>3,75</text:p>
          </table:table-cell>
          <table:table-cell table:number-columns-repeated="15"/>
          <table:table-cell table:formula="of:=3.3/2" office:value-type="float" office:value="1.65" calcext:value-type="float">
            <text:p>1,65</text:p>
          </table:table-cell>
          <table:table-cell table:formula="of:=13/[.S210]" office:value-type="float" office:value="7.87878787878788" calcext:value-type="float">
            <text:p>7,87878787878788</text:p>
          </table:table-cell>
          <table:table-cell table:formula="of:=35*8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m2</text:p>
          </table:table-cell>
          <table:table-cell table:formula="of:=PI()*[.B210]^2" office:value-type="float" office:value="17.1042266695444" calcext:value-type="float">
            <text:p>17,1042266695444</text:p>
          </table:table-cell>
          <table:table-cell table:formula="of:=PI()*[.C210]^2" office:value-type="float" office:value="44.1786466911065" calcext:value-type="float">
            <text:p>44,1786466911065</text:p>
          </table:table-cell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5"/>
          <table:table-cell table:formula="of:=1/2" office:value-type="float" office:value="0.5" calcext:value-type="float">
            <text:p>0,5</text:p>
          </table:table-cell>
          <table:table-cell table:formula="of:=13/[.S211]" office:value-type="float" office:value="26" calcext:value-type="float">
            <text:p>26</text:p>
          </table:table-cell>
          <table:table-cell table:formula="of:=20*26" office:value-type="float" office:value="520" calcext:value-type="float">
            <text:p>5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p max</text:p>
          </table:table-cell>
          <table:table-cell table:formula="of:=4.5*[.B211]" office:value-type="float" office:value="76.9690200129499" calcext:value-type="float">
            <text:p>76,9690200129499</text:p>
          </table:table-cell>
          <table:table-cell table:formula="of:=4.5*[.C211]" office:value-type="float" office:value="198.803910109979" calcext:value-type="float">
            <text:p>198,80391010997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formula="of:=48*[.M212]/([.M212]+[.L212])" office:value-type="float" office:value="43.6363636363636" calcext:value-type="float">
            <text:p>43,6363636363636</text:p>
          </table:table-cell>
          <table:table-cell table:number-columns-repeated="1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3"/>
          <table:table-cell table:formula="of:=1/(2*[.N207]*0.05*10^-6*LN((2*[.L207]+[.M207])/[.M207]))" office:value-type="float" office:value="1172.57471954533" calcext:value-type="float">
            <text:p>1172,57471954533</text:p>
          </table:table-cell>
          <table:table-cell table:number-columns-repeated="8"/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table:number-columns-repeated="19"/>
          <table:table-cell table:formula="of:=1/(2*10000*0.0000000051*LN(2*[.W215]/5000+1))" office:value-type="float" office:value="50470.6055371372" calcext:value-type="float">
            <text:p>50470,6055371372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67*6.11" office:value-type="float" office:value="409.37" calcext:value-type="float">
            <text:p>409,37</text:p>
          </table:table-cell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2"/>
          <table:table-cell table:style-name="ce6" table:formula="of:=1*13*10^-6" office:value-type="float" office:value="0.000013" calcext:value-type="float">
            <text:p>0,000013</text:p>
          </table:table-cell>
          <table:table-cell table:formula="of:=300/23" office:value-type="float" office:value="13.0434782608696" calcext:value-type="float">
            <text:p>13,0434782608696</text:p>
          </table:table-cell>
          <table:table-cell table:formula="of:=13" office:value-type="float" office:value="13" calcext:value-type="float">
            <text:p>13</text:p>
          </table:table-cell>
          <table:table-cell table:formula="of:=6.5*[.O219]" office:value-type="float" office:value="84.5" calcext:value-type="float">
            <text:p>84,5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6" table:formula="of:=1.5*13*10^-6" office:value-type="float" office:value="0.0000195" calcext:value-type="float">
            <text:p>0,0000195</text:p>
          </table:table-cell>
          <table:table-cell table:formula="of:=400/30" office:value-type="float" office:value="13.3333333333333" calcext:value-type="float">
            <text:p>13,3333333333333</text:p>
          </table:table-cell>
          <table:table-cell table:formula="of:=13" office:value-type="float" office:value="13" calcext:value-type="float">
            <text:p>13</text:p>
          </table:table-cell>
          <table:table-cell table:formula="of:=8.85*[.O220]" office:value-type="float" office:value="115.05" calcext:value-type="float">
            <text:p>115,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2"/>
          <table:table-cell office:value-type="float" office:value="0.009" calcext:value-type="float">
            <text:p>0,0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corrente de saida</text:p>
          </table:table-cell>
          <table:table-cell office:value-type="string" calcext:value-type="string">
            <text:p>R said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r</text:p>
          </table:table-cell>
          <table:table-cell table:number-columns-repeated="8"/>
          <table:table-cell office:value-type="string" calcext:value-type="string">
            <text:p>vgs</text:p>
          </table:table-cell>
          <table:table-cell table:number-columns-repeated="5"/>
        </table:table-row>
        <table:table-row table:style-name="ro1">
          <table:table-cell table:formula="of:=[.B224]/[.A220]" office:value-type="float" office:value="166.666666666667" calcext:value-type="float">
            <text:p>166,666666666667</text:p>
          </table:table-cell>
          <table:table-cell table:formula="of:=[.B224]/[.B220]" office:value-type="float" office:value="26.6666666666667" calcext:value-type="float">
            <text:p>26,6666666666667</text:p>
          </table:table-cell>
          <table:table-cell table:formula="of:=[.B220]/[.B223]" office:value-type="float" office:value="11.25" calcext:value-type="float">
            <text:p>11,25</text:p>
          </table:table-cell>
          <table:table-cell table:style-name="ce1" office:value-type="float" office:value="0.275" calcext:value-type="float">
            <text:p>0,275</text:p>
          </table:table-cell>
          <table:table-cell table:style-name="ce1" office:value-type="float" office:value="3" calcext:value-type="float">
            <text:p>3</text:p>
          </table:table-cell>
          <table:table-cell table:formula="of:=[.F154]" office:value-type="float" office:value="0.00000313105393896798" calcext:value-type="float">
            <text:p>3,13105393896798E-06</text:p>
          </table:table-cell>
          <table:table-cell table:formula="of:=6.8*10^-6/4" office:value-type="float" office:value="0.0000017" calcext:value-type="float">
            <text:p>0,0000017</text:p>
          </table:table-cell>
          <table:table-cell table:formula="of:=10^-6*74" office:value-type="float" office:value="0.000074" calcext:value-type="float">
            <text:p>0,000074</text:p>
          </table:table-cell>
          <table:table-cell table:formula="of:=10^-6*60" office:value-type="float" office:value="0.00006" calcext:value-type="float">
            <text:p>0,0000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style-name="ce6" table:formula="of:=0.71*13*0.98*10^-6" office:value-type="float" office:value="0.0000090454" calcext:value-type="float">
            <text:p>0,0000090454</text:p>
          </table:table-cell>
          <table:table-cell table:number-columns-repeated="6"/>
          <table:table-cell office:value-type="float" office:value="19.46" calcext:value-type="float">
            <text:p>19,46</text:p>
          </table:table-cell>
          <table:table-cell office:value-type="string" calcext:value-type="string">
            <text:p>us</text:p>
          </table:table-cell>
          <table:table-cell office:value-type="float" office:value="2.815" calcext:value-type="float">
            <text:p>2,815</text:p>
          </table:table-cell>
          <table:table-cell office:value-type="float" office:value="2.805" calcext:value-type="float">
            <text:p>2,805</text:p>
          </table:table-cell>
          <table:table-cell office:value-type="float" office:value="2.775" calcext:value-type="float">
            <text:p>2,775</text:p>
          </table:table-cell>
          <table:table-cell office:value-type="float" office:value="2.785" calcext:value-type="float">
            <text:p>2,785</text:p>
          </table:table-cell>
          <table:table-cell table:formula="of:=(2.751+2.798)/2" office:value-type="float" office:value="2.7745" calcext:value-type="float">
            <text:p>2,7745</text:p>
          </table:table-cell>
          <table:table-cell table:formula="of:=(2.744+2.789)/2" office:value-type="float" office:value="2.7665" calcext:value-type="float">
            <text:p>2,7665</text:p>
          </table:table-cell>
        </table:table-row>
        <table:table-row table:style-name="ro1">
          <table:table-cell office:value-type="string" calcext:value-type="string">
            <text:p>pot saida→</text:p>
          </table:table-cell>
          <table:table-cell table:style-name="ce5" office:value-type="float" office:value="8000" calcext:value-type="float">
            <text:p>8000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style-name="ce5" table:formula="of:=[.J228]" office:value-type="float" office:value="40586.516942641" calcext:value-type="float">
            <text:p>40586,516942641</text:p>
          </table:table-cell>
          <table:table-cell table:style-name="ce2" table:formula="of:=[.L225]*[.K224]" office:value-type="float" office:value="24108.3910639288" calcext:value-type="float">
            <text:p>24108,3910639288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/>
          <table:table-cell table:formula="of:=1/[.T223]/10^-6" office:value-type="float" office:value="51387.4614594039" calcext:value-type="float">
            <text:p>51387,4614594039</text:p>
          </table:table-cell>
          <table:table-cell office:value-type="string" calcext:value-type="string">
            <text:p>f_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67" calcext:value-type="float">
            <text:p>0,67</text:p>
          </table:table-cell>
          <table:table-cell office:value-type="float" office:value="1.5" calcext:value-type="float">
            <text:p>1,5</text:p>
          </table:table-cell>
          <table:table-cell table:number-columns-repeated="5"/>
          <table:table-cell office:value-type="float" office:value="140000" calcext:value-type="float">
            <text:p>140000</text:p>
          </table:table-cell>
          <table:table-cell office:value-type="float" office:value="0.594" calcext:value-type="float">
            <text:p>0,594</text:p>
          </table:table-cell>
          <table:table-cell office:value-type="string" calcext:value-type="string">
            <text:p>*0,1</text:p>
          </table:table-cell>
          <table:table-cell table:number-columns-repeated="3"/>
          <table:table-cell office:value-type="float" office:value="0.59" calcext:value-type="float">
            <text:p>0,59</text:p>
          </table:table-cell>
          <table:table-cell office:value-type="float" office:value="65" calcext:value-type="float">
            <text:p>65</text:p>
          </table:table-cell>
          <table:table-cell/>
          <table:table-cell table:formula="of:=1/SQRT([.G223]*[.M223])/2/PI()" office:value-type="float" office:value="40586.516942641" calcext:value-type="float">
            <text:p>40586,516942641</text:p>
          </table:table-cell>
          <table:table-cell office:value-type="string" calcext:value-type="string">
            <text:p>f_r</text:p>
          </table:table-cell>
          <table:table-cell table:formula="of:=1/SQRT(0.0000017*0.000004)/2/PI()" office:value-type="float" office:value="61033.1345767397" calcext:value-type="float">
            <text:p>61033,1345767397</text:p>
          </table:table-cell>
          <table:table-cell office:value-type="string" calcext:value-type="string">
            <text:p>os valores d lr e cr k estava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nsao said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w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float" office:value="0.65" calcext:value-type="float">
            <text:p>0,65</text:p>
          </table:table-cell>
          <table:table-cell table:number-columns-repeated="2"/>
          <table:table-cell table:formula="of:=[.T224]/[.T225]" office:value-type="float" office:value="1.26612149379626" calcext:value-type="float">
            <text:p>1,26612149379626</text:p>
          </table:table-cell>
          <table:table-cell office:value-type="string" calcext:value-type="string">
            <text:p>w_x</text:p>
          </table:table-cell>
          <table:table-cell table:number-columns-repeated="6"/>
        </table:table-row>
        <table:table-row table:style-name="ro1">
          <table:table-cell/>
          <table:table-cell table:formula="of:=[.A220]*[.$E$201]/[.$C$199]*[.C229]" office:value-type="float" office:value="321.893542863373" calcext:value-type="float">
            <text:p>321,893542863373</text:p>
          </table:table-cell>
          <table:table-cell office:value-type="float" office:value="3" calcext:value-type="float">
            <text:p>3</text:p>
          </table:table-cell>
          <table:table-cell table:formula="of:=[.F223]/[.G223]+1" office:value-type="float" office:value="2.84179643468705" calcext:value-type="float">
            <text:p>2,84179643468705</text:p>
          </table:table-cell>
          <table:table-cell table:formula="of:=2*PI()*[.K224]*[.G223]/[.G227]" office:value-type="float" office:value="0.258834031997856" calcext:value-type="float">
            <text:p>0,258834031997856</text:p>
          </table:table-cell>
          <table:table-cell table:formula="of:=1/2/PI()/[.M223]/[.G227]/[.K224]" office:value-type="float" office:value="0.258834031997857" calcext:value-type="float">
            <text:p>0,258834031997857</text:p>
          </table:table-cell>
          <table:table-cell table:formula="of:=8/PI()/PI()*[.C72]^2*[.C223]" office:value-type="float" office:value="1.67490120377102" calcext:value-type="float">
            <text:p>1,67490120377102</text:p>
          </table:table-cell>
          <table:table-cell office:value-type="float" office:value="2.333" calcext:value-type="float">
            <text:p>2,333</text:p>
          </table:table-cell>
          <table:table-cell table:number-columns-repeated="2"/>
          <table:table-cell table:formula="of:=[.L224]/[.K224]" office:value-type="float" office:value="0.594000000000001" calcext:value-type="float">
            <text:p>0,594000000000001</text:p>
          </table:table-cell>
          <table:table-cell/>
          <table:table-cell table:formula="of:=[.T225]*[.L225]" office:value-type="float" office:value="24108.3910639288" calcext:value-type="float">
            <text:p>24108,3910639288</text:p>
          </table:table-cell>
          <table:table-cell office:value-type="string" calcext:value-type="string">
            <text:p>fs</text:p>
          </table:table-cell>
          <table:table-cell/>
          <table:table-cell table:formula="of:=1/[.L224]" office:value-type="float" office:value="0.0000414793337866586" calcext:value-type="float">
            <text:p>4,14793337866586E-05</text:p>
          </table:table-cell>
          <table:table-cell table:number-columns-repeated="11"/>
        </table:table-row>
        <table:table-row table:style-name="ro1">
          <table:table-cell/>
          <table:table-cell table:formula="of:=[.A220]*[.$E$201]/[.$C$199]*[.C230]" office:value-type="float" office:value="397.120240915823" calcext:value-type="float">
            <text:p>397,120240915823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Ns</text:p>
          </table:table-cell>
          <table:table-cell table:number-columns-repeated="4"/>
          <table:table-cell table:formula="of:=1/SQRT([.G223]*[.M223])/2/PI()" office:value-type="float" office:value="40586.516942641" calcext:value-type="float">
            <text:p>40586,51694264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8/PI()/PI()*[.K227]*[.K227]*([.D227]-1)/SQRT(([.D227]*[.K227]*[.K227]-1)^2+[.E227]*[.E227]*[.K227]*[.K227]*([.K227]*[.K227]-1)^2*([.D227]-1)^2)" office:value-type="float" office:value="2.87404948985154" calcext:value-type="float">
            <text:p>2,8740494898515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1/SQRT((1+1/([.D227]-1)*(1-1/[.K227]/[.K227]))^2+[.G235]*[.G235]*([.K227]-1/[.K227])^2)" office:value-type="float" office:value="3.54571643674842" calcext:value-type="float">
            <text:p>3,54571643674842</text:p>
          </table:table-cell>
          <table:table-cell/>
          <table:table-cell office:value-type="float" office:value="1.1" calcext:value-type="float">
            <text:p>1,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1/(1/[.L230]*[.K230])" office:value-type="float" office:value="4.5" calcext:value-type="float">
            <text:p>4,5</text:p>
          </table:table-cell>
          <table:table-cell table:formula="of:=1/(1/4+1/8)" office:value-type="float" office:value="2.66666666666667" calcext:value-type="float">
            <text:p>2,66666666666667</text:p>
          </table:table-cell>
          <table:table-cell table:formula="of:=1/(1/3.3+1/3.3)" office:value-type="float" office:value="1.65" calcext:value-type="float">
            <text:p>1,65</text:p>
          </table:table-cell>
          <table:table-cell table:number-columns-repeated="12"/>
        </table:table-row>
        <table:table-row table:style-name="ro1">
          <table:table-cell table:number-columns-repeated="19"/>
          <table:table-cell table:formula="of:=321*321/SQRT(2)/1700" office:value-type="float" office:value="42.8594057883783" calcext:value-type="float">
            <text:p>42,8594057883783</text:p>
          </table:table-cell>
          <table:table-cell table:number-columns-repeated="7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está com 10*+ de cr e 10*- de Lm e Lr</text:p>
          </table:table-cell>
          <table:table-cell table:number-columns-repeated="3"/>
          <table:table-cell office:value-type="string" calcext:value-type="string">
            <text:p>Q2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1/[.G227]*SQRT([.G223]/[.M223])" office:value-type="float" office:value="0.258834031997857" calcext:value-type="float">
            <text:p>0,258834031997857</text:p>
          </table:table-cell>
          <table:table-cell table:number-columns-repeated="3"/>
          <table:table-cell table:formula="of:=0.0051*10^-6" office:value-type="float" office:value="0.0000000051" calcext:value-type="float">
            <text:p>0,0000000051</text:p>
          </table:table-cell>
          <table:table-cell office:value-type="float" office:value="1000" calcext:value-type="float">
            <text:p>1000</text:p>
          </table:table-cell>
          <table:table-cell office:value-type="float" office:value="1150" calcext:value-type="float">
            <text:p>1150</text:p>
          </table:table-cell>
          <table:table-cell table:formula="of:=[.L237]/[.O235]" office:value-type="float" office:value="4035.76603898857" calcext:value-type="float">
            <text:p>4035,76603898857</text:p>
          </table:table-cell>
          <table:table-cell table:formula="of:=[.L224]" office:value-type="float" office:value="24108.3910639288" calcext:value-type="float">
            <text:p>24108,3910639288</text:p>
          </table:table-cell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corrente com 3 voltas</text:p>
          </table:table-cell>
          <table:table-cell table:number-columns-repeated="9"/>
          <table:table-cell table:formula="of:=1/([.K235]*2*LN((2*[.L235]+[.M235])/[.M235]))" office:value-type="float" office:value="97295825.9104594" calcext:value-type="float">
            <text:p>97295825,910459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io fio</text:p>
          </table:table-cell>
          <table:table-cell table:formula="of:=14/3/2" office:value-type="float" office:value="2.33333333333333" calcext:value-type="float">
            <text:p>2,33333333333333</text:p>
          </table:table-cell>
          <table:table-cell table:formula="of:=22.5/3/2" office:value-type="float" office:value="3.75" calcext:value-type="float">
            <text:p>3,75</text:p>
          </table:table-cell>
          <table:table-cell table:number-columns-repeated="15"/>
          <table:table-cell table:formula="of:=3.3/2" office:value-type="float" office:value="1.65" calcext:value-type="float">
            <text:p>1,65</text:p>
          </table:table-cell>
          <table:table-cell table:formula="of:=13/[.S238]" office:value-type="float" office:value="7.87878787878788" calcext:value-type="float">
            <text:p>7,87878787878788</text:p>
          </table:table-cell>
          <table:table-cell table:formula="of:=35*8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m2</text:p>
          </table:table-cell>
          <table:table-cell table:formula="of:=PI()*[.B238]^2" office:value-type="float" office:value="17.1042266695444" calcext:value-type="float">
            <text:p>17,1042266695444</text:p>
          </table:table-cell>
          <table:table-cell table:formula="of:=PI()*[.C238]^2" office:value-type="float" office:value="44.1786466911065" calcext:value-type="float">
            <text:p>44,1786466911065</text:p>
          </table:table-cell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5"/>
          <table:table-cell table:formula="of:=1/2" office:value-type="float" office:value="0.5" calcext:value-type="float">
            <text:p>0,5</text:p>
          </table:table-cell>
          <table:table-cell table:formula="of:=13/[.S239]" office:value-type="float" office:value="26" calcext:value-type="float">
            <text:p>26</text:p>
          </table:table-cell>
          <table:table-cell table:formula="of:=20*26" office:value-type="float" office:value="520" calcext:value-type="float">
            <text:p>5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p max</text:p>
          </table:table-cell>
          <table:table-cell table:formula="of:=4.5*[.B239]" office:value-type="float" office:value="76.9690200129499" calcext:value-type="float">
            <text:p>76,9690200129499</text:p>
          </table:table-cell>
          <table:table-cell table:formula="of:=4.5*[.C239]" office:value-type="float" office:value="198.803910109979" calcext:value-type="float">
            <text:p>198,80391010997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formula="of:=48*[.M240]/([.M240]+[.L240])" office:value-type="float" office:value="43.6363636363636" calcext:value-type="float">
            <text:p>43,6363636363636</text:p>
          </table:table-cell>
          <table:table-cell table:number-columns-repeated="1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3"/>
          <table:table-cell table:formula="of:=1/(2*[.N235]*0.05*10^-6*LN((2*[.L235]+[.M235])/[.M235]))" office:value-type="float" office:value="2459.05588852074" calcext:value-type="float">
            <text:p>2459,05588852074</text:p>
          </table:table-cell>
          <table:table-cell table:number-columns-repeated="8"/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table:number-columns-repeated="19"/>
          <table:table-cell table:formula="of:=1/(2*10000*0.0000000051*LN(2*[.W243]/5000+1))" office:value-type="float" office:value="50470.6055371372" calcext:value-type="float">
            <text:p>50470,6055371372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67*6.11" office:value-type="float" office:value="409.37" calcext:value-type="float">
            <text:p>409,3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.2" calcext:value-type="float">
            <text:p>1,2</text:p>
          </table:table-cell>
          <table:table-cell office:value-type="float" office:value="0.85" calcext:value-type="float">
            <text:p>0,85</text:p>
          </table:table-cell>
          <table:table-cell office:value-type="float" office:value="8.8" calcext:value-type="float">
            <text:p>8,8</text:p>
          </table:table-cell>
          <table:table-cell office:value-type="float" office:value="1.12" calcext:value-type="float">
            <text:p>1,12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28" calcext:value-type="float">
            <text:p>0,0028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46]/[.C247]" office:value-type="float" office:value="1200" calcext:value-type="float">
            <text:p>1200</text:p>
          </table:table-cell>
          <table:table-cell table:formula="of:=[.D246]/[.D247]" office:value-type="float" office:value="170" calcext:value-type="float">
            <text:p>170</text:p>
          </table:table-cell>
          <table:table-cell table:formula="of:=[.E246]/[.E247]" office:value-type="float" office:value="3142.85714285714" calcext:value-type="float">
            <text:p>3142,85714285714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51]*[.D251]/([.E251]+[.D251])" office:value-type="float" office:value="24" calcext:value-type="float">
            <text:p>24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number-columns-repeated="2" office:value-type="float" office:value="315" calcext:value-type="float">
            <text:p>315</text:p>
          </table:table-cell>
          <table:table-cell office:value-type="float" office:value="230" calcext:value-type="float">
            <text:p>230</text:p>
          </table:table-cell>
          <table:table-cell office:value-type="float" office:value="6000" calcext:value-type="float">
            <text:p>6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54]*[.D254]/([.E254]+[.D254])" office:value-type="float" office:value="11.6292134831461" calcext:value-type="float">
            <text:p>11,6292134831461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float" office:value="437" calcext:value-type="float">
            <text:p>437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70" calcext:value-type="float">
            <text:p>470</text:p>
          </table:table-cell>
          <table:table-cell office:value-type="float" office:value="6000" calcext:value-type="float">
            <text:p>6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57]*[.D257]/([.E257]+[.D257])" office:value-type="float" office:value="3.48686244204019" calcext:value-type="float">
            <text:p>3,48686244204019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Rf</text:p>
          </table:table-cell>
          <table:table-cell office:value-type="string" calcext:value-type="string">
            <text:p>R1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F240]" office:value-type="float" office:value="0" calcext:value-type="float">
            <text:p>0</text:p>
          </table:table-cell>
          <table:table-cell table:formula="of:=[.C261]*[.E261]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D261]/[.E261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Rf</text:p>
          </table:table-cell>
          <table:table-cell office:value-type="string" calcext:value-type="string">
            <text:p>R1</text:p>
          </table:table-cell>
          <table:table-cell/>
          <table:table-cell table:number-columns-repeated="2" office:value-type="float" office:value="315" calcext:value-type="float">
            <text:p>315</text:p>
          </table:table-cell>
          <table:table-cell office:value-type="float" office:value="400" calcext:value-type="float">
            <text:p>400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15" calcext:value-type="float">
            <text:p>0,015</text:p>
          </table:table-cell>
          <table:table-cell office:value-type="float" office:value="70" calcext:value-type="float">
            <text:p>7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[.H264]*[.I264]/([.J264]+[.I264])" office:value-type="float" office:value="19.6875" calcext:value-type="float">
            <text:p>19,6875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[.D265]/[.E265]" office:value-type="float" office:value="0.007" calcext:value-type="float">
            <text:p>0,007</text:p>
          </table:table-cell>
          <table:table-cell table:number-columns-repeated="2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float" office:value="100000000" calcext:value-type="float">
            <text:p>100000000</text:p>
          </table:table-cell>
          <table:table-cell office:value-type="float" office:value="0.000001" calcext:value-type="float">
            <text:p>0,000001</text:p>
          </table:table-cell>
          <table:table-cell table:number-columns-repeated="21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1/[.E271]/[.F271]*50*0.0001" office:value-type="float" office:value="0.00005" calcext:value-type="float">
            <text:p>0,00005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0-0-0.0001)/(3.66-3.66+0.00001)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0.007" calcext:value-type="float">
            <text:p>0,007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H275]" office:value-type="float" office:value="3.65714285714286" calcext:value-type="float">
            <text:p>3,65714285714286</text:p>
          </table:table-cell>
          <table:table-cell table:formula="of:=[.C275]+([.D275]*[.E275]+[.F275])*[.G275]" office:value-type="float" office:value="1.45" calcext:value-type="float">
            <text:p>1,45</text:p>
          </table:table-cell>
          <table:table-cell table:formula="of:=[.C275]+(-[.D275]+[.F275])*[.G275]" office:value-type="float" office:value="2.962" calcext:value-type="float">
            <text:p>2,962</text:p>
          </table:table-cell>
          <table:table-cell table:formula="of:=(-[.D275]+[.F275])" office:value-type="float" office:value="-24" calcext:value-type="float">
            <text:p>-24</text:p>
          </table:table-cell>
          <table:table-cell table:number-columns-repeated="15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p</text:p>
          </table:table-cell>
          <table:table-cell office:value-type="float" office:value="0.008" calcext:value-type="float">
            <text:p>0,008</text:p>
          </table:table-cell>
          <table:table-cell table:formula="of:=[.B279]*[.D279]" office:value-type="float" office:value="2000" calcext:value-type="float">
            <text:p>2000</text:p>
          </table:table-cell>
          <table:table-cell table:formula="of:=0.25*[.E279]" office:value-type="float" office:value="250000" calcext:value-type="float">
            <text:p>250000</text:p>
          </table:table-cell>
          <table:table-cell table:formula="of:=10^6" office:value-type="float" office:value="1000000" calcext:value-type="float">
            <text:p>1000000</text:p>
          </table:table-cell>
          <table:table-cell office:value-type="float" office:value="12" calcext:value-type="float">
            <text:p>12</text:p>
          </table:table-cell>
          <table:table-cell table:formula="of:=[.F279]*[.B279]" office:value-type="float" office:value="0.096" calcext:value-type="float">
            <text:p>0,096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ki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F281]*[.B281]" office:value-type="float" office:value="1.2" calcext:value-type="float">
            <text:p>1,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formula="of:=1/[.B281]/[.D279]" office:value-type="float" office:value="0.00004" calcext:value-type="float">
            <text:p>0,00004</text:p>
          </table:table-cell>
          <table:table-cell table:number-columns-repeated="2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C1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table:formula="of:=35.7*10^3" office:value-type="float" office:value="35700" calcext:value-type="float">
            <text:p>35700</text:p>
          </table:table-cell>
          <table:table-cell table:formula="of:=22*10^-6" office:value-type="float" office:value="0.000022" calcext:value-type="float">
            <text:p>0,000022</text:p>
          </table:table-cell>
          <table:table-cell table:number-columns-repeated="22"/>
        </table:table-row>
        <table:table-row table:style-name="ro1">
          <table:table-cell/>
          <table:table-cell table:formula="of:=-[.C288]/[.D288]" office:value-type="float" office:value="-0.0209059233449477" calcext:value-type="float">
            <text:p>-0,0209059233449477</text:p>
          </table:table-cell>
          <table:table-cell office:value-type="float" office:value="600" calcext:value-type="float">
            <text:p>600</text:p>
          </table:table-cell>
          <table:table-cell office:value-type="float" office:value="28700" calcext:value-type="float">
            <text:p>28700</text:p>
          </table:table-cell>
          <table:table-cell table:formula="of:=22*10^-6" office:value-type="float" office:value="0.000022" calcext:value-type="float">
            <text:p>0,000022</text:p>
          </table:table-cell>
          <table:table-cell table:number-columns-repeated="22"/>
        </table:table-row>
        <table:table-row table:style-name="ro1">
          <table:table-cell/>
          <table:table-cell table:formula="of:=-[.C289]/[.D289]" office:value-type="float" office:value="-0.0156794425087108" calcext:value-type="float">
            <text:p>-0,0156794425087108</text:p>
          </table:table-cell>
          <table:table-cell office:value-type="float" office:value="450" calcext:value-type="float">
            <text:p>450</text:p>
          </table:table-cell>
          <table:table-cell office:value-type="float" office:value="28700" calcext:value-type="float">
            <text:p>28700</text:p>
          </table:table-cell>
          <table:table-cell table:formula="of:=22*10^-6" office:value-type="float" office:value="0.000022" calcext:value-type="float">
            <text:p>0,000022</text:p>
          </table:table-cell>
          <table:table-cell table:number-columns-repeated="22"/>
        </table:table-row>
        <table:table-row table:style-name="ro1">
          <table:table-cell/>
          <table:table-cell table:formula="of:=-[.C290]/[.D290]" office:value-type="float" office:value="-0.0191570881226054" calcext:value-type="float">
            <text:p>-0,0191570881226054</text:p>
          </table:table-cell>
          <table:table-cell office:value-type="float" office:value="500" calcext:value-type="float">
            <text:p>500</text:p>
          </table:table-cell>
          <table:table-cell office:value-type="float" office:value="26100" calcext:value-type="float">
            <text:p>26100</text:p>
          </table:table-cell>
          <table:table-cell office:value-type="float" office:value="0.000018" calcext:value-type="float">
            <text:p>0,000018</text:p>
          </table:table-cell>
          <table:table-cell table:formula="of:=[.E290]*(1+[.C312])" office:value-type="float" office:value="0.0000185161290322581" calcext:value-type="float">
            <text:p>1,85161290322581E-05</text:p>
          </table:table-cell>
          <table:table-cell table:formula="of:=[.B290]*-12+[.H290]*[.B290]" office:value-type="float" office:value="0.0383141762452107" calcext:value-type="float">
            <text:p>0,0383141762452107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90]*(1+[.C313])" office:value-type="float" office:value="27042.238267148" calcext:value-type="float">
            <text:p>27042,238267148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formula="of:=[.D291]*(1+[.C313])" office:value-type="float" office:value="28018.4923562147" calcext:value-type="float">
            <text:p>28018,4923562147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32400" calcext:value-type="float">
            <text:p>32400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287]/[.D287]" office:value-type="float" office:value="-0.0210084033613445" calcext:value-type="float">
            <text:p>-0,021008403361344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288]/[.D288]" office:value-type="float" office:value="-0.0209059233449477" calcext:value-type="float">
            <text:p>-0,0209059233449477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289]/[.D289]" office:value-type="float" office:value="-0.0156794425087108" calcext:value-type="float">
            <text:p>-0,0156794425087108</text:p>
          </table:table-cell>
          <table:table-cell table:formula="of:=12-3.5" office:value-type="float" office:value="8.5" calcext:value-type="float">
            <text:p>8,5</text:p>
          </table:table-cell>
          <table:table-cell table:formula="of:=[.D297]*[.C297]" office:value-type="float" office:value="-0.133275261324042" calcext:value-type="float">
            <text:p>-0,133275261324042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290]/[.D290]" office:value-type="float" office:value="-0.0191570881226054" calcext:value-type="float">
            <text:p>-0,0191570881226054</text:p>
          </table:table-cell>
          <table:table-cell/>
          <table:table-cell table:formula="of:=[.D298]*[.C298]" office:value-type="float" office:value="-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291]/[.D291]" office:value-type="float" office:value="-0" calcext:value-type="float">
            <text:p>0</text:p>
          </table:table-cell>
          <table:table-cell/>
          <table:table-cell table:formula="of:=[.D299]*[.C299]" office:value-type="float" office:value="-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292]/[.D292]" office:value-type="float" office:value="-0.0178453570464542" calcext:value-type="float">
            <text:p>-0,0178453570464542</text:p>
          </table:table-cell>
          <table:table-cell office:value-type="float" office:value="2.1" calcext:value-type="float">
            <text:p>2,1</text:p>
          </table:table-cell>
          <table:table-cell table:formula="of:=[.D300]*[.C300]" office:value-type="float" office:value="-0.0374752497975538" calcext:value-type="float">
            <text:p>-0,0374752497975538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293]/[.D293]" office:value-type="float" office:value="-0.0216049382716049" calcext:value-type="float">
            <text:p>-0,0216049382716049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287]/[.E287]" office:value-type="float" office:value="-1.27323656735421" calcext:value-type="float">
            <text:p>-1,27323656735421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288]/[.E288]" office:value-type="float" office:value="-1.58378207158695" calcext:value-type="float">
            <text:p>-1,5837820715869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289]/[.E289]" office:value-type="float" office:value="-1.58378207158695" calcext:value-type="float">
            <text:p>-1,58378207158695</text:p>
          </table:table-cell>
          <table:table-cell table:number-columns-repeated="24"/>
        </table:table-row>
        <table:table-row table:style-name="ro1">
          <table:table-cell/>
          <table:table-cell table:formula="of:=6/9" office:value-type="float" office:value="0.666666666666667" calcext:value-type="float">
            <text:p>0,666666666666667</text:p>
          </table:table-cell>
          <table:table-cell table:formula="of:=-1/[.D293]/[.E290]" office:value-type="float" office:value="-1.71467764060357" calcext:value-type="float">
            <text:p>-1,71467764060357</text:p>
          </table:table-cell>
          <table:table-cell table:number-columns-repeated="2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formula="of:=230/6000" office:value-type="float" office:value="0.0383333333333333" calcext:value-type="float">
            <text:p>0,038333333333333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8/279" office:value-type="float" office:value="0.028673835125448" calcext:value-type="float">
            <text:p>0,02867383512544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10/277" office:value-type="float" office:value="0.036101083032491" calcext:value-type="float">
            <text:p>0,036101083032491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F316]/[.E316]*12/3" office:value-type="float" office:value="0.0903614457831325" calcext:value-type="float">
            <text:p>0,0903614457831325</text:p>
          </table:table-cell>
          <table:table-cell office:value-type="float" office:value="33200" calcext:value-type="float">
            <text:p>33200</text:p>
          </table:table-cell>
          <table:table-cell office:value-type="float" office:value="750" calcext:value-type="float">
            <text:p>750</text:p>
          </table:table-cell>
          <table:table-cell table:formula="of:=1/[.E316]/[.E290]" office:value-type="float" office:value="1.67336010709505" calcext:value-type="float">
            <text:p>1,67336010709505</text:p>
          </table:table-cell>
          <table:table-cell table:number-columns-repeated="20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9" office:value-type="float" office:value="100000" calcext:value-type="float">
            <text:p>100000</text:p>
          </table:table-cell>
          <table:table-cell table:style-name="ce9" office:value-type="float" office:value="0.00001" calcext:value-type="float">
            <text:p>0,0000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table:formula="of:=1/[.C321]/[.D321]*[.E321]*[.F321]" office:value-type="float" office:value="0.42" calcext:value-type="float">
            <text:p>0,42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24]/[.C321]" office:value-type="float" office:value="0.00787" calcext:value-type="float">
            <text:p>0,00787</text:p>
          </table:table-cell>
          <table:table-cell table:formula="of:=12" office:value-type="float" office:value="12" calcext:value-type="float">
            <text:p>12</text:p>
          </table:table-cell>
          <table:table-cell table:formula="of:=[.D324]*[.E324]" office:value-type="float" office:value="0.09444" calcext:value-type="float">
            <text:p>0,09444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24]-[.G321]" office:value-type="float" office:value="2.58556" calcext:value-type="float">
            <text:p>2,58556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0,0000047</text:p>
          </table:table-cell>
          <table:table-cell table:formula="of:=12/3+(12-12/3)/2" office:value-type="float" office:value="8" calcext:value-type="float">
            <text:p>8</text:p>
          </table:table-cell>
          <table:table-cell office:value-type="float" office:value="0.000363" calcext:value-type="float">
            <text:p>0,000363</text:p>
          </table:table-cell>
          <table:table-cell table:formula="of:=1/[.C328]/[.D328]*[.E328]*[.F328]" office:value-type="float" office:value="0.0195529221653649" calcext:value-type="float">
            <text:p>0,0195529221653649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31]/[.C328]" office:value-type="float" office:value="0.0249050632911392" calcext:value-type="float">
            <text:p>0,0249050632911392</text:p>
          </table:table-cell>
          <table:table-cell table:formula="of:=12/3" office:value-type="float" office:value="4" calcext:value-type="float">
            <text:p>4</text:p>
          </table:table-cell>
          <table:table-cell table:formula="of:=[.D331]*[.E331]" office:value-type="float" office:value="0.099620253164557" calcext:value-type="float">
            <text:p>0,099620253164557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31]-[.G328]" office:value-type="float" office:value="2.98082682467008" calcext:value-type="float">
            <text:p>2,98082682467008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0,0000047</text:p>
          </table:table-cell>
          <table:table-cell table:formula="of:=12/2+(12-12/2)/2" office:value-type="float" office:value="9" calcext:value-type="float">
            <text:p>9</text:p>
          </table:table-cell>
          <table:table-cell office:value-type="float" office:value="0.006" calcext:value-type="float">
            <text:p>0,006</text:p>
          </table:table-cell>
          <table:table-cell table:formula="of:=1/[.C335]/[.D335]*[.E335]*[.F335]" office:value-type="float" office:value="0.363587395636951" calcext:value-type="float">
            <text:p>0,363587395636951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38]/[.C335]" office:value-type="float" office:value="0.0249050632911392" calcext:value-type="float">
            <text:p>0,0249050632911392</text:p>
          </table:table-cell>
          <table:table-cell office:value-type="float" office:value="1" calcext:value-type="float">
            <text:p>1</text:p>
          </table:table-cell>
          <table:table-cell table:formula="of:=[.D338]*[.E338]" office:value-type="float" office:value="0.0249050632911392" calcext:value-type="float">
            <text:p>0,0249050632911392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38]-[.G335]" office:value-type="float" office:value="2.71150754107191" calcext:value-type="float">
            <text:p>2,71150754107191</text:p>
          </table:table-cell>
          <table:table-cell table:number-columns-repeated="20"/>
        </table:table-row>
        <table:table-row table:style-name="ro1">
          <table:table-cell table:number-columns-repeated="9"/>
          <table:table-cell table:formula="of:=1/0.3" office:value-type="float" office:value="3.33333333333333" calcext:value-type="float">
            <text:p>3,33333333333333</text:p>
          </table:table-cell>
          <table:table-cell table:formula="of:=31600/[.J340]" office:value-type="float" office:value="9480" calcext:value-type="float">
            <text:p>9480</text:p>
          </table:table-cell>
          <table:table-cell table:formula="of:=3.1*[.J340]" office:value-type="float" office:value="10.3333333333333" calcext:value-type="float">
            <text:p>10,3333333333333</text:p>
          </table:table-cell>
          <table:table-cell table:formula="of:=10000/[.J340]" office:value-type="float" office:value="3000" calcext:value-type="float">
            <text:p>3000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0,0000047</text:p>
          </table:table-cell>
          <table:table-cell table:formula="of:=12/3.3*2" office:value-type="float" office:value="7.27272727272727" calcext:value-type="float">
            <text:p>7,27272727272727</text:p>
          </table:table-cell>
          <table:table-cell office:value-type="float" office:value="0" calcext:value-type="float">
            <text:p>0</text:p>
          </table:table-cell>
          <table:table-cell table:formula="of:=1/[.C343]/[.D343]*[.E343]*[.F343]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46]/[.C343]" office:value-type="float" office:value="0.0249050632911392" calcext:value-type="float">
            <text:p>0,0249050632911392</text:p>
          </table:table-cell>
          <table:table-cell table:formula="of:=12" office:value-type="float" office:value="12" calcext:value-type="float">
            <text:p>12</text:p>
          </table:table-cell>
          <table:table-cell table:formula="of:=[.D346]*[.E346]" office:value-type="float" office:value="0.298860759493671" calcext:value-type="float">
            <text:p>0,298860759493671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46]-[.G343]" office:value-type="float" office:value="2.80113924050633" calcext:value-type="float">
            <text:p>2,80113924050633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0,0000047</text:p>
          </table:table-cell>
          <table:table-cell table:formula="of:=12/3+(12-12/3)/2" office:value-type="float" office:value="8" calcext:value-type="float">
            <text:p>8</text:p>
          </table:table-cell>
          <table:table-cell office:value-type="float" office:value="0.000363" calcext:value-type="float">
            <text:p>0,000363</text:p>
          </table:table-cell>
          <table:table-cell table:formula="of:=1/[.C350]/[.D350]*[.E350]*[.F350]" office:value-type="float" office:value="0.0195529221653649" calcext:value-type="float">
            <text:p>0,0195529221653649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53]/[.C350]" office:value-type="float" office:value="0.0249050632911392" calcext:value-type="float">
            <text:p>0,0249050632911392</text:p>
          </table:table-cell>
          <table:table-cell table:formula="of:=12/3" office:value-type="float" office:value="4" calcext:value-type="float">
            <text:p>4</text:p>
          </table:table-cell>
          <table:table-cell table:formula="of:=[.D353]*[.E353]" office:value-type="float" office:value="0.099620253164557" calcext:value-type="float">
            <text:p>0,099620253164557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53]-[.G350]" office:value-type="float" office:value="2.98082682467008" calcext:value-type="float">
            <text:p>2,98082682467008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8450" calcext:value-type="float">
            <text:p>8450</text:p>
          </table:table-cell>
          <table:table-cell office:value-type="float" office:value="0.0000047" calcext:value-type="float">
            <text:p>0,0000047</text:p>
          </table:table-cell>
          <table:table-cell table:formula="of:=12/2+(12-12/2)/2" office:value-type="float" office:value="9" calcext:value-type="float">
            <text:p>9</text:p>
          </table:table-cell>
          <table:table-cell office:value-type="float" office:value="0.003" calcext:value-type="float">
            <text:p>0,003</text:p>
          </table:table-cell>
          <table:table-cell table:formula="of:=1/[.C357]/[.D357]*[.E357]*[.F357]" office:value-type="float" office:value="0.679843887699862" calcext:value-type="float">
            <text:p>0,679843887699862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60]/[.C357]" office:value-type="float" office:value="0.0931360946745562" calcext:value-type="float">
            <text:p>0,0931360946745562</text:p>
          </table:table-cell>
          <table:table-cell office:value-type="float" office:value="1" calcext:value-type="float">
            <text:p>1</text:p>
          </table:table-cell>
          <table:table-cell table:formula="of:=[.D360]*[.E360]" office:value-type="float" office:value="0.0931360946745562" calcext:value-type="float">
            <text:p>0,0931360946745562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60]-[.G357]" office:value-type="float" office:value="2.32702001762558" calcext:value-type="float">
            <text:p>2,32702001762558</text:p>
          </table:table-cell>
          <table:table-cell table:number-columns-repeated="2"/>
          <table:table-cell table:formula="of:=SQRT(90/10)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v</text:p>
          </table:table-cell>
          <table:table-cell table:number-columns-repeated="22"/>
        </table:table-row>
        <table:table-row table:style-name="ro1">
          <table:table-cell table:formula="of:=315/6000*315" office:value-type="float" office:value="16.5375" calcext:value-type="float">
            <text:p>16,5375</text:p>
          </table:table-cell>
          <table:table-cell/>
          <table:table-cell table:style-name="ce9" office:value-type="float" office:value="8450" calcext:value-type="float">
            <text:p>8450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table:formula="of:=12-377*230/(230+6000)" office:value-type="float" office:value="-1.91813804173355" calcext:value-type="float">
            <text:p>-1,91813804173355</text:p>
          </table:table-cell>
          <table:table-cell table:style-name="ce9"/>
          <table:table-cell table:style-name="ce9" table:formula="of:=[.C364]/[.D364]*[.E364]" office:value-type="float" office:value="-0.162082664526485" calcext:value-type="float">
            <text:p>-0,162082664526485</text:p>
          </table:table-cell>
          <table:table-cell table:number-columns-repeated="2"/>
          <table:table-cell table:formula="of:=10.33-0.9" office:value-type="float" office:value="9.43" calcext:value-type="float">
            <text:p>9,43</text:p>
          </table:table-cell>
          <table:table-cell table:formula="of:=5110*2.8/2.7" office:value-type="float" office:value="5299.25925925926" calcext:value-type="float">
            <text:p>5299,2592592592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31" calcext:value-type="float">
            <text:p>931</text:p>
          </table:table-cell>
          <table:table-cell office:value-type="float" office:value="8450" calcext:value-type="float">
            <text:p>8450</text:p>
          </table:table-cell>
          <table:table-cell table:formula="of:=12-377*230/(230+6000)" office:value-type="float" office:value="-1.91813804173355" calcext:value-type="float">
            <text:p>-1,91813804173355</text:p>
          </table:table-cell>
          <table:table-cell/>
          <table:table-cell table:formula="of:=[.C365]/[.D365]*[.E365]" office:value-type="float" office:value="-0.211335682467921" calcext:value-type="float">
            <text:p>-0,211335682467921</text:p>
          </table:table-cell>
          <table:table-cell table:number-columns-repeated="2"/>
          <table:table-cell table:formula="of:=2.8*10000/9.43" office:value-type="float" office:value="2969.24708377519" calcext:value-type="float">
            <text:p>2969,2470837751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366]/[.D366]*[.E366]" office:value-type="float" office:value="1.2" calcext:value-type="float">
            <text:p>1,2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table:formula="of:=0.16-0.19" office:value-type="float" office:value="-0.03" calcext:value-type="float">
            <text:p>-0,03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2.83" calcext:value-type="float">
            <text:p>2,83</text:p>
          </table:table-cell>
          <table:table-cell table:number-columns-repeated="16"/>
        </table:table-row>
        <table:table-row table:style-name="ro1">
          <table:table-cell table:number-columns-repeated="9"/>
          <table:table-cell office:value-type="float" office:value="300" calcext:value-type="float">
            <text:p>30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10000" calcext:value-type="float">
            <text:p>10000</text:p>
          </table:table-cell>
          <table:table-cell office:value-type="float" office:value="9.33" calcext:value-type="float">
            <text:p>9,33</text:p>
          </table:table-cell>
          <table:table-cell/>
          <table:table-cell table:formula="of:=[.C370]/[.D370]*[.E370]" office:value-type="float" office:value="4.76763" calcext:value-type="float">
            <text:p>4,76763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string" calcext:value-type="string">
            <text:p>330v e depois erros d siulacao e outras cousas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.3" calcext:value-type="float">
            <text:p>10,3</text:p>
          </table:table-cell>
          <table:table-cell/>
          <table:table-cell table:formula="of:=[.C371]/[.D371]*[.E371]" office:value-type="float" office:value="5.2633" calcext:value-type="float">
            <text:p>5,2633</text:p>
          </table:table-cell>
          <table:table-cell table:number-columns-repeated="2"/>
          <table:table-cell office:value-type="float" office:value="374" calcext:value-type="float">
            <text:p>374</text:p>
          </table:table-cell>
          <table:table-cell office:value-type="string" calcext:value-type="string">
            <text:p>não deu bons resultados 2,78</text:p>
          </table:table-cell>
          <table:table-cell table:number-columns-repeated="16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9"/>
          <table:table-cell table:formula="of:=0.808*3+0.315" office:value-type="float" office:value="2.739" calcext:value-type="float">
            <text:p>2,739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R2</text:p>
          </table:table-cell>
          <table:table-cell office:value-type="string" calcext:value-type="string">
            <text:p>4.99</text:p>
          </table:table-cell>
          <table:table-cell office:value-type="float" office:value="2.8" calcext:value-type="float">
            <text:p>2,8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845k paralelo de condensador à saida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9"/>
          <table:table-cell office:value-type="float" office:value="5.9" calcext:value-type="float">
            <text:p>5,9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.49" calcext:value-type="float">
            <text:p>5,49</text:p>
          </table:table-cell>
          <table:table-cell office:value-type="float" office:value="2.9" calcext:value-type="float">
            <text:p>2,9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0,120u <text:s/>^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8"/>
          <table:table-cell office:value-type="string" calcext:value-type="string">
            <text:p>1,2u: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5,62k</text:p>
          </table:table-cell>
          <table:table-cell office:value-type="string" calcext:value-type="string">
            <text:p>1,2u</text:p>
          </table:table-cell>
          <table:table-cell office:value-type="float" office:value="2.89" calcext:value-type="float">
            <text:p>2,89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experimentar agora só mexendo em r2 e esperar 20ms, se estabiliza 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1u: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850k </text:p>
          </table:table-cell>
          <table:table-cell office:value-type="string" calcext:value-type="string">
            <text:p>5,36k</text:p>
          </table:table-cell>
          <table:table-cell office:value-type="float" office:value="2.825" calcext:value-type="float">
            <text:p>2,825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499k</text:p>
          </table:table-cell>
          <table:table-cell table:number-columns-repeated="2" office:value-type="string" calcext:value-type="string">
            <text:p>“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“</text:p>
          </table:table-cell>
          <table:table-cell office:value-type="string" calcext:value-type="string">
            <text:p>5,23k</text:p>
          </table:table-cell>
          <table:table-cell office:value-type="string" calcext:value-type="string">
            <text:p>291v</text:p>
          </table:table-cell>
          <table:table-cell office:value-type="float" office:value="2.825" calcext:value-type="float">
            <text:p>2,825</text:p>
          </table:table-cell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1,2u: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442k</text:p>
          </table:table-cell>
          <table:table-cell office:value-type="string" calcext:value-type="string">
            <text:p>5,23k</text:p>
          </table:table-cell>
          <table:table-cell office:value-type="string" calcext:value-type="string">
            <text:p>315v e depois diminuiu</text:p>
          </table:table-cell>
          <table:table-cell/>
          <table:table-cell office:value-type="float" office:value="2.85" calcext:value-type="float">
            <text:p>2,85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diminuir r2??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.11" calcext:value-type="float">
            <text:p>5,11</text:p>
          </table:table-cell>
          <table:table-cell office:value-type="string" calcext:value-type="string">
            <text:p>377v</text:p>
          </table:table-cell>
          <table:table-cell/>
          <table:table-cell office:value-type="float" office:value="2.819" calcext:value-type="float">
            <text:p>2,819</text:p>
          </table:table-cell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8"/>
          <table:table-cell table:formula="of:=2.8/5.11" office:value-type="float" office:value="0.547945205479452" calcext:value-type="float">
            <text:p>0,547945205479452</text:p>
          </table:table-cell>
          <table:table-cell table:formula="of:=5/[.I394]" office:value-type="float" office:value="9.125" calcext:value-type="float">
            <text:p>9,125</text:p>
          </table:table-cell>
          <table:table-cell table:number-columns-repeated="17"/>
        </table:table-row>
        <table:table-row table:style-name="ro1">
          <table:table-cell table:number-columns-repeated="9"/>
          <table:table-cell table:formula="of:=2.8*3.3" office:value-type="float" office:value="9.24" calcext:value-type="float">
            <text:p>9,24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K2 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8,45K</text:p>
          </table:table-cell>
          <table:table-cell office:value-type="float" office:value="0.76" calcext:value-type="float">
            <text:p>0,76</text:p>
          </table:table-cell>
          <table:table-cell table:number-columns-repeated="16"/>
        </table:table-row>
        <table:table-row table:style-name="ro1">
          <table:table-cell table:number-columns-repeated="6"/>
          <table:table-cell table:formula="of:=931/8450" office:value-type="float" office:value="0.110177514792899" calcext:value-type="float">
            <text:p>0,110177514792899</text:p>
          </table:table-cell>
          <table:table-cell table:number-columns-repeated="2"/>
          <table:table-cell office:value-type="string" calcext:value-type="string">
            <text:p>10K</text:p>
          </table:table-cell>
          <table:table-cell table:number-columns-repeated="17"/>
        </table:table-row>
        <table:table-row table:style-name="ro1">
          <table:table-cell table:number-columns-repeated="6"/>
          <table:table-cell table:formula="of:=8450/100000" office:value-type="float" office:value="0.0845" calcext:value-type="float">
            <text:p>0,0845</text:p>
          </table:table-cell>
          <table:table-cell table:number-columns-repeated="20"/>
        </table:table-row>
        <table:table-row table:style-name="ro1"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7"/>
        </table:table-row>
        <table:table-row table:style-name="ro1">
          <table:table-cell table:number-columns-repeated="6"/>
          <table:table-cell table:formula="of:=2.8*3.33" office:value-type="float" office:value="9.324" calcext:value-type="float">
            <text:p>9,324</text:p>
          </table:table-cell>
          <table:table-cell/>
          <table:table-cell office:value-type="string" calcext:value-type="string">
            <text:p>100k</text:p>
          </table:table-cell>
          <table:table-cell office:value-type="string" calcext:value-type="string">
            <text:p>10k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391v</text:p>
          </table:table-cell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200k</text:p>
          </table:table-cell>
          <table:table-cell office:value-type="string" calcext:value-type="string">
            <text:p>20k</text:p>
          </table:table-cell>
          <table:table-cell table:number-columns-repeated="17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table:formula="of:=1.44/([.E407]+2*[.F407])/0.0000000056" office:value-type="float" office:value="64285.7142857143" calcext:value-type="float">
            <text:p>64285,7142857143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1.44/([.E408]+2*[.F408])/0.0000000056" office:value-type="float" office:value="107142.857142857" calcext:value-type="float">
            <text:p>107142,857142857</text:p>
          </table:table-cell>
          <table:table-cell/>
          <table:table-cell office:value-type="string" calcext:value-type="string">
            <text:p>R2 ultimo amp op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70k</text:p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11" office:value-type="string" calcext:value-type="string">
            <text:p>7,15k</text:p>
          </table:table-cell>
          <table:table-cell office:value-type="string" calcext:value-type="string">
            <text:p>valor de <text:s/>talvez muito incrementado??</text:p>
          </table:table-cell>
          <table:table-cell table:number-columns-repeated="17"/>
        </table:table-row>
        <table:table-row table:style-name="ro1">
          <table:table-cell table:number-columns-repeated="8"/>
          <table:table-cell table:style-name="ce11"/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6040" calcext:value-type="float">
            <text:p>6040</text:p>
          </table:table-cell>
          <table:table-cell office:value-type="float" office:value="249" calcext:value-type="float">
            <text:p>249</text:p>
          </table:table-cell>
          <table:table-cell table:formula="of:=---(15-[.B415]/([.C415]+[.D415])*[.D415])" office:value-type="float" office:value="-1.5384003816187" calcext:value-type="float">
            <text:p>-1,5384003816187</text:p>
          </table:table-cell>
          <table:table-cell table:formula="of:=11.836+12" office:value-type="float" office:value="23.836" calcext:value-type="float">
            <text:p>23,836</text:p>
          </table:table-cell>
          <table:table-cell table:number-columns-repeated="21"/>
        </table:table-row>
        <table:table-row table:style-name="ro1">
          <table:table-cell table:number-columns-repeated="4"/>
          <table:table-cell table:formula="of:=53*53" office:value-type="float" office:value="2809" calcext:value-type="float">
            <text:p>2809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(12-8)/20000*10000+8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12*1000000/1000000"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-4/(6040+249)*249+4" office:value-type="float" office:value="3.84162823978375" calcext:value-type="float">
            <text:p>3,8416282397837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(311-4)/(6040+249)*249+4" office:value-type="float" office:value="16.1550325965972" calcext:value-type="float">
            <text:p>16,1550325965972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--8.36" office:value-type="float" office:value="8.36" calcext:value-type="float">
            <text:p>8,36</text:p>
          </table:table-cell>
          <table:table-cell table:number-columns-repeated="22"/>
        </table:table-row>
      </table:table>
      <table:table table:name="Sheet__321_2_u_qt" table:style-name="ta1">
        <table:table-column table:style-name="co1" table:number-columns-repeated="27" table:default-cell-style-name="Default"/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m(W/m^3)</text:p>
          </table:table-cell>
          <table:table-cell table:style-name="ce3" office:value-type="float" office:value="1.076" calcext:value-type="float">
            <text:p>1,07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office:value-type="float" office:value="0.25" calcext:value-type="float">
            <text:p>0,2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table:style-name="ce3" office:value-type="float" office:value="1.558" calcext:value-type="float">
            <text:p>1,55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office:value-type="float" office:value="1.6" calcext:value-type="float">
            <text:p>1,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beta</text:p>
          </table:table-cell>
          <table:table-cell table:style-name="ce3" office:value-type="float" office:value="3.114" calcext:value-type="float">
            <text:p>3,114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office:value-type="float" office:value="2.5" calcext:value-type="float">
            <text:p>2,5</text:p>
          </table:table-cell>
          <table:table-cell office:value-type="string" calcext:value-type="string">
            <text:p>usado no exemplo do paper: ferrite core is ETD49, material(grade) 3F3 Ferroxcube</text:p>
          </table:table-cell>
          <table:table-cell table:number-columns-repeated="23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office:value-type="string" calcext:value-type="string">
            <text:p>Rth (ºC/W)</text:p>
          </table:table-cell>
          <table:table-cell office:value-type="float" office:value="8" calcext:value-type="float">
            <text:p>8</text:p>
          </table:table-cell>
          <table:table-cell table:formula="of:=23*[.C50]^(-0.37)" office:value-type="float" office:value="0.398447876982157" calcext:value-type="float">
            <text:p>0,398447876982157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ro <text:s/>cm</text:p>
          </table:table-cell>
          <table:table-cell office:value-type="float" office:value="5.05" calcext:value-type="float">
            <text:p>5,05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e m2</text:p>
          </table:table-cell>
          <table:table-cell office:value-type="float" office:value="0.000211" calcext:value-type="float">
            <text:p>0,000211</text:p>
          </table:table-cell>
          <table:table-cell table:number-columns-repeated="24"/>
        </table:table-row>
        <table:table-row table:style-name="ro1">
          <table:table-cell table:number-columns-repeated="14"/>
          <table:table-cell office:value-type="string" calcext:value-type="string">
            <text:p>Lleak=u0*Nprim^2*lw*bw/3/p/p/hw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e <text:s/>m3</text:p>
          </table:table-cell>
          <table:table-cell office:value-type="float" office:value="0.000024" calcext:value-type="float">
            <text:p>0,000024</text:p>
          </table:table-cell>
          <table:table-cell table:number-columns-repeated="16"/>
          <table:table-cell office:value-type="string" calcext:value-type="string">
            <text:p>26aw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l 3f3</text:p>
          </table:table-cell>
          <table:table-cell/>
          <table:table-cell office:value-type="string" calcext:value-type="string">
            <text:p>Lp core 3f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Lp air core</text:p>
          </table:table-cell>
          <table:table-cell table:number-columns-repeated="2"/>
          <table:table-cell office:value-type="string" calcext:value-type="string">
            <text:p>raio</text:p>
          </table:table-cell>
          <table:table-cell office:value-type="string" calcext:value-type="string">
            <text:p>lenght</text:p>
          </table:table-cell>
          <table:table-cell/>
          <table:table-cell office:value-type="string" calcext:value-type="string">
            <text:p>Lleak Mohan</text:p>
          </table:table-cell>
          <table:table-cell table:number-columns-repeated="2"/>
          <table:table-cell table:formula="of:=13/3.14/[.S20]/[.S20]" office:value-type="float" office:value="6.46894904458599" calcext:value-type="float">
            <text:p>6,46894904458599</text:p>
          </table:table-cell>
          <table:table-cell office:value-type="float" office:value="0.8" calcext:value-type="float">
            <text:p>0,8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A</text:p>
          </table:table-cell>
          <table:table-cell table:formula="of:=350/[.T20]/6" office:value-type="float" office:value="16.6666666666667" calcext:value-type="float">
            <text:p>16,6666666666667</text:p>
          </table:table-cell>
          <table:table-cell table:formula="of:=7*2*0.5*2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 H</text:p>
          </table:table-cell>
          <table:table-cell table:style-name="ce2" table:formula="of:=3900*10^-9" office:value-type="float" office:value="0.0000039" calcext:value-type="float">
            <text:p>0,0000039</text:p>
          </table:table-cell>
          <table:table-cell table:formula="of:=5600*10^(-9)" office:value-type="float" office:value="0.0000056" calcext:value-type="float">
            <text:p>0,0000056</text:p>
          </table:table-cell>
          <table:table-cell office:value-type="string" calcext:value-type="string">
            <text:p>3f3</text:p>
          </table:table-cell>
          <table:table-cell table:formula="of:=[.D21]*[.G21]*[.G21]" office:value-type="float" office:value="0.0000504" calcext:value-type="float">
            <text:p>0,00005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4*PI()*10^(-7)*[.G21]*[.G21]*PI()*[.L21]*[.L21]/[.M21]*2*[.H21]" office:value-type="float" office:value="0.000000300233365881138" calcext:value-type="float">
            <text:p>3,00233365881138E-07</text:p>
          </table:table-cell>
          <table:table-cell table:number-columns-repeated="2"/>
          <table:table-cell table:formula="of:=[.L22]/2*10^(-3)" office:value-type="float" office:value="0.013" calcext:value-type="float">
            <text:p>0,013</text:p>
          </table:table-cell>
          <table:table-cell table:formula="of:=[.M22]*2*10^(-3)" office:value-type="float" office:value="0.04" calcext:value-type="float">
            <text:p>0,04</text:p>
          </table:table-cell>
          <table:table-cell/>
          <table:table-cell table:formula="of:=[.C61]*[.G21]*[.G21]*PI()*2*[.L21]*0.01/(3*[.M21]/2)" office:value-type="float" office:value="0.000000153965828656994" calcext:value-type="float">
            <text:p>1,53965828656994E-07</text:p>
          </table:table-cell>
          <table:table-cell table:number-columns-repeated="4"/>
          <table:table-cell office:value-type="float" office:value="1.3" calcext:value-type="float">
            <text:p>1,3</text:p>
          </table:table-cell>
          <table:table-cell office:value-type="string" calcext:value-type="string">
            <text:p>outer diam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21]" office:value-type="float" office:value="0.0000039" calcext:value-type="float">
            <text:p>0,0000039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0.46" calcext:value-type="float">
            <text:p>0,46</text:p>
          </table:table-cell>
          <table:table-cell office:value-type="string" calcext:value-type="string">
            <text:p>copper diam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22]" office:value-type="float" office:value="0.0000039" calcext:value-type="float">
            <text:p>0,0000039</text:p>
          </table:table-cell>
          <table:table-cell table:formula="of:=10^-9*2500" office:value-type="float" office:value="0.0000025" calcext:value-type="float">
            <text:p>0,0000025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10^-9*5600" office:value-type="float" office:value="0.0000056" calcext:value-type="float">
            <text:p>0,0000056</text:p>
          </table:table-cell>
          <table:table-cell table:formula="of:=10^-9*2200" office:value-type="float" office:value="0.0000022" calcext:value-type="float">
            <text:p>0,0000022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2800*10^-9" office:value-type="float" office:value="0.0000028" calcext:value-type="float">
            <text:p>0,000002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630*10^-9" office:value-type="float" office:value="0.00000063" calcext:value-type="float">
            <text:p>0,00000063</text:p>
          </table:table-cell>
          <table:table-cell office:value-type="string" calcext:value-type="string">
            <text:p>E65/32/27-3f3-E63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10^-9*3500" office:value-type="float" office:value="0.0000035" calcext:value-type="float">
            <text:p>0,000003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10^-9*2800" office:value-type="float" office:value="0.0000028" calcext:value-type="float">
            <text:p>0,0000028</text:p>
          </table:table-cell>
          <table:table-cell table:formula="of:=10^-9*4600" office:value-type="float" office:value="0.0000046" calcext:value-type="float">
            <text:p>0,0000046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formula="of:=49.8" office:value-type="float" office:value="49.8" calcext:value-type="float">
            <text:p>49,8</text:p>
          </table:table-cell>
          <table:table-cell table:number-columns-repeated="2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6.7" calcext:value-type="float">
            <text:p>16,7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I()*R^2</text:p>
          </table:table-cell>
          <table:table-cell/>
          <table:table-cell table:formula="of:=16.7*16.7*PI()" office:value-type="float" office:value="876.158775159657" calcext:value-type="float">
            <text:p>876,158775159657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36.1" calcext:value-type="float">
            <text:p>36,1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16.7" calcext:value-type="float">
            <text:p>16,7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PI()*[.C35]/2*[.C35]/2" office:value-type="float" office:value="219.039693789914" calcext:value-type="float">
            <text:p>219,039693789914</text:p>
          </table:table-cell>
          <table:table-cell office:value-type="string" calcext:value-type="string">
            <text:p>isto seria num caso ideal</text:p>
          </table:table-cell>
          <table:table-cell table:number-columns-repeated="23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"/>
          <table:table-cell table:formula="of:=[.C32]*[.C29]" office:value-type="float" office:value="831.66" calcext:value-type="float">
            <text:p>831,66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23*([.C40]*[.C38])^(-0.37)" office:value-type="string" office:string-value="" calcext:value-type="error">
            <text:p>#NUM!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38]*[.C17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[.C29]-[.C34]" office:value-type="float" office:value="13.7" calcext:value-type="float">
            <text:p>13,7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45]*[.C32]" office:value-type="float" office:value="228.79" calcext:value-type="float">
            <text:p>228,79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([.C46]+[.C37])*[.C38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e*Aw</text:p>
          </table:table-cell>
          <table:table-cell office:value-type="float" office:value="57600" calcext:value-type="float">
            <text:p>57600</text:p>
          </table:table-cell>
          <table:table-cell table:formula="of:=[.C58]*[.C17]" office:value-type="float" office:value="0.057603" calcext:value-type="float">
            <text:p>0,057603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23*[.C50]^(-0.37)" office:value-type="float" office:value="0.398447876982157" calcext:value-type="float">
            <text:p>0,398447876982157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gm</text:p>
          </table:table-cell>
          <table:table-cell table:style-name="ce6" table:formula="of:=[.C17]*[.C17]/[.C15]*(1/[.C19]/[.C13])^(2/[.C8])" office:value-type="float" office:value="0.00000214962795904936" calcext:value-type="float">
            <text:p>2,14962795904936E-06</text:p>
          </table:table-cell>
          <table:table-cell table:formula="of:=[.C17]*[.C17]/[.C15]*(1/[.C19]/[.C13])" office:value-type="float" office:value="0.0000459168729372937" calcext:value-type="float">
            <text:p>4,59168729372937E-05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6"/>
          <table:table-cell table:number-columns-repeated="24"/>
        </table:table-row>
        <table:table-row table:style-name="ro1">
          <table:table-cell/>
          <table:table-cell office:value-type="string" calcext:value-type="string">
            <text:p>kgw</text:p>
          </table:table-cell>
          <table:table-cell table:formula="of:=[.C50]/[.C17]*[.C50]/[.C17]*[.C15]*[.C50]^(-0.48)" office:value-type="float" office:value="1.95239929573391E+015" calcext:value-type="float">
            <text:p>1,95239929573391E+015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w</text:p>
          </table:table-cell>
          <table:table-cell office:value-type="float" office:value="273" calcext:value-type="float">
            <text:p>273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50]/[.C17]" office:value-type="float" office:value="272985781.990521" calcext:value-type="float">
            <text:p>272985781,990521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u0</text:p>
          </table:table-cell>
          <table:table-cell table:formula="of:=4*PI()*10^(-7)" office:value-type="float" office:value="0.00000125663706143592" calcext:value-type="float">
            <text:p>1,25663706143592E-06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Vo</text:p>
          </table:table-cell>
          <table:table-cell table:style-name="ce7" table:formula="of:=200/6.735" office:value-type="float" office:value="29.6956198960653" calcext:value-type="float">
            <text:p>29,695619896065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nt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fres</text:p>
          </table:table-cell>
          <table:table-cell office:value-type="string" calcext:value-type="string">
            <text:p>Kcu</text:p>
          </table:table-cell>
          <table:table-cell office:value-type="string" calcext:value-type="string">
            <text:p>Delta T max</text:p>
          </table:table-cell>
          <table:table-cell office:value-type="string" calcext:value-type="string">
            <text:p>I_p_rms (prim rms</text:p>
          </table:table-cell>
          <table:table-cell/>
          <table:table-cell office:value-type="string" calcext:value-type="string">
            <text:p>Kut Litz wire</text:p>
          </table:table-cell>
          <table:table-cell office:value-type="string" calcext:value-type="string">
            <text:p>J30 <text:span text:style-name="T2">A/</text:span>m^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.335" calcext:value-type="float">
            <text:p>5,335</text:p>
          </table:table-cell>
          <table:table-cell/>
          <table:table-cell table:formula="of:=SQRT([.F67]/([.F67]+[.G67]))" office:value-type="float" office:value="0.942193429997273" calcext:value-type="float">
            <text:p>0,942193429997273</text:p>
          </table:table-cell>
          <table:table-cell table:style-name="ce2" table:formula="of:=680*10^(-6)" office:value-type="float" office:value="0.00068" calcext:value-type="float">
            <text:p>0,00068</text:p>
          </table:table-cell>
          <table:table-cell table:style-name="ce2" table:formula="of:=86*10^(-6)" office:value-type="float" office:value="0.000086" calcext:value-type="float">
            <text:p>0,000086</text:p>
          </table:table-cell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4200000" calcext:value-type="float">
            <text:p>420000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.335" calcext:value-type="float">
            <text:p>5,335</text:p>
          </table:table-cell>
          <table:table-cell/>
          <table:table-cell table:style-name="ce8" table:formula="of:=SQRT([.F68]/([.F68]+[.G68]))" office:value-type="float" office:value="0.919171010345946" calcext:value-type="float">
            <text:p>0,919171010345946</text:p>
          </table:table-cell>
          <table:table-cell table:style-name="ce2" office:value-type="float" office:value="0.000305" calcext:value-type="float">
            <text:p>0,000305</text:p>
          </table:table-cell>
          <table:table-cell table:style-name="ce2" table:formula="of:=56*10^(-6)" office:value-type="float" office:value="0.000056" calcext:value-type="float">
            <text:p>0,000056</text:p>
          </table:table-cell>
          <table:table-cell table:number-columns-repeated="2"/>
          <table:table-cell table:style-name="ce2" office:value-type="float" office:value="40" calcext:value-type="float">
            <text:p>4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24-311</text:p>
          </table:table-cell>
          <table:table-cell table:style-name="ce8" table:formula="of:=SQRT([.F69]/([.F69]+[.G69]))" office:value-type="float" office:value="0.805052738094391" calcext:value-type="float">
            <text:p>0,805052738094391</text:p>
          </table:table-cell>
          <table:table-cell table:style-name="ce2" table:formula="of:=[.F154]" office:value-type="float" office:value="0.00000313105393896798" calcext:value-type="float">
            <text:p>3,13105393896798E-06</text:p>
          </table:table-cell>
          <table:table-cell table:style-name="ce2" table:formula="of:=[.G195]" office:value-type="float" office:value="0.0000017" calcext:value-type="float">
            <text:p>0,0000017</text:p>
          </table:table-cell>
          <table:table-cell table:number-columns-repeated="2"/>
          <table:table-cell table:style-name="ce2"/>
          <table:table-cell table:number-columns-repeated="17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formula="of:=[.E69]" office:value-type="float" office:value="0.805052738094391" calcext:value-type="float">
            <text:p>0,805052738094391</text:p>
          </table:table-cell>
          <table:table-cell table:style-name="ce2" table:formula="of:=[.F69]" office:value-type="float" office:value="0.00000313105393896798" calcext:value-type="float">
            <text:p>3,13105393896798E-06</text:p>
          </table:table-cell>
          <table:table-cell table:style-name="ce2" table:formula="of:=[.G69]" office:value-type="float" office:value="0.0000017" calcext:value-type="float">
            <text:p>0,0000017</text:p>
          </table:table-cell>
          <table:table-cell table:number-columns-repeated="2"/>
          <table:table-cell table:style-name="ce2"/>
          <table:table-cell table:number-columns-repeated="17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formula="of:=[.E70]" office:value-type="float" office:value="0.805052738094391" calcext:value-type="float">
            <text:p>0,805052738094391</text:p>
          </table:table-cell>
          <table:table-cell table:formula="of:=[.F70]" office:value-type="float" office:value="0.00000313105393896798" calcext:value-type="float">
            <text:p>3,13105393896798E-06</text:p>
          </table:table-cell>
          <table:table-cell table:formula="of:=[.G70]" office:value-type="float" office:value="0.0000017" calcext:value-type="float">
            <text:p>0,0000017</text:p>
          </table:table-cell>
          <table:table-cell table:number-columns-repeated="20"/>
        </table:table-row>
        <table:table-row table:style-name="ro1">
          <table:table-cell table:number-columns-repeated="2"/>
          <table:table-cell table:formula="of:=1/2.33333333" office:value-type="float" office:value="0.428571429183673" calcext:value-type="float">
            <text:p>0,428571429183673</text:p>
          </table:table-cell>
          <table:table-cell/>
          <table:table-cell table:formula="of:=[.E71]" office:value-type="float" office:value="0.805052738094391" calcext:value-type="float">
            <text:p>0,805052738094391</text:p>
          </table:table-cell>
          <table:table-cell table:formula="of:=[.F71]" office:value-type="float" office:value="0.00000313105393896798" calcext:value-type="float">
            <text:p>3,13105393896798E-06</text:p>
          </table:table-cell>
          <table:table-cell table:formula="of:=[.G71]" office:value-type="float" office:value="0.0000017" calcext:value-type="float">
            <text:p>0,00000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gm &gt;=</text:p>
          </table:table-cell>
          <table:table-cell table:formula="of:=[.C61]*([.C66]*[.C63]/4/[.E67]/[.H67])^2*[.G68]/(1-[.E67])*([.C2]*[.H67]^[.C5]/(1-[.I67])/[.J67]*(8/PI()/PI())^([.C5]-1))^(2/[.C8])" office:value-type="float" office:value="0.00000000400672034132305" calcext:value-type="float">
            <text:p>4,00672034132305E-09</text:p>
          </table:table-cell>
          <table:table-cell table:formula="of:=[.C61]*([.C66]*[.C63]/4/[.E67]/[.H67])^2*[.G68]/(1-[.E67])*([.C2]*[.H67]^[.C5]/(1-[.I67])/[.J67]*(8/PI()/PI())^([.C5]-1))" office:value-type="float" office:value="0.0000000159380946130404" calcext:value-type="float">
            <text:p>1,59380946130404E-08</text:p>
          </table:table-cell>
          <table:table-cell table:formula="of:=[.D61]*([.D66]*[.D63]/4/[.F67]/[.I67])^2*[.H68]/(1-[.F67])*([.D2]*[.I67]^[.D5]/(1-[.J67])/[.K67]*(8/PI()/PI())^([.D5]-1))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Cr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Io</text:p>
          </table:table-cell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Kgw &gt;=</text:p>
          </table:table-cell>
          <table:table-cell table:formula="of:=([.K67]/[.M67]/[.N67])^2*(1+[.E67])/[.I67]*30/[.J67]" office:value-type="float" office:value="0.0000000000104046076606997" calcext:value-type="float">
            <text:p>1,04046076606997E-11</text:p>
          </table:table-cell>
          <table:table-cell table:number-columns-repeated="4"/>
          <table:table-cell table:style-name="ce2" table:formula="of:=33*10^(-9)" office:value-type="float" office:value="0.000000033" calcext:value-type="float">
            <text:p>0,000000033</text:p>
          </table:table-cell>
          <table:table-cell table:style-name="ce2" office:value-type="float" office:value="4.5" calcext:value-type="float">
            <text:p>4,5</text:p>
          </table:table-cell>
          <table:table-cell table:style-name="ce7" table:formula="of:=[.C63]/[.H76]" office:value-type="float" office:value="6.59902664357007" calcext:value-type="float">
            <text:p>6,59902664357007</text:p>
          </table:table-cell>
          <table:table-cell table:number-columns-repeated="18"/>
        </table:table-row>
        <table:table-row table:style-name="ro1">
          <table:table-cell table:number-columns-repeated="6"/>
          <table:table-cell table:formula="of:=31*10^(-9)" office:value-type="float" office:value="0.000000031" calcext:value-type="float">
            <text:p>0,000000031</text:p>
          </table:table-cell>
          <table:table-cell table:number-columns-repeated="20"/>
        </table:table-row>
        <table:table-row table:style-name="ro1">
          <table:table-cell table:number-columns-repeated="6"/>
          <table:table-cell table:formula="of:=[.M154]" office:value-type="float" office:value="0.00000464810239078306" calcext:value-type="float">
            <text:p>4,64810239078306E-06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N2</text:p>
          </table:table-cell>
          <table:table-cell table:number-columns-repeated="2"/>
          <table:table-cell table:formula="of:=[.G78]" office:value-type="float" office:value="0.00000464810239078306" calcext:value-type="float">
            <text:p>4,64810239078306E-0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N1</text:p>
          </table:table-cell>
          <table:table-cell table:formula="of:=SQRT([.G67]/[.C86]*1/(1+[.E67]))" office:value-type="float" office:value="23.8275807110758" calcext:value-type="float">
            <text:p>23,8275807110758</text:p>
          </table:table-cell>
          <table:table-cell table:formula="of:=[.C80]/[.C67]" office:value-type="float" office:value="4.46627567217916" calcext:value-type="float">
            <text:p>4,46627567217916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8" table:formula="of:=SQRT([.G68]/[.C87]*1/(1+[.E68]))" office:value-type="float" office:value="19.5630168239436" calcext:value-type="float">
            <text:p>19,5630168239436</text:p>
          </table:table-cell>
          <table:table-cell table:style-name="ce8" table:formula="of:=[.C81]/[.C68]" office:value-type="float" office:value="3.66691974207002" calcext:value-type="float">
            <text:p>3,66691974207002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8" table:formula="of:=SQRT([.G69]/[.C88]*1/(1+[.E69]))" office:value-type="float" office:value="3.51461829551184" calcext:value-type="float">
            <text:p>3,51461829551184</text:p>
          </table:table-cell>
          <table:table-cell table:style-name="ce8" table:formula="of:=[.C82]/[.$C$72]" office:value-type="float" office:value="8.20077601114557" calcext:value-type="float">
            <text:p>8,20077601114557</text:p>
          </table:table-cell>
          <table:table-cell office:value-type="string" calcext:value-type="string">
            <text:p>etd49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8" table:formula="of:=SQRT([.G70]/[.C89]*1/(1+[.E70]))" office:value-type="float" office:value="3.97191379813172" calcext:value-type="float">
            <text:p>3,97191379813172</text:p>
          </table:table-cell>
          <table:table-cell table:style-name="ce8" table:formula="of:=[.C83]/[.$C$72]" office:value-type="float" office:value="9.26779884906764" calcext:value-type="float">
            <text:p>9,26779884906764</text:p>
          </table:table-cell>
          <table:table-cell office:value-type="string" calcext:value-type="string">
            <text:p>Etd 3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--&gt;</text:p>
          </table:table-cell>
          <table:table-cell table:style-name="ce8" table:formula="of:=SQRT([.G71]/[.C90]*1/(1+[.E71]))" office:value-type="float" office:value="2.97327389561048" calcext:value-type="float">
            <text:p>2,97327389561048</text:p>
          </table:table-cell>
          <table:table-cell table:style-name="ce8" table:formula="of:=[.C84]/[.$C$72]" office:value-type="float" office:value="6.93763907984688" calcext:value-type="float">
            <text:p>6,93763907984688</text:p>
          </table:table-cell>
          <table:table-cell office:value-type="string" calcext:value-type="string">
            <text:p>etd59</text:p>
          </table:table-cell>
          <table:table-cell/>
          <table:table-cell table:formula="of:=2.65*2.5" office:value-type="float" office:value="6.625" calcext:value-type="float">
            <text:p>6,625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8" table:formula="of:=SQRT([.G72]/[.C91]*1/(1+[.E72]))" office:value-type="float" office:value="3.17874749466086" calcext:value-type="float">
            <text:p>3,17874749466086</text:p>
          </table:table-cell>
          <table:table-cell table:style-name="ce8" table:formula="of:=[.C85]/[.$C$72]" office:value-type="float" office:value="7.41707747694619" calcext:value-type="float">
            <text:p>7,41707747694619</text:p>
          </table:table-cell>
          <table:table-cell office:value-type="string" calcext:value-type="string">
            <text:p>E65-63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Aa_ro</text:p>
          </table:table-cell>
          <table:table-cell table:formula="of:=[.$C$61]/6*[.C92]*([.B99]+2*[.B106])/[.B113]" office:value-type="float" office:value="0.000000077991284289118" calcext:value-type="float">
            <text:p>7,7991284289118E-08</text:p>
          </table:table-cell>
          <table:table-cell table:number-columns-repeated="3"/>
          <table:table-cell office:value-type="string" calcext:value-type="string">
            <text:p>Lr</text:p>
          </table:table-cell>
          <table:table-cell table:number-columns-repeated="20"/>
        </table:table-row>
        <table:table-row table:style-name="ro1">
          <table:table-cell table:number-columns-repeated="2"/>
          <table:table-cell table:formula="of:=[.$C$61]/6*[.C93]*([.B100]+2*[.B107])/[.B114]" office:value-type="float" office:value="0.0000000762434773003519" calcext:value-type="float">
            <text:p>7,62434773003519E-0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4]*([.B101]+2*[.B108])/[.B115]" office:value-type="float" office:value="0.0000000762434773003519" calcext:value-type="float">
            <text:p>7,62434773003519E-0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5]*([.B102]+2*[.B109])/[.B116]" office:value-type="float" office:value="0.0000000596979471540558" calcext:value-type="float">
            <text:p>5,96979471540558E-08</text:p>
          </table:table-cell>
          <table:table-cell/>
          <table:table-cell office:value-type="string" calcext:value-type="string">
            <text:p>ue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$C$61]/6*[.C96]*([.B103]+2*[.B110])/[.B117]" office:value-type="float" office:value="0.000000106534234690593" calcext:value-type="float">
            <text:p>1,06534234690593E-07</text:p>
          </table:table-cell>
          <table:table-cell/>
          <table:table-cell table:formula="of:=1680" office:value-type="float" office:value="1680" calcext:value-type="float">
            <text:p>168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$C$61]/6*[.C97]*([.B104]+2*[.B111])/[.B118]" office:value-type="float" office:value="0.00000009320666403924" calcext:value-type="float">
            <text:p>9,320666403924E-08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lw</text:p>
          </table:table-cell>
          <table:table-cell table:style-name="ce2" table:formula="of:=10^-3*85" office:value-type="float" office:value="0.085" calcext:value-type="float">
            <text:p>0,085</text:p>
          </table:table-cell>
          <table:table-cell table:number-columns-repeated="3"/>
          <table:table-cell table:formula="of:=[.C87]*(1+[.E68])*[.C81]*[.C81]" office:value-type="float" office:value="0.0000560000000000002" calcext:value-type="float">
            <text:p>0,000056000000000000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2" table:formula="of:=PI()*((0.0359/2)^2-(0.017/2)^2)/[.B114]" office:value-type="float" office:value="0.08309512568745" calcext:value-type="float">
            <text:p>0,08309512568745</text:p>
          </table:table-cell>
          <table:table-cell office:value-type="string" calcext:value-type="string">
            <text:p>comprim medio volta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2" table:formula="of:=PI()*((0.0359/2)^2-(0.017/2)^2)/[.B115]" office:value-type="float" office:value="0.08309512568745" calcext:value-type="float">
            <text:p>0,0830951256874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2" table:formula="of:=PI()*((0.0291/2)^2-(0.0131/2)^2)/[.B116]" office:value-type="float" office:value="0.0662876049907446" calcext:value-type="float">
            <text:p>0,0662876049907446</text:p>
          </table:table-cell>
          <table:table-cell office:value-type="float" office:value="39" calcext:value-type="float">
            <text:p>39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2" table:formula="of:=PI()*((0.043/2)^2-(0.0224/2)^2)/[.B117]" office:value-type="float" office:value="0.102730079772386" calcext:value-type="float">
            <text:p>0,10273007977238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2" table:formula="of:=PI()*((0.044/2)^2-(0.023/2)^2)/[.B118]" office:value-type="float" office:value="0.105243353895258" calcext:value-type="float">
            <text:p>0,105243353895258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dw</text:p>
          </table:table-cell>
          <table:table-cell/>
          <table:table-cell table:formula="of:=(35.9-17)*19.2" office:value-type="float" office:value="362.88" calcext:value-type="float">
            <text:p>362,88</text:p>
          </table:table-cell>
          <table:table-cell table:number-columns-repeated="23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office:value-type="string" calcext:value-type="string">
            <text:p>comp. ferrites ( interior</text:p>
          </table:table-cell>
          <table:table-cell table:number-columns-repeated="24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14.2*2*10^-3" office:value-type="float" office:value="0.0284" calcext:value-type="float">
            <text:p>0,028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22.5*2*10^-3" office:value-type="float" office:value="0.045" calcext:value-type="float">
            <text:p>0,0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22.2*2*10^-3" office:value-type="float" office:value="0.0444" calcext:value-type="float">
            <text:p>0,0444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ds mm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office:value-type="string" calcext:value-type="string">
            <text:p>separador central das bob. Prim e sec sendo estas distr por metade do comp</text:p>
          </table:table-cell>
          <table:table-cell table:number-columns-repeated="24"/>
        </table:table-row>
        <table:table-row table:style-name="ro1">
          <table:table-cell/>
          <table:table-cell table:style-name="ce2" table:formula="of:=[.B106]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[.B107]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[.B108]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[.B109]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/>
          <table:table-cell table:number-columns-repeated="25"/>
        </table:table-row>
        <table:table-row table:style-name="ro1">
          <table:table-cell/>
          <table:table-cell office:value-type="string" calcext:value-type="string">
            <text:p>dh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office:value-type="string" calcext:value-type="string">
            <text:p>espessura das bob. </text:p>
          </table:table-cell>
          <table:table-cell table:number-columns-repeated="24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29.1-13.1)/2*10^-3" office:value-type="float" office:value="0.008" calcext:value-type="float">
            <text:p>0,008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43-22.4)/2*10^-3" office:value-type="float" office:value="0.0103" calcext:value-type="float">
            <text:p>0,0103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44-23)/2*10^-3" office:value-type="float" office:value="0.0105" calcext:value-type="float">
            <text:p>0,010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1"/>
          <table:table-cell table:formula="of:=[.C63]*[.C63]/[.H76]" office:value-type="float" office:value="195.962186891464" calcext:value-type="float">
            <text:p>195,962186891464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r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Ir_peak</text:p>
          </table:table-cell>
          <table:table-cell office:value-type="string" calcext:value-type="string">
            <text:p>Ilm_peak</text:p>
          </table:table-cell>
          <table:table-cell office:value-type="string" calcext:value-type="string">
            <text:p>Ir_rms</text:p>
          </table:table-cell>
          <table:table-cell office:value-type="string" calcext:value-type="string">
            <text:p>Bsat T at H=250A/m f= 25khz T=100ºc</text:p>
          </table:table-cell>
          <table:table-cell/>
          <table:table-cell table:formula="of:=[.J122]*[.C66]" office:value-type="float" office:value="7.6940709658769" calcext:value-type="float">
            <text:p>7,6940709658769</text:p>
          </table:table-cell>
          <table:table-cell table:number-columns-repeated="14"/>
        </table:table-row>
        <table:table-row table:style-name="ro1">
          <table:table-cell/>
          <table:table-cell table:style-name="ce3" table:formula="of:=1/(2*PI()*SQRT([.G67]*[.G76]))" office:value-type="float" office:value="94474.3551128574" calcext:value-type="float">
            <text:p>94474,3551128574</text:p>
          </table:table-cell>
          <table:table-cell table:formula="of:=1/(2*PI()*SQRT(([.G68]+[.F67])*[.G76]))" office:value-type="float" office:value="32294.1794746218" calcext:value-type="float">
            <text:p>32294,1794746218</text:p>
          </table:table-cell>
          <table:table-cell table:formula="of:=[.F67]/[.G68]" office:value-type="float" office:value="12.1428571428571" calcext:value-type="float">
            <text:p>12,1428571428571</text:p>
          </table:table-cell>
          <table:table-cell table:formula="of:=PI()*PI()/8/[.C66]/[.C66]*[.H76]*SQRT([.G68]/[.G76])" office:value-type="float" office:value="3.57338114694871" calcext:value-type="float">
            <text:p>3,57338114694871</text:p>
          </table:table-cell>
          <table:table-cell table:formula="of:=[.G122]/[.B122]" office:value-type="float" office:value="0.952639474410676" calcext:value-type="float">
            <text:p>0,952639474410676</text:p>
          </table:table-cell>
          <table:table-cell table:style-name="ce2" office:value-type="float" office:value="90000" calcext:value-type="float">
            <text:p>90000</text:p>
          </table:table-cell>
          <table:table-cell table:formula="of:=SQRT((PI()*[.I76]/2/[.C66]/[.F122])^2+([.C66]*[.C63]/4/[.B122]/[.F67])^2)" office:value-type="float" office:value="1.64457638338213" calcext:value-type="float">
            <text:p>1,64457638338213</text:p>
          </table:table-cell>
          <table:table-cell table:formula="of:=[.C66]*[.C63]/4/[.F67]/[.B122]" office:value-type="float" office:value="0.924484304904799" calcext:value-type="float">
            <text:p>0,924484304904799</text:p>
          </table:table-cell>
          <table:table-cell table:formula="of:=SQRT([.C66]*[.C66]*[.C63]*[.C63]/[.B122]/[.B122]*(2*1/[.G122]-1/[.B122])/(32*[.F67]*[.F67]*[.G122])+PI()*PI()*[.C63]*[.C63]/[.H76]/[.H76]/[.G122]/[.G122]/8/[.C66]/[.C66]*[.B122]*[.B122])" office:value-type="float" office:value="0.961758870734612" calcext:value-type="float">
            <text:p>0,961758870734612</text:p>
          </table:table-cell>
          <table:table-cell table:style-name="ce3" office:value-type="float" office:value="0.32" calcext:value-type="float">
            <text:p>0,32</text:p>
          </table:table-cell>
          <table:table-cell table:number-columns-repeated="16"/>
        </table:table-row>
        <table:table-row table:style-name="ro1">
          <table:table-cell/>
          <table:table-cell table:style-name="ce3" table:formula="of:=1/(2*PI()*SQRT([.G68]*[.G77]))" office:value-type="float" office:value="120793.974519802" calcext:value-type="float">
            <text:p>120793,974519802</text:p>
          </table:table-cell>
          <table:table-cell table:formula="of:=1/(2*PI()*SQRT(([.G69]+[.F68])*[.G77]))" office:value-type="float" office:value="51615.7683643456" calcext:value-type="float">
            <text:p>51615,7683643456</text:p>
          </table:table-cell>
          <table:table-cell/>
          <table:table-cell table:formula="of:=PI()*PI()/8/[.C67]/[.C67]*[.H77]*SQRT([.G69]/[.G77])" office:value-type="float" office:value="0" calcext:value-type="float">
            <text:p>0</text:p>
          </table:table-cell>
          <table:table-cell/>
          <table:table-cell table:style-name="ce2" table:formula="of:=[.G122]" office:value-type="float" office:value="90000" calcext:value-type="float">
            <text:p>90000</text:p>
          </table:table-cell>
          <table:table-cell/>
          <table:table-cell table:formula="of:=1/[.C72]*[.C65]/4/[.F69]/[.K155]" office:value-type="float" office:value="985.210034203959" calcext:value-type="float">
            <text:p>985,210034203959</text:p>
          </table:table-cell>
          <table:table-cell table:formula="of:=SQRT([.C72]*[.C72]*[.C64]*[.C64]/[.B124]/[.B124]*(2*1/[.G123]-1/[.B124])/(32*[.F68]*[.F68]*[.G124])+PI()*PI()*[.C64]*[.C64]/[.C154]/[.C154]/[.G124]/[.G124]/8/[.C72]/[.C72]*[.B124]*[.B124])" office:value-type="float" office:value="4.14072525710195" calcext:value-type="float">
            <text:p>4,14072525710195</text:p>
          </table:table-cell>
          <table:table-cell table:number-columns-repeated="17"/>
        </table:table-row>
        <table:table-row table:style-name="ro1">
          <table:table-cell/>
          <table:table-cell table:style-name="ce3" table:formula="of:=1/(2*PI()*SQRT([.G69]*[.G78]))" office:value-type="float" office:value="56618.4306968394" calcext:value-type="float">
            <text:p>56618,4306968394</text:p>
          </table:table-cell>
          <table:table-cell table:formula="of:=1/(2*PI()*SQRT(([.G69]+[.F69])*[.G78]))" office:value-type="float" office:value="33586.2367688412" calcext:value-type="float">
            <text:p>33586,2367688412</text:p>
          </table:table-cell>
          <table:table-cell table:number-columns-repeated="3"/>
          <table:table-cell table:style-name="ce2" table:formula="of:=[.G123]" office:value-type="float" office:value="90000" calcext:value-type="float">
            <text:p>90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SQRT([.C68]*[.C68]*[.C65]*[.C65]/[.B124]/[.B124]*(2*1/[.G124]-1/[.B124])/(32*[.F69]*[.F69]*[.G124])+PI()*PI()*[.C65]*[.C65]/[.H78]/[.H78]/[.G124]/[.G124]/8/[.C68]/[.C68]*[.B124]*[.B124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s_rm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QRT([.C69]*[.C69]*[.C66]*[.C66]/[.B125]/[.B125]*(2*1/[.G125]-1/[.B125])/(32*[.F70]*[.F70]*[.G125])+PI()*PI()*[.C66]*[.C66]/[.H79]/[.H79]/[.G125]/[.G125]/8/[.C69]/[.C69]*[.B125]*[.B125])" office:value-type="string" office:string-value="" calcext:value-type="error">
            <text:p>#VALOR!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SQRT([.C70]*[.C70]*[.C67]*[.C67]/[.B126]/[.B126]*(2*1/[.G126]-1/[.B126])/(32*[.F71]*[.F71]*[.G126])+PI()*PI()*[.C67]*[.C67]/[.H80]/[.H80]/[.G126]/[.G126]/8/[.C70]/[.C70]*[.B126]*[.B126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Wr</text:p>
          </table:table-cell>
          <table:table-cell office:value-type="string" calcext:value-type="string">
            <text:p>phi</text:p>
          </table:table-cell>
          <table:table-cell table:number-columns-repeated="6"/>
          <table:table-cell office:value-type="string" calcext:value-type="string">
            <text:p>sóma</text:p>
          </table:table-cell>
          <table:table-cell office:value-type="string" calcext:value-type="string">
            <text:p>Is_rms</text:p>
          </table:table-cell>
          <table:table-cell table:number-columns-repeated="15"/>
        </table:table-row>
        <table:table-row table:style-name="ro1">
          <table:table-cell table:number-columns-repeated="2"/>
          <table:table-cell table:formula="of:=2*PI()*[.B122]" office:value-type="float" office:value="593599.879950372" calcext:value-type="float">
            <text:p>593599,879950372</text:p>
          </table:table-cell>
          <table:table-cell table:formula="of:=ATAN(-[.C66]^2*[.H76]*[.G122]/[.C129]/[.F67]/[.B122])" office:value-type="float" office:value="0.596972637016945" calcext:value-type="float">
            <text:p>0,596972637016945</text:p>
          </table:table-cell>
          <table:table-cell table:formula="of:=[.C66]^2*[.H122]^2*(1/[.G122]/4+1/[.C129]/4*(-SIN(2*[.C129]/2/[.G122]+2*[.D129])+SIN(2*[.D129])))" office:value-type="float" office:value="0.000475859265851075" calcext:value-type="float">
            <text:p>0,000475859265851075</text:p>
          </table:table-cell>
          <table:table-cell table:formula="of:=+[.C66]^3*[.H122]/[.C129]*(-1*COS([.C129]/[.G122]/2+[.D129])+COS([.D129]))*[.C63]/2/[.F67]/[.B122]" office:value-type="float" office:value="0.000510316547226444" calcext:value-type="float">
            <text:p>0,000510316547226444</text:p>
          </table:table-cell>
          <table:table-cell table:formula="of:=-[.C66]^3*[.H122]/[.F67]*[.C63]*2/[.C129]/[.C129]*(-1*COS([.C129]/2/[.G122]+[.D129])*([.C129]/2/[.G122]+[.D129])+[.D129]*COS([.D129])+[.D129]*COS([.C129]/2/[.G122]+[.D129])-[.D129]*COS([.D129])+SIN([.C129]/2/[.G122]+[.D129])-SIN([.D129]))" office:value-type="float" office:value="-0.000242055387126622" calcext:value-type="float">
            <text:p>-0,000242055387126622</text:p>
          </table:table-cell>
          <table:table-cell table:formula="of:=+[.C66]^4*[.C63]^2/16/[.F67]^2/[.B122]^2/[.G122]/2" office:value-type="float" office:value="0.000303883104005443" calcext:value-type="float">
            <text:p>0,000303883104005443</text:p>
          </table:table-cell>
          <table:table-cell table:formula="of:=-[.C66]^4*[.C63]^2/4/[.F67]^2/[.B122]/[.G122]/[.G122]/4" office:value-type="float" office:value="0.000637981339569058" calcext:value-type="float">
            <text:p>0,000637981339569058</text:p>
          </table:table-cell>
          <table:table-cell table:formula="of:=+[.C66]^4*[.C63]^2/[.F67]/[.F67]/3/8/[.G122]/[.G122]/[.G122]" office:value-type="float" office:value="0.000446465745406101" calcext:value-type="float">
            <text:p>0,000446465745406101</text:p>
          </table:table-cell>
          <table:table-cell table:formula="of:=([.E129]+[.F129]+[.G129]+[.H129]+[.I129]+[.J129])" office:value-type="float" office:value="0.0021324506149315" calcext:value-type="float">
            <text:p>0,0021324506149315</text:p>
          </table:table-cell>
          <table:table-cell table:formula="of:=SQRT(([.K129]*[.G122])*2)" office:value-type="float" office:value="19.5918633796704" calcext:value-type="float">
            <text:p>19,5918633796704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6.735" calcext:value-type="float">
            <text:p>6,735</text:p>
          </table:table-cell>
          <table:table-cell table:formula="of:=[.L130]*2" office:value-type="float" office:value="13.47" calcext:value-type="float">
            <text:p>13,47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ueff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string" calcext:value-type="string">
            <text:p>Le m</text:p>
          </table:table-cell>
          <table:table-cell office:value-type="string" calcext:value-type="string">
            <office:annotation draw:style-name="gr1" draw:text-style-name="P2" svg:width="2.899cm" svg:height="1.799cm" svg:x="18.662cm" svg:y="57.653cm" draw:caption-point-x="-0.61cm" draw:caption-point-y="1.511cm">
              <dc:date>2022-09-17T00:00:00</dc:date>
              <text:p text:style-name="P1"><text:span text:style-name="T1">Is assumed to be 6 and will be checked later</text:span></text:p>
            </office:annotation>
            <text:p>lamd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J0 (A/cm^2)</text:p>
          </table:table-cell>
          <table:table-cell office:value-type="string" calcext:value-type="string">
            <text:p>P_cu_p</text:p>
          </table:table-cell>
          <table:table-cell office:value-type="string" calcext:value-type="string">
            <text:p>resist. Cu at 100ºc ohm.m</text:p>
          </table:table-cell>
          <table:table-cell/>
          <table:table-cell office:value-type="string" calcext:value-type="string">
            <text:p>A_cu mm^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 office:value-type="float" office:value="7.55" calcext:value-type="float">
            <text:p>7,55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style-name="ce4" office:value-type="float" office:value="6" calcext:value-type="float">
            <text:p>6</text:p>
          </table:table-cell>
          <table:table-cell table:formula="of:=(SQRT([.$M$67]*(1+[.$H$133]))*[.F72]*[.I123]*[.J123]/[.C158]/48200/[.B148]/SQRT([.J67]))^(8/7)" office:value-type="float" office:value="0.000000213229499263289" calcext:value-type="float">
            <text:p>2,13229499263289E-07</text:p>
          </table:table-cell>
          <table:table-cell table:formula="of:=48200*SQRT([.J67]/[.M67]/(1+[.H133]))*[.I133]^(-1/8)" office:value-type="float" office:value="2325016.9830086" calcext:value-type="float">
            <text:p>2325016,9830086</text:p>
          </table:table-cell>
          <table:table-cell table:style-name="ce4" table:formula="of:=[.L133]*[.D133]*[.C92]*0.001/[.N133]/0.000001*[.J122]*[.J122]" office:value-type="float" office:value="0.0000351347919521354" calcext:value-type="float">
            <text:p>3,51347919521354E-05</text:p>
          </table:table-cell>
          <table:table-cell table:formula="of:=2.2*10^(-8)" office:value-type="float" office:value="0.000000022" calcext:value-type="float">
            <text:p>0,000000022</text:p>
          </table:table-cell>
          <table:table-cell/>
          <table:table-cell office:value-type="float" office:value="0.64" calcext:value-type="float">
            <text:p>0,6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number-columns-repeated="2"/>
          <table:table-cell office:value-type="string" calcext:value-type="string">
            <text:p>?????????????????????????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number-columns-repeated="20"/>
        </table:table-row>
        <table:table-row table:style-name="ro1">
          <table:table-cell/>
          <table:table-cell table:formula="of:=[.B135]" office:value-type="float" office:value="1680" calcext:value-type="float">
            <text:p>1680</text:p>
          </table:table-cell>
          <table:table-cell/>
          <table:table-cell table:style-name="ce4" table:formula="of:=[.D135]" office:value-type="float" office:value="13" calcext:value-type="float">
            <text:p>13</text:p>
          </table:table-cell>
          <table:table-cell table:number-columns-repeated="2"/>
          <table:table-cell table:formula="of:=[.G135]" office:value-type="float" office:value="0.114" calcext:value-type="float">
            <text:p>0,11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/>
          <table:table-cell table:style-name="ce4"/>
          <table:table-cell table:number-columns-repeated="2"/>
          <table:table-cell office:value-type="float" office:value="0.139" calcext:value-type="float">
            <text:p>0,139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max</text:p>
          </table:table-cell>
          <table:table-cell office:value-type="string" calcext:value-type="string">
            <text:p>u_opt</text:p>
          </table:table-cell>
          <table:table-cell office:value-type="string" calcext:value-type="string">
            <text:p>Lm calculated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Np calc2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3]*[.D133]*[.I122]/[.G133]" office:value-type="float" office:value="0.22256516392334" calcext:value-type="float">
            <text:p>0,22256516392334</text:p>
          </table:table-cell>
          <table:table-cell table:style-name="ce4" table:formula="of:=[.B139]*[.G133]*[.J122]/[.C61]/SQRT([.K133]*[.B148]*[.C58]/[.L133]/[.C92])" office:value-type="float" office:value="92.1075934753806" calcext:value-type="float">
            <text:p>92,1075934753806</text:p>
          </table:table-cell>
          <table:table-cell table:formula="of:=[.C61]*[.B133]*[.D133]*[.D133]*[.C17]/[.G133]" office:value-type="float" office:value="0.000660364098560429" calcext:value-type="float">
            <text:p>0,000660364098560429</text:p>
          </table:table-cell>
          <table:table-cell table:style-name="ce5" office:value-type="float" office:value="2000" calcext:value-type="float">
            <text:p>2000</text:p>
          </table:table-cell>
          <table:table-cell table:style-name="ce7" table:formula="of:=SQRT([.F67]/[.C21])" office:value-type="float" office:value="13.2045058354705" calcext:value-type="float">
            <text:p>13,2045058354705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4]*[.D134]*[.I123]/[.G134]" office:value-type="float" office:value="237.184592099813" calcext:value-type="float">
            <text:p>237,184592099813</text:p>
          </table:table-cell>
          <table:table-cell table:number-columns-repeated="3"/>
          <table:table-cell table:style-name="ce7" table:formula="of:=SQRT([.F68]/[.C24])" office:value-type="float" office:value="7.37999225706137" calcext:value-type="float">
            <text:p>7,37999225706137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5]*[.D135]*[.I123]/[.G135]" office:value-type="float" office:value="237.184592099813" calcext:value-type="float">
            <text:p>237,184592099813</text:p>
          </table:table-cell>
          <table:table-cell table:number-columns-repeated="3"/>
          <table:table-cell table:style-name="ce7" table:formula="of:=SQRT([.F69]/[.D23])" office:value-type="float" office:value="1.11911642628781" calcext:value-type="float">
            <text:p>1,11911642628781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6]*[.$C$158]*[.I123]/[.G136]" office:value-type="float" office:value="54.247288933184" calcext:value-type="float">
            <text:p>54,247288933184</text:p>
          </table:table-cell>
          <table:table-cell table:number-columns-repeated="3"/>
          <table:table-cell table:style-name="ce7" table:formula="of:=SQRT([.F70]/[.C25])" office:value-type="float" office:value="1.0574656257446" calcext:value-type="float">
            <text:p>1,0574656257446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6]*[.$C$158]*[.I123]/[.G137]" office:value-type="float" office:value="44.490582290525" calcext:value-type="float">
            <text:p>44,490582290525</text:p>
          </table:table-cell>
          <table:table-cell table:number-columns-repeated="3"/>
          <table:table-cell table:style-name="ce7" table:formula="of:=SQRT([.F71]/[.C26])" office:value-type="float" office:value="2.22933328312542" calcext:value-type="float">
            <text:p>2,22933328312542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8]*[.D138]*[.I128]/[.G138]" office:value-type="string" office:string-value="" calcext:value-type="error">
            <text:p>#VALOR!</text:p>
          </table:table-cell>
          <table:table-cell table:number-columns-repeated="3"/>
          <table:table-cell table:style-name="ce7" table:formula="of:=SQRT([.F72]/[.C27])" office:value-type="float" office:value="0.945826009213713" calcext:value-type="float">
            <text:p>0,94582600921371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up</text:p>
          </table:table-cell>
          <table:table-cell table:number-columns-repeated="25"/>
        </table:table-row>
        <table:table-row table:style-name="ro1">
          <table:table-cell/>
          <table:table-cell table:formula="of:=[.$M$67]/(1+(2*[.L129]/[.C72]/[.J123]))" office:value-type="float" office:value="0.00866537689185948" calcext:value-type="float">
            <text:p>0,00866537689185948</text:p>
          </table:table-cell>
          <table:table-cell table:number-columns-repeated="25"/>
        </table:table-row>
        <table:table-row table:style-name="ro1">
          <table:table-cell table:number-columns-repeated="17"/>
          <table:table-cell office:value-type="float" office:value="0.08" calcext:value-type="float">
            <text:p>0,0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float" office:value="0.08" calcext:value-type="float">
            <text:p>0,08</text:p>
          </table:table-cell>
          <table:table-cell office:value-type="float" office:value="50" calcext:value-type="float">
            <text:p>5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2"/>
          <table:table-cell office:value-type="float" office:value="0.009" calcext:value-type="float">
            <text:p>0,0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corrente de saida</text:p>
          </table:table-cell>
          <table:table-cell office:value-type="string" calcext:value-type="string">
            <text:p>R said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r</text:p>
          </table:table-cell>
          <table:table-cell table:number-columns-repeated="14"/>
        </table:table-row>
        <table:table-row table:style-name="ro1">
          <table:table-cell table:formula="of:=[.B155]/48" office:value-type="float" office:value="145.833333333333" calcext:value-type="float">
            <text:p>145,833333333333</text:p>
          </table:table-cell>
          <table:table-cell table:formula="of:=[.B155]/315" office:value-type="float" office:value="22.2222222222222" calcext:value-type="float">
            <text:p>22,2222222222222</text:p>
          </table:table-cell>
          <table:table-cell table:formula="of:=315/[.B154]" office:value-type="float" office:value="14.175" calcext:value-type="float">
            <text:p>14,175</text:p>
          </table:table-cell>
          <table:table-cell table:style-name="ce1" office:value-type="float" office:value="0.275" calcext:value-type="float">
            <text:p>0,275</text:p>
          </table:table-cell>
          <table:table-cell table:style-name="ce1" office:value-type="float" office:value="3" calcext:value-type="float">
            <text:p>3</text:p>
          </table:table-cell>
          <table:table-cell table:formula="of:=([.E154]-1)*[.G155]" office:value-type="float" office:value="0.00000313105393896798" calcext:value-type="float">
            <text:p>3,13105393896798E-06</text:p>
          </table:table-cell>
          <table:table-cell table:formula="of:=[.G155]" office:value-type="float" office:value="0.00000156552696948399" calcext:value-type="float">
            <text:p>1,56552696948399E-06</text:p>
          </table:table-cell>
          <table:table-cell table:formula="of:=10^-6*74" office:value-type="float" office:value="0.000074" calcext:value-type="float">
            <text:p>0,000074</text:p>
          </table:table-cell>
          <table:table-cell table:formula="of:=10^-6*60" office:value-type="float" office:value="0.00006" calcext:value-type="float">
            <text:p>0,0000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formula="of:=1/2/PI()/[.K155]/[.D154]/[.G158]" office:value-type="float" office:value="0.00000464810239078306" calcext:value-type="float">
            <text:p>4,64810239078306E-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t saida→</text:p>
          </table:table-cell>
          <table:table-cell table:style-name="ce5" office:value-type="float" office:value="7000" calcext:value-type="float">
            <text:p>7000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154]*[.G158]/[.K155]/2/PI()" office:value-type="float" office:value="0.00000156552696948399" calcext:value-type="float">
            <text:p>1,56552696948399E-06</text:p>
          </table:table-cell>
          <table:table-cell table:number-columns-repeated="3"/>
          <table:table-cell table:style-name="ce5" office:value-type="float" office:value="59000" calcext:value-type="float">
            <text:p>59000</text:p>
          </table:table-cell>
          <table:table-cell table:style-name="ce2" table:formula="of:=[.L156]*[.K155]" office:value-type="float" office:value="34810" calcext:value-type="float">
            <text:p>3481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67" calcext:value-type="float">
            <text:p>0,67</text:p>
          </table:table-cell>
          <table:table-cell office:value-type="float" office:value="1.5" calcext:value-type="float">
            <text:p>1,5</text:p>
          </table:table-cell>
          <table:table-cell table:number-columns-repeated="5"/>
          <table:table-cell office:value-type="float" office:value="140000" calcext:value-type="float">
            <text:p>140000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*0,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ensao said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wx</text:p>
          </table:table-cell>
          <table:table-cell office:value-type="float" office:value="0.92" calcext:value-type="float">
            <text:p>0,92</text:p>
          </table:table-cell>
          <table:table-cell table:number-columns-repeated="15"/>
        </table:table-row>
        <table:table-row table:style-name="ro1">
          <table:table-cell/>
          <table:table-cell table:formula="of:=48*[.E160]/[.C158]*[.C160]" office:value-type="float" office:value="298.32100437273" calcext:value-type="float">
            <text:p>298,32100437273</text:p>
          </table:table-cell>
          <table:table-cell table:formula="of:=[.C84]/[.E161]" office:value-type="float" office:value="2.97327389561048" calcext:value-type="float">
            <text:p>2,97327389561048</text:p>
          </table:table-cell>
          <table:table-cell table:formula="of:=[.F69]/[.G69]+1" office:value-type="float" office:value="2.84179643468705" calcext:value-type="float">
            <text:p>2,84179643468705</text:p>
          </table:table-cell>
          <table:table-cell table:formula="of:=2*PI()*[.K155]*[.G154]/[.G158]" office:value-type="float" office:value="0.275" calcext:value-type="float">
            <text:p>0,275</text:p>
          </table:table-cell>
          <table:table-cell table:formula="of:=1/2/PI()/[.M154]/[.G158]/[.K155]" office:value-type="float" office:value="0.275" calcext:value-type="float">
            <text:p>0,275</text:p>
          </table:table-cell>
          <table:table-cell table:formula="of:=8/PI()/PI()*[.C72]^2*[.C154]" office:value-type="float" office:value="2.11037551675148" calcext:value-type="float">
            <text:p>2,11037551675148</text:p>
          </table:table-cell>
          <table:table-cell table:number-columns-repeated="3"/>
          <table:table-cell table:formula="of:=[.L155]/[.K155]" office:value-type="float" office:value="0.59" calcext:value-type="float">
            <text:p>0,59</text:p>
          </table:table-cell>
          <table:table-cell table:number-columns-repeated="4"/>
          <table:table-cell table:formula="of:=1/[.L155]" office:value-type="float" office:value="0.0000287273771904625" calcext:value-type="float">
            <text:p>2,87273771904625E-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Ns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8/PI()/PI()*[.K158]*[.K158]*([.D158]-1)/SQRT(([.D158]*[.K158]*[.K158]-1)^2+[.E158]*[.E158]*[.K158]*[.K158]*([.K158]*[.K158]-1)^2*([.D158]-1)^2)" office:value-type="float" office:value="2.6635803999902" calcext:value-type="float">
            <text:p>2,6635803999902</text:p>
          </table:table-cell>
          <table:table-cell/>
          <table:table-cell table:formula="of:=[.D84]/[.E161]" office:value-type="float" office:value="6.93763907984688" calcext:value-type="float">
            <text:p>6,93763907984688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está com 10*+ de cr e 10*- de Lm e Lr</text:p>
          </table:table-cell>
          <table:table-cell table:number-columns-repeated="7"/>
          <table:table-cell office:value-type="string" calcext:value-type="string">
            <text:p>C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formula="of:=0.005*10^-6" office:value-type="float" office:value="0.000000005" calcext:value-type="float">
            <text:p>0,000000005</text:p>
          </table:table-cell>
          <table:table-cell office:value-type="float" office:value="1000" calcext:value-type="float">
            <text:p>1000</text:p>
          </table:table-cell>
          <table:table-cell table:formula="of:=1.16*[.L164]" office:value-type="float" office:value="1160" calcext:value-type="float">
            <text:p>1160</text:p>
          </table:table-cell>
          <table:table-cell table:formula="of:=[.L166]/[.O164]" office:value-type="float" office:value="2866.56879854974" calcext:value-type="float">
            <text:p>2866,56879854974</text:p>
          </table:table-cell>
          <table:table-cell table:formula="of:=[.L155]" office:value-type="float" office:value="34810" calcext:value-type="float">
            <text:p>34810</text:p>
          </table:table-cell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corrente com 3 voltas</text:p>
          </table:table-cell>
          <table:table-cell table:number-columns-repeated="9"/>
          <table:table-cell table:formula="of:=1/([.K164]*2*LN((2*[.L164]+[.M164])/[.M164]))" office:value-type="float" office:value="99785259.8775163" calcext:value-type="float">
            <text:p>99785259,877516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io fio</text:p>
          </table:table-cell>
          <table:table-cell office:value-type="float" office:value="3.5" calcext:value-type="float">
            <text:p>3,5</text:p>
          </table:table-cell>
          <table:table-cell table:formula="of:=22.5/3/2" office:value-type="float" office:value="3.75" calcext:value-type="float">
            <text:p>3,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m2</text:p>
          </table:table-cell>
          <table:table-cell table:formula="of:=PI()*[.B167]^2" office:value-type="float" office:value="38.484510006475" calcext:value-type="float">
            <text:p>38,484510006475</text:p>
          </table:table-cell>
          <table:table-cell table:formula="of:=PI()*[.C167]^2" office:value-type="float" office:value="44.1786466911065" calcext:value-type="float">
            <text:p>44,1786466911065</text:p>
          </table:table-cell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mp max</text:p>
          </table:table-cell>
          <table:table-cell table:formula="of:=4.5*[.B168]" office:value-type="float" office:value="173.180295029137" calcext:value-type="float">
            <text:p>173,180295029137</text:p>
          </table:table-cell>
          <table:table-cell table:formula="of:=4.5*[.C168]" office:value-type="float" office:value="198.803910109979" calcext:value-type="float">
            <text:p>198,80391010997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formula="of:=48*[.M169]/([.M169]+[.L169])" office:value-type="float" office:value="43.6363636363636" calcext:value-type="float">
            <text:p>43,6363636363636</text:p>
          </table:table-cell>
          <table:table-cell table:number-columns-repeated="15"/>
        </table:table-row>
        <table:table-row table:style-name="ro1">
          <table:table-cell/>
          <table:table-cell table:formula="of:=550/[.B169]" office:value-type="float" office:value="3.17588095058657" calcext:value-type="float">
            <text:p>3,17588095058657</text:p>
          </table:table-cell>
          <table:table-cell table:number-columns-repeated="25"/>
        </table:table-row>
        <table:table-row table:style-name="ro1">
          <table:table-cell/>
          <table:table-cell table:formula="of:=6*[.B169]" office:value-type="float" office:value="1039.08177017482" calcext:value-type="float">
            <text:p>1039,08177017482</text:p>
          </table:table-cell>
          <table:table-cell table:number-columns-repeated="11"/>
          <table:table-cell table:formula="of:=1/(2*[.N164]*0.05*10^-6*LN((2*[.L164]+[.M164])/[.M164]))" office:value-type="float" office:value="3481" calcext:value-type="float">
            <text:p>3481</text:p>
          </table:table-cell>
          <table:table-cell table:number-columns-repeated="13"/>
        </table:table-row>
        <table:table-row table:style-name="ro1" table:number-rows-repeated="6">
          <table:table-cell table:number-columns-repeated="27"/>
        </table:table-row>
        <table:table-row table:style-name="ro1">
          <table:table-cell table:number-columns-repeated="12"/>
          <table:table-cell table:formula="of:=32/10" office:value-type="float" office:value="3.2" calcext:value-type="float">
            <text:p>3,2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10"/>
        </table:table-row>
        <table:table-row table:style-name="ro1">
          <table:table-cell table:number-columns-repeated="12"/>
          <table:table-cell table:formula="of:=10*[.M179]*[.M179]" office:value-type="float" office:value="102.4" calcext:value-type="float">
            <text:p>102,4</text:p>
          </table:table-cell>
          <table:table-cell table:number-columns-repeated="3"/>
          <table:table-cell table:formula="of:=SQRT(3.131*10^-6/(1.7*10^-6+3.131*10^-6))" office:value-type="float" office:value="0.805050297930696" calcext:value-type="float">
            <text:p>0,805050297930696</text:p>
          </table:table-cell>
          <table:table-cell table:number-columns-repeated="10"/>
        </table:table-row>
        <table:table-row table:style-name="ro1" table:number-rows-repeated="4">
          <table:table-cell table:number-columns-repeated="27"/>
        </table:table-row>
        <table:table-row table:style-name="ro1">
          <table:table-cell table:number-columns-repeated="11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formula="of:=48*[.M186]/([.M186]+[.L186])" office:value-type="float" office:value="26.6666666666667" calcext:value-type="float">
            <text:p>26,6666666666667</text:p>
          </table:table-cell>
          <table:table-cell table:number-columns-repeated="15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</text:p>
          </table:table-cell>
          <table:table-cell table:number-columns-repeated="26"/>
        </table:table-row>
        <table:table-row table:style-name="ro1">
          <table:table-cell table:number-columns-repeated="12"/>
          <table:table-cell table:style-name="ce6" table:formula="of:=1*13*10^-6" office:value-type="float" office:value="0.000013" calcext:value-type="float">
            <text:p>0,000013</text:p>
          </table:table-cell>
          <table:table-cell table:formula="of:=300/23" office:value-type="float" office:value="13.0434782608696" calcext:value-type="float">
            <text:p>13,0434782608696</text:p>
          </table:table-cell>
          <table:table-cell table:formula="of:=13" office:value-type="float" office:value="13" calcext:value-type="float">
            <text:p>13</text:p>
          </table:table-cell>
          <table:table-cell table:formula="of:=6.5*[.O191]" office:value-type="float" office:value="84.5" calcext:value-type="float">
            <text:p>84,5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table:style-name="ce3" table:formula="of:=1/(2*PI()*SQRT([.G195]*10*[.M195]))" office:value-type="float" office:value="12834.5835831759" calcext:value-type="float">
            <text:p>12834,5835831759</text:p>
          </table:table-cell>
          <table:table-cell/>
          <table:table-cell table:style-name="ce6" table:formula="of:=1.5*13*10^-6" office:value-type="float" office:value="0.0000195" calcext:value-type="float">
            <text:p>0,0000195</text:p>
          </table:table-cell>
          <table:table-cell table:formula="of:=400/30" office:value-type="float" office:value="13.3333333333333" calcext:value-type="float">
            <text:p>13,3333333333333</text:p>
          </table:table-cell>
          <table:table-cell table:formula="of:=13" office:value-type="float" office:value="13" calcext:value-type="float">
            <text:p>13</text:p>
          </table:table-cell>
          <table:table-cell table:formula="of:=8.85*[.O192]" office:value-type="float" office:value="115.05" calcext:value-type="float">
            <text:p>115,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2"/>
          <table:table-cell office:value-type="float" office:value="0.009" calcext:value-type="float">
            <text:p>0,009</text:p>
          </table:table-cell>
          <table:table-cell/>
          <table:table-cell office:value-type="string" calcext:value-type="string">
            <text:p>f154</text:p>
          </table:table-cell>
          <table:table-cell table:number-columns-repeated="4"/>
          <table:table-cell table:style-name="ce3" table:formula="of:=1/(2*PI()*SQRT([.G195]*[.M195]))" office:value-type="float" office:value="40586.516942641" calcext:value-type="float">
            <text:p>40586,51694264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corrente de saida</text:p>
          </table:table-cell>
          <table:table-cell office:value-type="string" calcext:value-type="string">
            <text:p>R said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r</text:p>
          </table:table-cell>
          <table:table-cell table:number-columns-repeated="8"/>
          <table:table-cell office:value-type="string" calcext:value-type="string">
            <text:p>vgs</text:p>
          </table:table-cell>
          <table:table-cell table:number-columns-repeated="5"/>
        </table:table-row>
        <table:table-row table:style-name="ro1">
          <table:table-cell table:formula="of:=[.B196]/[.A192]" office:value-type="float" office:value="212.1" calcext:value-type="float">
            <text:p>212,1</text:p>
          </table:table-cell>
          <table:table-cell table:formula="of:=[.B196]/[.B192]" office:value-type="float" office:value="7.04651162790698" calcext:value-type="float">
            <text:p>7,04651162790698</text:p>
          </table:table-cell>
          <table:table-cell table:formula="of:=[.B192]/[.B195]" office:value-type="float" office:value="42.7161716171617" calcext:value-type="float">
            <text:p>42,7161716171617</text:p>
          </table:table-cell>
          <table:table-cell table:style-name="ce1" office:value-type="float" office:value="0.275" calcext:value-type="float">
            <text:p>0,275</text:p>
          </table:table-cell>
          <table:table-cell table:style-name="ce1" office:value-type="float" office:value="3" calcext:value-type="float">
            <text:p>3</text:p>
          </table:table-cell>
          <table:table-cell table:formula="of:=[.F154]" office:value-type="float" office:value="0.00000313105393896798" calcext:value-type="float">
            <text:p>3,13105393896798E-06</text:p>
          </table:table-cell>
          <table:table-cell table:formula="of:=6.8*10^-6/4" office:value-type="float" office:value="0.0000017" calcext:value-type="float">
            <text:p>0,0000017</text:p>
          </table:table-cell>
          <table:table-cell table:formula="of:=10^-6*74" office:value-type="float" office:value="0.000074" calcext:value-type="float">
            <text:p>0,000074</text:p>
          </table:table-cell>
          <table:table-cell table:formula="of:=10^-6*60" office:value-type="float" office:value="0.00006" calcext:value-type="float">
            <text:p>0,0000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style-name="ce6" table:formula="of:=0.71*13*0.98*10^-6" office:value-type="float" office:value="0.0000090454" calcext:value-type="float">
            <text:p>0,0000090454</text:p>
          </table:table-cell>
          <table:table-cell table:number-columns-repeated="6"/>
          <table:table-cell office:value-type="float" office:value="19.46" calcext:value-type="float">
            <text:p>19,46</text:p>
          </table:table-cell>
          <table:table-cell office:value-type="string" calcext:value-type="string">
            <text:p>us</text:p>
          </table:table-cell>
          <table:table-cell office:value-type="float" office:value="2.815" calcext:value-type="float">
            <text:p>2,815</text:p>
          </table:table-cell>
          <table:table-cell office:value-type="float" office:value="2.805" calcext:value-type="float">
            <text:p>2,805</text:p>
          </table:table-cell>
          <table:table-cell office:value-type="float" office:value="2.775" calcext:value-type="float">
            <text:p>2,775</text:p>
          </table:table-cell>
          <table:table-cell office:value-type="float" office:value="2.785" calcext:value-type="float">
            <text:p>2,785</text:p>
          </table:table-cell>
          <table:table-cell table:formula="of:=(2.751+2.798)/2" office:value-type="float" office:value="2.7745" calcext:value-type="float">
            <text:p>2,7745</text:p>
          </table:table-cell>
          <table:table-cell table:formula="of:=(2.744+2.789)/2" office:value-type="float" office:value="2.7665" calcext:value-type="float">
            <text:p>2,7665</text:p>
          </table:table-cell>
        </table:table-row>
        <table:table-row table:style-name="ro1">
          <table:table-cell office:value-type="string" calcext:value-type="string">
            <text:p>pot saida→</text:p>
          </table:table-cell>
          <table:table-cell table:style-name="ce5" office:value-type="float" office:value="2121" calcext:value-type="float">
            <text:p>2121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195]*[.G199]/[.K196]/2/PI()" office:value-type="float" office:value="0.00000695859930032914" calcext:value-type="float">
            <text:p>6,95859930032914E-06</text:p>
          </table:table-cell>
          <table:table-cell table:number-columns-repeated="3"/>
          <table:table-cell table:style-name="ce5" office:value-type="float" office:value="40000" calcext:value-type="float">
            <text:p>40000</text:p>
          </table:table-cell>
          <table:table-cell table:style-name="ce2" table:formula="of:=[.L197]*[.K196]" office:value-type="float" office:value="23720" calcext:value-type="float">
            <text:p>23720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/>
          <table:table-cell table:formula="of:=1/[.T195]/10^-6" office:value-type="float" office:value="51387.4614594039" calcext:value-type="float">
            <text:p>51387,4614594039</text:p>
          </table:table-cell>
          <table:table-cell office:value-type="string" calcext:value-type="string">
            <text:p>f_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67" calcext:value-type="float">
            <text:p>0,67</text:p>
          </table:table-cell>
          <table:table-cell office:value-type="float" office:value="1.5" calcext:value-type="float">
            <text:p>1,5</text:p>
          </table:table-cell>
          <table:table-cell table:number-columns-repeated="5"/>
          <table:table-cell office:value-type="float" office:value="140000" calcext:value-type="float">
            <text:p>140000</text:p>
          </table:table-cell>
          <table:table-cell office:value-type="float" office:value="0.593" calcext:value-type="float">
            <text:p>0,593</text:p>
          </table:table-cell>
          <table:table-cell office:value-type="string" calcext:value-type="string">
            <text:p>*0,1</text:p>
          </table:table-cell>
          <table:table-cell table:number-columns-repeated="3"/>
          <table:table-cell office:value-type="float" office:value="0.59" calcext:value-type="float">
            <text:p>0,59</text:p>
          </table:table-cell>
          <table:table-cell office:value-type="float" office:value="65" calcext:value-type="float">
            <text:p>65</text:p>
          </table:table-cell>
          <table:table-cell/>
          <table:table-cell table:formula="of:=1/SQRT([.G195]*[.M195])/2/PI()" office:value-type="float" office:value="40586.516942641" calcext:value-type="float">
            <text:p>40586,516942641</text:p>
          </table:table-cell>
          <table:table-cell office:value-type="string" calcext:value-type="string">
            <text:p>f_r</text:p>
          </table:table-cell>
          <table:table-cell table:formula="of:=1/SQRT(0.0000017*0.000004)/2/PI()" office:value-type="float" office:value="61033.1345767397" calcext:value-type="float">
            <text:p>61033,1345767397</text:p>
          </table:table-cell>
          <table:table-cell office:value-type="string" calcext:value-type="string">
            <text:p>os valores d lr e cr k estava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nsao said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wx</text:p>
          </table:table-cell>
          <table:table-cell office:value-type="float" office:value="0.477" calcext:value-type="float">
            <text:p>0,477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float" office:value="0.65" calcext:value-type="float">
            <text:p>0,65</text:p>
          </table:table-cell>
          <table:table-cell table:number-columns-repeated="2"/>
          <table:table-cell table:formula="of:=[.T196]/[.T197]" office:value-type="float" office:value="1.26612149379626" calcext:value-type="float">
            <text:p>1,26612149379626</text:p>
          </table:table-cell>
          <table:table-cell office:value-type="string" calcext:value-type="string">
            <text:p>w_x</text:p>
          </table:table-cell>
          <table:table-cell table:number-columns-repeated="6"/>
        </table:table-row>
        <table:table-row table:style-name="ro1">
          <table:table-cell/>
          <table:table-cell table:formula="of:=[.A192]*[.$E$201]/[.$C$199]*[.C201]" office:value-type="float" office:value="257.458193447663" calcext:value-type="float">
            <text:p>257,458193447663</text:p>
          </table:table-cell>
          <table:table-cell office:value-type="float" office:value="3" calcext:value-type="float">
            <text:p>3</text:p>
          </table:table-cell>
          <table:table-cell table:formula="of:=[.F195]/[.G195]+1" office:value-type="float" office:value="2.84179643468705" calcext:value-type="float">
            <text:p>2,84179643468705</text:p>
          </table:table-cell>
          <table:table-cell table:formula="of:=2*PI()*[.K196]*[.G195]/[.G199]" office:value-type="float" office:value="0.0671830608176975" calcext:value-type="float">
            <text:p>0,0671830608176975</text:p>
          </table:table-cell>
          <table:table-cell table:formula="of:=1/2/PI()/[.M195]/[.G199]/[.K196]" office:value-type="float" office:value="0.0691677054363621" calcext:value-type="float">
            <text:p>0,0691677054363621</text:p>
          </table:table-cell>
          <table:table-cell table:formula="of:=8/PI()/PI()*[.C72]^2*[.C195]" office:value-type="float" office:value="6.3595882010732" calcext:value-type="float">
            <text:p>6,3595882010732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table:formula="of:=[.L196]/[.K196]" office:value-type="float" office:value="0.593" calcext:value-type="float">
            <text:p>0,593</text:p>
          </table:table-cell>
          <table:table-cell/>
          <table:table-cell table:formula="of:=[.T197]*[.L197]" office:value-type="float" office:value="24067.8045469861" calcext:value-type="float">
            <text:p>24067,8045469861</text:p>
          </table:table-cell>
          <table:table-cell office:value-type="string" calcext:value-type="string">
            <text:p>fs</text:p>
          </table:table-cell>
          <table:table-cell/>
          <table:table-cell table:formula="of:=1/[.L196]" office:value-type="float" office:value="0.0000421585160202361" calcext:value-type="float">
            <text:p>4,21585160202361E-05</text:p>
          </table:table-cell>
          <table:table-cell table:number-columns-repeated="11"/>
        </table:table-row>
        <table:table-row table:style-name="ro1">
          <table:table-cell/>
          <table:table-cell table:formula="of:=[.A192]*[.$E$201]/[.$C$199]*[.C202]" office:value-type="float" office:value="313.037218977425" calcext:value-type="float">
            <text:p>313,03721897742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Ns</text:p>
          </table:table-cell>
          <table:table-cell table:number-columns-repeated="4"/>
          <table:table-cell table:formula="of:=1/SQRT([.G195]*[.M195])/2/PI()" office:value-type="float" office:value="40586.516942641" calcext:value-type="float">
            <text:p>40586,51694264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8/PI()/PI()*[.K199]*[.K199]*([.D199]-1)/SQRT(([.D199]*[.K199]*[.K199]-1)^2+[.E199]*[.E199]*[.K199]*[.K199]*([.K199]*[.K199]-1)^2*([.D199]-1)^2)" office:value-type="float" office:value="11.0339225763284" calcext:value-type="float">
            <text:p>11,033922576328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1/SQRT((1+1/([.D199]-1)*(1-1/[.K199]/[.K199]))^2+[.G207]*[.G207]*([.K199]-1/[.K199])^2)" office:value-type="float" office:value="13.4158808133182" calcext:value-type="float">
            <text:p>13,4158808133182</text:p>
          </table:table-cell>
          <table:table-cell/>
          <table:table-cell office:value-type="float" office:value="1.1" calcext:value-type="float">
            <text:p>1,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1/(1/[.L202]*[.K202])" office:value-type="float" office:value="4.5" calcext:value-type="float">
            <text:p>4,5</text:p>
          </table:table-cell>
          <table:table-cell table:formula="of:=1/(1/4+1/8)" office:value-type="float" office:value="2.66666666666667" calcext:value-type="float">
            <text:p>2,66666666666667</text:p>
          </table:table-cell>
          <table:table-cell table:formula="of:=1/(1/3.3+1/3.3)" office:value-type="float" office:value="1.65" calcext:value-type="float">
            <text:p>1,65</text:p>
          </table:table-cell>
          <table:table-cell table:number-columns-repeated="12"/>
        </table:table-row>
        <table:table-row table:style-name="ro1">
          <table:table-cell table:number-columns-repeated="19"/>
          <table:table-cell table:formula="of:=321*321/SQRT(2)/1700" office:value-type="float" office:value="42.8594057883783" calcext:value-type="float">
            <text:p>42,8594057883783</text:p>
          </table:table-cell>
          <table:table-cell table:number-columns-repeated="7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está com 10*+ de cr e 10*- de Lm e Lr</text:p>
          </table:table-cell>
          <table:table-cell table:number-columns-repeated="3"/>
          <table:table-cell office:value-type="string" calcext:value-type="string">
            <text:p>Q2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1/[.G199]*SQRT([.G195]/[.M195])" office:value-type="float" office:value="0.068168160903399" calcext:value-type="float">
            <text:p>0,068168160903399</text:p>
          </table:table-cell>
          <table:table-cell table:number-columns-repeated="3"/>
          <table:table-cell table:formula="of:=0.0051*10^-6" office:value-type="float" office:value="0.0000000051" calcext:value-type="float">
            <text:p>0,0000000051</text:p>
          </table:table-cell>
          <table:table-cell office:value-type="float" office:value="1000" calcext:value-type="float">
            <text:p>1000</text:p>
          </table:table-cell>
          <table:table-cell office:value-type="float" office:value="1150" calcext:value-type="float">
            <text:p>1150</text:p>
          </table:table-cell>
          <table:table-cell table:formula="of:=[.L209]/[.O207]" office:value-type="float" office:value="4101.84763534821" calcext:value-type="float">
            <text:p>4101,84763534821</text:p>
          </table:table-cell>
          <table:table-cell table:formula="of:=[.L196]" office:value-type="float" office:value="23720" calcext:value-type="float">
            <text:p>23720</text:p>
          </table:table-cell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corrente com 3 voltas</text:p>
          </table:table-cell>
          <table:table-cell table:number-columns-repeated="9"/>
          <table:table-cell table:formula="of:=1/([.K207]*2*LN((2*[.L207]+[.M207])/[.M207]))" office:value-type="float" office:value="97295825.9104594" calcext:value-type="float">
            <text:p>97295825,910459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io fio</text:p>
          </table:table-cell>
          <table:table-cell table:formula="of:=14/3/2" office:value-type="float" office:value="2.33333333333333" calcext:value-type="float">
            <text:p>2,33333333333333</text:p>
          </table:table-cell>
          <table:table-cell table:formula="of:=22.5/3/2" office:value-type="float" office:value="3.75" calcext:value-type="float">
            <text:p>3,75</text:p>
          </table:table-cell>
          <table:table-cell table:number-columns-repeated="15"/>
          <table:table-cell table:formula="of:=3.3/2" office:value-type="float" office:value="1.65" calcext:value-type="float">
            <text:p>1,65</text:p>
          </table:table-cell>
          <table:table-cell table:formula="of:=13/[.S210]" office:value-type="float" office:value="7.87878787878788" calcext:value-type="float">
            <text:p>7,87878787878788</text:p>
          </table:table-cell>
          <table:table-cell table:formula="of:=35*8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m2</text:p>
          </table:table-cell>
          <table:table-cell table:formula="of:=PI()*[.B210]^2" office:value-type="float" office:value="17.1042266695444" calcext:value-type="float">
            <text:p>17,1042266695444</text:p>
          </table:table-cell>
          <table:table-cell table:formula="of:=PI()*[.C210]^2" office:value-type="float" office:value="44.1786466911065" calcext:value-type="float">
            <text:p>44,1786466911065</text:p>
          </table:table-cell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5"/>
          <table:table-cell table:formula="of:=1/2" office:value-type="float" office:value="0.5" calcext:value-type="float">
            <text:p>0,5</text:p>
          </table:table-cell>
          <table:table-cell table:formula="of:=13/[.S211]" office:value-type="float" office:value="26" calcext:value-type="float">
            <text:p>26</text:p>
          </table:table-cell>
          <table:table-cell table:formula="of:=20*26" office:value-type="float" office:value="520" calcext:value-type="float">
            <text:p>5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p max</text:p>
          </table:table-cell>
          <table:table-cell table:formula="of:=4.5*[.B211]" office:value-type="float" office:value="76.9690200129499" calcext:value-type="float">
            <text:p>76,9690200129499</text:p>
          </table:table-cell>
          <table:table-cell table:formula="of:=4.5*[.C211]" office:value-type="float" office:value="198.803910109979" calcext:value-type="float">
            <text:p>198,80391010997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formula="of:=48*[.M212]/([.M212]+[.L212])" office:value-type="float" office:value="43.6363636363636" calcext:value-type="float">
            <text:p>43,6363636363636</text:p>
          </table:table-cell>
          <table:table-cell table:number-columns-repeated="1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3"/>
          <table:table-cell table:formula="of:=1/(2*[.N207]*0.05*10^-6*LN((2*[.L207]+[.M207])/[.M207]))" office:value-type="float" office:value="2419.44" calcext:value-type="float">
            <text:p>2419,44</text:p>
          </table:table-cell>
          <table:table-cell table:number-columns-repeated="8"/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table:number-columns-repeated="19"/>
          <table:table-cell table:formula="of:=1/(2*10000*0.0000000051*LN(2*[.W215]/5000+1))" office:value-type="float" office:value="50470.6055371372" calcext:value-type="float">
            <text:p>50470,6055371372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67*6.11" office:value-type="float" office:value="409.37" calcext:value-type="float">
            <text:p>409,37</text:p>
          </table:table-cell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2"/>
          <table:table-cell table:style-name="ce6" table:formula="of:=1*13*10^-6" office:value-type="float" office:value="0.000013" calcext:value-type="float">
            <text:p>0,000013</text:p>
          </table:table-cell>
          <table:table-cell table:formula="of:=300/23" office:value-type="float" office:value="13.0434782608696" calcext:value-type="float">
            <text:p>13,0434782608696</text:p>
          </table:table-cell>
          <table:table-cell table:formula="of:=13" office:value-type="float" office:value="13" calcext:value-type="float">
            <text:p>13</text:p>
          </table:table-cell>
          <table:table-cell table:formula="of:=6.5*[.O219]" office:value-type="float" office:value="84.5" calcext:value-type="float">
            <text:p>84,5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6" table:formula="of:=1.5*13*10^-6" office:value-type="float" office:value="0.0000195" calcext:value-type="float">
            <text:p>0,0000195</text:p>
          </table:table-cell>
          <table:table-cell table:formula="of:=400/30" office:value-type="float" office:value="13.3333333333333" calcext:value-type="float">
            <text:p>13,3333333333333</text:p>
          </table:table-cell>
          <table:table-cell table:formula="of:=13" office:value-type="float" office:value="13" calcext:value-type="float">
            <text:p>13</text:p>
          </table:table-cell>
          <table:table-cell table:formula="of:=8.85*[.O220]" office:value-type="float" office:value="115.05" calcext:value-type="float">
            <text:p>115,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2"/>
          <table:table-cell office:value-type="float" office:value="0.009" calcext:value-type="float">
            <text:p>0,0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corrente de saida</text:p>
          </table:table-cell>
          <table:table-cell office:value-type="string" calcext:value-type="string">
            <text:p>R said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r</text:p>
          </table:table-cell>
          <table:table-cell table:number-columns-repeated="8"/>
          <table:table-cell office:value-type="string" calcext:value-type="string">
            <text:p>vgs</text:p>
          </table:table-cell>
          <table:table-cell table:number-columns-repeated="5"/>
        </table:table-row>
        <table:table-row table:style-name="ro1">
          <table:table-cell table:formula="of:=[.B224]/[.A220]" office:value-type="float" office:value="166.666666666667" calcext:value-type="float">
            <text:p>166,666666666667</text:p>
          </table:table-cell>
          <table:table-cell table:formula="of:=[.B224]/[.B220]" office:value-type="float" office:value="26.6666666666667" calcext:value-type="float">
            <text:p>26,6666666666667</text:p>
          </table:table-cell>
          <table:table-cell table:formula="of:=[.B220]/[.B223]" office:value-type="float" office:value="11.25" calcext:value-type="float">
            <text:p>11,25</text:p>
          </table:table-cell>
          <table:table-cell table:style-name="ce1" office:value-type="float" office:value="0.275" calcext:value-type="float">
            <text:p>0,275</text:p>
          </table:table-cell>
          <table:table-cell table:style-name="ce1" office:value-type="float" office:value="3" calcext:value-type="float">
            <text:p>3</text:p>
          </table:table-cell>
          <table:table-cell table:formula="of:=[.F154]" office:value-type="float" office:value="0.00000313105393896798" calcext:value-type="float">
            <text:p>3,13105393896798E-06</text:p>
          </table:table-cell>
          <table:table-cell table:formula="of:=6.8*10^-6/4" office:value-type="float" office:value="0.0000017" calcext:value-type="float">
            <text:p>0,0000017</text:p>
          </table:table-cell>
          <table:table-cell table:formula="of:=10^-6*74" office:value-type="float" office:value="0.000074" calcext:value-type="float">
            <text:p>0,000074</text:p>
          </table:table-cell>
          <table:table-cell table:formula="of:=10^-6*60" office:value-type="float" office:value="0.00006" calcext:value-type="float">
            <text:p>0,0000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style-name="ce6" table:formula="of:=0.71*13*0.98*10^-6" office:value-type="float" office:value="0.0000090454" calcext:value-type="float">
            <text:p>0,0000090454</text:p>
          </table:table-cell>
          <table:table-cell table:number-columns-repeated="6"/>
          <table:table-cell office:value-type="float" office:value="19.46" calcext:value-type="float">
            <text:p>19,46</text:p>
          </table:table-cell>
          <table:table-cell office:value-type="string" calcext:value-type="string">
            <text:p>us</text:p>
          </table:table-cell>
          <table:table-cell office:value-type="float" office:value="2.815" calcext:value-type="float">
            <text:p>2,815</text:p>
          </table:table-cell>
          <table:table-cell office:value-type="float" office:value="2.805" calcext:value-type="float">
            <text:p>2,805</text:p>
          </table:table-cell>
          <table:table-cell office:value-type="float" office:value="2.775" calcext:value-type="float">
            <text:p>2,775</text:p>
          </table:table-cell>
          <table:table-cell office:value-type="float" office:value="2.785" calcext:value-type="float">
            <text:p>2,785</text:p>
          </table:table-cell>
          <table:table-cell table:formula="of:=(2.751+2.798)/2" office:value-type="float" office:value="2.7745" calcext:value-type="float">
            <text:p>2,7745</text:p>
          </table:table-cell>
          <table:table-cell table:formula="of:=(2.744+2.789)/2" office:value-type="float" office:value="2.7665" calcext:value-type="float">
            <text:p>2,7665</text:p>
          </table:table-cell>
        </table:table-row>
        <table:table-row table:style-name="ro1">
          <table:table-cell office:value-type="string" calcext:value-type="string">
            <text:p>pot saida→</text:p>
          </table:table-cell>
          <table:table-cell table:style-name="ce5" office:value-type="float" office:value="8000" calcext:value-type="float">
            <text:p>8000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style-name="ce5" table:formula="of:=[.J228]" office:value-type="float" office:value="40586.516942641" calcext:value-type="float">
            <text:p>40586,516942641</text:p>
          </table:table-cell>
          <table:table-cell table:style-name="ce2" table:formula="of:=[.L225]*[.K224]" office:value-type="float" office:value="24108.3910639288" calcext:value-type="float">
            <text:p>24108,3910639288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/>
          <table:table-cell table:formula="of:=1/[.T223]/10^-6" office:value-type="float" office:value="51387.4614594039" calcext:value-type="float">
            <text:p>51387,4614594039</text:p>
          </table:table-cell>
          <table:table-cell office:value-type="string" calcext:value-type="string">
            <text:p>f_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67" calcext:value-type="float">
            <text:p>0,67</text:p>
          </table:table-cell>
          <table:table-cell office:value-type="float" office:value="1.5" calcext:value-type="float">
            <text:p>1,5</text:p>
          </table:table-cell>
          <table:table-cell table:number-columns-repeated="5"/>
          <table:table-cell office:value-type="float" office:value="140000" calcext:value-type="float">
            <text:p>140000</text:p>
          </table:table-cell>
          <table:table-cell office:value-type="float" office:value="0.594" calcext:value-type="float">
            <text:p>0,594</text:p>
          </table:table-cell>
          <table:table-cell office:value-type="string" calcext:value-type="string">
            <text:p>*0,1</text:p>
          </table:table-cell>
          <table:table-cell table:number-columns-repeated="3"/>
          <table:table-cell office:value-type="float" office:value="0.59" calcext:value-type="float">
            <text:p>0,59</text:p>
          </table:table-cell>
          <table:table-cell office:value-type="float" office:value="65" calcext:value-type="float">
            <text:p>65</text:p>
          </table:table-cell>
          <table:table-cell/>
          <table:table-cell table:formula="of:=1/SQRT([.G223]*[.M223])/2/PI()" office:value-type="float" office:value="40586.516942641" calcext:value-type="float">
            <text:p>40586,516942641</text:p>
          </table:table-cell>
          <table:table-cell office:value-type="string" calcext:value-type="string">
            <text:p>f_r</text:p>
          </table:table-cell>
          <table:table-cell table:formula="of:=1/SQRT(0.0000017*0.000004)/2/PI()" office:value-type="float" office:value="61033.1345767397" calcext:value-type="float">
            <text:p>61033,1345767397</text:p>
          </table:table-cell>
          <table:table-cell office:value-type="string" calcext:value-type="string">
            <text:p>os valores d lr e cr k estava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nsao said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w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float" office:value="0.65" calcext:value-type="float">
            <text:p>0,65</text:p>
          </table:table-cell>
          <table:table-cell table:number-columns-repeated="2"/>
          <table:table-cell table:formula="of:=[.T224]/[.T225]" office:value-type="float" office:value="1.26612149379626" calcext:value-type="float">
            <text:p>1,26612149379626</text:p>
          </table:table-cell>
          <table:table-cell office:value-type="string" calcext:value-type="string">
            <text:p>w_x</text:p>
          </table:table-cell>
          <table:table-cell table:number-columns-repeated="6"/>
        </table:table-row>
        <table:table-row table:style-name="ro1">
          <table:table-cell/>
          <table:table-cell table:formula="of:=[.A220]*[.$E$201]/[.$C$199]*[.C229]" office:value-type="float" office:value="321.893542863373" calcext:value-type="float">
            <text:p>321,893542863373</text:p>
          </table:table-cell>
          <table:table-cell office:value-type="float" office:value="3" calcext:value-type="float">
            <text:p>3</text:p>
          </table:table-cell>
          <table:table-cell table:formula="of:=[.F223]/[.G223]+1" office:value-type="float" office:value="2.84179643468705" calcext:value-type="float">
            <text:p>2,84179643468705</text:p>
          </table:table-cell>
          <table:table-cell table:formula="of:=2*PI()*[.K224]*[.G223]/[.G227]" office:value-type="float" office:value="0.258834031997856" calcext:value-type="float">
            <text:p>0,258834031997856</text:p>
          </table:table-cell>
          <table:table-cell table:formula="of:=1/2/PI()/[.M223]/[.G227]/[.K224]" office:value-type="float" office:value="0.258834031997857" calcext:value-type="float">
            <text:p>0,258834031997857</text:p>
          </table:table-cell>
          <table:table-cell table:formula="of:=8/PI()/PI()*[.C72]^2*[.C223]" office:value-type="float" office:value="1.67490120377102" calcext:value-type="float">
            <text:p>1,67490120377102</text:p>
          </table:table-cell>
          <table:table-cell office:value-type="float" office:value="2.333" calcext:value-type="float">
            <text:p>2,333</text:p>
          </table:table-cell>
          <table:table-cell table:number-columns-repeated="2"/>
          <table:table-cell table:formula="of:=[.L224]/[.K224]" office:value-type="float" office:value="0.594000000000001" calcext:value-type="float">
            <text:p>0,594000000000001</text:p>
          </table:table-cell>
          <table:table-cell/>
          <table:table-cell table:formula="of:=[.T225]*[.L225]" office:value-type="float" office:value="24108.3910639288" calcext:value-type="float">
            <text:p>24108,3910639288</text:p>
          </table:table-cell>
          <table:table-cell office:value-type="string" calcext:value-type="string">
            <text:p>fs</text:p>
          </table:table-cell>
          <table:table-cell/>
          <table:table-cell table:formula="of:=1/[.L224]" office:value-type="float" office:value="0.0000414793337866586" calcext:value-type="float">
            <text:p>4,14793337866586E-05</text:p>
          </table:table-cell>
          <table:table-cell table:number-columns-repeated="11"/>
        </table:table-row>
        <table:table-row table:style-name="ro1">
          <table:table-cell/>
          <table:table-cell table:formula="of:=[.A220]*[.$E$201]/[.$C$199]*[.C230]" office:value-type="float" office:value="397.120240915823" calcext:value-type="float">
            <text:p>397,120240915823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Ns</text:p>
          </table:table-cell>
          <table:table-cell table:number-columns-repeated="4"/>
          <table:table-cell table:formula="of:=1/SQRT([.G223]*[.M223])/2/PI()" office:value-type="float" office:value="40586.516942641" calcext:value-type="float">
            <text:p>40586,51694264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8/PI()/PI()*[.K227]*[.K227]*([.D227]-1)/SQRT(([.D227]*[.K227]*[.K227]-1)^2+[.E227]*[.E227]*[.K227]*[.K227]*([.K227]*[.K227]-1)^2*([.D227]-1)^2)" office:value-type="float" office:value="2.87404948985154" calcext:value-type="float">
            <text:p>2,8740494898515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1/SQRT((1+1/([.D227]-1)*(1-1/[.K227]/[.K227]))^2+[.G235]*[.G235]*([.K227]-1/[.K227])^2)" office:value-type="float" office:value="3.54571643674842" calcext:value-type="float">
            <text:p>3,54571643674842</text:p>
          </table:table-cell>
          <table:table-cell/>
          <table:table-cell office:value-type="float" office:value="1.1" calcext:value-type="float">
            <text:p>1,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1/(1/[.L230]*[.K230])" office:value-type="float" office:value="4.5" calcext:value-type="float">
            <text:p>4,5</text:p>
          </table:table-cell>
          <table:table-cell table:formula="of:=1/(1/4+1/8)" office:value-type="float" office:value="2.66666666666667" calcext:value-type="float">
            <text:p>2,66666666666667</text:p>
          </table:table-cell>
          <table:table-cell table:formula="of:=1/(1/3.3+1/3.3)" office:value-type="float" office:value="1.65" calcext:value-type="float">
            <text:p>1,65</text:p>
          </table:table-cell>
          <table:table-cell table:number-columns-repeated="12"/>
        </table:table-row>
        <table:table-row table:style-name="ro1">
          <table:table-cell table:number-columns-repeated="19"/>
          <table:table-cell table:formula="of:=321*321/SQRT(2)/1700" office:value-type="float" office:value="42.8594057883783" calcext:value-type="float">
            <text:p>42,8594057883783</text:p>
          </table:table-cell>
          <table:table-cell table:number-columns-repeated="7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está com 10*+ de cr e 10*- de Lm e Lr</text:p>
          </table:table-cell>
          <table:table-cell table:number-columns-repeated="3"/>
          <table:table-cell office:value-type="string" calcext:value-type="string">
            <text:p>Q2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1/[.G227]*SQRT([.G223]/[.M223])" office:value-type="float" office:value="0.258834031997857" calcext:value-type="float">
            <text:p>0,258834031997857</text:p>
          </table:table-cell>
          <table:table-cell table:number-columns-repeated="3"/>
          <table:table-cell table:formula="of:=0.0051*10^-6" office:value-type="float" office:value="0.0000000051" calcext:value-type="float">
            <text:p>0,0000000051</text:p>
          </table:table-cell>
          <table:table-cell office:value-type="float" office:value="1000" calcext:value-type="float">
            <text:p>1000</text:p>
          </table:table-cell>
          <table:table-cell office:value-type="float" office:value="1150" calcext:value-type="float">
            <text:p>1150</text:p>
          </table:table-cell>
          <table:table-cell table:formula="of:=[.L237]/[.O235]" office:value-type="float" office:value="4035.76603898857" calcext:value-type="float">
            <text:p>4035,76603898857</text:p>
          </table:table-cell>
          <table:table-cell table:formula="of:=[.L224]" office:value-type="float" office:value="24108.3910639288" calcext:value-type="float">
            <text:p>24108,3910639288</text:p>
          </table:table-cell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corrente com 3 voltas</text:p>
          </table:table-cell>
          <table:table-cell table:number-columns-repeated="9"/>
          <table:table-cell table:formula="of:=1/([.K235]*2*LN((2*[.L235]+[.M235])/[.M235]))" office:value-type="float" office:value="97295825.9104594" calcext:value-type="float">
            <text:p>97295825,910459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io fio</text:p>
          </table:table-cell>
          <table:table-cell table:formula="of:=14/3/2" office:value-type="float" office:value="2.33333333333333" calcext:value-type="float">
            <text:p>2,33333333333333</text:p>
          </table:table-cell>
          <table:table-cell table:formula="of:=22.5/3/2" office:value-type="float" office:value="3.75" calcext:value-type="float">
            <text:p>3,75</text:p>
          </table:table-cell>
          <table:table-cell table:number-columns-repeated="15"/>
          <table:table-cell table:formula="of:=3.3/2" office:value-type="float" office:value="1.65" calcext:value-type="float">
            <text:p>1,65</text:p>
          </table:table-cell>
          <table:table-cell table:formula="of:=13/[.S238]" office:value-type="float" office:value="7.87878787878788" calcext:value-type="float">
            <text:p>7,87878787878788</text:p>
          </table:table-cell>
          <table:table-cell table:formula="of:=35*8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m2</text:p>
          </table:table-cell>
          <table:table-cell table:formula="of:=PI()*[.B238]^2" office:value-type="float" office:value="17.1042266695444" calcext:value-type="float">
            <text:p>17,1042266695444</text:p>
          </table:table-cell>
          <table:table-cell table:formula="of:=PI()*[.C238]^2" office:value-type="float" office:value="44.1786466911065" calcext:value-type="float">
            <text:p>44,1786466911065</text:p>
          </table:table-cell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5"/>
          <table:table-cell table:formula="of:=1/2" office:value-type="float" office:value="0.5" calcext:value-type="float">
            <text:p>0,5</text:p>
          </table:table-cell>
          <table:table-cell table:formula="of:=13/[.S239]" office:value-type="float" office:value="26" calcext:value-type="float">
            <text:p>26</text:p>
          </table:table-cell>
          <table:table-cell table:formula="of:=20*26" office:value-type="float" office:value="520" calcext:value-type="float">
            <text:p>5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p max</text:p>
          </table:table-cell>
          <table:table-cell table:formula="of:=4.5*[.B239]" office:value-type="float" office:value="76.9690200129499" calcext:value-type="float">
            <text:p>76,9690200129499</text:p>
          </table:table-cell>
          <table:table-cell table:formula="of:=4.5*[.C239]" office:value-type="float" office:value="198.803910109979" calcext:value-type="float">
            <text:p>198,80391010997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formula="of:=48*[.M240]/([.M240]+[.L240])" office:value-type="float" office:value="43.6363636363636" calcext:value-type="float">
            <text:p>43,6363636363636</text:p>
          </table:table-cell>
          <table:table-cell table:number-columns-repeated="1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3"/>
          <table:table-cell table:formula="of:=1/(2*[.N235]*0.05*10^-6*LN((2*[.L235]+[.M235])/[.M235]))" office:value-type="float" office:value="2459.05588852074" calcext:value-type="float">
            <text:p>2459,05588852074</text:p>
          </table:table-cell>
          <table:table-cell table:number-columns-repeated="8"/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table:number-columns-repeated="19"/>
          <table:table-cell table:formula="of:=1/(2*10000*0.0000000051*LN(2*[.W243]/5000+1))" office:value-type="float" office:value="50470.6055371372" calcext:value-type="float">
            <text:p>50470,6055371372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67*6.11" office:value-type="float" office:value="409.37" calcext:value-type="float">
            <text:p>409,3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.2" calcext:value-type="float">
            <text:p>1,2</text:p>
          </table:table-cell>
          <table:table-cell office:value-type="float" office:value="0.85" calcext:value-type="float">
            <text:p>0,85</text:p>
          </table:table-cell>
          <table:table-cell office:value-type="float" office:value="8.8" calcext:value-type="float">
            <text:p>8,8</text:p>
          </table:table-cell>
          <table:table-cell office:value-type="float" office:value="1.12" calcext:value-type="float">
            <text:p>1,12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28" calcext:value-type="float">
            <text:p>0,0028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46]/[.C247]" office:value-type="float" office:value="1200" calcext:value-type="float">
            <text:p>1200</text:p>
          </table:table-cell>
          <table:table-cell table:formula="of:=[.D246]/[.D247]" office:value-type="float" office:value="170" calcext:value-type="float">
            <text:p>170</text:p>
          </table:table-cell>
          <table:table-cell table:formula="of:=[.E246]/[.E247]" office:value-type="float" office:value="3142.85714285714" calcext:value-type="float">
            <text:p>3142,85714285714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51]*[.D251]/([.E251]+[.D251])" office:value-type="float" office:value="24" calcext:value-type="float">
            <text:p>24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number-columns-repeated="2" office:value-type="float" office:value="315" calcext:value-type="float">
            <text:p>315</text:p>
          </table:table-cell>
          <table:table-cell office:value-type="float" office:value="230" calcext:value-type="float">
            <text:p>230</text:p>
          </table:table-cell>
          <table:table-cell office:value-type="float" office:value="6000" calcext:value-type="float">
            <text:p>6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54]*[.D254]/([.E254]+[.D254])" office:value-type="float" office:value="11.6292134831461" calcext:value-type="float">
            <text:p>11,6292134831461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float" office:value="437" calcext:value-type="float">
            <text:p>437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70" calcext:value-type="float">
            <text:p>470</text:p>
          </table:table-cell>
          <table:table-cell office:value-type="float" office:value="6000" calcext:value-type="float">
            <text:p>6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57]*[.D257]/([.E257]+[.D257])" office:value-type="float" office:value="3.48686244204019" calcext:value-type="float">
            <text:p>3,48686244204019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Rf</text:p>
          </table:table-cell>
          <table:table-cell office:value-type="string" calcext:value-type="string">
            <text:p>R1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F240]" office:value-type="float" office:value="0" calcext:value-type="float">
            <text:p>0</text:p>
          </table:table-cell>
          <table:table-cell table:formula="of:=[.C261]*[.E261]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D261]/[.E261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Rf</text:p>
          </table:table-cell>
          <table:table-cell office:value-type="string" calcext:value-type="string">
            <text:p>R1</text:p>
          </table:table-cell>
          <table:table-cell/>
          <table:table-cell table:number-columns-repeated="2" office:value-type="float" office:value="315" calcext:value-type="float">
            <text:p>315</text:p>
          </table:table-cell>
          <table:table-cell office:value-type="float" office:value="400" calcext:value-type="float">
            <text:p>400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15" calcext:value-type="float">
            <text:p>0,015</text:p>
          </table:table-cell>
          <table:table-cell office:value-type="float" office:value="70" calcext:value-type="float">
            <text:p>7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[.H264]*[.I264]/([.J264]+[.I264])" office:value-type="float" office:value="19.6875" calcext:value-type="float">
            <text:p>19,6875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[.D265]/[.E265]" office:value-type="float" office:value="0.007" calcext:value-type="float">
            <text:p>0,007</text:p>
          </table:table-cell>
          <table:table-cell table:number-columns-repeated="2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float" office:value="100000000" calcext:value-type="float">
            <text:p>100000000</text:p>
          </table:table-cell>
          <table:table-cell office:value-type="float" office:value="0.000001" calcext:value-type="float">
            <text:p>0,000001</text:p>
          </table:table-cell>
          <table:table-cell table:number-columns-repeated="21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1/[.E271]/[.F271]*50*0.0001" office:value-type="float" office:value="0.00005" calcext:value-type="float">
            <text:p>0,00005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0-0-0.0001)/(3.66-3.66+0.00001)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0.007" calcext:value-type="float">
            <text:p>0,007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H275]" office:value-type="float" office:value="3.65714285714286" calcext:value-type="float">
            <text:p>3,65714285714286</text:p>
          </table:table-cell>
          <table:table-cell table:formula="of:=[.C275]+([.D275]*[.E275]+[.F275])*[.G275]" office:value-type="float" office:value="1.45" calcext:value-type="float">
            <text:p>1,45</text:p>
          </table:table-cell>
          <table:table-cell table:formula="of:=[.C275]+(-[.D275]+[.F275])*[.G275]" office:value-type="float" office:value="2.962" calcext:value-type="float">
            <text:p>2,962</text:p>
          </table:table-cell>
          <table:table-cell table:formula="of:=(-[.D275]+[.F275])" office:value-type="float" office:value="-24" calcext:value-type="float">
            <text:p>-24</text:p>
          </table:table-cell>
          <table:table-cell table:number-columns-repeated="15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p</text:p>
          </table:table-cell>
          <table:table-cell office:value-type="float" office:value="0.008" calcext:value-type="float">
            <text:p>0,008</text:p>
          </table:table-cell>
          <table:table-cell table:formula="of:=[.B279]*[.D279]" office:value-type="float" office:value="2000" calcext:value-type="float">
            <text:p>2000</text:p>
          </table:table-cell>
          <table:table-cell table:formula="of:=0.25*[.E279]" office:value-type="float" office:value="250000" calcext:value-type="float">
            <text:p>250000</text:p>
          </table:table-cell>
          <table:table-cell table:formula="of:=10^6" office:value-type="float" office:value="1000000" calcext:value-type="float">
            <text:p>1000000</text:p>
          </table:table-cell>
          <table:table-cell office:value-type="float" office:value="12" calcext:value-type="float">
            <text:p>12</text:p>
          </table:table-cell>
          <table:table-cell table:formula="of:=[.F279]*[.B279]" office:value-type="float" office:value="0.096" calcext:value-type="float">
            <text:p>0,096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ki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F281]*[.B281]" office:value-type="float" office:value="1.2" calcext:value-type="float">
            <text:p>1,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formula="of:=1/[.B281]/[.D279]" office:value-type="float" office:value="0.00004" calcext:value-type="float">
            <text:p>0,00004</text:p>
          </table:table-cell>
          <table:table-cell table:number-columns-repeated="2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C1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table:formula="of:=35.7*10^3" office:value-type="float" office:value="35700" calcext:value-type="float">
            <text:p>35700</text:p>
          </table:table-cell>
          <table:table-cell table:formula="of:=22*10^-6" office:value-type="float" office:value="0.000022" calcext:value-type="float">
            <text:p>0,000022</text:p>
          </table:table-cell>
          <table:table-cell table:number-columns-repeated="22"/>
        </table:table-row>
        <table:table-row table:style-name="ro1">
          <table:table-cell/>
          <table:table-cell table:formula="of:=-[.C288]/[.D288]" office:value-type="float" office:value="-0.0209059233449477" calcext:value-type="float">
            <text:p>-0,0209059233449477</text:p>
          </table:table-cell>
          <table:table-cell office:value-type="float" office:value="600" calcext:value-type="float">
            <text:p>600</text:p>
          </table:table-cell>
          <table:table-cell office:value-type="float" office:value="28700" calcext:value-type="float">
            <text:p>28700</text:p>
          </table:table-cell>
          <table:table-cell table:formula="of:=22*10^-6" office:value-type="float" office:value="0.000022" calcext:value-type="float">
            <text:p>0,000022</text:p>
          </table:table-cell>
          <table:table-cell table:number-columns-repeated="22"/>
        </table:table-row>
        <table:table-row table:style-name="ro1">
          <table:table-cell/>
          <table:table-cell table:formula="of:=-[.C289]/[.D289]" office:value-type="float" office:value="-0.0156794425087108" calcext:value-type="float">
            <text:p>-0,0156794425087108</text:p>
          </table:table-cell>
          <table:table-cell office:value-type="float" office:value="450" calcext:value-type="float">
            <text:p>450</text:p>
          </table:table-cell>
          <table:table-cell office:value-type="float" office:value="28700" calcext:value-type="float">
            <text:p>28700</text:p>
          </table:table-cell>
          <table:table-cell table:formula="of:=22*10^-6" office:value-type="float" office:value="0.000022" calcext:value-type="float">
            <text:p>0,000022</text:p>
          </table:table-cell>
          <table:table-cell table:number-columns-repeated="22"/>
        </table:table-row>
        <table:table-row table:style-name="ro1">
          <table:table-cell/>
          <table:table-cell table:formula="of:=-[.C290]/[.D290]" office:value-type="float" office:value="-0.0191570881226054" calcext:value-type="float">
            <text:p>-0,0191570881226054</text:p>
          </table:table-cell>
          <table:table-cell office:value-type="float" office:value="500" calcext:value-type="float">
            <text:p>500</text:p>
          </table:table-cell>
          <table:table-cell office:value-type="float" office:value="26100" calcext:value-type="float">
            <text:p>26100</text:p>
          </table:table-cell>
          <table:table-cell office:value-type="float" office:value="0.000018" calcext:value-type="float">
            <text:p>0,000018</text:p>
          </table:table-cell>
          <table:table-cell table:formula="of:=[.E290]*(1+[.C312])" office:value-type="float" office:value="0.0000185161290322581" calcext:value-type="float">
            <text:p>1,85161290322581E-05</text:p>
          </table:table-cell>
          <table:table-cell table:formula="of:=[.B290]*-12+[.H290]*[.B290]" office:value-type="float" office:value="0.0383141762452107" calcext:value-type="float">
            <text:p>0,0383141762452107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90]*(1+[.C313])" office:value-type="float" office:value="27042.238267148" calcext:value-type="float">
            <text:p>27042,238267148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formula="of:=[.D291]*(1+[.C313])" office:value-type="float" office:value="28018.4923562147" calcext:value-type="float">
            <text:p>28018,4923562147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32400" calcext:value-type="float">
            <text:p>32400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287]/[.D287]" office:value-type="float" office:value="-0.0210084033613445" calcext:value-type="float">
            <text:p>-0,021008403361344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288]/[.D288]" office:value-type="float" office:value="-0.0209059233449477" calcext:value-type="float">
            <text:p>-0,0209059233449477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289]/[.D289]" office:value-type="float" office:value="-0.0156794425087108" calcext:value-type="float">
            <text:p>-0,0156794425087108</text:p>
          </table:table-cell>
          <table:table-cell table:formula="of:=12-3.5" office:value-type="float" office:value="8.5" calcext:value-type="float">
            <text:p>8,5</text:p>
          </table:table-cell>
          <table:table-cell table:formula="of:=[.D297]*[.C297]" office:value-type="float" office:value="-0.133275261324042" calcext:value-type="float">
            <text:p>-0,133275261324042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290]/[.D290]" office:value-type="float" office:value="-0.0191570881226054" calcext:value-type="float">
            <text:p>-0,0191570881226054</text:p>
          </table:table-cell>
          <table:table-cell/>
          <table:table-cell table:formula="of:=[.D298]*[.C298]" office:value-type="float" office:value="-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291]/[.D291]" office:value-type="float" office:value="-0" calcext:value-type="float">
            <text:p>0</text:p>
          </table:table-cell>
          <table:table-cell/>
          <table:table-cell table:formula="of:=[.D299]*[.C299]" office:value-type="float" office:value="-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292]/[.D292]" office:value-type="float" office:value="-0.0178453570464542" calcext:value-type="float">
            <text:p>-0,0178453570464542</text:p>
          </table:table-cell>
          <table:table-cell office:value-type="float" office:value="2.1" calcext:value-type="float">
            <text:p>2,1</text:p>
          </table:table-cell>
          <table:table-cell table:formula="of:=[.D300]*[.C300]" office:value-type="float" office:value="-0.0374752497975538" calcext:value-type="float">
            <text:p>-0,0374752497975538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293]/[.D293]" office:value-type="float" office:value="-0.0216049382716049" calcext:value-type="float">
            <text:p>-0,0216049382716049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287]/[.E287]" office:value-type="float" office:value="-1.27323656735421" calcext:value-type="float">
            <text:p>-1,27323656735421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288]/[.E288]" office:value-type="float" office:value="-1.58378207158695" calcext:value-type="float">
            <text:p>-1,5837820715869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289]/[.E289]" office:value-type="float" office:value="-1.58378207158695" calcext:value-type="float">
            <text:p>-1,58378207158695</text:p>
          </table:table-cell>
          <table:table-cell table:number-columns-repeated="24"/>
        </table:table-row>
        <table:table-row table:style-name="ro1">
          <table:table-cell/>
          <table:table-cell table:formula="of:=6/9" office:value-type="float" office:value="0.666666666666667" calcext:value-type="float">
            <text:p>0,666666666666667</text:p>
          </table:table-cell>
          <table:table-cell table:formula="of:=-1/[.D293]/[.E290]" office:value-type="float" office:value="-1.71467764060357" calcext:value-type="float">
            <text:p>-1,71467764060357</text:p>
          </table:table-cell>
          <table:table-cell table:number-columns-repeated="2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formula="of:=230/6000" office:value-type="float" office:value="0.0383333333333333" calcext:value-type="float">
            <text:p>0,038333333333333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8/279" office:value-type="float" office:value="0.028673835125448" calcext:value-type="float">
            <text:p>0,02867383512544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10/277" office:value-type="float" office:value="0.036101083032491" calcext:value-type="float">
            <text:p>0,036101083032491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F316]/[.E316]*12/3" office:value-type="float" office:value="0.0903614457831325" calcext:value-type="float">
            <text:p>0,0903614457831325</text:p>
          </table:table-cell>
          <table:table-cell office:value-type="float" office:value="33200" calcext:value-type="float">
            <text:p>33200</text:p>
          </table:table-cell>
          <table:table-cell office:value-type="float" office:value="750" calcext:value-type="float">
            <text:p>750</text:p>
          </table:table-cell>
          <table:table-cell table:formula="of:=1/[.E316]/[.E290]" office:value-type="float" office:value="1.67336010709505" calcext:value-type="float">
            <text:p>1,67336010709505</text:p>
          </table:table-cell>
          <table:table-cell table:number-columns-repeated="20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9" office:value-type="float" office:value="100000" calcext:value-type="float">
            <text:p>100000</text:p>
          </table:table-cell>
          <table:table-cell table:style-name="ce9" office:value-type="float" office:value="0.00001" calcext:value-type="float">
            <text:p>0,0000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table:formula="of:=1/[.C321]/[.D321]*[.E321]*[.F321]" office:value-type="float" office:value="0.42" calcext:value-type="float">
            <text:p>0,42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24]/[.C321]" office:value-type="float" office:value="0.00787" calcext:value-type="float">
            <text:p>0,00787</text:p>
          </table:table-cell>
          <table:table-cell table:formula="of:=12" office:value-type="float" office:value="12" calcext:value-type="float">
            <text:p>12</text:p>
          </table:table-cell>
          <table:table-cell table:formula="of:=[.D324]*[.E324]" office:value-type="float" office:value="0.09444" calcext:value-type="float">
            <text:p>0,09444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24]-[.G321]" office:value-type="float" office:value="2.58556" calcext:value-type="float">
            <text:p>2,58556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0,0000047</text:p>
          </table:table-cell>
          <table:table-cell table:formula="of:=12/3+(12-12/3)/2" office:value-type="float" office:value="8" calcext:value-type="float">
            <text:p>8</text:p>
          </table:table-cell>
          <table:table-cell office:value-type="float" office:value="0.000363" calcext:value-type="float">
            <text:p>0,000363</text:p>
          </table:table-cell>
          <table:table-cell table:formula="of:=1/[.C328]/[.D328]*[.E328]*[.F328]" office:value-type="float" office:value="0.0195529221653649" calcext:value-type="float">
            <text:p>0,0195529221653649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31]/[.C328]" office:value-type="float" office:value="0.0249050632911392" calcext:value-type="float">
            <text:p>0,0249050632911392</text:p>
          </table:table-cell>
          <table:table-cell table:formula="of:=12/3" office:value-type="float" office:value="4" calcext:value-type="float">
            <text:p>4</text:p>
          </table:table-cell>
          <table:table-cell table:formula="of:=[.D331]*[.E331]" office:value-type="float" office:value="0.099620253164557" calcext:value-type="float">
            <text:p>0,099620253164557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31]-[.G328]" office:value-type="float" office:value="2.98082682467008" calcext:value-type="float">
            <text:p>2,98082682467008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0,0000047</text:p>
          </table:table-cell>
          <table:table-cell table:formula="of:=12/2+(12-12/2)/2" office:value-type="float" office:value="9" calcext:value-type="float">
            <text:p>9</text:p>
          </table:table-cell>
          <table:table-cell office:value-type="float" office:value="0.006" calcext:value-type="float">
            <text:p>0,006</text:p>
          </table:table-cell>
          <table:table-cell table:formula="of:=1/[.C335]/[.D335]*[.E335]*[.F335]" office:value-type="float" office:value="0.363587395636951" calcext:value-type="float">
            <text:p>0,363587395636951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38]/[.C335]" office:value-type="float" office:value="0.0249050632911392" calcext:value-type="float">
            <text:p>0,0249050632911392</text:p>
          </table:table-cell>
          <table:table-cell office:value-type="float" office:value="1" calcext:value-type="float">
            <text:p>1</text:p>
          </table:table-cell>
          <table:table-cell table:formula="of:=[.D338]*[.E338]" office:value-type="float" office:value="0.0249050632911392" calcext:value-type="float">
            <text:p>0,0249050632911392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38]-[.G335]" office:value-type="float" office:value="2.71150754107191" calcext:value-type="float">
            <text:p>2,71150754107191</text:p>
          </table:table-cell>
          <table:table-cell table:number-columns-repeated="20"/>
        </table:table-row>
        <table:table-row table:style-name="ro1">
          <table:table-cell table:number-columns-repeated="9"/>
          <table:table-cell table:formula="of:=1/0.3" office:value-type="float" office:value="3.33333333333333" calcext:value-type="float">
            <text:p>3,33333333333333</text:p>
          </table:table-cell>
          <table:table-cell table:formula="of:=31600/[.J340]" office:value-type="float" office:value="9480" calcext:value-type="float">
            <text:p>9480</text:p>
          </table:table-cell>
          <table:table-cell table:formula="of:=3.1*[.J340]" office:value-type="float" office:value="10.3333333333333" calcext:value-type="float">
            <text:p>10,3333333333333</text:p>
          </table:table-cell>
          <table:table-cell table:formula="of:=10000/[.J340]" office:value-type="float" office:value="3000" calcext:value-type="float">
            <text:p>3000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0,0000047</text:p>
          </table:table-cell>
          <table:table-cell table:formula="of:=12/3.3*2" office:value-type="float" office:value="7.27272727272727" calcext:value-type="float">
            <text:p>7,27272727272727</text:p>
          </table:table-cell>
          <table:table-cell office:value-type="float" office:value="0" calcext:value-type="float">
            <text:p>0</text:p>
          </table:table-cell>
          <table:table-cell table:formula="of:=1/[.C343]/[.D343]*[.E343]*[.F343]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46]/[.C343]" office:value-type="float" office:value="0.0249050632911392" calcext:value-type="float">
            <text:p>0,0249050632911392</text:p>
          </table:table-cell>
          <table:table-cell table:formula="of:=12" office:value-type="float" office:value="12" calcext:value-type="float">
            <text:p>12</text:p>
          </table:table-cell>
          <table:table-cell table:formula="of:=[.D346]*[.E346]" office:value-type="float" office:value="0.298860759493671" calcext:value-type="float">
            <text:p>0,298860759493671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46]-[.G343]" office:value-type="float" office:value="2.80113924050633" calcext:value-type="float">
            <text:p>2,80113924050633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0,0000047</text:p>
          </table:table-cell>
          <table:table-cell table:formula="of:=12/3+(12-12/3)/2" office:value-type="float" office:value="8" calcext:value-type="float">
            <text:p>8</text:p>
          </table:table-cell>
          <table:table-cell office:value-type="float" office:value="0.000363" calcext:value-type="float">
            <text:p>0,000363</text:p>
          </table:table-cell>
          <table:table-cell table:formula="of:=1/[.C350]/[.D350]*[.E350]*[.F350]" office:value-type="float" office:value="0.0195529221653649" calcext:value-type="float">
            <text:p>0,0195529221653649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53]/[.C350]" office:value-type="float" office:value="0.0249050632911392" calcext:value-type="float">
            <text:p>0,0249050632911392</text:p>
          </table:table-cell>
          <table:table-cell table:formula="of:=12/3" office:value-type="float" office:value="4" calcext:value-type="float">
            <text:p>4</text:p>
          </table:table-cell>
          <table:table-cell table:formula="of:=[.D353]*[.E353]" office:value-type="float" office:value="0.099620253164557" calcext:value-type="float">
            <text:p>0,099620253164557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53]-[.G350]" office:value-type="float" office:value="2.98082682467008" calcext:value-type="float">
            <text:p>2,98082682467008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8450" calcext:value-type="float">
            <text:p>8450</text:p>
          </table:table-cell>
          <table:table-cell office:value-type="float" office:value="0.0000047" calcext:value-type="float">
            <text:p>0,0000047</text:p>
          </table:table-cell>
          <table:table-cell table:formula="of:=12/2+(12-12/2)/2" office:value-type="float" office:value="9" calcext:value-type="float">
            <text:p>9</text:p>
          </table:table-cell>
          <table:table-cell office:value-type="float" office:value="0.003" calcext:value-type="float">
            <text:p>0,003</text:p>
          </table:table-cell>
          <table:table-cell table:formula="of:=1/[.C357]/[.D357]*[.E357]*[.F357]" office:value-type="float" office:value="0.679843887699862" calcext:value-type="float">
            <text:p>0,679843887699862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60]/[.C357]" office:value-type="float" office:value="0.0931360946745562" calcext:value-type="float">
            <text:p>0,0931360946745562</text:p>
          </table:table-cell>
          <table:table-cell office:value-type="float" office:value="1" calcext:value-type="float">
            <text:p>1</text:p>
          </table:table-cell>
          <table:table-cell table:formula="of:=[.D360]*[.E360]" office:value-type="float" office:value="0.0931360946745562" calcext:value-type="float">
            <text:p>0,0931360946745562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60]-[.G357]" office:value-type="float" office:value="2.32702001762558" calcext:value-type="float">
            <text:p>2,32702001762558</text:p>
          </table:table-cell>
          <table:table-cell table:number-columns-repeated="2"/>
          <table:table-cell table:formula="of:=SQRT(90/10)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v</text:p>
          </table:table-cell>
          <table:table-cell table:number-columns-repeated="22"/>
        </table:table-row>
        <table:table-row table:style-name="ro1">
          <table:table-cell table:formula="of:=315/6000*315" office:value-type="float" office:value="16.5375" calcext:value-type="float">
            <text:p>16,5375</text:p>
          </table:table-cell>
          <table:table-cell/>
          <table:table-cell table:style-name="ce9" office:value-type="float" office:value="8450" calcext:value-type="float">
            <text:p>8450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table:formula="of:=12-377*230/(230+6000)" office:value-type="float" office:value="-1.91813804173355" calcext:value-type="float">
            <text:p>-1,91813804173355</text:p>
          </table:table-cell>
          <table:table-cell table:style-name="ce9"/>
          <table:table-cell table:style-name="ce9" table:formula="of:=[.C364]/[.D364]*[.E364]" office:value-type="float" office:value="-0.162082664526485" calcext:value-type="float">
            <text:p>-0,162082664526485</text:p>
          </table:table-cell>
          <table:table-cell table:number-columns-repeated="2"/>
          <table:table-cell table:formula="of:=10.33-0.9" office:value-type="float" office:value="9.43" calcext:value-type="float">
            <text:p>9,43</text:p>
          </table:table-cell>
          <table:table-cell table:formula="of:=5110*2.8/2.7" office:value-type="float" office:value="5299.25925925926" calcext:value-type="float">
            <text:p>5299,2592592592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31" calcext:value-type="float">
            <text:p>931</text:p>
          </table:table-cell>
          <table:table-cell office:value-type="float" office:value="8450" calcext:value-type="float">
            <text:p>8450</text:p>
          </table:table-cell>
          <table:table-cell table:formula="of:=12-377*230/(230+6000)" office:value-type="float" office:value="-1.91813804173355" calcext:value-type="float">
            <text:p>-1,91813804173355</text:p>
          </table:table-cell>
          <table:table-cell/>
          <table:table-cell table:formula="of:=[.C365]/[.D365]*[.E365]" office:value-type="float" office:value="-0.211335682467921" calcext:value-type="float">
            <text:p>-0,211335682467921</text:p>
          </table:table-cell>
          <table:table-cell table:number-columns-repeated="2"/>
          <table:table-cell table:formula="of:=2.8*10000/9.43" office:value-type="float" office:value="2969.24708377519" calcext:value-type="float">
            <text:p>2969,2470837751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366]/[.D366]*[.E366]" office:value-type="float" office:value="1.2" calcext:value-type="float">
            <text:p>1,2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table:formula="of:=0.16-0.19" office:value-type="float" office:value="-0.03" calcext:value-type="float">
            <text:p>-0,03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2.83" calcext:value-type="float">
            <text:p>2,83</text:p>
          </table:table-cell>
          <table:table-cell table:number-columns-repeated="16"/>
        </table:table-row>
        <table:table-row table:style-name="ro1">
          <table:table-cell table:number-columns-repeated="9"/>
          <table:table-cell office:value-type="float" office:value="300" calcext:value-type="float">
            <text:p>30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10000" calcext:value-type="float">
            <text:p>10000</text:p>
          </table:table-cell>
          <table:table-cell office:value-type="float" office:value="9.33" calcext:value-type="float">
            <text:p>9,33</text:p>
          </table:table-cell>
          <table:table-cell/>
          <table:table-cell table:formula="of:=[.C370]/[.D370]*[.E370]" office:value-type="float" office:value="4.76763" calcext:value-type="float">
            <text:p>4,76763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string" calcext:value-type="string">
            <text:p>330v e depois erros d siulacao e outras cousas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.3" calcext:value-type="float">
            <text:p>10,3</text:p>
          </table:table-cell>
          <table:table-cell/>
          <table:table-cell table:formula="of:=[.C371]/[.D371]*[.E371]" office:value-type="float" office:value="5.2633" calcext:value-type="float">
            <text:p>5,2633</text:p>
          </table:table-cell>
          <table:table-cell table:number-columns-repeated="2"/>
          <table:table-cell office:value-type="float" office:value="374" calcext:value-type="float">
            <text:p>374</text:p>
          </table:table-cell>
          <table:table-cell office:value-type="string" calcext:value-type="string">
            <text:p>não deu bons resultados 2,78</text:p>
          </table:table-cell>
          <table:table-cell table:number-columns-repeated="16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9"/>
          <table:table-cell table:formula="of:=0.808*3+0.315" office:value-type="float" office:value="2.739" calcext:value-type="float">
            <text:p>2,739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R2</text:p>
          </table:table-cell>
          <table:table-cell office:value-type="string" calcext:value-type="string">
            <text:p>4.99</text:p>
          </table:table-cell>
          <table:table-cell office:value-type="float" office:value="2.8" calcext:value-type="float">
            <text:p>2,8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845k paralelo de condensador à saida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9"/>
          <table:table-cell office:value-type="float" office:value="5.9" calcext:value-type="float">
            <text:p>5,9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.49" calcext:value-type="float">
            <text:p>5,49</text:p>
          </table:table-cell>
          <table:table-cell office:value-type="float" office:value="2.9" calcext:value-type="float">
            <text:p>2,9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0,120u <text:s/>^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8"/>
          <table:table-cell office:value-type="string" calcext:value-type="string">
            <text:p>1,2u: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5,62k</text:p>
          </table:table-cell>
          <table:table-cell office:value-type="string" calcext:value-type="string">
            <text:p>1,2u</text:p>
          </table:table-cell>
          <table:table-cell office:value-type="float" office:value="2.89" calcext:value-type="float">
            <text:p>2,89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experimentar agora só mexendo em r2 e esperar 20ms, se estabiliza 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1u: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850k </text:p>
          </table:table-cell>
          <table:table-cell office:value-type="string" calcext:value-type="string">
            <text:p>5,36k</text:p>
          </table:table-cell>
          <table:table-cell office:value-type="float" office:value="2.825" calcext:value-type="float">
            <text:p>2,825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499k</text:p>
          </table:table-cell>
          <table:table-cell table:number-columns-repeated="2" office:value-type="string" calcext:value-type="string">
            <text:p>“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“</text:p>
          </table:table-cell>
          <table:table-cell office:value-type="string" calcext:value-type="string">
            <text:p>5,23k</text:p>
          </table:table-cell>
          <table:table-cell office:value-type="string" calcext:value-type="string">
            <text:p>291v</text:p>
          </table:table-cell>
          <table:table-cell office:value-type="float" office:value="2.825" calcext:value-type="float">
            <text:p>2,825</text:p>
          </table:table-cell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1,2u: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442k</text:p>
          </table:table-cell>
          <table:table-cell office:value-type="string" calcext:value-type="string">
            <text:p>5,23k</text:p>
          </table:table-cell>
          <table:table-cell office:value-type="string" calcext:value-type="string">
            <text:p>315v e depois diminuiu</text:p>
          </table:table-cell>
          <table:table-cell/>
          <table:table-cell office:value-type="float" office:value="2.85" calcext:value-type="float">
            <text:p>2,85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diminuir r2??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.11" calcext:value-type="float">
            <text:p>5,11</text:p>
          </table:table-cell>
          <table:table-cell office:value-type="string" calcext:value-type="string">
            <text:p>377v</text:p>
          </table:table-cell>
          <table:table-cell/>
          <table:table-cell office:value-type="float" office:value="2.819" calcext:value-type="float">
            <text:p>2,819</text:p>
          </table:table-cell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8"/>
          <table:table-cell table:formula="of:=2.8/5.11" office:value-type="float" office:value="0.547945205479452" calcext:value-type="float">
            <text:p>0,547945205479452</text:p>
          </table:table-cell>
          <table:table-cell table:formula="of:=5/[.I394]" office:value-type="float" office:value="9.125" calcext:value-type="float">
            <text:p>9,125</text:p>
          </table:table-cell>
          <table:table-cell table:number-columns-repeated="17"/>
        </table:table-row>
        <table:table-row table:style-name="ro1">
          <table:table-cell table:number-columns-repeated="9"/>
          <table:table-cell table:formula="of:=2.8*3.3" office:value-type="float" office:value="9.24" calcext:value-type="float">
            <text:p>9,24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K2 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8,45K</text:p>
          </table:table-cell>
          <table:table-cell office:value-type="float" office:value="0.76" calcext:value-type="float">
            <text:p>0,76</text:p>
          </table:table-cell>
          <table:table-cell table:number-columns-repeated="16"/>
        </table:table-row>
        <table:table-row table:style-name="ro1">
          <table:table-cell table:number-columns-repeated="6"/>
          <table:table-cell table:formula="of:=931/8450" office:value-type="float" office:value="0.110177514792899" calcext:value-type="float">
            <text:p>0,110177514792899</text:p>
          </table:table-cell>
          <table:table-cell table:number-columns-repeated="2"/>
          <table:table-cell office:value-type="string" calcext:value-type="string">
            <text:p>10K</text:p>
          </table:table-cell>
          <table:table-cell table:number-columns-repeated="17"/>
        </table:table-row>
        <table:table-row table:style-name="ro1">
          <table:table-cell table:number-columns-repeated="6"/>
          <table:table-cell table:formula="of:=8450/100000" office:value-type="float" office:value="0.0845" calcext:value-type="float">
            <text:p>0,0845</text:p>
          </table:table-cell>
          <table:table-cell table:number-columns-repeated="20"/>
        </table:table-row>
        <table:table-row table:style-name="ro1"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7"/>
        </table:table-row>
        <table:table-row table:style-name="ro1">
          <table:table-cell table:number-columns-repeated="6"/>
          <table:table-cell table:formula="of:=2.8*3.33" office:value-type="float" office:value="9.324" calcext:value-type="float">
            <text:p>9,324</text:p>
          </table:table-cell>
          <table:table-cell/>
          <table:table-cell office:value-type="string" calcext:value-type="string">
            <text:p>100k</text:p>
          </table:table-cell>
          <table:table-cell office:value-type="string" calcext:value-type="string">
            <text:p>10k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391v</text:p>
          </table:table-cell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200k</text:p>
          </table:table-cell>
          <table:table-cell office:value-type="string" calcext:value-type="string">
            <text:p>20k</text:p>
          </table:table-cell>
          <table:table-cell table:number-columns-repeated="17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table:formula="of:=1.44/([.E407]+2*[.F407])/0.0000000056" office:value-type="float" office:value="64285.7142857143" calcext:value-type="float">
            <text:p>64285,7142857143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1.44/([.E408]+2*[.F408])/0.0000000056" office:value-type="float" office:value="107142.857142857" calcext:value-type="float">
            <text:p>107142,857142857</text:p>
          </table:table-cell>
          <table:table-cell/>
          <table:table-cell office:value-type="string" calcext:value-type="string">
            <text:p>R2 ultimo amp op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70k</text:p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11" office:value-type="string" calcext:value-type="string">
            <text:p>7,15k</text:p>
          </table:table-cell>
          <table:table-cell office:value-type="string" calcext:value-type="string">
            <text:p>valor de <text:s/>talvez muito incrementado??</text:p>
          </table:table-cell>
          <table:table-cell table:number-columns-repeated="17"/>
        </table:table-row>
        <table:table-row table:style-name="ro1">
          <table:table-cell table:number-columns-repeated="8"/>
          <table:table-cell table:style-name="ce11"/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6040" calcext:value-type="float">
            <text:p>6040</text:p>
          </table:table-cell>
          <table:table-cell office:value-type="float" office:value="249" calcext:value-type="float">
            <text:p>249</text:p>
          </table:table-cell>
          <table:table-cell table:formula="of:=---(15-[.B415]/([.C415]+[.D415])*[.D415])" office:value-type="float" office:value="-1.5384003816187" calcext:value-type="float">
            <text:p>-1,5384003816187</text:p>
          </table:table-cell>
          <table:table-cell table:formula="of:=11.836+12" office:value-type="float" office:value="23.836" calcext:value-type="float">
            <text:p>23,836</text:p>
          </table:table-cell>
          <table:table-cell table:number-columns-repeated="21"/>
        </table:table-row>
        <table:table-row table:style-name="ro1">
          <table:table-cell table:number-columns-repeated="4"/>
          <table:table-cell table:formula="of:=53*53" office:value-type="float" office:value="2809" calcext:value-type="float">
            <text:p>2809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(12-8)/20000*10000+8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12*1000000/1000000"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-4/(6040+249)*249+4" office:value-type="float" office:value="3.84162823978375" calcext:value-type="float">
            <text:p>3,8416282397837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(311-4)/(6040+249)*249+4" office:value-type="float" office:value="16.1550325965972" calcext:value-type="float">
            <text:p>16,1550325965972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--8.36" office:value-type="float" office:value="8.36" calcext:value-type="float">
            <text:p>8,36</text:p>
          </table:table-cell>
          <table:table-cell table:number-columns-repeated="22"/>
        </table:table-row>
      </table:table>
      <table:table table:name="Sheet__321_2_u_qt_10xL" table:style-name="ta1">
        <table:table-column table:style-name="co1" table:number-columns-repeated="27" table:default-cell-style-name="Default"/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m(W/m^3)</text:p>
          </table:table-cell>
          <table:table-cell table:style-name="ce3" office:value-type="float" office:value="1.076" calcext:value-type="float">
            <text:p>1,07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office:value-type="float" office:value="0.25" calcext:value-type="float">
            <text:p>0,2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table:style-name="ce3" office:value-type="float" office:value="1.558" calcext:value-type="float">
            <text:p>1,55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office:value-type="float" office:value="1.6" calcext:value-type="float">
            <text:p>1,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beta</text:p>
          </table:table-cell>
          <table:table-cell table:style-name="ce3" office:value-type="float" office:value="3.114" calcext:value-type="float">
            <text:p>3,114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office:value-type="float" office:value="2.5" calcext:value-type="float">
            <text:p>2,5</text:p>
          </table:table-cell>
          <table:table-cell office:value-type="string" calcext:value-type="string">
            <text:p>usado no exemplo do paper: ferrite core is ETD49, material(grade) 3F3 Ferroxcube</text:p>
          </table:table-cell>
          <table:table-cell table:number-columns-repeated="23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office:value-type="string" calcext:value-type="string">
            <text:p>Rth (ºC/W)</text:p>
          </table:table-cell>
          <table:table-cell office:value-type="float" office:value="8" calcext:value-type="float">
            <text:p>8</text:p>
          </table:table-cell>
          <table:table-cell table:formula="of:=23*[.C50]^(-0.37)" office:value-type="float" office:value="0.398447876982157" calcext:value-type="float">
            <text:p>0,398447876982157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ro <text:s/>cm</text:p>
          </table:table-cell>
          <table:table-cell office:value-type="float" office:value="5.05" calcext:value-type="float">
            <text:p>5,05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e m2</text:p>
          </table:table-cell>
          <table:table-cell office:value-type="float" office:value="0.000211" calcext:value-type="float">
            <text:p>0,000211</text:p>
          </table:table-cell>
          <table:table-cell table:number-columns-repeated="24"/>
        </table:table-row>
        <table:table-row table:style-name="ro1">
          <table:table-cell table:number-columns-repeated="14"/>
          <table:table-cell office:value-type="string" calcext:value-type="string">
            <text:p>Lleak=u0*Nprim^2*lw*bw/3/p/p/hw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e <text:s/>m3</text:p>
          </table:table-cell>
          <table:table-cell office:value-type="float" office:value="0.000024" calcext:value-type="float">
            <text:p>0,000024</text:p>
          </table:table-cell>
          <table:table-cell table:number-columns-repeated="16"/>
          <table:table-cell office:value-type="string" calcext:value-type="string">
            <text:p>26aw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l 3f3</text:p>
          </table:table-cell>
          <table:table-cell/>
          <table:table-cell office:value-type="string" calcext:value-type="string">
            <text:p>Lp core 3f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Lp air core</text:p>
          </table:table-cell>
          <table:table-cell table:number-columns-repeated="2"/>
          <table:table-cell office:value-type="string" calcext:value-type="string">
            <text:p>raio</text:p>
          </table:table-cell>
          <table:table-cell office:value-type="string" calcext:value-type="string">
            <text:p>lenght</text:p>
          </table:table-cell>
          <table:table-cell/>
          <table:table-cell office:value-type="string" calcext:value-type="string">
            <text:p>Lleak Mohan</text:p>
          </table:table-cell>
          <table:table-cell table:number-columns-repeated="2"/>
          <table:table-cell table:formula="of:=13/3.14/[.S20]/[.S20]" office:value-type="float" office:value="6.46894904458599" calcext:value-type="float">
            <text:p>6,46894904458599</text:p>
          </table:table-cell>
          <table:table-cell office:value-type="float" office:value="0.8" calcext:value-type="float">
            <text:p>0,8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A</text:p>
          </table:table-cell>
          <table:table-cell table:formula="of:=350/[.T20]/6" office:value-type="float" office:value="16.6666666666667" calcext:value-type="float">
            <text:p>16,6666666666667</text:p>
          </table:table-cell>
          <table:table-cell table:formula="of:=7*2*0.5*2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 H</text:p>
          </table:table-cell>
          <table:table-cell table:style-name="ce2" table:formula="of:=3900*10^-9" office:value-type="float" office:value="0.0000039" calcext:value-type="float">
            <text:p>0,0000039</text:p>
          </table:table-cell>
          <table:table-cell table:formula="of:=5600*10^(-9)" office:value-type="float" office:value="0.0000056" calcext:value-type="float">
            <text:p>0,0000056</text:p>
          </table:table-cell>
          <table:table-cell office:value-type="string" calcext:value-type="string">
            <text:p>3f3</text:p>
          </table:table-cell>
          <table:table-cell table:formula="of:=[.D21]*[.G21]*[.G21]" office:value-type="float" office:value="0.0000504" calcext:value-type="float">
            <text:p>0,00005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4*PI()*10^(-7)*[.G21]*[.G21]*PI()*[.L21]*[.L21]/[.M21]*2*[.H21]" office:value-type="float" office:value="0.000000300233365881138" calcext:value-type="float">
            <text:p>3,00233365881138E-07</text:p>
          </table:table-cell>
          <table:table-cell table:number-columns-repeated="2"/>
          <table:table-cell table:formula="of:=[.L22]/2*10^(-3)" office:value-type="float" office:value="0.013" calcext:value-type="float">
            <text:p>0,013</text:p>
          </table:table-cell>
          <table:table-cell table:formula="of:=[.M22]*2*10^(-3)" office:value-type="float" office:value="0.04" calcext:value-type="float">
            <text:p>0,04</text:p>
          </table:table-cell>
          <table:table-cell/>
          <table:table-cell table:formula="of:=[.C61]*[.G21]*[.G21]*PI()*2*[.L21]*0.01/(3*[.M21]/2)" office:value-type="float" office:value="0.000000153965828656994" calcext:value-type="float">
            <text:p>1,53965828656994E-07</text:p>
          </table:table-cell>
          <table:table-cell table:number-columns-repeated="4"/>
          <table:table-cell office:value-type="float" office:value="1.3" calcext:value-type="float">
            <text:p>1,3</text:p>
          </table:table-cell>
          <table:table-cell office:value-type="string" calcext:value-type="string">
            <text:p>outer diam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21]" office:value-type="float" office:value="0.0000039" calcext:value-type="float">
            <text:p>0,0000039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0.46" calcext:value-type="float">
            <text:p>0,46</text:p>
          </table:table-cell>
          <table:table-cell office:value-type="string" calcext:value-type="string">
            <text:p>copper diam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22]" office:value-type="float" office:value="0.0000039" calcext:value-type="float">
            <text:p>0,0000039</text:p>
          </table:table-cell>
          <table:table-cell table:formula="of:=10^-9*2500" office:value-type="float" office:value="0.0000025" calcext:value-type="float">
            <text:p>0,0000025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10^-9*5600" office:value-type="float" office:value="0.0000056" calcext:value-type="float">
            <text:p>0,0000056</text:p>
          </table:table-cell>
          <table:table-cell table:formula="of:=10^-9*2200" office:value-type="float" office:value="0.0000022" calcext:value-type="float">
            <text:p>0,0000022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2800*10^-9" office:value-type="float" office:value="0.0000028" calcext:value-type="float">
            <text:p>0,000002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630*10^-9" office:value-type="float" office:value="0.00000063" calcext:value-type="float">
            <text:p>0,00000063</text:p>
          </table:table-cell>
          <table:table-cell office:value-type="string" calcext:value-type="string">
            <text:p>E65/32/27-3f3-E63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10^-9*3500" office:value-type="float" office:value="0.0000035" calcext:value-type="float">
            <text:p>0,000003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10^-9*2800" office:value-type="float" office:value="0.0000028" calcext:value-type="float">
            <text:p>0,0000028</text:p>
          </table:table-cell>
          <table:table-cell table:formula="of:=10^-9*4600" office:value-type="float" office:value="0.0000046" calcext:value-type="float">
            <text:p>0,0000046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formula="of:=49.8" office:value-type="float" office:value="49.8" calcext:value-type="float">
            <text:p>49,8</text:p>
          </table:table-cell>
          <table:table-cell table:number-columns-repeated="2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6.7" calcext:value-type="float">
            <text:p>16,7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I()*R^2</text:p>
          </table:table-cell>
          <table:table-cell/>
          <table:table-cell table:formula="of:=16.7*16.7*PI()" office:value-type="float" office:value="876.158775159657" calcext:value-type="float">
            <text:p>876,158775159657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36.1" calcext:value-type="float">
            <text:p>36,1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16.7" calcext:value-type="float">
            <text:p>16,7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PI()*[.C35]/2*[.C35]/2" office:value-type="float" office:value="219.039693789914" calcext:value-type="float">
            <text:p>219,039693789914</text:p>
          </table:table-cell>
          <table:table-cell office:value-type="string" calcext:value-type="string">
            <text:p>isto seria num caso ideal</text:p>
          </table:table-cell>
          <table:table-cell table:number-columns-repeated="23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"/>
          <table:table-cell table:formula="of:=[.C32]*[.C29]" office:value-type="float" office:value="831.66" calcext:value-type="float">
            <text:p>831,66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23*([.C40]*[.C38])^(-0.37)" office:value-type="string" office:string-value="" calcext:value-type="error">
            <text:p>#NUM!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38]*[.C17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[.C29]-[.C34]" office:value-type="float" office:value="13.7" calcext:value-type="float">
            <text:p>13,7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45]*[.C32]" office:value-type="float" office:value="228.79" calcext:value-type="float">
            <text:p>228,79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([.C46]+[.C37])*[.C38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e*Aw</text:p>
          </table:table-cell>
          <table:table-cell office:value-type="float" office:value="57600" calcext:value-type="float">
            <text:p>57600</text:p>
          </table:table-cell>
          <table:table-cell table:formula="of:=[.C58]*[.C17]" office:value-type="float" office:value="0.057603" calcext:value-type="float">
            <text:p>0,057603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23*[.C50]^(-0.37)" office:value-type="float" office:value="0.398447876982157" calcext:value-type="float">
            <text:p>0,398447876982157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gm</text:p>
          </table:table-cell>
          <table:table-cell table:style-name="ce6" table:formula="of:=[.C17]*[.C17]/[.C15]*(1/[.C19]/[.C13])^(2/[.C8])" office:value-type="float" office:value="0.00000214962795904936" calcext:value-type="float">
            <text:p>2,14962795904936E-06</text:p>
          </table:table-cell>
          <table:table-cell table:formula="of:=[.C17]*[.C17]/[.C15]*(1/[.C19]/[.C13])" office:value-type="float" office:value="0.0000459168729372937" calcext:value-type="float">
            <text:p>4,59168729372937E-05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6"/>
          <table:table-cell table:number-columns-repeated="24"/>
        </table:table-row>
        <table:table-row table:style-name="ro1">
          <table:table-cell/>
          <table:table-cell office:value-type="string" calcext:value-type="string">
            <text:p>kgw</text:p>
          </table:table-cell>
          <table:table-cell table:formula="of:=[.C50]/[.C17]*[.C50]/[.C17]*[.C15]*[.C50]^(-0.48)" office:value-type="float" office:value="1.95239929573391E+015" calcext:value-type="float">
            <text:p>1,95239929573391E+015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w</text:p>
          </table:table-cell>
          <table:table-cell office:value-type="float" office:value="273" calcext:value-type="float">
            <text:p>273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50]/[.C17]" office:value-type="float" office:value="272985781.990521" calcext:value-type="float">
            <text:p>272985781,990521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u0</text:p>
          </table:table-cell>
          <table:table-cell table:formula="of:=4*PI()*10^(-7)" office:value-type="float" office:value="0.00000125663706143592" calcext:value-type="float">
            <text:p>1,25663706143592E-06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Vo</text:p>
          </table:table-cell>
          <table:table-cell table:style-name="ce7" table:formula="of:=200/6.735" office:value-type="float" office:value="29.6956198960653" calcext:value-type="float">
            <text:p>29,695619896065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nt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fres</text:p>
          </table:table-cell>
          <table:table-cell office:value-type="string" calcext:value-type="string">
            <text:p>Kcu</text:p>
          </table:table-cell>
          <table:table-cell office:value-type="string" calcext:value-type="string">
            <text:p>Delta T max</text:p>
          </table:table-cell>
          <table:table-cell office:value-type="string" calcext:value-type="string">
            <text:p>I_p_rms (prim rms</text:p>
          </table:table-cell>
          <table:table-cell/>
          <table:table-cell office:value-type="string" calcext:value-type="string">
            <text:p>Kut Litz wire</text:p>
          </table:table-cell>
          <table:table-cell office:value-type="string" calcext:value-type="string">
            <text:p>J30 <text:span text:style-name="T2">A/</text:span>m^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.335" calcext:value-type="float">
            <text:p>5,335</text:p>
          </table:table-cell>
          <table:table-cell/>
          <table:table-cell table:formula="of:=SQRT([.F67]/([.F67]+[.G67]))" office:value-type="float" office:value="0.942193429997273" calcext:value-type="float">
            <text:p>0,942193429997273</text:p>
          </table:table-cell>
          <table:table-cell table:style-name="ce2" table:formula="of:=680*10^(-6)" office:value-type="float" office:value="0.00068" calcext:value-type="float">
            <text:p>0,00068</text:p>
          </table:table-cell>
          <table:table-cell table:style-name="ce2" table:formula="of:=86*10^(-6)" office:value-type="float" office:value="0.000086" calcext:value-type="float">
            <text:p>0,000086</text:p>
          </table:table-cell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4200000" calcext:value-type="float">
            <text:p>420000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.335" calcext:value-type="float">
            <text:p>5,335</text:p>
          </table:table-cell>
          <table:table-cell/>
          <table:table-cell table:style-name="ce8" table:formula="of:=SQRT([.F68]/([.F68]+[.G68]))" office:value-type="float" office:value="0.919171010345946" calcext:value-type="float">
            <text:p>0,919171010345946</text:p>
          </table:table-cell>
          <table:table-cell table:style-name="ce2" office:value-type="float" office:value="0.000305" calcext:value-type="float">
            <text:p>0,000305</text:p>
          </table:table-cell>
          <table:table-cell table:style-name="ce2" table:formula="of:=56*10^(-6)" office:value-type="float" office:value="0.000056" calcext:value-type="float">
            <text:p>0,000056</text:p>
          </table:table-cell>
          <table:table-cell table:number-columns-repeated="2"/>
          <table:table-cell table:style-name="ce2" office:value-type="float" office:value="40" calcext:value-type="float">
            <text:p>4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24-311</text:p>
          </table:table-cell>
          <table:table-cell table:style-name="ce8" table:formula="of:=SQRT([.F69]/([.F69]+[.G69]))" office:value-type="float" office:value="0.443241988089214" calcext:value-type="float">
            <text:p>0,443241988089214</text:p>
          </table:table-cell>
          <table:table-cell table:style-name="ce2" table:formula="of:=[.F154]" office:value-type="float" office:value="0.00000415647410398" calcext:value-type="float">
            <text:p>4,15647410398E-06</text:p>
          </table:table-cell>
          <table:table-cell table:style-name="ce2" table:formula="of:=[.G195]" office:value-type="float" office:value="0.000017" calcext:value-type="float">
            <text:p>0,000017</text:p>
          </table:table-cell>
          <table:table-cell table:number-columns-repeated="2"/>
          <table:table-cell table:style-name="ce2"/>
          <table:table-cell table:number-columns-repeated="17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formula="of:=[.E69]" office:value-type="float" office:value="0.443241988089214" calcext:value-type="float">
            <text:p>0,443241988089214</text:p>
          </table:table-cell>
          <table:table-cell table:style-name="ce2" table:formula="of:=[.F69]" office:value-type="float" office:value="0.00000415647410398" calcext:value-type="float">
            <text:p>4,15647410398E-06</text:p>
          </table:table-cell>
          <table:table-cell table:style-name="ce2" table:formula="of:=[.G69]" office:value-type="float" office:value="0.000017" calcext:value-type="float">
            <text:p>0,000017</text:p>
          </table:table-cell>
          <table:table-cell table:number-columns-repeated="2"/>
          <table:table-cell table:style-name="ce2"/>
          <table:table-cell table:number-columns-repeated="17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formula="of:=[.E70]" office:value-type="float" office:value="0.443241988089214" calcext:value-type="float">
            <text:p>0,443241988089214</text:p>
          </table:table-cell>
          <table:table-cell table:formula="of:=[.F70]" office:value-type="float" office:value="0.00000415647410398" calcext:value-type="float">
            <text:p>4,15647410398E-06</text:p>
          </table:table-cell>
          <table:table-cell table:formula="of:=[.G70]" office:value-type="float" office:value="0.000017" calcext:value-type="float">
            <text:p>0,000017</text:p>
          </table:table-cell>
          <table:table-cell table:number-columns-repeated="20"/>
        </table:table-row>
        <table:table-row table:style-name="ro1">
          <table:table-cell table:number-columns-repeated="2"/>
          <table:table-cell table:formula="of:=1/2.33333333" office:value-type="float" office:value="0.428571429183673" calcext:value-type="float">
            <text:p>0,428571429183673</text:p>
          </table:table-cell>
          <table:table-cell/>
          <table:table-cell table:formula="of:=[.E71]" office:value-type="float" office:value="0.443241988089214" calcext:value-type="float">
            <text:p>0,443241988089214</text:p>
          </table:table-cell>
          <table:table-cell table:formula="of:=[.F71]" office:value-type="float" office:value="0.00000415647410398" calcext:value-type="float">
            <text:p>4,15647410398E-06</text:p>
          </table:table-cell>
          <table:table-cell table:formula="of:=[.G71]" office:value-type="float" office:value="0.000017" calcext:value-type="float">
            <text:p>0,0000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gm &gt;=</text:p>
          </table:table-cell>
          <table:table-cell table:formula="of:=[.C61]*([.C66]*[.C63]/4/[.E67]/[.H67])^2*[.G68]/(1-[.E67])*([.C2]*[.H67]^[.C5]/(1-[.I67])/[.J67]*(8/PI()/PI())^([.C5]-1))^(2/[.C8])" office:value-type="float" office:value="0.00000000400672034132305" calcext:value-type="float">
            <text:p>4,00672034132305E-09</text:p>
          </table:table-cell>
          <table:table-cell table:formula="of:=[.C61]*([.C66]*[.C63]/4/[.E67]/[.H67])^2*[.G68]/(1-[.E67])*([.C2]*[.H67]^[.C5]/(1-[.I67])/[.J67]*(8/PI()/PI())^([.C5]-1))" office:value-type="float" office:value="0.0000000159380946130404" calcext:value-type="float">
            <text:p>1,59380946130404E-08</text:p>
          </table:table-cell>
          <table:table-cell table:formula="of:=[.D61]*([.D66]*[.D63]/4/[.F67]/[.I67])^2*[.H68]/(1-[.F67])*([.D2]*[.I67]^[.D5]/(1-[.J67])/[.K67]*(8/PI()/PI())^([.D5]-1))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Cr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Io</text:p>
          </table:table-cell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Kgw &gt;=</text:p>
          </table:table-cell>
          <table:table-cell table:formula="of:=([.K67]/[.M67]/[.N67])^2*(1+[.E67])/[.I67]*30/[.J67]" office:value-type="float" office:value="0.0000000000104046076606997" calcext:value-type="float">
            <text:p>1,04046076606997E-11</text:p>
          </table:table-cell>
          <table:table-cell table:number-columns-repeated="4"/>
          <table:table-cell table:style-name="ce2" table:formula="of:=33*10^(-9)" office:value-type="float" office:value="0.000000033" calcext:value-type="float">
            <text:p>0,000000033</text:p>
          </table:table-cell>
          <table:table-cell table:style-name="ce2" office:value-type="float" office:value="4.5" calcext:value-type="float">
            <text:p>4,5</text:p>
          </table:table-cell>
          <table:table-cell table:style-name="ce7" table:formula="of:=[.C63]/[.H76]" office:value-type="float" office:value="6.59902664357007" calcext:value-type="float">
            <text:p>6,59902664357007</text:p>
          </table:table-cell>
          <table:table-cell table:number-columns-repeated="18"/>
        </table:table-row>
        <table:table-row table:style-name="ro1">
          <table:table-cell table:number-columns-repeated="6"/>
          <table:table-cell table:formula="of:=31*10^(-9)" office:value-type="float" office:value="0.000000031" calcext:value-type="float">
            <text:p>0,000000031</text:p>
          </table:table-cell>
          <table:table-cell table:number-columns-repeated="20"/>
        </table:table-row>
        <table:table-row table:style-name="ro1">
          <table:table-cell table:number-columns-repeated="6"/>
          <table:table-cell table:formula="of:=[.M154]" office:value-type="float" office:value="0.000001371190205281" calcext:value-type="float">
            <text:p>1,371190205281E-06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N2</text:p>
          </table:table-cell>
          <table:table-cell table:number-columns-repeated="2"/>
          <table:table-cell table:formula="of:=[.G78]" office:value-type="float" office:value="0.000001371190205281" calcext:value-type="float">
            <text:p>1,371190205281E-0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N1</text:p>
          </table:table-cell>
          <table:table-cell table:formula="of:=SQRT([.G67]/[.C86]*1/(1+[.E67]))" office:value-type="float" office:value="23.8275807110758" calcext:value-type="float">
            <text:p>23,8275807110758</text:p>
          </table:table-cell>
          <table:table-cell table:formula="of:=[.C80]/[.C67]" office:value-type="float" office:value="4.46627567217916" calcext:value-type="float">
            <text:p>4,46627567217916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8" table:formula="of:=SQRT([.G68]/[.C87]*1/(1+[.E68]))" office:value-type="float" office:value="19.5630168239436" calcext:value-type="float">
            <text:p>19,5630168239436</text:p>
          </table:table-cell>
          <table:table-cell table:style-name="ce8" table:formula="of:=[.C81]/[.C68]" office:value-type="float" office:value="3.66691974207002" calcext:value-type="float">
            <text:p>3,66691974207002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8" table:formula="of:=SQRT([.G69]/[.C88]*1/(1+[.E69]))" office:value-type="float" office:value="12.4294964716514" calcext:value-type="float">
            <text:p>12,4294964716514</text:p>
          </table:table-cell>
          <table:table-cell table:style-name="ce8" table:formula="of:=[.C82]/[.$C$72]" office:value-type="float" office:value="29.0021583924217" calcext:value-type="float">
            <text:p>29,0021583924217</text:p>
          </table:table-cell>
          <table:table-cell office:value-type="string" calcext:value-type="string">
            <text:p>etd49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8" table:formula="of:=SQRT([.G70]/[.C89]*1/(1+[.E70]))" office:value-type="float" office:value="14.0467283752053" calcext:value-type="float">
            <text:p>14,0467283752053</text:p>
          </table:table-cell>
          <table:table-cell table:style-name="ce8" table:formula="of:=[.C83]/[.$C$72]" office:value-type="float" office:value="32.7756994953233" calcext:value-type="float">
            <text:p>32,7756994953233</text:p>
          </table:table-cell>
          <table:table-cell office:value-type="string" calcext:value-type="string">
            <text:p>Etd 3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--&gt;</text:p>
          </table:table-cell>
          <table:table-cell table:style-name="ce8" table:formula="of:=SQRT([.G71]/[.C90]*1/(1+[.E71]))" office:value-type="float" office:value="10.5150244741902" calcext:value-type="float">
            <text:p>10,5150244741902</text:p>
          </table:table-cell>
          <table:table-cell table:style-name="ce8" table:formula="of:=[.C84]/[.$C$72]" office:value-type="float" office:value="24.5350570713938" calcext:value-type="float">
            <text:p>24,5350570713938</text:p>
          </table:table-cell>
          <table:table-cell office:value-type="string" calcext:value-type="string">
            <text:p>etd59</text:p>
          </table:table-cell>
          <table:table-cell/>
          <table:table-cell table:formula="of:=2.65*2.5" office:value-type="float" office:value="6.625" calcext:value-type="float">
            <text:p>6,625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8" table:formula="of:=SQRT([.G72]/[.C91]*1/(1+[.E72]))" office:value-type="float" office:value="11.2416847142725" calcext:value-type="float">
            <text:p>11,2416847142725</text:p>
          </table:table-cell>
          <table:table-cell table:style-name="ce8" table:formula="of:=[.C85]/[.$C$72]" office:value-type="float" office:value="26.2305976291636" calcext:value-type="float">
            <text:p>26,2305976291636</text:p>
          </table:table-cell>
          <table:table-cell office:value-type="string" calcext:value-type="string">
            <text:p>E65-63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Aa_ro</text:p>
          </table:table-cell>
          <table:table-cell table:formula="of:=[.$C$61]/6*[.C92]*([.B99]+2*[.B106])/[.B113]" office:value-type="float" office:value="0.000000077991284289118" calcext:value-type="float">
            <text:p>7,7991284289118E-08</text:p>
          </table:table-cell>
          <table:table-cell table:number-columns-repeated="3"/>
          <table:table-cell office:value-type="string" calcext:value-type="string">
            <text:p>Lr</text:p>
          </table:table-cell>
          <table:table-cell table:number-columns-repeated="20"/>
        </table:table-row>
        <table:table-row table:style-name="ro1">
          <table:table-cell table:number-columns-repeated="2"/>
          <table:table-cell table:formula="of:=[.$C$61]/6*[.C93]*([.B100]+2*[.B107])/[.B114]" office:value-type="float" office:value="0.0000000762434773003519" calcext:value-type="float">
            <text:p>7,62434773003519E-0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4]*([.B101]+2*[.B108])/[.B115]" office:value-type="float" office:value="0.0000000762434773003519" calcext:value-type="float">
            <text:p>7,62434773003519E-0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5]*([.B102]+2*[.B109])/[.B116]" office:value-type="float" office:value="0.0000000596979471540558" calcext:value-type="float">
            <text:p>5,96979471540558E-08</text:p>
          </table:table-cell>
          <table:table-cell/>
          <table:table-cell office:value-type="string" calcext:value-type="string">
            <text:p>ue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$C$61]/6*[.C96]*([.B103]+2*[.B110])/[.B117]" office:value-type="float" office:value="0.000000106534234690593" calcext:value-type="float">
            <text:p>1,06534234690593E-07</text:p>
          </table:table-cell>
          <table:table-cell/>
          <table:table-cell table:formula="of:=1680" office:value-type="float" office:value="1680" calcext:value-type="float">
            <text:p>168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$C$61]/6*[.C97]*([.B104]+2*[.B111])/[.B118]" office:value-type="float" office:value="0.00000009320666403924" calcext:value-type="float">
            <text:p>9,320666403924E-08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lw</text:p>
          </table:table-cell>
          <table:table-cell table:style-name="ce2" table:formula="of:=10^-3*85" office:value-type="float" office:value="0.085" calcext:value-type="float">
            <text:p>0,085</text:p>
          </table:table-cell>
          <table:table-cell table:number-columns-repeated="3"/>
          <table:table-cell table:formula="of:=[.C87]*(1+[.E68])*[.C81]*[.C81]" office:value-type="float" office:value="0.0000560000000000002" calcext:value-type="float">
            <text:p>0,000056000000000000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2" table:formula="of:=PI()*((0.0359/2)^2-(0.017/2)^2)/[.B114]" office:value-type="float" office:value="0.08309512568745" calcext:value-type="float">
            <text:p>0,08309512568745</text:p>
          </table:table-cell>
          <table:table-cell office:value-type="string" calcext:value-type="string">
            <text:p>comprim medio volta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2" table:formula="of:=PI()*((0.0359/2)^2-(0.017/2)^2)/[.B115]" office:value-type="float" office:value="0.08309512568745" calcext:value-type="float">
            <text:p>0,0830951256874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2" table:formula="of:=PI()*((0.0291/2)^2-(0.0131/2)^2)/[.B116]" office:value-type="float" office:value="0.0662876049907446" calcext:value-type="float">
            <text:p>0,0662876049907446</text:p>
          </table:table-cell>
          <table:table-cell office:value-type="float" office:value="39" calcext:value-type="float">
            <text:p>39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2" table:formula="of:=PI()*((0.043/2)^2-(0.0224/2)^2)/[.B117]" office:value-type="float" office:value="0.102730079772386" calcext:value-type="float">
            <text:p>0,10273007977238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2" table:formula="of:=PI()*((0.044/2)^2-(0.023/2)^2)/[.B118]" office:value-type="float" office:value="0.105243353895258" calcext:value-type="float">
            <text:p>0,105243353895258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dw</text:p>
          </table:table-cell>
          <table:table-cell/>
          <table:table-cell table:formula="of:=(35.9-17)*19.2" office:value-type="float" office:value="362.88" calcext:value-type="float">
            <text:p>362,88</text:p>
          </table:table-cell>
          <table:table-cell table:number-columns-repeated="23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office:value-type="string" calcext:value-type="string">
            <text:p>comp. ferrites ( interior</text:p>
          </table:table-cell>
          <table:table-cell table:number-columns-repeated="24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14.2*2*10^-3" office:value-type="float" office:value="0.0284" calcext:value-type="float">
            <text:p>0,028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22.5*2*10^-3" office:value-type="float" office:value="0.045" calcext:value-type="float">
            <text:p>0,0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22.2*2*10^-3" office:value-type="float" office:value="0.0444" calcext:value-type="float">
            <text:p>0,0444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ds mm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office:value-type="string" calcext:value-type="string">
            <text:p>separador central das bob. Prim e sec sendo estas distr por metade do comp</text:p>
          </table:table-cell>
          <table:table-cell table:number-columns-repeated="24"/>
        </table:table-row>
        <table:table-row table:style-name="ro1">
          <table:table-cell/>
          <table:table-cell table:style-name="ce2" table:formula="of:=[.B106]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[.B107]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[.B108]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[.B109]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/>
          <table:table-cell table:number-columns-repeated="25"/>
        </table:table-row>
        <table:table-row table:style-name="ro1">
          <table:table-cell/>
          <table:table-cell office:value-type="string" calcext:value-type="string">
            <text:p>dh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office:value-type="string" calcext:value-type="string">
            <text:p>espessura das bob. </text:p>
          </table:table-cell>
          <table:table-cell table:number-columns-repeated="24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29.1-13.1)/2*10^-3" office:value-type="float" office:value="0.008" calcext:value-type="float">
            <text:p>0,008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43-22.4)/2*10^-3" office:value-type="float" office:value="0.0103" calcext:value-type="float">
            <text:p>0,0103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44-23)/2*10^-3" office:value-type="float" office:value="0.0105" calcext:value-type="float">
            <text:p>0,010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1"/>
          <table:table-cell table:formula="of:=[.C63]*[.C63]/[.H76]" office:value-type="float" office:value="195.962186891464" calcext:value-type="float">
            <text:p>195,962186891464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r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Ir_peak</text:p>
          </table:table-cell>
          <table:table-cell office:value-type="string" calcext:value-type="string">
            <text:p>Ilm_peak</text:p>
          </table:table-cell>
          <table:table-cell office:value-type="string" calcext:value-type="string">
            <text:p>Ir_rms</text:p>
          </table:table-cell>
          <table:table-cell office:value-type="string" calcext:value-type="string">
            <text:p>Bsat T at H=250A/m f= 25khz T=100ºc</text:p>
          </table:table-cell>
          <table:table-cell/>
          <table:table-cell table:formula="of:=[.J122]*[.C66]" office:value-type="float" office:value="7.6940709658769" calcext:value-type="float">
            <text:p>7,6940709658769</text:p>
          </table:table-cell>
          <table:table-cell table:number-columns-repeated="14"/>
        </table:table-row>
        <table:table-row table:style-name="ro1">
          <table:table-cell/>
          <table:table-cell table:style-name="ce3" table:formula="of:=1/(2*PI()*SQRT([.G67]*[.G76]))" office:value-type="float" office:value="94474.3551128574" calcext:value-type="float">
            <text:p>94474,3551128574</text:p>
          </table:table-cell>
          <table:table-cell table:formula="of:=1/(2*PI()*SQRT(([.G68]+[.F67])*[.G76]))" office:value-type="float" office:value="32294.1794746218" calcext:value-type="float">
            <text:p>32294,1794746218</text:p>
          </table:table-cell>
          <table:table-cell table:formula="of:=[.F67]/[.G68]" office:value-type="float" office:value="12.1428571428571" calcext:value-type="float">
            <text:p>12,1428571428571</text:p>
          </table:table-cell>
          <table:table-cell table:formula="of:=PI()*PI()/8/[.C66]/[.C66]*[.H76]*SQRT([.G68]/[.G76])" office:value-type="float" office:value="3.57338114694871" calcext:value-type="float">
            <text:p>3,57338114694871</text:p>
          </table:table-cell>
          <table:table-cell table:formula="of:=[.G122]/[.B122]" office:value-type="float" office:value="0.952639474410676" calcext:value-type="float">
            <text:p>0,952639474410676</text:p>
          </table:table-cell>
          <table:table-cell table:style-name="ce2" office:value-type="float" office:value="90000" calcext:value-type="float">
            <text:p>90000</text:p>
          </table:table-cell>
          <table:table-cell table:formula="of:=SQRT((PI()*[.I76]/2/[.C66]/[.F122])^2+([.C66]*[.C63]/4/[.B122]/[.F67])^2)" office:value-type="float" office:value="1.64457638338213" calcext:value-type="float">
            <text:p>1,64457638338213</text:p>
          </table:table-cell>
          <table:table-cell table:formula="of:=[.C66]*[.C63]/4/[.F67]/[.B122]" office:value-type="float" office:value="0.924484304904799" calcext:value-type="float">
            <text:p>0,924484304904799</text:p>
          </table:table-cell>
          <table:table-cell table:formula="of:=SQRT([.C66]*[.C66]*[.C63]*[.C63]/[.B122]/[.B122]*(2*1/[.G122]-1/[.B122])/(32*[.F67]*[.F67]*[.G122])+PI()*PI()*[.C63]*[.C63]/[.H76]/[.H76]/[.G122]/[.G122]/8/[.C66]/[.C66]*[.B122]*[.B122])" office:value-type="float" office:value="0.961758870734612" calcext:value-type="float">
            <text:p>0,961758870734612</text:p>
          </table:table-cell>
          <table:table-cell table:style-name="ce3" office:value-type="float" office:value="0.32" calcext:value-type="float">
            <text:p>0,32</text:p>
          </table:table-cell>
          <table:table-cell table:number-columns-repeated="16"/>
        </table:table-row>
        <table:table-row table:style-name="ro1">
          <table:table-cell/>
          <table:table-cell table:style-name="ce3" table:formula="of:=1/(2*PI()*SQRT([.G68]*[.G77]))" office:value-type="float" office:value="120793.974519802" calcext:value-type="float">
            <text:p>120793,974519802</text:p>
          </table:table-cell>
          <table:table-cell table:formula="of:=1/(2*PI()*SQRT(([.G69]+[.F68])*[.G77]))" office:value-type="float" office:value="50374.5696372435" calcext:value-type="float">
            <text:p>50374,5696372435</text:p>
          </table:table-cell>
          <table:table-cell/>
          <table:table-cell table:formula="of:=PI()*PI()/8/[.C67]/[.C67]*[.H77]*SQRT([.G69]/[.G77])" office:value-type="float" office:value="0" calcext:value-type="float">
            <text:p>0</text:p>
          </table:table-cell>
          <table:table-cell/>
          <table:table-cell table:style-name="ce2" table:formula="of:=[.G122]" office:value-type="float" office:value="90000" calcext:value-type="float">
            <text:p>90000</text:p>
          </table:table-cell>
          <table:table-cell/>
          <table:table-cell table:formula="of:=1/[.C72]*[.C65]/4/[.F69]/[.K155]" office:value-type="float" office:value="218.935563156435" calcext:value-type="float">
            <text:p>218,935563156435</text:p>
          </table:table-cell>
          <table:table-cell table:formula="of:=SQRT([.C72]*[.C72]*[.C64]*[.C64]/[.B124]/[.B124]*(2*1/[.G123]-1/[.B124])/(32*[.F68]*[.F68]*[.G124])+PI()*PI()*[.C64]*[.C64]/[.C154]/[.C154]/[.G124]/[.G124]/8/[.C72]/[.C72]*[.B124]*[.B124])" office:value-type="float" office:value="2.4108234513305" calcext:value-type="float">
            <text:p>2,4108234513305</text:p>
          </table:table-cell>
          <table:table-cell table:number-columns-repeated="17"/>
        </table:table-row>
        <table:table-row table:style-name="ro1">
          <table:table-cell/>
          <table:table-cell table:style-name="ce3" table:formula="of:=1/(2*PI()*SQRT([.G69]*[.G78]))" office:value-type="float" office:value="32964.5248178304" calcext:value-type="float">
            <text:p>32964,5248178304</text:p>
          </table:table-cell>
          <table:table-cell table:formula="of:=1/(2*PI()*SQRT(([.G69]+[.F69])*[.G78]))" office:value-type="float" office:value="29549.4658726143" calcext:value-type="float">
            <text:p>29549,4658726143</text:p>
          </table:table-cell>
          <table:table-cell table:number-columns-repeated="3"/>
          <table:table-cell table:style-name="ce2" table:formula="of:=[.G123]" office:value-type="float" office:value="90000" calcext:value-type="float">
            <text:p>90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SQRT([.C68]*[.C68]*[.C65]*[.C65]/[.B124]/[.B124]*(2*1/[.G124]-1/[.B124])/(32*[.F69]*[.F69]*[.G124])+PI()*PI()*[.C65]*[.C65]/[.H78]/[.H78]/[.G124]/[.G124]/8/[.C68]/[.C68]*[.B124]*[.B124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s_rm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QRT([.C69]*[.C69]*[.C66]*[.C66]/[.B125]/[.B125]*(2*1/[.G125]-1/[.B125])/(32*[.F70]*[.F70]*[.G125])+PI()*PI()*[.C66]*[.C66]/[.H79]/[.H79]/[.G125]/[.G125]/8/[.C69]/[.C69]*[.B125]*[.B125])" office:value-type="string" office:string-value="" calcext:value-type="error">
            <text:p>#VALOR!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SQRT([.C70]*[.C70]*[.C67]*[.C67]/[.B126]/[.B126]*(2*1/[.G126]-1/[.B126])/(32*[.F71]*[.F71]*[.G126])+PI()*PI()*[.C67]*[.C67]/[.H80]/[.H80]/[.G126]/[.G126]/8/[.C70]/[.C70]*[.B126]*[.B126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Wr</text:p>
          </table:table-cell>
          <table:table-cell office:value-type="string" calcext:value-type="string">
            <text:p>phi</text:p>
          </table:table-cell>
          <table:table-cell table:number-columns-repeated="6"/>
          <table:table-cell office:value-type="string" calcext:value-type="string">
            <text:p>sóma</text:p>
          </table:table-cell>
          <table:table-cell office:value-type="string" calcext:value-type="string">
            <text:p>Is_rms</text:p>
          </table:table-cell>
          <table:table-cell table:number-columns-repeated="15"/>
        </table:table-row>
        <table:table-row table:style-name="ro1">
          <table:table-cell table:number-columns-repeated="2"/>
          <table:table-cell table:formula="of:=2*PI()*[.B122]" office:value-type="float" office:value="593599.879950372" calcext:value-type="float">
            <text:p>593599,879950372</text:p>
          </table:table-cell>
          <table:table-cell table:formula="of:=ATAN(-[.C66]^2*[.H76]*[.G122]/[.C129]/[.F67]/[.B122])" office:value-type="float" office:value="0.596972637016945" calcext:value-type="float">
            <text:p>0,596972637016945</text:p>
          </table:table-cell>
          <table:table-cell table:formula="of:=[.C66]^2*[.H122]^2*(1/[.G122]/4+1/[.C129]/4*(-SIN(2*[.C129]/2/[.G122]+2*[.D129])+SIN(2*[.D129])))" office:value-type="float" office:value="0.000475859265851075" calcext:value-type="float">
            <text:p>0,000475859265851075</text:p>
          </table:table-cell>
          <table:table-cell table:formula="of:=+[.C66]^3*[.H122]/[.C129]*(-1*COS([.C129]/[.G122]/2+[.D129])+COS([.D129]))*[.C63]/2/[.F67]/[.B122]" office:value-type="float" office:value="0.000510316547226444" calcext:value-type="float">
            <text:p>0,000510316547226444</text:p>
          </table:table-cell>
          <table:table-cell table:formula="of:=-[.C66]^3*[.H122]/[.F67]*[.C63]*2/[.C129]/[.C129]*(-1*COS([.C129]/2/[.G122]+[.D129])*([.C129]/2/[.G122]+[.D129])+[.D129]*COS([.D129])+[.D129]*COS([.C129]/2/[.G122]+[.D129])-[.D129]*COS([.D129])+SIN([.C129]/2/[.G122]+[.D129])-SIN([.D129]))" office:value-type="float" office:value="-0.000242055387126622" calcext:value-type="float">
            <text:p>-0,000242055387126622</text:p>
          </table:table-cell>
          <table:table-cell table:formula="of:=+[.C66]^4*[.C63]^2/16/[.F67]^2/[.B122]^2/[.G122]/2" office:value-type="float" office:value="0.000303883104005443" calcext:value-type="float">
            <text:p>0,000303883104005443</text:p>
          </table:table-cell>
          <table:table-cell table:formula="of:=-[.C66]^4*[.C63]^2/4/[.F67]^2/[.B122]/[.G122]/[.G122]/4" office:value-type="float" office:value="0.000637981339569058" calcext:value-type="float">
            <text:p>0,000637981339569058</text:p>
          </table:table-cell>
          <table:table-cell table:formula="of:=+[.C66]^4*[.C63]^2/[.F67]/[.F67]/3/8/[.G122]/[.G122]/[.G122]" office:value-type="float" office:value="0.000446465745406101" calcext:value-type="float">
            <text:p>0,000446465745406101</text:p>
          </table:table-cell>
          <table:table-cell table:formula="of:=([.E129]+[.F129]+[.G129]+[.H129]+[.I129]+[.J129])" office:value-type="float" office:value="0.0021324506149315" calcext:value-type="float">
            <text:p>0,0021324506149315</text:p>
          </table:table-cell>
          <table:table-cell table:formula="of:=SQRT(([.K129]*[.G122])*2)" office:value-type="float" office:value="19.5918633796704" calcext:value-type="float">
            <text:p>19,5918633796704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6.735" calcext:value-type="float">
            <text:p>6,735</text:p>
          </table:table-cell>
          <table:table-cell table:formula="of:=[.L130]*2" office:value-type="float" office:value="13.47" calcext:value-type="float">
            <text:p>13,47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ueff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string" calcext:value-type="string">
            <text:p>Le m</text:p>
          </table:table-cell>
          <table:table-cell office:value-type="string" calcext:value-type="string">
            <office:annotation draw:style-name="gr1" draw:text-style-name="P2" svg:width="2.899cm" svg:height="1.799cm" svg:x="18.662cm" svg:y="57.653cm" draw:caption-point-x="-0.61cm" draw:caption-point-y="1.511cm">
              <dc:date>2022-09-17T00:00:00</dc:date>
              <text:p text:style-name="P1"><text:span text:style-name="T1">Is assumed to be 6 and will be checked later</text:span></text:p>
            </office:annotation>
            <text:p>lamd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J0 (A/cm^2)</text:p>
          </table:table-cell>
          <table:table-cell office:value-type="string" calcext:value-type="string">
            <text:p>P_cu_p</text:p>
          </table:table-cell>
          <table:table-cell office:value-type="string" calcext:value-type="string">
            <text:p>resist. Cu at 100ºc ohm.m</text:p>
          </table:table-cell>
          <table:table-cell/>
          <table:table-cell office:value-type="string" calcext:value-type="string">
            <text:p>A_cu mm^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 office:value-type="float" office:value="7.55" calcext:value-type="float">
            <text:p>7,55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style-name="ce4" office:value-type="float" office:value="6" calcext:value-type="float">
            <text:p>6</text:p>
          </table:table-cell>
          <table:table-cell table:formula="of:=(SQRT([.$M$67]*(1+[.$H$133]))*[.F72]*[.I123]*[.J123]/[.C158]/48200/[.B148]/SQRT([.J67]))^(8/7)" office:value-type="float" office:value="0.0000000122157410664129" calcext:value-type="float">
            <text:p>1,22157410664129E-08</text:p>
          </table:table-cell>
          <table:table-cell table:formula="of:=48200*SQRT([.J67]/[.M67]/(1+[.H133]))*[.I133]^(-1/8)" office:value-type="float" office:value="3324046.29029778" calcext:value-type="float">
            <text:p>3324046,29029778</text:p>
          </table:table-cell>
          <table:table-cell table:style-name="ce4" table:formula="of:=[.L133]*[.D133]*[.C92]*0.001/[.N133]/0.000001*[.J122]*[.J122]" office:value-type="float" office:value="0.0000351347919521354" calcext:value-type="float">
            <text:p>3,51347919521354E-05</text:p>
          </table:table-cell>
          <table:table-cell table:formula="of:=2.2*10^(-8)" office:value-type="float" office:value="0.000000022" calcext:value-type="float">
            <text:p>0,000000022</text:p>
          </table:table-cell>
          <table:table-cell/>
          <table:table-cell office:value-type="float" office:value="0.64" calcext:value-type="float">
            <text:p>0,6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number-columns-repeated="2"/>
          <table:table-cell office:value-type="string" calcext:value-type="string">
            <text:p>?????????????????????????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number-columns-repeated="20"/>
        </table:table-row>
        <table:table-row table:style-name="ro1">
          <table:table-cell/>
          <table:table-cell table:formula="of:=[.B135]" office:value-type="float" office:value="1680" calcext:value-type="float">
            <text:p>1680</text:p>
          </table:table-cell>
          <table:table-cell/>
          <table:table-cell table:style-name="ce4" table:formula="of:=[.D135]" office:value-type="float" office:value="13" calcext:value-type="float">
            <text:p>13</text:p>
          </table:table-cell>
          <table:table-cell table:number-columns-repeated="2"/>
          <table:table-cell table:formula="of:=[.G135]" office:value-type="float" office:value="0.114" calcext:value-type="float">
            <text:p>0,11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/>
          <table:table-cell table:style-name="ce4"/>
          <table:table-cell table:number-columns-repeated="2"/>
          <table:table-cell office:value-type="float" office:value="0.139" calcext:value-type="float">
            <text:p>0,139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max</text:p>
          </table:table-cell>
          <table:table-cell office:value-type="string" calcext:value-type="string">
            <text:p>u_opt</text:p>
          </table:table-cell>
          <table:table-cell office:value-type="string" calcext:value-type="string">
            <text:p>Lm calculated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Np calc2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3]*[.D133]*[.I122]/[.G133]" office:value-type="float" office:value="0.22256516392334" calcext:value-type="float">
            <text:p>0,22256516392334</text:p>
          </table:table-cell>
          <table:table-cell table:style-name="ce4" table:formula="of:=[.B139]*[.G133]*[.J122]/[.C61]/SQRT([.K133]*[.B148]*[.C58]/[.L133]/[.C92])" office:value-type="float" office:value="119.614643162451" calcext:value-type="float">
            <text:p>119,614643162451</text:p>
          </table:table-cell>
          <table:table-cell table:formula="of:=[.C61]*[.B133]*[.D133]*[.D133]*[.C17]/[.G133]" office:value-type="float" office:value="0.000660364098560429" calcext:value-type="float">
            <text:p>0,000660364098560429</text:p>
          </table:table-cell>
          <table:table-cell table:style-name="ce5" office:value-type="float" office:value="2000" calcext:value-type="float">
            <text:p>2000</text:p>
          </table:table-cell>
          <table:table-cell table:style-name="ce7" table:formula="of:=SQRT([.F67]/[.C21])" office:value-type="float" office:value="13.2045058354705" calcext:value-type="float">
            <text:p>13,2045058354705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4]*[.D134]*[.I123]/[.G134]" office:value-type="float" office:value="52.7076871332917" calcext:value-type="float">
            <text:p>52,7076871332917</text:p>
          </table:table-cell>
          <table:table-cell table:number-columns-repeated="3"/>
          <table:table-cell table:style-name="ce7" table:formula="of:=SQRT([.F68]/[.C24])" office:value-type="float" office:value="7.37999225706137" calcext:value-type="float">
            <text:p>7,37999225706137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5]*[.D135]*[.I123]/[.G135]" office:value-type="float" office:value="52.7076871332917" calcext:value-type="float">
            <text:p>52,7076871332917</text:p>
          </table:table-cell>
          <table:table-cell table:number-columns-repeated="3"/>
          <table:table-cell table:style-name="ce7" table:formula="of:=SQRT([.F69]/[.D23])" office:value-type="float" office:value="1.28941445687258" calcext:value-type="float">
            <text:p>1,28941445687258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6]*[.$C$158]*[.I123]/[.G136]" office:value-type="float" office:value="42.6325092449634" calcext:value-type="float">
            <text:p>42,6325092449634</text:p>
          </table:table-cell>
          <table:table-cell table:number-columns-repeated="3"/>
          <table:table-cell table:style-name="ce7" table:formula="of:=SQRT([.F70]/[.C25])" office:value-type="float" office:value="1.21838213920581" calcext:value-type="float">
            <text:p>1,21838213920581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6]*[.$C$158]*[.I123]/[.G137]" office:value-type="float" office:value="34.964791754862" calcext:value-type="float">
            <text:p>34,964791754862</text:p>
          </table:table-cell>
          <table:table-cell table:number-columns-repeated="3"/>
          <table:table-cell table:style-name="ce7" table:formula="of:=SQRT([.F71]/[.C26])" office:value-type="float" office:value="2.56857508023912" calcext:value-type="float">
            <text:p>2,56857508023912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8]*[.D138]*[.I128]/[.G138]" office:value-type="string" office:string-value="" calcext:value-type="error">
            <text:p>#VALOR!</text:p>
          </table:table-cell>
          <table:table-cell table:number-columns-repeated="3"/>
          <table:table-cell table:style-name="ce7" table:formula="of:=SQRT([.F72]/[.C27])" office:value-type="float" office:value="1.08975411433432" calcext:value-type="float">
            <text:p>1,0897541143343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up</text:p>
          </table:table-cell>
          <table:table-cell table:number-columns-repeated="25"/>
        </table:table-row>
        <table:table-row table:style-name="ro1">
          <table:table-cell/>
          <table:table-cell table:formula="of:=[.$M$67]/(1+(2*[.L129]/[.C72]/[.J123]))" office:value-type="float" office:value="0.00513818373036152" calcext:value-type="float">
            <text:p>0,00513818373036152</text:p>
          </table:table-cell>
          <table:table-cell table:number-columns-repeated="25"/>
        </table:table-row>
        <table:table-row table:style-name="ro1">
          <table:table-cell table:number-columns-repeated="17"/>
          <table:table-cell office:value-type="float" office:value="0.08" calcext:value-type="float">
            <text:p>0,0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275" calcext:value-type="float">
            <text:p>0,275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0.08" calcext:value-type="float">
            <text:p>0,08</text:p>
          </table:table-cell>
          <table:table-cell office:value-type="float" office:value="50" calcext:value-type="float">
            <text:p>5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2"/>
          <table:table-cell office:value-type="float" office:value="0.009" calcext:value-type="float">
            <text:p>0,0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corrente de saida</text:p>
          </table:table-cell>
          <table:table-cell office:value-type="string" calcext:value-type="string">
            <text:p>R said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r</text:p>
          </table:table-cell>
          <table:table-cell table:number-columns-repeated="14"/>
        </table:table-row>
        <table:table-row table:style-name="ro1">
          <table:table-cell table:formula="of:=[.B155]/48" office:value-type="float" office:value="145.833333333333" calcext:value-type="float">
            <text:p>145,833333333333</text:p>
          </table:table-cell>
          <table:table-cell table:formula="of:=[.B155]/315" office:value-type="float" office:value="22.2222222222222" calcext:value-type="float">
            <text:p>22,2222222222222</text:p>
          </table:table-cell>
          <table:table-cell table:formula="of:=315/[.B154]" office:value-type="float" office:value="14.175" calcext:value-type="float">
            <text:p>14,175</text:p>
          </table:table-cell>
          <table:table-cell table:style-name="ce1" office:value-type="float" office:value="0.275" calcext:value-type="float">
            <text:p>0,275</text:p>
          </table:table-cell>
          <table:table-cell table:style-name="ce1" office:value-type="float" office:value="10" calcext:value-type="float">
            <text:p>10</text:p>
          </table:table-cell>
          <table:table-cell table:formula="of:=([.E154]-1)*[.G155]" office:value-type="float" office:value="0.00000415647410398" calcext:value-type="float">
            <text:p>4,15647410398E-06</text:p>
          </table:table-cell>
          <table:table-cell table:formula="of:=[.G155]" office:value-type="float" office:value="0.000000461830455997778" calcext:value-type="float">
            <text:p>4,61830455997778E-07</text:p>
          </table:table-cell>
          <table:table-cell table:formula="of:=10^-6*74" office:value-type="float" office:value="0.000074" calcext:value-type="float">
            <text:p>0,000074</text:p>
          </table:table-cell>
          <table:table-cell table:formula="of:=10^-6*60" office:value-type="float" office:value="0.00006" calcext:value-type="float">
            <text:p>0,0000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formula="of:=1/2/PI()/[.K155]/[.D154]/[.G158]" office:value-type="float" office:value="0.000001371190205281" calcext:value-type="float">
            <text:p>1,371190205281E-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t saida→</text:p>
          </table:table-cell>
          <table:table-cell table:style-name="ce5" office:value-type="float" office:value="7000" calcext:value-type="float">
            <text:p>7000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154]*[.G158]/[.K155]/2/PI()" office:value-type="float" office:value="0.000000461830455997778" calcext:value-type="float">
            <text:p>4,61830455997778E-07</text:p>
          </table:table-cell>
          <table:table-cell table:number-columns-repeated="3"/>
          <table:table-cell table:style-name="ce5" office:value-type="float" office:value="200000" calcext:value-type="float">
            <text:p>200000</text:p>
          </table:table-cell>
          <table:table-cell table:style-name="ce2" table:formula="of:=[.L156]*[.K155]" office:value-type="float" office:value="140000" calcext:value-type="float">
            <text:p>14000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67" calcext:value-type="float">
            <text:p>0,67</text:p>
          </table:table-cell>
          <table:table-cell office:value-type="float" office:value="1.5" calcext:value-type="float">
            <text:p>1,5</text:p>
          </table:table-cell>
          <table:table-cell table:number-columns-repeated="5"/>
          <table:table-cell office:value-type="float" office:value="140000" calcext:value-type="float">
            <text:p>140000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*0,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ensao said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wx</text:p>
          </table:table-cell>
          <table:table-cell office:value-type="float" office:value="0.92" calcext:value-type="float">
            <text:p>0,92</text:p>
          </table:table-cell>
          <table:table-cell table:number-columns-repeated="15"/>
        </table:table-row>
        <table:table-row table:style-name="ro1">
          <table:table-cell/>
          <table:table-cell table:formula="of:=48*[.E160]/[.C158]*[.C160]" office:value-type="float" office:value="27.8213221211844" calcext:value-type="float">
            <text:p>27,8213221211844</text:p>
          </table:table-cell>
          <table:table-cell table:formula="of:=[.C84]/[.E161]" office:value-type="float" office:value="10.5150244741902" calcext:value-type="float">
            <text:p>10,5150244741902</text:p>
          </table:table-cell>
          <table:table-cell table:formula="of:=[.F69]/[.G69]+1" office:value-type="float" office:value="1.24449847670471" calcext:value-type="float">
            <text:p>1,24449847670471</text:p>
          </table:table-cell>
          <table:table-cell table:formula="of:=2*PI()*[.K155]*[.G154]/[.G158]" office:value-type="float" office:value="0.275" calcext:value-type="float">
            <text:p>0,275</text:p>
          </table:table-cell>
          <table:table-cell table:formula="of:=1/2/PI()/[.M154]/[.G158]/[.K155]" office:value-type="float" office:value="0.275" calcext:value-type="float">
            <text:p>0,275</text:p>
          </table:table-cell>
          <table:table-cell table:formula="of:=8/PI()/PI()*[.C72]^2*[.C154]" office:value-type="float" office:value="2.11037551675148" calcext:value-type="float">
            <text:p>2,11037551675148</text:p>
          </table:table-cell>
          <table:table-cell table:number-columns-repeated="3"/>
          <table:table-cell table:formula="of:=[.L155]/[.K155]" office:value-type="float" office:value="0.7" calcext:value-type="float">
            <text:p>0,7</text:p>
          </table:table-cell>
          <table:table-cell table:number-columns-repeated="4"/>
          <table:table-cell table:formula="of:=1/[.L155]" office:value-type="float" office:value="0.00000714285714285714" calcext:value-type="float">
            <text:p>7,14285714285714E-0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Ns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8/PI()/PI()*[.K158]*[.K158]*([.D158]-1)/SQRT(([.D158]*[.K158]*[.K158]-1)^2+[.E158]*[.E158]*[.K158]*[.K158]*([.K158]*[.K158]-1)^2*([.D158]-1)^2)" office:value-type="float" office:value="0.248404662151153" calcext:value-type="float">
            <text:p>0,248404662151153</text:p>
          </table:table-cell>
          <table:table-cell/>
          <table:table-cell table:formula="of:=[.D84]/[.E161]" office:value-type="float" office:value="24.5350570713938" calcext:value-type="float">
            <text:p>24,5350570713938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está com 10*+ de cr e 10*- de Lm e Lr</text:p>
          </table:table-cell>
          <table:table-cell table:number-columns-repeated="7"/>
          <table:table-cell office:value-type="string" calcext:value-type="string">
            <text:p>C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formula="of:=0.005*10^-6" office:value-type="float" office:value="0.000000005" calcext:value-type="float">
            <text:p>0,000000005</text:p>
          </table:table-cell>
          <table:table-cell office:value-type="float" office:value="1000" calcext:value-type="float">
            <text:p>1000</text:p>
          </table:table-cell>
          <table:table-cell table:formula="of:=1.16*[.L164]" office:value-type="float" office:value="1160" calcext:value-type="float">
            <text:p>1160</text:p>
          </table:table-cell>
          <table:table-cell table:formula="of:=[.L166]/[.O164]" office:value-type="float" office:value="712.751856267974" calcext:value-type="float">
            <text:p>712,751856267974</text:p>
          </table:table-cell>
          <table:table-cell table:formula="of:=[.L155]" office:value-type="float" office:value="140000" calcext:value-type="float">
            <text:p>140000</text:p>
          </table:table-cell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corrente com 3 voltas</text:p>
          </table:table-cell>
          <table:table-cell table:number-columns-repeated="9"/>
          <table:table-cell table:formula="of:=1/([.K164]*2*LN((2*[.L164]+[.M164])/[.M164]))" office:value-type="float" office:value="99785259.8775163" calcext:value-type="float">
            <text:p>99785259,877516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io fio</text:p>
          </table:table-cell>
          <table:table-cell office:value-type="float" office:value="3.5" calcext:value-type="float">
            <text:p>3,5</text:p>
          </table:table-cell>
          <table:table-cell table:formula="of:=22.5/3/2" office:value-type="float" office:value="3.75" calcext:value-type="float">
            <text:p>3,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m2</text:p>
          </table:table-cell>
          <table:table-cell table:formula="of:=PI()*[.B167]^2" office:value-type="float" office:value="38.484510006475" calcext:value-type="float">
            <text:p>38,484510006475</text:p>
          </table:table-cell>
          <table:table-cell table:formula="of:=PI()*[.C167]^2" office:value-type="float" office:value="44.1786466911065" calcext:value-type="float">
            <text:p>44,1786466911065</text:p>
          </table:table-cell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mp max</text:p>
          </table:table-cell>
          <table:table-cell table:formula="of:=4.5*[.B168]" office:value-type="float" office:value="173.180295029137" calcext:value-type="float">
            <text:p>173,180295029137</text:p>
          </table:table-cell>
          <table:table-cell table:formula="of:=4.5*[.C168]" office:value-type="float" office:value="198.803910109979" calcext:value-type="float">
            <text:p>198,80391010997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formula="of:=48*[.M169]/([.M169]+[.L169])" office:value-type="float" office:value="43.6363636363636" calcext:value-type="float">
            <text:p>43,6363636363636</text:p>
          </table:table-cell>
          <table:table-cell table:number-columns-repeated="15"/>
        </table:table-row>
        <table:table-row table:style-name="ro1">
          <table:table-cell/>
          <table:table-cell table:formula="of:=550/[.B169]" office:value-type="float" office:value="3.17588095058657" calcext:value-type="float">
            <text:p>3,17588095058657</text:p>
          </table:table-cell>
          <table:table-cell table:number-columns-repeated="25"/>
        </table:table-row>
        <table:table-row table:style-name="ro1">
          <table:table-cell/>
          <table:table-cell table:formula="of:=6*[.B169]" office:value-type="float" office:value="1039.08177017482" calcext:value-type="float">
            <text:p>1039,08177017482</text:p>
          </table:table-cell>
          <table:table-cell table:number-columns-repeated="11"/>
          <table:table-cell table:formula="of:=1/(2*[.N164]*0.05*10^-6*LN((2*[.L164]+[.M164])/[.M164]))" office:value-type="float" office:value="14000" calcext:value-type="float">
            <text:p>14000</text:p>
          </table:table-cell>
          <table:table-cell table:number-columns-repeated="13"/>
        </table:table-row>
        <table:table-row table:style-name="ro1" table:number-rows-repeated="6">
          <table:table-cell table:number-columns-repeated="27"/>
        </table:table-row>
        <table:table-row table:style-name="ro1">
          <table:table-cell table:number-columns-repeated="12"/>
          <table:table-cell table:formula="of:=32/10" office:value-type="float" office:value="3.2" calcext:value-type="float">
            <text:p>3,2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10"/>
        </table:table-row>
        <table:table-row table:style-name="ro1">
          <table:table-cell table:number-columns-repeated="12"/>
          <table:table-cell table:formula="of:=10*[.M179]*[.M179]" office:value-type="float" office:value="102.4" calcext:value-type="float">
            <text:p>102,4</text:p>
          </table:table-cell>
          <table:table-cell table:number-columns-repeated="3"/>
          <table:table-cell table:formula="of:=SQRT(3.131*10^-6/(1.7*10^-6+3.131*10^-6))" office:value-type="float" office:value="0.805050297930696" calcext:value-type="float">
            <text:p>0,805050297930696</text:p>
          </table:table-cell>
          <table:table-cell table:number-columns-repeated="10"/>
        </table:table-row>
        <table:table-row table:style-name="ro1" table:number-rows-repeated="4">
          <table:table-cell table:number-columns-repeated="27"/>
        </table:table-row>
        <table:table-row table:style-name="ro1">
          <table:table-cell table:number-columns-repeated="11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formula="of:=48*[.M186]/([.M186]+[.L186])" office:value-type="float" office:value="26.6666666666667" calcext:value-type="float">
            <text:p>26,6666666666667</text:p>
          </table:table-cell>
          <table:table-cell table:number-columns-repeated="15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</text:p>
          </table:table-cell>
          <table:table-cell table:number-columns-repeated="26"/>
        </table:table-row>
        <table:table-row table:style-name="ro1">
          <table:table-cell table:number-columns-repeated="12"/>
          <table:table-cell table:style-name="ce6" table:formula="of:=1*13*10^-6" office:value-type="float" office:value="0.000013" calcext:value-type="float">
            <text:p>0,000013</text:p>
          </table:table-cell>
          <table:table-cell table:formula="of:=300/23" office:value-type="float" office:value="13.0434782608696" calcext:value-type="float">
            <text:p>13,0434782608696</text:p>
          </table:table-cell>
          <table:table-cell table:formula="of:=13" office:value-type="float" office:value="13" calcext:value-type="float">
            <text:p>13</text:p>
          </table:table-cell>
          <table:table-cell table:formula="of:=6.5*[.O191]" office:value-type="float" office:value="84.5" calcext:value-type="float">
            <text:p>84,5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6" table:formula="of:=1.5*13*10^-6" office:value-type="float" office:value="0.0000195" calcext:value-type="float">
            <text:p>0,0000195</text:p>
          </table:table-cell>
          <table:table-cell table:formula="of:=400/30" office:value-type="float" office:value="13.3333333333333" calcext:value-type="float">
            <text:p>13,3333333333333</text:p>
          </table:table-cell>
          <table:table-cell table:formula="of:=13" office:value-type="float" office:value="13" calcext:value-type="float">
            <text:p>13</text:p>
          </table:table-cell>
          <table:table-cell table:formula="of:=8.85*[.O192]" office:value-type="float" office:value="115.05" calcext:value-type="float">
            <text:p>115,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2"/>
          <table:table-cell office:value-type="float" office:value="0.009" calcext:value-type="float">
            <text:p>0,009</text:p>
          </table:table-cell>
          <table:table-cell/>
          <table:table-cell office:value-type="string" calcext:value-type="string">
            <text:p>f15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corrente de saida</text:p>
          </table:table-cell>
          <table:table-cell office:value-type="string" calcext:value-type="string">
            <text:p>R said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r</text:p>
          </table:table-cell>
          <table:table-cell table:number-columns-repeated="8"/>
          <table:table-cell office:value-type="string" calcext:value-type="string">
            <text:p>vgs</text:p>
          </table:table-cell>
          <table:table-cell table:number-columns-repeated="5"/>
        </table:table-row>
        <table:table-row table:style-name="ro1">
          <table:table-cell table:formula="of:=[.B196]/[.A192]" office:value-type="float" office:value="212.1" calcext:value-type="float">
            <text:p>212,1</text:p>
          </table:table-cell>
          <table:table-cell table:formula="of:=[.B196]/[.B192]" office:value-type="float" office:value="7.04651162790698" calcext:value-type="float">
            <text:p>7,04651162790698</text:p>
          </table:table-cell>
          <table:table-cell table:formula="of:=[.B192]/[.B195]" office:value-type="float" office:value="42.7161716171617" calcext:value-type="float">
            <text:p>42,7161716171617</text:p>
          </table:table-cell>
          <table:table-cell table:style-name="ce1" office:value-type="float" office:value="0.275" calcext:value-type="float">
            <text:p>0,275</text:p>
          </table:table-cell>
          <table:table-cell table:style-name="ce1" office:value-type="float" office:value="3" calcext:value-type="float">
            <text:p>3</text:p>
          </table:table-cell>
          <table:table-cell table:formula="of:=[.F154]*10" office:value-type="float" office:value="0.0000415647410398" calcext:value-type="float">
            <text:p>0,0000415647410398</text:p>
          </table:table-cell>
          <table:table-cell table:formula="of:=6.8*10^-6/4*10" office:value-type="float" office:value="0.000017" calcext:value-type="float">
            <text:p>0,000017</text:p>
          </table:table-cell>
          <table:table-cell table:formula="of:=10^-6*74" office:value-type="float" office:value="0.000074" calcext:value-type="float">
            <text:p>0,000074</text:p>
          </table:table-cell>
          <table:table-cell table:formula="of:=10^-6*60" office:value-type="float" office:value="0.00006" calcext:value-type="float">
            <text:p>0,0000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style-name="ce6" table:formula="of:=0.71*13*0.98*10^-6" office:value-type="float" office:value="0.0000090454" calcext:value-type="float">
            <text:p>0,0000090454</text:p>
          </table:table-cell>
          <table:table-cell table:number-columns-repeated="6"/>
          <table:table-cell office:value-type="float" office:value="19.46" calcext:value-type="float">
            <text:p>19,46</text:p>
          </table:table-cell>
          <table:table-cell office:value-type="string" calcext:value-type="string">
            <text:p>us</text:p>
          </table:table-cell>
          <table:table-cell office:value-type="float" office:value="2.815" calcext:value-type="float">
            <text:p>2,815</text:p>
          </table:table-cell>
          <table:table-cell office:value-type="float" office:value="2.805" calcext:value-type="float">
            <text:p>2,805</text:p>
          </table:table-cell>
          <table:table-cell office:value-type="float" office:value="2.775" calcext:value-type="float">
            <text:p>2,775</text:p>
          </table:table-cell>
          <table:table-cell office:value-type="float" office:value="2.785" calcext:value-type="float">
            <text:p>2,785</text:p>
          </table:table-cell>
          <table:table-cell table:formula="of:=(2.751+2.798)/2" office:value-type="float" office:value="2.7745" calcext:value-type="float">
            <text:p>2,7745</text:p>
          </table:table-cell>
          <table:table-cell table:formula="of:=(2.744+2.789)/2" office:value-type="float" office:value="2.7665" calcext:value-type="float">
            <text:p>2,7665</text:p>
          </table:table-cell>
        </table:table-row>
        <table:table-row table:style-name="ro1">
          <table:table-cell office:value-type="string" calcext:value-type="string">
            <text:p>pot saida→</text:p>
          </table:table-cell>
          <table:table-cell table:style-name="ce5" office:value-type="float" office:value="2121" calcext:value-type="float">
            <text:p>2121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195]*[.G199]/[.K196]/2/PI()" office:value-type="float" office:value="0.00000278343972013166" calcext:value-type="float">
            <text:p>2,78343972013166E-06</text:p>
          </table:table-cell>
          <table:table-cell table:number-columns-repeated="3"/>
          <table:table-cell table:style-name="ce5" office:value-type="float" office:value="100000" calcext:value-type="float">
            <text:p>100000</text:p>
          </table:table-cell>
          <table:table-cell table:style-name="ce2" table:formula="of:=[.L197]*[.K196]" office:value-type="float" office:value="55000" calcext:value-type="float">
            <text:p>55000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/>
          <table:table-cell table:formula="of:=1/[.T195]/10^-6" office:value-type="float" office:value="51387.4614594039" calcext:value-type="float">
            <text:p>51387,4614594039</text:p>
          </table:table-cell>
          <table:table-cell office:value-type="string" calcext:value-type="string">
            <text:p>f_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67" calcext:value-type="float">
            <text:p>0,67</text:p>
          </table:table-cell>
          <table:table-cell office:value-type="float" office:value="1.5" calcext:value-type="float">
            <text:p>1,5</text:p>
          </table:table-cell>
          <table:table-cell table:number-columns-repeated="5"/>
          <table:table-cell office:value-type="float" office:value="140000" calcext:value-type="float">
            <text:p>140000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*0,1</text:p>
          </table:table-cell>
          <table:table-cell table:number-columns-repeated="3"/>
          <table:table-cell office:value-type="float" office:value="0.59" calcext:value-type="float">
            <text:p>0,59</text:p>
          </table:table-cell>
          <table:table-cell office:value-type="float" office:value="65" calcext:value-type="float">
            <text:p>65</text:p>
          </table:table-cell>
          <table:table-cell/>
          <table:table-cell table:formula="of:=1/SQRT([.G195]*[.M195])/2/PI()" office:value-type="float" office:value="12834.5835831759" calcext:value-type="float">
            <text:p>12834,5835831759</text:p>
          </table:table-cell>
          <table:table-cell office:value-type="string" calcext:value-type="string">
            <text:p>f_r</text:p>
          </table:table-cell>
          <table:table-cell table:formula="of:=1/SQRT(0.0000017*0.000004)/2/PI()" office:value-type="float" office:value="61033.1345767397" calcext:value-type="float">
            <text:p>61033,1345767397</text:p>
          </table:table-cell>
          <table:table-cell office:value-type="string" calcext:value-type="string">
            <text:p>os valores d lr e cr k estava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nsao said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wx</text:p>
          </table:table-cell>
          <table:table-cell office:value-type="float" office:value="0.477" calcext:value-type="float">
            <text:p>0,477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float" office:value="0.65" calcext:value-type="float">
            <text:p>0,65</text:p>
          </table:table-cell>
          <table:table-cell table:number-columns-repeated="2"/>
          <table:table-cell table:formula="of:=[.T196]/[.T197]" office:value-type="float" office:value="4.00382771489094" calcext:value-type="float">
            <text:p>4,00382771489094</text:p>
          </table:table-cell>
          <table:table-cell office:value-type="string" calcext:value-type="string">
            <text:p>w_x</text:p>
          </table:table-cell>
          <table:table-cell table:number-columns-repeated="6"/>
        </table:table-row>
        <table:table-row table:style-name="ro1">
          <table:table-cell/>
          <table:table-cell table:formula="of:=[.A192]*[.$E$201]/[.$C$199]*[.C201]" office:value-type="float" office:value="8.87627252903822" calcext:value-type="float">
            <text:p>8,87627252903822</text:p>
          </table:table-cell>
          <table:table-cell office:value-type="float" office:value="3" calcext:value-type="float">
            <text:p>3</text:p>
          </table:table-cell>
          <table:table-cell table:formula="of:=[.F195]/[.G195]+1" office:value-type="float" office:value="3.44498476704706" calcext:value-type="float">
            <text:p>3,44498476704706</text:p>
          </table:table-cell>
          <table:table-cell table:formula="of:=2*PI()*[.K196]*[.G195]/[.G199]" office:value-type="float" office:value="1.67957652044244" calcext:value-type="float">
            <text:p>1,67957652044244</text:p>
          </table:table-cell>
          <table:table-cell table:formula="of:=1/2/PI()/[.M195]/[.G199]/[.K196]" office:value-type="float" office:value="0.0276670821745448" calcext:value-type="float">
            <text:p>0,0276670821745448</text:p>
          </table:table-cell>
          <table:table-cell table:formula="of:=8/PI()/PI()*[.C72]^2*[.C195]" office:value-type="float" office:value="6.3595882010732" calcext:value-type="float">
            <text:p>6,3595882010732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table:formula="of:=[.L196]/[.K196]" office:value-type="float" office:value="0.55" calcext:value-type="float">
            <text:p>0,55</text:p>
          </table:table-cell>
          <table:table-cell/>
          <table:table-cell table:formula="of:=[.T197]*[.L197]" office:value-type="float" office:value="7059.02097074675" calcext:value-type="float">
            <text:p>7059,02097074675</text:p>
          </table:table-cell>
          <table:table-cell office:value-type="string" calcext:value-type="string">
            <text:p>fs</text:p>
          </table:table-cell>
          <table:table-cell/>
          <table:table-cell table:formula="of:=1/[.L196]" office:value-type="float" office:value="0.0000181818181818182" calcext:value-type="float">
            <text:p>1,81818181818182E-05</text:p>
          </table:table-cell>
          <table:table-cell table:number-columns-repeated="11"/>
        </table:table-row>
        <table:table-row table:style-name="ro1">
          <table:table-cell/>
          <table:table-cell table:formula="of:=[.A192]*[.$E$201]/[.$C$199]*[.C202]" office:value-type="float" office:value="83.5592128491736" calcext:value-type="float">
            <text:p>83,5592128491736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Ns</text:p>
          </table:table-cell>
          <table:table-cell table:number-columns-repeated="4"/>
          <table:table-cell table:formula="of:=1/SQRT([.G195]*[.M195])/2/PI()" office:value-type="float" office:value="12834.5835831759" calcext:value-type="float">
            <text:p>12834,5835831759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8/PI()/PI()*[.K199]*[.K199]*([.D199]-1)/SQRT(([.D199]*[.K199]*[.K199]-1)^2+[.E199]*[.E199]*[.K199]*[.K199]*([.K199]*[.K199]-1)^2*([.D199]-1)^2)" office:value-type="float" office:value="0.380411679815924" calcext:value-type="float">
            <text:p>0,38041167981592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1/SQRT((1+1/([.D199]-1)*(1-1/[.K199]/[.K199]))^2+[.G207]*[.G207]*([.K199]-1/[.K199])^2)" office:value-type="float" office:value="3.58110912210744" calcext:value-type="float">
            <text:p>3,58110912210744</text:p>
          </table:table-cell>
          <table:table-cell/>
          <table:table-cell office:value-type="float" office:value="1.1" calcext:value-type="float">
            <text:p>1,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1/(1/[.L202]*[.K202])" office:value-type="float" office:value="4.5" calcext:value-type="float">
            <text:p>4,5</text:p>
          </table:table-cell>
          <table:table-cell table:formula="of:=1/(1/4+1/8)" office:value-type="float" office:value="2.66666666666667" calcext:value-type="float">
            <text:p>2,66666666666667</text:p>
          </table:table-cell>
          <table:table-cell table:formula="of:=1/(1/3.3+1/3.3)" office:value-type="float" office:value="1.65" calcext:value-type="float">
            <text:p>1,65</text:p>
          </table:table-cell>
          <table:table-cell table:number-columns-repeated="12"/>
        </table:table-row>
        <table:table-row table:style-name="ro1">
          <table:table-cell table:number-columns-repeated="19"/>
          <table:table-cell table:formula="of:=321*321/SQRT(2)/1700" office:value-type="float" office:value="42.8594057883783" calcext:value-type="float">
            <text:p>42,8594057883783</text:p>
          </table:table-cell>
          <table:table-cell table:number-columns-repeated="7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está com 10*+ de cr e 10*- de Lm e Lr</text:p>
          </table:table-cell>
          <table:table-cell table:number-columns-repeated="3"/>
          <table:table-cell office:value-type="string" calcext:value-type="string">
            <text:p>Q2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1/[.G199]*SQRT([.G195]/[.M195])" office:value-type="float" office:value="0.215566652359582" calcext:value-type="float">
            <text:p>0,215566652359582</text:p>
          </table:table-cell>
          <table:table-cell table:number-columns-repeated="3"/>
          <table:table-cell table:formula="of:=0.0051*10^-6" office:value-type="float" office:value="0.0000000051" calcext:value-type="float">
            <text:p>0,0000000051</text:p>
          </table:table-cell>
          <table:table-cell office:value-type="float" office:value="1000" calcext:value-type="float">
            <text:p>1000</text:p>
          </table:table-cell>
          <table:table-cell office:value-type="float" office:value="1150" calcext:value-type="float">
            <text:p>1150</text:p>
          </table:table-cell>
          <table:table-cell table:formula="of:=[.L209]/[.O207]" office:value-type="float" office:value="1769.01501655381" calcext:value-type="float">
            <text:p>1769,01501655381</text:p>
          </table:table-cell>
          <table:table-cell table:formula="of:=[.L196]" office:value-type="float" office:value="55000" calcext:value-type="float">
            <text:p>55000</text:p>
          </table:table-cell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corrente com 3 voltas</text:p>
          </table:table-cell>
          <table:table-cell table:number-columns-repeated="9"/>
          <table:table-cell table:formula="of:=1/([.K207]*2*LN((2*[.L207]+[.M207])/[.M207]))" office:value-type="float" office:value="97295825.9104594" calcext:value-type="float">
            <text:p>97295825,910459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io fio</text:p>
          </table:table-cell>
          <table:table-cell table:formula="of:=14/3/2" office:value-type="float" office:value="2.33333333333333" calcext:value-type="float">
            <text:p>2,33333333333333</text:p>
          </table:table-cell>
          <table:table-cell table:formula="of:=22.5/3/2" office:value-type="float" office:value="3.75" calcext:value-type="float">
            <text:p>3,75</text:p>
          </table:table-cell>
          <table:table-cell table:number-columns-repeated="15"/>
          <table:table-cell table:formula="of:=3.3/2" office:value-type="float" office:value="1.65" calcext:value-type="float">
            <text:p>1,65</text:p>
          </table:table-cell>
          <table:table-cell table:formula="of:=13/[.S210]" office:value-type="float" office:value="7.87878787878788" calcext:value-type="float">
            <text:p>7,87878787878788</text:p>
          </table:table-cell>
          <table:table-cell table:formula="of:=35*8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m2</text:p>
          </table:table-cell>
          <table:table-cell table:formula="of:=PI()*[.B210]^2" office:value-type="float" office:value="17.1042266695444" calcext:value-type="float">
            <text:p>17,1042266695444</text:p>
          </table:table-cell>
          <table:table-cell table:formula="of:=PI()*[.C210]^2" office:value-type="float" office:value="44.1786466911065" calcext:value-type="float">
            <text:p>44,1786466911065</text:p>
          </table:table-cell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5"/>
          <table:table-cell table:formula="of:=1/2" office:value-type="float" office:value="0.5" calcext:value-type="float">
            <text:p>0,5</text:p>
          </table:table-cell>
          <table:table-cell table:formula="of:=13/[.S211]" office:value-type="float" office:value="26" calcext:value-type="float">
            <text:p>26</text:p>
          </table:table-cell>
          <table:table-cell table:formula="of:=20*26" office:value-type="float" office:value="520" calcext:value-type="float">
            <text:p>5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p max</text:p>
          </table:table-cell>
          <table:table-cell table:formula="of:=4.5*[.B211]" office:value-type="float" office:value="76.9690200129499" calcext:value-type="float">
            <text:p>76,9690200129499</text:p>
          </table:table-cell>
          <table:table-cell table:formula="of:=4.5*[.C211]" office:value-type="float" office:value="198.803910109979" calcext:value-type="float">
            <text:p>198,80391010997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formula="of:=48*[.M212]/([.M212]+[.L212])" office:value-type="float" office:value="43.6363636363636" calcext:value-type="float">
            <text:p>43,6363636363636</text:p>
          </table:table-cell>
          <table:table-cell table:number-columns-repeated="1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3"/>
          <table:table-cell table:formula="of:=1/(2*[.N207]*0.05*10^-6*LN((2*[.L207]+[.M207])/[.M207]))" office:value-type="float" office:value="5610" calcext:value-type="float">
            <text:p>5610</text:p>
          </table:table-cell>
          <table:table-cell table:number-columns-repeated="8"/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table:number-columns-repeated="19"/>
          <table:table-cell table:formula="of:=1/(2*10000*0.0000000051*LN(2*[.W215]/5000+1))" office:value-type="float" office:value="50470.6055371372" calcext:value-type="float">
            <text:p>50470,6055371372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67*6.11" office:value-type="float" office:value="409.37" calcext:value-type="float">
            <text:p>409,37</text:p>
          </table:table-cell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2"/>
          <table:table-cell table:style-name="ce6" table:formula="of:=1*13*10^-6" office:value-type="float" office:value="0.000013" calcext:value-type="float">
            <text:p>0,000013</text:p>
          </table:table-cell>
          <table:table-cell table:formula="of:=300/23" office:value-type="float" office:value="13.0434782608696" calcext:value-type="float">
            <text:p>13,0434782608696</text:p>
          </table:table-cell>
          <table:table-cell table:formula="of:=13" office:value-type="float" office:value="13" calcext:value-type="float">
            <text:p>13</text:p>
          </table:table-cell>
          <table:table-cell table:formula="of:=6.5*[.O219]" office:value-type="float" office:value="84.5" calcext:value-type="float">
            <text:p>84,5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6" table:formula="of:=1.5*13*10^-6" office:value-type="float" office:value="0.0000195" calcext:value-type="float">
            <text:p>0,0000195</text:p>
          </table:table-cell>
          <table:table-cell table:formula="of:=400/30" office:value-type="float" office:value="13.3333333333333" calcext:value-type="float">
            <text:p>13,3333333333333</text:p>
          </table:table-cell>
          <table:table-cell table:formula="of:=13" office:value-type="float" office:value="13" calcext:value-type="float">
            <text:p>13</text:p>
          </table:table-cell>
          <table:table-cell table:formula="of:=8.85*[.O220]" office:value-type="float" office:value="115.05" calcext:value-type="float">
            <text:p>115,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2"/>
          <table:table-cell office:value-type="float" office:value="0.009" calcext:value-type="float">
            <text:p>0,0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corrente de saida</text:p>
          </table:table-cell>
          <table:table-cell office:value-type="string" calcext:value-type="string">
            <text:p>R said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r</text:p>
          </table:table-cell>
          <table:table-cell table:number-columns-repeated="8"/>
          <table:table-cell office:value-type="string" calcext:value-type="string">
            <text:p>vgs</text:p>
          </table:table-cell>
          <table:table-cell table:number-columns-repeated="5"/>
        </table:table-row>
        <table:table-row table:style-name="ro1">
          <table:table-cell table:formula="of:=[.B224]/[.A220]" office:value-type="float" office:value="166.666666666667" calcext:value-type="float">
            <text:p>166,666666666667</text:p>
          </table:table-cell>
          <table:table-cell table:formula="of:=[.B224]/[.B220]" office:value-type="float" office:value="26.6666666666667" calcext:value-type="float">
            <text:p>26,6666666666667</text:p>
          </table:table-cell>
          <table:table-cell table:formula="of:=[.B220]/[.B223]" office:value-type="float" office:value="11.25" calcext:value-type="float">
            <text:p>11,25</text:p>
          </table:table-cell>
          <table:table-cell table:style-name="ce1" office:value-type="float" office:value="0.275" calcext:value-type="float">
            <text:p>0,275</text:p>
          </table:table-cell>
          <table:table-cell table:style-name="ce1" office:value-type="float" office:value="3" calcext:value-type="float">
            <text:p>3</text:p>
          </table:table-cell>
          <table:table-cell table:formula="of:=[.F154]" office:value-type="float" office:value="0.00000415647410398" calcext:value-type="float">
            <text:p>4,15647410398E-06</text:p>
          </table:table-cell>
          <table:table-cell table:formula="of:=6.8*10^-6/4" office:value-type="float" office:value="0.0000017" calcext:value-type="float">
            <text:p>0,0000017</text:p>
          </table:table-cell>
          <table:table-cell table:formula="of:=10^-6*74" office:value-type="float" office:value="0.000074" calcext:value-type="float">
            <text:p>0,000074</text:p>
          </table:table-cell>
          <table:table-cell table:formula="of:=10^-6*60" office:value-type="float" office:value="0.00006" calcext:value-type="float">
            <text:p>0,0000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style-name="ce6" table:formula="of:=0.71*13*0.98*10^-6" office:value-type="float" office:value="0.0000090454" calcext:value-type="float">
            <text:p>0,0000090454</text:p>
          </table:table-cell>
          <table:table-cell table:number-columns-repeated="6"/>
          <table:table-cell office:value-type="float" office:value="19.46" calcext:value-type="float">
            <text:p>19,46</text:p>
          </table:table-cell>
          <table:table-cell office:value-type="string" calcext:value-type="string">
            <text:p>us</text:p>
          </table:table-cell>
          <table:table-cell office:value-type="float" office:value="2.815" calcext:value-type="float">
            <text:p>2,815</text:p>
          </table:table-cell>
          <table:table-cell office:value-type="float" office:value="2.805" calcext:value-type="float">
            <text:p>2,805</text:p>
          </table:table-cell>
          <table:table-cell office:value-type="float" office:value="2.775" calcext:value-type="float">
            <text:p>2,775</text:p>
          </table:table-cell>
          <table:table-cell office:value-type="float" office:value="2.785" calcext:value-type="float">
            <text:p>2,785</text:p>
          </table:table-cell>
          <table:table-cell table:formula="of:=(2.751+2.798)/2" office:value-type="float" office:value="2.7745" calcext:value-type="float">
            <text:p>2,7745</text:p>
          </table:table-cell>
          <table:table-cell table:formula="of:=(2.744+2.789)/2" office:value-type="float" office:value="2.7665" calcext:value-type="float">
            <text:p>2,7665</text:p>
          </table:table-cell>
        </table:table-row>
        <table:table-row table:style-name="ro1">
          <table:table-cell office:value-type="string" calcext:value-type="string">
            <text:p>pot saida→</text:p>
          </table:table-cell>
          <table:table-cell table:style-name="ce5" office:value-type="float" office:value="8000" calcext:value-type="float">
            <text:p>8000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style-name="ce5" table:formula="of:=[.J228]" office:value-type="float" office:value="40586.516942641" calcext:value-type="float">
            <text:p>40586,516942641</text:p>
          </table:table-cell>
          <table:table-cell table:style-name="ce2" table:formula="of:=[.L225]*[.K224]" office:value-type="float" office:value="24108.3910639288" calcext:value-type="float">
            <text:p>24108,3910639288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/>
          <table:table-cell table:formula="of:=1/[.T223]/10^-6" office:value-type="float" office:value="51387.4614594039" calcext:value-type="float">
            <text:p>51387,4614594039</text:p>
          </table:table-cell>
          <table:table-cell office:value-type="string" calcext:value-type="string">
            <text:p>f_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67" calcext:value-type="float">
            <text:p>0,67</text:p>
          </table:table-cell>
          <table:table-cell office:value-type="float" office:value="1.5" calcext:value-type="float">
            <text:p>1,5</text:p>
          </table:table-cell>
          <table:table-cell table:number-columns-repeated="5"/>
          <table:table-cell office:value-type="float" office:value="140000" calcext:value-type="float">
            <text:p>140000</text:p>
          </table:table-cell>
          <table:table-cell office:value-type="float" office:value="0.594" calcext:value-type="float">
            <text:p>0,594</text:p>
          </table:table-cell>
          <table:table-cell office:value-type="string" calcext:value-type="string">
            <text:p>*0,1</text:p>
          </table:table-cell>
          <table:table-cell table:number-columns-repeated="3"/>
          <table:table-cell office:value-type="float" office:value="0.59" calcext:value-type="float">
            <text:p>0,59</text:p>
          </table:table-cell>
          <table:table-cell office:value-type="float" office:value="65" calcext:value-type="float">
            <text:p>65</text:p>
          </table:table-cell>
          <table:table-cell/>
          <table:table-cell table:formula="of:=1/SQRT([.G223]*[.M223])/2/PI()" office:value-type="float" office:value="40586.516942641" calcext:value-type="float">
            <text:p>40586,516942641</text:p>
          </table:table-cell>
          <table:table-cell office:value-type="string" calcext:value-type="string">
            <text:p>f_r</text:p>
          </table:table-cell>
          <table:table-cell table:formula="of:=1/SQRT(0.0000017*0.000004)/2/PI()" office:value-type="float" office:value="61033.1345767397" calcext:value-type="float">
            <text:p>61033,1345767397</text:p>
          </table:table-cell>
          <table:table-cell office:value-type="string" calcext:value-type="string">
            <text:p>os valores d lr e cr k estava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nsao said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w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float" office:value="0.65" calcext:value-type="float">
            <text:p>0,65</text:p>
          </table:table-cell>
          <table:table-cell table:number-columns-repeated="2"/>
          <table:table-cell table:formula="of:=[.T224]/[.T225]" office:value-type="float" office:value="1.26612149379626" calcext:value-type="float">
            <text:p>1,26612149379626</text:p>
          </table:table-cell>
          <table:table-cell office:value-type="string" calcext:value-type="string">
            <text:p>w_x</text:p>
          </table:table-cell>
          <table:table-cell table:number-columns-repeated="6"/>
        </table:table-row>
        <table:table-row table:style-name="ro1">
          <table:table-cell/>
          <table:table-cell table:formula="of:=[.A220]*[.$E$201]/[.$C$199]*[.C229]" office:value-type="float" office:value="240.970933314697" calcext:value-type="float">
            <text:p>240,970933314697</text:p>
          </table:table-cell>
          <table:table-cell office:value-type="float" office:value="3" calcext:value-type="float">
            <text:p>3</text:p>
          </table:table-cell>
          <table:table-cell table:formula="of:=[.F223]/[.G223]+1" office:value-type="float" office:value="3.44498476704706" calcext:value-type="float">
            <text:p>3,44498476704706</text:p>
          </table:table-cell>
          <table:table-cell table:formula="of:=2*PI()*[.K224]*[.G223]/[.G227]" office:value-type="float" office:value="0.258834031997856" calcext:value-type="float">
            <text:p>0,258834031997856</text:p>
          </table:table-cell>
          <table:table-cell table:formula="of:=1/2/PI()/[.M223]/[.G227]/[.K224]" office:value-type="float" office:value="0.258834031997857" calcext:value-type="float">
            <text:p>0,258834031997857</text:p>
          </table:table-cell>
          <table:table-cell table:formula="of:=8/PI()/PI()*[.C72]^2*[.C223]" office:value-type="float" office:value="1.67490120377102" calcext:value-type="float">
            <text:p>1,67490120377102</text:p>
          </table:table-cell>
          <table:table-cell office:value-type="float" office:value="2.333" calcext:value-type="float">
            <text:p>2,333</text:p>
          </table:table-cell>
          <table:table-cell table:number-columns-repeated="2"/>
          <table:table-cell table:formula="of:=[.L224]/[.K224]" office:value-type="float" office:value="0.594000000000001" calcext:value-type="float">
            <text:p>0,594000000000001</text:p>
          </table:table-cell>
          <table:table-cell/>
          <table:table-cell table:formula="of:=[.T225]*[.L225]" office:value-type="float" office:value="24108.3910639288" calcext:value-type="float">
            <text:p>24108,3910639288</text:p>
          </table:table-cell>
          <table:table-cell office:value-type="string" calcext:value-type="string">
            <text:p>fs</text:p>
          </table:table-cell>
          <table:table-cell/>
          <table:table-cell table:formula="of:=1/[.L224]" office:value-type="float" office:value="0.0000414793337866586" calcext:value-type="float">
            <text:p>4,14793337866586E-05</text:p>
          </table:table-cell>
          <table:table-cell table:number-columns-repeated="11"/>
        </table:table-row>
        <table:table-row table:style-name="ro1">
          <table:table-cell/>
          <table:table-cell table:formula="of:=[.A220]*[.$E$201]/[.$C$199]*[.C230]" office:value-type="float" office:value="297.285972997168" calcext:value-type="float">
            <text:p>297,285972997168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Ns</text:p>
          </table:table-cell>
          <table:table-cell table:number-columns-repeated="4"/>
          <table:table-cell table:formula="of:=1/SQRT([.G223]*[.M223])/2/PI()" office:value-type="float" office:value="40586.516942641" calcext:value-type="float">
            <text:p>40586,51694264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8/PI()/PI()*[.K227]*[.K227]*([.D227]-1)/SQRT(([.D227]*[.K227]*[.K227]-1)^2+[.E227]*[.E227]*[.K227]*[.K227]*([.K227]*[.K227]-1)^2*([.D227]-1)^2)" office:value-type="float" office:value="2.15152619030979" calcext:value-type="float">
            <text:p>2,1515261903097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1/SQRT((1+1/([.D227]-1)*(1-1/[.K227]/[.K227]))^2+[.G235]*[.G235]*([.K227]-1/[.K227])^2)" office:value-type="float" office:value="2.65433904461757" calcext:value-type="float">
            <text:p>2,65433904461757</text:p>
          </table:table-cell>
          <table:table-cell/>
          <table:table-cell office:value-type="float" office:value="1.1" calcext:value-type="float">
            <text:p>1,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1/(1/[.L230]*[.K230])" office:value-type="float" office:value="4.5" calcext:value-type="float">
            <text:p>4,5</text:p>
          </table:table-cell>
          <table:table-cell table:formula="of:=1/(1/4+1/8)" office:value-type="float" office:value="2.66666666666667" calcext:value-type="float">
            <text:p>2,66666666666667</text:p>
          </table:table-cell>
          <table:table-cell table:formula="of:=1/(1/3.3+1/3.3)" office:value-type="float" office:value="1.65" calcext:value-type="float">
            <text:p>1,65</text:p>
          </table:table-cell>
          <table:table-cell table:number-columns-repeated="12"/>
        </table:table-row>
        <table:table-row table:style-name="ro1">
          <table:table-cell table:number-columns-repeated="19"/>
          <table:table-cell table:formula="of:=321*321/SQRT(2)/1700" office:value-type="float" office:value="42.8594057883783" calcext:value-type="float">
            <text:p>42,8594057883783</text:p>
          </table:table-cell>
          <table:table-cell table:number-columns-repeated="7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está com 10*+ de cr e 10*- de Lm e Lr</text:p>
          </table:table-cell>
          <table:table-cell table:number-columns-repeated="3"/>
          <table:table-cell office:value-type="string" calcext:value-type="string">
            <text:p>Q2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1/[.G227]*SQRT([.G223]/[.M223])" office:value-type="float" office:value="0.258834031997857" calcext:value-type="float">
            <text:p>0,258834031997857</text:p>
          </table:table-cell>
          <table:table-cell table:number-columns-repeated="3"/>
          <table:table-cell table:formula="of:=0.0051*10^-6" office:value-type="float" office:value="0.0000000051" calcext:value-type="float">
            <text:p>0,0000000051</text:p>
          </table:table-cell>
          <table:table-cell office:value-type="float" office:value="1000" calcext:value-type="float">
            <text:p>1000</text:p>
          </table:table-cell>
          <table:table-cell office:value-type="float" office:value="1150" calcext:value-type="float">
            <text:p>1150</text:p>
          </table:table-cell>
          <table:table-cell table:formula="of:=[.L237]/[.O235]" office:value-type="float" office:value="4035.76603898857" calcext:value-type="float">
            <text:p>4035,76603898857</text:p>
          </table:table-cell>
          <table:table-cell table:formula="of:=[.L224]" office:value-type="float" office:value="24108.3910639288" calcext:value-type="float">
            <text:p>24108,3910639288</text:p>
          </table:table-cell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corrente com 3 voltas</text:p>
          </table:table-cell>
          <table:table-cell table:number-columns-repeated="9"/>
          <table:table-cell table:formula="of:=1/([.K235]*2*LN((2*[.L235]+[.M235])/[.M235]))" office:value-type="float" office:value="97295825.9104594" calcext:value-type="float">
            <text:p>97295825,910459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io fio</text:p>
          </table:table-cell>
          <table:table-cell table:formula="of:=14/3/2" office:value-type="float" office:value="2.33333333333333" calcext:value-type="float">
            <text:p>2,33333333333333</text:p>
          </table:table-cell>
          <table:table-cell table:formula="of:=22.5/3/2" office:value-type="float" office:value="3.75" calcext:value-type="float">
            <text:p>3,75</text:p>
          </table:table-cell>
          <table:table-cell table:number-columns-repeated="15"/>
          <table:table-cell table:formula="of:=3.3/2" office:value-type="float" office:value="1.65" calcext:value-type="float">
            <text:p>1,65</text:p>
          </table:table-cell>
          <table:table-cell table:formula="of:=13/[.S238]" office:value-type="float" office:value="7.87878787878788" calcext:value-type="float">
            <text:p>7,87878787878788</text:p>
          </table:table-cell>
          <table:table-cell table:formula="of:=35*8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m2</text:p>
          </table:table-cell>
          <table:table-cell table:formula="of:=PI()*[.B238]^2" office:value-type="float" office:value="17.1042266695444" calcext:value-type="float">
            <text:p>17,1042266695444</text:p>
          </table:table-cell>
          <table:table-cell table:formula="of:=PI()*[.C238]^2" office:value-type="float" office:value="44.1786466911065" calcext:value-type="float">
            <text:p>44,1786466911065</text:p>
          </table:table-cell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5"/>
          <table:table-cell table:formula="of:=1/2" office:value-type="float" office:value="0.5" calcext:value-type="float">
            <text:p>0,5</text:p>
          </table:table-cell>
          <table:table-cell table:formula="of:=13/[.S239]" office:value-type="float" office:value="26" calcext:value-type="float">
            <text:p>26</text:p>
          </table:table-cell>
          <table:table-cell table:formula="of:=20*26" office:value-type="float" office:value="520" calcext:value-type="float">
            <text:p>5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p max</text:p>
          </table:table-cell>
          <table:table-cell table:formula="of:=4.5*[.B239]" office:value-type="float" office:value="76.9690200129499" calcext:value-type="float">
            <text:p>76,9690200129499</text:p>
          </table:table-cell>
          <table:table-cell table:formula="of:=4.5*[.C239]" office:value-type="float" office:value="198.803910109979" calcext:value-type="float">
            <text:p>198,80391010997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formula="of:=48*[.M240]/([.M240]+[.L240])" office:value-type="float" office:value="43.6363636363636" calcext:value-type="float">
            <text:p>43,6363636363636</text:p>
          </table:table-cell>
          <table:table-cell table:number-columns-repeated="1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3"/>
          <table:table-cell table:formula="of:=1/(2*[.N235]*0.05*10^-6*LN((2*[.L235]+[.M235])/[.M235]))" office:value-type="float" office:value="2459.05588852074" calcext:value-type="float">
            <text:p>2459,05588852074</text:p>
          </table:table-cell>
          <table:table-cell table:number-columns-repeated="8"/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table:number-columns-repeated="19"/>
          <table:table-cell table:formula="of:=1/(2*10000*0.0000000051*LN(2*[.W243]/5000+1))" office:value-type="float" office:value="50470.6055371372" calcext:value-type="float">
            <text:p>50470,6055371372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67*6.11" office:value-type="float" office:value="409.37" calcext:value-type="float">
            <text:p>409,3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.2" calcext:value-type="float">
            <text:p>1,2</text:p>
          </table:table-cell>
          <table:table-cell office:value-type="float" office:value="0.85" calcext:value-type="float">
            <text:p>0,85</text:p>
          </table:table-cell>
          <table:table-cell office:value-type="float" office:value="8.8" calcext:value-type="float">
            <text:p>8,8</text:p>
          </table:table-cell>
          <table:table-cell office:value-type="float" office:value="1.12" calcext:value-type="float">
            <text:p>1,12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28" calcext:value-type="float">
            <text:p>0,0028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46]/[.C247]" office:value-type="float" office:value="1200" calcext:value-type="float">
            <text:p>1200</text:p>
          </table:table-cell>
          <table:table-cell table:formula="of:=[.D246]/[.D247]" office:value-type="float" office:value="170" calcext:value-type="float">
            <text:p>170</text:p>
          </table:table-cell>
          <table:table-cell table:formula="of:=[.E246]/[.E247]" office:value-type="float" office:value="3142.85714285714" calcext:value-type="float">
            <text:p>3142,85714285714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51]*[.D251]/([.E251]+[.D251])" office:value-type="float" office:value="24" calcext:value-type="float">
            <text:p>24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number-columns-repeated="2" office:value-type="float" office:value="315" calcext:value-type="float">
            <text:p>315</text:p>
          </table:table-cell>
          <table:table-cell office:value-type="float" office:value="230" calcext:value-type="float">
            <text:p>230</text:p>
          </table:table-cell>
          <table:table-cell office:value-type="float" office:value="6000" calcext:value-type="float">
            <text:p>6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54]*[.D254]/([.E254]+[.D254])" office:value-type="float" office:value="11.6292134831461" calcext:value-type="float">
            <text:p>11,6292134831461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float" office:value="437" calcext:value-type="float">
            <text:p>437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70" calcext:value-type="float">
            <text:p>470</text:p>
          </table:table-cell>
          <table:table-cell office:value-type="float" office:value="6000" calcext:value-type="float">
            <text:p>6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57]*[.D257]/([.E257]+[.D257])" office:value-type="float" office:value="3.48686244204019" calcext:value-type="float">
            <text:p>3,48686244204019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Rf</text:p>
          </table:table-cell>
          <table:table-cell office:value-type="string" calcext:value-type="string">
            <text:p>R1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F240]" office:value-type="float" office:value="0" calcext:value-type="float">
            <text:p>0</text:p>
          </table:table-cell>
          <table:table-cell table:formula="of:=[.C261]*[.E261]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D261]/[.E261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Rf</text:p>
          </table:table-cell>
          <table:table-cell office:value-type="string" calcext:value-type="string">
            <text:p>R1</text:p>
          </table:table-cell>
          <table:table-cell/>
          <table:table-cell table:number-columns-repeated="2" office:value-type="float" office:value="315" calcext:value-type="float">
            <text:p>315</text:p>
          </table:table-cell>
          <table:table-cell office:value-type="float" office:value="400" calcext:value-type="float">
            <text:p>400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15" calcext:value-type="float">
            <text:p>0,015</text:p>
          </table:table-cell>
          <table:table-cell office:value-type="float" office:value="70" calcext:value-type="float">
            <text:p>7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[.H264]*[.I264]/([.J264]+[.I264])" office:value-type="float" office:value="19.6875" calcext:value-type="float">
            <text:p>19,6875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[.D265]/[.E265]" office:value-type="float" office:value="0.007" calcext:value-type="float">
            <text:p>0,007</text:p>
          </table:table-cell>
          <table:table-cell table:number-columns-repeated="2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float" office:value="100000000" calcext:value-type="float">
            <text:p>100000000</text:p>
          </table:table-cell>
          <table:table-cell office:value-type="float" office:value="0.000001" calcext:value-type="float">
            <text:p>0,000001</text:p>
          </table:table-cell>
          <table:table-cell table:number-columns-repeated="21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1/[.E271]/[.F271]*50*0.0001" office:value-type="float" office:value="0.00005" calcext:value-type="float">
            <text:p>0,00005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0-0-0.0001)/(3.66-3.66+0.00001)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0.007" calcext:value-type="float">
            <text:p>0,007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H275]" office:value-type="float" office:value="3.65714285714286" calcext:value-type="float">
            <text:p>3,65714285714286</text:p>
          </table:table-cell>
          <table:table-cell table:formula="of:=[.C275]+([.D275]*[.E275]+[.F275])*[.G275]" office:value-type="float" office:value="1.45" calcext:value-type="float">
            <text:p>1,45</text:p>
          </table:table-cell>
          <table:table-cell table:formula="of:=[.C275]+(-[.D275]+[.F275])*[.G275]" office:value-type="float" office:value="2.962" calcext:value-type="float">
            <text:p>2,962</text:p>
          </table:table-cell>
          <table:table-cell table:formula="of:=(-[.D275]+[.F275])" office:value-type="float" office:value="-24" calcext:value-type="float">
            <text:p>-24</text:p>
          </table:table-cell>
          <table:table-cell table:number-columns-repeated="15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p</text:p>
          </table:table-cell>
          <table:table-cell office:value-type="float" office:value="0.008" calcext:value-type="float">
            <text:p>0,008</text:p>
          </table:table-cell>
          <table:table-cell table:formula="of:=[.B279]*[.D279]" office:value-type="float" office:value="2000" calcext:value-type="float">
            <text:p>2000</text:p>
          </table:table-cell>
          <table:table-cell table:formula="of:=0.25*[.E279]" office:value-type="float" office:value="250000" calcext:value-type="float">
            <text:p>250000</text:p>
          </table:table-cell>
          <table:table-cell table:formula="of:=10^6" office:value-type="float" office:value="1000000" calcext:value-type="float">
            <text:p>1000000</text:p>
          </table:table-cell>
          <table:table-cell office:value-type="float" office:value="12" calcext:value-type="float">
            <text:p>12</text:p>
          </table:table-cell>
          <table:table-cell table:formula="of:=[.F279]*[.B279]" office:value-type="float" office:value="0.096" calcext:value-type="float">
            <text:p>0,096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ki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F281]*[.B281]" office:value-type="float" office:value="1.2" calcext:value-type="float">
            <text:p>1,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formula="of:=1/[.B281]/[.D279]" office:value-type="float" office:value="0.00004" calcext:value-type="float">
            <text:p>0,00004</text:p>
          </table:table-cell>
          <table:table-cell table:number-columns-repeated="2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C1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table:formula="of:=35.7*10^3" office:value-type="float" office:value="35700" calcext:value-type="float">
            <text:p>35700</text:p>
          </table:table-cell>
          <table:table-cell table:formula="of:=22*10^-6" office:value-type="float" office:value="0.000022" calcext:value-type="float">
            <text:p>0,000022</text:p>
          </table:table-cell>
          <table:table-cell table:number-columns-repeated="22"/>
        </table:table-row>
        <table:table-row table:style-name="ro1">
          <table:table-cell/>
          <table:table-cell table:formula="of:=-[.C288]/[.D288]" office:value-type="float" office:value="-0.0209059233449477" calcext:value-type="float">
            <text:p>-0,0209059233449477</text:p>
          </table:table-cell>
          <table:table-cell office:value-type="float" office:value="600" calcext:value-type="float">
            <text:p>600</text:p>
          </table:table-cell>
          <table:table-cell office:value-type="float" office:value="28700" calcext:value-type="float">
            <text:p>28700</text:p>
          </table:table-cell>
          <table:table-cell table:formula="of:=22*10^-6" office:value-type="float" office:value="0.000022" calcext:value-type="float">
            <text:p>0,000022</text:p>
          </table:table-cell>
          <table:table-cell table:number-columns-repeated="22"/>
        </table:table-row>
        <table:table-row table:style-name="ro1">
          <table:table-cell/>
          <table:table-cell table:formula="of:=-[.C289]/[.D289]" office:value-type="float" office:value="-0.0156794425087108" calcext:value-type="float">
            <text:p>-0,0156794425087108</text:p>
          </table:table-cell>
          <table:table-cell office:value-type="float" office:value="450" calcext:value-type="float">
            <text:p>450</text:p>
          </table:table-cell>
          <table:table-cell office:value-type="float" office:value="28700" calcext:value-type="float">
            <text:p>28700</text:p>
          </table:table-cell>
          <table:table-cell table:formula="of:=22*10^-6" office:value-type="float" office:value="0.000022" calcext:value-type="float">
            <text:p>0,000022</text:p>
          </table:table-cell>
          <table:table-cell table:number-columns-repeated="22"/>
        </table:table-row>
        <table:table-row table:style-name="ro1">
          <table:table-cell/>
          <table:table-cell table:formula="of:=-[.C290]/[.D290]" office:value-type="float" office:value="-0.0191570881226054" calcext:value-type="float">
            <text:p>-0,0191570881226054</text:p>
          </table:table-cell>
          <table:table-cell office:value-type="float" office:value="500" calcext:value-type="float">
            <text:p>500</text:p>
          </table:table-cell>
          <table:table-cell office:value-type="float" office:value="26100" calcext:value-type="float">
            <text:p>26100</text:p>
          </table:table-cell>
          <table:table-cell office:value-type="float" office:value="0.000018" calcext:value-type="float">
            <text:p>0,000018</text:p>
          </table:table-cell>
          <table:table-cell table:formula="of:=[.E290]*(1+[.C312])" office:value-type="float" office:value="0.0000185161290322581" calcext:value-type="float">
            <text:p>1,85161290322581E-05</text:p>
          </table:table-cell>
          <table:table-cell table:formula="of:=[.B290]*-12+[.H290]*[.B290]" office:value-type="float" office:value="0.0383141762452107" calcext:value-type="float">
            <text:p>0,0383141762452107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90]*(1+[.C313])" office:value-type="float" office:value="27042.238267148" calcext:value-type="float">
            <text:p>27042,238267148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formula="of:=[.D291]*(1+[.C313])" office:value-type="float" office:value="28018.4923562147" calcext:value-type="float">
            <text:p>28018,4923562147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32400" calcext:value-type="float">
            <text:p>32400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287]/[.D287]" office:value-type="float" office:value="-0.0210084033613445" calcext:value-type="float">
            <text:p>-0,021008403361344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288]/[.D288]" office:value-type="float" office:value="-0.0209059233449477" calcext:value-type="float">
            <text:p>-0,0209059233449477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289]/[.D289]" office:value-type="float" office:value="-0.0156794425087108" calcext:value-type="float">
            <text:p>-0,0156794425087108</text:p>
          </table:table-cell>
          <table:table-cell table:formula="of:=12-3.5" office:value-type="float" office:value="8.5" calcext:value-type="float">
            <text:p>8,5</text:p>
          </table:table-cell>
          <table:table-cell table:formula="of:=[.D297]*[.C297]" office:value-type="float" office:value="-0.133275261324042" calcext:value-type="float">
            <text:p>-0,133275261324042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290]/[.D290]" office:value-type="float" office:value="-0.0191570881226054" calcext:value-type="float">
            <text:p>-0,0191570881226054</text:p>
          </table:table-cell>
          <table:table-cell/>
          <table:table-cell table:formula="of:=[.D298]*[.C298]" office:value-type="float" office:value="-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291]/[.D291]" office:value-type="float" office:value="-0" calcext:value-type="float">
            <text:p>0</text:p>
          </table:table-cell>
          <table:table-cell/>
          <table:table-cell table:formula="of:=[.D299]*[.C299]" office:value-type="float" office:value="-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292]/[.D292]" office:value-type="float" office:value="-0.0178453570464542" calcext:value-type="float">
            <text:p>-0,0178453570464542</text:p>
          </table:table-cell>
          <table:table-cell office:value-type="float" office:value="2.1" calcext:value-type="float">
            <text:p>2,1</text:p>
          </table:table-cell>
          <table:table-cell table:formula="of:=[.D300]*[.C300]" office:value-type="float" office:value="-0.0374752497975538" calcext:value-type="float">
            <text:p>-0,0374752497975538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293]/[.D293]" office:value-type="float" office:value="-0.0216049382716049" calcext:value-type="float">
            <text:p>-0,0216049382716049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287]/[.E287]" office:value-type="float" office:value="-1.27323656735421" calcext:value-type="float">
            <text:p>-1,27323656735421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288]/[.E288]" office:value-type="float" office:value="-1.58378207158695" calcext:value-type="float">
            <text:p>-1,5837820715869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289]/[.E289]" office:value-type="float" office:value="-1.58378207158695" calcext:value-type="float">
            <text:p>-1,58378207158695</text:p>
          </table:table-cell>
          <table:table-cell table:number-columns-repeated="24"/>
        </table:table-row>
        <table:table-row table:style-name="ro1">
          <table:table-cell/>
          <table:table-cell table:formula="of:=6/9" office:value-type="float" office:value="0.666666666666667" calcext:value-type="float">
            <text:p>0,666666666666667</text:p>
          </table:table-cell>
          <table:table-cell table:formula="of:=-1/[.D293]/[.E290]" office:value-type="float" office:value="-1.71467764060357" calcext:value-type="float">
            <text:p>-1,71467764060357</text:p>
          </table:table-cell>
          <table:table-cell table:number-columns-repeated="2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formula="of:=230/6000" office:value-type="float" office:value="0.0383333333333333" calcext:value-type="float">
            <text:p>0,038333333333333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8/279" office:value-type="float" office:value="0.028673835125448" calcext:value-type="float">
            <text:p>0,02867383512544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10/277" office:value-type="float" office:value="0.036101083032491" calcext:value-type="float">
            <text:p>0,036101083032491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F316]/[.E316]*12/3" office:value-type="float" office:value="0.0903614457831325" calcext:value-type="float">
            <text:p>0,0903614457831325</text:p>
          </table:table-cell>
          <table:table-cell office:value-type="float" office:value="33200" calcext:value-type="float">
            <text:p>33200</text:p>
          </table:table-cell>
          <table:table-cell office:value-type="float" office:value="750" calcext:value-type="float">
            <text:p>750</text:p>
          </table:table-cell>
          <table:table-cell table:formula="of:=1/[.E316]/[.E290]" office:value-type="float" office:value="1.67336010709505" calcext:value-type="float">
            <text:p>1,67336010709505</text:p>
          </table:table-cell>
          <table:table-cell table:number-columns-repeated="20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9" office:value-type="float" office:value="100000" calcext:value-type="float">
            <text:p>100000</text:p>
          </table:table-cell>
          <table:table-cell table:style-name="ce9" office:value-type="float" office:value="0.00001" calcext:value-type="float">
            <text:p>0,0000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table:formula="of:=1/[.C321]/[.D321]*[.E321]*[.F321]" office:value-type="float" office:value="0.42" calcext:value-type="float">
            <text:p>0,42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24]/[.C321]" office:value-type="float" office:value="0.00787" calcext:value-type="float">
            <text:p>0,00787</text:p>
          </table:table-cell>
          <table:table-cell table:formula="of:=12" office:value-type="float" office:value="12" calcext:value-type="float">
            <text:p>12</text:p>
          </table:table-cell>
          <table:table-cell table:formula="of:=[.D324]*[.E324]" office:value-type="float" office:value="0.09444" calcext:value-type="float">
            <text:p>0,09444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24]-[.G321]" office:value-type="float" office:value="2.58556" calcext:value-type="float">
            <text:p>2,58556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0,0000047</text:p>
          </table:table-cell>
          <table:table-cell table:formula="of:=12/3+(12-12/3)/2" office:value-type="float" office:value="8" calcext:value-type="float">
            <text:p>8</text:p>
          </table:table-cell>
          <table:table-cell office:value-type="float" office:value="0.000363" calcext:value-type="float">
            <text:p>0,000363</text:p>
          </table:table-cell>
          <table:table-cell table:formula="of:=1/[.C328]/[.D328]*[.E328]*[.F328]" office:value-type="float" office:value="0.0195529221653649" calcext:value-type="float">
            <text:p>0,0195529221653649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31]/[.C328]" office:value-type="float" office:value="0.0249050632911392" calcext:value-type="float">
            <text:p>0,0249050632911392</text:p>
          </table:table-cell>
          <table:table-cell table:formula="of:=12/3" office:value-type="float" office:value="4" calcext:value-type="float">
            <text:p>4</text:p>
          </table:table-cell>
          <table:table-cell table:formula="of:=[.D331]*[.E331]" office:value-type="float" office:value="0.099620253164557" calcext:value-type="float">
            <text:p>0,099620253164557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31]-[.G328]" office:value-type="float" office:value="2.98082682467008" calcext:value-type="float">
            <text:p>2,98082682467008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0,0000047</text:p>
          </table:table-cell>
          <table:table-cell table:formula="of:=12/2+(12-12/2)/2" office:value-type="float" office:value="9" calcext:value-type="float">
            <text:p>9</text:p>
          </table:table-cell>
          <table:table-cell office:value-type="float" office:value="0.006" calcext:value-type="float">
            <text:p>0,006</text:p>
          </table:table-cell>
          <table:table-cell table:formula="of:=1/[.C335]/[.D335]*[.E335]*[.F335]" office:value-type="float" office:value="0.363587395636951" calcext:value-type="float">
            <text:p>0,363587395636951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38]/[.C335]" office:value-type="float" office:value="0.0249050632911392" calcext:value-type="float">
            <text:p>0,0249050632911392</text:p>
          </table:table-cell>
          <table:table-cell office:value-type="float" office:value="1" calcext:value-type="float">
            <text:p>1</text:p>
          </table:table-cell>
          <table:table-cell table:formula="of:=[.D338]*[.E338]" office:value-type="float" office:value="0.0249050632911392" calcext:value-type="float">
            <text:p>0,0249050632911392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38]-[.G335]" office:value-type="float" office:value="2.71150754107191" calcext:value-type="float">
            <text:p>2,71150754107191</text:p>
          </table:table-cell>
          <table:table-cell table:number-columns-repeated="20"/>
        </table:table-row>
        <table:table-row table:style-name="ro1">
          <table:table-cell table:number-columns-repeated="9"/>
          <table:table-cell table:formula="of:=1/0.3" office:value-type="float" office:value="3.33333333333333" calcext:value-type="float">
            <text:p>3,33333333333333</text:p>
          </table:table-cell>
          <table:table-cell table:formula="of:=31600/[.J340]" office:value-type="float" office:value="9480" calcext:value-type="float">
            <text:p>9480</text:p>
          </table:table-cell>
          <table:table-cell table:formula="of:=3.1*[.J340]" office:value-type="float" office:value="10.3333333333333" calcext:value-type="float">
            <text:p>10,3333333333333</text:p>
          </table:table-cell>
          <table:table-cell table:formula="of:=10000/[.J340]" office:value-type="float" office:value="3000" calcext:value-type="float">
            <text:p>3000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0,0000047</text:p>
          </table:table-cell>
          <table:table-cell table:formula="of:=12/3.3*2" office:value-type="float" office:value="7.27272727272727" calcext:value-type="float">
            <text:p>7,27272727272727</text:p>
          </table:table-cell>
          <table:table-cell office:value-type="float" office:value="0" calcext:value-type="float">
            <text:p>0</text:p>
          </table:table-cell>
          <table:table-cell table:formula="of:=1/[.C343]/[.D343]*[.E343]*[.F343]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46]/[.C343]" office:value-type="float" office:value="0.0249050632911392" calcext:value-type="float">
            <text:p>0,0249050632911392</text:p>
          </table:table-cell>
          <table:table-cell table:formula="of:=12" office:value-type="float" office:value="12" calcext:value-type="float">
            <text:p>12</text:p>
          </table:table-cell>
          <table:table-cell table:formula="of:=[.D346]*[.E346]" office:value-type="float" office:value="0.298860759493671" calcext:value-type="float">
            <text:p>0,298860759493671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46]-[.G343]" office:value-type="float" office:value="2.80113924050633" calcext:value-type="float">
            <text:p>2,80113924050633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0,0000047</text:p>
          </table:table-cell>
          <table:table-cell table:formula="of:=12/3+(12-12/3)/2" office:value-type="float" office:value="8" calcext:value-type="float">
            <text:p>8</text:p>
          </table:table-cell>
          <table:table-cell office:value-type="float" office:value="0.000363" calcext:value-type="float">
            <text:p>0,000363</text:p>
          </table:table-cell>
          <table:table-cell table:formula="of:=1/[.C350]/[.D350]*[.E350]*[.F350]" office:value-type="float" office:value="0.0195529221653649" calcext:value-type="float">
            <text:p>0,0195529221653649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53]/[.C350]" office:value-type="float" office:value="0.0249050632911392" calcext:value-type="float">
            <text:p>0,0249050632911392</text:p>
          </table:table-cell>
          <table:table-cell table:formula="of:=12/3" office:value-type="float" office:value="4" calcext:value-type="float">
            <text:p>4</text:p>
          </table:table-cell>
          <table:table-cell table:formula="of:=[.D353]*[.E353]" office:value-type="float" office:value="0.099620253164557" calcext:value-type="float">
            <text:p>0,099620253164557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53]-[.G350]" office:value-type="float" office:value="2.98082682467008" calcext:value-type="float">
            <text:p>2,98082682467008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8450" calcext:value-type="float">
            <text:p>8450</text:p>
          </table:table-cell>
          <table:table-cell office:value-type="float" office:value="0.0000047" calcext:value-type="float">
            <text:p>0,0000047</text:p>
          </table:table-cell>
          <table:table-cell table:formula="of:=12/2+(12-12/2)/2" office:value-type="float" office:value="9" calcext:value-type="float">
            <text:p>9</text:p>
          </table:table-cell>
          <table:table-cell office:value-type="float" office:value="0.003" calcext:value-type="float">
            <text:p>0,003</text:p>
          </table:table-cell>
          <table:table-cell table:formula="of:=1/[.C357]/[.D357]*[.E357]*[.F357]" office:value-type="float" office:value="0.679843887699862" calcext:value-type="float">
            <text:p>0,679843887699862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60]/[.C357]" office:value-type="float" office:value="0.0931360946745562" calcext:value-type="float">
            <text:p>0,0931360946745562</text:p>
          </table:table-cell>
          <table:table-cell office:value-type="float" office:value="1" calcext:value-type="float">
            <text:p>1</text:p>
          </table:table-cell>
          <table:table-cell table:formula="of:=[.D360]*[.E360]" office:value-type="float" office:value="0.0931360946745562" calcext:value-type="float">
            <text:p>0,0931360946745562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60]-[.G357]" office:value-type="float" office:value="2.32702001762558" calcext:value-type="float">
            <text:p>2,32702001762558</text:p>
          </table:table-cell>
          <table:table-cell table:number-columns-repeated="2"/>
          <table:table-cell table:formula="of:=SQRT(90/10)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v</text:p>
          </table:table-cell>
          <table:table-cell table:number-columns-repeated="22"/>
        </table:table-row>
        <table:table-row table:style-name="ro1">
          <table:table-cell table:formula="of:=315/6000*315" office:value-type="float" office:value="16.5375" calcext:value-type="float">
            <text:p>16,5375</text:p>
          </table:table-cell>
          <table:table-cell/>
          <table:table-cell table:style-name="ce9" office:value-type="float" office:value="8450" calcext:value-type="float">
            <text:p>8450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table:formula="of:=12-377*230/(230+6000)" office:value-type="float" office:value="-1.91813804173355" calcext:value-type="float">
            <text:p>-1,91813804173355</text:p>
          </table:table-cell>
          <table:table-cell table:style-name="ce9"/>
          <table:table-cell table:style-name="ce9" table:formula="of:=[.C364]/[.D364]*[.E364]" office:value-type="float" office:value="-0.162082664526485" calcext:value-type="float">
            <text:p>-0,162082664526485</text:p>
          </table:table-cell>
          <table:table-cell table:number-columns-repeated="2"/>
          <table:table-cell table:formula="of:=10.33-0.9" office:value-type="float" office:value="9.43" calcext:value-type="float">
            <text:p>9,43</text:p>
          </table:table-cell>
          <table:table-cell table:formula="of:=5110*2.8/2.7" office:value-type="float" office:value="5299.25925925926" calcext:value-type="float">
            <text:p>5299,2592592592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31" calcext:value-type="float">
            <text:p>931</text:p>
          </table:table-cell>
          <table:table-cell office:value-type="float" office:value="8450" calcext:value-type="float">
            <text:p>8450</text:p>
          </table:table-cell>
          <table:table-cell table:formula="of:=12-377*230/(230+6000)" office:value-type="float" office:value="-1.91813804173355" calcext:value-type="float">
            <text:p>-1,91813804173355</text:p>
          </table:table-cell>
          <table:table-cell/>
          <table:table-cell table:formula="of:=[.C365]/[.D365]*[.E365]" office:value-type="float" office:value="-0.211335682467921" calcext:value-type="float">
            <text:p>-0,211335682467921</text:p>
          </table:table-cell>
          <table:table-cell table:number-columns-repeated="2"/>
          <table:table-cell table:formula="of:=2.8*10000/9.43" office:value-type="float" office:value="2969.24708377519" calcext:value-type="float">
            <text:p>2969,2470837751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366]/[.D366]*[.E366]" office:value-type="float" office:value="1.2" calcext:value-type="float">
            <text:p>1,2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table:formula="of:=0.16-0.19" office:value-type="float" office:value="-0.03" calcext:value-type="float">
            <text:p>-0,03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2.83" calcext:value-type="float">
            <text:p>2,83</text:p>
          </table:table-cell>
          <table:table-cell table:number-columns-repeated="16"/>
        </table:table-row>
        <table:table-row table:style-name="ro1">
          <table:table-cell table:number-columns-repeated="9"/>
          <table:table-cell office:value-type="float" office:value="300" calcext:value-type="float">
            <text:p>30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10000" calcext:value-type="float">
            <text:p>10000</text:p>
          </table:table-cell>
          <table:table-cell office:value-type="float" office:value="9.33" calcext:value-type="float">
            <text:p>9,33</text:p>
          </table:table-cell>
          <table:table-cell/>
          <table:table-cell table:formula="of:=[.C370]/[.D370]*[.E370]" office:value-type="float" office:value="4.76763" calcext:value-type="float">
            <text:p>4,76763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string" calcext:value-type="string">
            <text:p>330v e depois erros d siulacao e outras cousas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.3" calcext:value-type="float">
            <text:p>10,3</text:p>
          </table:table-cell>
          <table:table-cell/>
          <table:table-cell table:formula="of:=[.C371]/[.D371]*[.E371]" office:value-type="float" office:value="5.2633" calcext:value-type="float">
            <text:p>5,2633</text:p>
          </table:table-cell>
          <table:table-cell table:number-columns-repeated="2"/>
          <table:table-cell office:value-type="float" office:value="374" calcext:value-type="float">
            <text:p>374</text:p>
          </table:table-cell>
          <table:table-cell office:value-type="string" calcext:value-type="string">
            <text:p>não deu bons resultados 2,78</text:p>
          </table:table-cell>
          <table:table-cell table:number-columns-repeated="16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9"/>
          <table:table-cell table:formula="of:=0.808*3+0.315" office:value-type="float" office:value="2.739" calcext:value-type="float">
            <text:p>2,739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R2</text:p>
          </table:table-cell>
          <table:table-cell office:value-type="string" calcext:value-type="string">
            <text:p>4.99</text:p>
          </table:table-cell>
          <table:table-cell office:value-type="float" office:value="2.8" calcext:value-type="float">
            <text:p>2,8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845k paralelo de condensador à saida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9"/>
          <table:table-cell office:value-type="float" office:value="5.9" calcext:value-type="float">
            <text:p>5,9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.49" calcext:value-type="float">
            <text:p>5,49</text:p>
          </table:table-cell>
          <table:table-cell office:value-type="float" office:value="2.9" calcext:value-type="float">
            <text:p>2,9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0,120u <text:s/>^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8"/>
          <table:table-cell office:value-type="string" calcext:value-type="string">
            <text:p>1,2u: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5,62k</text:p>
          </table:table-cell>
          <table:table-cell office:value-type="string" calcext:value-type="string">
            <text:p>1,2u</text:p>
          </table:table-cell>
          <table:table-cell office:value-type="float" office:value="2.89" calcext:value-type="float">
            <text:p>2,89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experimentar agora só mexendo em r2 e esperar 20ms, se estabiliza 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1u: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850k </text:p>
          </table:table-cell>
          <table:table-cell office:value-type="string" calcext:value-type="string">
            <text:p>5,36k</text:p>
          </table:table-cell>
          <table:table-cell office:value-type="float" office:value="2.825" calcext:value-type="float">
            <text:p>2,825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499k</text:p>
          </table:table-cell>
          <table:table-cell table:number-columns-repeated="2" office:value-type="string" calcext:value-type="string">
            <text:p>“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“</text:p>
          </table:table-cell>
          <table:table-cell office:value-type="string" calcext:value-type="string">
            <text:p>5,23k</text:p>
          </table:table-cell>
          <table:table-cell office:value-type="string" calcext:value-type="string">
            <text:p>291v</text:p>
          </table:table-cell>
          <table:table-cell office:value-type="float" office:value="2.825" calcext:value-type="float">
            <text:p>2,825</text:p>
          </table:table-cell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1,2u: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442k</text:p>
          </table:table-cell>
          <table:table-cell office:value-type="string" calcext:value-type="string">
            <text:p>5,23k</text:p>
          </table:table-cell>
          <table:table-cell office:value-type="string" calcext:value-type="string">
            <text:p>315v e depois diminuiu</text:p>
          </table:table-cell>
          <table:table-cell/>
          <table:table-cell office:value-type="float" office:value="2.85" calcext:value-type="float">
            <text:p>2,85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diminuir r2??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.11" calcext:value-type="float">
            <text:p>5,11</text:p>
          </table:table-cell>
          <table:table-cell office:value-type="string" calcext:value-type="string">
            <text:p>377v</text:p>
          </table:table-cell>
          <table:table-cell/>
          <table:table-cell office:value-type="float" office:value="2.819" calcext:value-type="float">
            <text:p>2,819</text:p>
          </table:table-cell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8"/>
          <table:table-cell table:formula="of:=2.8/5.11" office:value-type="float" office:value="0.547945205479452" calcext:value-type="float">
            <text:p>0,547945205479452</text:p>
          </table:table-cell>
          <table:table-cell table:formula="of:=5/[.I394]" office:value-type="float" office:value="9.125" calcext:value-type="float">
            <text:p>9,125</text:p>
          </table:table-cell>
          <table:table-cell table:number-columns-repeated="17"/>
        </table:table-row>
        <table:table-row table:style-name="ro1">
          <table:table-cell table:number-columns-repeated="9"/>
          <table:table-cell table:formula="of:=2.8*3.3" office:value-type="float" office:value="9.24" calcext:value-type="float">
            <text:p>9,24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K2 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8,45K</text:p>
          </table:table-cell>
          <table:table-cell office:value-type="float" office:value="0.76" calcext:value-type="float">
            <text:p>0,76</text:p>
          </table:table-cell>
          <table:table-cell table:number-columns-repeated="16"/>
        </table:table-row>
        <table:table-row table:style-name="ro1">
          <table:table-cell table:number-columns-repeated="6"/>
          <table:table-cell table:formula="of:=931/8450" office:value-type="float" office:value="0.110177514792899" calcext:value-type="float">
            <text:p>0,110177514792899</text:p>
          </table:table-cell>
          <table:table-cell table:number-columns-repeated="2"/>
          <table:table-cell office:value-type="string" calcext:value-type="string">
            <text:p>10K</text:p>
          </table:table-cell>
          <table:table-cell table:number-columns-repeated="17"/>
        </table:table-row>
        <table:table-row table:style-name="ro1">
          <table:table-cell table:number-columns-repeated="6"/>
          <table:table-cell table:formula="of:=8450/100000" office:value-type="float" office:value="0.0845" calcext:value-type="float">
            <text:p>0,0845</text:p>
          </table:table-cell>
          <table:table-cell table:number-columns-repeated="20"/>
        </table:table-row>
        <table:table-row table:style-name="ro1"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7"/>
        </table:table-row>
        <table:table-row table:style-name="ro1">
          <table:table-cell table:number-columns-repeated="6"/>
          <table:table-cell table:formula="of:=2.8*3.33" office:value-type="float" office:value="9.324" calcext:value-type="float">
            <text:p>9,324</text:p>
          </table:table-cell>
          <table:table-cell/>
          <table:table-cell office:value-type="string" calcext:value-type="string">
            <text:p>100k</text:p>
          </table:table-cell>
          <table:table-cell office:value-type="string" calcext:value-type="string">
            <text:p>10k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391v</text:p>
          </table:table-cell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200k</text:p>
          </table:table-cell>
          <table:table-cell office:value-type="string" calcext:value-type="string">
            <text:p>20k</text:p>
          </table:table-cell>
          <table:table-cell table:number-columns-repeated="17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table:formula="of:=1.44/([.E407]+2*[.F407])/0.0000000056" office:value-type="float" office:value="64285.7142857143" calcext:value-type="float">
            <text:p>64285,7142857143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1.44/([.E408]+2*[.F408])/0.0000000056" office:value-type="float" office:value="107142.857142857" calcext:value-type="float">
            <text:p>107142,857142857</text:p>
          </table:table-cell>
          <table:table-cell/>
          <table:table-cell office:value-type="string" calcext:value-type="string">
            <text:p>R2 ultimo amp op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70k</text:p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11" office:value-type="string" calcext:value-type="string">
            <text:p>7,15k</text:p>
          </table:table-cell>
          <table:table-cell office:value-type="string" calcext:value-type="string">
            <text:p>valor de <text:s/>talvez muito incrementado??</text:p>
          </table:table-cell>
          <table:table-cell table:number-columns-repeated="17"/>
        </table:table-row>
        <table:table-row table:style-name="ro1">
          <table:table-cell table:number-columns-repeated="8"/>
          <table:table-cell table:style-name="ce11"/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6040" calcext:value-type="float">
            <text:p>6040</text:p>
          </table:table-cell>
          <table:table-cell office:value-type="float" office:value="249" calcext:value-type="float">
            <text:p>249</text:p>
          </table:table-cell>
          <table:table-cell table:formula="of:=---(15-[.B415]/([.C415]+[.D415])*[.D415])" office:value-type="float" office:value="-1.5384003816187" calcext:value-type="float">
            <text:p>-1,5384003816187</text:p>
          </table:table-cell>
          <table:table-cell table:formula="of:=11.836+12" office:value-type="float" office:value="23.836" calcext:value-type="float">
            <text:p>23,836</text:p>
          </table:table-cell>
          <table:table-cell table:number-columns-repeated="21"/>
        </table:table-row>
        <table:table-row table:style-name="ro1">
          <table:table-cell table:number-columns-repeated="4"/>
          <table:table-cell table:formula="of:=53*53" office:value-type="float" office:value="2809" calcext:value-type="float">
            <text:p>2809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(12-8)/20000*10000+8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12*1000000/1000000"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-4/(6040+249)*249+4" office:value-type="float" office:value="3.84162823978375" calcext:value-type="float">
            <text:p>3,8416282397837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(311-4)/(6040+249)*249+4" office:value-type="float" office:value="16.1550325965972" calcext:value-type="float">
            <text:p>16,1550325965972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--8.36" office:value-type="float" office:value="8.36" calcext:value-type="float">
            <text:p>8,36</text:p>
          </table:table-cell>
          <table:table-cell table:number-columns-repeated="22"/>
        </table:table-row>
      </table:table>
      <table:table table:name="Sheet_24_321" table:style-name="ta1">
        <table:table-column table:style-name="co1" table:number-columns-repeated="27" table:default-cell-style-name="Default"/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m(W/m^3)</text:p>
          </table:table-cell>
          <table:table-cell table:style-name="ce3" office:value-type="float" office:value="1.076" calcext:value-type="float">
            <text:p>1,07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office:value-type="float" office:value="0.25" calcext:value-type="float">
            <text:p>0,2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table:style-name="ce3" office:value-type="float" office:value="1.558" calcext:value-type="float">
            <text:p>1,55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office:value-type="float" office:value="1.6" calcext:value-type="float">
            <text:p>1,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beta</text:p>
          </table:table-cell>
          <table:table-cell table:style-name="ce3" office:value-type="float" office:value="3.114" calcext:value-type="float">
            <text:p>3,114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office:value-type="float" office:value="2.5" calcext:value-type="float">
            <text:p>2,5</text:p>
          </table:table-cell>
          <table:table-cell office:value-type="string" calcext:value-type="string">
            <text:p>usado no exemplo do paper: ferrite core is ETD49, material(grade) 3F3 Ferroxcube</text:p>
          </table:table-cell>
          <table:table-cell table:number-columns-repeated="23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office:value-type="string" calcext:value-type="string">
            <text:p>Rth (ºC/W)</text:p>
          </table:table-cell>
          <table:table-cell office:value-type="float" office:value="8" calcext:value-type="float">
            <text:p>8</text:p>
          </table:table-cell>
          <table:table-cell table:formula="of:=23*[.C50]^(-0.37)" office:value-type="float" office:value="0.398447876982157" calcext:value-type="float">
            <text:p>0,398447876982157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ro <text:s/>cm</text:p>
          </table:table-cell>
          <table:table-cell office:value-type="float" office:value="5.05" calcext:value-type="float">
            <text:p>5,05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e m2</text:p>
          </table:table-cell>
          <table:table-cell office:value-type="float" office:value="0.000211" calcext:value-type="float">
            <text:p>0,000211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Ve <text:s/>m3</text:p>
          </table:table-cell>
          <table:table-cell office:value-type="float" office:value="0.000024" calcext:value-type="float">
            <text:p>0,000024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l H</text:p>
          </table:table-cell>
          <table:table-cell table:style-name="ce2" table:formula="of:=3900*10^-9" office:value-type="float" office:value="0.0000039" calcext:value-type="float">
            <text:p>0,0000039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1]" office:value-type="float" office:value="0.0000039" calcext:value-type="float">
            <text:p>0,0000039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2]" office:value-type="float" office:value="0.0000039" calcext:value-type="float">
            <text:p>0,0000039</text:p>
          </table:table-cell>
          <table:table-cell table:formula="of:=10^-9*2500" office:value-type="float" office:value="0.0000025" calcext:value-type="float">
            <text:p>0,0000025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10^-9*5600" office:value-type="float" office:value="0.0000056" calcext:value-type="float">
            <text:p>0,0000056</text:p>
          </table:table-cell>
          <table:table-cell table:formula="of:=10^-9*2200" office:value-type="float" office:value="0.0000022" calcext:value-type="float">
            <text:p>0,0000022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2800*10^-9" office:value-type="float" office:value="0.0000028" calcext:value-type="float">
            <text:p>0,000002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630*10^-9" office:value-type="float" office:value="0.00000063" calcext:value-type="float">
            <text:p>0,00000063</text:p>
          </table:table-cell>
          <table:table-cell office:value-type="string" calcext:value-type="string">
            <text:p>E65/32/27-3f3-E63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10^-9*3500" office:value-type="float" office:value="0.0000035" calcext:value-type="float">
            <text:p>0,000003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10^-9*2800" office:value-type="float" office:value="0.0000028" calcext:value-type="float">
            <text:p>0,0000028</text:p>
          </table:table-cell>
          <table:table-cell table:formula="of:=10^-9*4600" office:value-type="float" office:value="0.0000046" calcext:value-type="float">
            <text:p>0,0000046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formula="of:=49.8" office:value-type="float" office:value="49.8" calcext:value-type="float">
            <text:p>49,8</text:p>
          </table:table-cell>
          <table:table-cell table:number-columns-repeated="2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6.7" calcext:value-type="float">
            <text:p>16,7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I()*R^2</text:p>
          </table:table-cell>
          <table:table-cell/>
          <table:table-cell table:formula="of:=16.7*16.7*PI()" office:value-type="float" office:value="876.158775159657" calcext:value-type="float">
            <text:p>876,158775159657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36.1" calcext:value-type="float">
            <text:p>36,1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16.7" calcext:value-type="float">
            <text:p>16,7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PI()*[.C35]/2*[.C35]/2" office:value-type="float" office:value="219.039693789914" calcext:value-type="float">
            <text:p>219,039693789914</text:p>
          </table:table-cell>
          <table:table-cell office:value-type="string" calcext:value-type="string">
            <text:p>isto seria num caso ideal</text:p>
          </table:table-cell>
          <table:table-cell table:number-columns-repeated="23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"/>
          <table:table-cell table:formula="of:=[.C32]*[.C29]" office:value-type="float" office:value="831.66" calcext:value-type="float">
            <text:p>831,66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23*([.C40]*[.C38])^(-0.37)" office:value-type="string" office:string-value="" calcext:value-type="error">
            <text:p>#NUM!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38]*[.C17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[.C29]-[.C34]" office:value-type="float" office:value="13.7" calcext:value-type="float">
            <text:p>13,7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45]*[.C32]" office:value-type="float" office:value="228.79" calcext:value-type="float">
            <text:p>228,79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([.C46]+[.C37])*[.C38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e*Aw</text:p>
          </table:table-cell>
          <table:table-cell office:value-type="float" office:value="57600" calcext:value-type="float">
            <text:p>57600</text:p>
          </table:table-cell>
          <table:table-cell table:formula="of:=[.C58]*[.C17]" office:value-type="float" office:value="0.057603" calcext:value-type="float">
            <text:p>0,057603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23*[.C50]^(-0.37)" office:value-type="float" office:value="0.398447876982157" calcext:value-type="float">
            <text:p>0,398447876982157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gm</text:p>
          </table:table-cell>
          <table:table-cell table:style-name="ce6" table:formula="of:=[.C17]*[.C17]/[.C15]*(1/[.C19]/[.C13])^(2/[.C8])" office:value-type="float" office:value="0.00000214962795904936" calcext:value-type="float">
            <text:p>2,14962795904936E-06</text:p>
          </table:table-cell>
          <table:table-cell table:formula="of:=[.C17]*[.C17]/[.C15]*(1/[.C19]/[.C13])" office:value-type="float" office:value="0.0000459168729372937" calcext:value-type="float">
            <text:p>4,59168729372937E-05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6"/>
          <table:table-cell table:number-columns-repeated="24"/>
        </table:table-row>
        <table:table-row table:style-name="ro1">
          <table:table-cell/>
          <table:table-cell office:value-type="string" calcext:value-type="string">
            <text:p>kgw</text:p>
          </table:table-cell>
          <table:table-cell table:formula="of:=[.C50]/[.C17]*[.C50]/[.C17]*[.C15]*[.C50]^(-0.48)" office:value-type="float" office:value="1.95239929573391E+015" calcext:value-type="float">
            <text:p>1,95239929573391E+015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w</text:p>
          </table:table-cell>
          <table:table-cell office:value-type="float" office:value="273" calcext:value-type="float">
            <text:p>273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50]/[.C17]" office:value-type="float" office:value="272985781.990521" calcext:value-type="float">
            <text:p>272985781,990521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u0</text:p>
          </table:table-cell>
          <table:table-cell table:formula="of:=4*PI()*10^(-7)" office:value-type="float" office:value="0.00000125663706143592" calcext:value-type="float">
            <text:p>1,25663706143592E-06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Vo</text:p>
          </table:table-cell>
          <table:table-cell table:style-name="ce7" table:formula="of:=200/6.735" office:value-type="float" office:value="29.6956198960653" calcext:value-type="float">
            <text:p>29,695619896065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nt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fres</text:p>
          </table:table-cell>
          <table:table-cell office:value-type="string" calcext:value-type="string">
            <text:p>Kcu</text:p>
          </table:table-cell>
          <table:table-cell office:value-type="string" calcext:value-type="string">
            <text:p>Delta T max</text:p>
          </table:table-cell>
          <table:table-cell office:value-type="string" calcext:value-type="string">
            <text:p>I_p_rms (prim rms</text:p>
          </table:table-cell>
          <table:table-cell/>
          <table:table-cell office:value-type="string" calcext:value-type="string">
            <text:p>Kut Litz wire</text:p>
          </table:table-cell>
          <table:table-cell office:value-type="string" calcext:value-type="string">
            <text:p>J30 <text:span text:style-name="T2">A/</text:span>m^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.335" calcext:value-type="float">
            <text:p>5,335</text:p>
          </table:table-cell>
          <table:table-cell/>
          <table:table-cell table:formula="of:=SQRT([.F67]/([.F67]+[.G67]))" office:value-type="float" office:value="0.942193429997273" calcext:value-type="float">
            <text:p>0,942193429997273</text:p>
          </table:table-cell>
          <table:table-cell table:style-name="ce2" table:formula="of:=680*10^(-6)" office:value-type="float" office:value="0.00068" calcext:value-type="float">
            <text:p>0,00068</text:p>
          </table:table-cell>
          <table:table-cell table:style-name="ce2" table:formula="of:=86*10^(-6)" office:value-type="float" office:value="0.000086" calcext:value-type="float">
            <text:p>0,000086</text:p>
          </table:table-cell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4200000" calcext:value-type="float">
            <text:p>420000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.335" calcext:value-type="float">
            <text:p>5,335</text:p>
          </table:table-cell>
          <table:table-cell/>
          <table:table-cell table:style-name="ce8" table:formula="of:=SQRT([.F68]/([.F68]+[.G68]))" office:value-type="float" office:value="0.919171010345946" calcext:value-type="float">
            <text:p>0,919171010345946</text:p>
          </table:table-cell>
          <table:table-cell table:style-name="ce2" office:value-type="float" office:value="0.000305" calcext:value-type="float">
            <text:p>0,000305</text:p>
          </table:table-cell>
          <table:table-cell table:style-name="ce2" table:formula="of:=56*10^(-6)" office:value-type="float" office:value="0.000056" calcext:value-type="float">
            <text:p>0,000056</text:p>
          </table:table-cell>
          <table:table-cell table:number-columns-repeated="2"/>
          <table:table-cell table:style-name="ce2" office:value-type="float" office:value="40" calcext:value-type="float">
            <text:p>4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24-311</text:p>
          </table:table-cell>
          <table:table-cell table:style-name="ce8" table:formula="of:=SQRT([.F69]/([.F69]+[.G69]))" office:value-type="float" office:value="0.784879468091459" calcext:value-type="float">
            <text:p>0,784879468091459</text:p>
          </table:table-cell>
          <table:table-cell table:style-name="ce2" table:formula="of:=[.F154]" office:value-type="float" office:value="0.00000272749586793038" calcext:value-type="float">
            <text:p>2,72749586793038E-06</text:p>
          </table:table-cell>
          <table:table-cell table:style-name="ce2" table:formula="of:=[.G195]" office:value-type="float" office:value="0.0000017" calcext:value-type="float">
            <text:p>0,0000017</text:p>
          </table:table-cell>
          <table:table-cell table:number-columns-repeated="2"/>
          <table:table-cell table:style-name="ce2"/>
          <table:table-cell table:number-columns-repeated="17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formula="of:=[.E69]" office:value-type="float" office:value="0.784879468091459" calcext:value-type="float">
            <text:p>0,784879468091459</text:p>
          </table:table-cell>
          <table:table-cell table:style-name="ce2" table:formula="of:=[.F69]" office:value-type="float" office:value="0.00000272749586793038" calcext:value-type="float">
            <text:p>2,72749586793038E-06</text:p>
          </table:table-cell>
          <table:table-cell table:style-name="ce2" table:formula="of:=[.G69]" office:value-type="float" office:value="0.0000017" calcext:value-type="float">
            <text:p>0,0000017</text:p>
          </table:table-cell>
          <table:table-cell table:number-columns-repeated="2"/>
          <table:table-cell table:style-name="ce2"/>
          <table:table-cell table:number-columns-repeated="17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formula="of:=[.E70]" office:value-type="float" office:value="0.784879468091459" calcext:value-type="float">
            <text:p>0,784879468091459</text:p>
          </table:table-cell>
          <table:table-cell table:formula="of:=[.F70]" office:value-type="float" office:value="0.00000272749586793038" calcext:value-type="float">
            <text:p>2,72749586793038E-06</text:p>
          </table:table-cell>
          <table:table-cell table:formula="of:=[.G70]" office:value-type="float" office:value="0.0000017" calcext:value-type="float">
            <text:p>0,0000017</text:p>
          </table:table-cell>
          <table:table-cell table:number-columns-repeated="20"/>
        </table:table-row>
        <table:table-row table:style-name="ro1">
          <table:table-cell table:number-columns-repeated="2"/>
          <table:table-cell table:formula="of:=1/2.5" office:value-type="float" office:value="0.4" calcext:value-type="float">
            <text:p>0,4</text:p>
          </table:table-cell>
          <table:table-cell/>
          <table:table-cell table:formula="of:=[.E71]" office:value-type="float" office:value="0.784879468091459" calcext:value-type="float">
            <text:p>0,784879468091459</text:p>
          </table:table-cell>
          <table:table-cell table:formula="of:=[.F71]" office:value-type="float" office:value="0.00000272749586793038" calcext:value-type="float">
            <text:p>2,72749586793038E-06</text:p>
          </table:table-cell>
          <table:table-cell table:formula="of:=[.G71]" office:value-type="float" office:value="0.0000017" calcext:value-type="float">
            <text:p>0,00000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gm &gt;=</text:p>
          </table:table-cell>
          <table:table-cell table:formula="of:=[.C61]*([.C66]*[.C63]/4/[.E67]/[.H67])^2*[.G68]/(1-[.E67])*([.C2]*[.H67]^[.C5]/(1-[.I67])/[.J67]*(8/PI()/PI())^([.C5]-1))^(2/[.C8])" office:value-type="float" office:value="0.00000000400672034132305" calcext:value-type="float">
            <text:p>4,00672034132305E-09</text:p>
          </table:table-cell>
          <table:table-cell table:formula="of:=[.C61]*([.C66]*[.C63]/4/[.E67]/[.H67])^2*[.G68]/(1-[.E67])*([.C2]*[.H67]^[.C5]/(1-[.I67])/[.J67]*(8/PI()/PI())^([.C5]-1))" office:value-type="float" office:value="0.0000000159380946130404" calcext:value-type="float">
            <text:p>1,59380946130404E-08</text:p>
          </table:table-cell>
          <table:table-cell table:formula="of:=[.D61]*([.D66]*[.D63]/4/[.F67]/[.I67])^2*[.H68]/(1-[.F67])*([.D2]*[.I67]^[.D5]/(1-[.J67])/[.K67]*(8/PI()/PI())^([.D5]-1))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Cr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Io</text:p>
          </table:table-cell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Kgw &gt;=</text:p>
          </table:table-cell>
          <table:table-cell table:formula="of:=([.K67]/[.M67]/[.N67])^2*(1+[.E67])/[.I67]*30/[.J67]" office:value-type="float" office:value="0.0000000000104046076606997" calcext:value-type="float">
            <text:p>1,04046076606997E-11</text:p>
          </table:table-cell>
          <table:table-cell table:number-columns-repeated="4"/>
          <table:table-cell table:style-name="ce2" table:formula="of:=33*10^(-9)" office:value-type="float" office:value="0.000000033" calcext:value-type="float">
            <text:p>0,000000033</text:p>
          </table:table-cell>
          <table:table-cell table:style-name="ce2" office:value-type="float" office:value="4.5" calcext:value-type="float">
            <text:p>4,5</text:p>
          </table:table-cell>
          <table:table-cell table:style-name="ce7" table:formula="of:=[.C63]/[.H76]" office:value-type="float" office:value="6.59902664357007" calcext:value-type="float">
            <text:p>6,59902664357007</text:p>
          </table:table-cell>
          <table:table-cell table:number-columns-repeated="18"/>
        </table:table-row>
        <table:table-row table:style-name="ro1">
          <table:table-cell table:number-columns-repeated="6"/>
          <table:table-cell table:formula="of:=31*10^(-9)" office:value-type="float" office:value="0.000000031" calcext:value-type="float">
            <text:p>0,000000031</text:p>
          </table:table-cell>
          <table:table-cell table:number-columns-repeated="20"/>
        </table:table-row>
        <table:table-row table:style-name="ro1">
          <table:table-cell table:number-columns-repeated="6"/>
          <table:table-cell table:formula="of:=[.M154]" office:value-type="float" office:value="0.00000533583184139925" calcext:value-type="float">
            <text:p>5,33583184139925E-06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N2</text:p>
          </table:table-cell>
          <table:table-cell table:number-columns-repeated="2"/>
          <table:table-cell table:formula="of:=[.G78]" office:value-type="float" office:value="0.00000533583184139925" calcext:value-type="float">
            <text:p>5,33583184139925E-0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N1</text:p>
          </table:table-cell>
          <table:table-cell table:formula="of:=SQRT([.G67]/[.C86]*1/(1+[.E67]))" office:value-type="float" office:value="23.8275807110758" calcext:value-type="float">
            <text:p>23,8275807110758</text:p>
          </table:table-cell>
          <table:table-cell table:formula="of:=[.C80]/[.C67]" office:value-type="float" office:value="4.46627567217916" calcext:value-type="float">
            <text:p>4,46627567217916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8" table:formula="of:=SQRT([.G68]/[.C87]*1/(1+[.E68]))" office:value-type="float" office:value="19.5630168239436" calcext:value-type="float">
            <text:p>19,5630168239436</text:p>
          </table:table-cell>
          <table:table-cell table:style-name="ce8" table:formula="of:=[.C81]/[.C68]" office:value-type="float" office:value="3.66691974207002" calcext:value-type="float">
            <text:p>3,66691974207002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8" table:formula="of:=SQRT([.G69]/[.C88]*1/(1+[.E69]))" office:value-type="float" office:value="3.53442415130466" calcext:value-type="float">
            <text:p>3,53442415130466</text:p>
          </table:table-cell>
          <table:table-cell table:style-name="ce8" table:formula="of:=[.C82]/[.$C$72]" office:value-type="float" office:value="8.83606037826164" calcext:value-type="float">
            <text:p>8,83606037826164</text:p>
          </table:table-cell>
          <table:table-cell office:value-type="string" calcext:value-type="string">
            <text:p>etd49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8" table:formula="of:=SQRT([.G70]/[.C89]*1/(1+[.E70]))" office:value-type="float" office:value="3.99429664181285" calcext:value-type="float">
            <text:p>3,99429664181285</text:p>
          </table:table-cell>
          <table:table-cell table:style-name="ce8" table:formula="of:=[.C83]/[.$C$72]" office:value-type="float" office:value="9.98574160453213" calcext:value-type="float">
            <text:p>9,98574160453213</text:p>
          </table:table-cell>
          <table:table-cell office:value-type="string" calcext:value-type="string">
            <text:p>Etd 3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--&gt;</text:p>
          </table:table-cell>
          <table:table-cell table:style-name="ce8" table:formula="of:=SQRT([.G71]/[.C90]*1/(1+[.E71]))" office:value-type="float" office:value="2.99002912450239" calcext:value-type="float">
            <text:p>2,99002912450239</text:p>
          </table:table-cell>
          <table:table-cell table:style-name="ce8" table:formula="of:=[.C84]/[.$C$72]" office:value-type="float" office:value="7.47507281125598" calcext:value-type="float">
            <text:p>7,47507281125598</text:p>
          </table:table-cell>
          <table:table-cell office:value-type="string" calcext:value-type="string">
            <text:p>etd59</text:p>
          </table:table-cell>
          <table:table-cell/>
          <table:table-cell table:formula="of:=2.65*2.5" office:value-type="float" office:value="6.625" calcext:value-type="float">
            <text:p>6,625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8" table:formula="of:=SQRT([.G72]/[.C91]*1/(1+[.E72]))" office:value-type="float" office:value="3.19666062467598" calcext:value-type="float">
            <text:p>3,19666062467598</text:p>
          </table:table-cell>
          <table:table-cell table:style-name="ce8" table:formula="of:=[.C85]/[.$C$72]" office:value-type="float" office:value="7.99165156168996" calcext:value-type="float">
            <text:p>7,99165156168996</text:p>
          </table:table-cell>
          <table:table-cell office:value-type="string" calcext:value-type="string">
            <text:p>E65-63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Aa_ro</text:p>
          </table:table-cell>
          <table:table-cell table:formula="of:=[.$C$61]/6*[.C92]*([.B99]+2*[.B106])/[.B113]" office:value-type="float" office:value="0.000000077991284289118" calcext:value-type="float">
            <text:p>7,7991284289118E-08</text:p>
          </table:table-cell>
          <table:table-cell table:number-columns-repeated="3"/>
          <table:table-cell office:value-type="string" calcext:value-type="string">
            <text:p>Lr</text:p>
          </table:table-cell>
          <table:table-cell table:number-columns-repeated="20"/>
        </table:table-row>
        <table:table-row table:style-name="ro1">
          <table:table-cell table:number-columns-repeated="2"/>
          <table:table-cell table:formula="of:=[.$C$61]/6*[.C93]*([.B100]+2*[.B107])/[.B114]" office:value-type="float" office:value="0.0000000762434773003519" calcext:value-type="float">
            <text:p>7,62434773003519E-0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4]*([.B101]+2*[.B108])/[.B115]" office:value-type="float" office:value="0.0000000762434773003519" calcext:value-type="float">
            <text:p>7,62434773003519E-0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5]*([.B102]+2*[.B109])/[.B116]" office:value-type="float" office:value="0.0000000596979471540558" calcext:value-type="float">
            <text:p>5,96979471540558E-0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6]*([.B103]+2*[.B110])/[.B117]" office:value-type="float" office:value="0.000000106534234690593" calcext:value-type="float">
            <text:p>1,06534234690593E-07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7]*([.B104]+2*[.B111])/[.B118]" office:value-type="float" office:value="0.00000009320666403924" calcext:value-type="float">
            <text:p>9,320666403924E-08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lw</text:p>
          </table:table-cell>
          <table:table-cell table:style-name="ce2" table:formula="of:=10^-3*85" office:value-type="float" office:value="0.085" calcext:value-type="float">
            <text:p>0,085</text:p>
          </table:table-cell>
          <table:table-cell table:number-columns-repeated="3"/>
          <table:table-cell table:formula="of:=[.C87]*(1+[.E68])*[.C81]*[.C81]" office:value-type="float" office:value="0.0000560000000000002" calcext:value-type="float">
            <text:p>0,000056000000000000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2" table:formula="of:=PI()*((0.0359/2)^2-(0.017/2)^2)/[.B114]" office:value-type="float" office:value="0.08309512568745" calcext:value-type="float">
            <text:p>0,0830951256874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2" table:formula="of:=PI()*((0.0359/2)^2-(0.017/2)^2)/[.B115]" office:value-type="float" office:value="0.08309512568745" calcext:value-type="float">
            <text:p>0,0830951256874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2" table:formula="of:=PI()*((0.0291/2)^2-(0.0131/2)^2)/[.B116]" office:value-type="float" office:value="0.0662876049907446" calcext:value-type="float">
            <text:p>0,0662876049907446</text:p>
          </table:table-cell>
          <table:table-cell office:value-type="float" office:value="39" calcext:value-type="float">
            <text:p>39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2" table:formula="of:=PI()*((0.043/2)^2-(0.0224/2)^2)/[.B117]" office:value-type="float" office:value="0.102730079772386" calcext:value-type="float">
            <text:p>0,10273007977238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2" table:formula="of:=PI()*((0.044/2)^2-(0.023/2)^2)/[.B118]" office:value-type="float" office:value="0.105243353895258" calcext:value-type="float">
            <text:p>0,105243353895258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dw</text:p>
          </table:table-cell>
          <table:table-cell/>
          <table:table-cell table:formula="of:=(35.9-17)*19.2" office:value-type="float" office:value="362.88" calcext:value-type="float">
            <text:p>362,88</text:p>
          </table:table-cell>
          <table:table-cell table:number-columns-repeated="23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14.2*2*10^-3" office:value-type="float" office:value="0.0284" calcext:value-type="float">
            <text:p>0,028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22.5*2*10^-3" office:value-type="float" office:value="0.045" calcext:value-type="float">
            <text:p>0,0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22.2*2*10^-3" office:value-type="float" office:value="0.0444" calcext:value-type="float">
            <text:p>0,0444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ds mm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/>
          <table:table-cell table:number-columns-repeated="25"/>
        </table:table-row>
        <table:table-row table:style-name="ro1">
          <table:table-cell/>
          <table:table-cell office:value-type="string" calcext:value-type="string">
            <text:p>dh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29.1-13.1)/2*10^-3" office:value-type="float" office:value="0.008" calcext:value-type="float">
            <text:p>0,008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43-22.4)/2*10^-3" office:value-type="float" office:value="0.0103" calcext:value-type="float">
            <text:p>0,0103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44-23)/2*10^-3" office:value-type="float" office:value="0.0105" calcext:value-type="float">
            <text:p>0,010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1"/>
          <table:table-cell table:formula="of:=[.C63]*[.C63]/[.H76]" office:value-type="float" office:value="195.962186891464" calcext:value-type="float">
            <text:p>195,962186891464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r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Ir_peak</text:p>
          </table:table-cell>
          <table:table-cell office:value-type="string" calcext:value-type="string">
            <text:p>Ilm_peak</text:p>
          </table:table-cell>
          <table:table-cell office:value-type="string" calcext:value-type="string">
            <text:p>Ir_rms</text:p>
          </table:table-cell>
          <table:table-cell office:value-type="string" calcext:value-type="string">
            <text:p>Bsat T at H=250A/m f= 25khz T=100ºc</text:p>
          </table:table-cell>
          <table:table-cell/>
          <table:table-cell table:formula="of:=[.J122]*[.C66]" office:value-type="float" office:value="7.6940709658769" calcext:value-type="float">
            <text:p>7,6940709658769</text:p>
          </table:table-cell>
          <table:table-cell table:number-columns-repeated="14"/>
        </table:table-row>
        <table:table-row table:style-name="ro1">
          <table:table-cell/>
          <table:table-cell table:style-name="ce3" table:formula="of:=1/(2*PI()*SQRT([.G67]*[.G76]))" office:value-type="float" office:value="94474.3551128574" calcext:value-type="float">
            <text:p>94474,3551128574</text:p>
          </table:table-cell>
          <table:table-cell table:formula="of:=1/(2*PI()*SQRT(([.G68]+[.F67])*[.G76]))" office:value-type="float" office:value="32294.1794746218" calcext:value-type="float">
            <text:p>32294,1794746218</text:p>
          </table:table-cell>
          <table:table-cell table:formula="of:=[.F67]/[.G68]" office:value-type="float" office:value="12.1428571428571" calcext:value-type="float">
            <text:p>12,1428571428571</text:p>
          </table:table-cell>
          <table:table-cell table:formula="of:=PI()*PI()/8/[.C66]/[.C66]*[.H76]*SQRT([.G68]/[.G76])" office:value-type="float" office:value="3.57338114694871" calcext:value-type="float">
            <text:p>3,57338114694871</text:p>
          </table:table-cell>
          <table:table-cell table:formula="of:=[.G122]/[.B122]" office:value-type="float" office:value="0.952639474410676" calcext:value-type="float">
            <text:p>0,952639474410676</text:p>
          </table:table-cell>
          <table:table-cell table:style-name="ce2" office:value-type="float" office:value="90000" calcext:value-type="float">
            <text:p>90000</text:p>
          </table:table-cell>
          <table:table-cell table:formula="of:=SQRT((PI()*[.I76]/2/[.C66]/[.F122])^2+([.C66]*[.C63]/4/[.B122]/[.F67])^2)" office:value-type="float" office:value="1.64457638338213" calcext:value-type="float">
            <text:p>1,64457638338213</text:p>
          </table:table-cell>
          <table:table-cell table:formula="of:=[.C66]*[.C63]/4/[.F67]/[.B122]" office:value-type="float" office:value="0.924484304904799" calcext:value-type="float">
            <text:p>0,924484304904799</text:p>
          </table:table-cell>
          <table:table-cell table:formula="of:=SQRT([.C66]*[.C66]*[.C63]*[.C63]/[.B122]/[.B122]*(2*1/[.G122]-1/[.B122])/(32*[.F67]*[.F67]*[.G122])+PI()*PI()*[.C63]*[.C63]/[.H76]/[.H76]/[.G122]/[.G122]/8/[.C66]/[.C66]*[.B122]*[.B122])" office:value-type="float" office:value="0.961758870734612" calcext:value-type="float">
            <text:p>0,961758870734612</text:p>
          </table:table-cell>
          <table:table-cell table:style-name="ce3" office:value-type="float" office:value="0.32" calcext:value-type="float">
            <text:p>0,32</text:p>
          </table:table-cell>
          <table:table-cell table:number-columns-repeated="16"/>
        </table:table-row>
        <table:table-row table:style-name="ro1">
          <table:table-cell/>
          <table:table-cell table:style-name="ce3" table:formula="of:=1/(2*PI()*SQRT([.G68]*[.G77]))" office:value-type="float" office:value="120793.974519802" calcext:value-type="float">
            <text:p>120793,974519802</text:p>
          </table:table-cell>
          <table:table-cell table:formula="of:=1/(2*PI()*SQRT(([.G69]+[.F68])*[.G77]))" office:value-type="float" office:value="51615.7683643456" calcext:value-type="float">
            <text:p>51615,7683643456</text:p>
          </table:table-cell>
          <table:table-cell/>
          <table:table-cell table:formula="of:=PI()*PI()/8/[.C67]/[.C67]*[.H77]*SQRT([.G69]/[.G77])" office:value-type="float" office:value="0" calcext:value-type="float">
            <text:p>0</text:p>
          </table:table-cell>
          <table:table-cell/>
          <table:table-cell table:style-name="ce2" table:formula="of:=[.G122]" office:value-type="float" office:value="90000" calcext:value-type="float">
            <text:p>90000</text:p>
          </table:table-cell>
          <table:table-cell/>
          <table:table-cell table:formula="of:=1/[.C72]*[.C65]/4/[.F69]/[.K155]" office:value-type="float" office:value="1211.76526227723" calcext:value-type="float">
            <text:p>1211,76526227723</text:p>
          </table:table-cell>
          <table:table-cell table:formula="of:=SQRT([.C72]*[.C72]*[.C64]*[.C64]/[.B124]/[.B124]*(2*1/[.G123]-1/[.B124])/(32*[.F68]*[.F68]*[.G124])+PI()*PI()*[.C64]*[.C64]/[.C154]/[.C154]/[.G124]/[.G124]/8/[.C72]/[.C72]*[.B124]*[.B124])" office:value-type="float" office:value="4.1407252571019" calcext:value-type="float">
            <text:p>4,1407252571019</text:p>
          </table:table-cell>
          <table:table-cell table:number-columns-repeated="17"/>
        </table:table-row>
        <table:table-row table:style-name="ro1">
          <table:table-cell/>
          <table:table-cell table:style-name="ce3" table:formula="of:=1/(2*PI()*SQRT([.G69]*[.G78]))" office:value-type="float" office:value="52843.8685748922" calcext:value-type="float">
            <text:p>52843,8685748922</text:p>
          </table:table-cell>
          <table:table-cell table:formula="of:=1/(2*PI()*SQRT(([.G69]+[.F69])*[.G78]))" office:value-type="float" office:value="32744.6220637921" calcext:value-type="float">
            <text:p>32744,6220637921</text:p>
          </table:table-cell>
          <table:table-cell table:number-columns-repeated="3"/>
          <table:table-cell table:style-name="ce2" table:formula="of:=[.G123]" office:value-type="float" office:value="90000" calcext:value-type="float">
            <text:p>90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SQRT([.C68]*[.C68]*[.C65]*[.C65]/[.B124]/[.B124]*(2*1/[.G124]-1/[.B124])/(32*[.F69]*[.F69]*[.G124])+PI()*PI()*[.C65]*[.C65]/[.H78]/[.H78]/[.G124]/[.G124]/8/[.C68]/[.C68]*[.B124]*[.B124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s_rm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QRT([.C69]*[.C69]*[.C66]*[.C66]/[.B125]/[.B125]*(2*1/[.G125]-1/[.B125])/(32*[.F70]*[.F70]*[.G125])+PI()*PI()*[.C66]*[.C66]/[.H79]/[.H79]/[.G125]/[.G125]/8/[.C69]/[.C69]*[.B125]*[.B125])" office:value-type="string" office:string-value="" calcext:value-type="error">
            <text:p>#VALOR!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SQRT([.C70]*[.C70]*[.C67]*[.C67]/[.B126]/[.B126]*(2*1/[.G126]-1/[.B126])/(32*[.F71]*[.F71]*[.G126])+PI()*PI()*[.C67]*[.C67]/[.H80]/[.H80]/[.G126]/[.G126]/8/[.C70]/[.C70]*[.B126]*[.B126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Wr</text:p>
          </table:table-cell>
          <table:table-cell office:value-type="string" calcext:value-type="string">
            <text:p>phi</text:p>
          </table:table-cell>
          <table:table-cell table:number-columns-repeated="6"/>
          <table:table-cell office:value-type="string" calcext:value-type="string">
            <text:p>sóma</text:p>
          </table:table-cell>
          <table:table-cell office:value-type="string" calcext:value-type="string">
            <text:p>Is_rms</text:p>
          </table:table-cell>
          <table:table-cell table:number-columns-repeated="15"/>
        </table:table-row>
        <table:table-row table:style-name="ro1">
          <table:table-cell table:number-columns-repeated="2"/>
          <table:table-cell table:formula="of:=2*PI()*[.B122]" office:value-type="float" office:value="593599.879950372" calcext:value-type="float">
            <text:p>593599,879950372</text:p>
          </table:table-cell>
          <table:table-cell table:formula="of:=ATAN(-[.C66]^2*[.H76]*[.G122]/[.C129]/[.F67]/[.B122])" office:value-type="float" office:value="0.596972637016945" calcext:value-type="float">
            <text:p>0,596972637016945</text:p>
          </table:table-cell>
          <table:table-cell table:formula="of:=[.C66]^2*[.H122]^2*(1/[.G122]/4+1/[.C129]/4*(-SIN(2*[.C129]/2/[.G122]+2*[.D129])+SIN(2*[.D129])))" office:value-type="float" office:value="0.000475859265851075" calcext:value-type="float">
            <text:p>0,000475859265851075</text:p>
          </table:table-cell>
          <table:table-cell table:formula="of:=+[.C66]^3*[.H122]/[.C129]*(-1*COS([.C129]/[.G122]/2+[.D129])+COS([.D129]))*[.C63]/2/[.F67]/[.B122]" office:value-type="float" office:value="0.000510316547226444" calcext:value-type="float">
            <text:p>0,000510316547226444</text:p>
          </table:table-cell>
          <table:table-cell table:formula="of:=-[.C66]^3*[.H122]/[.F67]*[.C63]*2/[.C129]/[.C129]*(-1*COS([.C129]/2/[.G122]+[.D129])*([.C129]/2/[.G122]+[.D129])+[.D129]*COS([.D129])+[.D129]*COS([.C129]/2/[.G122]+[.D129])-[.D129]*COS([.D129])+SIN([.C129]/2/[.G122]+[.D129])-SIN([.D129]))" office:value-type="float" office:value="-0.000242055387126622" calcext:value-type="float">
            <text:p>-0,000242055387126622</text:p>
          </table:table-cell>
          <table:table-cell table:formula="of:=+[.C66]^4*[.C63]^2/16/[.F67]^2/[.B122]^2/[.G122]/2" office:value-type="float" office:value="0.000303883104005443" calcext:value-type="float">
            <text:p>0,000303883104005443</text:p>
          </table:table-cell>
          <table:table-cell table:formula="of:=-[.C66]^4*[.C63]^2/4/[.F67]^2/[.B122]/[.G122]/[.G122]/4" office:value-type="float" office:value="0.000637981339569058" calcext:value-type="float">
            <text:p>0,000637981339569058</text:p>
          </table:table-cell>
          <table:table-cell table:formula="of:=+[.C66]^4*[.C63]^2/[.F67]/[.F67]/3/8/[.G122]/[.G122]/[.G122]" office:value-type="float" office:value="0.000446465745406101" calcext:value-type="float">
            <text:p>0,000446465745406101</text:p>
          </table:table-cell>
          <table:table-cell table:formula="of:=([.E129]+[.F129]+[.G129]+[.H129]+[.I129]+[.J129])" office:value-type="float" office:value="0.0021324506149315" calcext:value-type="float">
            <text:p>0,0021324506149315</text:p>
          </table:table-cell>
          <table:table-cell table:formula="of:=SQRT(([.K129]*[.G122])*2)" office:value-type="float" office:value="19.5918633796704" calcext:value-type="float">
            <text:p>19,5918633796704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6.735" calcext:value-type="float">
            <text:p>6,735</text:p>
          </table:table-cell>
          <table:table-cell table:formula="of:=[.L130]*2" office:value-type="float" office:value="13.47" calcext:value-type="float">
            <text:p>13,47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ueff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string" calcext:value-type="string">
            <text:p>Le m</text:p>
          </table:table-cell>
          <table:table-cell office:value-type="string" calcext:value-type="string">
            <office:annotation draw:style-name="gr1" draw:text-style-name="P2" svg:width="2.899cm" svg:height="1.799cm" svg:x="18.662cm" svg:y="57.653cm" draw:caption-point-x="-0.61cm" draw:caption-point-y="1.511cm">
              <dc:date>2022-09-17T00:00:00</dc:date>
              <text:p text:style-name="P1"><text:span text:style-name="T1">Is assumed to be 6 and will be checked later</text:span></text:p>
            </office:annotation>
            <text:p>lamd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J0 (A/cm^2)</text:p>
          </table:table-cell>
          <table:table-cell office:value-type="string" calcext:value-type="string">
            <text:p>P_cu_p</text:p>
          </table:table-cell>
          <table:table-cell office:value-type="string" calcext:value-type="string">
            <text:p>resist. Cu at 100ºc ohm.m</text:p>
          </table:table-cell>
          <table:table-cell/>
          <table:table-cell office:value-type="string" calcext:value-type="string">
            <text:p>A_cu mm^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 office:value-type="float" office:value="7.55" calcext:value-type="float">
            <text:p>7,55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style-name="ce4" office:value-type="float" office:value="6" calcext:value-type="float">
            <text:p>6</text:p>
          </table:table-cell>
          <table:table-cell table:formula="of:=(SQRT([.$M$67]*(1+[.$H$133]))*[.F72]*[.I123]*[.J123]/[.C158]/48200/[.B148]/SQRT([.J67]))^(8/7)" office:value-type="float" office:value="0.000000247234907913293" calcext:value-type="float">
            <text:p>2,47234907913293E-07</text:p>
          </table:table-cell>
          <table:table-cell table:formula="of:=48200*SQRT([.J67]/[.M67]/(1+[.H133]))*[.I133]^(-1/8)" office:value-type="float" office:value="2282408.187857" calcext:value-type="float">
            <text:p>2282408,187857</text:p>
          </table:table-cell>
          <table:table-cell table:style-name="ce4" table:formula="of:=[.L133]*[.D133]*[.C92]*0.001/[.N133]/0.000001*[.J122]*[.J122]" office:value-type="float" office:value="0.0000351347919521354" calcext:value-type="float">
            <text:p>3,51347919521354E-05</text:p>
          </table:table-cell>
          <table:table-cell table:formula="of:=2.2*10^(-8)" office:value-type="float" office:value="0.000000022" calcext:value-type="float">
            <text:p>0,000000022</text:p>
          </table:table-cell>
          <table:table-cell/>
          <table:table-cell office:value-type="float" office:value="0.64" calcext:value-type="float">
            <text:p>0,6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number-columns-repeated="2"/>
          <table:table-cell office:value-type="string" calcext:value-type="string">
            <text:p>?????????????????????????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number-columns-repeated="20"/>
        </table:table-row>
        <table:table-row table:style-name="ro1">
          <table:table-cell/>
          <table:table-cell table:formula="of:=[.B135]" office:value-type="float" office:value="1680" calcext:value-type="float">
            <text:p>1680</text:p>
          </table:table-cell>
          <table:table-cell/>
          <table:table-cell table:style-name="ce4" table:formula="of:=[.D135]" office:value-type="float" office:value="13" calcext:value-type="float">
            <text:p>13</text:p>
          </table:table-cell>
          <table:table-cell table:number-columns-repeated="2"/>
          <table:table-cell table:formula="of:=[.G135]" office:value-type="float" office:value="0.114" calcext:value-type="float">
            <text:p>0,11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/>
          <table:table-cell table:style-name="ce4"/>
          <table:table-cell table:number-columns-repeated="2"/>
          <table:table-cell office:value-type="float" office:value="0.139" calcext:value-type="float">
            <text:p>0,139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max</text:p>
          </table:table-cell>
          <table:table-cell office:value-type="string" calcext:value-type="string">
            <text:p>u_opt</text:p>
          </table:table-cell>
          <table:table-cell office:value-type="string" calcext:value-type="string">
            <text:p>Lm calculated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Np calc2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3]*[.D133]*[.I122]/[.G133]" office:value-type="float" office:value="0.22256516392334" calcext:value-type="float">
            <text:p>0,22256516392334</text:p>
          </table:table-cell>
          <table:table-cell table:style-name="ce4" table:formula="of:=[.B139]*[.G133]*[.J122]/[.C61]/SQRT([.K133]*[.B148]*[.C58]/[.L133]/[.C92])" office:value-type="float" office:value="95.2026240667411" calcext:value-type="float">
            <text:p>95,2026240667411</text:p>
          </table:table-cell>
          <table:table-cell table:formula="of:=[.C61]*[.B133]*[.D133]*[.D133]*[.C17]/[.G133]" office:value-type="float" office:value="0.000660364098560429" calcext:value-type="float">
            <text:p>0,000660364098560429</text:p>
          </table:table-cell>
          <table:table-cell table:style-name="ce5" office:value-type="float" office:value="2000" calcext:value-type="float">
            <text:p>2000</text:p>
          </table:table-cell>
          <table:table-cell table:style-name="ce7" table:formula="of:=SQRT([.F67]/[.C21])" office:value-type="float" office:value="13.2045058354705" calcext:value-type="float">
            <text:p>13,2045058354705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4]*[.D134]*[.I123]/[.G134]" office:value-type="float" office:value="291.726677028999" calcext:value-type="float">
            <text:p>291,726677028999</text:p>
          </table:table-cell>
          <table:table-cell table:number-columns-repeated="3"/>
          <table:table-cell table:style-name="ce7" table:formula="of:=SQRT([.F68]/[.C24])" office:value-type="float" office:value="7.37999225706137" calcext:value-type="float">
            <text:p>7,37999225706137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5]*[.D135]*[.I123]/[.G135]" office:value-type="float" office:value="291.726677028999" calcext:value-type="float">
            <text:p>291,726677028999</text:p>
          </table:table-cell>
          <table:table-cell table:number-columns-repeated="3"/>
          <table:table-cell table:style-name="ce7" table:formula="of:=SQRT([.F69]/[.D23])" office:value-type="float" office:value="1.04450866304313" calcext:value-type="float">
            <text:p>1,04450866304313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6]*[.$C$158]*[.I123]/[.G136]" office:value-type="float" office:value="67.0977892854622" calcext:value-type="float">
            <text:p>67,0977892854622</text:p>
          </table:table-cell>
          <table:table-cell table:number-columns-repeated="3"/>
          <table:table-cell table:style-name="ce7" table:formula="of:=SQRT([.F70]/[.C25])" office:value-type="float" office:value="0.986967915951675" calcext:value-type="float">
            <text:p>0,986967915951675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6]*[.$C$158]*[.I123]/[.G137]" office:value-type="float" office:value="55.0298415722496" calcext:value-type="float">
            <text:p>55,0298415722496</text:p>
          </table:table-cell>
          <table:table-cell table:number-columns-repeated="3"/>
          <table:table-cell table:style-name="ce7" table:formula="of:=SQRT([.F71]/[.C26])" office:value-type="float" office:value="2.08071106127795" calcext:value-type="float">
            <text:p>2,08071106127795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8]*[.D138]*[.I128]/[.G138]" office:value-type="string" office:string-value="" calcext:value-type="error">
            <text:p>#VALOR!</text:p>
          </table:table-cell>
          <table:table-cell table:number-columns-repeated="3"/>
          <table:table-cell table:style-name="ce7" table:formula="of:=SQRT([.F72]/[.C27])" office:value-type="float" office:value="0.882770940671697" calcext:value-type="float">
            <text:p>0,88277094067169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up</text:p>
          </table:table-cell>
          <table:table-cell table:number-columns-repeated="25"/>
        </table:table-row>
        <table:table-row table:style-name="ro1">
          <table:table-cell/>
          <table:table-cell table:formula="of:=[.$M$67]/(1+(2*[.L129]/[.C72]/[.J123]))" office:value-type="float" office:value="0.00811111370707836" calcext:value-type="float">
            <text:p>0,00811111370707836</text:p>
          </table:table-cell>
          <table:table-cell table:number-columns-repeated="25"/>
        </table:table-row>
        <table:table-row table:style-name="ro1">
          <table:table-cell table:number-columns-repeated="17"/>
          <table:table-cell office:value-type="float" office:value="0.08" calcext:value-type="float">
            <text:p>0,0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float" office:value="0.08" calcext:value-type="float">
            <text:p>0,08</text:p>
          </table:table-cell>
          <table:table-cell office:value-type="float" office:value="50" calcext:value-type="float">
            <text:p>5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2"/>
          <table:table-cell office:value-type="float" office:value="0.009" calcext:value-type="float">
            <text:p>0,0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corrente de saida</text:p>
          </table:table-cell>
          <table:table-cell office:value-type="string" calcext:value-type="string">
            <text:p>R said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r</text:p>
          </table:table-cell>
          <table:table-cell table:number-columns-repeated="14"/>
        </table:table-row>
        <table:table-row table:style-name="ro1">
          <table:table-cell table:formula="of:=[.B155]/48" office:value-type="float" office:value="145.833333333333" calcext:value-type="float">
            <text:p>145,833333333333</text:p>
          </table:table-cell>
          <table:table-cell table:formula="of:=[.B155]/315" office:value-type="float" office:value="22.2222222222222" calcext:value-type="float">
            <text:p>22,2222222222222</text:p>
          </table:table-cell>
          <table:table-cell table:formula="of:=315/[.B154]" office:value-type="float" office:value="14.175" calcext:value-type="float">
            <text:p>14,175</text:p>
          </table:table-cell>
          <table:table-cell table:style-name="ce1" office:value-type="float" office:value="0.275" calcext:value-type="float">
            <text:p>0,275</text:p>
          </table:table-cell>
          <table:table-cell table:style-name="ce1" office:value-type="float" office:value="3" calcext:value-type="float">
            <text:p>3</text:p>
          </table:table-cell>
          <table:table-cell table:formula="of:=([.E154]-1)*[.G155]" office:value-type="float" office:value="0.00000272749586793038" calcext:value-type="float">
            <text:p>2,72749586793038E-06</text:p>
          </table:table-cell>
          <table:table-cell table:formula="of:=[.G155]" office:value-type="float" office:value="0.00000136374793396519" calcext:value-type="float">
            <text:p>1,36374793396519E-06</text:p>
          </table:table-cell>
          <table:table-cell table:formula="of:=10^-6*74" office:value-type="float" office:value="0.000074" calcext:value-type="float">
            <text:p>0,000074</text:p>
          </table:table-cell>
          <table:table-cell table:formula="of:=10^-6*60" office:value-type="float" office:value="0.00006" calcext:value-type="float">
            <text:p>0,0000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formula="of:=1/2/PI()/[.K155]/[.D154]/[.G158]" office:value-type="float" office:value="0.00000533583184139925" calcext:value-type="float">
            <text:p>5,33583184139925E-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t saida→</text:p>
          </table:table-cell>
          <table:table-cell table:style-name="ce5" office:value-type="float" office:value="7000" calcext:value-type="float">
            <text:p>7000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154]*[.G158]/[.K155]/2/PI()" office:value-type="float" office:value="0.00000136374793396519" calcext:value-type="float">
            <text:p>1,36374793396519E-06</text:p>
          </table:table-cell>
          <table:table-cell table:number-columns-repeated="3"/>
          <table:table-cell table:style-name="ce5" office:value-type="float" office:value="59000" calcext:value-type="float">
            <text:p>59000</text:p>
          </table:table-cell>
          <table:table-cell table:style-name="ce2" table:formula="of:=[.L156]*[.K155]" office:value-type="float" office:value="34810" calcext:value-type="float">
            <text:p>3481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67" calcext:value-type="float">
            <text:p>0,67</text:p>
          </table:table-cell>
          <table:table-cell office:value-type="float" office:value="1.5" calcext:value-type="float">
            <text:p>1,5</text:p>
          </table:table-cell>
          <table:table-cell table:number-columns-repeated="5"/>
          <table:table-cell office:value-type="float" office:value="140000" calcext:value-type="float">
            <text:p>140000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*0,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ensao said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wx</text:p>
          </table:table-cell>
          <table:table-cell office:value-type="float" office:value="0.92" calcext:value-type="float">
            <text:p>0,92</text:p>
          </table:table-cell>
          <table:table-cell table:number-columns-repeated="15"/>
        </table:table-row>
        <table:table-row table:style-name="ro1">
          <table:table-cell/>
          <table:table-cell table:formula="of:=48*[.E160]/[.C158]*[.C160]" office:value-type="float" office:value="280.443223670127" calcext:value-type="float">
            <text:p>280,443223670127</text:p>
          </table:table-cell>
          <table:table-cell table:formula="of:=[.C84]/[.E161]" office:value-type="float" office:value="2.99002912450239" calcext:value-type="float">
            <text:p>2,99002912450239</text:p>
          </table:table-cell>
          <table:table-cell table:formula="of:=[.F69]/[.G69]+1" office:value-type="float" office:value="2.60440933407669" calcext:value-type="float">
            <text:p>2,60440933407669</text:p>
          </table:table-cell>
          <table:table-cell table:formula="of:=2*PI()*[.K155]*[.G154]/[.G158]" office:value-type="float" office:value="0.275" calcext:value-type="float">
            <text:p>0,275</text:p>
          </table:table-cell>
          <table:table-cell table:formula="of:=1/2/PI()/[.M154]/[.G158]/[.K155]" office:value-type="float" office:value="0.275" calcext:value-type="float">
            <text:p>0,275</text:p>
          </table:table-cell>
          <table:table-cell table:formula="of:=8/PI()/PI()*[.C72]^2*[.C154]" office:value-type="float" office:value="1.83837155600658" calcext:value-type="float">
            <text:p>1,83837155600658</text:p>
          </table:table-cell>
          <table:table-cell table:number-columns-repeated="3"/>
          <table:table-cell table:formula="of:=[.L155]/[.K155]" office:value-type="float" office:value="0.59" calcext:value-type="float">
            <text:p>0,59</text:p>
          </table:table-cell>
          <table:table-cell table:number-columns-repeated="4"/>
          <table:table-cell table:formula="of:=1/[.L155]" office:value-type="float" office:value="0.0000287273771904625" calcext:value-type="float">
            <text:p>2,87273771904625E-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Ns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8/PI()/PI()*[.K158]*[.K158]*([.D158]-1)/SQRT(([.D158]*[.K158]*[.K158]-1)^2+[.E158]*[.E158]*[.K158]*[.K158]*([.K158]*[.K158]-1)^2*([.D158]-1)^2)" office:value-type="float" office:value="2.33702686391772" calcext:value-type="float">
            <text:p>2,33702686391772</text:p>
          </table:table-cell>
          <table:table-cell/>
          <table:table-cell table:formula="of:=[.D84]/[.E161]" office:value-type="float" office:value="7.47507281125598" calcext:value-type="float">
            <text:p>7,47507281125598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está com 10*+ de cr e 10*- de Lm e Lr</text:p>
          </table:table-cell>
          <table:table-cell table:number-columns-repeated="7"/>
          <table:table-cell office:value-type="string" calcext:value-type="string">
            <text:p>C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formula="of:=0.005*10^-6" office:value-type="float" office:value="0.000000005" calcext:value-type="float">
            <text:p>0,000000005</text:p>
          </table:table-cell>
          <table:table-cell office:value-type="float" office:value="1000" calcext:value-type="float">
            <text:p>1000</text:p>
          </table:table-cell>
          <table:table-cell table:formula="of:=1.16*[.L164]" office:value-type="float" office:value="1160" calcext:value-type="float">
            <text:p>1160</text:p>
          </table:table-cell>
          <table:table-cell table:formula="of:=[.L166]/[.O164]" office:value-type="float" office:value="2866.56879854974" calcext:value-type="float">
            <text:p>2866,56879854974</text:p>
          </table:table-cell>
          <table:table-cell table:formula="of:=[.L155]" office:value-type="float" office:value="34810" calcext:value-type="float">
            <text:p>34810</text:p>
          </table:table-cell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corrente com 3 voltas</text:p>
          </table:table-cell>
          <table:table-cell table:number-columns-repeated="9"/>
          <table:table-cell table:formula="of:=1/([.K164]*2*LN((2*[.L164]+[.M164])/[.M164]))" office:value-type="float" office:value="99785259.8775163" calcext:value-type="float">
            <text:p>99785259,877516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io fio</text:p>
          </table:table-cell>
          <table:table-cell office:value-type="float" office:value="3.5" calcext:value-type="float">
            <text:p>3,5</text:p>
          </table:table-cell>
          <table:table-cell table:formula="of:=22.5/3/2" office:value-type="float" office:value="3.75" calcext:value-type="float">
            <text:p>3,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m2</text:p>
          </table:table-cell>
          <table:table-cell table:formula="of:=PI()*[.B167]^2" office:value-type="float" office:value="38.484510006475" calcext:value-type="float">
            <text:p>38,484510006475</text:p>
          </table:table-cell>
          <table:table-cell table:formula="of:=PI()*[.C167]^2" office:value-type="float" office:value="44.1786466911065" calcext:value-type="float">
            <text:p>44,1786466911065</text:p>
          </table:table-cell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mp max</text:p>
          </table:table-cell>
          <table:table-cell table:formula="of:=4.5*[.B168]" office:value-type="float" office:value="173.180295029137" calcext:value-type="float">
            <text:p>173,180295029137</text:p>
          </table:table-cell>
          <table:table-cell table:formula="of:=4.5*[.C168]" office:value-type="float" office:value="198.803910109979" calcext:value-type="float">
            <text:p>198,80391010997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formula="of:=48*[.M169]/([.M169]+[.L169])" office:value-type="float" office:value="43.6363636363636" calcext:value-type="float">
            <text:p>43,6363636363636</text:p>
          </table:table-cell>
          <table:table-cell table:number-columns-repeated="15"/>
        </table:table-row>
        <table:table-row table:style-name="ro1">
          <table:table-cell/>
          <table:table-cell table:formula="of:=550/[.B169]" office:value-type="float" office:value="3.17588095058657" calcext:value-type="float">
            <text:p>3,17588095058657</text:p>
          </table:table-cell>
          <table:table-cell table:number-columns-repeated="25"/>
        </table:table-row>
        <table:table-row table:style-name="ro1">
          <table:table-cell/>
          <table:table-cell table:formula="of:=6*[.B169]" office:value-type="float" office:value="1039.08177017482" calcext:value-type="float">
            <text:p>1039,08177017482</text:p>
          </table:table-cell>
          <table:table-cell table:number-columns-repeated="11"/>
          <table:table-cell table:formula="of:=1/(2*[.N164]*0.05*10^-6*LN((2*[.L164]+[.M164])/[.M164]))" office:value-type="float" office:value="3481" calcext:value-type="float">
            <text:p>3481</text:p>
          </table:table-cell>
          <table:table-cell table:number-columns-repeated="13"/>
        </table:table-row>
        <table:table-row table:style-name="ro1" table:number-rows-repeated="6">
          <table:table-cell table:number-columns-repeated="27"/>
        </table:table-row>
        <table:table-row table:style-name="ro1">
          <table:table-cell table:number-columns-repeated="12"/>
          <table:table-cell table:formula="of:=32/10" office:value-type="float" office:value="3.2" calcext:value-type="float">
            <text:p>3,2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formula="of:=10*[.M179]*[.M179]" office:value-type="float" office:value="102.4" calcext:value-type="float">
            <text:p>102,4</text:p>
          </table:table-cell>
          <table:table-cell table:number-columns-repeated="14"/>
        </table:table-row>
        <table:table-row table:style-name="ro1" table:number-rows-repeated="4">
          <table:table-cell table:number-columns-repeated="27"/>
        </table:table-row>
        <table:table-row table:style-name="ro1">
          <table:table-cell table:number-columns-repeated="11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formula="of:=48*[.M186]/([.M186]+[.L186])" office:value-type="float" office:value="26.6666666666667" calcext:value-type="float">
            <text:p>26,6666666666667</text:p>
          </table:table-cell>
          <table:table-cell table:number-columns-repeated="15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50" calcext:value-type="float">
            <text:p>5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2"/>
          <table:table-cell office:value-type="float" office:value="0.009" calcext:value-type="float">
            <text:p>0,0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corrente de saida</text:p>
          </table:table-cell>
          <table:table-cell office:value-type="string" calcext:value-type="string">
            <text:p>R said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r</text:p>
          </table:table-cell>
          <table:table-cell table:number-columns-repeated="8"/>
          <table:table-cell office:value-type="string" calcext:value-type="string">
            <text:p>vgs</text:p>
          </table:table-cell>
          <table:table-cell table:number-columns-repeated="5"/>
        </table:table-row>
        <table:table-row table:style-name="ro1">
          <table:table-cell table:formula="of:=[.B196]/[.A192]" office:value-type="float" office:value="166.666666666667" calcext:value-type="float">
            <text:p>166,666666666667</text:p>
          </table:table-cell>
          <table:table-cell table:formula="of:=[.B196]/[.B192]" office:value-type="float" office:value="12.4610591900312" calcext:value-type="float">
            <text:p>12,4610591900312</text:p>
          </table:table-cell>
          <table:table-cell table:formula="of:=[.B192]/[.B195]" office:value-type="float" office:value="25.76025" calcext:value-type="float">
            <text:p>25,76025</text:p>
          </table:table-cell>
          <table:table-cell table:style-name="ce1" office:value-type="float" office:value="0.275" calcext:value-type="float">
            <text:p>0,275</text:p>
          </table:table-cell>
          <table:table-cell table:style-name="ce1" office:value-type="float" office:value="3" calcext:value-type="float">
            <text:p>3</text:p>
          </table:table-cell>
          <table:table-cell table:formula="of:=[.F154]" office:value-type="float" office:value="0.00000272749586793038" calcext:value-type="float">
            <text:p>2,72749586793038E-06</text:p>
          </table:table-cell>
          <table:table-cell table:formula="of:=6.8*10^-6/4" office:value-type="float" office:value="0.0000017" calcext:value-type="float">
            <text:p>0,0000017</text:p>
          </table:table-cell>
          <table:table-cell table:formula="of:=10^-6*74" office:value-type="float" office:value="0.000074" calcext:value-type="float">
            <text:p>0,000074</text:p>
          </table:table-cell>
          <table:table-cell table:formula="of:=10^-6*60" office:value-type="float" office:value="0.00006" calcext:value-type="float">
            <text:p>0,0000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style-name="ce6" table:formula="of:=1/3*20*10^-6" office:value-type="float" office:value="0.00000666666666666667" calcext:value-type="float">
            <text:p>6,66666666666667E-06</text:p>
          </table:table-cell>
          <table:table-cell table:number-columns-repeated="6"/>
          <table:table-cell office:value-type="float" office:value="19.46" calcext:value-type="float">
            <text:p>19,46</text:p>
          </table:table-cell>
          <table:table-cell office:value-type="string" calcext:value-type="string">
            <text:p>us</text:p>
          </table:table-cell>
          <table:table-cell office:value-type="float" office:value="2.815" calcext:value-type="float">
            <text:p>2,815</text:p>
          </table:table-cell>
          <table:table-cell office:value-type="float" office:value="2.805" calcext:value-type="float">
            <text:p>2,805</text:p>
          </table:table-cell>
          <table:table-cell office:value-type="float" office:value="2.775" calcext:value-type="float">
            <text:p>2,775</text:p>
          </table:table-cell>
          <table:table-cell office:value-type="float" office:value="2.785" calcext:value-type="float">
            <text:p>2,785</text:p>
          </table:table-cell>
          <table:table-cell table:formula="of:=(2.751+2.798)/2" office:value-type="float" office:value="2.7745" calcext:value-type="float">
            <text:p>2,7745</text:p>
          </table:table-cell>
          <table:table-cell table:formula="of:=(2.744+2.789)/2" office:value-type="float" office:value="2.7665" calcext:value-type="float">
            <text:p>2,7665</text:p>
          </table:table-cell>
        </table:table-row>
        <table:table-row table:style-name="ro1">
          <table:table-cell office:value-type="string" calcext:value-type="string">
            <text:p>pot saida→</text:p>
          </table:table-cell>
          <table:table-cell table:style-name="ce5" office:value-type="float" office:value="4000" calcext:value-type="float">
            <text:p>4000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195]*[.G199]/[.K196]/2/PI()" office:value-type="float" office:value="0.00000309294233262357" calcext:value-type="float">
            <text:p>3,09294233262357E-06</text:p>
          </table:table-cell>
          <table:table-cell table:number-columns-repeated="3"/>
          <table:table-cell table:style-name="ce5" table:formula="of:=[.J200]" office:value-type="float" office:value="47276.0627565098" calcext:value-type="float">
            <text:p>47276,0627565098</text:p>
          </table:table-cell>
          <table:table-cell table:style-name="ce2" table:formula="of:=[.L197]*[.K196]" office:value-type="float" office:value="29452.9870973056" calcext:value-type="float">
            <text:p>29452,9870973056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/>
          <table:table-cell table:formula="of:=1/[.T195]/10^-6" office:value-type="float" office:value="51387.4614594039" calcext:value-type="float">
            <text:p>51387,4614594039</text:p>
          </table:table-cell>
          <table:table-cell office:value-type="string" calcext:value-type="string">
            <text:p>f_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67" calcext:value-type="float">
            <text:p>0,67</text:p>
          </table:table-cell>
          <table:table-cell office:value-type="float" office:value="1.5" calcext:value-type="float">
            <text:p>1,5</text:p>
          </table:table-cell>
          <table:table-cell table:number-columns-repeated="5"/>
          <table:table-cell office:value-type="float" office:value="140000" calcext:value-type="float">
            <text:p>140000</text:p>
          </table:table-cell>
          <table:table-cell office:value-type="float" office:value="0.623" calcext:value-type="float">
            <text:p>0,623</text:p>
          </table:table-cell>
          <table:table-cell office:value-type="string" calcext:value-type="string">
            <text:p>*0,1</text:p>
          </table:table-cell>
          <table:table-cell table:number-columns-repeated="3"/>
          <table:table-cell office:value-type="float" office:value="0.59" calcext:value-type="float">
            <text:p>0,59</text:p>
          </table:table-cell>
          <table:table-cell office:value-type="float" office:value="65" calcext:value-type="float">
            <text:p>65</text:p>
          </table:table-cell>
          <table:table-cell/>
          <table:table-cell table:formula="of:=1/SQRT([.G195]*[.M195])/2/PI()" office:value-type="float" office:value="47276.0627565098" calcext:value-type="float">
            <text:p>47276,0627565098</text:p>
          </table:table-cell>
          <table:table-cell office:value-type="string" calcext:value-type="string">
            <text:p>f_r</text:p>
          </table:table-cell>
          <table:table-cell table:formula="of:=1/SQRT(0.0000017*0.000004)/2/PI()" office:value-type="float" office:value="61033.1345767397" calcext:value-type="float">
            <text:p>61033,1345767397</text:p>
          </table:table-cell>
          <table:table-cell office:value-type="string" calcext:value-type="string">
            <text:p>os valores d lr e cr k estava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nsao said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wx</text:p>
          </table:table-cell>
          <table:table-cell office:value-type="float" office:value="0.46" calcext:value-type="float">
            <text:p>0,46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float" office:value="0.65" calcext:value-type="float">
            <text:p>0,65</text:p>
          </table:table-cell>
          <table:table-cell table:number-columns-repeated="2"/>
          <table:table-cell table:formula="of:=[.T196]/[.T197]" office:value-type="float" office:value="1.08696575948106" calcext:value-type="float">
            <text:p>1,08696575948106</text:p>
          </table:table-cell>
          <table:table-cell office:value-type="string" calcext:value-type="string">
            <text:p>w_x</text:p>
          </table:table-cell>
          <table:table-cell table:number-columns-repeated="6"/>
        </table:table-row>
        <table:table-row table:style-name="ro1">
          <table:table-cell/>
          <table:table-cell table:formula="of:=[.A192]*[.$E$201]/[.$C$199]*[.C201]" office:value-type="float" office:value="325.379871215308" calcext:value-type="float">
            <text:p>325,379871215308</text:p>
          </table:table-cell>
          <table:table-cell office:value-type="float" office:value="3" calcext:value-type="float">
            <text:p>3</text:p>
          </table:table-cell>
          <table:table-cell table:formula="of:=[.F195]/[.G195]+1" office:value-type="float" office:value="2.60440933407669" calcext:value-type="float">
            <text:p>2,60440933407669</text:p>
          </table:table-cell>
          <table:table-cell table:formula="of:=2*PI()*[.K196]*[.G195]/[.G199]" office:value-type="float" office:value="0.151150571114414" calcext:value-type="float">
            <text:p>0,151150571114414</text:p>
          </table:table-cell>
          <table:table-cell table:formula="of:=1/2/PI()/[.M195]/[.G199]/[.K196]" office:value-type="float" office:value="0.151150571114414" calcext:value-type="float">
            <text:p>0,151150571114414</text:p>
          </table:table-cell>
          <table:table-cell table:formula="of:=8/PI()/PI()*[.C72]^2*[.C195]" office:value-type="float" office:value="3.34087554678084" calcext:value-type="float">
            <text:p>3,34087554678084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table:formula="of:=[.L196]/[.K196]" office:value-type="float" office:value="0.623" calcext:value-type="float">
            <text:p>0,623</text:p>
          </table:table-cell>
          <table:table-cell/>
          <table:table-cell table:formula="of:=[.T197]*[.L197]" office:value-type="float" office:value="29452.9870973056" calcext:value-type="float">
            <text:p>29452,9870973056</text:p>
          </table:table-cell>
          <table:table-cell office:value-type="string" calcext:value-type="string">
            <text:p>fs</text:p>
          </table:table-cell>
          <table:table-cell/>
          <table:table-cell table:formula="of:=1/[.L196]" office:value-type="float" office:value="0.0000339524136107567" calcext:value-type="float">
            <text:p>3,39524136107567E-05</text:p>
          </table:table-cell>
          <table:table-cell table:number-columns-repeated="11"/>
        </table:table-row>
        <table:table-row table:style-name="ro1">
          <table:table-cell/>
          <table:table-cell table:formula="of:=[.A192]*[.$E$201]/[.$C$199]*[.C202]" office:value-type="float" office:value="401.421326121561" calcext:value-type="float">
            <text:p>401,421326121561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Ns</text:p>
          </table:table-cell>
          <table:table-cell table:number-columns-repeated="4"/>
          <table:table-cell table:formula="of:=1/SQRT([.G195]*[.M195])/2/PI()" office:value-type="float" office:value="47276.0627565098" calcext:value-type="float">
            <text:p>47276,0627565098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8/PI()/PI()*[.K199]*[.K199]*([.D199]-1)/SQRT(([.D199]*[.K199]*[.K199]-1)^2+[.E199]*[.E199]*[.K199]*[.K199]*([.K199]*[.K199]-1)^2*([.D199]-1)^2)" office:value-type="float" office:value="5.42299785358846" calcext:value-type="float">
            <text:p>5,42299785358846</text:p>
          </table:table-cell>
          <table:table-cell/>
          <table:table-cell office:value-type="float" office:value="7.5" calcext:value-type="float">
            <text:p>7,5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1/SQRT((1+1/([.D199]-1)*(1-1/[.K199]/[.K199]))^2+[.G207]*[.G207]*([.K199]-1/[.K199])^2)" office:value-type="float" office:value="6.69035543535936" calcext:value-type="float">
            <text:p>6,69035543535936</text:p>
          </table:table-cell>
          <table:table-cell/>
          <table:table-cell office:value-type="float" office:value="1.1" calcext:value-type="float">
            <text:p>1,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1/(1/[.L202]*[.K202])" office:value-type="float" office:value="4.5" calcext:value-type="float">
            <text:p>4,5</text:p>
          </table:table-cell>
          <table:table-cell table:formula="of:=1/(1/4+1/8)" office:value-type="float" office:value="2.66666666666667" calcext:value-type="float">
            <text:p>2,66666666666667</text:p>
          </table:table-cell>
          <table:table-cell table:formula="of:=1/(1/3.3+1/3.3)" office:value-type="float" office:value="1.65" calcext:value-type="float">
            <text:p>1,65</text:p>
          </table:table-cell>
          <table:table-cell table:number-columns-repeated="12"/>
        </table:table-row>
        <table:table-row table:style-name="ro1">
          <table:table-cell table:number-columns-repeated="19"/>
          <table:table-cell table:formula="of:=321*321/SQRT(2)/1700" office:value-type="float" office:value="42.8594057883783" calcext:value-type="float">
            <text:p>42,8594057883783</text:p>
          </table:table-cell>
          <table:table-cell table:number-columns-repeated="7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está com 10*+ de cr e 10*- de Lm e Lr</text:p>
          </table:table-cell>
          <table:table-cell table:number-columns-repeated="3"/>
          <table:table-cell office:value-type="string" calcext:value-type="string">
            <text:p>Q2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1/[.G199]*SQRT([.G195]/[.M195])" office:value-type="float" office:value="0.151150571114414" calcext:value-type="float">
            <text:p>0,151150571114414</text:p>
          </table:table-cell>
          <table:table-cell table:number-columns-repeated="3"/>
          <table:table-cell table:formula="of:=0.0051*10^-6" office:value-type="float" office:value="0.0000000051" calcext:value-type="float">
            <text:p>0,0000000051</text:p>
          </table:table-cell>
          <table:table-cell office:value-type="float" office:value="1000" calcext:value-type="float">
            <text:p>1000</text:p>
          </table:table-cell>
          <table:table-cell office:value-type="float" office:value="1150" calcext:value-type="float">
            <text:p>1150</text:p>
          </table:table-cell>
          <table:table-cell table:formula="of:=[.L209]/[.O207]" office:value-type="float" office:value="3303.4281239121" calcext:value-type="float">
            <text:p>3303,4281239121</text:p>
          </table:table-cell>
          <table:table-cell table:formula="of:=[.L196]" office:value-type="float" office:value="29452.9870973056" calcext:value-type="float">
            <text:p>29452,9870973056</text:p>
          </table:table-cell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corrente com 3 voltas</text:p>
          </table:table-cell>
          <table:table-cell table:number-columns-repeated="9"/>
          <table:table-cell table:formula="of:=1/([.K207]*2*LN((2*[.L207]+[.M207])/[.M207]))" office:value-type="float" office:value="97295825.9104594" calcext:value-type="float">
            <text:p>97295825,910459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io fio</text:p>
          </table:table-cell>
          <table:table-cell table:formula="of:=14/3/2" office:value-type="float" office:value="2.33333333333333" calcext:value-type="float">
            <text:p>2,33333333333333</text:p>
          </table:table-cell>
          <table:table-cell table:formula="of:=22.5/3/2" office:value-type="float" office:value="3.75" calcext:value-type="float">
            <text:p>3,75</text:p>
          </table:table-cell>
          <table:table-cell table:number-columns-repeated="15"/>
          <table:table-cell table:formula="of:=3.3/2" office:value-type="float" office:value="1.65" calcext:value-type="float">
            <text:p>1,65</text:p>
          </table:table-cell>
          <table:table-cell table:formula="of:=13/[.S210]" office:value-type="float" office:value="7.87878787878788" calcext:value-type="float">
            <text:p>7,87878787878788</text:p>
          </table:table-cell>
          <table:table-cell table:formula="of:=35*8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m2</text:p>
          </table:table-cell>
          <table:table-cell table:formula="of:=PI()*[.B210]^2" office:value-type="float" office:value="17.1042266695444" calcext:value-type="float">
            <text:p>17,1042266695444</text:p>
          </table:table-cell>
          <table:table-cell table:formula="of:=PI()*[.C210]^2" office:value-type="float" office:value="44.1786466911065" calcext:value-type="float">
            <text:p>44,1786466911065</text:p>
          </table:table-cell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5"/>
          <table:table-cell table:formula="of:=1/2" office:value-type="float" office:value="0.5" calcext:value-type="float">
            <text:p>0,5</text:p>
          </table:table-cell>
          <table:table-cell table:formula="of:=13/[.S211]" office:value-type="float" office:value="26" calcext:value-type="float">
            <text:p>26</text:p>
          </table:table-cell>
          <table:table-cell table:formula="of:=20*26" office:value-type="float" office:value="520" calcext:value-type="float">
            <text:p>5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p max</text:p>
          </table:table-cell>
          <table:table-cell table:formula="of:=4.5*[.B211]" office:value-type="float" office:value="76.9690200129499" calcext:value-type="float">
            <text:p>76,9690200129499</text:p>
          </table:table-cell>
          <table:table-cell table:formula="of:=4.5*[.C211]" office:value-type="float" office:value="198.803910109979" calcext:value-type="float">
            <text:p>198,80391010997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formula="of:=48*[.M212]/([.M212]+[.L212])" office:value-type="float" office:value="43.6363636363636" calcext:value-type="float">
            <text:p>43,6363636363636</text:p>
          </table:table-cell>
          <table:table-cell table:number-columns-repeated="1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3"/>
          <table:table-cell table:formula="of:=1/(2*[.N207]*0.05*10^-6*LN((2*[.L207]+[.M207])/[.M207]))" office:value-type="float" office:value="3004.20468392517" calcext:value-type="float">
            <text:p>3004,20468392517</text:p>
          </table:table-cell>
          <table:table-cell table:number-columns-repeated="8"/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table:number-columns-repeated="19"/>
          <table:table-cell table:formula="of:=1/(2*10000*0.0000000051*LN(2*[.W215]/5000+1))" office:value-type="float" office:value="50470.6055371372" calcext:value-type="float">
            <text:p>50470,6055371372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67*6.11" office:value-type="float" office:value="409.37" calcext:value-type="float">
            <text:p>409,37</text:p>
          </table:table-cell>
          <table:table-cell table:number-columns-repeated="11"/>
        </table:table-row>
        <table:table-row table:style-name="ro1" table:number-rows-repeated="4">
          <table:table-cell table:number-columns-repeated="27"/>
        </table:table-row>
        <table:table-row table:style-name="ro1">
          <table:table-cell/>
          <table:table-cell office:value-type="string" calcext:value-type="string">
            <text:p>Vgs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formula="of:=888" office:value-type="float" office:value="888" calcext:value-type="float">
            <text:p>888</text:p>
          </table:table-cell>
          <table:table-cell/>
          <table:table-cell table:formula="of:=1/0.0005" office:value-type="float" office:value="2000" calcext:value-type="float">
            <text:p>2000</text:p>
          </table:table-cell>
          <table:table-cell table:formula="of:=2.5/1.3" office:value-type="float" office:value="1.92307692307692" calcext:value-type="float">
            <text:p>1,9230769230769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2.5" calcext:value-type="float">
            <text:p>2,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0.0013" calcext:value-type="float">
            <text:p>0,0013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24]/[.C225]" office:value-type="float" office:value="1923.07692307692" calcext:value-type="float">
            <text:p>1923,07692307692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vgs</text:p>
          </table:table-cell>
          <table:table-cell office:value-type="float" office:value="3.1" calcext:value-type="float">
            <text:p>3,1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900" calcext:value-type="float">
            <text:p>900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formula="of:=0.0065" office:value-type="float" office:value="0.0065" calcext:value-type="float">
            <text:p>0,006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30]/[.C231]" office:value-type="float" office:value="769.230769230769" calcext:value-type="float">
            <text:p>769,230769230769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vgs</text:p>
          </table:table-cell>
          <table:table-cell office:value-type="float" office:value="2.9" calcext:value-type="float">
            <text:p>2,9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3000" calcext:value-type="float">
            <text:p>3000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formula="of:=0.0013" office:value-type="float" office:value="0.0013" calcext:value-type="float">
            <text:p>0,0013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36]/[.C237]" office:value-type="float" office:value="3846.15384615385" calcext:value-type="float">
            <text:p>3846,15384615385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deveria ser em relacao a fs e não tempo</text:p>
          </table:table-cell>
          <table:table-cell table:number-columns-repeated="4"/>
          <table:table-cell office:value-type="string" calcext:value-type="string">
            <text:p>no sense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0-0-0.0001)/(3.66-3.66+0.00001)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0.26/(24)" office:value-type="float" office:value="0.0108333333333333" calcext:value-type="float">
            <text:p>0,0108333333333333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G240]" office:value-type="float" office:value="3.65714285714286" calcext:value-type="float">
            <text:p>3,65714285714286</text:p>
          </table:table-cell>
          <table:table-cell table:formula="of:=[.B240]+([.C240]*[.D240]+[.E240])*[.F240]" office:value-type="float" office:value="0.53" calcext:value-type="float">
            <text:p>0,53</text:p>
          </table:table-cell>
          <table:table-cell table:formula="of:=[.B240]+(-[.C240]+[.E240])*[.F240]" office:value-type="float" office:value="2.87" calcext:value-type="float">
            <text:p>2,87</text:p>
          </table:table-cell>
          <table:table-cell table:formula="of:=(-[.C240]+[.E240])" office:value-type="float" office:value="-24" calcext:value-type="float">
            <text:p>-2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12-12-0.0001)/(3.66-3.66+0.00001)" office:value-type="float" office:value="-10" calcext:value-type="float">
            <text:p>-10</text:p>
          </table:table-cell>
          <table:table-cell office:value-type="float" office:value="12" calcext:value-type="float">
            <text:p>12</text:p>
          </table:table-cell>
          <table:table-cell table:formula="of:=0.26/(24)" office:value-type="float" office:value="0.0108333333333333" calcext:value-type="float">
            <text:p>0,0108333333333333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G241]" office:value-type="float" office:value="3.65714285714286" calcext:value-type="float">
            <text:p>3,65714285714286</text:p>
          </table:table-cell>
          <table:table-cell table:formula="of:=[.B241]+([.C241]*[.D241]+[.E241])*[.F241]" office:value-type="float" office:value="0.66" calcext:value-type="float">
            <text:p>0,66</text:p>
          </table:table-cell>
          <table:table-cell table:formula="of:=[.B241]+(-[.C241]+[.E241])*[.F241]" office:value-type="float" office:value="3" calcext:value-type="float">
            <text:p>3</text:p>
          </table:table-cell>
          <table:table-cell table:formula="of:=(-[.C241]+[.E241])" office:value-type="float" office:value="-12" calcext:value-type="float">
            <text:p>-1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24-24-0.0000001)/(3.66-3.66+1E-015)" office:value-type="float" office:value="-100000000" calcext:value-type="float">
            <text:p>-100000000</text:p>
          </table:table-cell>
          <table:table-cell office:value-type="float" office:value="24" calcext:value-type="float">
            <text:p>24</text:p>
          </table:table-cell>
          <table:table-cell table:formula="of:=0.26/(24)" office:value-type="float" office:value="0.0108333333333333" calcext:value-type="float">
            <text:p>0,0108333333333333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G242]" office:value-type="float" office:value="3.65714285714286" calcext:value-type="float">
            <text:p>3,65714285714286</text:p>
          </table:table-cell>
          <table:table-cell table:formula="of:=[.B242]+([.C242]*[.D242]+[.E242])*[.F242]" office:value-type="float" office:value="-25999996.61" calcext:value-type="float">
            <text:p>-25999996,61</text:p>
          </table:table-cell>
          <table:table-cell table:formula="of:=[.B242]+(-[.C242]+[.E242])*[.F242]" office:value-type="float" office:value="3.13" calcext:value-type="float">
            <text:p>3,13</text:p>
          </table:table-cell>
          <table:table-cell table:formula="of:=(-[.C242]+[.E242])" office:value-type="float" office:value="0" calcext:value-type="float">
            <text:p>0</text:p>
          </table:table-cell>
          <table:table-cell table:number-columns-repeated="16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office:value-type="float" office:value="1.2" calcext:value-type="float">
            <text:p>1,2</text:p>
          </table:table-cell>
          <table:table-cell office:value-type="float" office:value="0.85" calcext:value-type="float">
            <text:p>0,85</text:p>
          </table:table-cell>
          <table:table-cell office:value-type="float" office:value="8.8" calcext:value-type="float">
            <text:p>8,8</text:p>
          </table:table-cell>
          <table:table-cell office:value-type="float" office:value="1.12" calcext:value-type="float">
            <text:p>1,12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28" calcext:value-type="float">
            <text:p>0,0028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46]/[.C247]" office:value-type="float" office:value="1200" calcext:value-type="float">
            <text:p>1200</text:p>
          </table:table-cell>
          <table:table-cell table:formula="of:=[.D246]/[.D247]" office:value-type="float" office:value="170" calcext:value-type="float">
            <text:p>170</text:p>
          </table:table-cell>
          <table:table-cell table:formula="of:=[.E246]/[.E247]" office:value-type="float" office:value="3142.85714285714" calcext:value-type="float">
            <text:p>3142,85714285714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51]*[.D251]/([.E251]+[.D251])" office:value-type="float" office:value="24" calcext:value-type="float">
            <text:p>24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number-columns-repeated="2" office:value-type="float" office:value="315" calcext:value-type="float">
            <text:p>315</text:p>
          </table:table-cell>
          <table:table-cell office:value-type="float" office:value="230" calcext:value-type="float">
            <text:p>230</text:p>
          </table:table-cell>
          <table:table-cell office:value-type="float" office:value="6000" calcext:value-type="float">
            <text:p>6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54]*[.D254]/([.E254]+[.D254])" office:value-type="float" office:value="11.6292134831461" calcext:value-type="float">
            <text:p>11,6292134831461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float" office:value="437" calcext:value-type="float">
            <text:p>437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70" calcext:value-type="float">
            <text:p>470</text:p>
          </table:table-cell>
          <table:table-cell office:value-type="float" office:value="6000" calcext:value-type="float">
            <text:p>6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57]*[.D257]/([.E257]+[.D257])" office:value-type="float" office:value="3.48686244204019" calcext:value-type="float">
            <text:p>3,48686244204019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Rf</text:p>
          </table:table-cell>
          <table:table-cell office:value-type="string" calcext:value-type="string">
            <text:p>R1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F240]" office:value-type="float" office:value="0.0108333333333333" calcext:value-type="float">
            <text:p>0,0108333333333333</text:p>
          </table:table-cell>
          <table:table-cell table:formula="of:=[.C261]*[.E261]" office:value-type="float" office:value="108.333333333333" calcext:value-type="float">
            <text:p>108,333333333333</text:p>
          </table:table-cell>
          <table:table-cell office:value-type="float" office:value="10000" calcext:value-type="float">
            <text:p>10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D261]/[.E261]" office:value-type="float" office:value="0.0108333333333333" calcext:value-type="float">
            <text:p>0,0108333333333333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Rf</text:p>
          </table:table-cell>
          <table:table-cell office:value-type="string" calcext:value-type="string">
            <text:p>R1</text:p>
          </table:table-cell>
          <table:table-cell/>
          <table:table-cell table:number-columns-repeated="2" office:value-type="float" office:value="315" calcext:value-type="float">
            <text:p>315</text:p>
          </table:table-cell>
          <table:table-cell office:value-type="float" office:value="400" calcext:value-type="float">
            <text:p>400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15" calcext:value-type="float">
            <text:p>0,015</text:p>
          </table:table-cell>
          <table:table-cell office:value-type="float" office:value="70" calcext:value-type="float">
            <text:p>7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[.H264]*[.I264]/([.J264]+[.I264])" office:value-type="float" office:value="19.6875" calcext:value-type="float">
            <text:p>19,6875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[.D265]/[.E265]" office:value-type="float" office:value="0.007" calcext:value-type="float">
            <text:p>0,007</text:p>
          </table:table-cell>
          <table:table-cell table:number-columns-repeated="2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float" office:value="100000000" calcext:value-type="float">
            <text:p>100000000</text:p>
          </table:table-cell>
          <table:table-cell office:value-type="float" office:value="0.000001" calcext:value-type="float">
            <text:p>0,000001</text:p>
          </table:table-cell>
          <table:table-cell table:number-columns-repeated="21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1/[.E271]/[.F271]*50*0.0001" office:value-type="float" office:value="0.00005" calcext:value-type="float">
            <text:p>0,00005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0-0-0.0001)/(3.66-3.66+0.00001)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0.007" calcext:value-type="float">
            <text:p>0,007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H275]" office:value-type="float" office:value="3.65714285714286" calcext:value-type="float">
            <text:p>3,65714285714286</text:p>
          </table:table-cell>
          <table:table-cell table:formula="of:=[.C275]+([.D275]*[.E275]+[.F275])*[.G275]" office:value-type="float" office:value="1.45" calcext:value-type="float">
            <text:p>1,45</text:p>
          </table:table-cell>
          <table:table-cell table:formula="of:=[.C275]+(-[.D275]+[.F275])*[.G275]" office:value-type="float" office:value="2.962" calcext:value-type="float">
            <text:p>2,962</text:p>
          </table:table-cell>
          <table:table-cell table:formula="of:=(-[.D275]+[.F275])" office:value-type="float" office:value="-24" calcext:value-type="float">
            <text:p>-24</text:p>
          </table:table-cell>
          <table:table-cell table:number-columns-repeated="15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p</text:p>
          </table:table-cell>
          <table:table-cell office:value-type="float" office:value="0.008" calcext:value-type="float">
            <text:p>0,008</text:p>
          </table:table-cell>
          <table:table-cell table:formula="of:=[.B279]*[.D279]" office:value-type="float" office:value="2000" calcext:value-type="float">
            <text:p>2000</text:p>
          </table:table-cell>
          <table:table-cell table:formula="of:=0.25*[.E279]" office:value-type="float" office:value="250000" calcext:value-type="float">
            <text:p>250000</text:p>
          </table:table-cell>
          <table:table-cell table:formula="of:=10^6" office:value-type="float" office:value="1000000" calcext:value-type="float">
            <text:p>1000000</text:p>
          </table:table-cell>
          <table:table-cell office:value-type="float" office:value="12" calcext:value-type="float">
            <text:p>12</text:p>
          </table:table-cell>
          <table:table-cell table:formula="of:=[.F279]*[.B279]" office:value-type="float" office:value="0.096" calcext:value-type="float">
            <text:p>0,096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ki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F281]*[.B281]" office:value-type="float" office:value="1.2" calcext:value-type="float">
            <text:p>1,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formula="of:=1/[.B281]/[.D279]" office:value-type="float" office:value="0.00004" calcext:value-type="float">
            <text:p>0,00004</text:p>
          </table:table-cell>
          <table:table-cell table:number-columns-repeated="2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C1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table:formula="of:=35.7*10^3" office:value-type="float" office:value="35700" calcext:value-type="float">
            <text:p>35700</text:p>
          </table:table-cell>
          <table:table-cell table:formula="of:=22*10^-6" office:value-type="float" office:value="0.000022" calcext:value-type="float">
            <text:p>0,000022</text:p>
          </table:table-cell>
          <table:table-cell table:number-columns-repeated="22"/>
        </table:table-row>
        <table:table-row table:style-name="ro1">
          <table:table-cell/>
          <table:table-cell table:formula="of:=-[.C288]/[.D288]" office:value-type="float" office:value="-0.0209059233449477" calcext:value-type="float">
            <text:p>-0,0209059233449477</text:p>
          </table:table-cell>
          <table:table-cell office:value-type="float" office:value="600" calcext:value-type="float">
            <text:p>600</text:p>
          </table:table-cell>
          <table:table-cell office:value-type="float" office:value="28700" calcext:value-type="float">
            <text:p>28700</text:p>
          </table:table-cell>
          <table:table-cell table:formula="of:=22*10^-6" office:value-type="float" office:value="0.000022" calcext:value-type="float">
            <text:p>0,000022</text:p>
          </table:table-cell>
          <table:table-cell table:number-columns-repeated="22"/>
        </table:table-row>
        <table:table-row table:style-name="ro1">
          <table:table-cell/>
          <table:table-cell table:formula="of:=-[.C289]/[.D289]" office:value-type="float" office:value="-0.0156794425087108" calcext:value-type="float">
            <text:p>-0,0156794425087108</text:p>
          </table:table-cell>
          <table:table-cell office:value-type="float" office:value="450" calcext:value-type="float">
            <text:p>450</text:p>
          </table:table-cell>
          <table:table-cell office:value-type="float" office:value="28700" calcext:value-type="float">
            <text:p>28700</text:p>
          </table:table-cell>
          <table:table-cell table:formula="of:=22*10^-6" office:value-type="float" office:value="0.000022" calcext:value-type="float">
            <text:p>0,000022</text:p>
          </table:table-cell>
          <table:table-cell table:number-columns-repeated="22"/>
        </table:table-row>
        <table:table-row table:style-name="ro1">
          <table:table-cell/>
          <table:table-cell table:formula="of:=-[.C290]/[.D290]" office:value-type="float" office:value="-0.0191570881226054" calcext:value-type="float">
            <text:p>-0,0191570881226054</text:p>
          </table:table-cell>
          <table:table-cell office:value-type="float" office:value="500" calcext:value-type="float">
            <text:p>500</text:p>
          </table:table-cell>
          <table:table-cell office:value-type="float" office:value="26100" calcext:value-type="float">
            <text:p>26100</text:p>
          </table:table-cell>
          <table:table-cell office:value-type="float" office:value="0.000018" calcext:value-type="float">
            <text:p>0,000018</text:p>
          </table:table-cell>
          <table:table-cell table:formula="of:=[.E290]*(1+[.C312])" office:value-type="float" office:value="0.0000185161290322581" calcext:value-type="float">
            <text:p>1,85161290322581E-05</text:p>
          </table:table-cell>
          <table:table-cell table:formula="of:=[.B290]*-12+[.H290]*[.B290]" office:value-type="float" office:value="0.0383141762452107" calcext:value-type="float">
            <text:p>0,0383141762452107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90]*(1+[.C313])" office:value-type="float" office:value="27042.238267148" calcext:value-type="float">
            <text:p>27042,238267148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formula="of:=[.D291]*(1+[.C313])" office:value-type="float" office:value="28018.4923562147" calcext:value-type="float">
            <text:p>28018,4923562147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32400" calcext:value-type="float">
            <text:p>32400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287]/[.D287]" office:value-type="float" office:value="-0.0210084033613445" calcext:value-type="float">
            <text:p>-0,021008403361344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288]/[.D288]" office:value-type="float" office:value="-0.0209059233449477" calcext:value-type="float">
            <text:p>-0,0209059233449477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289]/[.D289]" office:value-type="float" office:value="-0.0156794425087108" calcext:value-type="float">
            <text:p>-0,0156794425087108</text:p>
          </table:table-cell>
          <table:table-cell table:formula="of:=12-3.5" office:value-type="float" office:value="8.5" calcext:value-type="float">
            <text:p>8,5</text:p>
          </table:table-cell>
          <table:table-cell table:formula="of:=[.D297]*[.C297]" office:value-type="float" office:value="-0.133275261324042" calcext:value-type="float">
            <text:p>-0,133275261324042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290]/[.D290]" office:value-type="float" office:value="-0.0191570881226054" calcext:value-type="float">
            <text:p>-0,0191570881226054</text:p>
          </table:table-cell>
          <table:table-cell/>
          <table:table-cell table:formula="of:=[.D298]*[.C298]" office:value-type="float" office:value="-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291]/[.D291]" office:value-type="float" office:value="-0" calcext:value-type="float">
            <text:p>0</text:p>
          </table:table-cell>
          <table:table-cell/>
          <table:table-cell table:formula="of:=[.D299]*[.C299]" office:value-type="float" office:value="-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292]/[.D292]" office:value-type="float" office:value="-0.0178453570464542" calcext:value-type="float">
            <text:p>-0,0178453570464542</text:p>
          </table:table-cell>
          <table:table-cell office:value-type="float" office:value="2.1" calcext:value-type="float">
            <text:p>2,1</text:p>
          </table:table-cell>
          <table:table-cell table:formula="of:=[.D300]*[.C300]" office:value-type="float" office:value="-0.0374752497975538" calcext:value-type="float">
            <text:p>-0,0374752497975538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293]/[.D293]" office:value-type="float" office:value="-0.0216049382716049" calcext:value-type="float">
            <text:p>-0,0216049382716049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287]/[.E287]" office:value-type="float" office:value="-1.27323656735421" calcext:value-type="float">
            <text:p>-1,27323656735421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288]/[.E288]" office:value-type="float" office:value="-1.58378207158695" calcext:value-type="float">
            <text:p>-1,5837820715869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289]/[.E289]" office:value-type="float" office:value="-1.58378207158695" calcext:value-type="float">
            <text:p>-1,58378207158695</text:p>
          </table:table-cell>
          <table:table-cell table:number-columns-repeated="24"/>
        </table:table-row>
        <table:table-row table:style-name="ro1">
          <table:table-cell/>
          <table:table-cell table:formula="of:=6/9" office:value-type="float" office:value="0.666666666666667" calcext:value-type="float">
            <text:p>0,666666666666667</text:p>
          </table:table-cell>
          <table:table-cell table:formula="of:=-1/[.D293]/[.E290]" office:value-type="float" office:value="-1.71467764060357" calcext:value-type="float">
            <text:p>-1,71467764060357</text:p>
          </table:table-cell>
          <table:table-cell table:number-columns-repeated="2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formula="of:=230/6000" office:value-type="float" office:value="0.0383333333333333" calcext:value-type="float">
            <text:p>0,038333333333333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8/279" office:value-type="float" office:value="0.028673835125448" calcext:value-type="float">
            <text:p>0,02867383512544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10/277" office:value-type="float" office:value="0.036101083032491" calcext:value-type="float">
            <text:p>0,036101083032491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F316]/[.E316]*12/3" office:value-type="float" office:value="0.0903614457831325" calcext:value-type="float">
            <text:p>0,0903614457831325</text:p>
          </table:table-cell>
          <table:table-cell office:value-type="float" office:value="33200" calcext:value-type="float">
            <text:p>33200</text:p>
          </table:table-cell>
          <table:table-cell office:value-type="float" office:value="750" calcext:value-type="float">
            <text:p>750</text:p>
          </table:table-cell>
          <table:table-cell table:formula="of:=1/[.E316]/[.E290]" office:value-type="float" office:value="1.67336010709505" calcext:value-type="float">
            <text:p>1,67336010709505</text:p>
          </table:table-cell>
          <table:table-cell table:number-columns-repeated="20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9" office:value-type="float" office:value="100000" calcext:value-type="float">
            <text:p>100000</text:p>
          </table:table-cell>
          <table:table-cell table:style-name="ce9" office:value-type="float" office:value="0.00001" calcext:value-type="float">
            <text:p>0,0000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table:formula="of:=1/[.C321]/[.D321]*[.E321]*[.F321]" office:value-type="float" office:value="0.42" calcext:value-type="float">
            <text:p>0,42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24]/[.C321]" office:value-type="float" office:value="0.00787" calcext:value-type="float">
            <text:p>0,00787</text:p>
          </table:table-cell>
          <table:table-cell table:formula="of:=12" office:value-type="float" office:value="12" calcext:value-type="float">
            <text:p>12</text:p>
          </table:table-cell>
          <table:table-cell table:formula="of:=[.D324]*[.E324]" office:value-type="float" office:value="0.09444" calcext:value-type="float">
            <text:p>0,09444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24]-[.G321]" office:value-type="float" office:value="2.58556" calcext:value-type="float">
            <text:p>2,58556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0,0000047</text:p>
          </table:table-cell>
          <table:table-cell table:formula="of:=12/3+(12-12/3)/2" office:value-type="float" office:value="8" calcext:value-type="float">
            <text:p>8</text:p>
          </table:table-cell>
          <table:table-cell office:value-type="float" office:value="0.000363" calcext:value-type="float">
            <text:p>0,000363</text:p>
          </table:table-cell>
          <table:table-cell table:formula="of:=1/[.C328]/[.D328]*[.E328]*[.F328]" office:value-type="float" office:value="0.0195529221653649" calcext:value-type="float">
            <text:p>0,0195529221653649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31]/[.C328]" office:value-type="float" office:value="0.0249050632911392" calcext:value-type="float">
            <text:p>0,0249050632911392</text:p>
          </table:table-cell>
          <table:table-cell table:formula="of:=12/3" office:value-type="float" office:value="4" calcext:value-type="float">
            <text:p>4</text:p>
          </table:table-cell>
          <table:table-cell table:formula="of:=[.D331]*[.E331]" office:value-type="float" office:value="0.099620253164557" calcext:value-type="float">
            <text:p>0,099620253164557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31]-[.G328]" office:value-type="float" office:value="2.98082682467008" calcext:value-type="float">
            <text:p>2,98082682467008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0,0000047</text:p>
          </table:table-cell>
          <table:table-cell table:formula="of:=12/2+(12-12/2)/2" office:value-type="float" office:value="9" calcext:value-type="float">
            <text:p>9</text:p>
          </table:table-cell>
          <table:table-cell office:value-type="float" office:value="0.006" calcext:value-type="float">
            <text:p>0,006</text:p>
          </table:table-cell>
          <table:table-cell table:formula="of:=1/[.C335]/[.D335]*[.E335]*[.F335]" office:value-type="float" office:value="0.363587395636951" calcext:value-type="float">
            <text:p>0,363587395636951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38]/[.C335]" office:value-type="float" office:value="0.0249050632911392" calcext:value-type="float">
            <text:p>0,0249050632911392</text:p>
          </table:table-cell>
          <table:table-cell office:value-type="float" office:value="1" calcext:value-type="float">
            <text:p>1</text:p>
          </table:table-cell>
          <table:table-cell table:formula="of:=[.D338]*[.E338]" office:value-type="float" office:value="0.0249050632911392" calcext:value-type="float">
            <text:p>0,0249050632911392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38]-[.G335]" office:value-type="float" office:value="2.71150754107191" calcext:value-type="float">
            <text:p>2,71150754107191</text:p>
          </table:table-cell>
          <table:table-cell table:number-columns-repeated="20"/>
        </table:table-row>
        <table:table-row table:style-name="ro1">
          <table:table-cell table:number-columns-repeated="9"/>
          <table:table-cell table:formula="of:=1/0.3" office:value-type="float" office:value="3.33333333333333" calcext:value-type="float">
            <text:p>3,33333333333333</text:p>
          </table:table-cell>
          <table:table-cell table:formula="of:=31600/[.J340]" office:value-type="float" office:value="9480" calcext:value-type="float">
            <text:p>9480</text:p>
          </table:table-cell>
          <table:table-cell table:formula="of:=3.1*[.J340]" office:value-type="float" office:value="10.3333333333333" calcext:value-type="float">
            <text:p>10,3333333333333</text:p>
          </table:table-cell>
          <table:table-cell table:formula="of:=10000/[.J340]" office:value-type="float" office:value="3000" calcext:value-type="float">
            <text:p>3000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0,0000047</text:p>
          </table:table-cell>
          <table:table-cell table:formula="of:=12/3.3*2" office:value-type="float" office:value="7.27272727272727" calcext:value-type="float">
            <text:p>7,27272727272727</text:p>
          </table:table-cell>
          <table:table-cell office:value-type="float" office:value="0" calcext:value-type="float">
            <text:p>0</text:p>
          </table:table-cell>
          <table:table-cell table:formula="of:=1/[.C343]/[.D343]*[.E343]*[.F343]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46]/[.C343]" office:value-type="float" office:value="0.0249050632911392" calcext:value-type="float">
            <text:p>0,0249050632911392</text:p>
          </table:table-cell>
          <table:table-cell table:formula="of:=12" office:value-type="float" office:value="12" calcext:value-type="float">
            <text:p>12</text:p>
          </table:table-cell>
          <table:table-cell table:formula="of:=[.D346]*[.E346]" office:value-type="float" office:value="0.298860759493671" calcext:value-type="float">
            <text:p>0,298860759493671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46]-[.G343]" office:value-type="float" office:value="2.80113924050633" calcext:value-type="float">
            <text:p>2,80113924050633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0,0000047</text:p>
          </table:table-cell>
          <table:table-cell table:formula="of:=12/3+(12-12/3)/2" office:value-type="float" office:value="8" calcext:value-type="float">
            <text:p>8</text:p>
          </table:table-cell>
          <table:table-cell office:value-type="float" office:value="0.000363" calcext:value-type="float">
            <text:p>0,000363</text:p>
          </table:table-cell>
          <table:table-cell table:formula="of:=1/[.C350]/[.D350]*[.E350]*[.F350]" office:value-type="float" office:value="0.0195529221653649" calcext:value-type="float">
            <text:p>0,0195529221653649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53]/[.C350]" office:value-type="float" office:value="0.0249050632911392" calcext:value-type="float">
            <text:p>0,0249050632911392</text:p>
          </table:table-cell>
          <table:table-cell table:formula="of:=12/3" office:value-type="float" office:value="4" calcext:value-type="float">
            <text:p>4</text:p>
          </table:table-cell>
          <table:table-cell table:formula="of:=[.D353]*[.E353]" office:value-type="float" office:value="0.099620253164557" calcext:value-type="float">
            <text:p>0,099620253164557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53]-[.G350]" office:value-type="float" office:value="2.98082682467008" calcext:value-type="float">
            <text:p>2,98082682467008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8450" calcext:value-type="float">
            <text:p>8450</text:p>
          </table:table-cell>
          <table:table-cell office:value-type="float" office:value="0.0000047" calcext:value-type="float">
            <text:p>0,0000047</text:p>
          </table:table-cell>
          <table:table-cell table:formula="of:=12/2+(12-12/2)/2" office:value-type="float" office:value="9" calcext:value-type="float">
            <text:p>9</text:p>
          </table:table-cell>
          <table:table-cell office:value-type="float" office:value="0.003" calcext:value-type="float">
            <text:p>0,003</text:p>
          </table:table-cell>
          <table:table-cell table:formula="of:=1/[.C357]/[.D357]*[.E357]*[.F357]" office:value-type="float" office:value="0.679843887699862" calcext:value-type="float">
            <text:p>0,679843887699862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60]/[.C357]" office:value-type="float" office:value="0.0931360946745562" calcext:value-type="float">
            <text:p>0,0931360946745562</text:p>
          </table:table-cell>
          <table:table-cell office:value-type="float" office:value="1" calcext:value-type="float">
            <text:p>1</text:p>
          </table:table-cell>
          <table:table-cell table:formula="of:=[.D360]*[.E360]" office:value-type="float" office:value="0.0931360946745562" calcext:value-type="float">
            <text:p>0,0931360946745562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60]-[.G357]" office:value-type="float" office:value="2.32702001762558" calcext:value-type="float">
            <text:p>2,32702001762558</text:p>
          </table:table-cell>
          <table:table-cell table:number-columns-repeated="2"/>
          <table:table-cell table:formula="of:=SQRT(90/10)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v</text:p>
          </table:table-cell>
          <table:table-cell table:number-columns-repeated="22"/>
        </table:table-row>
        <table:table-row table:style-name="ro1">
          <table:table-cell table:formula="of:=315/6000*315" office:value-type="float" office:value="16.5375" calcext:value-type="float">
            <text:p>16,5375</text:p>
          </table:table-cell>
          <table:table-cell/>
          <table:table-cell table:style-name="ce9" office:value-type="float" office:value="8450" calcext:value-type="float">
            <text:p>8450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table:formula="of:=12-377*230/(230+6000)" office:value-type="float" office:value="-1.91813804173355" calcext:value-type="float">
            <text:p>-1,91813804173355</text:p>
          </table:table-cell>
          <table:table-cell table:style-name="ce9"/>
          <table:table-cell table:style-name="ce9" table:formula="of:=[.C364]/[.D364]*[.E364]" office:value-type="float" office:value="-0.162082664526485" calcext:value-type="float">
            <text:p>-0,162082664526485</text:p>
          </table:table-cell>
          <table:table-cell table:number-columns-repeated="2"/>
          <table:table-cell table:formula="of:=10.33-0.9" office:value-type="float" office:value="9.43" calcext:value-type="float">
            <text:p>9,43</text:p>
          </table:table-cell>
          <table:table-cell table:formula="of:=5110*2.8/2.7" office:value-type="float" office:value="5299.25925925926" calcext:value-type="float">
            <text:p>5299,2592592592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31" calcext:value-type="float">
            <text:p>931</text:p>
          </table:table-cell>
          <table:table-cell office:value-type="float" office:value="8450" calcext:value-type="float">
            <text:p>8450</text:p>
          </table:table-cell>
          <table:table-cell table:formula="of:=12-377*230/(230+6000)" office:value-type="float" office:value="-1.91813804173355" calcext:value-type="float">
            <text:p>-1,91813804173355</text:p>
          </table:table-cell>
          <table:table-cell/>
          <table:table-cell table:formula="of:=[.C365]/[.D365]*[.E365]" office:value-type="float" office:value="-0.211335682467921" calcext:value-type="float">
            <text:p>-0,211335682467921</text:p>
          </table:table-cell>
          <table:table-cell table:number-columns-repeated="2"/>
          <table:table-cell table:formula="of:=2.8*10000/9.43" office:value-type="float" office:value="2969.24708377519" calcext:value-type="float">
            <text:p>2969,2470837751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366]/[.D366]*[.E366]" office:value-type="float" office:value="1.2" calcext:value-type="float">
            <text:p>1,2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table:formula="of:=0.16-0.19" office:value-type="float" office:value="-0.03" calcext:value-type="float">
            <text:p>-0,03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2.83" calcext:value-type="float">
            <text:p>2,83</text:p>
          </table:table-cell>
          <table:table-cell table:number-columns-repeated="16"/>
        </table:table-row>
        <table:table-row table:style-name="ro1">
          <table:table-cell table:number-columns-repeated="9"/>
          <table:table-cell office:value-type="float" office:value="300" calcext:value-type="float">
            <text:p>30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10000" calcext:value-type="float">
            <text:p>10000</text:p>
          </table:table-cell>
          <table:table-cell office:value-type="float" office:value="9.33" calcext:value-type="float">
            <text:p>9,33</text:p>
          </table:table-cell>
          <table:table-cell/>
          <table:table-cell table:formula="of:=[.C370]/[.D370]*[.E370]" office:value-type="float" office:value="4.76763" calcext:value-type="float">
            <text:p>4,76763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string" calcext:value-type="string">
            <text:p>330v e depois erros d siulacao e outras cousas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.3" calcext:value-type="float">
            <text:p>10,3</text:p>
          </table:table-cell>
          <table:table-cell/>
          <table:table-cell table:formula="of:=[.C371]/[.D371]*[.E371]" office:value-type="float" office:value="5.2633" calcext:value-type="float">
            <text:p>5,2633</text:p>
          </table:table-cell>
          <table:table-cell table:number-columns-repeated="2"/>
          <table:table-cell office:value-type="float" office:value="374" calcext:value-type="float">
            <text:p>374</text:p>
          </table:table-cell>
          <table:table-cell office:value-type="string" calcext:value-type="string">
            <text:p>não deu bons resultados 2,78</text:p>
          </table:table-cell>
          <table:table-cell table:number-columns-repeated="16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9"/>
          <table:table-cell table:formula="of:=0.808*3+0.315" office:value-type="float" office:value="2.739" calcext:value-type="float">
            <text:p>2,739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R2</text:p>
          </table:table-cell>
          <table:table-cell office:value-type="string" calcext:value-type="string">
            <text:p>4.99</text:p>
          </table:table-cell>
          <table:table-cell office:value-type="float" office:value="2.8" calcext:value-type="float">
            <text:p>2,8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845k paralelo de condensador à saida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9"/>
          <table:table-cell office:value-type="float" office:value="5.9" calcext:value-type="float">
            <text:p>5,9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.49" calcext:value-type="float">
            <text:p>5,49</text:p>
          </table:table-cell>
          <table:table-cell office:value-type="float" office:value="2.9" calcext:value-type="float">
            <text:p>2,9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0,120u <text:s/>^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8"/>
          <table:table-cell office:value-type="string" calcext:value-type="string">
            <text:p>1,2u: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5,62k</text:p>
          </table:table-cell>
          <table:table-cell office:value-type="string" calcext:value-type="string">
            <text:p>1,2u</text:p>
          </table:table-cell>
          <table:table-cell office:value-type="float" office:value="2.89" calcext:value-type="float">
            <text:p>2,89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experimentar agora só mexendo em r2 e esperar 20ms, se estabiliza 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1u: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850k </text:p>
          </table:table-cell>
          <table:table-cell office:value-type="string" calcext:value-type="string">
            <text:p>5,36k</text:p>
          </table:table-cell>
          <table:table-cell office:value-type="float" office:value="2.825" calcext:value-type="float">
            <text:p>2,825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499k</text:p>
          </table:table-cell>
          <table:table-cell table:number-columns-repeated="2" office:value-type="string" calcext:value-type="string">
            <text:p>“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“</text:p>
          </table:table-cell>
          <table:table-cell office:value-type="string" calcext:value-type="string">
            <text:p>5,23k</text:p>
          </table:table-cell>
          <table:table-cell office:value-type="string" calcext:value-type="string">
            <text:p>291v</text:p>
          </table:table-cell>
          <table:table-cell office:value-type="float" office:value="2.825" calcext:value-type="float">
            <text:p>2,825</text:p>
          </table:table-cell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1,2u: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442k</text:p>
          </table:table-cell>
          <table:table-cell office:value-type="string" calcext:value-type="string">
            <text:p>5,23k</text:p>
          </table:table-cell>
          <table:table-cell office:value-type="string" calcext:value-type="string">
            <text:p>315v e depois diminuiu</text:p>
          </table:table-cell>
          <table:table-cell/>
          <table:table-cell office:value-type="float" office:value="2.85" calcext:value-type="float">
            <text:p>2,85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diminuir r2??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.11" calcext:value-type="float">
            <text:p>5,11</text:p>
          </table:table-cell>
          <table:table-cell office:value-type="string" calcext:value-type="string">
            <text:p>377v</text:p>
          </table:table-cell>
          <table:table-cell/>
          <table:table-cell office:value-type="float" office:value="2.819" calcext:value-type="float">
            <text:p>2,819</text:p>
          </table:table-cell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8"/>
          <table:table-cell table:formula="of:=2.8/5.11" office:value-type="float" office:value="0.547945205479452" calcext:value-type="float">
            <text:p>0,547945205479452</text:p>
          </table:table-cell>
          <table:table-cell table:formula="of:=5/[.I394]" office:value-type="float" office:value="9.125" calcext:value-type="float">
            <text:p>9,125</text:p>
          </table:table-cell>
          <table:table-cell table:number-columns-repeated="17"/>
        </table:table-row>
        <table:table-row table:style-name="ro1">
          <table:table-cell table:number-columns-repeated="9"/>
          <table:table-cell table:formula="of:=2.8*3.3" office:value-type="float" office:value="9.24" calcext:value-type="float">
            <text:p>9,24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K2 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8,45K</text:p>
          </table:table-cell>
          <table:table-cell office:value-type="float" office:value="0.76" calcext:value-type="float">
            <text:p>0,76</text:p>
          </table:table-cell>
          <table:table-cell table:number-columns-repeated="16"/>
        </table:table-row>
        <table:table-row table:style-name="ro1">
          <table:table-cell table:number-columns-repeated="6"/>
          <table:table-cell table:formula="of:=931/8450" office:value-type="float" office:value="0.110177514792899" calcext:value-type="float">
            <text:p>0,110177514792899</text:p>
          </table:table-cell>
          <table:table-cell table:number-columns-repeated="2"/>
          <table:table-cell office:value-type="string" calcext:value-type="string">
            <text:p>10K</text:p>
          </table:table-cell>
          <table:table-cell table:number-columns-repeated="17"/>
        </table:table-row>
        <table:table-row table:style-name="ro1">
          <table:table-cell table:number-columns-repeated="6"/>
          <table:table-cell table:formula="of:=8450/100000" office:value-type="float" office:value="0.0845" calcext:value-type="float">
            <text:p>0,0845</text:p>
          </table:table-cell>
          <table:table-cell table:number-columns-repeated="20"/>
        </table:table-row>
        <table:table-row table:style-name="ro1"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7"/>
        </table:table-row>
        <table:table-row table:style-name="ro1">
          <table:table-cell table:number-columns-repeated="6"/>
          <table:table-cell table:formula="of:=2.8*3.33" office:value-type="float" office:value="9.324" calcext:value-type="float">
            <text:p>9,324</text:p>
          </table:table-cell>
          <table:table-cell/>
          <table:table-cell office:value-type="string" calcext:value-type="string">
            <text:p>100k</text:p>
          </table:table-cell>
          <table:table-cell office:value-type="string" calcext:value-type="string">
            <text:p>10k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391v</text:p>
          </table:table-cell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200k</text:p>
          </table:table-cell>
          <table:table-cell office:value-type="string" calcext:value-type="string">
            <text:p>20k</text:p>
          </table:table-cell>
          <table:table-cell table:number-columns-repeated="17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table:formula="of:=1.44/([.E407]+2*[.F407])/0.0000000056" office:value-type="float" office:value="64285.7142857143" calcext:value-type="float">
            <text:p>64285,7142857143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1.44/([.E408]+2*[.F408])/0.0000000056" office:value-type="float" office:value="107142.857142857" calcext:value-type="float">
            <text:p>107142,857142857</text:p>
          </table:table-cell>
          <table:table-cell/>
          <table:table-cell office:value-type="string" calcext:value-type="string">
            <text:p>R2 ultimo amp op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70k</text:p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11" office:value-type="string" calcext:value-type="string">
            <text:p>7,15k</text:p>
          </table:table-cell>
          <table:table-cell office:value-type="string" calcext:value-type="string">
            <text:p>valor de <text:s/>talvez muito incrementado??</text:p>
          </table:table-cell>
          <table:table-cell table:number-columns-repeated="17"/>
        </table:table-row>
        <table:table-row table:style-name="ro1">
          <table:table-cell table:number-columns-repeated="8"/>
          <table:table-cell table:style-name="ce11"/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6040" calcext:value-type="float">
            <text:p>6040</text:p>
          </table:table-cell>
          <table:table-cell office:value-type="float" office:value="249" calcext:value-type="float">
            <text:p>249</text:p>
          </table:table-cell>
          <table:table-cell table:formula="of:=---(15-[.B415]/([.C415]+[.D415])*[.D415])" office:value-type="float" office:value="-1.5384003816187" calcext:value-type="float">
            <text:p>-1,5384003816187</text:p>
          </table:table-cell>
          <table:table-cell table:formula="of:=11.836+12" office:value-type="float" office:value="23.836" calcext:value-type="float">
            <text:p>23,836</text:p>
          </table:table-cell>
          <table:table-cell table:number-columns-repeated="21"/>
        </table:table-row>
        <table:table-row table:style-name="ro1">
          <table:table-cell table:number-columns-repeated="4"/>
          <table:table-cell table:formula="of:=53*53" office:value-type="float" office:value="2809" calcext:value-type="float">
            <text:p>2809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(12-8)/20000*10000+8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12*1000000/1000000"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-4/(6040+249)*249+4" office:value-type="float" office:value="3.84162823978375" calcext:value-type="float">
            <text:p>3,8416282397837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(311-4)/(6040+249)*249+4" office:value-type="float" office:value="16.1550325965972" calcext:value-type="float">
            <text:p>16,1550325965972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--8.36" office:value-type="float" office:value="8.36" calcext:value-type="float">
            <text:p>8,36</text:p>
          </table:table-cell>
          <table:table-cell table:number-columns-repeated="22"/>
        </table:table-row>
      </table:table>
      <table:table table:name="Sheet_12_48" table:style-name="ta1">
        <table:table-column table:style-name="co1" table:number-columns-repeated="27" table:default-cell-style-name="Default"/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m(W/m^3)</text:p>
          </table:table-cell>
          <table:table-cell table:style-name="ce3" office:value-type="float" office:value="1.076" calcext:value-type="float">
            <text:p>1,07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office:value-type="float" office:value="0.25" calcext:value-type="float">
            <text:p>0,2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table:style-name="ce3" office:value-type="float" office:value="1.558" calcext:value-type="float">
            <text:p>1,55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office:value-type="float" office:value="1.6" calcext:value-type="float">
            <text:p>1,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beta</text:p>
          </table:table-cell>
          <table:table-cell table:style-name="ce3" office:value-type="float" office:value="3.114" calcext:value-type="float">
            <text:p>3,114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office:value-type="float" office:value="2.5" calcext:value-type="float">
            <text:p>2,5</text:p>
          </table:table-cell>
          <table:table-cell office:value-type="string" calcext:value-type="string">
            <text:p>usado no exemplo do paper: ferrite core is ETD49, material(grade) 3F3 Ferroxcube</text:p>
          </table:table-cell>
          <table:table-cell table:number-columns-repeated="23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office:value-type="string" calcext:value-type="string">
            <text:p>Rth (ºC/W)</text:p>
          </table:table-cell>
          <table:table-cell office:value-type="float" office:value="8" calcext:value-type="float">
            <text:p>8</text:p>
          </table:table-cell>
          <table:table-cell table:formula="of:=23*[.C50]^(-0.37)" office:value-type="float" office:value="0.398447876982157" calcext:value-type="float">
            <text:p>0,398447876982157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ro <text:s/>cm</text:p>
          </table:table-cell>
          <table:table-cell office:value-type="float" office:value="5.05" calcext:value-type="float">
            <text:p>5,05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e m2</text:p>
          </table:table-cell>
          <table:table-cell office:value-type="float" office:value="0.000211" calcext:value-type="float">
            <text:p>0,000211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Ve <text:s/>m3</text:p>
          </table:table-cell>
          <table:table-cell office:value-type="float" office:value="0.000024" calcext:value-type="float">
            <text:p>0,000024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l H</text:p>
          </table:table-cell>
          <table:table-cell table:style-name="ce2" table:formula="of:=3900*10^-9" office:value-type="float" office:value="0.0000039" calcext:value-type="float">
            <text:p>0,0000039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1]" office:value-type="float" office:value="0.0000039" calcext:value-type="float">
            <text:p>0,0000039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2]" office:value-type="float" office:value="0.0000039" calcext:value-type="float">
            <text:p>0,0000039</text:p>
          </table:table-cell>
          <table:table-cell table:formula="of:=10^-9*2500" office:value-type="float" office:value="0.0000025" calcext:value-type="float">
            <text:p>0,0000025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10^-9*5600" office:value-type="float" office:value="0.0000056" calcext:value-type="float">
            <text:p>0,0000056</text:p>
          </table:table-cell>
          <table:table-cell table:formula="of:=10^-9*2200" office:value-type="float" office:value="0.0000022" calcext:value-type="float">
            <text:p>0,0000022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2800*10^-9" office:value-type="float" office:value="0.0000028" calcext:value-type="float">
            <text:p>0,000002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630*10^-9" office:value-type="float" office:value="0.00000063" calcext:value-type="float">
            <text:p>0,00000063</text:p>
          </table:table-cell>
          <table:table-cell office:value-type="string" calcext:value-type="string">
            <text:p>E65/32/27-3f3-E63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10^-9*3500" office:value-type="float" office:value="0.0000035" calcext:value-type="float">
            <text:p>0,000003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10^-9*2800" office:value-type="float" office:value="0.0000028" calcext:value-type="float">
            <text:p>0,0000028</text:p>
          </table:table-cell>
          <table:table-cell table:formula="of:=10^-9*4600" office:value-type="float" office:value="0.0000046" calcext:value-type="float">
            <text:p>0,0000046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formula="of:=49.8" office:value-type="float" office:value="49.8" calcext:value-type="float">
            <text:p>49,8</text:p>
          </table:table-cell>
          <table:table-cell table:number-columns-repeated="2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6.7" calcext:value-type="float">
            <text:p>16,7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I()*R^2</text:p>
          </table:table-cell>
          <table:table-cell/>
          <table:table-cell table:formula="of:=16.7*16.7*PI()" office:value-type="float" office:value="876.158775159657" calcext:value-type="float">
            <text:p>876,158775159657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36.1" calcext:value-type="float">
            <text:p>36,1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16.7" calcext:value-type="float">
            <text:p>16,7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PI()*[.C35]/2*[.C35]/2" office:value-type="float" office:value="219.039693789914" calcext:value-type="float">
            <text:p>219,039693789914</text:p>
          </table:table-cell>
          <table:table-cell office:value-type="string" calcext:value-type="string">
            <text:p>isto seria num caso ideal</text:p>
          </table:table-cell>
          <table:table-cell table:number-columns-repeated="23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"/>
          <table:table-cell table:formula="of:=[.C32]*[.C29]" office:value-type="float" office:value="831.66" calcext:value-type="float">
            <text:p>831,66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23*([.C40]*[.C38])^(-0.37)" office:value-type="string" office:string-value="" calcext:value-type="error">
            <text:p>#NUM!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38]*[.C17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[.C29]-[.C34]" office:value-type="float" office:value="13.7" calcext:value-type="float">
            <text:p>13,7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45]*[.C32]" office:value-type="float" office:value="228.79" calcext:value-type="float">
            <text:p>228,79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([.C46]+[.C37])*[.C38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e*Aw</text:p>
          </table:table-cell>
          <table:table-cell office:value-type="float" office:value="57600" calcext:value-type="float">
            <text:p>57600</text:p>
          </table:table-cell>
          <table:table-cell table:formula="of:=[.C58]*[.C17]" office:value-type="float" office:value="0.057603" calcext:value-type="float">
            <text:p>0,057603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23*[.C50]^(-0.37)" office:value-type="float" office:value="0.398447876982157" calcext:value-type="float">
            <text:p>0,398447876982157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gm</text:p>
          </table:table-cell>
          <table:table-cell table:style-name="ce6" table:formula="of:=[.C17]*[.C17]/[.C15]*(1/[.C19]/[.C13])^(2/[.C8])" office:value-type="float" office:value="0.00000214962795904936" calcext:value-type="float">
            <text:p>2,14962795904936E-06</text:p>
          </table:table-cell>
          <table:table-cell table:formula="of:=[.C17]*[.C17]/[.C15]*(1/[.C19]/[.C13])" office:value-type="float" office:value="0.0000459168729372937" calcext:value-type="float">
            <text:p>4,59168729372937E-05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6"/>
          <table:table-cell table:number-columns-repeated="24"/>
        </table:table-row>
        <table:table-row table:style-name="ro1">
          <table:table-cell/>
          <table:table-cell office:value-type="string" calcext:value-type="string">
            <text:p>kgw</text:p>
          </table:table-cell>
          <table:table-cell table:formula="of:=[.C50]/[.C17]*[.C50]/[.C17]*[.C15]*[.C50]^(-0.48)" office:value-type="float" office:value="1.95239929573391E+015" calcext:value-type="float">
            <text:p>1,95239929573391E+015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w</text:p>
          </table:table-cell>
          <table:table-cell office:value-type="float" office:value="273" calcext:value-type="float">
            <text:p>273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50]/[.C17]" office:value-type="float" office:value="272985781.990521" calcext:value-type="float">
            <text:p>272985781,990521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u0</text:p>
          </table:table-cell>
          <table:table-cell table:formula="of:=4*PI()*10^(-7)" office:value-type="float" office:value="0.00000125663706143592" calcext:value-type="float">
            <text:p>1,25663706143592E-06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Vo</text:p>
          </table:table-cell>
          <table:table-cell table:style-name="ce7" table:formula="of:=200/6.735" office:value-type="float" office:value="29.6956198960653" calcext:value-type="float">
            <text:p>29,695619896065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nt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fres</text:p>
          </table:table-cell>
          <table:table-cell office:value-type="string" calcext:value-type="string">
            <text:p>Kcu</text:p>
          </table:table-cell>
          <table:table-cell office:value-type="string" calcext:value-type="string">
            <text:p>Delta T max</text:p>
          </table:table-cell>
          <table:table-cell office:value-type="string" calcext:value-type="string">
            <text:p>I_p_rms (prim rms</text:p>
          </table:table-cell>
          <table:table-cell/>
          <table:table-cell office:value-type="string" calcext:value-type="string">
            <text:p>Kut Litz wire</text:p>
          </table:table-cell>
          <table:table-cell office:value-type="string" calcext:value-type="string">
            <text:p>J30 <text:span text:style-name="T2">A/</text:span>m^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.335" calcext:value-type="float">
            <text:p>5,335</text:p>
          </table:table-cell>
          <table:table-cell/>
          <table:table-cell table:formula="of:=SQRT([.F67]/([.F67]+[.G67]))" office:value-type="float" office:value="0.942193429997273" calcext:value-type="float">
            <text:p>0,942193429997273</text:p>
          </table:table-cell>
          <table:table-cell table:style-name="ce2" table:formula="of:=680*10^(-6)" office:value-type="float" office:value="0.00068" calcext:value-type="float">
            <text:p>0,00068</text:p>
          </table:table-cell>
          <table:table-cell table:style-name="ce2" table:formula="of:=86*10^(-6)" office:value-type="float" office:value="0.000086" calcext:value-type="float">
            <text:p>0,000086</text:p>
          </table:table-cell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4200000" calcext:value-type="float">
            <text:p>420000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.335" calcext:value-type="float">
            <text:p>5,335</text:p>
          </table:table-cell>
          <table:table-cell/>
          <table:table-cell table:style-name="ce8" table:formula="of:=SQRT([.F68]/([.F68]+[.G68]))" office:value-type="float" office:value="0.919171010345946" calcext:value-type="float">
            <text:p>0,919171010345946</text:p>
          </table:table-cell>
          <table:table-cell table:style-name="ce2" office:value-type="float" office:value="0.000305" calcext:value-type="float">
            <text:p>0,000305</text:p>
          </table:table-cell>
          <table:table-cell table:style-name="ce2" table:formula="of:=56*10^(-6)" office:value-type="float" office:value="0.000056" calcext:value-type="float">
            <text:p>0,000056</text:p>
          </table:table-cell>
          <table:table-cell table:number-columns-repeated="2"/>
          <table:table-cell table:style-name="ce2" office:value-type="float" office:value="40" calcext:value-type="float">
            <text:p>4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24-311</text:p>
          </table:table-cell>
          <table:table-cell table:style-name="ce8" table:formula="of:=SQRT([.F69]/([.F69]+[.G69]))" office:value-type="float" office:value="0.816496580927726" calcext:value-type="float">
            <text:p>0,816496580927726</text:p>
          </table:table-cell>
          <table:table-cell table:style-name="ce2" table:formula="of:=[.F154]" office:value-type="float" office:value="0.000000169845795049352" calcext:value-type="float">
            <text:p>1,69845795049352E-07</text:p>
          </table:table-cell>
          <table:table-cell table:style-name="ce2" table:formula="of:=[.G154]" office:value-type="float" office:value="0.0000000849228975246762" calcext:value-type="float">
            <text:p>8,49228975246762E-08</text:p>
          </table:table-cell>
          <table:table-cell table:number-columns-repeated="2"/>
          <table:table-cell table:style-name="ce2"/>
          <table:table-cell table:number-columns-repeated="17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formula="of:=[.E69]" office:value-type="float" office:value="0.816496580927726" calcext:value-type="float">
            <text:p>0,816496580927726</text:p>
          </table:table-cell>
          <table:table-cell table:style-name="ce2" table:formula="of:=[.F69]" office:value-type="float" office:value="0.000000169845795049352" calcext:value-type="float">
            <text:p>1,69845795049352E-07</text:p>
          </table:table-cell>
          <table:table-cell table:style-name="ce2" table:formula="of:=[.G69]" office:value-type="float" office:value="0.0000000849228975246762" calcext:value-type="float">
            <text:p>8,49228975246762E-08</text:p>
          </table:table-cell>
          <table:table-cell table:number-columns-repeated="2"/>
          <table:table-cell table:style-name="ce2"/>
          <table:table-cell table:number-columns-repeated="17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formula="of:=[.E70]" office:value-type="float" office:value="0.816496580927726" calcext:value-type="float">
            <text:p>0,816496580927726</text:p>
          </table:table-cell>
          <table:table-cell table:formula="of:=[.F70]" office:value-type="float" office:value="0.000000169845795049352" calcext:value-type="float">
            <text:p>1,69845795049352E-07</text:p>
          </table:table-cell>
          <table:table-cell table:formula="of:=[.G70]" office:value-type="float" office:value="0.0000000849228975246762" calcext:value-type="float">
            <text:p>8,49228975246762E-08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E71]" office:value-type="float" office:value="0.816496580927726" calcext:value-type="float">
            <text:p>0,816496580927726</text:p>
          </table:table-cell>
          <table:table-cell table:formula="of:=[.F71]" office:value-type="float" office:value="0.000000169845795049352" calcext:value-type="float">
            <text:p>1,69845795049352E-07</text:p>
          </table:table-cell>
          <table:table-cell table:formula="of:=[.G71]" office:value-type="float" office:value="0.0000000849228975246762" calcext:value-type="float">
            <text:p>8,49228975246762E-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gm &gt;=</text:p>
          </table:table-cell>
          <table:table-cell table:formula="of:=[.C61]*([.C66]*[.C63]/4/[.E67]/[.H67])^2*[.G68]/(1-[.E67])*([.C2]*[.H67]^[.C5]/(1-[.I67])/[.J67]*(8/PI()/PI())^([.C5]-1))^(2/[.C8])" office:value-type="float" office:value="0.00000000400672034132305" calcext:value-type="float">
            <text:p>4,00672034132305E-09</text:p>
          </table:table-cell>
          <table:table-cell table:formula="of:=[.C61]*([.C66]*[.C63]/4/[.E67]/[.H67])^2*[.G68]/(1-[.E67])*([.C2]*[.H67]^[.C5]/(1-[.I67])/[.J67]*(8/PI()/PI())^([.C5]-1))" office:value-type="float" office:value="0.0000000159380946130404" calcext:value-type="float">
            <text:p>1,59380946130404E-08</text:p>
          </table:table-cell>
          <table:table-cell table:formula="of:=[.D61]*([.D66]*[.D63]/4/[.F67]/[.I67])^2*[.H68]/(1-[.F67])*([.D2]*[.I67]^[.D5]/(1-[.J67])/[.K67]*(8/PI()/PI())^([.D5]-1))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Cr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Io</text:p>
          </table:table-cell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Kgw &gt;=</text:p>
          </table:table-cell>
          <table:table-cell table:formula="of:=([.K67]/[.M67]/[.N67])^2*(1+[.E67])/[.I67]*30/[.J67]" office:value-type="float" office:value="0.0000000000104046076606997" calcext:value-type="float">
            <text:p>1,04046076606997E-11</text:p>
          </table:table-cell>
          <table:table-cell table:number-columns-repeated="4"/>
          <table:table-cell table:style-name="ce2" table:formula="of:=33*10^(-9)" office:value-type="float" office:value="0.000000033" calcext:value-type="float">
            <text:p>0,000000033</text:p>
          </table:table-cell>
          <table:table-cell table:style-name="ce2" office:value-type="float" office:value="4.5" calcext:value-type="float">
            <text:p>4,5</text:p>
          </table:table-cell>
          <table:table-cell table:style-name="ce7" table:formula="of:=[.C63]/[.H76]" office:value-type="float" office:value="6.59902664357007" calcext:value-type="float">
            <text:p>6,59902664357007</text:p>
          </table:table-cell>
          <table:table-cell table:number-columns-repeated="18"/>
        </table:table-row>
        <table:table-row table:style-name="ro1">
          <table:table-cell table:number-columns-repeated="6"/>
          <table:table-cell table:formula="of:=31*10^(-9)" office:value-type="float" office:value="0.000000031" calcext:value-type="float">
            <text:p>0,000000031</text:p>
          </table:table-cell>
          <table:table-cell table:number-columns-repeated="20"/>
        </table:table-row>
        <table:table-row table:style-name="ro1">
          <table:table-cell table:number-columns-repeated="6"/>
          <table:table-cell table:formula="of:=[.M154]" office:value-type="float" office:value="0.0000298274042088875" calcext:value-type="float">
            <text:p>2,98274042088875E-05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N2</text:p>
          </table:table-cell>
          <table:table-cell table:number-columns-repeated="2"/>
          <table:table-cell table:formula="of:=[.G78]" office:value-type="float" office:value="0.0000298274042088875" calcext:value-type="float">
            <text:p>2,98274042088875E-0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N1</text:p>
          </table:table-cell>
          <table:table-cell table:formula="of:=SQRT([.G67]/[.C86]*1/(1+[.E67]))" office:value-type="float" office:value="23.8275807110758" calcext:value-type="float">
            <text:p>23,8275807110758</text:p>
          </table:table-cell>
          <table:table-cell table:formula="of:=[.C80]/[.C67]" office:value-type="float" office:value="4.46627567217916" calcext:value-type="float">
            <text:p>4,46627567217916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8" table:formula="of:=SQRT([.G68]/[.C87]*1/(1+[.E68]))" office:value-type="float" office:value="19.5630168239436" calcext:value-type="float">
            <text:p>19,5630168239436</text:p>
          </table:table-cell>
          <table:table-cell table:style-name="ce8" table:formula="of:=[.C81]/[.C68]" office:value-type="float" office:value="3.66691974207002" calcext:value-type="float">
            <text:p>3,66691974207002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8" table:formula="of:=SQRT([.G69]/[.C88]*1/(1+[.E69]))" office:value-type="float" office:value="0.7830576952105" calcext:value-type="float">
            <text:p>0,7830576952105</text:p>
          </table:table-cell>
          <table:table-cell table:style-name="ce8" table:formula="of:=[.C82]/[.$C$72]" office:value-type="float" office:value="0.7830576952105" calcext:value-type="float">
            <text:p>0,7830576952105</text:p>
          </table:table-cell>
          <table:table-cell office:value-type="string" calcext:value-type="string">
            <text:p>etd49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8" table:formula="of:=SQRT([.G70]/[.C89]*1/(1+[.E70]))" office:value-type="float" office:value="0.884943229343447" calcext:value-type="float">
            <text:p>0,884943229343447</text:p>
          </table:table-cell>
          <table:table-cell table:style-name="ce8" table:formula="of:=[.C83]/[.$C$72]" office:value-type="float" office:value="0.884943229343447" calcext:value-type="float">
            <text:p>0,884943229343447</text:p>
          </table:table-cell>
          <table:table-cell office:value-type="string" calcext:value-type="string">
            <text:p>Etd 3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--&gt;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office:value-type="string" calcext:value-type="string">
            <text:p>etd59</text:p>
          </table:table-cell>
          <table:table-cell/>
          <table:table-cell table:formula="of:=2.65*2.5" office:value-type="float" office:value="6.625" calcext:value-type="float">
            <text:p>6,625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8" table:formula="of:=SQRT([.G72]/[.C91]*1/(1+[.E72]))" office:value-type="float" office:value="0.708225610161967" calcext:value-type="float">
            <text:p>0,708225610161967</text:p>
          </table:table-cell>
          <table:table-cell table:style-name="ce8" table:formula="of:=[.C85]/[.$C$72]" office:value-type="float" office:value="0.708225610161967" calcext:value-type="float">
            <text:p>0,708225610161967</text:p>
          </table:table-cell>
          <table:table-cell office:value-type="string" calcext:value-type="string">
            <text:p>E65-63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Aa_ro</text:p>
          </table:table-cell>
          <table:table-cell table:formula="of:=[.$C$61]/6*[.C92]*([.B99]+2*[.B106])/[.B113]" office:value-type="float" office:value="0.000000077991284289118" calcext:value-type="float">
            <text:p>7,7991284289118E-08</text:p>
          </table:table-cell>
          <table:table-cell table:number-columns-repeated="3"/>
          <table:table-cell office:value-type="string" calcext:value-type="string">
            <text:p>Lr</text:p>
          </table:table-cell>
          <table:table-cell table:number-columns-repeated="20"/>
        </table:table-row>
        <table:table-row table:style-name="ro1">
          <table:table-cell table:number-columns-repeated="2"/>
          <table:table-cell table:formula="of:=[.$C$61]/6*[.C93]*([.B100]+2*[.B107])/[.B114]" office:value-type="float" office:value="0.0000000762434773003519" calcext:value-type="float">
            <text:p>7,62434773003519E-0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4]*([.B101]+2*[.B108])/[.B115]" office:value-type="float" office:value="0.0000000762434773003519" calcext:value-type="float">
            <text:p>7,62434773003519E-0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5]*([.B102]+2*[.B109])/[.B116]" office:value-type="float" office:value="0.0000000596979471540558" calcext:value-type="float">
            <text:p>5,96979471540558E-0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6]*([.B103]+2*[.B110])/[.B117]" office:value-type="float" office:value="0.000000106534234690593" calcext:value-type="float">
            <text:p>1,06534234690593E-07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7]*([.B104]+2*[.B111])/[.B118]" office:value-type="float" office:value="0.00000009320666403924" calcext:value-type="float">
            <text:p>9,320666403924E-08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lw</text:p>
          </table:table-cell>
          <table:table-cell table:style-name="ce2" table:formula="of:=10^-3*85" office:value-type="float" office:value="0.085" calcext:value-type="float">
            <text:p>0,085</text:p>
          </table:table-cell>
          <table:table-cell table:number-columns-repeated="3"/>
          <table:table-cell table:formula="of:=[.C87]*(1+[.E68])*[.C81]*[.C81]" office:value-type="float" office:value="0.0000560000000000002" calcext:value-type="float">
            <text:p>0,000056000000000000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2" table:formula="of:=PI()*((0.0359/2)^2-(0.017/2)^2)/[.B114]" office:value-type="float" office:value="0.08309512568745" calcext:value-type="float">
            <text:p>0,0830951256874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2" table:formula="of:=PI()*((0.0359/2)^2-(0.017/2)^2)/[.B115]" office:value-type="float" office:value="0.08309512568745" calcext:value-type="float">
            <text:p>0,0830951256874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2" table:formula="of:=PI()*((0.0291/2)^2-(0.0131/2)^2)/[.B116]" office:value-type="float" office:value="0.0662876049907446" calcext:value-type="float">
            <text:p>0,0662876049907446</text:p>
          </table:table-cell>
          <table:table-cell office:value-type="float" office:value="39" calcext:value-type="float">
            <text:p>39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2" table:formula="of:=PI()*((0.043/2)^2-(0.0224/2)^2)/[.B117]" office:value-type="float" office:value="0.102730079772386" calcext:value-type="float">
            <text:p>0,10273007977238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2" table:formula="of:=PI()*((0.044/2)^2-(0.023/2)^2)/[.B118]" office:value-type="float" office:value="0.105243353895258" calcext:value-type="float">
            <text:p>0,105243353895258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dw</text:p>
          </table:table-cell>
          <table:table-cell/>
          <table:table-cell table:formula="of:=(35.9-17)*19.2" office:value-type="float" office:value="362.88" calcext:value-type="float">
            <text:p>362,88</text:p>
          </table:table-cell>
          <table:table-cell table:number-columns-repeated="23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14.2*2*10^-3" office:value-type="float" office:value="0.0284" calcext:value-type="float">
            <text:p>0,028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22.5*2*10^-3" office:value-type="float" office:value="0.045" calcext:value-type="float">
            <text:p>0,0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22.2*2*10^-3" office:value-type="float" office:value="0.0444" calcext:value-type="float">
            <text:p>0,0444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ds mm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/>
          <table:table-cell table:number-columns-repeated="25"/>
        </table:table-row>
        <table:table-row table:style-name="ro1">
          <table:table-cell/>
          <table:table-cell office:value-type="string" calcext:value-type="string">
            <text:p>dh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29.1-13.1)/2*10^-3" office:value-type="float" office:value="0.008" calcext:value-type="float">
            <text:p>0,008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43-22.4)/2*10^-3" office:value-type="float" office:value="0.0103" calcext:value-type="float">
            <text:p>0,0103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44-23)/2*10^-3" office:value-type="float" office:value="0.0105" calcext:value-type="float">
            <text:p>0,010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1"/>
          <table:table-cell table:formula="of:=[.C63]*[.C63]/[.H76]" office:value-type="float" office:value="195.962186891464" calcext:value-type="float">
            <text:p>195,962186891464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r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Ir_peak</text:p>
          </table:table-cell>
          <table:table-cell office:value-type="string" calcext:value-type="string">
            <text:p>Ilm_peak</text:p>
          </table:table-cell>
          <table:table-cell office:value-type="string" calcext:value-type="string">
            <text:p>Ir_rms</text:p>
          </table:table-cell>
          <table:table-cell office:value-type="string" calcext:value-type="string">
            <text:p>Bsat T at H=250A/m f= 25khz T=100ºc</text:p>
          </table:table-cell>
          <table:table-cell/>
          <table:table-cell table:formula="of:=[.J122]*[.C66]" office:value-type="float" office:value="7.6940709658769" calcext:value-type="float">
            <text:p>7,6940709658769</text:p>
          </table:table-cell>
          <table:table-cell table:number-columns-repeated="14"/>
        </table:table-row>
        <table:table-row table:style-name="ro1">
          <table:table-cell/>
          <table:table-cell table:style-name="ce3" table:formula="of:=1/(2*PI()*SQRT([.G67]*[.G76]))" office:value-type="float" office:value="94474.3551128574" calcext:value-type="float">
            <text:p>94474,3551128574</text:p>
          </table:table-cell>
          <table:table-cell table:formula="of:=1/(2*PI()*SQRT(([.G68]+[.F67])*[.G76]))" office:value-type="float" office:value="32294.1794746218" calcext:value-type="float">
            <text:p>32294,1794746218</text:p>
          </table:table-cell>
          <table:table-cell table:formula="of:=[.F67]/[.G68]" office:value-type="float" office:value="12.1428571428571" calcext:value-type="float">
            <text:p>12,1428571428571</text:p>
          </table:table-cell>
          <table:table-cell table:formula="of:=PI()*PI()/8/[.C66]/[.C66]*[.H76]*SQRT([.G68]/[.G76])" office:value-type="float" office:value="3.57338114694871" calcext:value-type="float">
            <text:p>3,57338114694871</text:p>
          </table:table-cell>
          <table:table-cell table:formula="of:=[.G122]/[.B122]" office:value-type="float" office:value="0.952639474410676" calcext:value-type="float">
            <text:p>0,952639474410676</text:p>
          </table:table-cell>
          <table:table-cell table:style-name="ce2" office:value-type="float" office:value="90000" calcext:value-type="float">
            <text:p>90000</text:p>
          </table:table-cell>
          <table:table-cell table:formula="of:=SQRT((PI()*[.I76]/2/[.C66]/[.F122])^2+([.C66]*[.C63]/4/[.B122]/[.F67])^2)" office:value-type="float" office:value="1.64457638338213" calcext:value-type="float">
            <text:p>1,64457638338213</text:p>
          </table:table-cell>
          <table:table-cell table:formula="of:=[.C66]*[.C63]/4/[.F67]/[.B122]" office:value-type="float" office:value="0.924484304904799" calcext:value-type="float">
            <text:p>0,924484304904799</text:p>
          </table:table-cell>
          <table:table-cell table:formula="of:=SQRT([.C66]*[.C66]*[.C63]*[.C63]/[.B122]/[.B122]*(2*1/[.G122]-1/[.B122])/(32*[.F67]*[.F67]*[.G122])+PI()*PI()*[.C63]*[.C63]/[.H76]/[.H76]/[.G122]/[.G122]/8/[.C66]/[.C66]*[.B122]*[.B122])" office:value-type="float" office:value="0.961758870734612" calcext:value-type="float">
            <text:p>0,961758870734612</text:p>
          </table:table-cell>
          <table:table-cell table:style-name="ce3" office:value-type="float" office:value="0.32" calcext:value-type="float">
            <text:p>0,32</text:p>
          </table:table-cell>
          <table:table-cell table:number-columns-repeated="16"/>
        </table:table-row>
        <table:table-row table:style-name="ro1">
          <table:table-cell/>
          <table:table-cell table:style-name="ce3" table:formula="of:=1/(2*PI()*SQRT([.G68]*[.G77]))" office:value-type="float" office:value="120793.974519802" calcext:value-type="float">
            <text:p>120793,974519802</text:p>
          </table:table-cell>
          <table:table-cell table:formula="of:=1/(2*PI()*SQRT(([.G69]+[.F68])*[.G77]))" office:value-type="float" office:value="51752.2113705622" calcext:value-type="float">
            <text:p>51752,2113705622</text:p>
          </table:table-cell>
          <table:table-cell/>
          <table:table-cell table:formula="of:=PI()*PI()/8/[.C67]/[.C67]*[.H77]*SQRT([.G69]/[.G77])" office:value-type="float" office:value="0" calcext:value-type="float">
            <text:p>0</text:p>
          </table:table-cell>
          <table:table-cell/>
          <table:table-cell table:style-name="ce2" table:formula="of:=[.G122]" office:value-type="float" office:value="90000" calcext:value-type="float">
            <text:p>90000</text:p>
          </table:table-cell>
          <table:table-cell/>
          <table:table-cell table:formula="of:=1/[.C72]*[.C65]/4/[.F69]/[.K155]" office:value-type="float" office:value="4592.40100570848" calcext:value-type="float">
            <text:p>4592,40100570848</text:p>
          </table:table-cell>
          <table:table-cell table:formula="of:=SQRT([.C72]*[.C72]*[.C64]*[.C64]/[.B124]/[.B124]*(2*1/[.G123]-1/[.B124])/(32*[.F68]*[.F68]*[.G124])+PI()*PI()*[.C64]*[.C64]/[.C154]/[.C154]/[.G124]/[.G124]/8/[.C72]/[.C72]*[.B124]*[.B124])" office:value-type="float" office:value="134.983422600298" calcext:value-type="float">
            <text:p>134,983422600298</text:p>
          </table:table-cell>
          <table:table-cell table:number-columns-repeated="17"/>
        </table:table-row>
        <table:table-row table:style-name="ro1">
          <table:table-cell/>
          <table:table-cell table:style-name="ce3" table:formula="of:=1/(2*PI()*SQRT([.G69]*[.G78]))" office:value-type="float" office:value="100000" calcext:value-type="float">
            <text:p>100000</text:p>
          </table:table-cell>
          <table:table-cell table:formula="of:=1/(2*PI()*SQRT(([.G69]+[.F69])*[.G78]))" office:value-type="float" office:value="57735.0269189626" calcext:value-type="float">
            <text:p>57735,0269189626</text:p>
          </table:table-cell>
          <table:table-cell table:number-columns-repeated="3"/>
          <table:table-cell table:style-name="ce2" table:formula="of:=[.G123]" office:value-type="float" office:value="90000" calcext:value-type="float">
            <text:p>90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SQRT([.C68]*[.C68]*[.C65]*[.C65]/[.B124]/[.B124]*(2*1/[.G124]-1/[.B124])/(32*[.F69]*[.F69]*[.G124])+PI()*PI()*[.C65]*[.C65]/[.H78]/[.H78]/[.G124]/[.G124]/8/[.C68]/[.C68]*[.B124]*[.B124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s_rm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QRT([.C69]*[.C69]*[.C66]*[.C66]/[.B125]/[.B125]*(2*1/[.G125]-1/[.B125])/(32*[.F70]*[.F70]*[.G125])+PI()*PI()*[.C66]*[.C66]/[.H79]/[.H79]/[.G125]/[.G125]/8/[.C69]/[.C69]*[.B125]*[.B125])" office:value-type="string" office:string-value="" calcext:value-type="error">
            <text:p>#VALOR!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SQRT([.C70]*[.C70]*[.C67]*[.C67]/[.B126]/[.B126]*(2*1/[.G126]-1/[.B126])/(32*[.F71]*[.F71]*[.G126])+PI()*PI()*[.C67]*[.C67]/[.H80]/[.H80]/[.G126]/[.G126]/8/[.C70]/[.C70]*[.B126]*[.B126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Wr</text:p>
          </table:table-cell>
          <table:table-cell office:value-type="string" calcext:value-type="string">
            <text:p>phi</text:p>
          </table:table-cell>
          <table:table-cell table:number-columns-repeated="6"/>
          <table:table-cell office:value-type="string" calcext:value-type="string">
            <text:p>sóma</text:p>
          </table:table-cell>
          <table:table-cell office:value-type="string" calcext:value-type="string">
            <text:p>Is_rms</text:p>
          </table:table-cell>
          <table:table-cell table:number-columns-repeated="15"/>
        </table:table-row>
        <table:table-row table:style-name="ro1">
          <table:table-cell table:number-columns-repeated="2"/>
          <table:table-cell table:formula="of:=2*PI()*[.B122]" office:value-type="float" office:value="593599.879950372" calcext:value-type="float">
            <text:p>593599,879950372</text:p>
          </table:table-cell>
          <table:table-cell table:formula="of:=ATAN(-[.C66]^2*[.H76]*[.G122]/[.C129]/[.F67]/[.B122])" office:value-type="float" office:value="0.596972637016945" calcext:value-type="float">
            <text:p>0,596972637016945</text:p>
          </table:table-cell>
          <table:table-cell table:formula="of:=[.C66]^2*[.H122]^2*(1/[.G122]/4+1/[.C129]/4*(-SIN(2*[.C129]/2/[.G122]+2*[.D129])+SIN(2*[.D129])))" office:value-type="float" office:value="0.000475859265851075" calcext:value-type="float">
            <text:p>0,000475859265851075</text:p>
          </table:table-cell>
          <table:table-cell table:formula="of:=+[.C66]^3*[.H122]/[.C129]*(-1*COS([.C129]/[.G122]/2+[.D129])+COS([.D129]))*[.C63]/2/[.F67]/[.B122]" office:value-type="float" office:value="0.000510316547226444" calcext:value-type="float">
            <text:p>0,000510316547226444</text:p>
          </table:table-cell>
          <table:table-cell table:formula="of:=-[.C66]^3*[.H122]/[.F67]*[.C63]*2/[.C129]/[.C129]*(-1*COS([.C129]/2/[.G122]+[.D129])*([.C129]/2/[.G122]+[.D129])+[.D129]*COS([.D129])+[.D129]*COS([.C129]/2/[.G122]+[.D129])-[.D129]*COS([.D129])+SIN([.C129]/2/[.G122]+[.D129])-SIN([.D129]))" office:value-type="float" office:value="-0.000242055387126622" calcext:value-type="float">
            <text:p>-0,000242055387126622</text:p>
          </table:table-cell>
          <table:table-cell table:formula="of:=+[.C66]^4*[.C63]^2/16/[.F67]^2/[.B122]^2/[.G122]/2" office:value-type="float" office:value="0.000303883104005443" calcext:value-type="float">
            <text:p>0,000303883104005443</text:p>
          </table:table-cell>
          <table:table-cell table:formula="of:=-[.C66]^4*[.C63]^2/4/[.F67]^2/[.B122]/[.G122]/[.G122]/4" office:value-type="float" office:value="0.000637981339569058" calcext:value-type="float">
            <text:p>0,000637981339569058</text:p>
          </table:table-cell>
          <table:table-cell table:formula="of:=+[.C66]^4*[.C63]^2/[.F67]/[.F67]/3/8/[.G122]/[.G122]/[.G122]" office:value-type="float" office:value="0.000446465745406101" calcext:value-type="float">
            <text:p>0,000446465745406101</text:p>
          </table:table-cell>
          <table:table-cell table:formula="of:=([.E129]+[.F129]+[.G129]+[.H129]+[.I129]+[.J129])" office:value-type="float" office:value="0.0021324506149315" calcext:value-type="float">
            <text:p>0,0021324506149315</text:p>
          </table:table-cell>
          <table:table-cell table:formula="of:=SQRT(([.K129]*[.G122])*2)" office:value-type="float" office:value="19.5918633796704" calcext:value-type="float">
            <text:p>19,5918633796704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6.735" calcext:value-type="float">
            <text:p>6,735</text:p>
          </table:table-cell>
          <table:table-cell table:formula="of:=[.L130]*2" office:value-type="float" office:value="13.47" calcext:value-type="float">
            <text:p>13,47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ueff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string" calcext:value-type="string">
            <text:p>Le m</text:p>
          </table:table-cell>
          <table:table-cell office:value-type="string" calcext:value-type="string">
            <office:annotation draw:style-name="gr1" draw:text-style-name="P2" svg:width="2.899cm" svg:height="1.799cm" svg:x="18.662cm" svg:y="57.653cm" draw:caption-point-x="-0.61cm" draw:caption-point-y="1.511cm">
              <dc:date>2022-09-17T00:00:00</dc:date>
              <text:p text:style-name="P1"><text:span text:style-name="T1">Is assumed to be 6 and will be checked later</text:span></text:p>
            </office:annotation>
            <text:p>lamd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J0 (A/cm^2)</text:p>
          </table:table-cell>
          <table:table-cell office:value-type="string" calcext:value-type="string">
            <text:p>P_cu_p</text:p>
          </table:table-cell>
          <table:table-cell office:value-type="string" calcext:value-type="string">
            <text:p>resist. Cu at 100ºc ohm.m</text:p>
          </table:table-cell>
          <table:table-cell/>
          <table:table-cell office:value-type="string" calcext:value-type="string">
            <text:p>A_cu mm^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 office:value-type="float" office:value="7.55" calcext:value-type="float">
            <text:p>7,55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style-name="ce4" office:value-type="float" office:value="6" calcext:value-type="float">
            <text:p>6</text:p>
          </table:table-cell>
          <table:table-cell table:formula="of:=(SQRT([.$M$67]*(1+[.$H$133]))*[.F72]*[.I123]*[.J123]/[.C158]/48200/[.B148]/SQRT([.J67]))^(8/7)" office:value-type="float" office:value="0.000000305591659925847" calcext:value-type="float">
            <text:p>3,05591659925847E-07</text:p>
          </table:table-cell>
          <table:table-cell table:formula="of:=48200*SQRT([.J67]/[.M67]/(1+[.H133]))*[.I133]^(-1/8)" office:value-type="float" office:value="2222743.52208242" calcext:value-type="float">
            <text:p>2222743,52208242</text:p>
          </table:table-cell>
          <table:table-cell table:style-name="ce4" table:formula="of:=[.L133]*[.D133]*[.C92]*0.001/[.N133]/0.000001*[.J122]*[.J122]" office:value-type="float" office:value="0.0000351347919521354" calcext:value-type="float">
            <text:p>3,51347919521354E-05</text:p>
          </table:table-cell>
          <table:table-cell table:formula="of:=2.2*10^(-8)" office:value-type="float" office:value="0.000000022" calcext:value-type="float">
            <text:p>0,000000022</text:p>
          </table:table-cell>
          <table:table-cell/>
          <table:table-cell office:value-type="float" office:value="0.64" calcext:value-type="float">
            <text:p>0,6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number-columns-repeated="2"/>
          <table:table-cell office:value-type="string" calcext:value-type="string">
            <text:p>?????????????????????????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number-columns-repeated="20"/>
        </table:table-row>
        <table:table-row table:style-name="ro1">
          <table:table-cell/>
          <table:table-cell table:formula="of:=[.B135]" office:value-type="float" office:value="1680" calcext:value-type="float">
            <text:p>1680</text:p>
          </table:table-cell>
          <table:table-cell/>
          <table:table-cell table:style-name="ce4" table:formula="of:=[.D135]" office:value-type="float" office:value="13" calcext:value-type="float">
            <text:p>13</text:p>
          </table:table-cell>
          <table:table-cell table:number-columns-repeated="2"/>
          <table:table-cell table:formula="of:=[.G135]" office:value-type="float" office:value="0.114" calcext:value-type="float">
            <text:p>0,11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/>
          <table:table-cell table:style-name="ce4"/>
          <table:table-cell table:number-columns-repeated="2"/>
          <table:table-cell office:value-type="float" office:value="0.139" calcext:value-type="float">
            <text:p>0,139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max</text:p>
          </table:table-cell>
          <table:table-cell office:value-type="string" calcext:value-type="string">
            <text:p>u_opt</text:p>
          </table:table-cell>
          <table:table-cell office:value-type="string" calcext:value-type="string">
            <text:p>Lm calculated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Np calc2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3]*[.D133]*[.I122]/[.G133]" office:value-type="float" office:value="0.22256516392334" calcext:value-type="float">
            <text:p>0,22256516392334</text:p>
          </table:table-cell>
          <table:table-cell table:style-name="ce4" table:formula="of:=[.B139]*[.G133]*[.J122]/[.C61]/SQRT([.K133]*[.B148]*[.C58]/[.L133]/[.C92])" office:value-type="float" office:value="21.7779536893431" calcext:value-type="float">
            <text:p>21,7779536893431</text:p>
          </table:table-cell>
          <table:table-cell table:formula="of:=[.C61]*[.B133]*[.D133]*[.D133]*[.C17]/[.G133]" office:value-type="float" office:value="0.000660364098560429" calcext:value-type="float">
            <text:p>0,000660364098560429</text:p>
          </table:table-cell>
          <table:table-cell table:style-name="ce5" office:value-type="float" office:value="2000" calcext:value-type="float">
            <text:p>2000</text:p>
          </table:table-cell>
          <table:table-cell table:style-name="ce7" table:formula="of:=SQRT([.F67]/[.C21])" office:value-type="float" office:value="13.2045058354705" calcext:value-type="float">
            <text:p>13,2045058354705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4]*[.D134]*[.I123]/[.G134]" office:value-type="float" office:value="1105.59852364662" calcext:value-type="float">
            <text:p>1105,59852364662</text:p>
          </table:table-cell>
          <table:table-cell table:number-columns-repeated="3"/>
          <table:table-cell table:style-name="ce7" table:formula="of:=SQRT([.F68]/[.C24])" office:value-type="float" office:value="7.37999225706137" calcext:value-type="float">
            <text:p>7,37999225706137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5]*[.D135]*[.I123]/[.G135]" office:value-type="float" office:value="1105.59852364662" calcext:value-type="float">
            <text:p>1105,59852364662</text:p>
          </table:table-cell>
          <table:table-cell table:number-columns-repeated="3"/>
          <table:table-cell table:style-name="ce7" table:formula="of:=SQRT([.F69]/[.D23])" office:value-type="float" office:value="0.260649799577404" calcext:value-type="float">
            <text:p>0,260649799577404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6]*[.$C$158]*[.I123]/[.G136]" office:value-type="float" office:value="85.0460402805093" calcext:value-type="float">
            <text:p>85,0460402805093</text:p>
          </table:table-cell>
          <table:table-cell table:number-columns-repeated="3"/>
          <table:table-cell table:style-name="ce7" table:formula="of:=SQRT([.F70]/[.C25])" office:value-type="float" office:value="0.246290910343086" calcext:value-type="float">
            <text:p>0,246290910343086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6]*[.$C$158]*[.I123]/[.G137]" office:value-type="float" office:value="69.7499898703457" calcext:value-type="float">
            <text:p>69,7499898703457</text:p>
          </table:table-cell>
          <table:table-cell table:number-columns-repeated="3"/>
          <table:table-cell table:style-name="ce7" table:formula="of:=SQRT([.F71]/[.C26])" office:value-type="float" office:value="0.519226829120315" calcext:value-type="float">
            <text:p>0,519226829120315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8]*[.D138]*[.I128]/[.G138]" office:value-type="string" office:string-value="" calcext:value-type="error">
            <text:p>#VALOR!</text:p>
          </table:table-cell>
          <table:table-cell table:number-columns-repeated="3"/>
          <table:table-cell table:style-name="ce7" table:formula="of:=SQRT([.F72]/[.C27])" office:value-type="float" office:value="0.220289287106978" calcext:value-type="float">
            <text:p>0,22028928710697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up</text:p>
          </table:table-cell>
          <table:table-cell table:number-columns-repeated="25"/>
        </table:table-row>
        <table:table-row table:style-name="ro1">
          <table:table-cell/>
          <table:table-cell table:formula="of:=[.$M$67]/(1+(2*[.L129]/[.C72]/[.J123]))" office:value-type="float" office:value="0.155004457610511" calcext:value-type="float">
            <text:p>0,155004457610511</text:p>
          </table:table-cell>
          <table:table-cell table:number-columns-repeated="25"/>
        </table:table-row>
        <table:table-row table:style-name="ro1">
          <table:table-cell table:number-columns-repeated="17"/>
          <table:table-cell office:value-type="float" office:value="0.08" calcext:value-type="float">
            <text:p>0,0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float" office:value="0.08" calcext:value-type="float">
            <text:p>0,08</text:p>
          </table:table-cell>
          <table:table-cell office:value-type="float" office:value="50" calcext:value-type="float">
            <text:p>5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2"/>
          <table:table-cell office:value-type="float" office:value="0.009" calcext:value-type="float">
            <text:p>0,0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corrente de saida</text:p>
          </table:table-cell>
          <table:table-cell office:value-type="string" calcext:value-type="string">
            <text:p>R said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r</text:p>
          </table:table-cell>
          <table:table-cell table:number-columns-repeated="14"/>
        </table:table-row>
        <table:table-row table:style-name="ro1">
          <table:table-cell table:formula="of:=[.B155]/12" office:value-type="float" office:value="583.333333333333" calcext:value-type="float">
            <text:p>583,333333333333</text:p>
          </table:table-cell>
          <table:table-cell table:formula="of:=[.B155]/48" office:value-type="float" office:value="145.833333333333" calcext:value-type="float">
            <text:p>145,833333333333</text:p>
          </table:table-cell>
          <table:table-cell table:formula="of:=48/[.B154]" office:value-type="float" office:value="0.329142857142857" calcext:value-type="float">
            <text:p>0,329142857142857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3" calcext:value-type="float">
            <text:p>3</text:p>
          </table:table-cell>
          <table:table-cell table:formula="of:=([.E154]-1)*[.G155]" office:value-type="float" office:value="0.000000169845795049352" calcext:value-type="float">
            <text:p>1,69845795049352E-07</text:p>
          </table:table-cell>
          <table:table-cell table:formula="of:=[.G155]" office:value-type="float" office:value="0.0000000849228975246762" calcext:value-type="float">
            <text:p>8,49228975246762E-08</text:p>
          </table:table-cell>
          <table:table-cell table:formula="of:=10^-6*74" office:value-type="float" office:value="0.000074" calcext:value-type="float">
            <text:p>0,000074</text:p>
          </table:table-cell>
          <table:table-cell table:formula="of:=10^-6*60" office:value-type="float" office:value="0.00006" calcext:value-type="float">
            <text:p>0,0000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formula="of:=1/2/PI()/[.K155]/[.D154]/[.G158]" office:value-type="float" office:value="0.0000298274042088875" calcext:value-type="float">
            <text:p>2,98274042088875E-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t saida→</text:p>
          </table:table-cell>
          <table:table-cell table:style-name="ce5" office:value-type="float" office:value="7000" calcext:value-type="float">
            <text:p>7000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154]*[.G158]/[.K155]/2/PI()" office:value-type="float" office:value="0.0000000849228975246762" calcext:value-type="float">
            <text:p>8,49228975246762E-08</text:p>
          </table:table-cell>
          <table:table-cell table:number-columns-repeated="3"/>
          <table:table-cell table:style-name="ce5" office:value-type="float" office:value="100000" calcext:value-type="float">
            <text:p>100000</text:p>
          </table:table-cell>
          <table:table-cell table:style-name="ce2" table:formula="of:=[.L156]*[.K155]" office:value-type="float" office:value="58430" calcext:value-type="float">
            <text:p>5843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67" calcext:value-type="float">
            <text:p>0,67</text:p>
          </table:table-cell>
          <table:table-cell office:value-type="float" office:value="1.5" calcext:value-type="float">
            <text:p>1,5</text:p>
          </table:table-cell>
          <table:table-cell table:number-columns-repeated="5"/>
          <table:table-cell office:value-type="float" office:value="140000" calcext:value-type="float">
            <text:p>140000</text:p>
          </table:table-cell>
          <table:table-cell office:value-type="float" office:value="0.5843" calcext:value-type="float">
            <text:p>0,5843</text:p>
          </table:table-cell>
          <table:table-cell office:value-type="string" calcext:value-type="string">
            <text:p>*0,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ensao said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wx</text:p>
          </table:table-cell>
          <table:table-cell office:value-type="float" office:value="0.92" calcext:value-type="float">
            <text:p>0,92</text:p>
          </table:table-cell>
          <table:table-cell table:number-columns-repeated="15"/>
        </table:table-row>
        <table:table-row table:style-name="ro1">
          <table:table-cell/>
          <table:table-cell table:formula="of:=12*[.E160]/[.C158]*[.C160]" office:value-type="float" office:value="42.6235314561045" calcext:value-type="float">
            <text:p>42,6235314561045</text:p>
          </table:table-cell>
          <table:table-cell table:formula="of:=[.C84]/[.E161]" office:value-type="float" office:value="1" calcext:value-type="float">
            <text:p>1</text:p>
          </table:table-cell>
          <table:table-cell table:formula="of:=[.F154]/[.G154]+1" office:value-type="float" office:value="3" calcext:value-type="float">
            <text:p>3</text:p>
          </table:table-cell>
          <table:table-cell table:formula="of:=2*PI()*[.K155]*[.G154]/[.G158]" office:value-type="float" office:value="0.2" calcext:value-type="float">
            <text:p>0,2</text:p>
          </table:table-cell>
          <table:table-cell table:formula="of:=1/2/PI()/[.M154]/[.G158]/[.K155]" office:value-type="float" office:value="0.2" calcext:value-type="float">
            <text:p>0,2</text:p>
          </table:table-cell>
          <table:table-cell table:formula="of:=8/PI()/PI()*[.C72]^2*[.C154]" office:value-type="float" office:value="0.266793150985081" calcext:value-type="float">
            <text:p>0,266793150985081</text:p>
          </table:table-cell>
          <table:table-cell table:number-columns-repeated="3"/>
          <table:table-cell table:formula="of:=[.L155]/[.K155]" office:value-type="float" office:value="0.5843" calcext:value-type="float">
            <text:p>0,5843</text:p>
          </table:table-cell>
          <table:table-cell table:number-columns-repeated="4"/>
          <table:table-cell table:formula="of:=1/[.L155]" office:value-type="float" office:value="0.0000171144959780934" calcext:value-type="float">
            <text:p>1,71144959780934E-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Ns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8/PI()/PI()*[.K158]*[.K158]*([.D158]-1)/SQRT(([.D158]*[.K158]*[.K158]-1)^2+[.E158]*[.E158]*[.K158]*[.K158]*([.K158]*[.K158]-1)^2*([.D158]-1)^2)" office:value-type="float" office:value="3.55196095467537" calcext:value-type="float">
            <text:p>3,55196095467537</text:p>
          </table:table-cell>
          <table:table-cell/>
          <table:table-cell table:formula="of:=[.D84]/[.E161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está com 10*+ de cr e 10*- de Lm e Lr</text:p>
          </table:table-cell>
          <table:table-cell table:number-columns-repeated="7"/>
          <table:table-cell office:value-type="string" calcext:value-type="string">
            <text:p>C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formula="of:=0.005*10^-6" office:value-type="float" office:value="0.000000005" calcext:value-type="float">
            <text:p>0,000000005</text:p>
          </table:table-cell>
          <table:table-cell office:value-type="float" office:value="1000" calcext:value-type="float">
            <text:p>1000</text:p>
          </table:table-cell>
          <table:table-cell table:formula="of:=1.16*[.L164]" office:value-type="float" office:value="1160" calcext:value-type="float">
            <text:p>1160</text:p>
          </table:table-cell>
          <table:table-cell table:formula="of:=[.L166]/[.O164]" office:value-type="float" office:value="1707.77442884676" calcext:value-type="float">
            <text:p>1707,77442884676</text:p>
          </table:table-cell>
          <table:table-cell table:formula="of:=[.L155]" office:value-type="float" office:value="58430" calcext:value-type="float">
            <text:p>58430</text:p>
          </table:table-cell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corrente com 3 voltas</text:p>
          </table:table-cell>
          <table:table-cell table:number-columns-repeated="9"/>
          <table:table-cell table:formula="of:=1/([.K164]*2*LN((2*[.L164]+[.M164])/[.M164]))" office:value-type="float" office:value="99785259.8775163" calcext:value-type="float">
            <text:p>99785259,877516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io fio</text:p>
          </table:table-cell>
          <table:table-cell table:formula="of:=14/3/2" office:value-type="float" office:value="2.33333333333333" calcext:value-type="float">
            <text:p>2,33333333333333</text:p>
          </table:table-cell>
          <table:table-cell table:formula="of:=22.5/3/2" office:value-type="float" office:value="3.75" calcext:value-type="float">
            <text:p>3,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m2</text:p>
          </table:table-cell>
          <table:table-cell table:formula="of:=PI()*[.B167]^2" office:value-type="float" office:value="17.1042266695444" calcext:value-type="float">
            <text:p>17,1042266695444</text:p>
          </table:table-cell>
          <table:table-cell table:formula="of:=PI()*[.C167]^2" office:value-type="float" office:value="44.1786466911065" calcext:value-type="float">
            <text:p>44,1786466911065</text:p>
          </table:table-cell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mp max</text:p>
          </table:table-cell>
          <table:table-cell table:formula="of:=4.5*[.B168]" office:value-type="float" office:value="76.9690200129499" calcext:value-type="float">
            <text:p>76,9690200129499</text:p>
          </table:table-cell>
          <table:table-cell table:formula="of:=4.5*[.C168]" office:value-type="float" office:value="198.803910109979" calcext:value-type="float">
            <text:p>198,80391010997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formula="of:=48*[.M169]/([.M169]+[.L169])" office:value-type="float" office:value="43.6363636363636" calcext:value-type="float">
            <text:p>43,6363636363636</text:p>
          </table:table-cell>
          <table:table-cell table:number-columns-repeated="1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3"/>
          <table:table-cell table:formula="of:=1/(2*[.N164]*0.05*10^-6*LN((2*[.L164]+[.M164])/[.M164]))" office:value-type="float" office:value="5843" calcext:value-type="float">
            <text:p>5843</text:p>
          </table:table-cell>
          <table:table-cell table:number-columns-repeated="13"/>
        </table:table-row>
        <table:table-row table:style-name="ro1" table:number-rows-repeated="6">
          <table:table-cell table:number-columns-repeated="27"/>
        </table:table-row>
        <table:table-row table:style-name="ro1">
          <table:table-cell table:number-columns-repeated="12"/>
          <table:table-cell table:formula="of:=32/10" office:value-type="float" office:value="3.2" calcext:value-type="float">
            <text:p>3,2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formula="of:=10*[.M179]*[.M179]" office:value-type="float" office:value="102.4" calcext:value-type="float">
            <text:p>102,4</text:p>
          </table:table-cell>
          <table:table-cell table:number-columns-repeated="14"/>
        </table:table-row>
        <table:table-row table:style-name="ro1" table:number-rows-repeated="4">
          <table:table-cell table:number-columns-repeated="27"/>
        </table:table-row>
        <table:table-row table:style-name="ro1">
          <table:table-cell table:number-columns-repeated="11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formula="of:=48*[.M186]/([.M186]+[.L186])" office:value-type="float" office:value="26.6666666666667" calcext:value-type="float">
            <text:p>26,6666666666667</text:p>
          </table:table-cell>
          <table:table-cell table:number-columns-repeated="15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50" calcext:value-type="float">
            <text:p>5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2"/>
          <table:table-cell office:value-type="float" office:value="0.009" calcext:value-type="float">
            <text:p>0,0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corrente de saida</text:p>
          </table:table-cell>
          <table:table-cell office:value-type="string" calcext:value-type="string">
            <text:p>R said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r</text:p>
          </table:table-cell>
          <table:table-cell table:number-columns-repeated="8"/>
          <table:table-cell office:value-type="string" calcext:value-type="string">
            <text:p>vgs</text:p>
          </table:table-cell>
          <table:table-cell table:number-columns-repeated="5"/>
        </table:table-row>
        <table:table-row table:style-name="ro1">
          <table:table-cell table:formula="of:=[.B196]/[.A192]" office:value-type="float" office:value="550" calcext:value-type="float">
            <text:p>550</text:p>
          </table:table-cell>
          <table:table-cell table:formula="of:=[.B196]/[.B192]" office:value-type="float" office:value="137.5" calcext:value-type="float">
            <text:p>137,5</text:p>
          </table:table-cell>
          <table:table-cell table:formula="of:=[.B192]/[.B195]" office:value-type="float" office:value="0.349090909090909" calcext:value-type="float">
            <text:p>0,349090909090909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3" calcext:value-type="float">
            <text:p>3</text:p>
          </table:table-cell>
          <table:table-cell table:formula="of:=([.E195]-1)*[.G196]" office:value-type="float" office:value="0.000000180139479597798" calcext:value-type="float">
            <text:p>1,80139479597798E-07</text:p>
          </table:table-cell>
          <table:table-cell table:formula="of:=[.G196]" office:value-type="float" office:value="0.0000000900697397988989" calcext:value-type="float">
            <text:p>9,00697397988989E-08</text:p>
          </table:table-cell>
          <table:table-cell table:formula="of:=10^-6*74" office:value-type="float" office:value="0.000074" calcext:value-type="float">
            <text:p>0,000074</text:p>
          </table:table-cell>
          <table:table-cell table:formula="of:=10^-6*60" office:value-type="float" office:value="0.00006" calcext:value-type="float">
            <text:p>0,0000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formula="of:=1/2/PI()/[.K196]/[.D195]/[.G199]" office:value-type="float" office:value="0.0000281229811112368" calcext:value-type="float">
            <text:p>2,81229811112368E-05</text:p>
          </table:table-cell>
          <table:table-cell table:number-columns-repeated="6"/>
          <table:table-cell office:value-type="float" office:value="19.46" calcext:value-type="float">
            <text:p>19,46</text:p>
          </table:table-cell>
          <table:table-cell office:value-type="string" calcext:value-type="string">
            <text:p>us</text:p>
          </table:table-cell>
          <table:table-cell office:value-type="float" office:value="2.815" calcext:value-type="float">
            <text:p>2,815</text:p>
          </table:table-cell>
          <table:table-cell office:value-type="float" office:value="2.805" calcext:value-type="float">
            <text:p>2,805</text:p>
          </table:table-cell>
          <table:table-cell office:value-type="float" office:value="2.775" calcext:value-type="float">
            <text:p>2,775</text:p>
          </table:table-cell>
          <table:table-cell office:value-type="float" office:value="2.785" calcext:value-type="float">
            <text:p>2,785</text:p>
          </table:table-cell>
          <table:table-cell table:formula="of:=(2.751+2.798)/2" office:value-type="float" office:value="2.7745" calcext:value-type="float">
            <text:p>2,7745</text:p>
          </table:table-cell>
          <table:table-cell table:formula="of:=(2.744+2.789)/2" office:value-type="float" office:value="2.7665" calcext:value-type="float">
            <text:p>2,7665</text:p>
          </table:table-cell>
        </table:table-row>
        <table:table-row table:style-name="ro1">
          <table:table-cell office:value-type="string" calcext:value-type="string">
            <text:p>pot saida→</text:p>
          </table:table-cell>
          <table:table-cell table:style-name="ce5" office:value-type="float" office:value="6600" calcext:value-type="float">
            <text:p>6600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195]*[.G199]/[.K196]/2/PI()" office:value-type="float" office:value="0.0000000900697397988989" calcext:value-type="float">
            <text:p>9,00697397988989E-08</text:p>
          </table:table-cell>
          <table:table-cell table:number-columns-repeated="3"/>
          <table:table-cell table:style-name="ce5" office:value-type="float" office:value="100000" calcext:value-type="float">
            <text:p>100000</text:p>
          </table:table-cell>
          <table:table-cell table:style-name="ce2" table:formula="of:=[.L197]*[.K196]" office:value-type="float" office:value="58430" calcext:value-type="float">
            <text:p>58430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/>
          <table:table-cell table:formula="of:=1/[.T195]/10^-6" office:value-type="float" office:value="51387.4614594039" calcext:value-type="float">
            <text:p>51387,4614594039</text:p>
          </table:table-cell>
          <table:table-cell office:value-type="string" calcext:value-type="string">
            <text:p>f_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67" calcext:value-type="float">
            <text:p>0,67</text:p>
          </table:table-cell>
          <table:table-cell office:value-type="float" office:value="1.5" calcext:value-type="float">
            <text:p>1,5</text:p>
          </table:table-cell>
          <table:table-cell table:number-columns-repeated="5"/>
          <table:table-cell office:value-type="float" office:value="140000" calcext:value-type="float">
            <text:p>140000</text:p>
          </table:table-cell>
          <table:table-cell office:value-type="float" office:value="0.5843" calcext:value-type="float">
            <text:p>0,5843</text:p>
          </table:table-cell>
          <table:table-cell office:value-type="string" calcext:value-type="string">
            <text:p>*0,1</text:p>
          </table:table-cell>
          <table:table-cell table:number-columns-repeated="3"/>
          <table:table-cell office:value-type="float" office:value="0.59" calcext:value-type="float">
            <text:p>0,59</text:p>
          </table:table-cell>
          <table:table-cell office:value-type="float" office:value="65" calcext:value-type="float">
            <text:p>65</text:p>
          </table:table-cell>
          <table:table-cell/>
          <table:table-cell table:formula="of:=1/SQRT([.G195]*[.M195])/2/PI()" office:value-type="float" office:value="100000" calcext:value-type="float">
            <text:p>100000</text:p>
          </table:table-cell>
          <table:table-cell office:value-type="string" calcext:value-type="string">
            <text:p>f_r</text:p>
          </table:table-cell>
          <table:table-cell table:formula="of:=1/SQRT(0.0000017*0.000004)/2/PI()" office:value-type="float" office:value="61033.1345767397" calcext:value-type="float">
            <text:p>61033,1345767397</text:p>
          </table:table-cell>
          <table:table-cell office:value-type="string" calcext:value-type="string">
            <text:p>os valores d lr e cr k estava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nsao said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wx</text:p>
          </table:table-cell>
          <table:table-cell office:value-type="float" office:value="0.46" calcext:value-type="float">
            <text:p>0,46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float" office:value="0.65" calcext:value-type="float">
            <text:p>0,65</text:p>
          </table:table-cell>
          <table:table-cell table:number-columns-repeated="2"/>
          <table:table-cell table:formula="of:=[.T196]/[.T197]" office:value-type="float" office:value="0.513874614594039" calcext:value-type="float">
            <text:p>0,513874614594039</text:p>
          </table:table-cell>
          <table:table-cell office:value-type="string" calcext:value-type="string">
            <text:p>w_x</text:p>
          </table:table-cell>
          <table:table-cell table:number-columns-repeated="6"/>
        </table:table-row>
        <table:table-row table:style-name="ro1">
          <table:table-cell/>
          <table:table-cell table:formula="of:=[.A192]*[.$E$201]/[.$C$199]*[.C201]" office:value-type="float" office:value="42.6235314561045" calcext:value-type="float">
            <text:p>42,6235314561045</text:p>
          </table:table-cell>
          <table:table-cell office:value-type="float" office:value="1" calcext:value-type="float">
            <text:p>1</text:p>
          </table:table-cell>
          <table:table-cell table:formula="of:=[.F195]/[.G195]+1" office:value-type="float" office:value="3" calcext:value-type="float">
            <text:p>3</text:p>
          </table:table-cell>
          <table:table-cell table:formula="of:=2*PI()*[.K196]*[.G195]/[.G199]" office:value-type="float" office:value="0.2" calcext:value-type="float">
            <text:p>0,2</text:p>
          </table:table-cell>
          <table:table-cell table:formula="of:=1/2/PI()/[.M195]/[.G199]/[.K196]" office:value-type="float" office:value="0.2" calcext:value-type="float">
            <text:p>0,2</text:p>
          </table:table-cell>
          <table:table-cell table:formula="of:=8/PI()/PI()*[.C72]^2*[.C195]" office:value-type="float" office:value="0.282962432862965" calcext:value-type="float">
            <text:p>0,2829624328629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L196]/[.K196]" office:value-type="float" office:value="0.5843" calcext:value-type="float">
            <text:p>0,5843</text:p>
          </table:table-cell>
          <table:table-cell/>
          <table:table-cell table:formula="of:=[.T197]*[.L197]" office:value-type="float" office:value="58430" calcext:value-type="float">
            <text:p>58430</text:p>
          </table:table-cell>
          <table:table-cell office:value-type="string" calcext:value-type="string">
            <text:p>fs</text:p>
          </table:table-cell>
          <table:table-cell/>
          <table:table-cell table:formula="of:=1/[.L196]" office:value-type="float" office:value="0.0000171144959780934" calcext:value-type="float">
            <text:p>1,71144959780934E-05</text:p>
          </table:table-cell>
          <table:table-cell table:number-columns-repeated="11"/>
        </table:table-row>
        <table:table-row table:style-name="ro1">
          <table:table-cell/>
          <table:table-cell table:formula="of:=[.A192]*[.$E$201]/[.$C$199]*[.C202]" office:value-type="float" office:value="52.5846742061424" calcext:value-type="float">
            <text:p>52,5846742061424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Ns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8/PI()/PI()*[.K199]*[.K199]*([.D199]-1)/SQRT(([.D199]*[.K199]*[.K199]-1)^2+[.E199]*[.E199]*[.K199]*[.K199]*([.K199]*[.K199]-1)^2*([.D199]-1)^2)" office:value-type="float" office:value="3.55196095467537" calcext:value-type="float">
            <text:p>3,5519609546753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1/SQRT((1+1/([.D199]-1)*(1-1/[.K199]/[.K199]))^2+[.G207]*[.G207]*([.K199]-1/[.K199])^2)" office:value-type="float" office:value="4.3820561838452" calcext:value-type="float">
            <text:p>4,38205618384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1/(1/[.L202]*[.K202])" office:value-type="float" office:value="4.5" calcext:value-type="float">
            <text:p>4,5</text:p>
          </table:table-cell>
          <table:table-cell table:formula="of:=1/(1/4+1/8)" office:value-type="float" office:value="2.66666666666667" calcext:value-type="float">
            <text:p>2,66666666666667</text:p>
          </table:table-cell>
          <table:table-cell table:formula="of:=1/(1/3.3+1/3.3)" office:value-type="float" office:value="1.65" calcext:value-type="float">
            <text:p>1,65</text:p>
          </table:table-cell>
          <table:table-cell table:number-columns-repeated="12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está com 10*+ de cr e 10*- de Lm e Lr</text:p>
          </table:table-cell>
          <table:table-cell table:number-columns-repeated="3"/>
          <table:table-cell office:value-type="string" calcext:value-type="string">
            <text:p>Q2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1/[.G199]*SQRT([.G195]/[.M195])" office:value-type="float" office:value="0.2" calcext:value-type="float">
            <text:p>0,2</text:p>
          </table:table-cell>
          <table:table-cell table:number-columns-repeated="3"/>
          <table:table-cell table:formula="of:=0.005*10^-6" office:value-type="float" office:value="0.000000005" calcext:value-type="float">
            <text:p>0,000000005</text:p>
          </table:table-cell>
          <table:table-cell office:value-type="float" office:value="1000" calcext:value-type="float">
            <text:p>1000</text:p>
          </table:table-cell>
          <table:table-cell table:formula="of:=1.16*[.L207]" office:value-type="float" office:value="1160" calcext:value-type="float">
            <text:p>1160</text:p>
          </table:table-cell>
          <table:table-cell table:formula="of:=[.L209]/[.O207]" office:value-type="float" office:value="1707.77442884676" calcext:value-type="float">
            <text:p>1707,77442884676</text:p>
          </table:table-cell>
          <table:table-cell table:formula="of:=[.L196]" office:value-type="float" office:value="58430" calcext:value-type="float">
            <text:p>58430</text:p>
          </table:table-cell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corrente com 3 voltas</text:p>
          </table:table-cell>
          <table:table-cell table:number-columns-repeated="9"/>
          <table:table-cell table:formula="of:=1/([.K207]*2*LN((2*[.L207]+[.M207])/[.M207]))" office:value-type="float" office:value="99785259.8775163" calcext:value-type="float">
            <text:p>99785259,877516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io fio</text:p>
          </table:table-cell>
          <table:table-cell table:formula="of:=14/3/2" office:value-type="float" office:value="2.33333333333333" calcext:value-type="float">
            <text:p>2,33333333333333</text:p>
          </table:table-cell>
          <table:table-cell table:formula="of:=22.5/3/2" office:value-type="float" office:value="3.75" calcext:value-type="float">
            <text:p>3,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m2</text:p>
          </table:table-cell>
          <table:table-cell table:formula="of:=PI()*[.B210]^2" office:value-type="float" office:value="17.1042266695444" calcext:value-type="float">
            <text:p>17,1042266695444</text:p>
          </table:table-cell>
          <table:table-cell table:formula="of:=PI()*[.C210]^2" office:value-type="float" office:value="44.1786466911065" calcext:value-type="float">
            <text:p>44,1786466911065</text:p>
          </table:table-cell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mp max</text:p>
          </table:table-cell>
          <table:table-cell table:formula="of:=4.5*[.B211]" office:value-type="float" office:value="76.9690200129499" calcext:value-type="float">
            <text:p>76,9690200129499</text:p>
          </table:table-cell>
          <table:table-cell table:formula="of:=4.5*[.C211]" office:value-type="float" office:value="198.803910109979" calcext:value-type="float">
            <text:p>198,80391010997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formula="of:=48*[.M212]/([.M212]+[.L212])" office:value-type="float" office:value="43.6363636363636" calcext:value-type="float">
            <text:p>43,6363636363636</text:p>
          </table:table-cell>
          <table:table-cell table:number-columns-repeated="1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3"/>
          <table:table-cell table:formula="of:=1/(2*[.N207]*0.05*10^-6*LN((2*[.L207]+[.M207])/[.M207]))" office:value-type="float" office:value="5843" calcext:value-type="float">
            <text:p>5843</text:p>
          </table:table-cell>
          <table:table-cell table:number-columns-repeated="13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5"/>
          <table:table-cell table:formula="of:=67*6.11" office:value-type="float" office:value="409.37" calcext:value-type="float">
            <text:p>409,37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50" calcext:value-type="float">
            <text:p>5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2"/>
          <table:table-cell office:value-type="float" office:value="0.009" calcext:value-type="float">
            <text:p>0,0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corrente de saida</text:p>
          </table:table-cell>
          <table:table-cell office:value-type="string" calcext:value-type="string">
            <text:p>R said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r</text:p>
          </table:table-cell>
          <table:table-cell table:number-columns-repeated="8"/>
          <table:table-cell office:value-type="string" calcext:value-type="string">
            <text:p>vgs</text:p>
          </table:table-cell>
          <table:table-cell table:number-columns-repeated="5"/>
        </table:table-row>
        <table:table-row table:style-name="ro1">
          <table:table-cell table:formula="of:=[.B222]/[.A218]" office:value-type="float" office:value="125" calcext:value-type="float">
            <text:p>125</text:p>
          </table:table-cell>
          <table:table-cell table:formula="of:=[.B222]/[.B218]" office:value-type="float" office:value="31.25" calcext:value-type="float">
            <text:p>31,25</text:p>
          </table:table-cell>
          <table:table-cell table:formula="of:=[.B218]/[.B221]" office:value-type="float" office:value="1.536" calcext:value-type="float">
            <text:p>1,536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3" calcext:value-type="float">
            <text:p>3</text:p>
          </table:table-cell>
          <table:table-cell table:style-name="ce10" table:formula="of:=0.0000008/6" office:value-type="float" office:value="0.000000133333333333333" calcext:value-type="float">
            <text:p>1,33E-07</text:p>
          </table:table-cell>
          <table:table-cell table:formula="of:=0.0000005/6" office:value-type="float" office:value="0.0000000833333333333333" calcext:value-type="float">
            <text:p>8,33333333333333E-08</text:p>
          </table:table-cell>
          <table:table-cell table:formula="of:=10^-6*74" office:value-type="float" office:value="0.000074" calcext:value-type="float">
            <text:p>0,000074</text:p>
          </table:table-cell>
          <table:table-cell table:formula="of:=10^-6*60" office:value-type="float" office:value="0.00006" calcext:value-type="float">
            <text:p>0,0000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formula="of:=0.00003" office:value-type="float" office:value="0.00003" calcext:value-type="float">
            <text:p>0,00003</text:p>
          </table:table-cell>
          <table:table-cell table:number-columns-repeated="6"/>
          <table:table-cell office:value-type="float" office:value="19.46" calcext:value-type="float">
            <text:p>19,46</text:p>
          </table:table-cell>
          <table:table-cell office:value-type="string" calcext:value-type="string">
            <text:p>us</text:p>
          </table:table-cell>
          <table:table-cell office:value-type="float" office:value="2.815" calcext:value-type="float">
            <text:p>2,815</text:p>
          </table:table-cell>
          <table:table-cell office:value-type="float" office:value="2.805" calcext:value-type="float">
            <text:p>2,805</text:p>
          </table:table-cell>
          <table:table-cell office:value-type="float" office:value="2.775" calcext:value-type="float">
            <text:p>2,775</text:p>
          </table:table-cell>
          <table:table-cell office:value-type="float" office:value="2.785" calcext:value-type="float">
            <text:p>2,785</text:p>
          </table:table-cell>
          <table:table-cell table:formula="of:=(2.751+2.798)/2" office:value-type="float" office:value="2.7745" calcext:value-type="float">
            <text:p>2,7745</text:p>
          </table:table-cell>
          <table:table-cell table:formula="of:=(2.744+2.789)/2" office:value-type="float" office:value="2.7665" calcext:value-type="float">
            <text:p>2,7665</text:p>
          </table:table-cell>
        </table:table-row>
        <table:table-row table:style-name="ro1">
          <table:table-cell office:value-type="string" calcext:value-type="string">
            <text:p>pot saida→</text:p>
          </table:table-cell>
          <table:table-cell table:style-name="ce5" office:value-type="float" office:value="1500" calcext:value-type="float">
            <text:p>1500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6" calcext:value-type="float">
            <text:p>6</text:p>
          </table:table-cell>
          <table:table-cell table:formula="of:=([.E222]-1)*[.G223]*6" office:value-type="float" office:value="0" calcext:value-type="float">
            <text:p>0</text:p>
          </table:table-cell>
          <table:table-cell table:formula="of:=[.D221]*[.G225]/[.K222]/2/PI()" office:value-type="float" office:value="0.000000396306855115155" calcext:value-type="float">
            <text:p>3,96306855115155E-07</text:p>
          </table:table-cell>
          <table:table-cell table:number-columns-repeated="3"/>
          <table:table-cell table:style-name="ce5" office:value-type="float" office:value="100000" calcext:value-type="float">
            <text:p>100000</text:p>
          </table:table-cell>
          <table:table-cell table:style-name="ce2" table:formula="of:=[.L223]*[.K222]" office:value-type="float" office:value="60000" calcext:value-type="float">
            <text:p>60000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/>
          <table:table-cell table:formula="of:=1/[.T221]/10^-6" office:value-type="float" office:value="51387.4614594039" calcext:value-type="float">
            <text:p>51387,4614594039</text:p>
          </table:table-cell>
          <table:table-cell office:value-type="string" calcext:value-type="string">
            <text:p>f_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67" calcext:value-type="float">
            <text:p>0,67</text:p>
          </table:table-cell>
          <table:table-cell office:value-type="float" office:value="1.5" calcext:value-type="float">
            <text:p>1,5</text:p>
          </table:table-cell>
          <table:table-cell table:number-columns-repeated="5"/>
          <table:table-cell office:value-type="float" office:value="140000" calcext:value-type="float">
            <text:p>140000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*0,1</text:p>
          </table:table-cell>
          <table:table-cell table:number-columns-repeated="3"/>
          <table:table-cell office:value-type="float" office:value="0.59" calcext:value-type="float">
            <text:p>0,59</text:p>
          </table:table-cell>
          <table:table-cell office:value-type="float" office:value="65" calcext:value-type="float">
            <text:p>65</text:p>
          </table:table-cell>
          <table:table-cell/>
          <table:table-cell table:formula="of:=1/SQRT([.G221]*[.M221])/2/PI()" office:value-type="float" office:value="100658.424208974" calcext:value-type="float">
            <text:p>100658,424208974</text:p>
          </table:table-cell>
          <table:table-cell office:value-type="string" calcext:value-type="string">
            <text:p>f_r</text:p>
          </table:table-cell>
          <table:table-cell table:formula="of:=1/SQRT(0.0000017*0.000004)/2/PI()" office:value-type="float" office:value="61033.1345767397" calcext:value-type="float">
            <text:p>61033,1345767397</text:p>
          </table:table-cell>
          <table:table-cell office:value-type="string" calcext:value-type="string">
            <text:p>os valores d lr e cr k estava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nsao said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wx</text:p>
          </table:table-cell>
          <table:table-cell office:value-type="float" office:value="0.46" calcext:value-type="float">
            <text:p>0,46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float" office:value="0.65" calcext:value-type="float">
            <text:p>0,65</text:p>
          </table:table-cell>
          <table:table-cell table:number-columns-repeated="2"/>
          <table:table-cell table:formula="of:=[.T222]/[.T223]" office:value-type="float" office:value="0.510513271623643" calcext:value-type="float">
            <text:p>0,510513271623643</text:p>
          </table:table-cell>
          <table:table-cell office:value-type="string" calcext:value-type="string">
            <text:p>w_x</text:p>
          </table:table-cell>
          <table:table-cell table:number-columns-repeated="6"/>
        </table:table-row>
        <table:table-row table:style-name="ro1">
          <table:table-cell/>
          <table:table-cell table:formula="of:=[.A218]*[.$E$201]/[.$C$199]*[.C227]" office:value-type="float" office:value="81.1754859432366" calcext:value-type="float">
            <text:p>81,1754859432366</text:p>
          </table:table-cell>
          <table:table-cell office:value-type="float" office:value="1" calcext:value-type="float">
            <text:p>1</text:p>
          </table:table-cell>
          <table:table-cell table:formula="of:=[.F221]/[.G221]+1" office:value-type="float" office:value="2.6" calcext:value-type="float">
            <text:p>2,6</text:p>
          </table:table-cell>
          <table:table-cell table:formula="of:=2*PI()*[.K222]*[.G221]/[.G225]" office:value-type="float" office:value="0.0420549542647296" calcext:value-type="float">
            <text:p>0,0420549542647296</text:p>
          </table:table-cell>
          <table:table-cell table:formula="of:=1/2/PI()/[.M221]/[.G225]/[.K222]" office:value-type="float" office:value="0.0426105774412678" calcext:value-type="float">
            <text:p>0,0426105774412678</text:p>
          </table:table-cell>
          <table:table-cell table:formula="of:=8/PI()/PI()*[.C72]^2*[.C221]" office:value-type="float" office:value="1.24503470459705" calcext:value-type="float">
            <text:p>1,245034704597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L222]/[.K222]" office:value-type="float" office:value="0.6" calcext:value-type="float">
            <text:p>0,6</text:p>
          </table:table-cell>
          <table:table-cell/>
          <table:table-cell table:formula="of:=[.T223]*[.L223]" office:value-type="float" office:value="60395.0545253845" calcext:value-type="float">
            <text:p>60395,0545253845</text:p>
          </table:table-cell>
          <table:table-cell office:value-type="string" calcext:value-type="string">
            <text:p>fs</text:p>
          </table:table-cell>
          <table:table-cell/>
          <table:table-cell table:formula="of:=1/[.L222]" office:value-type="float" office:value="0.0000166666666666667" calcext:value-type="float">
            <text:p>1,66666666666667E-05</text:p>
          </table:table-cell>
          <table:table-cell table:number-columns-repeated="11"/>
        </table:table-row>
        <table:table-row table:style-name="ro1">
          <table:table-cell/>
          <table:table-cell table:formula="of:=[.A218]*[.$E$201]/[.$C$199]*[.C228]" office:value-type="float" office:value="100.05365171985" calcext:value-type="float">
            <text:p>100,0536517198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Ns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8/PI()/PI()*[.K225]*[.K225]*([.D225]-1)/SQRT(([.D225]*[.K225]*[.K225]-1)^2+[.E225]*[.E225]*[.K225]*[.K225]*([.K225]*[.K225]-1)^2*([.D225]-1)^2)" office:value-type="float" office:value="6.76462382860305" calcext:value-type="float">
            <text:p>6,7646238286030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1/SQRT((1+1/([.D225]-1)*(1-1/[.K225]/[.K225]))^2+[.G233]*[.G233]*([.K225]-1/[.K225])^2)" office:value-type="float" office:value="8.33780430998751" calcext:value-type="float">
            <text:p>8,3378043099875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1/(1/[.L228]*[.K228])" office:value-type="float" office:value="4.5" calcext:value-type="float">
            <text:p>4,5</text:p>
          </table:table-cell>
          <table:table-cell table:formula="of:=1/(1/4+1/8)" office:value-type="float" office:value="2.66666666666667" calcext:value-type="float">
            <text:p>2,66666666666667</text:p>
          </table:table-cell>
          <table:table-cell table:formula="of:=1/(1/3.3+1/3.3)" office:value-type="float" office:value="1.65" calcext:value-type="float">
            <text:p>1,65</text:p>
          </table:table-cell>
          <table:table-cell table:number-columns-repeated="12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está com 10*+ de cr e 10*- de Lm e Lr</text:p>
          </table:table-cell>
          <table:table-cell table:number-columns-repeated="3"/>
          <table:table-cell office:value-type="string" calcext:value-type="string">
            <text:p>Q2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1/[.G225]*SQRT([.G221]/[.M221])" office:value-type="float" office:value="0.0423318542646815" calcext:value-type="float">
            <text:p>0,0423318542646815</text:p>
          </table:table-cell>
          <table:table-cell table:number-columns-repeated="3"/>
          <table:table-cell table:formula="of:=0.005*10^-6" office:value-type="float" office:value="0.000000005" calcext:value-type="float">
            <text:p>0,000000005</text:p>
          </table:table-cell>
          <table:table-cell office:value-type="float" office:value="1000" calcext:value-type="float">
            <text:p>1000</text:p>
          </table:table-cell>
          <table:table-cell office:value-type="float" office:value="1210" calcext:value-type="float">
            <text:p>1210</text:p>
          </table:table-cell>
          <table:table-cell table:formula="of:=[.L235]/[.O233]" office:value-type="float" office:value="1.70826185628925" calcext:value-type="float">
            <text:p>1,70826185628925</text:p>
          </table:table-cell>
          <table:table-cell table:formula="of:=[.L222]" office:value-type="float" office:value="60000" calcext:value-type="float">
            <text:p>60000</text:p>
          </table:table-cell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corrente com 3 voltas</text:p>
          </table:table-cell>
          <table:table-cell table:number-columns-repeated="9"/>
          <table:table-cell table:formula="of:=1/([.K233]*1000*2*LN((2*[.L233]+[.M233])/[.M233]))" office:value-type="float" office:value="102495.711377355" calcext:value-type="float">
            <text:p>102495,71137735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io fio</text:p>
          </table:table-cell>
          <table:table-cell table:formula="of:=14/3/2" office:value-type="float" office:value="2.33333333333333" calcext:value-type="float">
            <text:p>2,33333333333333</text:p>
          </table:table-cell>
          <table:table-cell table:formula="of:=22.5/3/2" office:value-type="float" office:value="3.75" calcext:value-type="float">
            <text:p>3,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m2</text:p>
          </table:table-cell>
          <table:table-cell table:formula="of:=PI()*[.B236]^2" office:value-type="float" office:value="17.1042266695444" calcext:value-type="float">
            <text:p>17,1042266695444</text:p>
          </table:table-cell>
          <table:table-cell table:formula="of:=PI()*[.C236]^2" office:value-type="float" office:value="44.1786466911065" calcext:value-type="float">
            <text:p>44,1786466911065</text:p>
          </table:table-cell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mp max</text:p>
          </table:table-cell>
          <table:table-cell table:formula="of:=4.5*[.B237]" office:value-type="float" office:value="76.9690200129499" calcext:value-type="float">
            <text:p>76,9690200129499</text:p>
          </table:table-cell>
          <table:table-cell table:formula="of:=4.5*[.C237]" office:value-type="float" office:value="198.803910109979" calcext:value-type="float">
            <text:p>198,80391010997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formula="of:=48*[.M238]/([.M238]+[.L238])" office:value-type="float" office:value="43.6363636363636" calcext:value-type="float">
            <text:p>43,636363636363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m2</text:p>
          </table:table-cell>
          <table:table-cell table:formula="of:=[.A221]/4.5" office:value-type="float" office:value="27.7777777777778" calcext:value-type="float">
            <text:p>27,7777777777778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h de vida util</text:p>
          </table:table-cell>
          <table:table-cell table:number-columns-repeated="11"/>
          <table:table-cell table:formula="of:=1/(2*[.N233]*0.05*10^-6*LN((2*[.L233]+[.M233])/[.M233]))" office:value-type="float" office:value="6000000" calcext:value-type="float">
            <text:p>600000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365*24" office:value-type="float" office:value="8760" calcext:value-type="float">
            <text:p>8760</text:p>
          </table:table-cell>
          <table:table-cell table:number-columns-repeated="24"/>
        </table:table-row>
        <table:table-row table:style-name="ro1">
          <table:table-cell table:number-columns-repeated="15"/>
          <table:table-cell table:formula="of:=67*6.11" office:value-type="float" office:value="409.37" calcext:value-type="float">
            <text:p>409,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Vgs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formula="of:=888" office:value-type="float" office:value="888" calcext:value-type="float">
            <text:p>888</text:p>
          </table:table-cell>
          <table:table-cell/>
          <table:table-cell table:formula="of:=1/0.0005" office:value-type="float" office:value="2000" calcext:value-type="float">
            <text:p>2000</text:p>
          </table:table-cell>
          <table:table-cell table:formula="of:=2.5/1.3" office:value-type="float" office:value="1.92307692307692" calcext:value-type="float">
            <text:p>1,9230769230769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2.5" calcext:value-type="float">
            <text:p>2,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0.0013" calcext:value-type="float">
            <text:p>0,0013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46]/[.C247]" office:value-type="float" office:value="1923.07692307692" calcext:value-type="float">
            <text:p>1923,07692307692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vgs</text:p>
          </table:table-cell>
          <table:table-cell office:value-type="float" office:value="3.1" calcext:value-type="float">
            <text:p>3,1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900" calcext:value-type="float">
            <text:p>900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formula="of:=0.0065" office:value-type="float" office:value="0.0065" calcext:value-type="float">
            <text:p>0,006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52]/[.C253]" office:value-type="float" office:value="769.230769230769" calcext:value-type="float">
            <text:p>769,230769230769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vgs</text:p>
          </table:table-cell>
          <table:table-cell office:value-type="float" office:value="2.9" calcext:value-type="float">
            <text:p>2,9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3000" calcext:value-type="float">
            <text:p>3000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formula="of:=0.0013" office:value-type="float" office:value="0.0013" calcext:value-type="float">
            <text:p>0,0013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58]/[.C259]" office:value-type="float" office:value="3846.15384615385" calcext:value-type="float">
            <text:p>3846,15384615385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deveria ser em relacao a fs e não tempo</text:p>
          </table:table-cell>
          <table:table-cell table:number-columns-repeated="4"/>
          <table:table-cell office:value-type="string" calcext:value-type="string">
            <text:p>no sense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0-0-0.0001)/(3.66-3.66+0.00001)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0.26/(24)" office:value-type="float" office:value="0.0108333333333333" calcext:value-type="float">
            <text:p>0,0108333333333333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G262]" office:value-type="float" office:value="3.65714285714286" calcext:value-type="float">
            <text:p>3,65714285714286</text:p>
          </table:table-cell>
          <table:table-cell table:formula="of:=[.B262]+([.C262]*[.D262]+[.E262])*[.F262]" office:value-type="float" office:value="0.53" calcext:value-type="float">
            <text:p>0,53</text:p>
          </table:table-cell>
          <table:table-cell table:formula="of:=[.B262]+(-[.C262]+[.E262])*[.F262]" office:value-type="float" office:value="2.87" calcext:value-type="float">
            <text:p>2,87</text:p>
          </table:table-cell>
          <table:table-cell table:formula="of:=(-[.C262]+[.E262])" office:value-type="float" office:value="-24" calcext:value-type="float">
            <text:p>-2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12-12-0.0001)/(3.66-3.66+0.00001)" office:value-type="float" office:value="-10" calcext:value-type="float">
            <text:p>-10</text:p>
          </table:table-cell>
          <table:table-cell office:value-type="float" office:value="12" calcext:value-type="float">
            <text:p>12</text:p>
          </table:table-cell>
          <table:table-cell table:formula="of:=0.26/(24)" office:value-type="float" office:value="0.0108333333333333" calcext:value-type="float">
            <text:p>0,0108333333333333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G263]" office:value-type="float" office:value="3.65714285714286" calcext:value-type="float">
            <text:p>3,65714285714286</text:p>
          </table:table-cell>
          <table:table-cell table:formula="of:=[.B263]+([.C263]*[.D263]+[.E263])*[.F263]" office:value-type="float" office:value="0.66" calcext:value-type="float">
            <text:p>0,66</text:p>
          </table:table-cell>
          <table:table-cell table:formula="of:=[.B263]+(-[.C263]+[.E263])*[.F263]" office:value-type="float" office:value="3" calcext:value-type="float">
            <text:p>3</text:p>
          </table:table-cell>
          <table:table-cell table:formula="of:=(-[.C263]+[.E263])" office:value-type="float" office:value="-12" calcext:value-type="float">
            <text:p>-1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24-24-0.0000001)/(3.66-3.66+1E-015)" office:value-type="float" office:value="-100000000" calcext:value-type="float">
            <text:p>-100000000</text:p>
          </table:table-cell>
          <table:table-cell office:value-type="float" office:value="24" calcext:value-type="float">
            <text:p>24</text:p>
          </table:table-cell>
          <table:table-cell table:formula="of:=0.26/(24)" office:value-type="float" office:value="0.0108333333333333" calcext:value-type="float">
            <text:p>0,0108333333333333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G264]" office:value-type="float" office:value="3.65714285714286" calcext:value-type="float">
            <text:p>3,65714285714286</text:p>
          </table:table-cell>
          <table:table-cell table:formula="of:=[.B264]+([.C264]*[.D264]+[.E264])*[.F264]" office:value-type="float" office:value="-25999996.61" calcext:value-type="float">
            <text:p>-25999996,61</text:p>
          </table:table-cell>
          <table:table-cell table:formula="of:=[.B264]+(-[.C264]+[.E264])*[.F264]" office:value-type="float" office:value="3.13" calcext:value-type="float">
            <text:p>3,13</text:p>
          </table:table-cell>
          <table:table-cell table:formula="of:=(-[.C264]+[.E264])" office:value-type="float" office:value="0" calcext:value-type="float">
            <text:p>0</text:p>
          </table:table-cell>
          <table:table-cell table:number-columns-repeated="16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office:value-type="float" office:value="1.2" calcext:value-type="float">
            <text:p>1,2</text:p>
          </table:table-cell>
          <table:table-cell office:value-type="float" office:value="0.85" calcext:value-type="float">
            <text:p>0,85</text:p>
          </table:table-cell>
          <table:table-cell office:value-type="float" office:value="8.8" calcext:value-type="float">
            <text:p>8,8</text:p>
          </table:table-cell>
          <table:table-cell office:value-type="float" office:value="1.12" calcext:value-type="float">
            <text:p>1,12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28" calcext:value-type="float">
            <text:p>0,0028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68]/[.C269]" office:value-type="float" office:value="1200" calcext:value-type="float">
            <text:p>1200</text:p>
          </table:table-cell>
          <table:table-cell table:formula="of:=[.D268]/[.D269]" office:value-type="float" office:value="170" calcext:value-type="float">
            <text:p>170</text:p>
          </table:table-cell>
          <table:table-cell table:formula="of:=[.E268]/[.E269]" office:value-type="float" office:value="3142.85714285714" calcext:value-type="float">
            <text:p>3142,85714285714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73]*[.D273]/([.E273]+[.D273])" office:value-type="float" office:value="24" calcext:value-type="float">
            <text:p>24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number-columns-repeated="2" office:value-type="float" office:value="315" calcext:value-type="float">
            <text:p>315</text:p>
          </table:table-cell>
          <table:table-cell office:value-type="float" office:value="230" calcext:value-type="float">
            <text:p>230</text:p>
          </table:table-cell>
          <table:table-cell office:value-type="float" office:value="6000" calcext:value-type="float">
            <text:p>6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76]*[.D276]/([.E276]+[.D276])" office:value-type="float" office:value="11.6292134831461" calcext:value-type="float">
            <text:p>11,6292134831461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float" office:value="437" calcext:value-type="float">
            <text:p>437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70" calcext:value-type="float">
            <text:p>470</text:p>
          </table:table-cell>
          <table:table-cell office:value-type="float" office:value="6000" calcext:value-type="float">
            <text:p>6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79]*[.D279]/([.E279]+[.D279])" office:value-type="float" office:value="3.48686244204019" calcext:value-type="float">
            <text:p>3,48686244204019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Rf</text:p>
          </table:table-cell>
          <table:table-cell office:value-type="string" calcext:value-type="string">
            <text:p>R1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F262]" office:value-type="float" office:value="0.0108333333333333" calcext:value-type="float">
            <text:p>0,0108333333333333</text:p>
          </table:table-cell>
          <table:table-cell table:formula="of:=[.C283]*[.E283]" office:value-type="float" office:value="108.333333333333" calcext:value-type="float">
            <text:p>108,333333333333</text:p>
          </table:table-cell>
          <table:table-cell office:value-type="float" office:value="10000" calcext:value-type="float">
            <text:p>10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D283]/[.E283]" office:value-type="float" office:value="0.0108333333333333" calcext:value-type="float">
            <text:p>0,0108333333333333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Rf</text:p>
          </table:table-cell>
          <table:table-cell office:value-type="string" calcext:value-type="string">
            <text:p>R1</text:p>
          </table:table-cell>
          <table:table-cell/>
          <table:table-cell table:number-columns-repeated="2" office:value-type="float" office:value="315" calcext:value-type="float">
            <text:p>315</text:p>
          </table:table-cell>
          <table:table-cell office:value-type="float" office:value="400" calcext:value-type="float">
            <text:p>400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15" calcext:value-type="float">
            <text:p>0,015</text:p>
          </table:table-cell>
          <table:table-cell office:value-type="float" office:value="70" calcext:value-type="float">
            <text:p>7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[.H286]*[.I286]/([.J286]+[.I286])" office:value-type="float" office:value="19.6875" calcext:value-type="float">
            <text:p>19,6875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[.D287]/[.E287]" office:value-type="float" office:value="0.007" calcext:value-type="float">
            <text:p>0,007</text:p>
          </table:table-cell>
          <table:table-cell table:number-columns-repeated="2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float" office:value="100000000" calcext:value-type="float">
            <text:p>100000000</text:p>
          </table:table-cell>
          <table:table-cell office:value-type="float" office:value="0.000001" calcext:value-type="float">
            <text:p>0,000001</text:p>
          </table:table-cell>
          <table:table-cell table:number-columns-repeated="21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1/[.E293]/[.F293]*50*0.0001" office:value-type="float" office:value="0.00005" calcext:value-type="float">
            <text:p>0,00005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0-0-0.0001)/(3.66-3.66+0.00001)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0.007" calcext:value-type="float">
            <text:p>0,007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H297]" office:value-type="float" office:value="3.65714285714286" calcext:value-type="float">
            <text:p>3,65714285714286</text:p>
          </table:table-cell>
          <table:table-cell table:formula="of:=[.C297]+([.D297]*[.E297]+[.F297])*[.G297]" office:value-type="float" office:value="1.45" calcext:value-type="float">
            <text:p>1,45</text:p>
          </table:table-cell>
          <table:table-cell table:formula="of:=[.C297]+(-[.D297]+[.F297])*[.G297]" office:value-type="float" office:value="2.962" calcext:value-type="float">
            <text:p>2,962</text:p>
          </table:table-cell>
          <table:table-cell table:formula="of:=(-[.D297]+[.F297])" office:value-type="float" office:value="-24" calcext:value-type="float">
            <text:p>-24</text:p>
          </table:table-cell>
          <table:table-cell table:number-columns-repeated="15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p</text:p>
          </table:table-cell>
          <table:table-cell office:value-type="float" office:value="0.008" calcext:value-type="float">
            <text:p>0,008</text:p>
          </table:table-cell>
          <table:table-cell table:formula="of:=[.B301]*[.D301]" office:value-type="float" office:value="2000" calcext:value-type="float">
            <text:p>2000</text:p>
          </table:table-cell>
          <table:table-cell table:formula="of:=0.25*[.E301]" office:value-type="float" office:value="250000" calcext:value-type="float">
            <text:p>250000</text:p>
          </table:table-cell>
          <table:table-cell table:formula="of:=10^6" office:value-type="float" office:value="1000000" calcext:value-type="float">
            <text:p>1000000</text:p>
          </table:table-cell>
          <table:table-cell office:value-type="float" office:value="12" calcext:value-type="float">
            <text:p>12</text:p>
          </table:table-cell>
          <table:table-cell table:formula="of:=[.F301]*[.B301]" office:value-type="float" office:value="0.096" calcext:value-type="float">
            <text:p>0,096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ki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F303]*[.B303]" office:value-type="float" office:value="1.2" calcext:value-type="float">
            <text:p>1,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formula="of:=1/[.B303]/[.D301]" office:value-type="float" office:value="0.00004" calcext:value-type="float">
            <text:p>0,00004</text:p>
          </table:table-cell>
          <table:table-cell table:number-columns-repeated="2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C1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table:formula="of:=35.7*10^3" office:value-type="float" office:value="35700" calcext:value-type="float">
            <text:p>35700</text:p>
          </table:table-cell>
          <table:table-cell table:formula="of:=22*10^-6" office:value-type="float" office:value="0.000022" calcext:value-type="float">
            <text:p>0,000022</text:p>
          </table:table-cell>
          <table:table-cell table:number-columns-repeated="22"/>
        </table:table-row>
        <table:table-row table:style-name="ro1">
          <table:table-cell/>
          <table:table-cell table:formula="of:=-[.C310]/[.D310]" office:value-type="float" office:value="-0.0209059233449477" calcext:value-type="float">
            <text:p>-0,0209059233449477</text:p>
          </table:table-cell>
          <table:table-cell office:value-type="float" office:value="600" calcext:value-type="float">
            <text:p>600</text:p>
          </table:table-cell>
          <table:table-cell office:value-type="float" office:value="28700" calcext:value-type="float">
            <text:p>28700</text:p>
          </table:table-cell>
          <table:table-cell table:formula="of:=22*10^-6" office:value-type="float" office:value="0.000022" calcext:value-type="float">
            <text:p>0,000022</text:p>
          </table:table-cell>
          <table:table-cell table:number-columns-repeated="22"/>
        </table:table-row>
        <table:table-row table:style-name="ro1">
          <table:table-cell/>
          <table:table-cell table:formula="of:=-[.C311]/[.D311]" office:value-type="float" office:value="-0.0156794425087108" calcext:value-type="float">
            <text:p>-0,0156794425087108</text:p>
          </table:table-cell>
          <table:table-cell office:value-type="float" office:value="450" calcext:value-type="float">
            <text:p>450</text:p>
          </table:table-cell>
          <table:table-cell office:value-type="float" office:value="28700" calcext:value-type="float">
            <text:p>28700</text:p>
          </table:table-cell>
          <table:table-cell table:formula="of:=22*10^-6" office:value-type="float" office:value="0.000022" calcext:value-type="float">
            <text:p>0,000022</text:p>
          </table:table-cell>
          <table:table-cell table:number-columns-repeated="22"/>
        </table:table-row>
        <table:table-row table:style-name="ro1">
          <table:table-cell/>
          <table:table-cell table:formula="of:=-[.C312]/[.D312]" office:value-type="float" office:value="-0.0191570881226054" calcext:value-type="float">
            <text:p>-0,0191570881226054</text:p>
          </table:table-cell>
          <table:table-cell office:value-type="float" office:value="500" calcext:value-type="float">
            <text:p>500</text:p>
          </table:table-cell>
          <table:table-cell office:value-type="float" office:value="26100" calcext:value-type="float">
            <text:p>26100</text:p>
          </table:table-cell>
          <table:table-cell office:value-type="float" office:value="0.000018" calcext:value-type="float">
            <text:p>0,000018</text:p>
          </table:table-cell>
          <table:table-cell table:formula="of:=[.E312]*(1+[.C334])" office:value-type="float" office:value="0.0000185161290322581" calcext:value-type="float">
            <text:p>1,85161290322581E-05</text:p>
          </table:table-cell>
          <table:table-cell table:formula="of:=[.B312]*-12+[.H312]*[.B312]" office:value-type="float" office:value="0.0383141762452107" calcext:value-type="float">
            <text:p>0,0383141762452107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312]*(1+[.C335])" office:value-type="float" office:value="27042.238267148" calcext:value-type="float">
            <text:p>27042,238267148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formula="of:=[.D313]*(1+[.C335])" office:value-type="float" office:value="28018.4923562147" calcext:value-type="float">
            <text:p>28018,4923562147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32400" calcext:value-type="float">
            <text:p>32400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309]/[.D309]" office:value-type="float" office:value="-0.0210084033613445" calcext:value-type="float">
            <text:p>-0,021008403361344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310]/[.D310]" office:value-type="float" office:value="-0.0209059233449477" calcext:value-type="float">
            <text:p>-0,0209059233449477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311]/[.D311]" office:value-type="float" office:value="-0.0156794425087108" calcext:value-type="float">
            <text:p>-0,0156794425087108</text:p>
          </table:table-cell>
          <table:table-cell table:formula="of:=12-3.5" office:value-type="float" office:value="8.5" calcext:value-type="float">
            <text:p>8,5</text:p>
          </table:table-cell>
          <table:table-cell table:formula="of:=[.D319]*[.C319]" office:value-type="float" office:value="-0.133275261324042" calcext:value-type="float">
            <text:p>-0,133275261324042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312]/[.D312]" office:value-type="float" office:value="-0.0191570881226054" calcext:value-type="float">
            <text:p>-0,0191570881226054</text:p>
          </table:table-cell>
          <table:table-cell/>
          <table:table-cell table:formula="of:=[.D320]*[.C320]" office:value-type="float" office:value="-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313]/[.D313]" office:value-type="float" office:value="-0" calcext:value-type="float">
            <text:p>0</text:p>
          </table:table-cell>
          <table:table-cell/>
          <table:table-cell table:formula="of:=[.D321]*[.C321]" office:value-type="float" office:value="-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314]/[.D314]" office:value-type="float" office:value="-0.0178453570464542" calcext:value-type="float">
            <text:p>-0,0178453570464542</text:p>
          </table:table-cell>
          <table:table-cell office:value-type="float" office:value="2.1" calcext:value-type="float">
            <text:p>2,1</text:p>
          </table:table-cell>
          <table:table-cell table:formula="of:=[.D322]*[.C322]" office:value-type="float" office:value="-0.0374752497975538" calcext:value-type="float">
            <text:p>-0,0374752497975538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315]/[.D315]" office:value-type="float" office:value="-0.0216049382716049" calcext:value-type="float">
            <text:p>-0,0216049382716049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309]/[.E309]" office:value-type="float" office:value="-1.27323656735421" calcext:value-type="float">
            <text:p>-1,27323656735421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310]/[.E310]" office:value-type="float" office:value="-1.58378207158695" calcext:value-type="float">
            <text:p>-1,5837820715869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311]/[.E311]" office:value-type="float" office:value="-1.58378207158695" calcext:value-type="float">
            <text:p>-1,58378207158695</text:p>
          </table:table-cell>
          <table:table-cell table:number-columns-repeated="24"/>
        </table:table-row>
        <table:table-row table:style-name="ro1">
          <table:table-cell/>
          <table:table-cell table:formula="of:=6/9" office:value-type="float" office:value="0.666666666666667" calcext:value-type="float">
            <text:p>0,666666666666667</text:p>
          </table:table-cell>
          <table:table-cell table:formula="of:=-1/[.D315]/[.E312]" office:value-type="float" office:value="-1.71467764060357" calcext:value-type="float">
            <text:p>-1,71467764060357</text:p>
          </table:table-cell>
          <table:table-cell table:number-columns-repeated="2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formula="of:=230/6000" office:value-type="float" office:value="0.0383333333333333" calcext:value-type="float">
            <text:p>0,038333333333333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8/279" office:value-type="float" office:value="0.028673835125448" calcext:value-type="float">
            <text:p>0,02867383512544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10/277" office:value-type="float" office:value="0.036101083032491" calcext:value-type="float">
            <text:p>0,036101083032491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F338]/[.E338]*12/3" office:value-type="float" office:value="0.0903614457831325" calcext:value-type="float">
            <text:p>0,0903614457831325</text:p>
          </table:table-cell>
          <table:table-cell office:value-type="float" office:value="33200" calcext:value-type="float">
            <text:p>33200</text:p>
          </table:table-cell>
          <table:table-cell office:value-type="float" office:value="750" calcext:value-type="float">
            <text:p>750</text:p>
          </table:table-cell>
          <table:table-cell table:formula="of:=1/[.E338]/[.E312]" office:value-type="float" office:value="1.67336010709505" calcext:value-type="float">
            <text:p>1,67336010709505</text:p>
          </table:table-cell>
          <table:table-cell table:number-columns-repeated="20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9" office:value-type="float" office:value="100000" calcext:value-type="float">
            <text:p>100000</text:p>
          </table:table-cell>
          <table:table-cell table:style-name="ce9" office:value-type="float" office:value="0.00001" calcext:value-type="float">
            <text:p>0,0000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table:formula="of:=1/[.C343]/[.D343]*[.E343]*[.F343]" office:value-type="float" office:value="0.42" calcext:value-type="float">
            <text:p>0,42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46]/[.C343]" office:value-type="float" office:value="0.00787" calcext:value-type="float">
            <text:p>0,00787</text:p>
          </table:table-cell>
          <table:table-cell table:formula="of:=12" office:value-type="float" office:value="12" calcext:value-type="float">
            <text:p>12</text:p>
          </table:table-cell>
          <table:table-cell table:formula="of:=[.D346]*[.E346]" office:value-type="float" office:value="0.09444" calcext:value-type="float">
            <text:p>0,09444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46]-[.G343]" office:value-type="float" office:value="2.58556" calcext:value-type="float">
            <text:p>2,58556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0,0000047</text:p>
          </table:table-cell>
          <table:table-cell table:formula="of:=12/3+(12-12/3)/2" office:value-type="float" office:value="8" calcext:value-type="float">
            <text:p>8</text:p>
          </table:table-cell>
          <table:table-cell office:value-type="float" office:value="0.000363" calcext:value-type="float">
            <text:p>0,000363</text:p>
          </table:table-cell>
          <table:table-cell table:formula="of:=1/[.C350]/[.D350]*[.E350]*[.F350]" office:value-type="float" office:value="0.0195529221653649" calcext:value-type="float">
            <text:p>0,0195529221653649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53]/[.C350]" office:value-type="float" office:value="0.0249050632911392" calcext:value-type="float">
            <text:p>0,0249050632911392</text:p>
          </table:table-cell>
          <table:table-cell table:formula="of:=12/3" office:value-type="float" office:value="4" calcext:value-type="float">
            <text:p>4</text:p>
          </table:table-cell>
          <table:table-cell table:formula="of:=[.D353]*[.E353]" office:value-type="float" office:value="0.099620253164557" calcext:value-type="float">
            <text:p>0,099620253164557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53]-[.G350]" office:value-type="float" office:value="2.98082682467008" calcext:value-type="float">
            <text:p>2,98082682467008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0,0000047</text:p>
          </table:table-cell>
          <table:table-cell table:formula="of:=12/2+(12-12/2)/2" office:value-type="float" office:value="9" calcext:value-type="float">
            <text:p>9</text:p>
          </table:table-cell>
          <table:table-cell office:value-type="float" office:value="0.006" calcext:value-type="float">
            <text:p>0,006</text:p>
          </table:table-cell>
          <table:table-cell table:formula="of:=1/[.C357]/[.D357]*[.E357]*[.F357]" office:value-type="float" office:value="0.363587395636951" calcext:value-type="float">
            <text:p>0,363587395636951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60]/[.C357]" office:value-type="float" office:value="0.0249050632911392" calcext:value-type="float">
            <text:p>0,0249050632911392</text:p>
          </table:table-cell>
          <table:table-cell office:value-type="float" office:value="1" calcext:value-type="float">
            <text:p>1</text:p>
          </table:table-cell>
          <table:table-cell table:formula="of:=[.D360]*[.E360]" office:value-type="float" office:value="0.0249050632911392" calcext:value-type="float">
            <text:p>0,0249050632911392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60]-[.G357]" office:value-type="float" office:value="2.71150754107191" calcext:value-type="float">
            <text:p>2,71150754107191</text:p>
          </table:table-cell>
          <table:table-cell table:number-columns-repeated="20"/>
        </table:table-row>
        <table:table-row table:style-name="ro1">
          <table:table-cell table:number-columns-repeated="9"/>
          <table:table-cell table:formula="of:=1/0.3" office:value-type="float" office:value="3.33333333333333" calcext:value-type="float">
            <text:p>3,33333333333333</text:p>
          </table:table-cell>
          <table:table-cell table:formula="of:=31600/[.J362]" office:value-type="float" office:value="9480" calcext:value-type="float">
            <text:p>9480</text:p>
          </table:table-cell>
          <table:table-cell table:formula="of:=3.1*[.J362]" office:value-type="float" office:value="10.3333333333333" calcext:value-type="float">
            <text:p>10,3333333333333</text:p>
          </table:table-cell>
          <table:table-cell table:formula="of:=10000/[.J362]" office:value-type="float" office:value="3000" calcext:value-type="float">
            <text:p>3000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0,0000047</text:p>
          </table:table-cell>
          <table:table-cell table:formula="of:=12/3.3*2" office:value-type="float" office:value="7.27272727272727" calcext:value-type="float">
            <text:p>7,27272727272727</text:p>
          </table:table-cell>
          <table:table-cell office:value-type="float" office:value="0" calcext:value-type="float">
            <text:p>0</text:p>
          </table:table-cell>
          <table:table-cell table:formula="of:=1/[.C365]/[.D365]*[.E365]*[.F365]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68]/[.C365]" office:value-type="float" office:value="0.0249050632911392" calcext:value-type="float">
            <text:p>0,0249050632911392</text:p>
          </table:table-cell>
          <table:table-cell table:formula="of:=12" office:value-type="float" office:value="12" calcext:value-type="float">
            <text:p>12</text:p>
          </table:table-cell>
          <table:table-cell table:formula="of:=[.D368]*[.E368]" office:value-type="float" office:value="0.298860759493671" calcext:value-type="float">
            <text:p>0,298860759493671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68]-[.G365]" office:value-type="float" office:value="2.80113924050633" calcext:value-type="float">
            <text:p>2,80113924050633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0,0000047</text:p>
          </table:table-cell>
          <table:table-cell table:formula="of:=12/3+(12-12/3)/2" office:value-type="float" office:value="8" calcext:value-type="float">
            <text:p>8</text:p>
          </table:table-cell>
          <table:table-cell office:value-type="float" office:value="0.000363" calcext:value-type="float">
            <text:p>0,000363</text:p>
          </table:table-cell>
          <table:table-cell table:formula="of:=1/[.C372]/[.D372]*[.E372]*[.F372]" office:value-type="float" office:value="0.0195529221653649" calcext:value-type="float">
            <text:p>0,0195529221653649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75]/[.C372]" office:value-type="float" office:value="0.0249050632911392" calcext:value-type="float">
            <text:p>0,0249050632911392</text:p>
          </table:table-cell>
          <table:table-cell table:formula="of:=12/3" office:value-type="float" office:value="4" calcext:value-type="float">
            <text:p>4</text:p>
          </table:table-cell>
          <table:table-cell table:formula="of:=[.D375]*[.E375]" office:value-type="float" office:value="0.099620253164557" calcext:value-type="float">
            <text:p>0,099620253164557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75]-[.G372]" office:value-type="float" office:value="2.98082682467008" calcext:value-type="float">
            <text:p>2,98082682467008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8450" calcext:value-type="float">
            <text:p>8450</text:p>
          </table:table-cell>
          <table:table-cell office:value-type="float" office:value="0.0000047" calcext:value-type="float">
            <text:p>0,0000047</text:p>
          </table:table-cell>
          <table:table-cell table:formula="of:=12/2+(12-12/2)/2" office:value-type="float" office:value="9" calcext:value-type="float">
            <text:p>9</text:p>
          </table:table-cell>
          <table:table-cell office:value-type="float" office:value="0.003" calcext:value-type="float">
            <text:p>0,003</text:p>
          </table:table-cell>
          <table:table-cell table:formula="of:=1/[.C379]/[.D379]*[.E379]*[.F379]" office:value-type="float" office:value="0.679843887699862" calcext:value-type="float">
            <text:p>0,679843887699862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82]/[.C379]" office:value-type="float" office:value="0.0931360946745562" calcext:value-type="float">
            <text:p>0,0931360946745562</text:p>
          </table:table-cell>
          <table:table-cell office:value-type="float" office:value="1" calcext:value-type="float">
            <text:p>1</text:p>
          </table:table-cell>
          <table:table-cell table:formula="of:=[.D382]*[.E382]" office:value-type="float" office:value="0.0931360946745562" calcext:value-type="float">
            <text:p>0,0931360946745562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82]-[.G379]" office:value-type="float" office:value="2.32702001762558" calcext:value-type="float">
            <text:p>2,32702001762558</text:p>
          </table:table-cell>
          <table:table-cell table:number-columns-repeated="2"/>
          <table:table-cell table:formula="of:=SQRT(90/10)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v</text:p>
          </table:table-cell>
          <table:table-cell table:number-columns-repeated="22"/>
        </table:table-row>
        <table:table-row table:style-name="ro1">
          <table:table-cell table:formula="of:=315/6000*315" office:value-type="float" office:value="16.5375" calcext:value-type="float">
            <text:p>16,5375</text:p>
          </table:table-cell>
          <table:table-cell/>
          <table:table-cell table:style-name="ce9" office:value-type="float" office:value="8450" calcext:value-type="float">
            <text:p>8450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table:formula="of:=12-377*230/(230+6000)" office:value-type="float" office:value="-1.91813804173355" calcext:value-type="float">
            <text:p>-1,91813804173355</text:p>
          </table:table-cell>
          <table:table-cell table:style-name="ce9"/>
          <table:table-cell table:style-name="ce9" table:formula="of:=[.C386]/[.D386]*[.E386]" office:value-type="float" office:value="-0.162082664526485" calcext:value-type="float">
            <text:p>-0,162082664526485</text:p>
          </table:table-cell>
          <table:table-cell table:number-columns-repeated="2"/>
          <table:table-cell table:formula="of:=10.33-0.9" office:value-type="float" office:value="9.43" calcext:value-type="float">
            <text:p>9,43</text:p>
          </table:table-cell>
          <table:table-cell table:formula="of:=5110*2.8/2.7" office:value-type="float" office:value="5299.25925925926" calcext:value-type="float">
            <text:p>5299,2592592592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31" calcext:value-type="float">
            <text:p>931</text:p>
          </table:table-cell>
          <table:table-cell office:value-type="float" office:value="8450" calcext:value-type="float">
            <text:p>8450</text:p>
          </table:table-cell>
          <table:table-cell table:formula="of:=12-377*230/(230+6000)" office:value-type="float" office:value="-1.91813804173355" calcext:value-type="float">
            <text:p>-1,91813804173355</text:p>
          </table:table-cell>
          <table:table-cell/>
          <table:table-cell table:formula="of:=[.C387]/[.D387]*[.E387]" office:value-type="float" office:value="-0.211335682467921" calcext:value-type="float">
            <text:p>-0,211335682467921</text:p>
          </table:table-cell>
          <table:table-cell table:number-columns-repeated="2"/>
          <table:table-cell table:formula="of:=2.8*10000/9.43" office:value-type="float" office:value="2969.24708377519" calcext:value-type="float">
            <text:p>2969,2470837751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388]/[.D388]*[.E388]" office:value-type="float" office:value="1.2" calcext:value-type="float">
            <text:p>1,2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table:formula="of:=0.16-0.19" office:value-type="float" office:value="-0.03" calcext:value-type="float">
            <text:p>-0,03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2.83" calcext:value-type="float">
            <text:p>2,83</text:p>
          </table:table-cell>
          <table:table-cell table:number-columns-repeated="16"/>
        </table:table-row>
        <table:table-row table:style-name="ro1">
          <table:table-cell table:number-columns-repeated="9"/>
          <table:table-cell office:value-type="float" office:value="300" calcext:value-type="float">
            <text:p>30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10000" calcext:value-type="float">
            <text:p>10000</text:p>
          </table:table-cell>
          <table:table-cell office:value-type="float" office:value="9.33" calcext:value-type="float">
            <text:p>9,33</text:p>
          </table:table-cell>
          <table:table-cell/>
          <table:table-cell table:formula="of:=[.C392]/[.D392]*[.E392]" office:value-type="float" office:value="4.76763" calcext:value-type="float">
            <text:p>4,76763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string" calcext:value-type="string">
            <text:p>330v e depois erros d siulacao e outras cousas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.3" calcext:value-type="float">
            <text:p>10,3</text:p>
          </table:table-cell>
          <table:table-cell/>
          <table:table-cell table:formula="of:=[.C393]/[.D393]*[.E393]" office:value-type="float" office:value="5.2633" calcext:value-type="float">
            <text:p>5,2633</text:p>
          </table:table-cell>
          <table:table-cell table:number-columns-repeated="2"/>
          <table:table-cell office:value-type="float" office:value="374" calcext:value-type="float">
            <text:p>374</text:p>
          </table:table-cell>
          <table:table-cell office:value-type="string" calcext:value-type="string">
            <text:p>não deu bons resultados 2,78</text:p>
          </table:table-cell>
          <table:table-cell table:number-columns-repeated="16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9"/>
          <table:table-cell table:formula="of:=0.808*3+0.315" office:value-type="float" office:value="2.739" calcext:value-type="float">
            <text:p>2,739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R2</text:p>
          </table:table-cell>
          <table:table-cell office:value-type="string" calcext:value-type="string">
            <text:p>4.99</text:p>
          </table:table-cell>
          <table:table-cell office:value-type="float" office:value="2.8" calcext:value-type="float">
            <text:p>2,8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845k paralelo de condensador à saida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9"/>
          <table:table-cell office:value-type="float" office:value="5.9" calcext:value-type="float">
            <text:p>5,9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.49" calcext:value-type="float">
            <text:p>5,49</text:p>
          </table:table-cell>
          <table:table-cell office:value-type="float" office:value="2.9" calcext:value-type="float">
            <text:p>2,9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0,120u <text:s/>^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8"/>
          <table:table-cell office:value-type="string" calcext:value-type="string">
            <text:p>1,2u: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5,62k</text:p>
          </table:table-cell>
          <table:table-cell office:value-type="string" calcext:value-type="string">
            <text:p>1,2u</text:p>
          </table:table-cell>
          <table:table-cell office:value-type="float" office:value="2.89" calcext:value-type="float">
            <text:p>2,89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experimentar agora só mexendo em r2 e esperar 20ms, se estabiliza 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1u: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850k </text:p>
          </table:table-cell>
          <table:table-cell office:value-type="string" calcext:value-type="string">
            <text:p>5,36k</text:p>
          </table:table-cell>
          <table:table-cell office:value-type="float" office:value="2.825" calcext:value-type="float">
            <text:p>2,825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499k</text:p>
          </table:table-cell>
          <table:table-cell table:number-columns-repeated="2" office:value-type="string" calcext:value-type="string">
            <text:p>“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“</text:p>
          </table:table-cell>
          <table:table-cell office:value-type="string" calcext:value-type="string">
            <text:p>5,23k</text:p>
          </table:table-cell>
          <table:table-cell office:value-type="string" calcext:value-type="string">
            <text:p>291v</text:p>
          </table:table-cell>
          <table:table-cell office:value-type="float" office:value="2.825" calcext:value-type="float">
            <text:p>2,825</text:p>
          </table:table-cell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1,2u: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442k</text:p>
          </table:table-cell>
          <table:table-cell office:value-type="string" calcext:value-type="string">
            <text:p>5,23k</text:p>
          </table:table-cell>
          <table:table-cell office:value-type="string" calcext:value-type="string">
            <text:p>315v e depois diminuiu</text:p>
          </table:table-cell>
          <table:table-cell/>
          <table:table-cell office:value-type="float" office:value="2.85" calcext:value-type="float">
            <text:p>2,85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diminuir r2??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.11" calcext:value-type="float">
            <text:p>5,11</text:p>
          </table:table-cell>
          <table:table-cell office:value-type="string" calcext:value-type="string">
            <text:p>377v</text:p>
          </table:table-cell>
          <table:table-cell/>
          <table:table-cell office:value-type="float" office:value="2.819" calcext:value-type="float">
            <text:p>2,819</text:p>
          </table:table-cell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8"/>
          <table:table-cell table:formula="of:=2.8/5.11" office:value-type="float" office:value="0.547945205479452" calcext:value-type="float">
            <text:p>0,547945205479452</text:p>
          </table:table-cell>
          <table:table-cell table:formula="of:=5/[.I416]" office:value-type="float" office:value="9.125" calcext:value-type="float">
            <text:p>9,125</text:p>
          </table:table-cell>
          <table:table-cell table:number-columns-repeated="17"/>
        </table:table-row>
        <table:table-row table:style-name="ro1">
          <table:table-cell table:number-columns-repeated="9"/>
          <table:table-cell table:formula="of:=2.8*3.3" office:value-type="float" office:value="9.24" calcext:value-type="float">
            <text:p>9,24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K2 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8,45K</text:p>
          </table:table-cell>
          <table:table-cell office:value-type="float" office:value="0.76" calcext:value-type="float">
            <text:p>0,76</text:p>
          </table:table-cell>
          <table:table-cell table:number-columns-repeated="16"/>
        </table:table-row>
        <table:table-row table:style-name="ro1">
          <table:table-cell table:number-columns-repeated="6"/>
          <table:table-cell table:formula="of:=931/8450" office:value-type="float" office:value="0.110177514792899" calcext:value-type="float">
            <text:p>0,110177514792899</text:p>
          </table:table-cell>
          <table:table-cell table:number-columns-repeated="2"/>
          <table:table-cell office:value-type="string" calcext:value-type="string">
            <text:p>10K</text:p>
          </table:table-cell>
          <table:table-cell table:number-columns-repeated="17"/>
        </table:table-row>
        <table:table-row table:style-name="ro1">
          <table:table-cell table:number-columns-repeated="6"/>
          <table:table-cell table:formula="of:=8450/100000" office:value-type="float" office:value="0.0845" calcext:value-type="float">
            <text:p>0,0845</text:p>
          </table:table-cell>
          <table:table-cell table:number-columns-repeated="20"/>
        </table:table-row>
        <table:table-row table:style-name="ro1"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7"/>
        </table:table-row>
        <table:table-row table:style-name="ro1">
          <table:table-cell table:number-columns-repeated="6"/>
          <table:table-cell table:formula="of:=2.8*3.33" office:value-type="float" office:value="9.324" calcext:value-type="float">
            <text:p>9,324</text:p>
          </table:table-cell>
          <table:table-cell/>
          <table:table-cell office:value-type="string" calcext:value-type="string">
            <text:p>100k</text:p>
          </table:table-cell>
          <table:table-cell office:value-type="string" calcext:value-type="string">
            <text:p>10k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391v</text:p>
          </table:table-cell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200k</text:p>
          </table:table-cell>
          <table:table-cell office:value-type="string" calcext:value-type="string">
            <text:p>20k</text:p>
          </table:table-cell>
          <table:table-cell table:number-columns-repeated="17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table:formula="of:=1.44/([.E429]+2*[.F429])/0.0000000056" office:value-type="float" office:value="80357.1428571429" calcext:value-type="float">
            <text:p>80357,1428571429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1.44/([.E430]+2*[.F430])/0.0000000056" office:value-type="float" office:value="107142.857142857" calcext:value-type="float">
            <text:p>107142,857142857</text:p>
          </table:table-cell>
          <table:table-cell/>
          <table:table-cell office:value-type="string" calcext:value-type="string">
            <text:p>R2 ultimo amp op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70k</text:p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11" office:value-type="string" calcext:value-type="string">
            <text:p>7,15k</text:p>
          </table:table-cell>
          <table:table-cell office:value-type="string" calcext:value-type="string">
            <text:p>valor de <text:s/>talvez muito incrementado??</text:p>
          </table:table-cell>
          <table:table-cell table:number-columns-repeated="17"/>
        </table:table-row>
        <table:table-row table:style-name="ro1">
          <table:table-cell table:number-columns-repeated="8"/>
          <table:table-cell table:style-name="ce11"/>
          <table:table-cell table:number-columns-repeated="18"/>
        </table:table-row>
      </table:table>
      <table:table table:name="Folha5" table:style-name="ta1">
        <table:table-column table:style-name="co1" table:number-columns-repeated="19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Km(W/m^3)</text:p>
          </table:table-cell>
          <table:table-cell table:style-name="ce3" office:value-type="float" office:value="1.076" calcext:value-type="float">
            <text:p>1,076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" office:value-type="float" office:value="0.25" calcext:value-type="float">
            <text:p>0,25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"/>
          <table:table-cell table:number-columns-repeated="16"/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table:style-name="ce3" office:value-type="float" office:value="1.558" calcext:value-type="float">
            <text:p>1,558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" office:value-type="float" office:value="1.6" calcext:value-type="float">
            <text:p>1,6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"/>
          <table:table-cell table:number-columns-repeated="16"/>
        </table:table-row>
        <table:table-row table:style-name="ro1">
          <table:table-cell/>
          <table:table-cell office:value-type="string" calcext:value-type="string">
            <text:p>beta</text:p>
          </table:table-cell>
          <table:table-cell table:style-name="ce3" office:value-type="float" office:value="3.114" calcext:value-type="float">
            <text:p>3,114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" office:value-type="float" office:value="2.5" calcext:value-type="float">
            <text:p>2,5</text:p>
          </table:table-cell>
          <table:table-cell office:value-type="string" calcext:value-type="string">
            <text:p>usado no exemplo do paper: ferrite core is ETD49, material(grade) 3F3 Ferroxcube</text:p>
          </table:table-cell>
          <table:table-cell table:number-columns-repeated="15"/>
        </table:table-row>
        <table:table-row table:style-name="ro1" table:number-rows-repeated="3">
          <table:table-cell table:number-columns-repeated="19"/>
        </table:table-row>
        <table:table-row table:style-name="ro1">
          <table:table-cell/>
          <table:table-cell office:value-type="string" calcext:value-type="string">
            <text:p>Rth (ºC/W)</text:p>
          </table:table-cell>
          <table:table-cell office:value-type="float" office:value="8" calcext:value-type="float">
            <text:p>8</text:p>
          </table:table-cell>
          <table:table-cell table:formula="of:=23*[.C50]^(-0.37)" office:value-type="float" office:value="0.398447876982157" calcext:value-type="float">
            <text:p>0,398447876982157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Aro <text:s/>cm</text:p>
          </table:table-cell>
          <table:table-cell office:value-type="float" office:value="5.05" calcext:value-type="float">
            <text:p>5,05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Ae m2</text:p>
          </table:table-cell>
          <table:table-cell office:value-type="float" office:value="0.000211" calcext:value-type="float">
            <text:p>0,00021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Ve <text:s/>m3</text:p>
          </table:table-cell>
          <table:table-cell office:value-type="float" office:value="0.000024" calcext:value-type="float">
            <text:p>0,000024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Al H</text:p>
          </table:table-cell>
          <table:table-cell table:style-name="ce2" table:formula="of:=3900*10^-9" office:value-type="float" office:value="0.0000039" calcext:value-type="float">
            <text:p>0,0000039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C21]" office:value-type="float" office:value="0.0000039" calcext:value-type="float">
            <text:p>0,0000039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C22]" office:value-type="float" office:value="0.0000039" calcext:value-type="float">
            <text:p>0,0000039</text:p>
          </table:table-cell>
          <table:table-cell table:formula="of:=10^-9*2500" office:value-type="float" office:value="0.0000025" calcext:value-type="float">
            <text:p>0,0000025</text:p>
          </table:table-cell>
          <table:table-cell table:number-columns-repeated="15"/>
        </table:table-row>
        <table:table-row table:style-name="ro1">
          <table:table-cell table:number-columns-repeated="2"/>
          <table:table-cell table:formula="of:=10^-9*5600" office:value-type="float" office:value="0.0000056" calcext:value-type="float">
            <text:p>0,0000056</text:p>
          </table:table-cell>
          <table:table-cell table:formula="of:=10^-9*2200" office:value-type="float" office:value="0.0000022" calcext:value-type="float">
            <text:p>0,000002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formula="of:=2800*10^-9" office:value-type="float" office:value="0.0000028" calcext:value-type="float">
            <text:p>0,0000028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630*10^-9" office:value-type="float" office:value="0.00000063" calcext:value-type="float">
            <text:p>0,00000063</text:p>
          </table:table-cell>
          <table:table-cell office:value-type="string" calcext:value-type="string">
            <text:p>E65/32/27-3f3-E63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formula="of:=10^-9*3500" office:value-type="float" office:value="0.0000035" calcext:value-type="float">
            <text:p>0,0000035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10^-9*2800" office:value-type="float" office:value="0.0000028" calcext:value-type="float">
            <text:p>0,0000028</text:p>
          </table:table-cell>
          <table:table-cell table:formula="of:=10^-9*4600" office:value-type="float" office:value="0.0000046" calcext:value-type="float">
            <text:p>0,000004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formula="of:=49.8" office:value-type="float" office:value="49.8" calcext:value-type="float">
            <text:p>49,8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6.7" calcext:value-type="float">
            <text:p>16,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I()*R^2</text:p>
          </table:table-cell>
          <table:table-cell/>
          <table:table-cell table:formula="of:=16.7*16.7*PI()" office:value-type="float" office:value="876.158775159657" calcext:value-type="float">
            <text:p>876,158775159657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36.1" calcext:value-type="float">
            <text:p>36,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16.7" calcext:value-type="float">
            <text:p>16,7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formula="of:=PI()*[.C35]/2*[.C35]/2" office:value-type="float" office:value="219.039693789914" calcext:value-type="float">
            <text:p>219,039693789914</text:p>
          </table:table-cell>
          <table:table-cell office:value-type="string" calcext:value-type="string">
            <text:p>isto seria num caso ideal</text:p>
          </table:table-cell>
          <table:table-cell table:number-columns-repeated="1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table:formula="of:=[.C32]*[.C29]" office:value-type="float" office:value="831.66" calcext:value-type="float">
            <text:p>831,66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formula="of:=23*([.C40]*[.C38])^(-0.37)" office:value-type="string" office:string-value="" calcext:value-type="error">
            <text:p>#NUM!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C38]*[.C17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formula="of:=[.C29]-[.C34]" office:value-type="float" office:value="13.7" calcext:value-type="float">
            <text:p>13,7</text:p>
          </table:table-cell>
          <table:table-cell table:number-columns-repeated="6"/>
          <table:table-cell table:formula="of:=321*321/1825" office:value-type="float" office:value="56.4608219178082" calcext:value-type="float">
            <text:p>56,460821917808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45]*[.C32]" office:value-type="float" office:value="228.79" calcext:value-type="float">
            <text:p>228,79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formula="of:=([.C46]+[.C37])*[.C38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Ae*Aw</text:p>
          </table:table-cell>
          <table:table-cell office:value-type="float" office:value="57600" calcext:value-type="float">
            <text:p>57600</text:p>
          </table:table-cell>
          <table:table-cell table:formula="of:=[.C58]*[.C17]" office:value-type="float" office:value="0.057603" calcext:value-type="float">
            <text:p>0,05760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formula="of:=23*[.C50]^(-0.37)" office:value-type="float" office:value="0.398447876982157" calcext:value-type="float">
            <text:p>0,398447876982157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kgm</text:p>
          </table:table-cell>
          <table:table-cell table:style-name="ce6" table:formula="of:=[.C17]*[.C17]/[.C15]*(1/[.C19]/[.C13])^(2/[.C8])" office:value-type="float" office:value="0.00000214962795904936" calcext:value-type="float">
            <text:p>2,14962795904936E-06</text:p>
          </table:table-cell>
          <table:table-cell table:formula="of:=[.C17]*[.C17]/[.C15]*(1/[.C19]/[.C13])" office:value-type="float" office:value="0.0000459168729372937" calcext:value-type="float">
            <text:p>4,59168729372937E-05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6"/>
          <table:table-cell table:number-columns-repeated="16"/>
        </table:table-row>
        <table:table-row table:style-name="ro1">
          <table:table-cell/>
          <table:table-cell office:value-type="string" calcext:value-type="string">
            <text:p>kgw</text:p>
          </table:table-cell>
          <table:table-cell table:formula="of:=[.C50]/[.C17]*[.C50]/[.C17]*[.C15]*[.C50]^(-0.48)" office:value-type="float" office:value="1.95239929573391E+015" calcext:value-type="float">
            <text:p>1,95239929573391E+015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Aw</text:p>
          </table:table-cell>
          <table:table-cell office:value-type="float" office:value="273" calcext:value-type="float">
            <text:p>273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C50]/[.C17]" office:value-type="float" office:value="272985781.990521" calcext:value-type="float">
            <text:p>272985781,99052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u0</text:p>
          </table:table-cell>
          <table:table-cell table:formula="of:=4*PI()*10^(-7)" office:value-type="float" office:value="0.00000125663706143592" calcext:value-type="float">
            <text:p>1,25663706143592E-06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Vo</text:p>
          </table:table-cell>
          <table:table-cell table:style-name="ce7" table:formula="of:=200/6.735" office:value-type="float" office:value="29.6956198960653" calcext:value-type="float">
            <text:p>29,695619896065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nt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fres</text:p>
          </table:table-cell>
          <table:table-cell office:value-type="string" calcext:value-type="string">
            <text:p>Kcu</text:p>
          </table:table-cell>
          <table:table-cell office:value-type="string" calcext:value-type="string">
            <text:p>Delta T max</text:p>
          </table:table-cell>
          <table:table-cell office:value-type="string" calcext:value-type="string">
            <text:p>I_p_rms (prim rms</text:p>
          </table:table-cell>
          <table:table-cell/>
          <table:table-cell office:value-type="string" calcext:value-type="string">
            <text:p>Kut Litz wire</text:p>
          </table:table-cell>
          <table:table-cell office:value-type="string" calcext:value-type="string">
            <text:p>J30 <text:span text:style-name="T2">A/</text:span>m^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335" calcext:value-type="float">
            <text:p>5,335</text:p>
          </table:table-cell>
          <table:table-cell/>
          <table:table-cell table:formula="of:=SQRT([.F67]/([.F67]+[.G67]))" office:value-type="float" office:value="0.942193429997273" calcext:value-type="float">
            <text:p>0,942193429997273</text:p>
          </table:table-cell>
          <table:table-cell table:style-name="ce2" table:formula="of:=680*10^(-6)" office:value-type="float" office:value="0.00068" calcext:value-type="float">
            <text:p>0,00068</text:p>
          </table:table-cell>
          <table:table-cell table:style-name="ce2" table:formula="of:=86*10^(-6)" office:value-type="float" office:value="0.000086" calcext:value-type="float">
            <text:p>0,000086</text:p>
          </table:table-cell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4200000" calcext:value-type="float">
            <text:p>420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335" calcext:value-type="float">
            <text:p>5,335</text:p>
          </table:table-cell>
          <table:table-cell/>
          <table:table-cell table:style-name="ce8" table:formula="of:=SQRT([.F68]/([.F68]+[.G68]))" office:value-type="float" office:value="0.919171010345946" calcext:value-type="float">
            <text:p>0,919171010345946</text:p>
          </table:table-cell>
          <table:table-cell table:style-name="ce2" office:value-type="float" office:value="0.000305" calcext:value-type="float">
            <text:p>0,000305</text:p>
          </table:table-cell>
          <table:table-cell table:style-name="ce2" table:formula="of:=56*10^(-6)" office:value-type="float" office:value="0.000056" calcext:value-type="float">
            <text:p>0,000056</text:p>
          </table:table-cell>
          <table:table-cell table:number-columns-repeated="2"/>
          <table:table-cell table:style-name="ce2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24-311</text:p>
          </table:table-cell>
          <table:table-cell table:style-name="ce8" table:formula="of:=SQRT([.F69]/([.F69]+[.G69]))" office:value-type="float" office:value="0.816496580927726" calcext:value-type="float">
            <text:p>0,816496580927726</text:p>
          </table:table-cell>
          <table:table-cell table:style-name="ce2" table:formula="of:=[.F154]" office:value-type="float" office:value="0.00000305252464539669" calcext:value-type="float">
            <text:p>3,05252464539669E-06</text:p>
          </table:table-cell>
          <table:table-cell table:style-name="ce2" table:formula="of:=[.G154]" office:value-type="float" office:value="0.00000152626232269834" calcext:value-type="float">
            <text:p>1,52626232269834E-06</text:p>
          </table:table-cell>
          <table:table-cell table:number-columns-repeated="2"/>
          <table:table-cell table:style-name="ce2"/>
          <table:table-cell table:number-columns-repeated="9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style-name="ce8" table:formula="of:=SQRT([.F70]/([.F70]+[.G70]))" office:value-type="float" office:value="0.816496580927726" calcext:value-type="float">
            <text:p>0,816496580927726</text:p>
          </table:table-cell>
          <table:table-cell table:style-name="ce2" table:formula="of:=[.F69]" office:value-type="float" office:value="0.00000305252464539669" calcext:value-type="float">
            <text:p>3,05252464539669E-06</text:p>
          </table:table-cell>
          <table:table-cell table:style-name="ce2" table:formula="of:=[.G69]" office:value-type="float" office:value="0.00000152626232269834" calcext:value-type="float">
            <text:p>1,52626232269834E-06</text:p>
          </table:table-cell>
          <table:table-cell table:number-columns-repeated="2"/>
          <table:table-cell table:style-name="ce2"/>
          <table:table-cell table:number-columns-repeated="9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style-name="ce8" table:formula="of:=SQRT([.F71]/([.F71]+[.G71]))" office:value-type="float" office:value="0.877058019307029" calcext:value-type="float">
            <text:p>0,877058019307029</text:p>
          </table:table-cell>
          <table:table-cell table:formula="of:=6*10^-6" office:value-type="float" office:value="0.000006" calcext:value-type="float">
            <text:p>0,000006</text:p>
          </table:table-cell>
          <table:table-cell table:formula="of:=10^-6*1.8" office:value-type="float" office:value="0.0000018" calcext:value-type="float">
            <text:p>0,000001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1/2.666" office:value-type="float" office:value="0.375093773443361" calcext:value-type="float">
            <text:p>0,375093773443361</text:p>
          </table:table-cell>
          <table:table-cell/>
          <table:table-cell table:style-name="ce8" table:formula="of:=SQRT([.F72]/([.F72]+[.G72]))" office:value-type="float" office:value="0.877058019307029" calcext:value-type="float">
            <text:p>0,877058019307029</text:p>
          </table:table-cell>
          <table:table-cell table:formula="of:=[.F71]" office:value-type="float" office:value="0.000006" calcext:value-type="float">
            <text:p>0,000006</text:p>
          </table:table-cell>
          <table:table-cell table:formula="of:=[.G71]" office:value-type="float" office:value="0.0000018" calcext:value-type="float">
            <text:p>0,00000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gm &gt;=</text:p>
          </table:table-cell>
          <table:table-cell table:formula="of:=[.C61]*([.C66]*[.C63]/4/[.E67]/[.H67])^2*[.G68]/(1-[.E67])*([.C2]*[.H67]^[.C5]/(1-[.I67])/[.J67]*(8/PI()/PI())^([.C5]-1))^(2/[.C8])" office:value-type="float" office:value="0.00000000400672034132305" calcext:value-type="float">
            <text:p>4,00672034132305E-09</text:p>
          </table:table-cell>
          <table:table-cell table:formula="of:=[.C61]*([.C66]*[.C63]/4/[.E67]/[.H67])^2*[.G68]/(1-[.E67])*([.C2]*[.H67]^[.C5]/(1-[.I67])/[.J67]*(8/PI()/PI())^([.C5]-1))" office:value-type="float" office:value="0.0000000159380946130404" calcext:value-type="float">
            <text:p>1,59380946130404E-08</text:p>
          </table:table-cell>
          <table:table-cell table:formula="of:=[.D61]*([.D66]*[.D63]/4/[.F67]/[.I67])^2*[.H68]/(1-[.F67])*([.D2]*[.I67]^[.D5]/(1-[.J67])/[.K67]*(8/PI()/PI())^([.D5]-1))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Cr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Io</text:p>
          </table:table-cell>
          <table:table-cell table:number-columns-repeated="10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Kgw &gt;=</text:p>
          </table:table-cell>
          <table:table-cell table:formula="of:=([.K67]/[.M67]/[.N67])^2*(1+[.E67])/[.I67]*30/[.J67]" office:value-type="float" office:value="0.0000000000104046076606997" calcext:value-type="float">
            <text:p>1,04046076606997E-11</text:p>
          </table:table-cell>
          <table:table-cell table:number-columns-repeated="4"/>
          <table:table-cell table:style-name="ce2" table:formula="of:=33*10^(-9)" office:value-type="float" office:value="0.000000033" calcext:value-type="float">
            <text:p>0,000000033</text:p>
          </table:table-cell>
          <table:table-cell table:style-name="ce2" office:value-type="float" office:value="4.5" calcext:value-type="float">
            <text:p>4,5</text:p>
          </table:table-cell>
          <table:table-cell table:style-name="ce7" table:formula="of:=[.C63]/[.H76]" office:value-type="float" office:value="6.59902664357007" calcext:value-type="float">
            <text:p>6,59902664357007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31*10^(-9)" office:value-type="float" office:value="0.000000031" calcext:value-type="float">
            <text:p>0,000000031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[.M154]" office:value-type="float" office:value="0.00000476767954071556" calcext:value-type="float">
            <text:p>4,76767954071556E-0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N2</text:p>
          </table:table-cell>
          <table:table-cell table:number-columns-repeated="2"/>
          <table:table-cell table:formula="of:=[.G78]" office:value-type="float" office:value="0.00000476767954071556" calcext:value-type="float">
            <text:p>4,76767954071556E-0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1</text:p>
          </table:table-cell>
          <table:table-cell table:formula="of:=SQRT([.G67]/[.C86]*1/(1+[.E67]))" office:value-type="float" office:value="23.8275807110758" calcext:value-type="float">
            <text:p>23,8275807110758</text:p>
          </table:table-cell>
          <table:table-cell table:formula="of:=[.C80]/[.C67]" office:value-type="float" office:value="4.46627567217916" calcext:value-type="float">
            <text:p>4,46627567217916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8" table:formula="of:=SQRT([.G68]/[.C87]*1/(1+[.E68]))" office:value-type="float" office:value="19.5630168239436" calcext:value-type="float">
            <text:p>19,5630168239436</text:p>
          </table:table-cell>
          <table:table-cell table:style-name="ce8" table:formula="of:=[.C81]/[.C68]" office:value-type="float" office:value="3.66691974207002" calcext:value-type="float">
            <text:p>3,6669197420700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8" table:formula="of:=SQRT([.G69]/[.C88]*1/(1+[.E69]))" office:value-type="float" office:value="3.31967793362867" calcext:value-type="float">
            <text:p>3,31967793362867</text:p>
          </table:table-cell>
          <table:table-cell table:style-name="ce8" table:formula="of:=[.C82]/[.$C$72]" office:value-type="float" office:value="8.85026137105403" calcext:value-type="float">
            <text:p>8,85026137105403</text:p>
          </table:table-cell>
          <table:table-cell office:value-type="string" calcext:value-type="string">
            <text:p>etd4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8" table:formula="of:=SQRT([.G70]/[.C89]*1/(1+[.E70]))" office:value-type="float" office:value="3.75160927340841" calcext:value-type="float">
            <text:p>3,75160927340841</text:p>
          </table:table-cell>
          <table:table-cell table:style-name="ce8" table:formula="of:=[.C83]/[.$C$72]" office:value-type="float" office:value="10.0017903229068" calcext:value-type="float">
            <text:p>10,0017903229068</text:p>
          </table:table-cell>
          <table:table-cell office:value-type="string" calcext:value-type="string">
            <text:p>Etd 3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8" table:formula="of:=SQRT([.G71]/[.C90]*1/(1+[.E71]))" office:value-type="float" office:value="3.00021797707933" calcext:value-type="float">
            <text:p>3,00021797707933</text:p>
          </table:table-cell>
          <table:table-cell table:style-name="ce8" table:formula="of:=[.C84]/[.$C$72]" office:value-type="float" office:value="7.9985811268935" calcext:value-type="float">
            <text:p>7,9985811268935</text:p>
          </table:table-cell>
          <table:table-cell office:value-type="string" calcext:value-type="string">
            <text:p>etd5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8" table:formula="of:=SQRT([.G72]/[.C91]*1/(1+[.E72]))" office:value-type="float" office:value="3.20755359677998" calcext:value-type="float">
            <text:p>3,20755359677998</text:p>
          </table:table-cell>
          <table:table-cell table:style-name="ce8" table:formula="of:=[.C85]/[.$C$72]" office:value-type="float" office:value="8.55133788901542" calcext:value-type="float">
            <text:p>8,55133788901542</text:p>
          </table:table-cell>
          <table:table-cell office:value-type="string" calcext:value-type="string">
            <text:p>E65-63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a_ro</text:p>
          </table:table-cell>
          <table:table-cell table:formula="of:=[.$C$61]/6*[.C92]*([.B99]+2*[.B106])/[.B113]" office:value-type="float" office:value="0.000000077991284289118" calcext:value-type="float">
            <text:p>7,7991284289118E-08</text:p>
          </table:table-cell>
          <table:table-cell table:number-columns-repeated="3"/>
          <table:table-cell office:value-type="string" calcext:value-type="string">
            <text:p>Lr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$C$61]/6*[.C93]*([.B100]+2*[.B107])/[.B114]" office:value-type="float" office:value="0.0000000762434773003519" calcext:value-type="float">
            <text:p>7,62434773003519E-08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$C$61]/6*[.C94]*([.B101]+2*[.B108])/[.B115]" office:value-type="float" office:value="0.0000000762434773003519" calcext:value-type="float">
            <text:p>7,62434773003519E-08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$C$61]/6*[.C95]*([.B102]+2*[.B109])/[.B116]" office:value-type="float" office:value="0.0000000596979471540558" calcext:value-type="float">
            <text:p>5,96979471540558E-08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$C$61]/6*[.C96]*([.B103]+2*[.B110])/[.B117]" office:value-type="float" office:value="0.000000106534234690593" calcext:value-type="float">
            <text:p>1,06534234690593E-07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$C$61]/6*[.C97]*([.B104]+2*[.B111])/[.B118]" office:value-type="float" office:value="0.00000009320666403924" calcext:value-type="float">
            <text:p>9,320666403924E-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w</text:p>
          </table:table-cell>
          <table:table-cell table:style-name="ce2" table:formula="of:=10^-3*85" office:value-type="float" office:value="0.085" calcext:value-type="float">
            <text:p>0,085</text:p>
          </table:table-cell>
          <table:table-cell table:number-columns-repeated="3"/>
          <table:table-cell table:formula="of:=[.C87]*(1+[.E68])*[.C81]*[.C81]" office:value-type="float" office:value="0.0000560000000000002" calcext:value-type="float">
            <text:p>0,000056000000000000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" table:formula="of:=PI()*((0.0359/2)^2-(0.017/2)^2)/[.B114]" office:value-type="float" office:value="0.08309512568745" calcext:value-type="float">
            <text:p>0,08309512568745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" table:formula="of:=PI()*((0.0359/2)^2-(0.017/2)^2)/[.B115]" office:value-type="float" office:value="0.08309512568745" calcext:value-type="float">
            <text:p>0,08309512568745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" table:formula="of:=PI()*((0.0291/2)^2-(0.0131/2)^2)/[.B116]" office:value-type="float" office:value="0.0662876049907446" calcext:value-type="float">
            <text:p>0,0662876049907446</text:p>
          </table:table-cell>
          <table:table-cell office:value-type="float" office:value="39" calcext:value-type="float">
            <text:p>39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" table:formula="of:=PI()*((0.043/2)^2-(0.0224/2)^2)/[.B117]" office:value-type="float" office:value="0.102730079772386" calcext:value-type="float">
            <text:p>0,102730079772386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" table:formula="of:=PI()*((0.044/2)^2-(0.023/2)^2)/[.B118]" office:value-type="float" office:value="0.105243353895258" calcext:value-type="float">
            <text:p>0,105243353895258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dw</text:p>
          </table:table-cell>
          <table:table-cell/>
          <table:table-cell table:formula="of:=(35.9-17)*19.2" office:value-type="float" office:value="362.88" calcext:value-type="float">
            <text:p>362,88</text:p>
          </table:table-cell>
          <table:table-cell table:number-columns-repeated="15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table:number-columns-repeated="17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table:number-columns-repeated="17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table:number-columns-repeated="17"/>
        </table:table-row>
        <table:table-row table:style-name="ro1">
          <table:table-cell/>
          <table:table-cell table:style-name="ce2" table:formula="of:=14.2*2*10^-3" office:value-type="float" office:value="0.0284" calcext:value-type="float">
            <text:p>0,0284</text:p>
          </table:table-cell>
          <table:table-cell table:number-columns-repeated="17"/>
        </table:table-row>
        <table:table-row table:style-name="ro1">
          <table:table-cell/>
          <table:table-cell table:style-name="ce2" table:formula="of:=22.5*2*10^-3" office:value-type="float" office:value="0.045" calcext:value-type="float">
            <text:p>0,045</text:p>
          </table:table-cell>
          <table:table-cell table:number-columns-repeated="17"/>
        </table:table-row>
        <table:table-row table:style-name="ro1">
          <table:table-cell/>
          <table:table-cell table:style-name="ce2" table:formula="of:=22.2*2*10^-3" office:value-type="float" office:value="0.0444" calcext:value-type="float">
            <text:p>0,0444</text:p>
          </table:table-cell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ds mm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17"/>
        </table:table-row>
        <table:table-row table:style-name="ro1">
          <table:table-cell/>
          <table:table-cell table:style-name="ce2"/>
          <table:table-cell table:number-columns-repeated="17"/>
        </table:table-row>
        <table:table-row table:style-name="ro1">
          <table:table-cell/>
          <table:table-cell office:value-type="string" calcext:value-type="string">
            <text:p>dh</text:p>
          </table:table-cell>
          <table:table-cell table:number-columns-repeated="17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table:number-columns-repeated="17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table:number-columns-repeated="17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table:number-columns-repeated="17"/>
        </table:table-row>
        <table:table-row table:style-name="ro1">
          <table:table-cell/>
          <table:table-cell table:style-name="ce2" table:formula="of:=(29.1-13.1)/2*10^-3" office:value-type="float" office:value="0.008" calcext:value-type="float">
            <text:p>0,008</text:p>
          </table:table-cell>
          <table:table-cell table:number-columns-repeated="17"/>
        </table:table-row>
        <table:table-row table:style-name="ro1">
          <table:table-cell/>
          <table:table-cell table:style-name="ce2" table:formula="of:=(43-22.4)/2*10^-3" office:value-type="float" office:value="0.0103" calcext:value-type="float">
            <text:p>0,0103</text:p>
          </table:table-cell>
          <table:table-cell table:number-columns-repeated="17"/>
        </table:table-row>
        <table:table-row table:style-name="ro1">
          <table:table-cell/>
          <table:table-cell table:style-name="ce2" table:formula="of:=(44-23)/2*10^-3" office:value-type="float" office:value="0.0105" calcext:value-type="float">
            <text:p>0,010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1"/>
          <table:table-cell table:formula="of:=[.C63]*[.C63]/[.H76]" office:value-type="float" office:value="195.962186891464" calcext:value-type="float">
            <text:p>195,962186891464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r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Ir_peak</text:p>
          </table:table-cell>
          <table:table-cell office:value-type="string" calcext:value-type="string">
            <text:p>Ilm_peak</text:p>
          </table:table-cell>
          <table:table-cell office:value-type="string" calcext:value-type="string">
            <text:p>Ir_rms</text:p>
          </table:table-cell>
          <table:table-cell office:value-type="string" calcext:value-type="string">
            <text:p>Bsat T at H=250A/m f= 25khz T=100ºc</text:p>
          </table:table-cell>
          <table:table-cell/>
          <table:table-cell table:formula="of:=[.J122]*[.C66]" office:value-type="float" office:value="7.6940709658769" calcext:value-type="float">
            <text:p>7,6940709658769</text:p>
          </table:table-cell>
          <table:table-cell table:number-columns-repeated="6"/>
        </table:table-row>
        <table:table-row table:style-name="ro1">
          <table:table-cell/>
          <table:table-cell table:style-name="ce3" table:formula="of:=1/(2*PI()*SQRT([.G67]*[.G76]))" office:value-type="float" office:value="94474.3551128574" calcext:value-type="float">
            <text:p>94474,3551128574</text:p>
          </table:table-cell>
          <table:table-cell table:formula="of:=1/(2*PI()*SQRT(([.G68]+[.F67])*[.G76]))" office:value-type="float" office:value="32294.1794746218" calcext:value-type="float">
            <text:p>32294,1794746218</text:p>
          </table:table-cell>
          <table:table-cell table:formula="of:=[.F67]/[.G68]" office:value-type="float" office:value="12.1428571428571" calcext:value-type="float">
            <text:p>12,1428571428571</text:p>
          </table:table-cell>
          <table:table-cell table:formula="of:=PI()*PI()/8/[.C66]/[.C66]*[.H76]*SQRT([.G68]/[.G76])" office:value-type="float" office:value="3.57338114694871" calcext:value-type="float">
            <text:p>3,57338114694871</text:p>
          </table:table-cell>
          <table:table-cell table:formula="of:=[.G122]/[.B122]" office:value-type="float" office:value="0.952639474410676" calcext:value-type="float">
            <text:p>0,952639474410676</text:p>
          </table:table-cell>
          <table:table-cell table:style-name="ce2" office:value-type="float" office:value="90000" calcext:value-type="float">
            <text:p>90000</text:p>
          </table:table-cell>
          <table:table-cell table:formula="of:=SQRT((PI()*[.I76]/2/[.C66]/[.F122])^2+([.C66]*[.C63]/4/[.B122]/[.F67])^2)" office:value-type="float" office:value="1.64457638338213" calcext:value-type="float">
            <text:p>1,64457638338213</text:p>
          </table:table-cell>
          <table:table-cell table:formula="of:=[.C66]*[.C63]/4/[.F67]/[.B122]" office:value-type="float" office:value="0.924484304904799" calcext:value-type="float">
            <text:p>0,924484304904799</text:p>
          </table:table-cell>
          <table:table-cell table:formula="of:=SQRT([.C66]*[.C66]*[.C63]*[.C63]/[.B122]/[.B122]*(2*1/[.G122]-1/[.B122])/(32*[.F67]*[.F67]*[.G122])+PI()*PI()*[.C63]*[.C63]/[.H76]/[.H76]/[.G122]/[.G122]/8/[.C66]/[.C66]*[.B122]*[.B122])" office:value-type="float" office:value="0.961758870734612" calcext:value-type="float">
            <text:p>0,961758870734612</text:p>
          </table:table-cell>
          <table:table-cell table:style-name="ce3" office:value-type="float" office:value="0.32" calcext:value-type="float">
            <text:p>0,32</text:p>
          </table:table-cell>
          <table:table-cell table:number-columns-repeated="8"/>
        </table:table-row>
        <table:table-row table:style-name="ro1">
          <table:table-cell/>
          <table:table-cell table:style-name="ce3" table:formula="of:=1/(2*PI()*SQRT([.G68]*[.G77]))" office:value-type="float" office:value="120793.974519802" calcext:value-type="float">
            <text:p>120793,974519802</text:p>
          </table:table-cell>
          <table:table-cell table:formula="of:=1/(2*PI()*SQRT(([.G69]+[.F68])*[.G77]))" office:value-type="float" office:value="51630.3940823846" calcext:value-type="float">
            <text:p>51630,3940823846</text:p>
          </table:table-cell>
          <table:table-cell/>
          <table:table-cell table:formula="of:=PI()*PI()/8/[.C67]/[.C67]*[.H77]*SQRT([.G69]/[.G77])" office:value-type="float" office:value="0" calcext:value-type="float">
            <text:p>0</text:p>
          </table:table-cell>
          <table:table-cell/>
          <table:table-cell table:style-name="ce2" table:formula="of:=[.G122]" office:value-type="float" office:value="90000" calcext:value-type="float">
            <text:p>90000</text:p>
          </table:table-cell>
          <table:table-cell/>
          <table:table-cell table:formula="of:=1/[.C72]*[.C65]/4/[.F69]/[.K155]" office:value-type="float" office:value="1154.6319136838" calcext:value-type="float">
            <text:p>1154,6319136838</text:p>
          </table:table-cell>
          <table:table-cell table:formula="of:=SQRT([.C72]*[.C72]*[.C64]*[.C64]/[.B124]/[.B124]*(2*1/[.G123]-1/[.B124])/(32*[.F68]*[.F68]*[.G124])+PI()*PI()*[.C64]*[.C64]/[.C154]/[.C154]/[.G124]/[.G124]/8/[.C72]/[.C72]*[.B124]*[.B124])" office:value-type="float" office:value="3.87363422404725" calcext:value-type="float">
            <text:p>3,87363422404725</text:p>
          </table:table-cell>
          <table:table-cell table:number-columns-repeated="9"/>
        </table:table-row>
        <table:table-row table:style-name="ro1">
          <table:table-cell/>
          <table:table-cell table:style-name="ce3" table:formula="of:=1/(2*PI()*SQRT([.G69]*[.G78]))" office:value-type="float" office:value="59000" calcext:value-type="float">
            <text:p>59000</text:p>
          </table:table-cell>
          <table:table-cell table:formula="of:=1/(2*PI()*SQRT(([.G69]+[.F69])*[.G78]))" office:value-type="float" office:value="34063.6658821879" calcext:value-type="float">
            <text:p>34063,6658821879</text:p>
          </table:table-cell>
          <table:table-cell table:number-columns-repeated="3"/>
          <table:table-cell table:style-name="ce2" table:formula="of:=[.G123]" office:value-type="float" office:value="90000" calcext:value-type="float">
            <text:p>90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SQRT([.C68]*[.C68]*[.C65]*[.C65]/[.B124]/[.B124]*(2*1/[.G124]-1/[.B124])/(32*[.F69]*[.F69]*[.G124])+PI()*PI()*[.C65]*[.C65]/[.H78]/[.H78]/[.G124]/[.G124]/8/[.C68]/[.C68]*[.B124]*[.B124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s_rm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QRT([.C69]*[.C69]*[.C66]*[.C66]/[.B125]/[.B125]*(2*1/[.G125]-1/[.B125])/(32*[.F70]*[.F70]*[.G125])+PI()*PI()*[.C66]*[.C66]/[.H79]/[.H79]/[.G125]/[.G125]/8/[.C69]/[.C69]*[.B125]*[.B125])" office:value-type="string" office:string-value="" calcext:value-type="error">
            <text:p>#VALOR!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SQRT([.C70]*[.C70]*[.C67]*[.C67]/[.B126]/[.B126]*(2*1/[.G126]-1/[.B126])/(32*[.F71]*[.F71]*[.G126])+PI()*PI()*[.C67]*[.C67]/[.H80]/[.H80]/[.G126]/[.G126]/8/[.C70]/[.C70]*[.B126]*[.B126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Wr</text:p>
          </table:table-cell>
          <table:table-cell office:value-type="string" calcext:value-type="string">
            <text:p>phi</text:p>
          </table:table-cell>
          <table:table-cell table:number-columns-repeated="6"/>
          <table:table-cell office:value-type="string" calcext:value-type="string">
            <text:p>sóma</text:p>
          </table:table-cell>
          <table:table-cell office:value-type="string" calcext:value-type="string">
            <text:p>Is_rms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2*PI()*[.B122]" office:value-type="float" office:value="593599.879950372" calcext:value-type="float">
            <text:p>593599,879950372</text:p>
          </table:table-cell>
          <table:table-cell table:formula="of:=ATAN(-[.C66]^2*[.H76]*[.G122]/[.C129]/[.F67]/[.B122])" office:value-type="float" office:value="0.596972637016945" calcext:value-type="float">
            <text:p>0,596972637016945</text:p>
          </table:table-cell>
          <table:table-cell table:formula="of:=[.C66]^2*[.H122]^2*(1/[.G122]/4+1/[.C129]/4*(-SIN(2*[.C129]/2/[.G122]+2*[.D129])+SIN(2*[.D129])))" office:value-type="float" office:value="0.000475859265851075" calcext:value-type="float">
            <text:p>0,000475859265851075</text:p>
          </table:table-cell>
          <table:table-cell table:formula="of:=+[.C66]^3*[.H122]/[.C129]*(-1*COS([.C129]/[.G122]/2+[.D129])+COS([.D129]))*[.C63]/2/[.F67]/[.B122]" office:value-type="float" office:value="0.000510316547226444" calcext:value-type="float">
            <text:p>0,000510316547226444</text:p>
          </table:table-cell>
          <table:table-cell table:formula="of:=-[.C66]^3*[.H122]/[.F67]*[.C63]*2/[.C129]/[.C129]*(-1*COS([.C129]/2/[.G122]+[.D129])*([.C129]/2/[.G122]+[.D129])+[.D129]*COS([.D129])+[.D129]*COS([.C129]/2/[.G122]+[.D129])-[.D129]*COS([.D129])+SIN([.C129]/2/[.G122]+[.D129])-SIN([.D129]))" office:value-type="float" office:value="-0.000242055387126622" calcext:value-type="float">
            <text:p>-0,000242055387126622</text:p>
          </table:table-cell>
          <table:table-cell table:formula="of:=+[.C66]^4*[.C63]^2/16/[.F67]^2/[.B122]^2/[.G122]/2" office:value-type="float" office:value="0.000303883104005443" calcext:value-type="float">
            <text:p>0,000303883104005443</text:p>
          </table:table-cell>
          <table:table-cell table:formula="of:=-[.C66]^4*[.C63]^2/4/[.F67]^2/[.B122]/[.G122]/[.G122]/4" office:value-type="float" office:value="0.000637981339569058" calcext:value-type="float">
            <text:p>0,000637981339569058</text:p>
          </table:table-cell>
          <table:table-cell table:formula="of:=+[.C66]^4*[.C63]^2/[.F67]/[.F67]/3/8/[.G122]/[.G122]/[.G122]" office:value-type="float" office:value="0.000446465745406101" calcext:value-type="float">
            <text:p>0,000446465745406101</text:p>
          </table:table-cell>
          <table:table-cell table:formula="of:=([.E129]+[.F129]+[.G129]+[.H129]+[.I129]+[.J129])" office:value-type="float" office:value="0.0021324506149315" calcext:value-type="float">
            <text:p>0,0021324506149315</text:p>
          </table:table-cell>
          <table:table-cell table:formula="of:=SQRT(([.K129]*[.G122])*2)" office:value-type="float" office:value="19.5918633796704" calcext:value-type="float">
            <text:p>19,5918633796704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float" office:value="6.735" calcext:value-type="float">
            <text:p>6,735</text:p>
          </table:table-cell>
          <table:table-cell table:formula="of:=[.L130]*2" office:value-type="float" office:value="13.47" calcext:value-type="float">
            <text:p>13,47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ueff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string" calcext:value-type="string">
            <text:p>Le m</text:p>
          </table:table-cell>
          <table:table-cell office:value-type="string" calcext:value-type="string">
            <office:annotation draw:style-name="gr1" draw:text-style-name="P2" svg:width="2.899cm" svg:height="1.799cm" svg:x="18.662cm" svg:y="57.653cm" draw:caption-point-x="-0.61cm" draw:caption-point-y="1.511cm">
              <dc:date>2022-09-17T00:00:00</dc:date>
              <text:p text:style-name="P1"><text:span text:style-name="T1">Is assumed to be 6 and will be checked later</text:span></text:p>
            </office:annotation>
            <text:p>lamd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J0 (A/cm^2)</text:p>
          </table:table-cell>
          <table:table-cell office:value-type="string" calcext:value-type="string">
            <text:p>P_cu_p</text:p>
          </table:table-cell>
          <table:table-cell office:value-type="string" calcext:value-type="string">
            <text:p>resist. Cu at 100ºc ohm.m</text:p>
          </table:table-cell>
          <table:table-cell/>
          <table:table-cell office:value-type="string" calcext:value-type="string">
            <text:p>A_cu mm^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 office:value-type="float" office:value="7.55" calcext:value-type="float">
            <text:p>7,55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style-name="ce4" office:value-type="float" office:value="6" calcext:value-type="float">
            <text:p>6</text:p>
          </table:table-cell>
          <table:table-cell table:formula="of:=(SQRT([.$M$67]*(1+[.$H$133]))*[.F72]*[.I123]*[.J123]/[.C158]/48200/[.B148]/SQRT([.J67]))^(8/7)" office:value-type="float" office:value="0.000000614018170856633" calcext:value-type="float">
            <text:p>6,14018170856633E-07</text:p>
          </table:table-cell>
          <table:table-cell table:formula="of:=48200*SQRT([.J67]/[.M67]/(1+[.H133]))*[.I133]^(-1/8)" office:value-type="float" office:value="2037086.10972071" calcext:value-type="float">
            <text:p>2037086,10972071</text:p>
          </table:table-cell>
          <table:table-cell table:style-name="ce4" table:formula="of:=[.L133]*[.D133]*[.C92]*0.001/[.N133]/0.000001*[.J122]*[.J122]" office:value-type="float" office:value="0.0000351347919521354" calcext:value-type="float">
            <text:p>3,51347919521354E-05</text:p>
          </table:table-cell>
          <table:table-cell table:formula="of:=2.2*10^(-8)" office:value-type="float" office:value="0.000000022" calcext:value-type="float">
            <text:p>0,000000022</text:p>
          </table:table-cell>
          <table:table-cell/>
          <table:table-cell office:value-type="float" office:value="0.64" calcext:value-type="float">
            <text:p>0,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number-columns-repeated="2"/>
          <table:table-cell office:value-type="string" calcext:value-type="string">
            <text:p>?????????????????????????</text:p>
          </table:table-cell>
          <table:table-cell table:number-columns-repeated="9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number-columns-repeated="12"/>
        </table:table-row>
        <table:table-row table:style-name="ro1">
          <table:table-cell/>
          <table:table-cell table:formula="of:=[.B135]" office:value-type="float" office:value="1680" calcext:value-type="float">
            <text:p>1680</text:p>
          </table:table-cell>
          <table:table-cell/>
          <table:table-cell table:style-name="ce4" table:formula="of:=[.D135]" office:value-type="float" office:value="13" calcext:value-type="float">
            <text:p>13</text:p>
          </table:table-cell>
          <table:table-cell table:number-columns-repeated="2"/>
          <table:table-cell table:formula="of:=[.G135]" office:value-type="float" office:value="0.114" calcext:value-type="float">
            <text:p>0,1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/>
          <table:table-cell table:style-name="ce4"/>
          <table:table-cell table:number-columns-repeated="2"/>
          <table:table-cell office:value-type="float" office:value="0.139" calcext:value-type="float">
            <text:p>0,13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max</text:p>
          </table:table-cell>
          <table:table-cell office:value-type="string" calcext:value-type="string">
            <text:p>u_opt</text:p>
          </table:table-cell>
          <table:table-cell office:value-type="string" calcext:value-type="string">
            <text:p>Lm calculated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Np calc2</text:p>
          </table:table-cell>
          <table:table-cell table:number-columns-repeated="13"/>
        </table:table-row>
        <table:table-row table:style-name="ro1">
          <table:table-cell/>
          <table:table-cell table:style-name="ce4" table:formula="of:=[.$C$61]*[.B133]*[.D133]*[.I122]/[.G133]" office:value-type="float" office:value="0.22256516392334" calcext:value-type="float">
            <text:p>0,22256516392334</text:p>
          </table:table-cell>
          <table:table-cell table:style-name="ce4" table:formula="of:=[.B139]*[.G133]*[.J122]/[.C61]/SQRT([.K133]*[.B148]*[.C58]/[.L133]/[.C92])" office:value-type="float" office:value="101.392111066808" calcext:value-type="float">
            <text:p>101,392111066808</text:p>
          </table:table-cell>
          <table:table-cell table:formula="of:=[.C61]*[.B133]*[.D133]*[.D133]*[.C17]/[.G133]" office:value-type="float" office:value="0.000660364098560429" calcext:value-type="float">
            <text:p>0,000660364098560429</text:p>
          </table:table-cell>
          <table:table-cell table:style-name="ce5" office:value-type="float" office:value="2000" calcext:value-type="float">
            <text:p>2000</text:p>
          </table:table-cell>
          <table:table-cell table:style-name="ce7" table:formula="of:=SQRT([.F67]/[.C21])" office:value-type="float" office:value="13.2045058354705" calcext:value-type="float">
            <text:p>13,2045058354705</text:p>
          </table:table-cell>
          <table:table-cell table:number-columns-repeated="13"/>
        </table:table-row>
        <table:table-row table:style-name="ro1">
          <table:table-cell/>
          <table:table-cell table:style-name="ce4" table:formula="of:=[.$C$61]*[.B134]*[.D134]*[.I123]/[.G134]" office:value-type="float" office:value="277.972097283598" calcext:value-type="float">
            <text:p>277,972097283598</text:p>
          </table:table-cell>
          <table:table-cell table:number-columns-repeated="3"/>
          <table:table-cell table:style-name="ce7" table:formula="of:=SQRT([.F68]/[.C24])" office:value-type="float" office:value="7.37999225706137" calcext:value-type="float">
            <text:p>7,37999225706137</text:p>
          </table:table-cell>
          <table:table-cell table:number-columns-repeated="13"/>
        </table:table-row>
        <table:table-row table:style-name="ro1">
          <table:table-cell/>
          <table:table-cell table:style-name="ce4" table:formula="of:=[.$C$61]*[.B135]*[.D135]*[.I123]/[.G135]" office:value-type="float" office:value="277.972097283598" calcext:value-type="float">
            <text:p>277,972097283598</text:p>
          </table:table-cell>
          <table:table-cell table:number-columns-repeated="3"/>
          <table:table-cell table:style-name="ce7" table:formula="of:=SQRT([.F69]/[.D23])" office:value-type="float" office:value="1.10499314846685" calcext:value-type="float">
            <text:p>1,10499314846685</text:p>
          </table:table-cell>
          <table:table-cell table:number-columns-repeated="13"/>
        </table:table-row>
        <table:table-row table:style-name="ro1">
          <table:table-cell/>
          <table:table-cell table:style-name="ce4" table:formula="of:=[.$C$61]*[.B136]*[.$C$158]*[.I123]/[.G136]" office:value-type="float" office:value="64.152067953592" calcext:value-type="float">
            <text:p>64,152067953592</text:p>
          </table:table-cell>
          <table:table-cell table:number-columns-repeated="3"/>
          <table:table-cell table:style-name="ce7" table:formula="of:=SQRT([.F70]/[.C25])" office:value-type="float" office:value="1.0441203825977" calcext:value-type="float">
            <text:p>1,0441203825977</text:p>
          </table:table-cell>
          <table:table-cell table:number-columns-repeated="13"/>
        </table:table-row>
        <table:table-row table:style-name="ro1">
          <table:table-cell/>
          <table:table-cell table:style-name="ce4" table:formula="of:=[.$C$61]*[.B136]*[.$C$158]*[.I123]/[.G137]" office:value-type="float" office:value="52.61392623532" calcext:value-type="float">
            <text:p>52,61392623532</text:p>
          </table:table-cell>
          <table:table-cell table:number-columns-repeated="3"/>
          <table:table-cell table:style-name="ce7" table:formula="of:=SQRT([.F71]/[.C26])" office:value-type="float" office:value="3.08606699924184" calcext:value-type="float">
            <text:p>3,08606699924184</text:p>
          </table:table-cell>
          <table:table-cell table:number-columns-repeated="13"/>
        </table:table-row>
        <table:table-row table:style-name="ro1">
          <table:table-cell/>
          <table:table-cell table:style-name="ce4" table:formula="of:=[.$C$61]*[.B138]*[.D138]*[.I128]/[.G138]" office:value-type="string" office:string-value="" calcext:value-type="error">
            <text:p>#VALOR!</text:p>
          </table:table-cell>
          <table:table-cell table:number-columns-repeated="3"/>
          <table:table-cell table:style-name="ce7" table:formula="of:=SQRT([.F72]/[.C27])" office:value-type="float" office:value="1.30930734141595" calcext:value-type="float">
            <text:p>1,309307341415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kup</text:p>
          </table:table-cell>
          <table:table-cell table:number-columns-repeated="17"/>
        </table:table-row>
        <table:table-row table:style-name="ro1">
          <table:table-cell/>
          <table:table-cell table:formula="of:=[.$M$67]/(1+(2*[.L129]/[.C72]/[.J123]))" office:value-type="float" office:value="0.00715105299685272" calcext:value-type="float">
            <text:p>0,00715105299685272</text:p>
          </table:table-cell>
          <table:table-cell table:number-columns-repeated="17"/>
        </table:table-row>
        <table:table-row table:style-name="ro1">
          <table:table-cell table:number-columns-repeated="17"/>
          <table:table-cell office:value-type="float" office:value="0.08" calcext:value-type="float">
            <text:p>0,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float" office:value="0.08" calcext:value-type="float">
            <text:p>0,08</text:p>
          </table:table-cell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2"/>
          <table:table-cell office:value-type="float" office:value="0.009" calcext:value-type="float">
            <text:p>0,0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corrente de saida</text:p>
          </table:table-cell>
          <table:table-cell office:value-type="string" calcext:value-type="string">
            <text:p>R said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r</text:p>
          </table:table-cell>
          <table:table-cell table:number-columns-repeated="6"/>
        </table:table-row>
        <table:table-row table:style-name="ro1">
          <table:table-cell table:formula="of:=[.B155]/48" office:value-type="float" office:value="114.583333333333" calcext:value-type="float">
            <text:p>114,583333333333</text:p>
          </table:table-cell>
          <table:table-cell table:formula="of:=[.B155]/315" office:value-type="float" office:value="17.4603174603175" calcext:value-type="float">
            <text:p>17,4603174603175</text:p>
          </table:table-cell>
          <table:table-cell table:formula="of:=315/[.B154]" office:value-type="float" office:value="18.0409090909091" calcext:value-type="float">
            <text:p>18,0409090909091</text:p>
          </table:table-cell>
          <table:table-cell table:style-name="ce1" office:value-type="float" office:value="0.275" calcext:value-type="float">
            <text:p>0,275</text:p>
          </table:table-cell>
          <table:table-cell table:style-name="ce1" office:value-type="float" office:value="3" calcext:value-type="float">
            <text:p>3</text:p>
          </table:table-cell>
          <table:table-cell table:formula="of:=([.E154]-1)*[.G155]" office:value-type="float" office:value="0.00000305252464539669" calcext:value-type="float">
            <text:p>3,05252464539669E-06</text:p>
          </table:table-cell>
          <table:table-cell table:formula="of:=[.G155]" office:value-type="float" office:value="0.00000152626232269834" calcext:value-type="float">
            <text:p>1,52626232269834E-06</text:p>
          </table:table-cell>
          <table:table-cell table:formula="of:=10^-6*74" office:value-type="float" office:value="0.000074" calcext:value-type="float">
            <text:p>0,000074</text:p>
          </table:table-cell>
          <table:table-cell table:formula="of:=10^-6*60" office:value-type="float" office:value="0.00006" calcext:value-type="float">
            <text:p>0,0000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formula="of:=1/2/PI()/[.K155]/[.D154]/[.G158]" office:value-type="float" office:value="0.00000476767954071556" calcext:value-type="float">
            <text:p>4,76767954071556E-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t saida→</text:p>
          </table:table-cell>
          <table:table-cell table:style-name="ce5" office:value-type="float" office:value="5500" calcext:value-type="float">
            <text:p>5500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154]*[.G158]/[.K155]/2/PI()" office:value-type="float" office:value="0.00000152626232269834" calcext:value-type="float">
            <text:p>1,52626232269834E-06</text:p>
          </table:table-cell>
          <table:table-cell table:number-columns-repeated="3"/>
          <table:table-cell table:style-name="ce5" office:value-type="float" office:value="59000" calcext:value-type="float">
            <text:p>59000</text:p>
          </table:table-cell>
          <table:table-cell table:style-name="ce2" table:formula="of:=[.L156]*[.K155]" office:value-type="float" office:value="34810" calcext:value-type="float">
            <text:p>348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.67" calcext:value-type="float">
            <text:p>0,67</text:p>
          </table:table-cell>
          <table:table-cell office:value-type="float" office:value="1.5" calcext:value-type="float">
            <text:p>1,5</text:p>
          </table:table-cell>
          <table:table-cell table:number-columns-repeated="5"/>
          <table:table-cell office:value-type="float" office:value="140000" calcext:value-type="float">
            <text:p>140000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*0,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ensao said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wx</text:p>
          </table:table-cell>
          <table:table-cell office:value-type="float" office:value="0.92" calcext:value-type="float">
            <text:p>0,92</text:p>
          </table:table-cell>
          <table:table-cell table:number-columns-repeated="7"/>
        </table:table-row>
        <table:table-row table:style-name="ro1">
          <table:table-cell/>
          <table:table-cell table:formula="of:=48*[.E160]/[.C158]*[.C160]" office:value-type="float" office:value="334.125742236857" calcext:value-type="float">
            <text:p>334,125742236857</text:p>
          </table:table-cell>
          <table:table-cell table:formula="of:=[.C84]/[.E161]" office:value-type="float" office:value="3.00021797707933" calcext:value-type="float">
            <text:p>3,00021797707933</text:p>
          </table:table-cell>
          <table:table-cell table:formula="of:=[.F69]/[.G69]+1" office:value-type="float" office:value="3.00000000000001" calcext:value-type="float">
            <text:p>3,00000000000001</text:p>
          </table:table-cell>
          <table:table-cell table:formula="of:=2*PI()*[.K155]*[.G154]/[.G158]" office:value-type="float" office:value="0.275" calcext:value-type="float">
            <text:p>0,275</text:p>
          </table:table-cell>
          <table:table-cell table:formula="of:=1/2/PI()/[.M154]/[.G158]/[.K155]" office:value-type="float" office:value="0.275" calcext:value-type="float">
            <text:p>0,275</text:p>
          </table:table-cell>
          <table:table-cell table:formula="of:=8/PI()/PI()*[.C72]^2*[.C154]" office:value-type="float" office:value="2.0574456401888" calcext:value-type="float">
            <text:p>2,0574456401888</text:p>
          </table:table-cell>
          <table:table-cell table:number-columns-repeated="3"/>
          <table:table-cell table:formula="of:=[.L155]/[.K155]" office:value-type="float" office:value="0.59" calcext:value-type="float">
            <text:p>0,59</text:p>
          </table:table-cell>
          <table:table-cell table:number-columns-repeated="4"/>
          <table:table-cell table:formula="of:=1/[.L155]" office:value-type="float" office:value="0.0000287273771904625" calcext:value-type="float">
            <text:p>2,87273771904625E-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Ns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8/PI()/PI()*[.K158]*[.K158]*([.D158]-1)/SQRT(([.D158]*[.K158]*[.K158]-1)^2+[.E158]*[.E158]*[.K158]*[.K158]*([.K158]*[.K158]-1)^2*([.D158]-1)^2)" office:value-type="float" office:value="2.61101011375388" calcext:value-type="float">
            <text:p>2,61101011375388</text:p>
          </table:table-cell>
          <table:table-cell/>
          <table:table-cell table:formula="of:=[.D84]/[.E161]" office:value-type="float" office:value="7.9985811268935" calcext:value-type="float">
            <text:p>7,9985811268935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está com 10*+ de cr e 10*- de Lm e Lr</text:p>
          </table:table-cell>
          <table:table-cell table:number-columns-repeated="7"/>
          <table:table-cell office:value-type="string" calcext:value-type="string">
            <text:p>C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table:number-columns-repeated="10"/>
          <table:table-cell table:formula="of:=0.005*10^-6" office:value-type="float" office:value="0.000000005" calcext:value-type="float">
            <text:p>0,000000005</text:p>
          </table:table-cell>
          <table:table-cell office:value-type="float" office:value="1000" calcext:value-type="float">
            <text:p>1000</text:p>
          </table:table-cell>
          <table:table-cell table:formula="of:=1.16*[.L164]" office:value-type="float" office:value="1160" calcext:value-type="float">
            <text:p>1160</text:p>
          </table:table-cell>
          <table:table-cell table:formula="of:=[.L166]/[.O164]" office:value-type="float" office:value="2866.56879854974" calcext:value-type="float">
            <text:p>2866,56879854974</text:p>
          </table:table-cell>
          <table:table-cell table:formula="of:=[.L155]" office:value-type="float" office:value="34810" calcext:value-type="float">
            <text:p>34810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corrente com 3 voltas</text:p>
          </table:table-cell>
          <table:table-cell table:number-columns-repeated="9"/>
          <table:table-cell table:formula="of:=1/([.K164]*2*LN((2*[.L164]+[.M164])/[.M164]))" office:value-type="float" office:value="99785259.8775163" calcext:value-type="float">
            <text:p>99785259,87751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io fio</text:p>
          </table:table-cell>
          <table:table-cell table:formula="of:=14/3/2" office:value-type="float" office:value="2.33333333333333" calcext:value-type="float">
            <text:p>2,33333333333333</text:p>
          </table:table-cell>
          <table:table-cell table:formula="of:=22.5/3/2" office:value-type="float" office:value="3.75" calcext:value-type="float">
            <text:p>3,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m2</text:p>
          </table:table-cell>
          <table:table-cell table:formula="of:=PI()*[.B167]^2" office:value-type="float" office:value="17.1042266695444" calcext:value-type="float">
            <text:p>17,1042266695444</text:p>
          </table:table-cell>
          <table:table-cell table:formula="of:=PI()*[.C167]^2" office:value-type="float" office:value="44.1786466911065" calcext:value-type="float">
            <text:p>44,1786466911065</text:p>
          </table:table-cell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p max</text:p>
          </table:table-cell>
          <table:table-cell table:formula="of:=4.5*[.B168]" office:value-type="float" office:value="76.9690200129499" calcext:value-type="float">
            <text:p>76,9690200129499</text:p>
          </table:table-cell>
          <table:table-cell table:formula="of:=4.5*[.C168]" office:value-type="float" office:value="198.803910109979" calcext:value-type="float">
            <text:p>198,80391010997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8*[.M169]/([.M169]+[.L169])" office:value-type="float" office:value="43.6363636363636" calcext:value-type="float">
            <text:p>43,6363636363636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formula="of:=1/(2*[.N164]*0.05*10^-6*LN((2*[.L164]+[.M164])/[.M164]))" office:value-type="float" office:value="3481" calcext:value-type="float">
            <text:p>3481</text:p>
          </table:table-cell>
          <table:table-cell table:number-columns-repeated="5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table:number-columns-repeated="12"/>
          <table:table-cell table:formula="of:=32/10" office:value-type="float" office:value="3.2" calcext:value-type="float">
            <text:p>3,2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10*[.M179]*[.M179]" office:value-type="float" office:value="102.4" calcext:value-type="float">
            <text:p>102,4</text:p>
          </table:table-cell>
          <table:table-cell table:number-columns-repeated="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11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8*[.M186]/([.M186]+[.L186])" office:value-type="float" office:value="26.6666666666667" calcext:value-type="float">
            <text:p>26,6666666666667</text:p>
          </table:table-cell>
          <table:table-cell table:number-columns-repeated="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2"/>
          <table:table-cell office:value-type="float" office:value="0.009" calcext:value-type="float">
            <text:p>0,0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corrente de saida</text:p>
          </table:table-cell>
          <table:table-cell office:value-type="string" calcext:value-type="string">
            <text:p>R said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r</text:p>
          </table:table-cell>
          <table:table-cell table:number-columns-repeated="6"/>
        </table:table-row>
        <table:table-row table:style-name="ro1">
          <table:table-cell table:formula="of:=[.B196]/[.A192]" office:value-type="float" office:value="114.583333333333" calcext:value-type="float">
            <text:p>114,583333333333</text:p>
          </table:table-cell>
          <table:table-cell table:formula="of:=[.B196]/[.B192]" office:value-type="float" office:value="17.4603174603175" calcext:value-type="float">
            <text:p>17,4603174603175</text:p>
          </table:table-cell>
          <table:table-cell table:formula="of:=[.B192]/[.B195]" office:value-type="float" office:value="18.0409090909091" calcext:value-type="float">
            <text:p>18,0409090909091</text:p>
          </table:table-cell>
          <table:table-cell table:style-name="ce1" office:value-type="float" office:value="0.275" calcext:value-type="float">
            <text:p>0,275</text:p>
          </table:table-cell>
          <table:table-cell table:style-name="ce1" office:value-type="float" office:value="3" calcext:value-type="float">
            <text:p>3</text:p>
          </table:table-cell>
          <table:table-cell table:formula="of:=6*10^-6" office:value-type="float" office:value="0.000006" calcext:value-type="float">
            <text:p>0,000006</text:p>
          </table:table-cell>
          <table:table-cell table:formula="of:=1.8*10^-6" office:value-type="float" office:value="0.0000018" calcext:value-type="float">
            <text:p>0,0000018</text:p>
          </table:table-cell>
          <table:table-cell table:formula="of:=10^-6*74" office:value-type="float" office:value="0.000074" calcext:value-type="float">
            <text:p>0,000074</text:p>
          </table:table-cell>
          <table:table-cell table:formula="of:=10^-6*60" office:value-type="float" office:value="0.00006" calcext:value-type="float">
            <text:p>0,0000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formula="of:=9*10^-6" office:value-type="float" office:value="0.000009" calcext:value-type="float">
            <text:p>0,0000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t saida→</text:p>
          </table:table-cell>
          <table:table-cell table:style-name="ce5" office:value-type="float" office:value="5500" calcext:value-type="float">
            <text:p>5500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195]*[.G199]/[.K196]/2/PI()" office:value-type="float" office:value="0.000000362442153596332" calcext:value-type="float">
            <text:p>3,62442153596332E-07</text:p>
          </table:table-cell>
          <table:table-cell table:number-columns-repeated="3"/>
          <table:table-cell table:style-name="ce5" table:formula="of:=1/SQRT([.G195]*[.M195])" office:value-type="float" office:value="248451.997499977" calcext:value-type="float">
            <text:p>248451,997499977</text:p>
          </table:table-cell>
          <table:table-cell table:style-name="ce2" table:formula="of:=[.L197]*[.K196]" office:value-type="float" office:value="223606.797749979" calcext:value-type="float">
            <text:p>223606,797749979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67" calcext:value-type="float">
            <text:p>0,67</text:p>
          </table:table-cell>
          <table:table-cell office:value-type="float" office:value="1.5" calcext:value-type="float">
            <text:p>1,5</text:p>
          </table:table-cell>
          <table:table-cell table:number-columns-repeated="5"/>
          <table:table-cell office:value-type="float" office:value="140000" calcext:value-type="float">
            <text:p>1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*0,1</text:p>
          </table:table-cell>
          <table:table-cell table:number-columns-repeated="3"/>
          <table:table-cell office:value-type="float" office:value="0.59" calcext:value-type="float">
            <text:p>0,59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nsao said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wx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float" office:value="0.65" calcext:value-type="float">
            <text:p>0,65</text:p>
          </table:table-cell>
          <table:table-cell table:number-columns-repeated="2"/>
        </table:table-row>
        <table:table-row table:style-name="ro1">
          <table:table-cell/>
          <table:table-cell table:formula="of:=[.A192]*[.$E$201]/[.$C$199]*[.C201]" office:value-type="float" office:value="99.9351752091621" calcext:value-type="float">
            <text:p>99,9351752091621</text:p>
          </table:table-cell>
          <table:table-cell office:value-type="float" office:value="3" calcext:value-type="float">
            <text:p>3</text:p>
          </table:table-cell>
          <table:table-cell table:formula="of:=[.F195]/[.G195]+1" office:value-type="float" office:value="4.33333333333333" calcext:value-type="float">
            <text:p>4,33333333333333</text:p>
          </table:table-cell>
          <table:table-cell table:formula="of:=2*PI()*[.K196]*[.G195]/[.G199]" office:value-type="float" office:value="1.36573518032702" calcext:value-type="float">
            <text:p>1,36573518032702</text:p>
          </table:table-cell>
          <table:table-cell table:formula="of:=1/2/PI()/[.M195]/[.G199]/[.K196]" office:value-type="float" office:value="0.0345944762531787" calcext:value-type="float">
            <text:p>0,0345944762531787</text:p>
          </table:table-cell>
          <table:table-cell table:formula="of:=8/PI()/PI()*[.C72]^2*[.C195]" office:value-type="float" office:value="2.0574456401888" calcext:value-type="float">
            <text:p>2,0574456401888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table:formula="of:=[.L196]/[.K196]" office:value-type="float" office:value="0.899999999999999" calcext:value-type="float">
            <text:p>0,899999999999999</text:p>
          </table:table-cell>
          <table:table-cell table:number-columns-repeated="4"/>
          <table:table-cell table:formula="of:=1/[.L196]" office:value-type="float" office:value="0.00000447213595499958" calcext:value-type="float">
            <text:p>4,47213595499958E-06</text:p>
          </table:table-cell>
          <table:table-cell table:number-columns-repeated="3"/>
        </table:table-row>
        <table:table-row table:style-name="ro1">
          <table:table-cell/>
          <table:table-cell table:formula="of:=[.A192]*[.$E$201]/[.$C$199]*[.C202]" office:value-type="float" office:value="128.926692660677" calcext:value-type="float">
            <text:p>128,926692660677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Ns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8/PI()/PI()*[.K199]*[.K199]*([.D199]-1)/SQRT(([.D199]*[.K199]*[.K199]-1)^2+[.E199]*[.E199]*[.K199]*[.K199]*([.K199]*[.K199]-1)^2*([.D199]-1)^2)" office:value-type="float" office:value="0.832793126743017" calcext:value-type="float">
            <text:p>0,832793126743017</text:p>
          </table:table-cell>
          <table:table-cell/>
          <table:table-cell office:value-type="float" office:value="7.5" calcext:value-type="float">
            <text:p>7,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1/SQRT((1+1/([.D199]-1)*(1-1/[.K199]/[.K199]))^2+[.G205]*[.G205]*([.K199]-1/[.K199])^2)" office:value-type="float" office:value="1.07438910550564" calcext:value-type="float">
            <text:p>1,07438910550564</text:p>
          </table:table-cell>
          <table:table-cell/>
          <table:table-cell office:value-type="float" office:value="1.1" calcext:value-type="float">
            <text:p>1,1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está com 10*+ de cr e 10*- de Lm e Lr</text:p>
          </table:table-cell>
          <table:table-cell table:number-columns-repeated="3"/>
          <table:table-cell office:value-type="string" calcext:value-type="string">
            <text:p>Q2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1/[.G199]*SQRT([.G195]/[.M195])" office:value-type="float" office:value="0.217363504903546" calcext:value-type="float">
            <text:p>0,217363504903546</text:p>
          </table:table-cell>
          <table:table-cell table:number-columns-repeated="3"/>
          <table:table-cell table:formula="of:=0.005*10^-6" office:value-type="float" office:value="0.000000005" calcext:value-type="float">
            <text:p>0,000000005</text:p>
          </table:table-cell>
          <table:table-cell office:value-type="float" office:value="1000" calcext:value-type="float">
            <text:p>1000</text:p>
          </table:table-cell>
          <table:table-cell table:formula="of:=1.16*[.L205]" office:value-type="float" office:value="1160" calcext:value-type="float">
            <text:p>1160</text:p>
          </table:table-cell>
          <table:table-cell table:formula="of:=[.L207]/[.O205]" office:value-type="float" office:value="446.253248477218" calcext:value-type="float">
            <text:p>446,253248477218</text:p>
          </table:table-cell>
          <table:table-cell table:formula="of:=[.L196]" office:value-type="float" office:value="223606.797749979" calcext:value-type="float">
            <text:p>223606,797749979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corrente com 3 voltas</text:p>
          </table:table-cell>
          <table:table-cell table:number-columns-repeated="9"/>
          <table:table-cell table:formula="of:=1/([.K205]*2*LN((2*[.L205]+[.M205])/[.M205]))" office:value-type="float" office:value="99785259.8775163" calcext:value-type="float">
            <text:p>99785259,87751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io fio</text:p>
          </table:table-cell>
          <table:table-cell table:formula="of:=14/3/2" office:value-type="float" office:value="2.33333333333333" calcext:value-type="float">
            <text:p>2,33333333333333</text:p>
          </table:table-cell>
          <table:table-cell table:formula="of:=22.5/3/2" office:value-type="float" office:value="3.75" calcext:value-type="float">
            <text:p>3,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m2</text:p>
          </table:table-cell>
          <table:table-cell table:formula="of:=PI()*[.B208]^2" office:value-type="float" office:value="17.1042266695444" calcext:value-type="float">
            <text:p>17,1042266695444</text:p>
          </table:table-cell>
          <table:table-cell table:formula="of:=PI()*[.C208]^2" office:value-type="float" office:value="44.1786466911065" calcext:value-type="float">
            <text:p>44,1786466911065</text:p>
          </table:table-cell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p max</text:p>
          </table:table-cell>
          <table:table-cell table:formula="of:=4.5*[.B209]" office:value-type="float" office:value="76.9690200129499" calcext:value-type="float">
            <text:p>76,9690200129499</text:p>
          </table:table-cell>
          <table:table-cell table:formula="of:=4.5*[.C209]" office:value-type="float" office:value="198.803910109979" calcext:value-type="float">
            <text:p>198,80391010997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8*[.M210]/([.M210]+[.L210])" office:value-type="float" office:value="43.6363636363636" calcext:value-type="float">
            <text:p>43,6363636363636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formula="of:=1/(2*[.N205]*0.05*10^-6*LN((2*[.L205]+[.M205])/[.M205]))" office:value-type="float" office:value="22360.6797749979" calcext:value-type="float">
            <text:p>22360,6797749979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5"/>
          <table:table-cell table:formula="of:=67*6.11" office:value-type="float" office:value="409.37" calcext:value-type="float">
            <text:p>409,37</text:p>
          </table:table-cell>
          <table:table-cell table:number-columns-repeated="3"/>
        </table:table-row>
        <table:table-row table:style-name="ro1" table:number-rows-repeated="4">
          <table:table-cell table:number-columns-repeated="19"/>
        </table:table-row>
        <table:table-row table:style-name="ro1">
          <table:table-cell/>
          <table:table-cell office:value-type="string" calcext:value-type="string">
            <text:p>Vgs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formula="of:=888" office:value-type="float" office:value="888" calcext:value-type="float">
            <text:p>888</text:p>
          </table:table-cell>
          <table:table-cell/>
          <table:table-cell table:formula="of:=1/0.0005" office:value-type="float" office:value="2000" calcext:value-type="float">
            <text:p>2000</text:p>
          </table:table-cell>
          <table:table-cell table:formula="of:=2.5/1.3" office:value-type="float" office:value="1.92307692307692" calcext:value-type="float">
            <text:p>1,9230769230769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2.5" calcext:value-type="float">
            <text:p>2,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0.0013" calcext:value-type="float">
            <text:p>0,0013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C222]/[.C223]" office:value-type="float" office:value="1923.07692307692" calcext:value-type="float">
            <text:p>1923,07692307692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vgs</text:p>
          </table:table-cell>
          <table:table-cell office:value-type="float" office:value="3.1" calcext:value-type="float">
            <text:p>3,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900" calcext:value-type="float">
            <text:p>90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formula="of:=0.0065" office:value-type="float" office:value="0.0065" calcext:value-type="float">
            <text:p>0,0065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C228]/[.C229]" office:value-type="float" office:value="769.230769230769" calcext:value-type="float">
            <text:p>769,230769230769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vgs</text:p>
          </table:table-cell>
          <table:table-cell office:value-type="float" office:value="2.9" calcext:value-type="float">
            <text:p>2,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3000" calcext:value-type="float">
            <text:p>300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formula="of:=0.0013" office:value-type="float" office:value="0.0013" calcext:value-type="float">
            <text:p>0,0013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C234]/[.C235]" office:value-type="float" office:value="3846.15384615385" calcext:value-type="float">
            <text:p>3846,15384615385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deveria ser em relacao a fs e não tempo</text:p>
          </table:table-cell>
          <table:table-cell table:number-columns-repeated="4"/>
          <table:table-cell office:value-type="string" calcext:value-type="string">
            <text:p>no sense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0-0-0.0001)/(3.66-3.66+0.00001)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0.26/(24)" office:value-type="float" office:value="0.0108333333333333" calcext:value-type="float">
            <text:p>0,0108333333333333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G238]" office:value-type="float" office:value="3.65714285714286" calcext:value-type="float">
            <text:p>3,65714285714286</text:p>
          </table:table-cell>
          <table:table-cell table:formula="of:=[.B238]+([.C238]*[.D238]+[.E238])*[.F238]" office:value-type="float" office:value="0.53" calcext:value-type="float">
            <text:p>0,53</text:p>
          </table:table-cell>
          <table:table-cell table:formula="of:=[.B238]+(-[.C238]+[.E238])*[.F238]" office:value-type="float" office:value="2.87" calcext:value-type="float">
            <text:p>2,87</text:p>
          </table:table-cell>
          <table:table-cell table:formula="of:=(-[.C238]+[.E238])" office:value-type="float" office:value="-24" calcext:value-type="float">
            <text:p>-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12-12-0.0001)/(3.66-3.66+0.00001)" office:value-type="float" office:value="-10" calcext:value-type="float">
            <text:p>-10</text:p>
          </table:table-cell>
          <table:table-cell office:value-type="float" office:value="12" calcext:value-type="float">
            <text:p>12</text:p>
          </table:table-cell>
          <table:table-cell table:formula="of:=0.26/(24)" office:value-type="float" office:value="0.0108333333333333" calcext:value-type="float">
            <text:p>0,0108333333333333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G239]" office:value-type="float" office:value="3.65714285714286" calcext:value-type="float">
            <text:p>3,65714285714286</text:p>
          </table:table-cell>
          <table:table-cell table:formula="of:=[.B239]+([.C239]*[.D239]+[.E239])*[.F239]" office:value-type="float" office:value="0.66" calcext:value-type="float">
            <text:p>0,66</text:p>
          </table:table-cell>
          <table:table-cell table:formula="of:=[.B239]+(-[.C239]+[.E239])*[.F239]" office:value-type="float" office:value="3" calcext:value-type="float">
            <text:p>3</text:p>
          </table:table-cell>
          <table:table-cell table:formula="of:=(-[.C239]+[.E239])" office:value-type="float" office:value="-12" calcext:value-type="float">
            <text:p>-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24-24-0.0000001)/(3.66-3.66+1E-015)" office:value-type="float" office:value="-100000000" calcext:value-type="float">
            <text:p>-100000000</text:p>
          </table:table-cell>
          <table:table-cell office:value-type="float" office:value="24" calcext:value-type="float">
            <text:p>24</text:p>
          </table:table-cell>
          <table:table-cell table:formula="of:=0.26/(24)" office:value-type="float" office:value="0.0108333333333333" calcext:value-type="float">
            <text:p>0,0108333333333333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G240]" office:value-type="float" office:value="3.65714285714286" calcext:value-type="float">
            <text:p>3,65714285714286</text:p>
          </table:table-cell>
          <table:table-cell table:formula="of:=[.B240]+([.C240]*[.D240]+[.E240])*[.F240]" office:value-type="float" office:value="-25999996.61" calcext:value-type="float">
            <text:p>-25999996,61</text:p>
          </table:table-cell>
          <table:table-cell table:formula="of:=[.B240]+(-[.C240]+[.E240])*[.F240]" office:value-type="float" office:value="3.13" calcext:value-type="float">
            <text:p>3,13</text:p>
          </table:table-cell>
          <table:table-cell table:formula="of:=(-[.C240]+[.E240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2"/>
          <table:table-cell office:value-type="float" office:value="1.2" calcext:value-type="float">
            <text:p>1,2</text:p>
          </table:table-cell>
          <table:table-cell office:value-type="float" office:value="0.85" calcext:value-type="float">
            <text:p>0,85</text:p>
          </table:table-cell>
          <table:table-cell office:value-type="float" office:value="8.8" calcext:value-type="float">
            <text:p>8,8</text:p>
          </table:table-cell>
          <table:table-cell office:value-type="float" office:value="1.12" calcext:value-type="float">
            <text:p>1,1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28" calcext:value-type="float">
            <text:p>0,002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[.C244]/[.C245]" office:value-type="float" office:value="1200" calcext:value-type="float">
            <text:p>1200</text:p>
          </table:table-cell>
          <table:table-cell table:formula="of:=[.D244]/[.D245]" office:value-type="float" office:value="170" calcext:value-type="float">
            <text:p>170</text:p>
          </table:table-cell>
          <table:table-cell table:formula="of:=[.E244]/[.E245]" office:value-type="float" office:value="3142.85714285714" calcext:value-type="float">
            <text:p>3142,85714285714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[.C249]*[.D249]/([.E249]+[.D249])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number-columns-repeated="2" office:value-type="float" office:value="315" calcext:value-type="float">
            <text:p>315</text:p>
          </table:table-cell>
          <table:table-cell office:value-type="float" office:value="230" calcext:value-type="float">
            <text:p>230</text:p>
          </table:table-cell>
          <table:table-cell office:value-type="float" office:value="6000" calcext:value-type="float">
            <text:p>600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[.C252]*[.D252]/([.E252]+[.D252])" office:value-type="float" office:value="11.6292134831461" calcext:value-type="float">
            <text:p>11,629213483146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37" calcext:value-type="float">
            <text:p>437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70" calcext:value-type="float">
            <text:p>470</text:p>
          </table:table-cell>
          <table:table-cell office:value-type="float" office:value="6000" calcext:value-type="float">
            <text:p>600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[.C255]*[.D255]/([.E255]+[.D255])" office:value-type="float" office:value="3.48686244204019" calcext:value-type="float">
            <text:p>3,48686244204019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Rf</text:p>
          </table:table-cell>
          <table:table-cell office:value-type="string" calcext:value-type="string">
            <text:p>R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[.F238]" office:value-type="float" office:value="0.0108333333333333" calcext:value-type="float">
            <text:p>0,0108333333333333</text:p>
          </table:table-cell>
          <table:table-cell table:formula="of:=[.C259]*[.E259]" office:value-type="float" office:value="108.333333333333" calcext:value-type="float">
            <text:p>108,333333333333</text:p>
          </table:table-cell>
          <table:table-cell office:value-type="float" office:value="10000" calcext:value-type="float">
            <text:p>1000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[.D259]/[.E259]" office:value-type="float" office:value="0.0108333333333333" calcext:value-type="float">
            <text:p>0,0108333333333333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Rf</text:p>
          </table:table-cell>
          <table:table-cell office:value-type="string" calcext:value-type="string">
            <text:p>R1</text:p>
          </table:table-cell>
          <table:table-cell/>
          <table:table-cell table:number-columns-repeated="2" office:value-type="float" office:value="315" calcext:value-type="float">
            <text:p>315</text:p>
          </table:table-cell>
          <table:table-cell office:value-type="float" office:value="400" calcext:value-type="float">
            <text:p>400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15" calcext:value-type="float">
            <text:p>0,015</text:p>
          </table:table-cell>
          <table:table-cell office:value-type="float" office:value="70" calcext:value-type="float">
            <text:p>7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[.H262]*[.I262]/([.J262]+[.I262])" office:value-type="float" office:value="19.6875" calcext:value-type="float">
            <text:p>19,687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D263]/[.E263]" office:value-type="float" office:value="0.007" calcext:value-type="float">
            <text:p>0,007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00000000" calcext:value-type="float">
            <text:p>100000000</text:p>
          </table:table-cell>
          <table:table-cell office:value-type="float" office:value="0.000001" calcext:value-type="float">
            <text:p>0,000001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4"/>
          <table:table-cell table:formula="of:=1/[.E269]/[.F269]*50*0.0001" office:value-type="float" office:value="0.00005" calcext:value-type="float">
            <text:p>0,00005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0-0-0.0001)/(3.66-3.66+0.00001)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0.007" calcext:value-type="float">
            <text:p>0,007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H273]" office:value-type="float" office:value="3.65714285714286" calcext:value-type="float">
            <text:p>3,65714285714286</text:p>
          </table:table-cell>
          <table:table-cell table:formula="of:=[.C273]+([.D273]*[.E273]+[.F273])*[.G273]" office:value-type="float" office:value="1.45" calcext:value-type="float">
            <text:p>1,45</text:p>
          </table:table-cell>
          <table:table-cell table:formula="of:=[.C273]+(-[.D273]+[.F273])*[.G273]" office:value-type="float" office:value="2.962" calcext:value-type="float">
            <text:p>2,962</text:p>
          </table:table-cell>
          <table:table-cell table:formula="of:=(-[.D273]+[.F273])" office:value-type="float" office:value="-24" calcext:value-type="float">
            <text:p>-24</text:p>
          </table:table-cell>
          <table:table-cell table:number-columns-repeated="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p</text:p>
          </table:table-cell>
          <table:table-cell office:value-type="float" office:value="0.008" calcext:value-type="float">
            <text:p>0,008</text:p>
          </table:table-cell>
          <table:table-cell table:formula="of:=[.B277]*[.D277]" office:value-type="float" office:value="2000" calcext:value-type="float">
            <text:p>2000</text:p>
          </table:table-cell>
          <table:table-cell table:formula="of:=0.25*[.E277]" office:value-type="float" office:value="250000" calcext:value-type="float">
            <text:p>250000</text:p>
          </table:table-cell>
          <table:table-cell table:formula="of:=10^6" office:value-type="float" office:value="1000000" calcext:value-type="float">
            <text:p>1000000</text:p>
          </table:table-cell>
          <table:table-cell office:value-type="float" office:value="12" calcext:value-type="float">
            <text:p>12</text:p>
          </table:table-cell>
          <table:table-cell table:formula="of:=[.F277]*[.B277]" office:value-type="float" office:value="0.096" calcext:value-type="float">
            <text:p>0,096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ki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F279]*[.B279]" office:value-type="float" office:value="1.2" calcext:value-type="float">
            <text:p>1,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1/[.B279]/[.D277]" office:value-type="float" office:value="0.00004" calcext:value-type="float">
            <text:p>0,00004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C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table:formula="of:=35.7*10^3" office:value-type="float" office:value="35700" calcext:value-type="float">
            <text:p>35700</text:p>
          </table:table-cell>
          <table:table-cell table:formula="of:=22*10^-6" office:value-type="float" office:value="0.000022" calcext:value-type="float">
            <text:p>0,000022</text:p>
          </table:table-cell>
          <table:table-cell table:number-columns-repeated="14"/>
        </table:table-row>
        <table:table-row table:style-name="ro1">
          <table:table-cell/>
          <table:table-cell table:formula="of:=-[.C286]/[.D286]" office:value-type="float" office:value="-0.0209059233449477" calcext:value-type="float">
            <text:p>-0,0209059233449477</text:p>
          </table:table-cell>
          <table:table-cell office:value-type="float" office:value="600" calcext:value-type="float">
            <text:p>600</text:p>
          </table:table-cell>
          <table:table-cell office:value-type="float" office:value="28700" calcext:value-type="float">
            <text:p>28700</text:p>
          </table:table-cell>
          <table:table-cell table:formula="of:=22*10^-6" office:value-type="float" office:value="0.000022" calcext:value-type="float">
            <text:p>0,000022</text:p>
          </table:table-cell>
          <table:table-cell table:number-columns-repeated="14"/>
        </table:table-row>
        <table:table-row table:style-name="ro1">
          <table:table-cell/>
          <table:table-cell table:formula="of:=-[.C287]/[.D287]" office:value-type="float" office:value="-0.0156794425087108" calcext:value-type="float">
            <text:p>-0,0156794425087108</text:p>
          </table:table-cell>
          <table:table-cell office:value-type="float" office:value="450" calcext:value-type="float">
            <text:p>450</text:p>
          </table:table-cell>
          <table:table-cell office:value-type="float" office:value="28700" calcext:value-type="float">
            <text:p>28700</text:p>
          </table:table-cell>
          <table:table-cell table:formula="of:=22*10^-6" office:value-type="float" office:value="0.000022" calcext:value-type="float">
            <text:p>0,000022</text:p>
          </table:table-cell>
          <table:table-cell table:number-columns-repeated="14"/>
        </table:table-row>
        <table:table-row table:style-name="ro1">
          <table:table-cell/>
          <table:table-cell table:formula="of:=-[.C288]/[.D288]" office:value-type="float" office:value="-0.0191570881226054" calcext:value-type="float">
            <text:p>-0,0191570881226054</text:p>
          </table:table-cell>
          <table:table-cell office:value-type="float" office:value="500" calcext:value-type="float">
            <text:p>500</text:p>
          </table:table-cell>
          <table:table-cell office:value-type="float" office:value="26100" calcext:value-type="float">
            <text:p>26100</text:p>
          </table:table-cell>
          <table:table-cell office:value-type="float" office:value="0.000018" calcext:value-type="float">
            <text:p>0,000018</text:p>
          </table:table-cell>
          <table:table-cell table:formula="of:=[.E288]*(1+[.C307])" office:value-type="float" office:value="0.0000185161290322581" calcext:value-type="float">
            <text:p>1,85161290322581E-05</text:p>
          </table:table-cell>
          <table:table-cell table:formula="of:=[.B288]*-12+[.H288]*[.B288]" office:value-type="float" office:value="0.0383141762452107" calcext:value-type="float">
            <text:p>0,0383141762452107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[.D288]*(1+[.C308])" office:value-type="float" office:value="27042.238267148" calcext:value-type="float">
            <text:p>27042,23826714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formula="of:=[.D289]*(1+[.C308])" office:value-type="float" office:value="28018.4923562147" calcext:value-type="float">
            <text:p>28018,4923562147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285]/[.D285]" office:value-type="float" office:value="-0.0210084033613445" calcext:value-type="float">
            <text:p>-0,02100840336134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286]/[.D286]" office:value-type="float" office:value="-0.0209059233449477" calcext:value-type="float">
            <text:p>-0,02090592334494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287]/[.D287]" office:value-type="float" office:value="-0.0156794425087108" calcext:value-type="float">
            <text:p>-0,0156794425087108</text:p>
          </table:table-cell>
          <table:table-cell table:formula="of:=12-3.5" office:value-type="float" office:value="8.5" calcext:value-type="float">
            <text:p>8,5</text:p>
          </table:table-cell>
          <table:table-cell table:formula="of:=[.D293]*[.C293]" office:value-type="float" office:value="-0.133275261324042" calcext:value-type="float">
            <text:p>-0,13327526132404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-[.C288]/[.D288]" office:value-type="float" office:value="-0.0191570881226054" calcext:value-type="float">
            <text:p>-0,0191570881226054</text:p>
          </table:table-cell>
          <table:table-cell/>
          <table:table-cell table:formula="of:=[.D294]*[.C294]" office:value-type="float" office:value="-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-[.C289]/[.D289]" office:value-type="float" office:value="-0" calcext:value-type="float">
            <text:p>0</text:p>
          </table:table-cell>
          <table:table-cell/>
          <table:table-cell table:formula="of:=[.D295]*[.C295]" office:value-type="float" office:value="-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-[.C290]/[.D290]" office:value-type="float" office:value="-0.0178453570464542" calcext:value-type="float">
            <text:p>-0,0178453570464542</text:p>
          </table:table-cell>
          <table:table-cell office:value-type="float" office:value="2.1" calcext:value-type="float">
            <text:p>2,1</text:p>
          </table:table-cell>
          <table:table-cell table:formula="of:=[.D296]*[.C296]" office:value-type="float" office:value="-0.0374752497975538" calcext:value-type="float">
            <text:p>-0,0374752497975538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285]/[.E285]" office:value-type="float" office:value="-1.27323656735421" calcext:value-type="float">
            <text:p>-1,2732365673542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286]/[.E286]" office:value-type="float" office:value="-1.58378207158695" calcext:value-type="float">
            <text:p>-1,583782071586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287]/[.E287]" office:value-type="float" office:value="-1.58378207158695" calcext:value-type="float">
            <text:p>-1,58378207158695</text:p>
          </table:table-cell>
          <table:table-cell table:number-columns-repeated="16"/>
        </table:table-row>
        <table:table-row table:style-name="ro1">
          <table:table-cell/>
          <table:table-cell table:formula="of:=6/9" office:value-type="float" office:value="0.666666666666667" calcext:value-type="float">
            <text:p>0,666666666666667</text:p>
          </table:table-cell>
          <table:table-cell table:number-columns-repeated="17"/>
        </table:table-row>
        <table:table-row table:style-name="ro1" table:number-rows-repeated="3">
          <table:table-cell table:number-columns-repeated="19"/>
        </table:table-row>
        <table:table-row table:style-name="ro1">
          <table:table-cell/>
          <table:table-cell table:formula="of:=230/6000" office:value-type="float" office:value="0.0383333333333333" calcext:value-type="float">
            <text:p>0,0383333333333333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formula="of:=8/279" office:value-type="float" office:value="0.028673835125448" calcext:value-type="float">
            <text:p>0,028673835125448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10/277" office:value-type="float" office:value="0.036101083032491" calcext:value-type="float">
            <text:p>0,03610108303249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F311]/[.E311]" office:value-type="float" office:value="0.017741935483871" calcext:value-type="float">
            <text:p>0,017741935483871</text:p>
          </table:table-cell>
          <table:table-cell office:value-type="float" office:value="31000" calcext:value-type="float">
            <text:p>31000</text:p>
          </table:table-cell>
          <table:table-cell office:value-type="float" office:value="550" calcext:value-type="float">
            <text:p>550</text:p>
          </table:table-cell>
          <table:table-cell table:number-columns-repeated="13"/>
        </table:table-row>
      </table:table>
      <table:table table:name="Sheet4" table:style-name="ta1">
        <table:table-column table:style-name="co1" table:number-columns-repeated="27" table:default-cell-style-name="Default"/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m(W/m^3)</text:p>
          </table:table-cell>
          <table:table-cell table:style-name="ce3" office:value-type="float" office:value="1.076" calcext:value-type="float">
            <text:p>1,07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office:value-type="float" office:value="0.25" calcext:value-type="float">
            <text:p>0,2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table:style-name="ce3" office:value-type="float" office:value="1.558" calcext:value-type="float">
            <text:p>1,55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office:value-type="float" office:value="1.6" calcext:value-type="float">
            <text:p>1,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beta</text:p>
          </table:table-cell>
          <table:table-cell table:style-name="ce3" office:value-type="float" office:value="3.114" calcext:value-type="float">
            <text:p>3,114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office:value-type="float" office:value="2.5" calcext:value-type="float">
            <text:p>2,5</text:p>
          </table:table-cell>
          <table:table-cell office:value-type="string" calcext:value-type="string">
            <text:p>usado no exemplo do paper: ferrite core is ETD49, material(grade) 3F3 Ferroxcube</text:p>
          </table:table-cell>
          <table:table-cell table:number-columns-repeated="23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office:value-type="string" calcext:value-type="string">
            <text:p>Rth (ºC/W)</text:p>
          </table:table-cell>
          <table:table-cell office:value-type="float" office:value="8" calcext:value-type="float">
            <text:p>8</text:p>
          </table:table-cell>
          <table:table-cell table:formula="of:=23*[.C50]^(-0.37)" office:value-type="float" office:value="0.398447876982157" calcext:value-type="float">
            <text:p>0,398447876982157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ro <text:s/>cm</text:p>
          </table:table-cell>
          <table:table-cell office:value-type="float" office:value="5.05" calcext:value-type="float">
            <text:p>5,05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e m2</text:p>
          </table:table-cell>
          <table:table-cell office:value-type="float" office:value="0.000211" calcext:value-type="float">
            <text:p>0,000211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Ve <text:s/>m3</text:p>
          </table:table-cell>
          <table:table-cell office:value-type="float" office:value="0.000024" calcext:value-type="float">
            <text:p>0,000024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l H</text:p>
          </table:table-cell>
          <table:table-cell table:style-name="ce2" table:formula="of:=3900*10^-9" office:value-type="float" office:value="0.0000039" calcext:value-type="float">
            <text:p>0,0000039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1]" office:value-type="float" office:value="0.0000039" calcext:value-type="float">
            <text:p>0,0000039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2]" office:value-type="float" office:value="0.0000039" calcext:value-type="float">
            <text:p>0,0000039</text:p>
          </table:table-cell>
          <table:table-cell table:formula="of:=10^-9*2500" office:value-type="float" office:value="0.0000025" calcext:value-type="float">
            <text:p>0,0000025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10^-9*5600" office:value-type="float" office:value="0.0000056" calcext:value-type="float">
            <text:p>0,0000056</text:p>
          </table:table-cell>
          <table:table-cell table:formula="of:=10^-9*2200" office:value-type="float" office:value="0.0000022" calcext:value-type="float">
            <text:p>0,0000022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2800*10^-9" office:value-type="float" office:value="0.0000028" calcext:value-type="float">
            <text:p>0,000002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630*10^-9" office:value-type="float" office:value="0.00000063" calcext:value-type="float">
            <text:p>0,00000063</text:p>
          </table:table-cell>
          <table:table-cell office:value-type="string" calcext:value-type="string">
            <text:p>E65/32/27-3f3-E63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10^-9*3500" office:value-type="float" office:value="0.0000035" calcext:value-type="float">
            <text:p>0,000003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10^-9*2800" office:value-type="float" office:value="0.0000028" calcext:value-type="float">
            <text:p>0,0000028</text:p>
          </table:table-cell>
          <table:table-cell table:formula="of:=10^-9*4600" office:value-type="float" office:value="0.0000046" calcext:value-type="float">
            <text:p>0,0000046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formula="of:=49.8" office:value-type="float" office:value="49.8" calcext:value-type="float">
            <text:p>49,8</text:p>
          </table:table-cell>
          <table:table-cell table:number-columns-repeated="2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6.7" calcext:value-type="float">
            <text:p>16,7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I()*R^2</text:p>
          </table:table-cell>
          <table:table-cell/>
          <table:table-cell table:formula="of:=16.7*16.7*PI()" office:value-type="float" office:value="876.158775159657" calcext:value-type="float">
            <text:p>876,158775159657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36.1" calcext:value-type="float">
            <text:p>36,1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16.7" calcext:value-type="float">
            <text:p>16,7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PI()*[.C35]/2*[.C35]/2" office:value-type="float" office:value="219.039693789914" calcext:value-type="float">
            <text:p>219,039693789914</text:p>
          </table:table-cell>
          <table:table-cell office:value-type="string" calcext:value-type="string">
            <text:p>isto seria num caso ideal</text:p>
          </table:table-cell>
          <table:table-cell table:number-columns-repeated="23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"/>
          <table:table-cell table:formula="of:=[.C32]*[.C29]" office:value-type="float" office:value="831.66" calcext:value-type="float">
            <text:p>831,66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23*([.C40]*[.C38])^(-0.37)" office:value-type="string" office:string-value="" calcext:value-type="error">
            <text:p>#NUM!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38]*[.C17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[.C29]-[.C34]" office:value-type="float" office:value="13.7" calcext:value-type="float">
            <text:p>13,7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45]*[.C32]" office:value-type="float" office:value="228.79" calcext:value-type="float">
            <text:p>228,79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([.C46]+[.C37])*[.C38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e*Aw</text:p>
          </table:table-cell>
          <table:table-cell office:value-type="float" office:value="57600" calcext:value-type="float">
            <text:p>57600</text:p>
          </table:table-cell>
          <table:table-cell table:formula="of:=[.C58]*[.C17]" office:value-type="float" office:value="0.057603" calcext:value-type="float">
            <text:p>0,057603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23*[.C50]^(-0.37)" office:value-type="float" office:value="0.398447876982157" calcext:value-type="float">
            <text:p>0,398447876982157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gm</text:p>
          </table:table-cell>
          <table:table-cell table:style-name="ce6" table:formula="of:=[.C17]*[.C17]/[.C15]*(1/[.C19]/[.C13])^(2/[.C8])" office:value-type="float" office:value="0.00000214962795904936" calcext:value-type="float">
            <text:p>2,14962795904936E-06</text:p>
          </table:table-cell>
          <table:table-cell table:formula="of:=[.C17]*[.C17]/[.C15]*(1/[.C19]/[.C13])" office:value-type="float" office:value="0.0000459168729372937" calcext:value-type="float">
            <text:p>4,59168729372937E-05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6"/>
          <table:table-cell table:number-columns-repeated="24"/>
        </table:table-row>
        <table:table-row table:style-name="ro1">
          <table:table-cell/>
          <table:table-cell office:value-type="string" calcext:value-type="string">
            <text:p>kgw</text:p>
          </table:table-cell>
          <table:table-cell table:formula="of:=[.C50]/[.C17]*[.C50]/[.C17]*[.C15]*[.C50]^(-0.48)" office:value-type="float" office:value="1.95239929573391E+015" calcext:value-type="float">
            <text:p>1,95239929573391E+015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w</text:p>
          </table:table-cell>
          <table:table-cell office:value-type="float" office:value="273" calcext:value-type="float">
            <text:p>273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50]/[.C17]" office:value-type="float" office:value="272985781.990521" calcext:value-type="float">
            <text:p>272985781,990521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u0</text:p>
          </table:table-cell>
          <table:table-cell table:formula="of:=4*PI()*10^(-7)" office:value-type="float" office:value="0.00000125663706143592" calcext:value-type="float">
            <text:p>1,25663706143592E-06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Vo</text:p>
          </table:table-cell>
          <table:table-cell table:style-name="ce7" table:formula="of:=200/6.735" office:value-type="float" office:value="29.6956198960653" calcext:value-type="float">
            <text:p>29,695619896065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nt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fres</text:p>
          </table:table-cell>
          <table:table-cell office:value-type="string" calcext:value-type="string">
            <text:p>Kcu</text:p>
          </table:table-cell>
          <table:table-cell office:value-type="string" calcext:value-type="string">
            <text:p>Delta T max</text:p>
          </table:table-cell>
          <table:table-cell office:value-type="string" calcext:value-type="string">
            <text:p>I_p_rms (prim rms</text:p>
          </table:table-cell>
          <table:table-cell/>
          <table:table-cell office:value-type="string" calcext:value-type="string">
            <text:p>Kut Litz wire</text:p>
          </table:table-cell>
          <table:table-cell office:value-type="string" calcext:value-type="string">
            <text:p>J30 <text:span text:style-name="T2">A/</text:span>m^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.335" calcext:value-type="float">
            <text:p>5,335</text:p>
          </table:table-cell>
          <table:table-cell/>
          <table:table-cell table:formula="of:=SQRT([.F67]/([.F67]+[.G67]))" office:value-type="float" office:value="0.942193429997273" calcext:value-type="float">
            <text:p>0,942193429997273</text:p>
          </table:table-cell>
          <table:table-cell table:style-name="ce2" table:formula="of:=680*10^(-6)" office:value-type="float" office:value="0.00068" calcext:value-type="float">
            <text:p>0,00068</text:p>
          </table:table-cell>
          <table:table-cell table:style-name="ce2" table:formula="of:=86*10^(-6)" office:value-type="float" office:value="0.000086" calcext:value-type="float">
            <text:p>0,000086</text:p>
          </table:table-cell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4200000" calcext:value-type="float">
            <text:p>420000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.335" calcext:value-type="float">
            <text:p>5,335</text:p>
          </table:table-cell>
          <table:table-cell/>
          <table:table-cell table:style-name="ce8" table:formula="of:=SQRT([.F68]/([.F68]+[.G68]))" office:value-type="float" office:value="0.919171010345946" calcext:value-type="float">
            <text:p>0,919171010345946</text:p>
          </table:table-cell>
          <table:table-cell table:style-name="ce2" office:value-type="float" office:value="0.000305" calcext:value-type="float">
            <text:p>0,000305</text:p>
          </table:table-cell>
          <table:table-cell table:style-name="ce2" table:formula="of:=56*10^(-6)" office:value-type="float" office:value="0.000056" calcext:value-type="float">
            <text:p>0,000056</text:p>
          </table:table-cell>
          <table:table-cell table:number-columns-repeated="2"/>
          <table:table-cell table:style-name="ce2" office:value-type="float" office:value="40" calcext:value-type="float">
            <text:p>4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24-311</text:p>
          </table:table-cell>
          <table:table-cell table:style-name="ce8" table:formula="of:=SQRT([.F69]/([.F69]+[.G69]))" office:value-type="float" office:value="0.784879468091459" calcext:value-type="float">
            <text:p>0,784879468091459</text:p>
          </table:table-cell>
          <table:table-cell table:style-name="ce2" table:formula="of:=[.F154]" office:value-type="float" office:value="0.00000272749586793038" calcext:value-type="float">
            <text:p>2,72749586793038E-06</text:p>
          </table:table-cell>
          <table:table-cell table:style-name="ce2" table:formula="of:=[.G195]" office:value-type="float" office:value="0.0000017" calcext:value-type="float">
            <text:p>0,0000017</text:p>
          </table:table-cell>
          <table:table-cell table:number-columns-repeated="2"/>
          <table:table-cell table:style-name="ce2"/>
          <table:table-cell table:number-columns-repeated="17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formula="of:=[.E69]" office:value-type="float" office:value="0.784879468091459" calcext:value-type="float">
            <text:p>0,784879468091459</text:p>
          </table:table-cell>
          <table:table-cell table:style-name="ce2" table:formula="of:=[.F69]" office:value-type="float" office:value="0.00000272749586793038" calcext:value-type="float">
            <text:p>2,72749586793038E-06</text:p>
          </table:table-cell>
          <table:table-cell table:style-name="ce2" table:formula="of:=[.G69]" office:value-type="float" office:value="0.0000017" calcext:value-type="float">
            <text:p>0,0000017</text:p>
          </table:table-cell>
          <table:table-cell table:number-columns-repeated="2"/>
          <table:table-cell table:style-name="ce2"/>
          <table:table-cell table:number-columns-repeated="17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formula="of:=[.E70]" office:value-type="float" office:value="0.784879468091459" calcext:value-type="float">
            <text:p>0,784879468091459</text:p>
          </table:table-cell>
          <table:table-cell table:formula="of:=[.F70]" office:value-type="float" office:value="0.00000272749586793038" calcext:value-type="float">
            <text:p>2,72749586793038E-06</text:p>
          </table:table-cell>
          <table:table-cell table:formula="of:=[.G70]" office:value-type="float" office:value="0.0000017" calcext:value-type="float">
            <text:p>0,0000017</text:p>
          </table:table-cell>
          <table:table-cell table:number-columns-repeated="20"/>
        </table:table-row>
        <table:table-row table:style-name="ro1">
          <table:table-cell table:number-columns-repeated="2"/>
          <table:table-cell table:formula="of:=1/2.5" office:value-type="float" office:value="0.4" calcext:value-type="float">
            <text:p>0,4</text:p>
          </table:table-cell>
          <table:table-cell/>
          <table:table-cell table:formula="of:=[.E71]" office:value-type="float" office:value="0.784879468091459" calcext:value-type="float">
            <text:p>0,784879468091459</text:p>
          </table:table-cell>
          <table:table-cell table:formula="of:=[.F71]" office:value-type="float" office:value="0.00000272749586793038" calcext:value-type="float">
            <text:p>2,72749586793038E-06</text:p>
          </table:table-cell>
          <table:table-cell table:formula="of:=[.G71]" office:value-type="float" office:value="0.0000017" calcext:value-type="float">
            <text:p>0,00000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gm &gt;=</text:p>
          </table:table-cell>
          <table:table-cell table:formula="of:=[.C61]*([.C66]*[.C63]/4/[.E67]/[.H67])^2*[.G68]/(1-[.E67])*([.C2]*[.H67]^[.C5]/(1-[.I67])/[.J67]*(8/PI()/PI())^([.C5]-1))^(2/[.C8])" office:value-type="float" office:value="0.00000000400672034132305" calcext:value-type="float">
            <text:p>4,00672034132305E-09</text:p>
          </table:table-cell>
          <table:table-cell table:formula="of:=[.C61]*([.C66]*[.C63]/4/[.E67]/[.H67])^2*[.G68]/(1-[.E67])*([.C2]*[.H67]^[.C5]/(1-[.I67])/[.J67]*(8/PI()/PI())^([.C5]-1))" office:value-type="float" office:value="0.0000000159380946130404" calcext:value-type="float">
            <text:p>1,59380946130404E-08</text:p>
          </table:table-cell>
          <table:table-cell table:formula="of:=[.D61]*([.D66]*[.D63]/4/[.F67]/[.I67])^2*[.H68]/(1-[.F67])*([.D2]*[.I67]^[.D5]/(1-[.J67])/[.K67]*(8/PI()/PI())^([.D5]-1))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Cr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Io</text:p>
          </table:table-cell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Kgw &gt;=</text:p>
          </table:table-cell>
          <table:table-cell table:formula="of:=([.K67]/[.M67]/[.N67])^2*(1+[.E67])/[.I67]*30/[.J67]" office:value-type="float" office:value="0.0000000000104046076606997" calcext:value-type="float">
            <text:p>1,04046076606997E-11</text:p>
          </table:table-cell>
          <table:table-cell table:number-columns-repeated="4"/>
          <table:table-cell table:style-name="ce2" table:formula="of:=33*10^(-9)" office:value-type="float" office:value="0.000000033" calcext:value-type="float">
            <text:p>0,000000033</text:p>
          </table:table-cell>
          <table:table-cell table:style-name="ce2" office:value-type="float" office:value="4.5" calcext:value-type="float">
            <text:p>4,5</text:p>
          </table:table-cell>
          <table:table-cell table:style-name="ce7" table:formula="of:=[.C63]/[.H76]" office:value-type="float" office:value="6.59902664357007" calcext:value-type="float">
            <text:p>6,59902664357007</text:p>
          </table:table-cell>
          <table:table-cell table:number-columns-repeated="18"/>
        </table:table-row>
        <table:table-row table:style-name="ro1">
          <table:table-cell table:number-columns-repeated="6"/>
          <table:table-cell table:formula="of:=31*10^(-9)" office:value-type="float" office:value="0.000000031" calcext:value-type="float">
            <text:p>0,000000031</text:p>
          </table:table-cell>
          <table:table-cell table:number-columns-repeated="20"/>
        </table:table-row>
        <table:table-row table:style-name="ro1">
          <table:table-cell table:number-columns-repeated="6"/>
          <table:table-cell table:formula="of:=[.M154]" office:value-type="float" office:value="0.00000533583184139925" calcext:value-type="float">
            <text:p>5,33583184139925E-06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N2</text:p>
          </table:table-cell>
          <table:table-cell table:number-columns-repeated="2"/>
          <table:table-cell table:formula="of:=[.G78]" office:value-type="float" office:value="0.00000533583184139925" calcext:value-type="float">
            <text:p>5,33583184139925E-0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N1</text:p>
          </table:table-cell>
          <table:table-cell table:formula="of:=SQRT([.G67]/[.C86]*1/(1+[.E67]))" office:value-type="float" office:value="23.8275807110758" calcext:value-type="float">
            <text:p>23,8275807110758</text:p>
          </table:table-cell>
          <table:table-cell table:formula="of:=[.C80]/[.C67]" office:value-type="float" office:value="4.46627567217916" calcext:value-type="float">
            <text:p>4,46627567217916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8" table:formula="of:=SQRT([.G68]/[.C87]*1/(1+[.E68]))" office:value-type="float" office:value="19.5630168239436" calcext:value-type="float">
            <text:p>19,5630168239436</text:p>
          </table:table-cell>
          <table:table-cell table:style-name="ce8" table:formula="of:=[.C81]/[.C68]" office:value-type="float" office:value="3.66691974207002" calcext:value-type="float">
            <text:p>3,66691974207002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8" table:formula="of:=SQRT([.G69]/[.C88]*1/(1+[.E69]))" office:value-type="float" office:value="3.53442415130466" calcext:value-type="float">
            <text:p>3,53442415130466</text:p>
          </table:table-cell>
          <table:table-cell table:style-name="ce8" table:formula="of:=[.C82]/[.$C$72]" office:value-type="float" office:value="8.83606037826164" calcext:value-type="float">
            <text:p>8,83606037826164</text:p>
          </table:table-cell>
          <table:table-cell office:value-type="string" calcext:value-type="string">
            <text:p>etd49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8" table:formula="of:=SQRT([.G70]/[.C89]*1/(1+[.E70]))" office:value-type="float" office:value="3.99429664181285" calcext:value-type="float">
            <text:p>3,99429664181285</text:p>
          </table:table-cell>
          <table:table-cell table:style-name="ce8" table:formula="of:=[.C83]/[.$C$72]" office:value-type="float" office:value="9.98574160453213" calcext:value-type="float">
            <text:p>9,98574160453213</text:p>
          </table:table-cell>
          <table:table-cell office:value-type="string" calcext:value-type="string">
            <text:p>Etd 3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--&gt;</text:p>
          </table:table-cell>
          <table:table-cell table:style-name="ce8" table:formula="of:=SQRT([.G71]/[.C90]*1/(1+[.E71]))" office:value-type="float" office:value="2.99002912450239" calcext:value-type="float">
            <text:p>2,99002912450239</text:p>
          </table:table-cell>
          <table:table-cell table:style-name="ce8" table:formula="of:=[.C84]/[.$C$72]" office:value-type="float" office:value="7.47507281125598" calcext:value-type="float">
            <text:p>7,47507281125598</text:p>
          </table:table-cell>
          <table:table-cell office:value-type="string" calcext:value-type="string">
            <text:p>etd59</text:p>
          </table:table-cell>
          <table:table-cell/>
          <table:table-cell table:formula="of:=2.65*2.5" office:value-type="float" office:value="6.625" calcext:value-type="float">
            <text:p>6,625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8" table:formula="of:=SQRT([.G72]/[.C91]*1/(1+[.E72]))" office:value-type="float" office:value="3.19666062467598" calcext:value-type="float">
            <text:p>3,19666062467598</text:p>
          </table:table-cell>
          <table:table-cell table:style-name="ce8" table:formula="of:=[.C85]/[.$C$72]" office:value-type="float" office:value="7.99165156168996" calcext:value-type="float">
            <text:p>7,99165156168996</text:p>
          </table:table-cell>
          <table:table-cell office:value-type="string" calcext:value-type="string">
            <text:p>E65-63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Aa_ro</text:p>
          </table:table-cell>
          <table:table-cell table:formula="of:=[.$C$61]/6*[.C92]*([.B99]+2*[.B106])/[.B113]" office:value-type="float" office:value="0.000000077991284289118" calcext:value-type="float">
            <text:p>7,7991284289118E-08</text:p>
          </table:table-cell>
          <table:table-cell table:number-columns-repeated="3"/>
          <table:table-cell office:value-type="string" calcext:value-type="string">
            <text:p>Lr</text:p>
          </table:table-cell>
          <table:table-cell table:number-columns-repeated="20"/>
        </table:table-row>
        <table:table-row table:style-name="ro1">
          <table:table-cell table:number-columns-repeated="2"/>
          <table:table-cell table:formula="of:=[.$C$61]/6*[.C93]*([.B100]+2*[.B107])/[.B114]" office:value-type="float" office:value="0.0000000762434773003519" calcext:value-type="float">
            <text:p>7,62434773003519E-0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4]*([.B101]+2*[.B108])/[.B115]" office:value-type="float" office:value="0.0000000762434773003519" calcext:value-type="float">
            <text:p>7,62434773003519E-0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5]*([.B102]+2*[.B109])/[.B116]" office:value-type="float" office:value="0.0000000596979471540558" calcext:value-type="float">
            <text:p>5,96979471540558E-0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6]*([.B103]+2*[.B110])/[.B117]" office:value-type="float" office:value="0.000000106534234690593" calcext:value-type="float">
            <text:p>1,06534234690593E-07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7]*([.B104]+2*[.B111])/[.B118]" office:value-type="float" office:value="0.00000009320666403924" calcext:value-type="float">
            <text:p>9,320666403924E-08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lw</text:p>
          </table:table-cell>
          <table:table-cell table:style-name="ce2" table:formula="of:=10^-3*85" office:value-type="float" office:value="0.085" calcext:value-type="float">
            <text:p>0,085</text:p>
          </table:table-cell>
          <table:table-cell table:number-columns-repeated="3"/>
          <table:table-cell table:formula="of:=[.C87]*(1+[.E68])*[.C81]*[.C81]" office:value-type="float" office:value="0.0000560000000000002" calcext:value-type="float">
            <text:p>0,000056000000000000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2" table:formula="of:=PI()*((0.0359/2)^2-(0.017/2)^2)/[.B114]" office:value-type="float" office:value="0.08309512568745" calcext:value-type="float">
            <text:p>0,0830951256874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2" table:formula="of:=PI()*((0.0359/2)^2-(0.017/2)^2)/[.B115]" office:value-type="float" office:value="0.08309512568745" calcext:value-type="float">
            <text:p>0,0830951256874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2" table:formula="of:=PI()*((0.0291/2)^2-(0.0131/2)^2)/[.B116]" office:value-type="float" office:value="0.0662876049907446" calcext:value-type="float">
            <text:p>0,0662876049907446</text:p>
          </table:table-cell>
          <table:table-cell office:value-type="float" office:value="39" calcext:value-type="float">
            <text:p>39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2" table:formula="of:=PI()*((0.043/2)^2-(0.0224/2)^2)/[.B117]" office:value-type="float" office:value="0.102730079772386" calcext:value-type="float">
            <text:p>0,10273007977238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2" table:formula="of:=PI()*((0.044/2)^2-(0.023/2)^2)/[.B118]" office:value-type="float" office:value="0.105243353895258" calcext:value-type="float">
            <text:p>0,105243353895258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dw</text:p>
          </table:table-cell>
          <table:table-cell/>
          <table:table-cell table:formula="of:=(35.9-17)*19.2" office:value-type="float" office:value="362.88" calcext:value-type="float">
            <text:p>362,88</text:p>
          </table:table-cell>
          <table:table-cell table:number-columns-repeated="23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14.2*2*10^-3" office:value-type="float" office:value="0.0284" calcext:value-type="float">
            <text:p>0,028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22.5*2*10^-3" office:value-type="float" office:value="0.045" calcext:value-type="float">
            <text:p>0,0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22.2*2*10^-3" office:value-type="float" office:value="0.0444" calcext:value-type="float">
            <text:p>0,0444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ds mm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/>
          <table:table-cell table:number-columns-repeated="25"/>
        </table:table-row>
        <table:table-row table:style-name="ro1">
          <table:table-cell/>
          <table:table-cell office:value-type="string" calcext:value-type="string">
            <text:p>dh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29.1-13.1)/2*10^-3" office:value-type="float" office:value="0.008" calcext:value-type="float">
            <text:p>0,008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43-22.4)/2*10^-3" office:value-type="float" office:value="0.0103" calcext:value-type="float">
            <text:p>0,0103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44-23)/2*10^-3" office:value-type="float" office:value="0.0105" calcext:value-type="float">
            <text:p>0,010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1"/>
          <table:table-cell table:formula="of:=[.C63]*[.C63]/[.H76]" office:value-type="float" office:value="195.962186891464" calcext:value-type="float">
            <text:p>195,962186891464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r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Ir_peak</text:p>
          </table:table-cell>
          <table:table-cell office:value-type="string" calcext:value-type="string">
            <text:p>Ilm_peak</text:p>
          </table:table-cell>
          <table:table-cell office:value-type="string" calcext:value-type="string">
            <text:p>Ir_rms</text:p>
          </table:table-cell>
          <table:table-cell office:value-type="string" calcext:value-type="string">
            <text:p>Bsat T at H=250A/m f= 25khz T=100ºc</text:p>
          </table:table-cell>
          <table:table-cell/>
          <table:table-cell table:formula="of:=[.J122]*[.C66]" office:value-type="float" office:value="7.6940709658769" calcext:value-type="float">
            <text:p>7,6940709658769</text:p>
          </table:table-cell>
          <table:table-cell table:number-columns-repeated="14"/>
        </table:table-row>
        <table:table-row table:style-name="ro1">
          <table:table-cell/>
          <table:table-cell table:style-name="ce3" table:formula="of:=1/(2*PI()*SQRT([.G67]*[.G76]))" office:value-type="float" office:value="94474.3551128574" calcext:value-type="float">
            <text:p>94474,3551128574</text:p>
          </table:table-cell>
          <table:table-cell table:formula="of:=1/(2*PI()*SQRT(([.G68]+[.F67])*[.G76]))" office:value-type="float" office:value="32294.1794746218" calcext:value-type="float">
            <text:p>32294,1794746218</text:p>
          </table:table-cell>
          <table:table-cell table:formula="of:=[.F67]/[.G68]" office:value-type="float" office:value="12.1428571428571" calcext:value-type="float">
            <text:p>12,1428571428571</text:p>
          </table:table-cell>
          <table:table-cell table:formula="of:=PI()*PI()/8/[.C66]/[.C66]*[.H76]*SQRT([.G68]/[.G76])" office:value-type="float" office:value="3.57338114694871" calcext:value-type="float">
            <text:p>3,57338114694871</text:p>
          </table:table-cell>
          <table:table-cell table:formula="of:=[.G122]/[.B122]" office:value-type="float" office:value="0.952639474410676" calcext:value-type="float">
            <text:p>0,952639474410676</text:p>
          </table:table-cell>
          <table:table-cell table:style-name="ce2" office:value-type="float" office:value="90000" calcext:value-type="float">
            <text:p>90000</text:p>
          </table:table-cell>
          <table:table-cell table:formula="of:=SQRT((PI()*[.I76]/2/[.C66]/[.F122])^2+([.C66]*[.C63]/4/[.B122]/[.F67])^2)" office:value-type="float" office:value="1.64457638338213" calcext:value-type="float">
            <text:p>1,64457638338213</text:p>
          </table:table-cell>
          <table:table-cell table:formula="of:=[.C66]*[.C63]/4/[.F67]/[.B122]" office:value-type="float" office:value="0.924484304904799" calcext:value-type="float">
            <text:p>0,924484304904799</text:p>
          </table:table-cell>
          <table:table-cell table:formula="of:=SQRT([.C66]*[.C66]*[.C63]*[.C63]/[.B122]/[.B122]*(2*1/[.G122]-1/[.B122])/(32*[.F67]*[.F67]*[.G122])+PI()*PI()*[.C63]*[.C63]/[.H76]/[.H76]/[.G122]/[.G122]/8/[.C66]/[.C66]*[.B122]*[.B122])" office:value-type="float" office:value="0.961758870734612" calcext:value-type="float">
            <text:p>0,961758870734612</text:p>
          </table:table-cell>
          <table:table-cell table:style-name="ce3" office:value-type="float" office:value="0.32" calcext:value-type="float">
            <text:p>0,32</text:p>
          </table:table-cell>
          <table:table-cell table:number-columns-repeated="16"/>
        </table:table-row>
        <table:table-row table:style-name="ro1">
          <table:table-cell/>
          <table:table-cell table:style-name="ce3" table:formula="of:=1/(2*PI()*SQRT([.G68]*[.G77]))" office:value-type="float" office:value="120793.974519802" calcext:value-type="float">
            <text:p>120793,974519802</text:p>
          </table:table-cell>
          <table:table-cell table:formula="of:=1/(2*PI()*SQRT(([.G69]+[.F68])*[.G77]))" office:value-type="float" office:value="51615.7683643456" calcext:value-type="float">
            <text:p>51615,7683643456</text:p>
          </table:table-cell>
          <table:table-cell/>
          <table:table-cell table:formula="of:=PI()*PI()/8/[.C67]/[.C67]*[.H77]*SQRT([.G69]/[.G77])" office:value-type="float" office:value="0" calcext:value-type="float">
            <text:p>0</text:p>
          </table:table-cell>
          <table:table-cell/>
          <table:table-cell table:style-name="ce2" table:formula="of:=[.G122]" office:value-type="float" office:value="90000" calcext:value-type="float">
            <text:p>90000</text:p>
          </table:table-cell>
          <table:table-cell/>
          <table:table-cell table:formula="of:=1/[.C72]*[.C65]/4/[.F69]/[.K155]" office:value-type="float" office:value="1211.76526227723" calcext:value-type="float">
            <text:p>1211,76526227723</text:p>
          </table:table-cell>
          <table:table-cell table:formula="of:=SQRT([.C72]*[.C72]*[.C64]*[.C64]/[.B124]/[.B124]*(2*1/[.G123]-1/[.B124])/(32*[.F68]*[.F68]*[.G124])+PI()*PI()*[.C64]*[.C64]/[.C154]/[.C154]/[.G124]/[.G124]/8/[.C72]/[.C72]*[.B124]*[.B124])" office:value-type="float" office:value="4.1407252571019" calcext:value-type="float">
            <text:p>4,1407252571019</text:p>
          </table:table-cell>
          <table:table-cell table:number-columns-repeated="17"/>
        </table:table-row>
        <table:table-row table:style-name="ro1">
          <table:table-cell/>
          <table:table-cell table:style-name="ce3" table:formula="of:=1/(2*PI()*SQRT([.G69]*[.G78]))" office:value-type="float" office:value="52843.8685748922" calcext:value-type="float">
            <text:p>52843,8685748922</text:p>
          </table:table-cell>
          <table:table-cell table:formula="of:=1/(2*PI()*SQRT(([.G69]+[.F69])*[.G78]))" office:value-type="float" office:value="32744.6220637921" calcext:value-type="float">
            <text:p>32744,6220637921</text:p>
          </table:table-cell>
          <table:table-cell table:number-columns-repeated="3"/>
          <table:table-cell table:style-name="ce2" table:formula="of:=[.G123]" office:value-type="float" office:value="90000" calcext:value-type="float">
            <text:p>90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SQRT([.C68]*[.C68]*[.C65]*[.C65]/[.B124]/[.B124]*(2*1/[.G124]-1/[.B124])/(32*[.F69]*[.F69]*[.G124])+PI()*PI()*[.C65]*[.C65]/[.H78]/[.H78]/[.G124]/[.G124]/8/[.C68]/[.C68]*[.B124]*[.B124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s_rm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QRT([.C69]*[.C69]*[.C66]*[.C66]/[.B125]/[.B125]*(2*1/[.G125]-1/[.B125])/(32*[.F70]*[.F70]*[.G125])+PI()*PI()*[.C66]*[.C66]/[.H79]/[.H79]/[.G125]/[.G125]/8/[.C69]/[.C69]*[.B125]*[.B125])" office:value-type="string" office:string-value="" calcext:value-type="error">
            <text:p>#VALOR!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SQRT([.C70]*[.C70]*[.C67]*[.C67]/[.B126]/[.B126]*(2*1/[.G126]-1/[.B126])/(32*[.F71]*[.F71]*[.G126])+PI()*PI()*[.C67]*[.C67]/[.H80]/[.H80]/[.G126]/[.G126]/8/[.C70]/[.C70]*[.B126]*[.B126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Wr</text:p>
          </table:table-cell>
          <table:table-cell office:value-type="string" calcext:value-type="string">
            <text:p>phi</text:p>
          </table:table-cell>
          <table:table-cell table:number-columns-repeated="6"/>
          <table:table-cell office:value-type="string" calcext:value-type="string">
            <text:p>sóma</text:p>
          </table:table-cell>
          <table:table-cell office:value-type="string" calcext:value-type="string">
            <text:p>Is_rms</text:p>
          </table:table-cell>
          <table:table-cell table:number-columns-repeated="15"/>
        </table:table-row>
        <table:table-row table:style-name="ro1">
          <table:table-cell table:number-columns-repeated="2"/>
          <table:table-cell table:formula="of:=2*PI()*[.B122]" office:value-type="float" office:value="593599.879950372" calcext:value-type="float">
            <text:p>593599,879950372</text:p>
          </table:table-cell>
          <table:table-cell table:formula="of:=ATAN(-[.C66]^2*[.H76]*[.G122]/[.C129]/[.F67]/[.B122])" office:value-type="float" office:value="0.596972637016945" calcext:value-type="float">
            <text:p>0,596972637016945</text:p>
          </table:table-cell>
          <table:table-cell table:formula="of:=[.C66]^2*[.H122]^2*(1/[.G122]/4+1/[.C129]/4*(-SIN(2*[.C129]/2/[.G122]+2*[.D129])+SIN(2*[.D129])))" office:value-type="float" office:value="0.000475859265851075" calcext:value-type="float">
            <text:p>0,000475859265851075</text:p>
          </table:table-cell>
          <table:table-cell table:formula="of:=+[.C66]^3*[.H122]/[.C129]*(-1*COS([.C129]/[.G122]/2+[.D129])+COS([.D129]))*[.C63]/2/[.F67]/[.B122]" office:value-type="float" office:value="0.000510316547226444" calcext:value-type="float">
            <text:p>0,000510316547226444</text:p>
          </table:table-cell>
          <table:table-cell table:formula="of:=-[.C66]^3*[.H122]/[.F67]*[.C63]*2/[.C129]/[.C129]*(-1*COS([.C129]/2/[.G122]+[.D129])*([.C129]/2/[.G122]+[.D129])+[.D129]*COS([.D129])+[.D129]*COS([.C129]/2/[.G122]+[.D129])-[.D129]*COS([.D129])+SIN([.C129]/2/[.G122]+[.D129])-SIN([.D129]))" office:value-type="float" office:value="-0.000242055387126622" calcext:value-type="float">
            <text:p>-0,000242055387126622</text:p>
          </table:table-cell>
          <table:table-cell table:formula="of:=+[.C66]^4*[.C63]^2/16/[.F67]^2/[.B122]^2/[.G122]/2" office:value-type="float" office:value="0.000303883104005443" calcext:value-type="float">
            <text:p>0,000303883104005443</text:p>
          </table:table-cell>
          <table:table-cell table:formula="of:=-[.C66]^4*[.C63]^2/4/[.F67]^2/[.B122]/[.G122]/[.G122]/4" office:value-type="float" office:value="0.000637981339569058" calcext:value-type="float">
            <text:p>0,000637981339569058</text:p>
          </table:table-cell>
          <table:table-cell table:formula="of:=+[.C66]^4*[.C63]^2/[.F67]/[.F67]/3/8/[.G122]/[.G122]/[.G122]" office:value-type="float" office:value="0.000446465745406101" calcext:value-type="float">
            <text:p>0,000446465745406101</text:p>
          </table:table-cell>
          <table:table-cell table:formula="of:=([.E129]+[.F129]+[.G129]+[.H129]+[.I129]+[.J129])" office:value-type="float" office:value="0.0021324506149315" calcext:value-type="float">
            <text:p>0,0021324506149315</text:p>
          </table:table-cell>
          <table:table-cell table:formula="of:=SQRT(([.K129]*[.G122])*2)" office:value-type="float" office:value="19.5918633796704" calcext:value-type="float">
            <text:p>19,5918633796704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6.735" calcext:value-type="float">
            <text:p>6,735</text:p>
          </table:table-cell>
          <table:table-cell table:formula="of:=[.L130]*2" office:value-type="float" office:value="13.47" calcext:value-type="float">
            <text:p>13,47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ueff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string" calcext:value-type="string">
            <text:p>Le m</text:p>
          </table:table-cell>
          <table:table-cell office:value-type="string" calcext:value-type="string">
            <office:annotation draw:style-name="gr1" draw:text-style-name="P2" svg:width="2.899cm" svg:height="1.799cm" svg:x="18.662cm" svg:y="57.653cm" draw:caption-point-x="-0.61cm" draw:caption-point-y="1.511cm">
              <dc:date>2022-09-17T00:00:00</dc:date>
              <text:p text:style-name="P1"><text:span text:style-name="T1">Is assumed to be 6 and will be checked later</text:span></text:p>
            </office:annotation>
            <text:p>lamd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J0 (A/cm^2)</text:p>
          </table:table-cell>
          <table:table-cell office:value-type="string" calcext:value-type="string">
            <text:p>P_cu_p</text:p>
          </table:table-cell>
          <table:table-cell office:value-type="string" calcext:value-type="string">
            <text:p>resist. Cu at 100ºc ohm.m</text:p>
          </table:table-cell>
          <table:table-cell/>
          <table:table-cell office:value-type="string" calcext:value-type="string">
            <text:p>A_cu mm^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 office:value-type="float" office:value="7.55" calcext:value-type="float">
            <text:p>7,55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style-name="ce4" office:value-type="float" office:value="6" calcext:value-type="float">
            <text:p>6</text:p>
          </table:table-cell>
          <table:table-cell table:formula="of:=(SQRT([.$M$67]*(1+[.$H$133]))*[.F72]*[.I123]*[.J123]/[.C158]/48200/[.B148]/SQRT([.J67]))^(8/7)" office:value-type="float" office:value="0.000000247234907913293" calcext:value-type="float">
            <text:p>2,47234907913293E-07</text:p>
          </table:table-cell>
          <table:table-cell table:formula="of:=48200*SQRT([.J67]/[.M67]/(1+[.H133]))*[.I133]^(-1/8)" office:value-type="float" office:value="2282408.187857" calcext:value-type="float">
            <text:p>2282408,187857</text:p>
          </table:table-cell>
          <table:table-cell table:style-name="ce4" table:formula="of:=[.L133]*[.D133]*[.C92]*0.001/[.N133]/0.000001*[.J122]*[.J122]" office:value-type="float" office:value="0.0000351347919521354" calcext:value-type="float">
            <text:p>3,51347919521354E-05</text:p>
          </table:table-cell>
          <table:table-cell table:formula="of:=2.2*10^(-8)" office:value-type="float" office:value="0.000000022" calcext:value-type="float">
            <text:p>0,000000022</text:p>
          </table:table-cell>
          <table:table-cell/>
          <table:table-cell office:value-type="float" office:value="0.64" calcext:value-type="float">
            <text:p>0,6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number-columns-repeated="2"/>
          <table:table-cell office:value-type="string" calcext:value-type="string">
            <text:p>?????????????????????????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number-columns-repeated="20"/>
        </table:table-row>
        <table:table-row table:style-name="ro1">
          <table:table-cell/>
          <table:table-cell table:formula="of:=[.B135]" office:value-type="float" office:value="1680" calcext:value-type="float">
            <text:p>1680</text:p>
          </table:table-cell>
          <table:table-cell/>
          <table:table-cell table:style-name="ce4" table:formula="of:=[.D135]" office:value-type="float" office:value="13" calcext:value-type="float">
            <text:p>13</text:p>
          </table:table-cell>
          <table:table-cell table:number-columns-repeated="2"/>
          <table:table-cell table:formula="of:=[.G135]" office:value-type="float" office:value="0.114" calcext:value-type="float">
            <text:p>0,11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/>
          <table:table-cell table:style-name="ce4"/>
          <table:table-cell table:number-columns-repeated="2"/>
          <table:table-cell office:value-type="float" office:value="0.139" calcext:value-type="float">
            <text:p>0,139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max</text:p>
          </table:table-cell>
          <table:table-cell office:value-type="string" calcext:value-type="string">
            <text:p>u_opt</text:p>
          </table:table-cell>
          <table:table-cell office:value-type="string" calcext:value-type="string">
            <text:p>Lm calculated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Np calc2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3]*[.D133]*[.I122]/[.G133]" office:value-type="float" office:value="0.22256516392334" calcext:value-type="float">
            <text:p>0,22256516392334</text:p>
          </table:table-cell>
          <table:table-cell table:style-name="ce4" table:formula="of:=[.B139]*[.G133]*[.J122]/[.C61]/SQRT([.K133]*[.B148]*[.C58]/[.L133]/[.C92])" office:value-type="float" office:value="95.2026240667411" calcext:value-type="float">
            <text:p>95,2026240667411</text:p>
          </table:table-cell>
          <table:table-cell table:formula="of:=[.C61]*[.B133]*[.D133]*[.D133]*[.C17]/[.G133]" office:value-type="float" office:value="0.000660364098560429" calcext:value-type="float">
            <text:p>0,000660364098560429</text:p>
          </table:table-cell>
          <table:table-cell table:style-name="ce5" office:value-type="float" office:value="2000" calcext:value-type="float">
            <text:p>2000</text:p>
          </table:table-cell>
          <table:table-cell table:style-name="ce7" table:formula="of:=SQRT([.F67]/[.C21])" office:value-type="float" office:value="13.2045058354705" calcext:value-type="float">
            <text:p>13,2045058354705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4]*[.D134]*[.I123]/[.G134]" office:value-type="float" office:value="291.726677028999" calcext:value-type="float">
            <text:p>291,726677028999</text:p>
          </table:table-cell>
          <table:table-cell table:number-columns-repeated="3"/>
          <table:table-cell table:style-name="ce7" table:formula="of:=SQRT([.F68]/[.C24])" office:value-type="float" office:value="7.37999225706137" calcext:value-type="float">
            <text:p>7,37999225706137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5]*[.D135]*[.I123]/[.G135]" office:value-type="float" office:value="291.726677028999" calcext:value-type="float">
            <text:p>291,726677028999</text:p>
          </table:table-cell>
          <table:table-cell table:number-columns-repeated="3"/>
          <table:table-cell table:style-name="ce7" table:formula="of:=SQRT([.F69]/[.D23])" office:value-type="float" office:value="1.04450866304313" calcext:value-type="float">
            <text:p>1,04450866304313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6]*[.$C$158]*[.I123]/[.G136]" office:value-type="float" office:value="67.0977892854622" calcext:value-type="float">
            <text:p>67,0977892854622</text:p>
          </table:table-cell>
          <table:table-cell table:number-columns-repeated="3"/>
          <table:table-cell table:style-name="ce7" table:formula="of:=SQRT([.F70]/[.C25])" office:value-type="float" office:value="0.986967915951675" calcext:value-type="float">
            <text:p>0,986967915951675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6]*[.$C$158]*[.I123]/[.G137]" office:value-type="float" office:value="55.0298415722496" calcext:value-type="float">
            <text:p>55,0298415722496</text:p>
          </table:table-cell>
          <table:table-cell table:number-columns-repeated="3"/>
          <table:table-cell table:style-name="ce7" table:formula="of:=SQRT([.F71]/[.C26])" office:value-type="float" office:value="2.08071106127795" calcext:value-type="float">
            <text:p>2,08071106127795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8]*[.D138]*[.I128]/[.G138]" office:value-type="string" office:string-value="" calcext:value-type="error">
            <text:p>#VALOR!</text:p>
          </table:table-cell>
          <table:table-cell table:number-columns-repeated="3"/>
          <table:table-cell table:style-name="ce7" table:formula="of:=SQRT([.F72]/[.C27])" office:value-type="float" office:value="0.882770940671697" calcext:value-type="float">
            <text:p>0,88277094067169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up</text:p>
          </table:table-cell>
          <table:table-cell table:number-columns-repeated="25"/>
        </table:table-row>
        <table:table-row table:style-name="ro1">
          <table:table-cell/>
          <table:table-cell table:formula="of:=[.$M$67]/(1+(2*[.L129]/[.C72]/[.J123]))" office:value-type="float" office:value="0.00811111370707836" calcext:value-type="float">
            <text:p>0,00811111370707836</text:p>
          </table:table-cell>
          <table:table-cell table:number-columns-repeated="25"/>
        </table:table-row>
        <table:table-row table:style-name="ro1">
          <table:table-cell table:number-columns-repeated="17"/>
          <table:table-cell office:value-type="float" office:value="0.08" calcext:value-type="float">
            <text:p>0,0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float" office:value="0.08" calcext:value-type="float">
            <text:p>0,08</text:p>
          </table:table-cell>
          <table:table-cell office:value-type="float" office:value="50" calcext:value-type="float">
            <text:p>5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2"/>
          <table:table-cell office:value-type="float" office:value="0.009" calcext:value-type="float">
            <text:p>0,0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corrente de saida</text:p>
          </table:table-cell>
          <table:table-cell office:value-type="string" calcext:value-type="string">
            <text:p>R said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r</text:p>
          </table:table-cell>
          <table:table-cell table:number-columns-repeated="14"/>
        </table:table-row>
        <table:table-row table:style-name="ro1">
          <table:table-cell table:formula="of:=[.B155]/48" office:value-type="float" office:value="145.833333333333" calcext:value-type="float">
            <text:p>145,833333333333</text:p>
          </table:table-cell>
          <table:table-cell table:formula="of:=[.B155]/315" office:value-type="float" office:value="22.2222222222222" calcext:value-type="float">
            <text:p>22,2222222222222</text:p>
          </table:table-cell>
          <table:table-cell table:formula="of:=315/[.B154]" office:value-type="float" office:value="14.175" calcext:value-type="float">
            <text:p>14,175</text:p>
          </table:table-cell>
          <table:table-cell table:style-name="ce1" office:value-type="float" office:value="0.275" calcext:value-type="float">
            <text:p>0,275</text:p>
          </table:table-cell>
          <table:table-cell table:style-name="ce1" office:value-type="float" office:value="3" calcext:value-type="float">
            <text:p>3</text:p>
          </table:table-cell>
          <table:table-cell table:formula="of:=([.E154]-1)*[.G155]" office:value-type="float" office:value="0.00000272749586793038" calcext:value-type="float">
            <text:p>2,72749586793038E-06</text:p>
          </table:table-cell>
          <table:table-cell table:formula="of:=[.G155]" office:value-type="float" office:value="0.00000136374793396519" calcext:value-type="float">
            <text:p>1,36374793396519E-06</text:p>
          </table:table-cell>
          <table:table-cell table:formula="of:=10^-6*74" office:value-type="float" office:value="0.000074" calcext:value-type="float">
            <text:p>0,000074</text:p>
          </table:table-cell>
          <table:table-cell table:formula="of:=10^-6*60" office:value-type="float" office:value="0.00006" calcext:value-type="float">
            <text:p>0,0000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formula="of:=1/2/PI()/[.K155]/[.D154]/[.G158]" office:value-type="float" office:value="0.00000533583184139925" calcext:value-type="float">
            <text:p>5,33583184139925E-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t saida→</text:p>
          </table:table-cell>
          <table:table-cell table:style-name="ce5" office:value-type="float" office:value="7000" calcext:value-type="float">
            <text:p>7000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154]*[.G158]/[.K155]/2/PI()" office:value-type="float" office:value="0.00000136374793396519" calcext:value-type="float">
            <text:p>1,36374793396519E-06</text:p>
          </table:table-cell>
          <table:table-cell table:number-columns-repeated="3"/>
          <table:table-cell table:style-name="ce5" office:value-type="float" office:value="59000" calcext:value-type="float">
            <text:p>59000</text:p>
          </table:table-cell>
          <table:table-cell table:style-name="ce2" table:formula="of:=[.L156]*[.K155]" office:value-type="float" office:value="34810" calcext:value-type="float">
            <text:p>3481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67" calcext:value-type="float">
            <text:p>0,67</text:p>
          </table:table-cell>
          <table:table-cell office:value-type="float" office:value="1.5" calcext:value-type="float">
            <text:p>1,5</text:p>
          </table:table-cell>
          <table:table-cell table:number-columns-repeated="5"/>
          <table:table-cell office:value-type="float" office:value="140000" calcext:value-type="float">
            <text:p>140000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*0,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ensao said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wx</text:p>
          </table:table-cell>
          <table:table-cell office:value-type="float" office:value="0.92" calcext:value-type="float">
            <text:p>0,92</text:p>
          </table:table-cell>
          <table:table-cell table:number-columns-repeated="15"/>
        </table:table-row>
        <table:table-row table:style-name="ro1">
          <table:table-cell/>
          <table:table-cell table:formula="of:=48*[.E160]/[.C158]*[.C160]" office:value-type="float" office:value="280.443223670127" calcext:value-type="float">
            <text:p>280,443223670127</text:p>
          </table:table-cell>
          <table:table-cell table:formula="of:=[.C84]/[.E161]" office:value-type="float" office:value="2.99002912450239" calcext:value-type="float">
            <text:p>2,99002912450239</text:p>
          </table:table-cell>
          <table:table-cell table:formula="of:=[.F69]/[.G69]+1" office:value-type="float" office:value="2.60440933407669" calcext:value-type="float">
            <text:p>2,60440933407669</text:p>
          </table:table-cell>
          <table:table-cell table:formula="of:=2*PI()*[.K155]*[.G154]/[.G158]" office:value-type="float" office:value="0.275" calcext:value-type="float">
            <text:p>0,275</text:p>
          </table:table-cell>
          <table:table-cell table:formula="of:=1/2/PI()/[.M154]/[.G158]/[.K155]" office:value-type="float" office:value="0.275" calcext:value-type="float">
            <text:p>0,275</text:p>
          </table:table-cell>
          <table:table-cell table:formula="of:=8/PI()/PI()*[.C72]^2*[.C154]" office:value-type="float" office:value="1.83837155600658" calcext:value-type="float">
            <text:p>1,83837155600658</text:p>
          </table:table-cell>
          <table:table-cell table:number-columns-repeated="3"/>
          <table:table-cell table:formula="of:=[.L155]/[.K155]" office:value-type="float" office:value="0.59" calcext:value-type="float">
            <text:p>0,59</text:p>
          </table:table-cell>
          <table:table-cell table:number-columns-repeated="4"/>
          <table:table-cell table:formula="of:=1/[.L155]" office:value-type="float" office:value="0.0000287273771904625" calcext:value-type="float">
            <text:p>2,87273771904625E-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Ns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8/PI()/PI()*[.K158]*[.K158]*([.D158]-1)/SQRT(([.D158]*[.K158]*[.K158]-1)^2+[.E158]*[.E158]*[.K158]*[.K158]*([.K158]*[.K158]-1)^2*([.D158]-1)^2)" office:value-type="float" office:value="2.33702686391772" calcext:value-type="float">
            <text:p>2,33702686391772</text:p>
          </table:table-cell>
          <table:table-cell/>
          <table:table-cell table:formula="of:=[.D84]/[.E161]" office:value-type="float" office:value="7.47507281125598" calcext:value-type="float">
            <text:p>7,47507281125598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está com 10*+ de cr e 10*- de Lm e Lr</text:p>
          </table:table-cell>
          <table:table-cell table:number-columns-repeated="7"/>
          <table:table-cell office:value-type="string" calcext:value-type="string">
            <text:p>C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formula="of:=0.005*10^-6" office:value-type="float" office:value="0.000000005" calcext:value-type="float">
            <text:p>0,000000005</text:p>
          </table:table-cell>
          <table:table-cell office:value-type="float" office:value="1000" calcext:value-type="float">
            <text:p>1000</text:p>
          </table:table-cell>
          <table:table-cell table:formula="of:=1.16*[.L164]" office:value-type="float" office:value="1160" calcext:value-type="float">
            <text:p>1160</text:p>
          </table:table-cell>
          <table:table-cell table:formula="of:=[.L166]/[.O164]" office:value-type="float" office:value="2866.56879854974" calcext:value-type="float">
            <text:p>2866,56879854974</text:p>
          </table:table-cell>
          <table:table-cell table:formula="of:=[.L155]" office:value-type="float" office:value="34810" calcext:value-type="float">
            <text:p>34810</text:p>
          </table:table-cell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corrente com 3 voltas</text:p>
          </table:table-cell>
          <table:table-cell table:number-columns-repeated="9"/>
          <table:table-cell table:formula="of:=1/([.K164]*2*LN((2*[.L164]+[.M164])/[.M164]))" office:value-type="float" office:value="99785259.8775163" calcext:value-type="float">
            <text:p>99785259,877516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io fio</text:p>
          </table:table-cell>
          <table:table-cell office:value-type="float" office:value="3.5" calcext:value-type="float">
            <text:p>3,5</text:p>
          </table:table-cell>
          <table:table-cell table:formula="of:=22.5/3/2" office:value-type="float" office:value="3.75" calcext:value-type="float">
            <text:p>3,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m2</text:p>
          </table:table-cell>
          <table:table-cell table:formula="of:=PI()*[.B167]^2" office:value-type="float" office:value="38.484510006475" calcext:value-type="float">
            <text:p>38,484510006475</text:p>
          </table:table-cell>
          <table:table-cell table:formula="of:=PI()*[.C167]^2" office:value-type="float" office:value="44.1786466911065" calcext:value-type="float">
            <text:p>44,1786466911065</text:p>
          </table:table-cell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mp max</text:p>
          </table:table-cell>
          <table:table-cell table:formula="of:=4.5*[.B168]" office:value-type="float" office:value="173.180295029137" calcext:value-type="float">
            <text:p>173,180295029137</text:p>
          </table:table-cell>
          <table:table-cell table:formula="of:=4.5*[.C168]" office:value-type="float" office:value="198.803910109979" calcext:value-type="float">
            <text:p>198,80391010997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formula="of:=48*[.M169]/([.M169]+[.L169])" office:value-type="float" office:value="43.6363636363636" calcext:value-type="float">
            <text:p>43,6363636363636</text:p>
          </table:table-cell>
          <table:table-cell table:number-columns-repeated="15"/>
        </table:table-row>
        <table:table-row table:style-name="ro1">
          <table:table-cell/>
          <table:table-cell table:formula="of:=550/[.B169]" office:value-type="float" office:value="3.17588095058657" calcext:value-type="float">
            <text:p>3,17588095058657</text:p>
          </table:table-cell>
          <table:table-cell table:number-columns-repeated="25"/>
        </table:table-row>
        <table:table-row table:style-name="ro1">
          <table:table-cell/>
          <table:table-cell table:formula="of:=6*[.B169]" office:value-type="float" office:value="1039.08177017482" calcext:value-type="float">
            <text:p>1039,08177017482</text:p>
          </table:table-cell>
          <table:table-cell table:number-columns-repeated="11"/>
          <table:table-cell table:formula="of:=1/(2*[.N164]*0.05*10^-6*LN((2*[.L164]+[.M164])/[.M164]))" office:value-type="float" office:value="3481" calcext:value-type="float">
            <text:p>3481</text:p>
          </table:table-cell>
          <table:table-cell table:number-columns-repeated="13"/>
        </table:table-row>
        <table:table-row table:style-name="ro1" table:number-rows-repeated="6">
          <table:table-cell table:number-columns-repeated="27"/>
        </table:table-row>
        <table:table-row table:style-name="ro1">
          <table:table-cell table:number-columns-repeated="12"/>
          <table:table-cell table:formula="of:=32/10" office:value-type="float" office:value="3.2" calcext:value-type="float">
            <text:p>3,2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formula="of:=10*[.M179]*[.M179]" office:value-type="float" office:value="102.4" calcext:value-type="float">
            <text:p>102,4</text:p>
          </table:table-cell>
          <table:table-cell table:number-columns-repeated="14"/>
        </table:table-row>
        <table:table-row table:style-name="ro1" table:number-rows-repeated="4">
          <table:table-cell table:number-columns-repeated="27"/>
        </table:table-row>
        <table:table-row table:style-name="ro1">
          <table:table-cell table:number-columns-repeated="11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formula="of:=48*[.M186]/([.M186]+[.L186])" office:value-type="float" office:value="26.6666666666667" calcext:value-type="float">
            <text:p>26,6666666666667</text:p>
          </table:table-cell>
          <table:table-cell table:number-columns-repeated="15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50" calcext:value-type="float">
            <text:p>5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2"/>
          <table:table-cell office:value-type="float" office:value="0.009" calcext:value-type="float">
            <text:p>0,0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corrente de saida</text:p>
          </table:table-cell>
          <table:table-cell office:value-type="string" calcext:value-type="string">
            <text:p>R said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r</text:p>
          </table:table-cell>
          <table:table-cell table:number-columns-repeated="8"/>
          <table:table-cell office:value-type="string" calcext:value-type="string">
            <text:p>vgs</text:p>
          </table:table-cell>
          <table:table-cell table:number-columns-repeated="5"/>
        </table:table-row>
        <table:table-row table:style-name="ro1">
          <table:table-cell table:formula="of:=[.B196]/[.A192]" office:value-type="float" office:value="191.508086571357" calcext:value-type="float">
            <text:p>191,508086571357</text:p>
          </table:table-cell>
          <table:table-cell table:formula="of:=[.B196]/[.B192]" office:value-type="float" office:value="28.1975096792182" calcext:value-type="float">
            <text:p>28,1975096792182</text:p>
          </table:table-cell>
          <table:table-cell table:formula="of:=[.B192]/[.B195]" office:value-type="float" office:value="11.5613046580587" calcext:value-type="float">
            <text:p>11,5613046580587</text:p>
          </table:table-cell>
          <table:table-cell table:style-name="ce1" office:value-type="float" office:value="0.275" calcext:value-type="float">
            <text:p>0,275</text:p>
          </table:table-cell>
          <table:table-cell table:style-name="ce1" office:value-type="float" office:value="3" calcext:value-type="float">
            <text:p>3</text:p>
          </table:table-cell>
          <table:table-cell table:formula="of:=[.F154]" office:value-type="float" office:value="0.00000272749586793038" calcext:value-type="float">
            <text:p>2,72749586793038E-06</text:p>
          </table:table-cell>
          <table:table-cell table:formula="of:=1.7*10^-6" office:value-type="float" office:value="0.0000017" calcext:value-type="float">
            <text:p>0,0000017</text:p>
          </table:table-cell>
          <table:table-cell table:formula="of:=10^-6*74" office:value-type="float" office:value="0.000074" calcext:value-type="float">
            <text:p>0,000074</text:p>
          </table:table-cell>
          <table:table-cell table:formula="of:=10^-6*60" office:value-type="float" office:value="0.00006" calcext:value-type="float">
            <text:p>0,0000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formula="of:=1*20*10^-6" office:value-type="float" office:value="0.00002" calcext:value-type="float">
            <text:p>0,00002</text:p>
          </table:table-cell>
          <table:table-cell table:number-columns-repeated="6"/>
          <table:table-cell office:value-type="float" office:value="19.46" calcext:value-type="float">
            <text:p>19,46</text:p>
          </table:table-cell>
          <table:table-cell office:value-type="string" calcext:value-type="string">
            <text:p>us</text:p>
          </table:table-cell>
          <table:table-cell office:value-type="float" office:value="2.815" calcext:value-type="float">
            <text:p>2,815</text:p>
          </table:table-cell>
          <table:table-cell office:value-type="float" office:value="2.805" calcext:value-type="float">
            <text:p>2,805</text:p>
          </table:table-cell>
          <table:table-cell office:value-type="float" office:value="2.775" calcext:value-type="float">
            <text:p>2,775</text:p>
          </table:table-cell>
          <table:table-cell office:value-type="float" office:value="2.785" calcext:value-type="float">
            <text:p>2,785</text:p>
          </table:table-cell>
          <table:table-cell table:formula="of:=(2.751+2.798)/2" office:value-type="float" office:value="2.7745" calcext:value-type="float">
            <text:p>2,7745</text:p>
          </table:table-cell>
          <table:table-cell table:formula="of:=(2.744+2.789)/2" office:value-type="float" office:value="2.7665" calcext:value-type="float">
            <text:p>2,7665</text:p>
          </table:table-cell>
        </table:table-row>
        <table:table-row table:style-name="ro1">
          <table:table-cell office:value-type="string" calcext:value-type="string">
            <text:p>pot saida→</text:p>
          </table:table-cell>
          <table:table-cell table:style-name="ce5" table:formula="of:=6500*SQRT(2)" office:value-type="float" office:value="9192.38815542512" calcext:value-type="float">
            <text:p>9192,38815542512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195]*[.G199]/[.K196]/2/PI()" office:value-type="float" office:value="0.00000240430313255142" calcext:value-type="float">
            <text:p>2,40430313255142E-06</text:p>
          </table:table-cell>
          <table:table-cell table:number-columns-repeated="3"/>
          <table:table-cell table:style-name="ce5" table:formula="of:=[.J200]" office:value-type="float" office:value="27294.8475586966" calcext:value-type="float">
            <text:p>27294,8475586966</text:p>
          </table:table-cell>
          <table:table-cell table:style-name="ce2" table:formula="of:=[.L197]*[.K196]" office:value-type="float" office:value="17332.2281997723" calcext:value-type="float">
            <text:p>17332,2281997723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/>
          <table:table-cell table:formula="of:=1/[.T195]/10^-6" office:value-type="float" office:value="51387.4614594039" calcext:value-type="float">
            <text:p>51387,4614594039</text:p>
          </table:table-cell>
          <table:table-cell office:value-type="string" calcext:value-type="string">
            <text:p>f_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67" calcext:value-type="float">
            <text:p>0,67</text:p>
          </table:table-cell>
          <table:table-cell office:value-type="float" office:value="1.5" calcext:value-type="float">
            <text:p>1,5</text:p>
          </table:table-cell>
          <table:table-cell table:number-columns-repeated="5"/>
          <table:table-cell office:value-type="float" office:value="140000" calcext:value-type="float">
            <text:p>140000</text:p>
          </table:table-cell>
          <table:table-cell table:formula="of:=0.635" office:value-type="float" office:value="0.635" calcext:value-type="float">
            <text:p>0,635</text:p>
          </table:table-cell>
          <table:table-cell office:value-type="string" calcext:value-type="string">
            <text:p>*0,1</text:p>
          </table:table-cell>
          <table:table-cell table:number-columns-repeated="3"/>
          <table:table-cell office:value-type="float" office:value="0.59" calcext:value-type="float">
            <text:p>0,59</text:p>
          </table:table-cell>
          <table:table-cell office:value-type="float" office:value="65" calcext:value-type="float">
            <text:p>65</text:p>
          </table:table-cell>
          <table:table-cell/>
          <table:table-cell table:formula="of:=1/SQRT([.G195]*[.M195])/2/PI()" office:value-type="float" office:value="27294.8475586966" calcext:value-type="float">
            <text:p>27294,8475586966</text:p>
          </table:table-cell>
          <table:table-cell office:value-type="string" calcext:value-type="string">
            <text:p>f_r</text:p>
          </table:table-cell>
          <table:table-cell table:formula="of:=1/SQRT(0.0000017*0.000004)/2/PI()" office:value-type="float" office:value="61033.1345767397" calcext:value-type="float">
            <text:p>61033,1345767397</text:p>
          </table:table-cell>
          <table:table-cell office:value-type="string" calcext:value-type="string">
            <text:p>os valores d lr e cr k estava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nsao said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wx</text:p>
          </table:table-cell>
          <table:table-cell office:value-type="float" office:value="0.46" calcext:value-type="float">
            <text:p>0,46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float" office:value="0.65" calcext:value-type="float">
            <text:p>0,65</text:p>
          </table:table-cell>
          <table:table-cell table:number-columns-repeated="2"/>
          <table:table-cell table:formula="of:=[.T196]/[.T197]" office:value-type="float" office:value="1.88267992150889" calcext:value-type="float">
            <text:p>1,88267992150889</text:p>
          </table:table-cell>
          <table:table-cell office:value-type="string" calcext:value-type="string">
            <text:p>w_x</text:p>
          </table:table-cell>
          <table:table-cell table:number-columns-repeated="6"/>
        </table:table-row>
        <table:table-row table:style-name="ro1">
          <table:table-cell/>
          <table:table-cell table:formula="of:=[.A192]*[.$E$201]/[.$C$199]*[.C201]" office:value-type="float" office:value="489.996316218246" calcext:value-type="float">
            <text:p>489,996316218246</text:p>
          </table:table-cell>
          <table:table-cell office:value-type="float" office:value="3" calcext:value-type="float">
            <text:p>3</text:p>
          </table:table-cell>
          <table:table-cell table:formula="of:=[.F195]/[.G195]+1" office:value-type="float" office:value="2.60440933407669" calcext:value-type="float">
            <text:p>2,60440933407669</text:p>
          </table:table-cell>
          <table:table-cell table:formula="of:=2*PI()*[.K196]*[.G195]/[.G199]" office:value-type="float" office:value="0.194443035768079" calcext:value-type="float">
            <text:p>0,194443035768079</text:p>
          </table:table-cell>
          <table:table-cell table:formula="of:=1/2/PI()/[.M195]/[.G199]/[.K196]" office:value-type="float" office:value="0.194443035768078" calcext:value-type="float">
            <text:p>0,194443035768078</text:p>
          </table:table-cell>
          <table:table-cell table:formula="of:=8/PI()/PI()*[.C72]^2*[.C195]" office:value-type="float" office:value="1.49939849267735" calcext:value-type="float">
            <text:p>1,49939849267735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table:formula="of:=[.L196]/[.K196]" office:value-type="float" office:value="0.634999999999999" calcext:value-type="float">
            <text:p>0,634999999999999</text:p>
          </table:table-cell>
          <table:table-cell/>
          <table:table-cell table:formula="of:=[.T197]*[.L197]" office:value-type="float" office:value="17332.2281997723" calcext:value-type="float">
            <text:p>17332,2281997723</text:p>
          </table:table-cell>
          <table:table-cell office:value-type="string" calcext:value-type="string">
            <text:p>fs</text:p>
          </table:table-cell>
          <table:table-cell/>
          <table:table-cell table:formula="of:=1/[.L196]" office:value-type="float" office:value="0.0000576959862560047" calcext:value-type="float">
            <text:p>5,76959862560047E-05</text:p>
          </table:table-cell>
          <table:table-cell table:number-columns-repeated="11"/>
        </table:table-row>
        <table:table-row table:style-name="ro1">
          <table:table-cell/>
          <table:table-cell table:formula="of:=[.A192]*[.$E$201]/[.$C$199]*[.C202]" office:value-type="float" office:value="604.508724883148" calcext:value-type="float">
            <text:p>604,508724883148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Ns</text:p>
          </table:table-cell>
          <table:table-cell table:number-columns-repeated="4"/>
          <table:table-cell table:formula="of:=1/SQRT([.G195]*[.M195])/2/PI()" office:value-type="float" office:value="27294.8475586966" calcext:value-type="float">
            <text:p>27294,8475586966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8/PI()/PI()*[.K199]*[.K199]*([.D199]-1)/SQRT(([.D199]*[.K199]*[.K199]-1)^2+[.E199]*[.E199]*[.K199]*[.K199]*([.K199]*[.K199]-1)^2*([.D199]-1)^2)" office:value-type="float" office:value="4.08330263515205" calcext:value-type="float">
            <text:p>4,08330263515205</text:p>
          </table:table-cell>
          <table:table-cell/>
          <table:table-cell office:value-type="float" office:value="7.5" calcext:value-type="float">
            <text:p>7,5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1/SQRT((1+1/([.D199]-1)*(1-1/[.K199]/[.K199]))^2+[.G207]*[.G207]*([.K199]-1/[.K199])^2)" office:value-type="float" office:value="5.03757270735956" calcext:value-type="float">
            <text:p>5,03757270735956</text:p>
          </table:table-cell>
          <table:table-cell/>
          <table:table-cell office:value-type="float" office:value="1.1" calcext:value-type="float">
            <text:p>1,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1/(1/[.L202]*[.K202])" office:value-type="float" office:value="4.5" calcext:value-type="float">
            <text:p>4,5</text:p>
          </table:table-cell>
          <table:table-cell table:formula="of:=1/(1/4+1/8)" office:value-type="float" office:value="2.66666666666667" calcext:value-type="float">
            <text:p>2,66666666666667</text:p>
          </table:table-cell>
          <table:table-cell table:formula="of:=1/(1/3.3+1/3.3)" office:value-type="float" office:value="1.65" calcext:value-type="float">
            <text:p>1,65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6.8/4" office:value-type="float" office:value="1.7" calcext:value-type="float">
            <text:p>1,7</text:p>
          </table:table-cell>
          <table:table-cell table:number-columns-repeated="20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está com 10*+ de cr e 10*- de Lm e Lr</text:p>
          </table:table-cell>
          <table:table-cell table:number-columns-repeated="3"/>
          <table:table-cell office:value-type="string" calcext:value-type="string">
            <text:p>Q2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1/[.G199]*SQRT([.G195]/[.M195])" office:value-type="float" office:value="0.194443035768078" calcext:value-type="float">
            <text:p>0,194443035768078</text:p>
          </table:table-cell>
          <table:table-cell table:number-columns-repeated="3"/>
          <table:table-cell table:formula="of:=0.005*10^-6" office:value-type="float" office:value="0.000000005" calcext:value-type="float">
            <text:p>0,000000005</text:p>
          </table:table-cell>
          <table:table-cell office:value-type="float" office:value="1000" calcext:value-type="float">
            <text:p>1000</text:p>
          </table:table-cell>
          <table:table-cell table:formula="of:=1.16*[.L207]" office:value-type="float" office:value="1160" calcext:value-type="float">
            <text:p>1160</text:p>
          </table:table-cell>
          <table:table-cell table:formula="of:=[.L209]/[.O207]" office:value-type="float" office:value="5757.20898244504" calcext:value-type="float">
            <text:p>5757,20898244504</text:p>
          </table:table-cell>
          <table:table-cell table:formula="of:=[.L196]" office:value-type="float" office:value="17332.2281997723" calcext:value-type="float">
            <text:p>17332,2281997723</text:p>
          </table:table-cell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corrente com 3 voltas</text:p>
          </table:table-cell>
          <table:table-cell table:number-columns-repeated="9"/>
          <table:table-cell table:formula="of:=1/([.K207]*2*LN((2*[.L207]+[.M207])/[.M207]))" office:value-type="float" office:value="99785259.8775163" calcext:value-type="float">
            <text:p>99785259,877516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io fio</text:p>
          </table:table-cell>
          <table:table-cell table:formula="of:=14/3/2" office:value-type="float" office:value="2.33333333333333" calcext:value-type="float">
            <text:p>2,33333333333333</text:p>
          </table:table-cell>
          <table:table-cell table:formula="of:=22.5/3/2" office:value-type="float" office:value="3.75" calcext:value-type="float">
            <text:p>3,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m2</text:p>
          </table:table-cell>
          <table:table-cell table:formula="of:=PI()*[.B210]^2" office:value-type="float" office:value="17.1042266695444" calcext:value-type="float">
            <text:p>17,1042266695444</text:p>
          </table:table-cell>
          <table:table-cell table:formula="of:=PI()*[.C210]^2" office:value-type="float" office:value="44.1786466911065" calcext:value-type="float">
            <text:p>44,1786466911065</text:p>
          </table:table-cell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mp max</text:p>
          </table:table-cell>
          <table:table-cell table:formula="of:=4.5*[.B211]" office:value-type="float" office:value="76.9690200129499" calcext:value-type="float">
            <text:p>76,9690200129499</text:p>
          </table:table-cell>
          <table:table-cell table:formula="of:=4.5*[.C211]" office:value-type="float" office:value="198.803910109979" calcext:value-type="float">
            <text:p>198,80391010997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formula="of:=48*[.M212]/([.M212]+[.L212])" office:value-type="float" office:value="43.6363636363636" calcext:value-type="float">
            <text:p>43,6363636363636</text:p>
          </table:table-cell>
          <table:table-cell table:number-columns-repeated="15"/>
        </table:table-row>
        <table:table-row table:style-name="ro1">
          <table:table-cell table:number-columns-repeated="18"/>
          <table:table-cell office:value-type="string" calcext:value-type="string">
            <text:p>capacitors</text:p>
          </table:table-cell>
          <table:table-cell table:number-columns-repeated="8"/>
        </table:table-row>
        <table:table-row table:style-name="ro1">
          <table:table-cell table:number-columns-repeated="13"/>
          <table:table-cell table:formula="of:=1/(2*[.N207]*0.05*10^-6*LN((2*[.L207]+[.M207])/[.M207]))" office:value-type="float" office:value="1733.22281997723" calcext:value-type="float">
            <text:p>1733,2228199772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S215]/4"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table:formula="of:=[.U215]*[.T215]" office:value-type="float" office:value="0.5" calcext:value-type="float">
            <text:p>0,5</text:p>
          </table:table-cell>
          <table:table-cell table:formula="of:=[.U215]*20.4" office:value-type="float" office:value="40.8" calcext:value-type="float">
            <text:p>40,8</text:p>
          </table:table-cell>
          <table:table-cell table:number-columns-repeated="4"/>
        </table:table-row>
        <table:table-row table:style-name="ro1">
          <table:table-cell table:number-columns-repeated="18"/>
          <table:table-cell office:value-type="float" office:value="1" calcext:value-type="float">
            <text:p>1</text:p>
          </table:table-cell>
          <table:table-cell table:formula="of:=[.S216]/3" office:value-type="float" office:value="0.333333333333333" calcext:value-type="float">
            <text:p>0,333333333333333</text:p>
          </table:table-cell>
          <table:table-cell office:value-type="float" office:value="0" calcext:value-type="float">
            <text:p>0</text:p>
          </table:table-cell>
          <table:table-cell table:formula="of:=[.U216]*[.T216]" office:value-type="float" office:value="0" calcext:value-type="float">
            <text:p>0</text:p>
          </table:table-cell>
          <table:table-cell table:formula="of:=[.U216]*20.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5"/>
          <table:table-cell table:formula="of:=67*6.11" office:value-type="float" office:value="409.37" calcext:value-type="float">
            <text:p>409,37</text:p>
          </table:table-cell>
          <table:table-cell table:number-columns-repeated="2"/>
          <table:table-cell office:value-type="float" office:value="3.3" calcext:value-type="float">
            <text:p>3,3</text:p>
          </table:table-cell>
          <table:table-cell table:formula="of:=[.S217]/3"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table:formula="of:=[.U217]*[.T217]" office:value-type="float" office:value="0" calcext:value-type="float">
            <text:p>0</text:p>
          </table:table-cell>
          <table:table-cell table:formula="of:=[.U217]*35.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8"/>
          <table:table-cell office:value-type="float" office:value="1" calcext:value-type="float">
            <text:p>1</text:p>
          </table:table-cell>
          <table:table-cell table:formula="of:=[.S218]/2" office:value-type="float" office:value="0.5" calcext:value-type="float">
            <text:p>0,5</text:p>
          </table:table-cell>
          <table:table-cell office:value-type="float" office:value="18" calcext:value-type="float">
            <text:p>18</text:p>
          </table:table-cell>
          <table:table-cell table:formula="of:=[.U218]*[.T218]" office:value-type="float" office:value="9" calcext:value-type="float">
            <text:p>9</text:p>
          </table:table-cell>
          <table:table-cell table:formula="of:=[.U218]*20.4" office:value-type="float" office:value="367.2" calcext:value-type="float">
            <text:p>367,2</text:p>
          </table:table-cell>
          <table:table-cell table:number-columns-repeated="4"/>
        </table:table-row>
        <table:table-row table:style-name="ro1">
          <table:table-cell table:number-columns-repeated="21"/>
          <table:table-cell table:formula="of:=SUM([.V215:.V218])" office:value-type="float" office:value="9.5" calcext:value-type="float">
            <text:p>9,5</text:p>
          </table:table-cell>
          <table:table-cell table:formula="of:=SUM([.W215:.W218])"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1"/>
          <table:table-cell table:formula="of:=[.V219]*0.93" office:value-type="float" office:value="8.835" calcext:value-type="float">
            <text:p>8,83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gs</text:p>
          </table:table-cell>
          <table:table-cell office:value-type="float" office:value="3" calcext:value-type="float">
            <text:p>3</text:p>
          </table:table-cell>
          <table:table-cell table:number-columns-repeated="18"/>
          <table:table-cell table:formula="of:=[.V219]*1.07" office:value-type="float" office:value="10.165" calcext:value-type="float">
            <text:p>10,16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formula="of:=888" office:value-type="float" office:value="888" calcext:value-type="float">
            <text:p>888</text:p>
          </table:table-cell>
          <table:table-cell/>
          <table:table-cell table:formula="of:=1/0.0005" office:value-type="float" office:value="2000" calcext:value-type="float">
            <text:p>2000</text:p>
          </table:table-cell>
          <table:table-cell table:formula="of:=2.5/1.3" office:value-type="float" office:value="1.92307692307692" calcext:value-type="float">
            <text:p>1,9230769230769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2.5" calcext:value-type="float">
            <text:p>2,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0.0013" calcext:value-type="float">
            <text:p>0,0013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24]/[.C225]" office:value-type="float" office:value="1923.07692307692" calcext:value-type="float">
            <text:p>1923,07692307692</text:p>
          </table:table-cell>
          <table:table-cell table:number-columns-repeated="11"/>
          <table:table-cell table:formula="of:=1/(1/0.0000068*4+1/0.0000008)" office:value-type="float" office:value="0.000000544" calcext:value-type="float">
            <text:p>0,000000544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formula="of:=321*321/7200/SQRT(2)" office:value-type="float" office:value="10.119581922256" calcext:value-type="float">
            <text:p>10,11958192225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gs</text:p>
          </table:table-cell>
          <table:table-cell office:value-type="float" office:value="3.1" calcext:value-type="float">
            <text:p>3,1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900" calcext:value-type="float">
            <text:p>900</text:p>
          </table:table-cell>
          <table:table-cell table:number-columns-repeated="15"/>
          <table:table-cell table:formula="of:=0.333333/0.5" office:value-type="float" office:value="0.666666" calcext:value-type="float">
            <text:p>0,66666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formula="of:=0.0065" office:value-type="float" office:value="0.0065" calcext:value-type="float">
            <text:p>0,0065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C230]/[.C231]" office:value-type="float" office:value="769.230769230769" calcext:value-type="float">
            <text:p>769,230769230769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vgs</text:p>
          </table:table-cell>
          <table:table-cell office:value-type="float" office:value="2.9" calcext:value-type="float">
            <text:p>2,9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3000" calcext:value-type="float">
            <text:p>3000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formula="of:=0.0013" office:value-type="float" office:value="0.0013" calcext:value-type="float">
            <text:p>0,0013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36]/[.C237]" office:value-type="float" office:value="3846.15384615385" calcext:value-type="float">
            <text:p>3846,15384615385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deveria ser em relacao a fs e não tempo</text:p>
          </table:table-cell>
          <table:table-cell table:number-columns-repeated="4"/>
          <table:table-cell office:value-type="string" calcext:value-type="string">
            <text:p>no sense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0-0-0.0001)/(3.66-3.66+0.00001)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0.26/(24)" office:value-type="float" office:value="0.0108333333333333" calcext:value-type="float">
            <text:p>0,0108333333333333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G240]" office:value-type="float" office:value="3.65714285714286" calcext:value-type="float">
            <text:p>3,65714285714286</text:p>
          </table:table-cell>
          <table:table-cell table:formula="of:=[.B240]+([.C240]*[.D240]+[.E240])*[.F240]" office:value-type="float" office:value="0.53" calcext:value-type="float">
            <text:p>0,53</text:p>
          </table:table-cell>
          <table:table-cell table:formula="of:=[.B240]+(-[.C240]+[.E240])*[.F240]" office:value-type="float" office:value="2.87" calcext:value-type="float">
            <text:p>2,87</text:p>
          </table:table-cell>
          <table:table-cell table:formula="of:=(-[.C240]+[.E240])" office:value-type="float" office:value="-24" calcext:value-type="float">
            <text:p>-2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12-12-0.0001)/(3.66-3.66+0.00001)" office:value-type="float" office:value="-10" calcext:value-type="float">
            <text:p>-10</text:p>
          </table:table-cell>
          <table:table-cell office:value-type="float" office:value="12" calcext:value-type="float">
            <text:p>12</text:p>
          </table:table-cell>
          <table:table-cell table:formula="of:=0.26/(24)" office:value-type="float" office:value="0.0108333333333333" calcext:value-type="float">
            <text:p>0,0108333333333333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G241]" office:value-type="float" office:value="3.65714285714286" calcext:value-type="float">
            <text:p>3,65714285714286</text:p>
          </table:table-cell>
          <table:table-cell table:formula="of:=[.B241]+([.C241]*[.D241]+[.E241])*[.F241]" office:value-type="float" office:value="0.66" calcext:value-type="float">
            <text:p>0,66</text:p>
          </table:table-cell>
          <table:table-cell table:formula="of:=[.B241]+(-[.C241]+[.E241])*[.F241]" office:value-type="float" office:value="3" calcext:value-type="float">
            <text:p>3</text:p>
          </table:table-cell>
          <table:table-cell table:formula="of:=(-[.C241]+[.E241])" office:value-type="float" office:value="-12" calcext:value-type="float">
            <text:p>-1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24-24-0.0000001)/(3.66-3.66+1E-015)" office:value-type="float" office:value="-100000000" calcext:value-type="float">
            <text:p>-100000000</text:p>
          </table:table-cell>
          <table:table-cell office:value-type="float" office:value="24" calcext:value-type="float">
            <text:p>24</text:p>
          </table:table-cell>
          <table:table-cell table:formula="of:=0.26/(24)" office:value-type="float" office:value="0.0108333333333333" calcext:value-type="float">
            <text:p>0,0108333333333333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G242]" office:value-type="float" office:value="3.65714285714286" calcext:value-type="float">
            <text:p>3,65714285714286</text:p>
          </table:table-cell>
          <table:table-cell table:formula="of:=[.B242]+([.C242]*[.D242]+[.E242])*[.F242]" office:value-type="float" office:value="-25999996.61" calcext:value-type="float">
            <text:p>-25999996,61</text:p>
          </table:table-cell>
          <table:table-cell table:formula="of:=[.B242]+(-[.C242]+[.E242])*[.F242]" office:value-type="float" office:value="3.13" calcext:value-type="float">
            <text:p>3,13</text:p>
          </table:table-cell>
          <table:table-cell table:formula="of:=(-[.C242]+[.E242])" office:value-type="float" office:value="0" calcext:value-type="float">
            <text:p>0</text:p>
          </table:table-cell>
          <table:table-cell table:number-columns-repeated="16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office:value-type="float" office:value="1.2" calcext:value-type="float">
            <text:p>1,2</text:p>
          </table:table-cell>
          <table:table-cell office:value-type="float" office:value="0.85" calcext:value-type="float">
            <text:p>0,85</text:p>
          </table:table-cell>
          <table:table-cell office:value-type="float" office:value="8.8" calcext:value-type="float">
            <text:p>8,8</text:p>
          </table:table-cell>
          <table:table-cell office:value-type="float" office:value="1.12" calcext:value-type="float">
            <text:p>1,12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28" calcext:value-type="float">
            <text:p>0,0028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46]/[.C247]" office:value-type="float" office:value="1200" calcext:value-type="float">
            <text:p>1200</text:p>
          </table:table-cell>
          <table:table-cell table:formula="of:=[.D246]/[.D247]" office:value-type="float" office:value="170" calcext:value-type="float">
            <text:p>170</text:p>
          </table:table-cell>
          <table:table-cell table:formula="of:=[.E246]/[.E247]" office:value-type="float" office:value="3142.85714285714" calcext:value-type="float">
            <text:p>3142,85714285714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51]*[.D251]/([.E251]+[.D251])" office:value-type="float" office:value="24" calcext:value-type="float">
            <text:p>24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number-columns-repeated="2" office:value-type="float" office:value="315" calcext:value-type="float">
            <text:p>315</text:p>
          </table:table-cell>
          <table:table-cell office:value-type="float" office:value="230" calcext:value-type="float">
            <text:p>230</text:p>
          </table:table-cell>
          <table:table-cell office:value-type="float" office:value="6000" calcext:value-type="float">
            <text:p>6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54]*[.D254]/([.E254]+[.D254])" office:value-type="float" office:value="11.6292134831461" calcext:value-type="float">
            <text:p>11,6292134831461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float" office:value="437" calcext:value-type="float">
            <text:p>437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70" calcext:value-type="float">
            <text:p>470</text:p>
          </table:table-cell>
          <table:table-cell office:value-type="float" office:value="6000" calcext:value-type="float">
            <text:p>6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57]*[.D257]/([.E257]+[.D257])" office:value-type="float" office:value="3.48686244204019" calcext:value-type="float">
            <text:p>3,48686244204019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Rf</text:p>
          </table:table-cell>
          <table:table-cell office:value-type="string" calcext:value-type="string">
            <text:p>R1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F240]" office:value-type="float" office:value="0.0108333333333333" calcext:value-type="float">
            <text:p>0,0108333333333333</text:p>
          </table:table-cell>
          <table:table-cell table:formula="of:=[.C261]*[.E261]" office:value-type="float" office:value="108.333333333333" calcext:value-type="float">
            <text:p>108,333333333333</text:p>
          </table:table-cell>
          <table:table-cell office:value-type="float" office:value="10000" calcext:value-type="float">
            <text:p>10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D261]/[.E261]" office:value-type="float" office:value="0.0108333333333333" calcext:value-type="float">
            <text:p>0,0108333333333333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Rf</text:p>
          </table:table-cell>
          <table:table-cell office:value-type="string" calcext:value-type="string">
            <text:p>R1</text:p>
          </table:table-cell>
          <table:table-cell/>
          <table:table-cell table:number-columns-repeated="2" office:value-type="float" office:value="315" calcext:value-type="float">
            <text:p>315</text:p>
          </table:table-cell>
          <table:table-cell office:value-type="float" office:value="400" calcext:value-type="float">
            <text:p>400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15" calcext:value-type="float">
            <text:p>0,015</text:p>
          </table:table-cell>
          <table:table-cell office:value-type="float" office:value="70" calcext:value-type="float">
            <text:p>7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[.H264]*[.I264]/([.J264]+[.I264])" office:value-type="float" office:value="19.6875" calcext:value-type="float">
            <text:p>19,6875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[.D265]/[.E265]" office:value-type="float" office:value="0.007" calcext:value-type="float">
            <text:p>0,007</text:p>
          </table:table-cell>
          <table:table-cell table:number-columns-repeated="2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float" office:value="100000000" calcext:value-type="float">
            <text:p>100000000</text:p>
          </table:table-cell>
          <table:table-cell office:value-type="float" office:value="0.000001" calcext:value-type="float">
            <text:p>0,000001</text:p>
          </table:table-cell>
          <table:table-cell table:number-columns-repeated="21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1/[.E271]/[.F271]*50*0.0001" office:value-type="float" office:value="0.00005" calcext:value-type="float">
            <text:p>0,00005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0-0-0.0001)/(3.66-3.66+0.00001)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0.007" calcext:value-type="float">
            <text:p>0,007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H275]" office:value-type="float" office:value="3.65714285714286" calcext:value-type="float">
            <text:p>3,65714285714286</text:p>
          </table:table-cell>
          <table:table-cell table:formula="of:=[.C275]+([.D275]*[.E275]+[.F275])*[.G275]" office:value-type="float" office:value="1.45" calcext:value-type="float">
            <text:p>1,45</text:p>
          </table:table-cell>
          <table:table-cell table:formula="of:=[.C275]+(-[.D275]+[.F275])*[.G275]" office:value-type="float" office:value="2.962" calcext:value-type="float">
            <text:p>2,962</text:p>
          </table:table-cell>
          <table:table-cell table:formula="of:=(-[.D275]+[.F275])" office:value-type="float" office:value="-24" calcext:value-type="float">
            <text:p>-24</text:p>
          </table:table-cell>
          <table:table-cell table:number-columns-repeated="15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p</text:p>
          </table:table-cell>
          <table:table-cell office:value-type="float" office:value="0.008" calcext:value-type="float">
            <text:p>0,008</text:p>
          </table:table-cell>
          <table:table-cell table:formula="of:=[.B279]*[.D279]" office:value-type="float" office:value="2000" calcext:value-type="float">
            <text:p>2000</text:p>
          </table:table-cell>
          <table:table-cell table:formula="of:=0.25*[.E279]" office:value-type="float" office:value="250000" calcext:value-type="float">
            <text:p>250000</text:p>
          </table:table-cell>
          <table:table-cell table:formula="of:=10^6" office:value-type="float" office:value="1000000" calcext:value-type="float">
            <text:p>1000000</text:p>
          </table:table-cell>
          <table:table-cell office:value-type="float" office:value="12" calcext:value-type="float">
            <text:p>12</text:p>
          </table:table-cell>
          <table:table-cell table:formula="of:=[.F279]*[.B279]" office:value-type="float" office:value="0.096" calcext:value-type="float">
            <text:p>0,096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ki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F281]*[.B281]" office:value-type="float" office:value="1.2" calcext:value-type="float">
            <text:p>1,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formula="of:=1/[.B281]/[.D279]" office:value-type="float" office:value="0.00004" calcext:value-type="float">
            <text:p>0,00004</text:p>
          </table:table-cell>
          <table:table-cell table:number-columns-repeated="2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C1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table:formula="of:=35.7*10^3" office:value-type="float" office:value="35700" calcext:value-type="float">
            <text:p>35700</text:p>
          </table:table-cell>
          <table:table-cell table:formula="of:=22*10^-6" office:value-type="float" office:value="0.000022" calcext:value-type="float">
            <text:p>0,000022</text:p>
          </table:table-cell>
          <table:table-cell table:number-columns-repeated="22"/>
        </table:table-row>
        <table:table-row table:style-name="ro1">
          <table:table-cell/>
          <table:table-cell table:formula="of:=-[.C288]/[.D288]" office:value-type="float" office:value="-0.0209059233449477" calcext:value-type="float">
            <text:p>-0,0209059233449477</text:p>
          </table:table-cell>
          <table:table-cell office:value-type="float" office:value="600" calcext:value-type="float">
            <text:p>600</text:p>
          </table:table-cell>
          <table:table-cell office:value-type="float" office:value="28700" calcext:value-type="float">
            <text:p>28700</text:p>
          </table:table-cell>
          <table:table-cell table:formula="of:=22*10^-6" office:value-type="float" office:value="0.000022" calcext:value-type="float">
            <text:p>0,000022</text:p>
          </table:table-cell>
          <table:table-cell table:number-columns-repeated="22"/>
        </table:table-row>
        <table:table-row table:style-name="ro1">
          <table:table-cell/>
          <table:table-cell table:formula="of:=-[.C289]/[.D289]" office:value-type="float" office:value="-0.0156794425087108" calcext:value-type="float">
            <text:p>-0,0156794425087108</text:p>
          </table:table-cell>
          <table:table-cell office:value-type="float" office:value="450" calcext:value-type="float">
            <text:p>450</text:p>
          </table:table-cell>
          <table:table-cell office:value-type="float" office:value="28700" calcext:value-type="float">
            <text:p>28700</text:p>
          </table:table-cell>
          <table:table-cell table:formula="of:=22*10^-6" office:value-type="float" office:value="0.000022" calcext:value-type="float">
            <text:p>0,000022</text:p>
          </table:table-cell>
          <table:table-cell table:number-columns-repeated="22"/>
        </table:table-row>
        <table:table-row table:style-name="ro1">
          <table:table-cell/>
          <table:table-cell table:formula="of:=-[.C290]/[.D290]" office:value-type="float" office:value="-0.0191570881226054" calcext:value-type="float">
            <text:p>-0,0191570881226054</text:p>
          </table:table-cell>
          <table:table-cell office:value-type="float" office:value="500" calcext:value-type="float">
            <text:p>500</text:p>
          </table:table-cell>
          <table:table-cell office:value-type="float" office:value="26100" calcext:value-type="float">
            <text:p>26100</text:p>
          </table:table-cell>
          <table:table-cell office:value-type="float" office:value="0.000018" calcext:value-type="float">
            <text:p>0,000018</text:p>
          </table:table-cell>
          <table:table-cell table:formula="of:=[.E290]*(1+[.C312])" office:value-type="float" office:value="0.0000185161290322581" calcext:value-type="float">
            <text:p>1,85161290322581E-05</text:p>
          </table:table-cell>
          <table:table-cell table:formula="of:=[.B290]*-12+[.H290]*[.B290]" office:value-type="float" office:value="0.0383141762452107" calcext:value-type="float">
            <text:p>0,0383141762452107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90]*(1+[.C313])" office:value-type="float" office:value="27042.238267148" calcext:value-type="float">
            <text:p>27042,238267148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formula="of:=[.D291]*(1+[.C313])" office:value-type="float" office:value="28018.4923562147" calcext:value-type="float">
            <text:p>28018,4923562147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32400" calcext:value-type="float">
            <text:p>32400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287]/[.D287]" office:value-type="float" office:value="-0.0210084033613445" calcext:value-type="float">
            <text:p>-0,021008403361344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288]/[.D288]" office:value-type="float" office:value="-0.0209059233449477" calcext:value-type="float">
            <text:p>-0,0209059233449477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289]/[.D289]" office:value-type="float" office:value="-0.0156794425087108" calcext:value-type="float">
            <text:p>-0,0156794425087108</text:p>
          </table:table-cell>
          <table:table-cell table:formula="of:=12-3.5" office:value-type="float" office:value="8.5" calcext:value-type="float">
            <text:p>8,5</text:p>
          </table:table-cell>
          <table:table-cell table:formula="of:=[.D297]*[.C297]" office:value-type="float" office:value="-0.133275261324042" calcext:value-type="float">
            <text:p>-0,133275261324042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290]/[.D290]" office:value-type="float" office:value="-0.0191570881226054" calcext:value-type="float">
            <text:p>-0,0191570881226054</text:p>
          </table:table-cell>
          <table:table-cell/>
          <table:table-cell table:formula="of:=[.D298]*[.C298]" office:value-type="float" office:value="-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291]/[.D291]" office:value-type="float" office:value="-0" calcext:value-type="float">
            <text:p>0</text:p>
          </table:table-cell>
          <table:table-cell/>
          <table:table-cell table:formula="of:=[.D299]*[.C299]" office:value-type="float" office:value="-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292]/[.D292]" office:value-type="float" office:value="-0.0178453570464542" calcext:value-type="float">
            <text:p>-0,0178453570464542</text:p>
          </table:table-cell>
          <table:table-cell office:value-type="float" office:value="2.1" calcext:value-type="float">
            <text:p>2,1</text:p>
          </table:table-cell>
          <table:table-cell table:formula="of:=[.D300]*[.C300]" office:value-type="float" office:value="-0.0374752497975538" calcext:value-type="float">
            <text:p>-0,0374752497975538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293]/[.D293]" office:value-type="float" office:value="-0.0216049382716049" calcext:value-type="float">
            <text:p>-0,0216049382716049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287]/[.E287]" office:value-type="float" office:value="-1.27323656735421" calcext:value-type="float">
            <text:p>-1,27323656735421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288]/[.E288]" office:value-type="float" office:value="-1.58378207158695" calcext:value-type="float">
            <text:p>-1,5837820715869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289]/[.E289]" office:value-type="float" office:value="-1.58378207158695" calcext:value-type="float">
            <text:p>-1,58378207158695</text:p>
          </table:table-cell>
          <table:table-cell table:number-columns-repeated="24"/>
        </table:table-row>
        <table:table-row table:style-name="ro1">
          <table:table-cell/>
          <table:table-cell table:formula="of:=6/9" office:value-type="float" office:value="0.666666666666667" calcext:value-type="float">
            <text:p>0,666666666666667</text:p>
          </table:table-cell>
          <table:table-cell table:formula="of:=-1/[.D293]/[.E290]" office:value-type="float" office:value="-1.71467764060357" calcext:value-type="float">
            <text:p>-1,71467764060357</text:p>
          </table:table-cell>
          <table:table-cell table:number-columns-repeated="2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formula="of:=230/6000" office:value-type="float" office:value="0.0383333333333333" calcext:value-type="float">
            <text:p>0,038333333333333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8/279" office:value-type="float" office:value="0.028673835125448" calcext:value-type="float">
            <text:p>0,02867383512544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10/277" office:value-type="float" office:value="0.036101083032491" calcext:value-type="float">
            <text:p>0,036101083032491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F316]/[.E316]*12/3" office:value-type="float" office:value="0.0903614457831325" calcext:value-type="float">
            <text:p>0,0903614457831325</text:p>
          </table:table-cell>
          <table:table-cell office:value-type="float" office:value="33200" calcext:value-type="float">
            <text:p>33200</text:p>
          </table:table-cell>
          <table:table-cell office:value-type="float" office:value="750" calcext:value-type="float">
            <text:p>750</text:p>
          </table:table-cell>
          <table:table-cell table:formula="of:=1/[.E316]/[.E290]" office:value-type="float" office:value="1.67336010709505" calcext:value-type="float">
            <text:p>1,67336010709505</text:p>
          </table:table-cell>
          <table:table-cell table:number-columns-repeated="20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9" office:value-type="float" office:value="100000" calcext:value-type="float">
            <text:p>100000</text:p>
          </table:table-cell>
          <table:table-cell table:style-name="ce9" office:value-type="float" office:value="0.00001" calcext:value-type="float">
            <text:p>0,0000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table:formula="of:=1/[.C321]/[.D321]*[.E321]*[.F321]" office:value-type="float" office:value="0.42" calcext:value-type="float">
            <text:p>0,42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24]/[.C321]" office:value-type="float" office:value="0.00787" calcext:value-type="float">
            <text:p>0,00787</text:p>
          </table:table-cell>
          <table:table-cell table:formula="of:=12" office:value-type="float" office:value="12" calcext:value-type="float">
            <text:p>12</text:p>
          </table:table-cell>
          <table:table-cell table:formula="of:=[.D324]*[.E324]" office:value-type="float" office:value="0.09444" calcext:value-type="float">
            <text:p>0,09444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24]-[.G321]" office:value-type="float" office:value="2.58556" calcext:value-type="float">
            <text:p>2,58556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0,0000047</text:p>
          </table:table-cell>
          <table:table-cell table:formula="of:=12/3+(12-12/3)/2" office:value-type="float" office:value="8" calcext:value-type="float">
            <text:p>8</text:p>
          </table:table-cell>
          <table:table-cell office:value-type="float" office:value="0.000363" calcext:value-type="float">
            <text:p>0,000363</text:p>
          </table:table-cell>
          <table:table-cell table:formula="of:=1/[.C328]/[.D328]*[.E328]*[.F328]" office:value-type="float" office:value="0.0195529221653649" calcext:value-type="float">
            <text:p>0,0195529221653649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31]/[.C328]" office:value-type="float" office:value="0.0249050632911392" calcext:value-type="float">
            <text:p>0,0249050632911392</text:p>
          </table:table-cell>
          <table:table-cell table:formula="of:=12/3" office:value-type="float" office:value="4" calcext:value-type="float">
            <text:p>4</text:p>
          </table:table-cell>
          <table:table-cell table:formula="of:=[.D331]*[.E331]" office:value-type="float" office:value="0.099620253164557" calcext:value-type="float">
            <text:p>0,099620253164557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31]-[.G328]" office:value-type="float" office:value="2.98082682467008" calcext:value-type="float">
            <text:p>2,98082682467008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0,0000047</text:p>
          </table:table-cell>
          <table:table-cell table:formula="of:=12/2+(12-12/2)/2" office:value-type="float" office:value="9" calcext:value-type="float">
            <text:p>9</text:p>
          </table:table-cell>
          <table:table-cell office:value-type="float" office:value="0.006" calcext:value-type="float">
            <text:p>0,006</text:p>
          </table:table-cell>
          <table:table-cell table:formula="of:=1/[.C335]/[.D335]*[.E335]*[.F335]" office:value-type="float" office:value="0.363587395636951" calcext:value-type="float">
            <text:p>0,363587395636951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38]/[.C335]" office:value-type="float" office:value="0.0249050632911392" calcext:value-type="float">
            <text:p>0,0249050632911392</text:p>
          </table:table-cell>
          <table:table-cell office:value-type="float" office:value="1" calcext:value-type="float">
            <text:p>1</text:p>
          </table:table-cell>
          <table:table-cell table:formula="of:=[.D338]*[.E338]" office:value-type="float" office:value="0.0249050632911392" calcext:value-type="float">
            <text:p>0,0249050632911392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38]-[.G335]" office:value-type="float" office:value="2.71150754107191" calcext:value-type="float">
            <text:p>2,71150754107191</text:p>
          </table:table-cell>
          <table:table-cell table:number-columns-repeated="20"/>
        </table:table-row>
        <table:table-row table:style-name="ro1">
          <table:table-cell table:number-columns-repeated="9"/>
          <table:table-cell table:formula="of:=1/0.3" office:value-type="float" office:value="3.33333333333333" calcext:value-type="float">
            <text:p>3,33333333333333</text:p>
          </table:table-cell>
          <table:table-cell table:formula="of:=31600/[.J340]" office:value-type="float" office:value="9480" calcext:value-type="float">
            <text:p>9480</text:p>
          </table:table-cell>
          <table:table-cell table:formula="of:=3.1*[.J340]" office:value-type="float" office:value="10.3333333333333" calcext:value-type="float">
            <text:p>10,3333333333333</text:p>
          </table:table-cell>
          <table:table-cell table:formula="of:=10000/[.J340]" office:value-type="float" office:value="3000" calcext:value-type="float">
            <text:p>3000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0,0000047</text:p>
          </table:table-cell>
          <table:table-cell table:formula="of:=12/3.3*2" office:value-type="float" office:value="7.27272727272727" calcext:value-type="float">
            <text:p>7,27272727272727</text:p>
          </table:table-cell>
          <table:table-cell office:value-type="float" office:value="0" calcext:value-type="float">
            <text:p>0</text:p>
          </table:table-cell>
          <table:table-cell table:formula="of:=1/[.C343]/[.D343]*[.E343]*[.F343]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46]/[.C343]" office:value-type="float" office:value="0.0249050632911392" calcext:value-type="float">
            <text:p>0,0249050632911392</text:p>
          </table:table-cell>
          <table:table-cell table:formula="of:=12" office:value-type="float" office:value="12" calcext:value-type="float">
            <text:p>12</text:p>
          </table:table-cell>
          <table:table-cell table:formula="of:=[.D346]*[.E346]" office:value-type="float" office:value="0.298860759493671" calcext:value-type="float">
            <text:p>0,298860759493671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46]-[.G343]" office:value-type="float" office:value="2.80113924050633" calcext:value-type="float">
            <text:p>2,80113924050633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0,0000047</text:p>
          </table:table-cell>
          <table:table-cell table:formula="of:=12/3+(12-12/3)/2" office:value-type="float" office:value="8" calcext:value-type="float">
            <text:p>8</text:p>
          </table:table-cell>
          <table:table-cell office:value-type="float" office:value="0.000363" calcext:value-type="float">
            <text:p>0,000363</text:p>
          </table:table-cell>
          <table:table-cell table:formula="of:=1/[.C350]/[.D350]*[.E350]*[.F350]" office:value-type="float" office:value="0.0195529221653649" calcext:value-type="float">
            <text:p>0,0195529221653649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53]/[.C350]" office:value-type="float" office:value="0.0249050632911392" calcext:value-type="float">
            <text:p>0,0249050632911392</text:p>
          </table:table-cell>
          <table:table-cell table:formula="of:=12/3" office:value-type="float" office:value="4" calcext:value-type="float">
            <text:p>4</text:p>
          </table:table-cell>
          <table:table-cell table:formula="of:=[.D353]*[.E353]" office:value-type="float" office:value="0.099620253164557" calcext:value-type="float">
            <text:p>0,099620253164557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53]-[.G350]" office:value-type="float" office:value="2.98082682467008" calcext:value-type="float">
            <text:p>2,98082682467008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8450" calcext:value-type="float">
            <text:p>8450</text:p>
          </table:table-cell>
          <table:table-cell office:value-type="float" office:value="0.0000047" calcext:value-type="float">
            <text:p>0,0000047</text:p>
          </table:table-cell>
          <table:table-cell table:formula="of:=12/2+(12-12/2)/2" office:value-type="float" office:value="9" calcext:value-type="float">
            <text:p>9</text:p>
          </table:table-cell>
          <table:table-cell office:value-type="float" office:value="0.003" calcext:value-type="float">
            <text:p>0,003</text:p>
          </table:table-cell>
          <table:table-cell table:formula="of:=1/[.C357]/[.D357]*[.E357]*[.F357]" office:value-type="float" office:value="0.679843887699862" calcext:value-type="float">
            <text:p>0,679843887699862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60]/[.C357]" office:value-type="float" office:value="0.0931360946745562" calcext:value-type="float">
            <text:p>0,0931360946745562</text:p>
          </table:table-cell>
          <table:table-cell office:value-type="float" office:value="1" calcext:value-type="float">
            <text:p>1</text:p>
          </table:table-cell>
          <table:table-cell table:formula="of:=[.D360]*[.E360]" office:value-type="float" office:value="0.0931360946745562" calcext:value-type="float">
            <text:p>0,0931360946745562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60]-[.G357]" office:value-type="float" office:value="2.32702001762558" calcext:value-type="float">
            <text:p>2,32702001762558</text:p>
          </table:table-cell>
          <table:table-cell table:number-columns-repeated="2"/>
          <table:table-cell table:formula="of:=SQRT(90/10)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v</text:p>
          </table:table-cell>
          <table:table-cell table:number-columns-repeated="22"/>
        </table:table-row>
        <table:table-row table:style-name="ro1">
          <table:table-cell table:formula="of:=315/6000*315" office:value-type="float" office:value="16.5375" calcext:value-type="float">
            <text:p>16,5375</text:p>
          </table:table-cell>
          <table:table-cell/>
          <table:table-cell table:style-name="ce9" office:value-type="float" office:value="8450" calcext:value-type="float">
            <text:p>8450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table:formula="of:=12-377*230/(230+6000)" office:value-type="float" office:value="-1.91813804173355" calcext:value-type="float">
            <text:p>-1,91813804173355</text:p>
          </table:table-cell>
          <table:table-cell table:style-name="ce9"/>
          <table:table-cell table:style-name="ce9" table:formula="of:=[.C364]/[.D364]*[.E364]" office:value-type="float" office:value="-0.162082664526485" calcext:value-type="float">
            <text:p>-0,162082664526485</text:p>
          </table:table-cell>
          <table:table-cell table:number-columns-repeated="2"/>
          <table:table-cell table:formula="of:=10.33-0.9" office:value-type="float" office:value="9.43" calcext:value-type="float">
            <text:p>9,43</text:p>
          </table:table-cell>
          <table:table-cell table:formula="of:=5110*2.8/2.7" office:value-type="float" office:value="5299.25925925926" calcext:value-type="float">
            <text:p>5299,2592592592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31" calcext:value-type="float">
            <text:p>931</text:p>
          </table:table-cell>
          <table:table-cell office:value-type="float" office:value="8450" calcext:value-type="float">
            <text:p>8450</text:p>
          </table:table-cell>
          <table:table-cell table:formula="of:=12-377*230/(230+6000)" office:value-type="float" office:value="-1.91813804173355" calcext:value-type="float">
            <text:p>-1,91813804173355</text:p>
          </table:table-cell>
          <table:table-cell/>
          <table:table-cell table:formula="of:=[.C365]/[.D365]*[.E365]" office:value-type="float" office:value="-0.211335682467921" calcext:value-type="float">
            <text:p>-0,211335682467921</text:p>
          </table:table-cell>
          <table:table-cell table:number-columns-repeated="2"/>
          <table:table-cell table:formula="of:=2.8*10000/9.43" office:value-type="float" office:value="2969.24708377519" calcext:value-type="float">
            <text:p>2969,2470837751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366]/[.D366]*[.E366]" office:value-type="float" office:value="1.2" calcext:value-type="float">
            <text:p>1,2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table:formula="of:=0.16-0.19" office:value-type="float" office:value="-0.03" calcext:value-type="float">
            <text:p>-0,03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2.83" calcext:value-type="float">
            <text:p>2,83</text:p>
          </table:table-cell>
          <table:table-cell table:number-columns-repeated="16"/>
        </table:table-row>
        <table:table-row table:style-name="ro1">
          <table:table-cell table:number-columns-repeated="9"/>
          <table:table-cell office:value-type="float" office:value="300" calcext:value-type="float">
            <text:p>30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10000" calcext:value-type="float">
            <text:p>10000</text:p>
          </table:table-cell>
          <table:table-cell office:value-type="float" office:value="9.33" calcext:value-type="float">
            <text:p>9,33</text:p>
          </table:table-cell>
          <table:table-cell/>
          <table:table-cell table:formula="of:=[.C370]/[.D370]*[.E370]" office:value-type="float" office:value="4.76763" calcext:value-type="float">
            <text:p>4,76763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string" calcext:value-type="string">
            <text:p>330v e depois erros d siulacao e outras cousas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.3" calcext:value-type="float">
            <text:p>10,3</text:p>
          </table:table-cell>
          <table:table-cell/>
          <table:table-cell table:formula="of:=[.C371]/[.D371]*[.E371]" office:value-type="float" office:value="5.2633" calcext:value-type="float">
            <text:p>5,2633</text:p>
          </table:table-cell>
          <table:table-cell table:number-columns-repeated="2"/>
          <table:table-cell office:value-type="float" office:value="374" calcext:value-type="float">
            <text:p>374</text:p>
          </table:table-cell>
          <table:table-cell office:value-type="string" calcext:value-type="string">
            <text:p>não deu bons resultados 2,78</text:p>
          </table:table-cell>
          <table:table-cell table:number-columns-repeated="16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9"/>
          <table:table-cell table:formula="of:=0.808*3+0.315" office:value-type="float" office:value="2.739" calcext:value-type="float">
            <text:p>2,739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R2</text:p>
          </table:table-cell>
          <table:table-cell office:value-type="string" calcext:value-type="string">
            <text:p>4.99</text:p>
          </table:table-cell>
          <table:table-cell office:value-type="float" office:value="2.8" calcext:value-type="float">
            <text:p>2,8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845k paralelo de condensador à saida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9"/>
          <table:table-cell office:value-type="float" office:value="5.9" calcext:value-type="float">
            <text:p>5,9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.49" calcext:value-type="float">
            <text:p>5,49</text:p>
          </table:table-cell>
          <table:table-cell office:value-type="float" office:value="2.9" calcext:value-type="float">
            <text:p>2,9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0,120u <text:s/>^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8"/>
          <table:table-cell office:value-type="string" calcext:value-type="string">
            <text:p>1,2u: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5,62k</text:p>
          </table:table-cell>
          <table:table-cell office:value-type="string" calcext:value-type="string">
            <text:p>1,2u</text:p>
          </table:table-cell>
          <table:table-cell office:value-type="float" office:value="2.89" calcext:value-type="float">
            <text:p>2,89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experimentar agora só mexendo em r2 e esperar 20ms, se estabiliza 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1u: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850k </text:p>
          </table:table-cell>
          <table:table-cell office:value-type="string" calcext:value-type="string">
            <text:p>5,36k</text:p>
          </table:table-cell>
          <table:table-cell office:value-type="float" office:value="2.825" calcext:value-type="float">
            <text:p>2,825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499k</text:p>
          </table:table-cell>
          <table:table-cell table:number-columns-repeated="2" office:value-type="string" calcext:value-type="string">
            <text:p>“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“</text:p>
          </table:table-cell>
          <table:table-cell office:value-type="string" calcext:value-type="string">
            <text:p>5,23k</text:p>
          </table:table-cell>
          <table:table-cell office:value-type="string" calcext:value-type="string">
            <text:p>291v</text:p>
          </table:table-cell>
          <table:table-cell office:value-type="float" office:value="2.825" calcext:value-type="float">
            <text:p>2,825</text:p>
          </table:table-cell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1,2u: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442k</text:p>
          </table:table-cell>
          <table:table-cell office:value-type="string" calcext:value-type="string">
            <text:p>5,23k</text:p>
          </table:table-cell>
          <table:table-cell office:value-type="string" calcext:value-type="string">
            <text:p>315v e depois diminuiu</text:p>
          </table:table-cell>
          <table:table-cell/>
          <table:table-cell office:value-type="float" office:value="2.85" calcext:value-type="float">
            <text:p>2,85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diminuir r2??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.11" calcext:value-type="float">
            <text:p>5,11</text:p>
          </table:table-cell>
          <table:table-cell office:value-type="string" calcext:value-type="string">
            <text:p>377v</text:p>
          </table:table-cell>
          <table:table-cell/>
          <table:table-cell office:value-type="float" office:value="2.819" calcext:value-type="float">
            <text:p>2,819</text:p>
          </table:table-cell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8"/>
          <table:table-cell table:formula="of:=2.8/5.11" office:value-type="float" office:value="0.547945205479452" calcext:value-type="float">
            <text:p>0,547945205479452</text:p>
          </table:table-cell>
          <table:table-cell table:formula="of:=5/[.I394]" office:value-type="float" office:value="9.125" calcext:value-type="float">
            <text:p>9,125</text:p>
          </table:table-cell>
          <table:table-cell table:number-columns-repeated="17"/>
        </table:table-row>
        <table:table-row table:style-name="ro1">
          <table:table-cell table:number-columns-repeated="9"/>
          <table:table-cell table:formula="of:=2.8*3.3" office:value-type="float" office:value="9.24" calcext:value-type="float">
            <text:p>9,24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K2 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8,45K</text:p>
          </table:table-cell>
          <table:table-cell office:value-type="float" office:value="0.76" calcext:value-type="float">
            <text:p>0,76</text:p>
          </table:table-cell>
          <table:table-cell table:number-columns-repeated="16"/>
        </table:table-row>
        <table:table-row table:style-name="ro1">
          <table:table-cell table:number-columns-repeated="6"/>
          <table:table-cell table:formula="of:=931/8450" office:value-type="float" office:value="0.110177514792899" calcext:value-type="float">
            <text:p>0,110177514792899</text:p>
          </table:table-cell>
          <table:table-cell table:number-columns-repeated="2"/>
          <table:table-cell office:value-type="string" calcext:value-type="string">
            <text:p>10K</text:p>
          </table:table-cell>
          <table:table-cell table:number-columns-repeated="17"/>
        </table:table-row>
        <table:table-row table:style-name="ro1">
          <table:table-cell table:number-columns-repeated="6"/>
          <table:table-cell table:formula="of:=8450/100000" office:value-type="float" office:value="0.0845" calcext:value-type="float">
            <text:p>0,0845</text:p>
          </table:table-cell>
          <table:table-cell table:number-columns-repeated="20"/>
        </table:table-row>
        <table:table-row table:style-name="ro1"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7"/>
        </table:table-row>
        <table:table-row table:style-name="ro1">
          <table:table-cell table:number-columns-repeated="6"/>
          <table:table-cell table:formula="of:=2.8*3.33" office:value-type="float" office:value="9.324" calcext:value-type="float">
            <text:p>9,324</text:p>
          </table:table-cell>
          <table:table-cell/>
          <table:table-cell office:value-type="string" calcext:value-type="string">
            <text:p>100k</text:p>
          </table:table-cell>
          <table:table-cell office:value-type="string" calcext:value-type="string">
            <text:p>10k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391v</text:p>
          </table:table-cell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200k</text:p>
          </table:table-cell>
          <table:table-cell office:value-type="string" calcext:value-type="string">
            <text:p>20k</text:p>
          </table:table-cell>
          <table:table-cell table:number-columns-repeated="17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table:formula="of:=1.44/([.E407]+2*[.F407])/0.0000000056" office:value-type="float" office:value="64285.7142857143" calcext:value-type="float">
            <text:p>64285,7142857143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1.44/([.E408]+2*[.F408])/0.0000000056" office:value-type="float" office:value="107142.857142857" calcext:value-type="float">
            <text:p>107142,857142857</text:p>
          </table:table-cell>
          <table:table-cell/>
          <table:table-cell office:value-type="string" calcext:value-type="string">
            <text:p>R2 ultimo amp op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70k</text:p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11" office:value-type="string" calcext:value-type="string">
            <text:p>7,15k</text:p>
          </table:table-cell>
          <table:table-cell office:value-type="string" calcext:value-type="string">
            <text:p>valor de <text:s/>talvez muito incrementado??</text:p>
          </table:table-cell>
          <table:table-cell table:number-columns-repeated="17"/>
        </table:table-row>
        <table:table-row table:style-name="ro1">
          <table:table-cell table:number-columns-repeated="8"/>
          <table:table-cell table:style-name="ce11"/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6040" calcext:value-type="float">
            <text:p>6040</text:p>
          </table:table-cell>
          <table:table-cell office:value-type="float" office:value="249" calcext:value-type="float">
            <text:p>249</text:p>
          </table:table-cell>
          <table:table-cell table:formula="of:=---(15-[.B415]/([.C415]+[.D415])*[.D415])" office:value-type="float" office:value="-1.5384003816187" calcext:value-type="float">
            <text:p>-1,5384003816187</text:p>
          </table:table-cell>
          <table:table-cell table:formula="of:=11.836+12" office:value-type="float" office:value="23.836" calcext:value-type="float">
            <text:p>23,836</text:p>
          </table:table-cell>
          <table:table-cell table:number-columns-repeated="21"/>
        </table:table-row>
        <table:table-row table:style-name="ro1">
          <table:table-cell table:number-columns-repeated="4"/>
          <table:table-cell table:formula="of:=53*53" office:value-type="float" office:value="2809" calcext:value-type="float">
            <text:p>2809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(12-8)/20000*10000+8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12*1000000/1000000"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-4/(6040+249)*249+4" office:value-type="float" office:value="3.84162823978375" calcext:value-type="float">
            <text:p>3,8416282397837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(311-4)/(6040+249)*249+4" office:value-type="float" office:value="16.1550325965972" calcext:value-type="float">
            <text:p>16,1550325965972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--8.36" office:value-type="float" office:value="8.36" calcext:value-type="float">
            <text:p>8,36</text:p>
          </table:table-cell>
          <table:table-cell table:number-columns-repeated="22"/>
        </table:table-row>
      </table:table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Folha8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iam ext</text:p>
          </table:table-cell>
          <table:table-cell table:number-columns-repeated="2"/>
          <table:table-cell office:value-type="string" calcext:value-type="string">
            <text:p>amp sec</text:p>
          </table:table-cell>
          <table:table-cell/>
          <table:table-cell office:value-type="string" calcext:value-type="string">
            <text:p>amp prim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.F2]/[.B2]/[.F3]" office:value-type="float" office:value="11.1111111111111" calcext:value-type="float">
            <text:p>11,1111111111111</text:p>
          </table:table-cell>
          <table:table-cell office:value-type="float" office:value="350" calcext:value-type="float">
            <text:p>350</text:p>
          </table:table-cell>
          <table:table-cell table:formula="of:=[.H2]/[.B2]/[.H3]" office:value-type="float" office:value="11.6666666666667" calcext:value-type="float">
            <text:p>11,6666666666667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table:formula="of:=13-[.F3]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omp coil former aprox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mp medio da volta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.73" calcext:value-type="float">
            <text:p>102,73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área fio</text:p>
          </table:table-cell>
          <table:table-cell table:number-columns-repeated="7"/>
        </table:table-row>
        <table:table-row table:style-name="ro1">
          <table:table-cell/>
          <table:table-cell table:formula="of:=PI()*([.C2]^2)/4" office:value-type="float" office:value="1.32732289614169" calcext:value-type="float">
            <text:p>1,32732289614169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etade vol slot</text:p>
          </table:table-cell>
          <table:table-cell office:value-type="string" calcext:value-type="string">
            <text:p>área seccao metade bobina</text:p>
          </table:table-cell>
          <table:table-cell table:number-columns-repeated="7"/>
        </table:table-row>
        <table:table-row table:style-name="ro1">
          <table:table-cell table:formula="of:=10.3*[.B8]*[.B6]/2" office:value-type="float" office:value="21162.38" calcext:value-type="float">
            <text:p>21162,38</text:p>
          </table:table-cell>
          <table:table-cell table:formula="of:=(43-22)/2*[.B6]/2" office:value-type="float" office:value="210" calcext:value-type="float">
            <text:p>210</text:p>
          </table:table-cell>
          <table:table-cell table:number-columns-repeated="7"/>
        </table:table-row>
        <table:table-row table:style-name="ro1">
          <table:table-cell table:formula="of:=((43/2)^2-(22.4/2)^2)*PI()*[.B6]/2" office:value-type="float" office:value="21162.3964331116" calcext:value-type="float">
            <text:p>21162,3964331116</text:p>
          </table:table-cell>
          <table:table-cell table:number-columns-repeated="8"/>
        </table:table-row>
        <table:table-row table:style-name="ro1">
          <table:table-cell/>
          <table:table-cell table:formula="of:=([.F3]*[.G6])*[.B11]" office:value-type="float" office:value="47.7836242611008" calcext:value-type="float">
            <text:p>47,7836242611008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formula="of:=([.H3]*[.G6])*[.B11]" office:value-type="float" office:value="159.278747537003" calcext:value-type="float">
            <text:p>159,278747537003</text:p>
          </table:table-cell>
          <table:table-cell table:number-columns-repeated="7"/>
        </table:table-row>
      </table:table>
      <table:table table:name="Folha11" table:style-name="ta1">
        <table:table-column table:style-name="co1" table:number-columns-repeated="16" table:default-cell-style-name="Default"/>
        <table:table-row table:style-name="ro1" table:number-rows-repeated="10">
          <table:table-cell table:number-columns-repeated="16"/>
        </table:table-row>
        <table:table-row table:style-name="ro1">
          <table:table-cell office:value-type="string" calcext:value-type="string">
            <text:p>nt</text:p>
          </table:table-cell>
          <table:table-cell table:style-name="ce7"/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table:number-columns-repeated="10"/>
        </table:table-row>
        <table:table-row table:style-name="ro1">
          <table:table-cell/>
          <table:table-cell table:formula="of:=1/2.33333333" office:value-type="float" office:value="0.428571429183673" calcext:value-type="float">
            <text:p>0,428571429183673</text:p>
          </table:table-cell>
          <table:table-cell/>
          <table:table-cell table:formula="of:=SQRT([.E12]/([.E12]+[.F12]))" office:value-type="float" office:value="0.80363756341608" calcext:value-type="float">
            <text:p>0,80363756341608</text:p>
          </table:table-cell>
          <table:table-cell table:style-name="ce2" table:formula="of:=3.1*10^(-6)" office:value-type="float" office:value="0.0000031" calcext:value-type="float">
            <text:p>0,0000031</text:p>
          </table:table-cell>
          <table:table-cell table:style-name="ce2" table:formula="of:=1.7*10^(-6)" office:value-type="float" office:value="0.0000017" calcext:value-type="float">
            <text:p>0,0000017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8"/>
          <table:table-cell table:style-name="ce2" table:number-columns-repeated="2"/>
          <table:table-cell table:number-columns-repeated="10"/>
        </table:table-row>
        <table:table-row table:style-name="ro1">
          <table:table-cell/>
          <table:table-cell table:style-name="ce8"/>
          <table:table-cell/>
          <table:table-cell table:style-name="ce8"/>
          <table:table-cell table:style-name="ce2" table:number-columns-repeated="2"/>
          <table:table-cell table:number-columns-repeated="10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10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Cr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2" table:formula="of:=9*10^(-6)" office:value-type="float" office:value="0.000009" calcext:value-type="float">
            <text:p>0,000009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N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1</text:p>
          </table:table-cell>
          <table:table-cell table:number-columns-repeated="14"/>
        </table:table-row>
        <table:table-row table:style-name="ro1" table:number-rows-repeated="3">
          <table:table-cell table:number-columns-repeated="2"/>
          <table:table-cell table:style-name="ce8" table:number-columns-repeated="2"/>
          <table:table-cell table:number-columns-repeated="12"/>
        </table:table-row>
        <table:table-row table:style-name="ro1">
          <table:table-cell/>
          <table:table-cell office:value-type="string" calcext:value-type="string">
            <text:p>--&gt;</text:p>
          </table:table-cell>
          <table:table-cell table:style-name="ce8" table:formula="of:=SQRT([.F12]/[.C34]*1/(1+[.D12]))" office:value-type="float" office:value="2.97444011574619" calcext:value-type="float">
            <text:p>2,97444011574619</text:p>
          </table:table-cell>
          <table:table-cell table:style-name="ce8" table:formula="of:=[.C28]/[.B12]" office:value-type="float" office:value="6.94036026015965" calcext:value-type="float">
            <text:p>6,9403602601596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a_ro</text:p>
          </table:table-cell>
          <table:table-cell table:number-columns-repeated="14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2"/>
          <table:table-cell table:formula="of:=4*PI()*10^-7/6*[.C40]*([.B47]+2*[.B54])/[.B61]" office:value-type="float" office:value="0.000000106534234690593" calcext:value-type="float">
            <text:p>1,06534234690593E-07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lw</text:p>
          </table:table-cell>
          <table:table-cell table:style-name="ce2" table:formula="of:=10^-3*85" office:value-type="float" office:value="0.085" calcext:value-type="float">
            <text:p>0,085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2" table:formula="of:=PI()*((0.0359/2)^2-(0.017/2)^2)/[.B58]" office:value-type="float" office:value="0.08309512568745" calcext:value-type="float">
            <text:p>0,08309512568745</text:p>
          </table:table-cell>
          <table:table-cell office:value-type="string" calcext:value-type="string">
            <text:p>comprim medio volta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" table:formula="of:=PI()*((0.0359/2)^2-(0.017/2)^2)/[.B59]" office:value-type="float" office:value="0.08309512568745" calcext:value-type="float">
            <text:p>0,08309512568745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2" table:formula="of:=PI()*((0.0291/2)^2-(0.0131/2)^2)/[.B60]" office:value-type="float" office:value="0.0662876049907446" calcext:value-type="float">
            <text:p>0,0662876049907446</text:p>
          </table:table-cell>
          <table:table-cell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" table:formula="of:=PI()*((0.043/2)^2-(0.0224/2)^2)/[.B61]" office:value-type="float" office:value="0.102730079772386" calcext:value-type="float">
            <text:p>0,102730079772386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2" table:formula="of:=PI()*((0.044/2)^2-(0.023/2)^2)/[.B62]" office:value-type="float" office:value="0.105243353895258" calcext:value-type="float">
            <text:p>0,105243353895258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dw</text:p>
          </table:table-cell>
          <table:table-cell/>
          <table:table-cell table:formula="of:=(35.9-17)*19.2" office:value-type="float" office:value="362.88" calcext:value-type="float">
            <text:p>362,88</text:p>
          </table:table-cell>
          <table:table-cell table:number-columns-repeated="12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office:value-type="string" calcext:value-type="string">
            <text:p>comp. ferrites ( interior</text:p>
          </table:table-cell>
          <table:table-cell table:number-columns-repeated="13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14.2*2*10^-3" office:value-type="float" office:value="0.0284" calcext:value-type="float">
            <text:p>0,0284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22.5*2*10^-3" office:value-type="float" office:value="0.045" calcext:value-type="float">
            <text:p>0,045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22.2*2*10^-3" office:value-type="float" office:value="0.0444" calcext:value-type="float">
            <text:p>0,044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ds mm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office:value-type="string" calcext:value-type="string">
            <text:p>separador central das bob. Prim e sec sendo estas distr por metade do comp</text:p>
          </table:table-cell>
          <table:table-cell table:number-columns-repeated="13"/>
        </table:table-row>
        <table:table-row table:style-name="ro1">
          <table:table-cell/>
          <table:table-cell table:style-name="ce2" table:formula="of:=[.B50]" office:value-type="float" office:value="0.003" calcext:value-type="float">
            <text:p>0,003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51]" office:value-type="float" office:value="0.003" calcext:value-type="float">
            <text:p>0,003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52]" office:value-type="float" office:value="0.003" calcext:value-type="float">
            <text:p>0,003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[.B53]" office:value-type="float" office:value="0.003" calcext:value-type="float">
            <text:p>0,003</text:p>
          </table:table-cell>
          <table:table-cell table:number-columns-repeated="14"/>
        </table:table-row>
        <table:table-row table:style-name="ro1">
          <table:table-cell/>
          <table:table-cell table:style-name="ce2"/>
          <table:table-cell table:number-columns-repeated="14"/>
        </table:table-row>
        <table:table-row table:style-name="ro1">
          <table:table-cell/>
          <table:table-cell office:value-type="string" calcext:value-type="string">
            <text:p>dh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office:value-type="string" calcext:value-type="string">
            <text:p>espessura das bob. </text:p>
          </table:table-cell>
          <table:table-cell table:number-columns-repeated="13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(29.1-13.1)/2*10^-3" office:value-type="float" office:value="0.008" calcext:value-type="float">
            <text:p>0,008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(43-22.4)/2*10^-3" office:value-type="float" office:value="0.0103" calcext:value-type="float">
            <text:p>0,0103</text:p>
          </table:table-cell>
          <table:table-cell table:number-columns-repeated="14"/>
        </table:table-row>
        <table:table-row table:style-name="ro1">
          <table:table-cell/>
          <table:table-cell table:style-name="ce2" table:formula="of:=(44-23)/2*10^-3" office:value-type="float" office:value="0.0105" calcext:value-type="float">
            <text:p>0,0105</text:p>
          </table:table-cell>
          <table:table-cell table:number-columns-repeated="14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string" calcext:value-type="string">
            <text:p>;;;;;;;;;;;;;;;;;;;;;;;;;;;;;;;;;;;;;;;;;;;;;;;;;;;;;;;;;;;;;;;;;;;;;;;;;;;;;;;;;;;;;;;;;;;;;;;;;;;;;;;;;;;;;;;;;;;;;;;;;;;;;;;;;;;;;;;;;;;;;;;;;;;;;;;;;;;;;;;;;;;;;;;;;;;;;;;;;;;;;;;;;;;;;;;;;;;;;;;;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vout</text:p>
          </table:table-cell>
          <table:table-cell table:number-columns-repeated="10"/>
          <table:table-cell table:style-name="ce6" table:formula="of:=1*13*10^-6" office:value-type="float" office:value="0.000013" calcext:value-type="float">
            <text:p>0,000013</text:p>
          </table:table-cell>
          <table:table-cell table:formula="of:=300/23" office:value-type="float" office:value="13.0434782608696" calcext:value-type="float">
            <text:p>13,0434782608696</text:p>
          </table:table-cell>
          <table:table-cell table:formula="of:=13" office:value-type="float" office:value="13" calcext:value-type="float">
            <text:p>13</text:p>
          </table:table-cell>
          <table:table-cell table:formula="of:=6.5*[.O69]" office:value-type="float" office:value="84.5" calcext:value-type="float">
            <text:p>84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table:style-name="ce3"/>
          <table:table-cell/>
          <table:table-cell table:style-name="ce6" table:formula="of:=1.5*13*10^-6" office:value-type="float" office:value="0.0000195" calcext:value-type="float">
            <text:p>0,0000195</text:p>
          </table:table-cell>
          <table:table-cell table:formula="of:=400/30" office:value-type="float" office:value="13.3333333333333" calcext:value-type="float">
            <text:p>13,3333333333333</text:p>
          </table:table-cell>
          <table:table-cell table:formula="of:=13" office:value-type="float" office:value="13" calcext:value-type="float">
            <text:p>13</text:p>
          </table:table-cell>
          <table:table-cell table:formula="of:=8.85*[.O70]" office:value-type="float" office:value="115.05" calcext:value-type="float">
            <text:p>115,05</text:p>
          </table:table-cell>
        </table:table-row>
        <table:table-row table:style-name="ro1">
          <table:table-cell office:value-type="string" calcext:value-type="string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2"/>
          <table:table-cell office:value-type="float" office:value="0.009" calcext:value-type="float">
            <text:p>0,009</text:p>
          </table:table-cell>
          <table:table-cell/>
          <table:table-cell office:value-type="string" calcext:value-type="string">
            <text:p>f154</text:p>
          </table:table-cell>
          <table:table-cell table:number-columns-repeated="4"/>
          <table:table-cell table:style-name="ce3" table:formula="of:=1/(2*PI()*SQRT([.G73]*[.M73]))" office:value-type="float" office:value="7765.96602867502" calcext:value-type="float">
            <text:p>7765,966028675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corrente de saida</text:p>
          </table:table-cell>
          <table:table-cell office:value-type="string" calcext:value-type="string">
            <text:p>R said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r</text:p>
          </table:table-cell>
          <table:table-cell table:number-columns-repeated="3"/>
        </table:table-row>
        <table:table-row table:style-name="ro1">
          <table:table-cell table:formula="of:=[.B74]/[.A70]" office:value-type="float" office:value="212.1" calcext:value-type="float">
            <text:p>212,1</text:p>
          </table:table-cell>
          <table:table-cell table:formula="of:=[.B74]/[.B70]" office:value-type="float" office:value="7.04651162790698" calcext:value-type="float">
            <text:p>7,04651162790698</text:p>
          </table:table-cell>
          <table:table-cell table:formula="of:=[.B70]/[.B73]" office:value-type="float" office:value="42.7161716171617" calcext:value-type="float">
            <text:p>42,7161716171617</text:p>
          </table:table-cell>
          <table:table-cell table:style-name="ce1" office:value-type="float" office:value="0.275" calcext:value-type="float">
            <text:p>0,275</text:p>
          </table:table-cell>
          <table:table-cell table:style-name="ce1" office:value-type="float" office:value="3" calcext:value-type="float">
            <text:p>3</text:p>
          </table:table-cell>
          <table:table-cell table:formula="of:=13*10^-6*0.8" office:value-type="float" office:value="0.0000104" calcext:value-type="float">
            <text:p>0,0000104</text:p>
          </table:table-cell>
          <table:table-cell table:formula="of:=5*10^-6*1.2" office:value-type="float" office:value="0.000006" calcext:value-type="float">
            <text:p>0,000006</text:p>
          </table:table-cell>
          <table:table-cell table:formula="of:=10^-6*74" office:value-type="float" office:value="0.000074" calcext:value-type="float">
            <text:p>0,000074</text:p>
          </table:table-cell>
          <table:table-cell table:formula="of:=10^-6*60" office:value-type="float" office:value="0.00006" calcext:value-type="float">
            <text:p>0,0000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style-name="ce6" table:formula="of:=5*14*10^-6" office:value-type="float" office:value="0.00007" calcext:value-type="float">
            <text:p>0,00007</text:p>
          </table:table-cell>
          <table:table-cell table:formula="of:=350/42" office:value-type="float" office:value="8.33333333333333" calcext:value-type="float">
            <text:p>8,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 saida→</text:p>
          </table:table-cell>
          <table:table-cell table:style-name="ce5" office:value-type="float" office:value="2121" calcext:value-type="float">
            <text:p>2121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6" calcext:value-type="float">
            <text:p>6</text:p>
          </table:table-cell>
          <table:table-cell table:formula="of:=([.E73]-1)*[.G74]" office:value-type="float" office:value="0.0000716830259069921" calcext:value-type="float">
            <text:p>7,16830259069921E-05</text:p>
          </table:table-cell>
          <table:table-cell table:formula="of:=[.D73]*[.G77]/[.K74]/2/PI()" office:value-type="float" office:value="0.000035841512953496" calcext:value-type="float">
            <text:p>3,5841512953496E-05</text:p>
          </table:table-cell>
          <table:table-cell table:number-columns-repeated="3"/>
          <table:table-cell table:style-name="ce5" table:formula="of:=[.K71]" office:value-type="float" office:value="7765.96602867502" calcext:value-type="float">
            <text:p>7765,96602867502</text:p>
          </table:table-cell>
          <table:table-cell table:style-name="ce2" table:formula="of:=[.L75]*[.K74]" office:value-type="float" office:value="4737.23927749176" calcext:value-type="float">
            <text:p>4737,2392774917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67" calcext:value-type="float">
            <text:p>0,67</text:p>
          </table:table-cell>
          <table:table-cell office:value-type="float" office:value="1.5" calcext:value-type="float">
            <text:p>1,5</text:p>
          </table:table-cell>
          <table:table-cell table:number-columns-repeated="5"/>
          <table:table-cell office:value-type="float" office:value="140000" calcext:value-type="float">
            <text:p>140000</text:p>
          </table:table-cell>
          <table:table-cell office:value-type="float" office:value="0.61" calcext:value-type="float">
            <text:p>0,61</text:p>
          </table:table-cell>
          <table:table-cell office:value-type="string" calcext:value-type="string">
            <text:p>*0,1</text:p>
          </table:table-cell>
          <table:table-cell office:value-type="float" office:value="0.61" calcext:value-type="float">
            <text:p>0,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nsao said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wx</text:p>
          </table:table-cell>
          <table:table-cell office:value-type="float" office:value="0.477" calcext:value-type="float">
            <text:p>0,477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/>
          <table:table-cell table:formula="of:=[.A70]*[.E79]/[.C77]*[.C79]" office:value-type="float" office:value="348.443284745037" calcext:value-type="float">
            <text:p>348,443284745037</text:p>
          </table:table-cell>
          <table:table-cell office:value-type="float" office:value="3" calcext:value-type="float">
            <text:p>3</text:p>
          </table:table-cell>
          <table:table-cell table:formula="of:=[.F73]/[.G73]+1" office:value-type="float" office:value="2.73333333333333" calcext:value-type="float">
            <text:p>2,73333333333333</text:p>
          </table:table-cell>
          <table:table-cell table:formula="of:=2*PI()*[.K74]*[.G73]/[.G77]" office:value-type="float" office:value="0.0460360030599394" calcext:value-type="float">
            <text:p>0,0460360030599394</text:p>
          </table:table-cell>
          <table:table-cell table:formula="of:=1/2/PI()/[.M73]/[.G77]/[.K74]" office:value-type="float" office:value="0.0460360030599394" calcext:value-type="float">
            <text:p>0,0460360030599394</text:p>
          </table:table-cell>
          <table:table-cell table:formula="of:=8/PI()/PI()*[.B12]^2*[.C73]" office:value-type="float" office:value="6.3595882010732" calcext:value-type="float">
            <text:p>6,3595882010732</text:p>
          </table:table-cell>
          <table:table-cell office:value-type="float" office:value="2.333" calcext:value-type="float">
            <text:p>2,333</text:p>
          </table:table-cell>
          <table:table-cell table:number-columns-repeated="2"/>
          <table:table-cell table:formula="of:=[.L74]/[.K74]" office:value-type="float" office:value="0.61" calcext:value-type="float">
            <text:p>0,61</text:p>
          </table:table-cell>
          <table:table-cell/>
          <table:table-cell table:formula="of:=[.T75]*[.L75]" office:value-type="float" office:value="0" calcext:value-type="float">
            <text:p>0</text:p>
          </table:table-cell>
          <table:table-cell office:value-type="string" calcext:value-type="string">
            <text:p>fs</text:p>
          </table:table-cell>
          <table:table-cell/>
          <table:table-cell table:formula="of:=1/[.L74]" office:value-type="float" office:value="0.000211093411462524" calcext:value-type="float">
            <text:p>0,000211093411462524</text:p>
          </table:table-cell>
        </table:table-row>
        <table:table-row table:style-name="ro1">
          <table:table-cell/>
          <table:table-cell table:formula="of:=[.A70]*[.E79]/[.C77]*[.C80]" office:value-type="float" office:value="429.874672081205" calcext:value-type="float">
            <text:p>429,87467208120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Ns</text:p>
          </table:table-cell>
          <table:table-cell table:number-columns-repeated="4"/>
          <table:table-cell table:formula="of:=1/SQRT([.G73]*[.M73])/2/PI()" office:value-type="float" office:value="7765.96602867502" calcext:value-type="float">
            <text:p>7765,9660286750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8/PI()/PI()*[.K77]*[.K77]*([.D77]-1)/SQRT(([.D77]*[.K77]*[.K77]-1)^2+[.E77]*[.E77]*[.K77]*[.K77]*([.K77]*[.K77]-1)^2*([.D77]-1)^2)" office:value-type="float" office:value="14.9332836319301" calcext:value-type="float">
            <text:p>14,933283631930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1/SQRT((1+1/([.D77]-1)*(1-1/[.K77]/[.K77]))^2+[.G85]*[.G85]*([.K77]-1/[.K77])^2)" office:value-type="float" office:value="18.4232002320517" calcext:value-type="float">
            <text:p>18,4232002320517</text:p>
          </table:table-cell>
          <table:table-cell/>
          <table:table-cell office:value-type="float" office:value="1.1" calcext:value-type="float">
            <text:p>1,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1/(1/[.L80]*[.K80])" office:value-type="float" office:value="4.5" calcext:value-type="float">
            <text:p>4,5</text:p>
          </table:table-cell>
          <table:table-cell table:formula="of:=1/(1/4+1/8)" office:value-type="float" office:value="2.66666666666667" calcext:value-type="float">
            <text:p>2,66666666666667</text:p>
          </table:table-cell>
          <table:table-cell table:formula="of:=1/(1/3.3+1/3.3)" office:value-type="float" office:value="1.65" calcext:value-type="float">
            <text:p>1,65</text:p>
          </table:table-cell>
          <table:table-cell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está com 10*+ de cr e 10*- de Lm e Lr</text:p>
          </table:table-cell>
          <table:table-cell table:number-columns-repeated="3"/>
          <table:table-cell office:value-type="string" calcext:value-type="string">
            <text:p>Q2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6"/>
          <table:table-cell table:formula="of:=1/[.G77]*SQRT([.G73]/[.M73])" office:value-type="float" office:value="0.0460360030599394" calcext:value-type="float">
            <text:p>0,0460360030599394</text:p>
          </table:table-cell>
          <table:table-cell table:number-columns-repeated="3"/>
          <table:table-cell table:formula="of:=0.0051*10^-6" office:value-type="float" office:value="0.0000000051" calcext:value-type="float">
            <text:p>0,0000000051</text:p>
          </table:table-cell>
          <table:table-cell office:value-type="float" office:value="1000" calcext:value-type="float">
            <text:p>1000</text:p>
          </table:table-cell>
          <table:table-cell office:value-type="float" office:value="1150" calcext:value-type="float">
            <text:p>1150</text:p>
          </table:table-cell>
          <table:table-cell table:formula="of:=[.L87]/[.O85]" office:value-type="float" office:value="20538.5078125028" calcext:value-type="float">
            <text:p>20538,5078125028</text:p>
          </table:table-cell>
          <table:table-cell table:formula="of:=[.L74]" office:value-type="float" office:value="4737.23927749176" calcext:value-type="float">
            <text:p>4737,23927749176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corrente com 3 voltas</text:p>
          </table:table-cell>
          <table:table-cell table:number-columns-repeated="9"/>
          <table:table-cell table:formula="of:=1/([.K85]*2*LN((2*[.L85]+[.M85])/[.M85]))" office:value-type="float" office:value="97295825.9104594" calcext:value-type="float">
            <text:p>97295825,91045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io fio</text:p>
          </table:table-cell>
          <table:table-cell table:formula="of:=14/3/2" office:value-type="float" office:value="2.33333333333333" calcext:value-type="float">
            <text:p>2,33333333333333</text:p>
          </table:table-cell>
          <table:table-cell table:formula="of:=22.5/3/2" office:value-type="float" office:value="3.75" calcext:value-type="float">
            <text:p>3,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m2</text:p>
          </table:table-cell>
          <table:table-cell table:formula="of:=PI()*[.B88]^2" office:value-type="float" office:value="17.1042266695444" calcext:value-type="float">
            <text:p>17,1042266695444</text:p>
          </table:table-cell>
          <table:table-cell table:formula="of:=PI()*[.C88]^2" office:value-type="float" office:value="44.1786466911065" calcext:value-type="float">
            <text:p>44,1786466911065</text:p>
          </table:table-cell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 max</text:p>
          </table:table-cell>
          <table:table-cell table:formula="of:=4.5*[.B89]" office:value-type="float" office:value="76.9690200129499" calcext:value-type="float">
            <text:p>76,9690200129499</text:p>
          </table:table-cell>
          <table:table-cell table:formula="of:=4.5*[.C89]" office:value-type="float" office:value="198.803910109979" calcext:value-type="float">
            <text:p>198,80391010997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48*[.M90]/([.M90]+[.L90])" office:value-type="float" office:value="43.6363636363636" calcext:value-type="float">
            <text:p>43,636363636363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Bitstream Vera Sans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_20_1" draw:display-name="Arrowhead 1" svg:viewBox="0 0 20 30" svg:d="M10 0l-10 30h20z"/>
    <draw:marker draw:name="Ponta_20_de_20_seta_20_1" draw:display-name="Ponta de set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3">00-00-0000</text:date>, <text:time style:data-style-name="N2" text:time-value="20:54:11.7118166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6T12:32:09.731879695</meta:creation-date>
    <meta:generator>LibreOffice/7.6.2.1$Linux_X86_64 LibreOffice_project/56f7684011345957bbf33a7ee678afaf4d2ba333</meta:generator>
    <dc:date>2024-04-03T14:15:07.366807103</dc:date>
    <meta:editing-duration>P59DT1H45M14S</meta:editing-duration>
    <meta:editing-cycles>39</meta:editing-cycles>
    <meta:document-statistic meta:table-count="11" meta:cell-count="7914" meta:object-count="0"/>
  </office:meta>
</office:document-meta>
</file>